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line-height="110%" fo:text-align="start" style:justify-single-word="false"/>
      <style:text-properties officeooo:paragraph-rsid="0436336e"/>
    </style:style>
    <style:style style:name="P4" style:family="paragraph" style:parent-style-name="Standard">
      <style:paragraph-properties fo:line-height="110%" fo:text-align="start" style:justify-single-word="false"/>
      <style:text-properties officeooo:paragraph-rsid="04742c5a"/>
    </style:style>
    <style:style style:name="P5" style:family="paragraph" style:parent-style-name="Standard">
      <style:paragraph-properties fo:line-height="110%" fo:text-align="start" style:justify-single-word="false"/>
      <style:text-properties officeooo:paragraph-rsid="04789c80"/>
    </style:style>
    <style:style style:name="P6" style:family="paragraph" style:parent-style-name="Standard">
      <style:paragraph-properties fo:line-height="110%" fo:text-align="start" style:justify-single-word="false"/>
      <style:text-properties officeooo:paragraph-rsid="048bdb7a"/>
    </style:style>
    <style:style style:name="P7" style:family="paragraph" style:parent-style-name="Standard">
      <style:paragraph-properties fo:line-height="110%" fo:text-align="start" style:justify-single-word="false"/>
      <style:text-properties officeooo:paragraph-rsid="04fdbfbf"/>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1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85aef" fo:background-color="transparent" style:font-name-asian="Calibri1" style:font-name-complex="Calibri1"/>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9656c" fo:background-color="transparent" style:font-name-asian="Calibri1" style:font-name-complex="Calibri1"/>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bcc95c" fo:background-color="transparent" style:font-name-asian="Calibri1" style:font-name-complex="Calibri1"/>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49a5a" fo:background-color="transparent" style:font-name-asian="Calibri1" style:font-name-complex="Calibri1"/>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aff18" fo:background-color="transparent" style:font-name-asian="Calibri1" style:font-name-complex="Calibri1"/>
    </style:style>
    <style:style style:name="P2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ccc776" fo:background-color="transparent" style:font-name-asian="Calibri1" style:font-name-complex="Calibri1"/>
    </style:style>
    <style:style style:name="P2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100bf" fo:background-color="transparent" style:font-name-asian="Calibri1" style:font-name-complex="Calibri1"/>
    </style:style>
    <style:style style:name="P2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bb485" fo:background-color="transparent" style:font-name-asian="Calibri1" style:font-name-complex="Calibri1"/>
    </style:style>
    <style:style style:name="P2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efc186" fo:background-color="transparent" style:font-name-asian="Calibri1" style:font-name-complex="Calibri1"/>
    </style:style>
    <style:style style:name="P2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f259fa" fo:background-color="transparent" style:font-name-asian="Calibri1" style:font-name-complex="Calibri1"/>
    </style:style>
    <style:style style:name="P2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0ea4e8" fo:background-color="transparent" style:font-name-asian="Calibri1" style:font-name-complex="Calibri1"/>
    </style:style>
    <style:style style:name="P3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11f74cf" fo:background-color="transparent" style:font-name-asian="Calibri1" style:font-name-complex="Calibri1"/>
    </style:style>
    <style:style style:name="P3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0d699" officeooo:paragraph-rsid="0120d699" fo:background-color="transparent" style:font-name-asian="Calibri1" style:font-name-complex="Calibri1"/>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269316" officeooo:paragraph-rsid="01269316"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4158d6" officeooo:paragraph-rsid="01488951" fo:background-color="transparent" style:font-name-asian="Calibri1" style:font-name-complex="Calibri1"/>
    </style:style>
    <style:style style:name="P3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875af8" fo:background-color="transparent" style:font-name-asian="Calibri1" style:font-name-complex="Calibri1"/>
    </style:style>
    <style:style style:name="P3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7ae923" officeooo:paragraph-rsid="01d31297" fo:background-color="transparent" style:font-name-asian="Calibri1" style:font-name-complex="Calibri1"/>
    </style:style>
    <style:style style:name="P3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db7bd6" officeooo:paragraph-rsid="01e1ebde" fo:background-color="transparent" style:font-name-asian="Calibri1" style:font-name-complex="Calibri1"/>
    </style:style>
    <style:style style:name="P3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1e1ebde" officeooo:paragraph-rsid="01e1ebde" fo:background-color="transparent" style:font-name-asian="Calibri1" style:font-name-complex="Calibri1"/>
    </style:style>
    <style:style style:name="P3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265615" officeooo:paragraph-rsid="022ee061" fo:background-color="transparent" style:font-name-asian="Calibri1" style:font-name-complex="Calibri1"/>
    </style:style>
    <style:style style:name="P3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3a8d70" officeooo:paragraph-rsid="02408f0c" fo:background-color="transparent" style:font-name-asian="Calibri1" style:font-name-complex="Calibri1"/>
    </style:style>
    <style:style style:name="P4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359a2" officeooo:paragraph-rsid="024359a2" fo:background-color="transparent" style:font-name-asian="Calibri1" style:font-name-complex="Calibri1"/>
    </style:style>
    <style:style style:name="P4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4d1fce" officeooo:paragraph-rsid="024d1fce" fo:background-color="transparent" style:font-name-asian="Calibri1" style:font-name-complex="Calibri1"/>
    </style:style>
    <style:style style:name="P4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0f6c8" officeooo:paragraph-rsid="025aac1d" fo:background-color="transparent" style:font-name-asian="Calibri1" style:font-name-complex="Calibri1"/>
    </style:style>
    <style:style style:name="P4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5e81c5" officeooo:paragraph-rsid="025e81c5" fo:background-color="transparent" style:font-name-asian="Calibri1" style:font-name-complex="Calibri1"/>
    </style:style>
    <style:style style:name="P4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05c69" officeooo:paragraph-rsid="02605c69" fo:background-color="transparent" style:font-name-asian="Calibri1" style:font-name-complex="Calibri1"/>
    </style:style>
    <style:style style:name="P4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40d34" officeooo:paragraph-rsid="0266c0e3" fo:background-color="transparent" style:font-name-asian="Calibri1" style:font-name-complex="Calibri1"/>
    </style:style>
    <style:style style:name="P4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68f435" officeooo:paragraph-rsid="0273abe0" fo:background-color="transparent" style:font-name-asian="Calibri1" style:font-name-complex="Calibri1"/>
    </style:style>
    <style:style style:name="P4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4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8e69a3" officeooo:paragraph-rsid="02a0a2cf" fo:background-color="transparent" style:font-name-asian="Calibri1" style:font-name-complex="Calibri1"/>
    </style:style>
    <style:style style:name="P4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2a78797" officeooo:paragraph-rsid="02a78797" fo:background-color="transparent" style:font-name-asian="Calibri1" style:font-name-complex="Calibri1"/>
    </style:style>
    <style:style style:name="P5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5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5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5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5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56"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5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5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5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6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6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caff18" officeooo:paragraph-rsid="00caff18" fo:background-color="transparent" style:font-name-asian="Calibri1" style:font-size-asian="8.75pt" style:font-weight-asian="normal" style:font-name-complex="Calibri1" style:font-size-complex="10pt" style:font-weight-complex="normal"/>
    </style:style>
    <style:style style:name="P6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40d34" officeooo:paragraph-rsid="0264ad14" fo:background-color="transparent" style:font-name-asian="Calibri1" style:font-size-asian="8.75pt" style:font-weight-asian="normal" style:font-name-complex="Calibri1" style:font-size-complex="10pt" style:font-weight-complex="normal"/>
    </style:style>
    <style:style style:name="P6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68f435" officeooo:paragraph-rsid="0268f435" fo:background-color="transparent" style:font-name-asian="Calibri1" style:font-size-asian="8.75pt" style:font-weight-asian="normal" style:font-name-complex="Calibri1" style:font-size-complex="10pt" style:font-weight-complex="normal"/>
    </style:style>
    <style:style style:name="P6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a8c7f5" officeooo:paragraph-rsid="02afc99c" fo:background-color="transparent" style:font-name-asian="Calibri1" style:font-size-asian="8.75pt" style:font-weight-asian="normal" style:font-name-complex="Calibri1" style:font-size-complex="10pt" style:font-weight-complex="normal"/>
    </style:style>
    <style:style style:name="P6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ce6190" officeooo:paragraph-rsid="02ce6190" fo:background-color="transparent" style:font-name-asian="Calibri1" style:font-size-asian="8.75pt" style:font-weight-asian="normal" style:font-name-complex="Calibri1" style:font-size-complex="10pt" style:font-weight-complex="normal"/>
    </style:style>
    <style:style style:name="P6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8f6ed" officeooo:paragraph-rsid="02d8f6ed" fo:background-color="transparent" style:font-name-asian="Calibri1" style:font-size-asian="8.75pt" style:font-weight-asian="normal" style:font-name-complex="Calibri1" style:font-size-complex="10pt" style:font-weight-complex="normal"/>
    </style:style>
    <style:style style:name="P6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aad34" officeooo:paragraph-rsid="02daad34" fo:background-color="transparent" style:font-name-asian="Calibri1" style:font-size-asian="8.75pt" style:font-weight-asian="normal" style:font-name-complex="Calibri1" style:font-size-complex="10pt" style:font-weight-complex="normal"/>
    </style:style>
    <style:style style:name="P6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c86fb" officeooo:paragraph-rsid="02dd4a81" fo:background-color="transparent" style:font-name-asian="Calibri1" style:font-size-asian="8.75pt" style:font-weight-asian="normal" style:font-name-complex="Calibri1" style:font-size-complex="10pt" style:font-weight-complex="normal"/>
    </style:style>
    <style:style style:name="P6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dd4a81" officeooo:paragraph-rsid="02dd4a81" fo:background-color="transparent" style:font-name-asian="Calibri1" style:font-size-asian="8.75pt" style:font-weight-asian="normal" style:font-name-complex="Calibri1" style:font-size-complex="10pt" style:font-weight-complex="normal"/>
    </style:style>
    <style:style style:name="P7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1deb7" officeooo:paragraph-rsid="02e3a78c" fo:background-color="transparent" style:font-name-asian="Calibri1" style:font-size-asian="8.75pt" style:font-weight-asian="normal" style:font-name-complex="Calibri1" style:font-size-complex="10pt" style:font-weight-complex="normal"/>
    </style:style>
    <style:style style:name="P7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e80af6" officeooo:paragraph-rsid="02e9b73d" fo:background-color="transparent" style:font-name-asian="Calibri1" style:font-size-asian="8.75pt" style:font-weight-asian="normal" style:font-name-complex="Calibri1" style:font-size-complex="10pt" style:font-weight-complex="normal"/>
    </style:style>
    <style:style style:name="P7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0b80c" officeooo:paragraph-rsid="02f0b80c" fo:background-color="transparent" style:font-name-asian="Calibri1" style:font-size-asian="8.75pt" style:font-weight-asian="normal" style:font-name-complex="Calibri1" style:font-size-complex="10pt" style:font-weight-complex="normal"/>
    </style:style>
    <style:style style:name="P7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43bfc" officeooo:paragraph-rsid="02f43bfc" fo:background-color="transparent" style:font-name-asian="Calibri1" style:font-size-asian="8.75pt" style:font-weight-asian="normal" style:font-name-complex="Calibri1" style:font-size-complex="10pt" style:font-weight-complex="normal"/>
    </style:style>
    <style:style style:name="P7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628f7" fo:background-color="transparent" style:font-name-asian="Calibri1" style:font-size-asian="8.75pt" style:font-weight-asian="normal" style:font-name-complex="Calibri1" style:font-size-complex="10pt" style:font-weight-complex="normal"/>
    </style:style>
    <style:style style:name="P7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628f7" officeooo:paragraph-rsid="02f9b37b" fo:background-color="transparent" style:font-name-asian="Calibri1" style:font-size-asian="8.75pt" style:font-weight-asian="normal" style:font-name-complex="Calibri1" style:font-size-complex="10pt" style:font-weight-complex="normal"/>
    </style:style>
    <style:style style:name="P7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b1ddb" officeooo:paragraph-rsid="02fb1ddb" fo:background-color="transparent" style:font-name-asian="Calibri1" style:font-size-asian="8.75pt" style:font-weight-asian="normal" style:font-name-complex="Calibri1" style:font-size-complex="10pt" style:font-weight-complex="normal"/>
    </style:style>
    <style:style style:name="P7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cc124" officeooo:paragraph-rsid="02fcc124" fo:background-color="transparent" style:font-name-asian="Calibri1" style:font-size-asian="8.75pt" style:font-weight-asian="normal" style:font-name-complex="Calibri1" style:font-size-complex="10pt" style:font-weight-complex="normal"/>
    </style:style>
    <style:style style:name="P7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07ae" officeooo:paragraph-rsid="02fd07ae" fo:background-color="transparent" style:font-name-asian="Calibri1" style:font-size-asian="8.75pt" style:font-weight-asian="normal" style:font-name-complex="Calibri1" style:font-size-complex="10pt" style:font-weight-complex="normal"/>
    </style:style>
    <style:style style:name="P7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2fdb11a" officeooo:paragraph-rsid="02fdb11a" fo:background-color="transparent" style:font-name-asian="Calibri1" style:font-size-asian="8.75pt" style:font-weight-asian="normal" style:font-name-complex="Calibri1" style:font-size-complex="10pt" style:font-weight-complex="normal"/>
    </style:style>
    <style:style style:name="P8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0c227" officeooo:paragraph-rsid="0300c227" fo:background-color="transparent" style:font-name-asian="Calibri1" style:font-size-asian="8.75pt" style:font-weight-asian="normal" style:font-name-complex="Calibri1" style:font-size-complex="10pt" style:font-weight-complex="normal"/>
    </style:style>
    <style:style style:name="P8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64784" officeooo:paragraph-rsid="030b0a16" fo:background-color="transparent" style:font-name-asian="Calibri1" style:font-size-asian="8.75pt" style:font-weight-asian="normal" style:font-name-complex="Calibri1" style:font-size-complex="10pt" style:font-weight-complex="normal"/>
    </style:style>
    <style:style style:name="P8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29a4" officeooo:paragraph-rsid="030b29a4" fo:background-color="transparent" style:font-name-asian="Calibri1" style:font-size-asian="8.75pt" style:font-weight-asian="normal" style:font-name-complex="Calibri1" style:font-size-complex="10pt" style:font-weight-complex="normal"/>
    </style:style>
    <style:style style:name="P8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cd04" officeooo:paragraph-rsid="030bcd04" fo:background-color="transparent" style:font-name-asian="Calibri1" style:font-size-asian="8.75pt" style:font-weight-asian="normal" style:font-name-complex="Calibri1" style:font-size-complex="10pt" style:font-weight-complex="normal"/>
    </style:style>
    <style:style style:name="P8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fca55" officeooo:paragraph-rsid="030fca55" fo:background-color="transparent" style:font-name-asian="Calibri1" style:font-size-asian="8.75pt" style:font-weight-asian="normal" style:font-name-complex="Calibri1" style:font-size-complex="10pt" style:font-weight-complex="normal"/>
    </style:style>
    <style:style style:name="P8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0aebb" officeooo:paragraph-rsid="0310aebb" fo:background-color="transparent" style:font-name-asian="Calibri1" style:font-size-asian="8.75pt" style:font-weight-asian="normal" style:font-name-complex="Calibri1" style:font-size-complex="10pt" style:font-weight-complex="normal"/>
    </style:style>
    <style:style style:name="P8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4059a" fo:background-color="transparent" style:font-name-asian="Calibri1" style:font-size-asian="8.75pt" style:font-weight-asian="normal" style:font-name-complex="Calibri1" style:font-size-complex="10pt" style:font-weight-complex="normal"/>
    </style:style>
    <style:style style:name="P8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5060a" fo:background-color="transparent" style:font-name-asian="Calibri1" style:font-size-asian="8.75pt" style:font-weight-asian="normal" style:font-name-complex="Calibri1" style:font-size-complex="10pt" style:font-weight-complex="normal"/>
    </style:style>
    <style:style style:name="P8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16d919" fo:background-color="transparent" style:font-name-asian="Calibri1" style:font-size-asian="8.75pt" style:font-weight-asian="normal" style:font-name-complex="Calibri1" style:font-size-complex="10pt" style:font-weight-complex="normal"/>
    </style:style>
    <style:style style:name="P8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a5743" fo:background-color="transparent" style:font-name-asian="Calibri1" style:font-size-asian="8.75pt" style:font-weight-asian="normal" style:font-name-complex="Calibri1" style:font-size-complex="10pt" style:font-weight-complex="normal"/>
    </style:style>
    <style:style style:name="P9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12edb0" officeooo:paragraph-rsid="032cb8db" fo:background-color="transparent" style:font-name-asian="Calibri1" style:font-size-asian="8.75pt" style:font-weight-asian="normal" style:font-name-complex="Calibri1" style:font-size-complex="10pt" style:font-weight-complex="normal"/>
    </style:style>
    <style:style style:name="P9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2e7cc5" officeooo:paragraph-rsid="032e7cc5" fo:background-color="transparent" style:font-name-asian="Calibri1" style:font-size-asian="8.75pt" style:font-weight-asian="normal" style:font-name-complex="Calibri1" style:font-size-complex="10pt" style:font-weight-complex="normal"/>
    </style:style>
    <style:style style:name="P9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03f51" officeooo:paragraph-rsid="03303f51" fo:background-color="transparent" style:font-name-asian="Calibri1" style:font-size-asian="8.75pt" style:font-weight-asian="normal" style:font-name-complex="Calibri1" style:font-size-complex="10pt" style:font-weight-complex="normal"/>
    </style:style>
    <style:style style:name="P9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0b0a16" officeooo:paragraph-rsid="030b0a16" fo:background-color="transparent" style:font-name-asian="Calibri1" style:font-size-asian="8.75pt" style:font-weight-asian="normal" style:font-name-complex="Calibri1" style:font-size-complex="10pt" style:font-weight-complex="normal"/>
    </style:style>
    <style:style style:name="P9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32f1b4" officeooo:paragraph-rsid="0332f1b4" fo:background-color="transparent" style:font-name-asian="Calibri1" style:font-size-asian="8.75pt" style:font-weight-asian="normal" style:font-name-complex="Calibri1" style:font-size-complex="10pt" style:font-weight-complex="normal"/>
    </style:style>
    <style:style style:name="P9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5a6496" officeooo:paragraph-rsid="035ee159" fo:background-color="transparent" style:font-name-asian="Calibri1" style:font-size-asian="8.75pt" style:font-weight-asian="normal" style:font-name-complex="Calibri1" style:font-size-complex="10pt" style:font-weight-complex="normal"/>
    </style:style>
    <style:style style:name="P9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37730" officeooo:paragraph-rsid="03637730" fo:background-color="transparent" style:font-name-asian="Calibri1" style:font-size-asian="8.75pt" style:font-weight-asian="normal" style:font-name-complex="Calibri1" style:font-size-complex="10pt" style:font-weight-complex="normal"/>
    </style:style>
    <style:style style:name="P9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6a3bee" officeooo:paragraph-rsid="036e1693" fo:background-color="transparent" style:font-name-asian="Calibri1" style:font-size-asian="8.75pt" style:font-weight-asian="normal" style:font-name-complex="Calibri1" style:font-size-complex="10pt" style:font-weight-complex="normal"/>
    </style:style>
    <style:style style:name="P9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795bec" officeooo:paragraph-rsid="037edf8c" fo:background-color="transparent" style:font-name-asian="Calibri1" style:font-size-asian="8.75pt" style:font-weight-asian="normal" style:font-name-complex="Calibri1" style:font-size-complex="10pt" style:font-weight-complex="normal"/>
    </style:style>
    <style:style style:name="P9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11a82" officeooo:paragraph-rsid="03811a82" fo:background-color="transparent" style:font-name-asian="Calibri1" style:font-size-asian="8.75pt" style:font-weight-asian="normal" style:font-name-complex="Calibri1" style:font-size-complex="10pt" style:font-weight-complex="normal"/>
    </style:style>
    <style:style style:name="P10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3866c" officeooo:paragraph-rsid="0383866c" fo:background-color="transparent" style:font-name-asian="Calibri1" style:font-size-asian="8.75pt" style:font-weight-asian="normal" style:font-name-complex="Calibri1" style:font-size-complex="10pt" style:font-weight-complex="normal"/>
    </style:style>
    <style:style style:name="P10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887472" fo:background-color="transparent" style:font-name-asian="Calibri1" style:font-size-asian="8.75pt" style:font-weight-asian="normal" style:font-name-complex="Calibri1" style:font-size-complex="10pt" style:font-weight-complex="normal"/>
    </style:style>
    <style:style style:name="P10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0794c" fo:background-color="transparent" style:font-name-asian="Calibri1" style:font-size-asian="8.75pt" style:font-weight-asian="normal" style:font-name-complex="Calibri1" style:font-size-complex="10pt" style:font-weight-complex="normal"/>
    </style:style>
    <style:style style:name="P10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8765ea" officeooo:paragraph-rsid="03923a35" fo:background-color="transparent" style:font-name-asian="Calibri1" style:font-size-asian="8.75pt" style:font-weight-asian="normal" style:font-name-complex="Calibri1" style:font-size-complex="10pt" style:font-weight-complex="normal"/>
    </style:style>
    <style:style style:name="P10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3923a35" officeooo:paragraph-rsid="03923a35" fo:background-color="transparent" style:font-name-asian="Calibri1" style:font-size-asian="8.75pt" style:font-weight-asian="normal" style:font-name-complex="Calibri1" style:font-size-complex="10pt" style:font-weight-complex="normal"/>
    </style:style>
    <style:style style:name="P105"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106" style:family="paragraph" style:parent-style-name="Standard">
      <style:paragraph-properties fo:margin-left="0cm" fo:margin-right="-0.039cm" fo:line-height="110%" fo:text-align="start" style:justify-single-word="false" fo:text-indent="0cm" style:auto-text-indent="false"/>
      <style:text-properties officeooo:paragraph-rsid="02bf313b"/>
    </style:style>
    <style:style style:name="P107" style:family="paragraph" style:parent-style-name="Standard">
      <style:paragraph-properties fo:margin-left="0cm" fo:margin-right="-0.039cm" fo:line-height="110%" fo:text-align="start" style:justify-single-word="false" fo:text-indent="0cm" style:auto-text-indent="false"/>
      <style:text-properties officeooo:rsid="02c259e5" officeooo:paragraph-rsid="02c259e5"/>
    </style:style>
    <style:style style:name="P108" style:family="paragraph" style:parent-style-name="Standard">
      <style:paragraph-properties fo:margin-left="0cm" fo:margin-right="-0.039cm" fo:line-height="110%" fo:text-align="start" style:justify-single-word="false" fo:text-indent="0cm" style:auto-text-indent="false" fo:break-before="column"/>
      <style:text-properties style:use-window-font-color="true" loext:opacity="0%" style:font-name="Calibri1" fo:font-size="11pt" fo:font-weight="normal" officeooo:rsid="027afa26" officeooo:paragraph-rsid="027afa26" fo:background-color="transparent" style:font-name-asian="Calibri1" style:font-name-complex="Calibri1"/>
    </style:style>
    <style:style style:name="P109" style:family="paragraph" style:parent-style-name="Standard">
      <style:paragraph-properties fo:margin-top="0cm" fo:margin-bottom="0.282cm" style:contextual-spacing="false" fo:line-height="110%" fo:text-align="start" style:justify-single-word="false"/>
      <style:text-properties fo:font-size="12pt" style:font-size-asian="12pt" style:font-size-complex="12pt"/>
    </style:style>
    <style:style style:name="P110" style:family="paragraph" style:parent-style-name="Standard">
      <style:paragraph-properties fo:margin-top="0cm" fo:margin-bottom="0.282cm" style:contextual-spacing="false" fo:line-height="110%" fo:text-align="start" style:justify-single-word="false"/>
      <style:text-properties officeooo:paragraph-rsid="03c825df"/>
    </style:style>
    <style:style style:name="P111" style:family="paragraph" style:parent-style-name="Standard">
      <style:paragraph-properties fo:margin-top="0cm" fo:margin-bottom="0.282cm" style:contextual-spacing="false" fo:line-height="110%" fo:text-align="start" style:justify-single-word="false"/>
      <style:text-properties fo:font-size="10pt" officeooo:paragraph-rsid="03dd68ce" style:font-size-asian="10pt" style:font-size-complex="10pt"/>
    </style:style>
    <style:style style:name="P112" style:family="paragraph" style:parent-style-name="Standard">
      <style:paragraph-properties fo:margin-top="0cm" fo:margin-bottom="0.182cm" style:contextual-spacing="false" fo:line-height="110%" fo:text-align="start" style:justify-single-word="false"/>
      <style:text-properties fo:font-size="10pt" officeooo:paragraph-rsid="03f8c9d3" style:font-size-asian="10pt" style:font-size-complex="10pt"/>
    </style:style>
    <style:style style:name="P113" style:family="paragraph" style:parent-style-name="Standard">
      <style:paragraph-properties fo:margin-left="0cm" fo:margin-right="-0.499cm" fo:line-height="110%" fo:text-align="start" style:justify-single-word="false" fo:text-indent="0cm" style:auto-text-indent="false"/>
      <style:text-properties officeooo:paragraph-rsid="03f61194"/>
    </style:style>
    <style:style style:name="P114" style:family="paragraph" style:parent-style-name="Standard">
      <style:paragraph-properties fo:line-height="110%" fo:text-align="start" style:justify-single-word="false"/>
      <style:text-properties officeooo:paragraph-rsid="0503d612"/>
    </style:style>
    <style:style style:name="P115" style:family="paragraph" style:parent-style-name="Standard">
      <style:paragraph-properties fo:line-height="110%" fo:text-align="start" style:justify-single-word="false"/>
      <style:text-properties officeooo:paragraph-rsid="0511403f"/>
    </style:style>
    <style:style style:name="P116" style:family="paragraph" style:parent-style-name="Standard">
      <style:paragraph-properties fo:line-height="110%" fo:text-align="start" style:justify-single-word="false"/>
      <style:text-properties officeooo:paragraph-rsid="05733997"/>
    </style:style>
    <style:style style:name="P117" style:family="paragraph" style:parent-style-name="Standard">
      <style:paragraph-properties fo:line-height="110%" fo:text-align="start" style:justify-single-word="false"/>
      <style:text-properties officeooo:paragraph-rsid="058573bb"/>
    </style:style>
    <style:style style:name="P118"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19" style:family="paragraph" style:parent-style-name="Standard" style:master-page-name="">
      <loext:graphic-properties draw:fill="none"/>
      <style:paragraph-properties fo:margin-left="0cm" fo:margin-right="0cm" fo:line-height="110%" fo:text-align="start" style:justify-single-word="false" fo:text-indent="0cm" style:auto-text-indent="false" style:page-number="auto" fo:background-color="transparent"/>
      <style:text-properties fo:font-size="10pt" officeooo:paragraph-rsid="0512ea90" style:font-size-asian="10pt" style:font-size-complex="10pt"/>
    </style:style>
    <style:style style:name="P120" style:family="paragraph" style:parent-style-name="Standard">
      <loext:graphic-properties draw:fill="none"/>
      <style:paragraph-properties fo:margin-left="0cm" fo:margin-right="0cm" fo:line-height="110%" fo:text-align="start" style:justify-single-word="false" fo:text-indent="0cm" style:auto-text-indent="false" fo:background-color="transparent"/>
      <style:text-properties officeooo:paragraph-rsid="052d204e"/>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normal" officeooo:rsid="03d491f6" fo:background-color="transparent" loext:char-shading-value="0" style:font-name-asian="Calibri1" style:font-name-complex="Calibri1"/>
    </style:style>
    <style:style style:name="T4" style:family="text">
      <style:text-properties style:use-window-font-color="true" loext:opacity="0%" style:font-name="Calibri1" fo:font-weight="normal" officeooo:rsid="03d8d0a9" fo:background-color="transparent" loext:char-shading-value="0" style:font-name-asian="Calibri1" style:font-name-complex="Calibri1"/>
    </style:style>
    <style:style style:name="T5" style:family="text">
      <style:text-properties style:use-window-font-color="true" loext:opacity="0%" style:font-name="Calibri1" fo:font-weight="normal" officeooo:rsid="03d972c5" fo:background-color="transparent" loext:char-shading-value="0" style:font-name-asian="Calibri1" style:font-name-complex="Calibri1"/>
    </style:style>
    <style:style style:name="T6" style:family="text">
      <style:text-properties style:use-window-font-color="true" loext:opacity="0%" style:font-name="Calibri1" fo:font-weight="normal" officeooo:rsid="03d98c7e" fo:background-color="transparent" loext:char-shading-value="0" style:font-name-asian="Calibri1" style:font-name-complex="Calibri1"/>
    </style:style>
    <style:style style:name="T7" style:family="text">
      <style:text-properties style:use-window-font-color="true" loext:opacity="0%" style:font-name="Calibri1" fo:font-weight="normal" officeooo:rsid="03dbd4ee" fo:background-color="transparent" loext:char-shading-value="0" style:font-name-asian="Calibri1" style:font-name-complex="Calibri1"/>
    </style:style>
    <style:style style:name="T8" style:family="text">
      <style:text-properties style:use-window-font-color="true" loext:opacity="0%" style:font-name="Calibri1" fo:font-weight="normal" officeooo:rsid="03dbe051" fo:background-color="transparent" loext:char-shading-value="0" style:font-name-asian="Calibri1" style:font-name-complex="Calibri1"/>
    </style:style>
    <style:style style:name="T9" style:family="text">
      <style:text-properties style:use-window-font-color="true" loext:opacity="0%" style:font-name="Calibri1" fo:font-weight="normal" officeooo:rsid="03dc6866" fo:background-color="transparent" loext:char-shading-value="0" style:font-name-asian="Calibri1" style:font-name-complex="Calibri1"/>
    </style:style>
    <style:style style:name="T10" style:family="text">
      <style:text-properties style:use-window-font-color="true" loext:opacity="0%" style:font-name="Calibri1" fo:font-weight="normal" officeooo:rsid="03dd68ce" fo:background-color="transparent" loext:char-shading-value="0" style:font-name-asian="Calibri1" style:font-name-complex="Calibri1"/>
    </style:style>
    <style:style style:name="T11" style:family="text">
      <style:text-properties style:use-window-font-color="true" loext:opacity="0%" style:font-name="Calibri1" fo:font-weight="normal" officeooo:rsid="03ddeb77" fo:background-color="transparent" loext:char-shading-value="0" style:font-name-asian="Calibri1" style:font-name-complex="Calibri1"/>
    </style:style>
    <style:style style:name="T12" style:family="text">
      <style:text-properties style:use-window-font-color="true" loext:opacity="0%" style:font-name="Calibri1" fo:font-weight="normal" officeooo:rsid="03df0974" fo:background-color="transparent" loext:char-shading-value="0" style:font-name-asian="Calibri1" style:font-name-complex="Calibri1"/>
    </style:style>
    <style:style style:name="T13" style:family="text">
      <style:text-properties style:use-window-font-color="true" loext:opacity="0%" style:font-name="Calibri1" fo:font-weight="normal" officeooo:rsid="03e15f0d" fo:background-color="transparent" loext:char-shading-value="0" style:font-name-asian="Calibri1" style:font-name-complex="Calibri1"/>
    </style:style>
    <style:style style:name="T14" style:family="text">
      <style:text-properties style:use-window-font-color="true" loext:opacity="0%" style:font-name="Calibri1" fo:font-weight="normal" officeooo:rsid="03e2e983" fo:background-color="transparent" loext:char-shading-value="0" style:font-name-asian="Calibri1" style:font-name-complex="Calibri1"/>
    </style:style>
    <style:style style:name="T15" style:family="text">
      <style:text-properties style:use-window-font-color="true" loext:opacity="0%" style:font-name="Calibri1" fo:font-weight="normal" officeooo:rsid="03e3d59b" fo:background-color="transparent" loext:char-shading-value="0" style:font-name-asian="Calibri1" style:font-name-complex="Calibri1"/>
    </style:style>
    <style:style style:name="T16" style:family="text">
      <style:text-properties style:use-window-font-color="true" loext:opacity="0%" style:font-name="Calibri1" fo:font-weight="normal" officeooo:rsid="03e540a0" fo:background-color="transparent" loext:char-shading-value="0" style:font-name-asian="Calibri1" style:font-name-complex="Calibri1"/>
    </style:style>
    <style:style style:name="T17" style:family="text">
      <style:text-properties style:use-window-font-color="true" loext:opacity="0%" style:font-name="Calibri1" fo:font-weight="normal" officeooo:rsid="03e6c96e" fo:background-color="transparent" loext:char-shading-value="0" style:font-name-asian="Calibri1" style:font-name-complex="Calibri1"/>
    </style:style>
    <style:style style:name="T18" style:family="text">
      <style:text-properties style:use-window-font-color="true" loext:opacity="0%" style:font-name="Calibri1" fo:font-weight="normal" officeooo:rsid="03e737d8" fo:background-color="transparent" loext:char-shading-value="0" style:font-name-asian="Calibri1" style:font-name-complex="Calibri1"/>
    </style:style>
    <style:style style:name="T19" style:family="text">
      <style:text-properties style:use-window-font-color="true" loext:opacity="0%" style:font-name="Calibri1" fo:font-weight="normal" officeooo:rsid="03e92f5d" fo:background-color="transparent" loext:char-shading-value="0" style:font-name-asian="Calibri1" style:font-name-complex="Calibri1"/>
    </style:style>
    <style:style style:name="T20" style:family="text">
      <style:text-properties style:use-window-font-color="true" loext:opacity="0%" style:font-name="Calibri1" fo:font-weight="normal" officeooo:rsid="03e98169" fo:background-color="transparent" loext:char-shading-value="0" style:font-name-asian="Calibri1" style:font-name-complex="Calibri1"/>
    </style:style>
    <style:style style:name="T21" style:family="text">
      <style:text-properties style:use-window-font-color="true" loext:opacity="0%" style:font-name="Calibri1" fo:font-weight="normal" officeooo:rsid="03e98201" fo:background-color="transparent" loext:char-shading-value="0" style:font-name-asian="Calibri1" style:font-name-complex="Calibri1"/>
    </style:style>
    <style:style style:name="T22" style:family="text">
      <style:text-properties style:use-window-font-color="true" loext:opacity="0%" style:font-name="Calibri1" fo:font-weight="normal" officeooo:rsid="03ea341c" fo:background-color="transparent" loext:char-shading-value="0" style:font-name-asian="Calibri1" style:font-name-complex="Calibri1"/>
    </style:style>
    <style:style style:name="T23" style:family="text">
      <style:text-properties style:use-window-font-color="true" loext:opacity="0%" style:font-name="Calibri1" fo:font-weight="normal" officeooo:rsid="03ebd662" fo:background-color="transparent" loext:char-shading-value="0" style:font-name-asian="Calibri1" style:font-name-complex="Calibri1"/>
    </style:style>
    <style:style style:name="T24" style:family="text">
      <style:text-properties style:use-window-font-color="true" loext:opacity="0%" style:font-name="Calibri1" fo:font-weight="normal" officeooo:rsid="03ef661e" fo:background-color="transparent" loext:char-shading-value="0" style:font-name-asian="Calibri1" style:font-name-complex="Calibri1"/>
    </style:style>
    <style:style style:name="T25" style:family="text">
      <style:text-properties style:use-window-font-color="true" loext:opacity="0%" style:font-name="Calibri1" fo:font-weight="normal" officeooo:rsid="03f02afd" fo:background-color="transparent" loext:char-shading-value="0" style:font-name-asian="Calibri1" style:font-name-complex="Calibri1"/>
    </style:style>
    <style:style style:name="T26" style:family="text">
      <style:text-properties style:use-window-font-color="true" loext:opacity="0%" style:font-name="Calibri1" fo:font-weight="normal" officeooo:rsid="03f14884" fo:background-color="transparent" loext:char-shading-value="0" style:font-name-asian="Calibri1" style:font-name-complex="Calibri1"/>
    </style:style>
    <style:style style:name="T27" style:family="text">
      <style:text-properties style:use-window-font-color="true" loext:opacity="0%" style:font-name="Calibri1" fo:font-weight="normal" officeooo:rsid="03f259ba" fo:background-color="transparent" loext:char-shading-value="0" style:font-name-asian="Calibri1" style:font-name-complex="Calibri1"/>
    </style:style>
    <style:style style:name="T28" style:family="text">
      <style:text-properties style:use-window-font-color="true" loext:opacity="0%" style:font-name="Calibri1" fo:font-weight="normal" officeooo:rsid="03f25cb0" fo:background-color="transparent" loext:char-shading-value="0" style:font-name-asian="Calibri1" style:font-name-complex="Calibri1"/>
    </style:style>
    <style:style style:name="T29" style:family="text">
      <style:text-properties style:use-window-font-color="true" loext:opacity="0%" style:font-name="Calibri1" fo:font-weight="normal" officeooo:rsid="03f3e391" fo:background-color="transparent" loext:char-shading-value="0" style:font-name-asian="Calibri1" style:font-name-complex="Calibri1"/>
    </style:style>
    <style:style style:name="T30" style:family="text">
      <style:text-properties style:use-window-font-color="true" loext:opacity="0%" style:font-name="Calibri1" fo:font-weight="normal" officeooo:rsid="03f53fa6" fo:background-color="transparent" loext:char-shading-value="0" style:font-name-asian="Calibri1" style:font-name-complex="Calibri1"/>
    </style:style>
    <style:style style:name="T31" style:family="text">
      <style:text-properties style:use-window-font-color="true" loext:opacity="0%" style:font-name="Calibri1" fo:font-weight="normal" officeooo:rsid="03f61194" fo:background-color="transparent" loext:char-shading-value="0" style:font-name-asian="Calibri1" style:font-name-complex="Calibri1"/>
    </style:style>
    <style:style style:name="T32" style:family="text">
      <style:text-properties style:use-window-font-color="true" loext:opacity="0%" style:font-name="Calibri1" fo:font-weight="normal" officeooo:rsid="03f6f55b" fo:background-color="transparent" loext:char-shading-value="0" style:font-name-asian="Calibri1" style:font-name-complex="Calibri1"/>
    </style:style>
    <style:style style:name="T33" style:family="text">
      <style:text-properties style:use-window-font-color="true" loext:opacity="0%" style:font-name="Calibri1" fo:font-weight="normal" officeooo:rsid="03f7a46a" fo:background-color="transparent" loext:char-shading-value="0" style:font-name-asian="Calibri1" style:font-name-complex="Calibri1"/>
    </style:style>
    <style:style style:name="T34" style:family="text">
      <style:text-properties style:use-window-font-color="true" loext:opacity="0%" style:font-name="Calibri1" fo:font-weight="normal" officeooo:rsid="03f8c9d3" fo:background-color="transparent" loext:char-shading-value="0" style:font-name-asian="Calibri1" style:font-name-complex="Calibri1"/>
    </style:style>
    <style:style style:name="T35" style:family="text">
      <style:text-properties style:use-window-font-color="true" loext:opacity="0%" style:font-name="Calibri1" fo:font-weight="normal" officeooo:rsid="03fed892" fo:background-color="transparent" loext:char-shading-value="0" style:font-name-asian="Calibri1" style:font-name-complex="Calibri1"/>
    </style:style>
    <style:style style:name="T36" style:family="text">
      <style:text-properties style:use-window-font-color="true" loext:opacity="0%" style:font-name="Calibri1" fo:font-weight="normal" officeooo:rsid="03ffcfd5" fo:background-color="transparent" loext:char-shading-value="0" style:font-name-asian="Calibri1" style:font-name-complex="Calibri1"/>
    </style:style>
    <style:style style:name="T37" style:family="text">
      <style:text-properties style:use-window-font-color="true" loext:opacity="0%" style:font-name="Calibri1" fo:font-weight="normal" officeooo:rsid="04007e0e" fo:background-color="transparent" loext:char-shading-value="0" style:font-name-asian="Calibri1" style:font-name-complex="Calibri1"/>
    </style:style>
    <style:style style:name="T38" style:family="text">
      <style:text-properties style:use-window-font-color="true" loext:opacity="0%" style:font-name="Calibri1" fo:font-weight="normal" officeooo:rsid="0400c17c" fo:background-color="transparent" loext:char-shading-value="0" style:font-name-asian="Calibri1" style:font-name-complex="Calibri1"/>
    </style:style>
    <style:style style:name="T39" style:family="text">
      <style:text-properties style:use-window-font-color="true" loext:opacity="0%" style:font-name="Calibri1" fo:font-weight="normal" officeooo:rsid="04015e89" fo:background-color="transparent" loext:char-shading-value="0" style:font-name-asian="Calibri1" style:font-name-complex="Calibri1"/>
    </style:style>
    <style:style style:name="T40" style:family="text">
      <style:text-properties style:use-window-font-color="true" loext:opacity="0%" style:font-name="Calibri1" fo:font-weight="normal" officeooo:rsid="0402a80a" fo:background-color="transparent" loext:char-shading-value="0" style:font-name-asian="Calibri1" style:font-name-complex="Calibri1"/>
    </style:style>
    <style:style style:name="T41" style:family="text">
      <style:text-properties style:use-window-font-color="true" loext:opacity="0%" style:font-name="Calibri1" fo:font-weight="normal" officeooo:rsid="040385ae" fo:background-color="transparent" loext:char-shading-value="0" style:font-name-asian="Calibri1" style:font-name-complex="Calibri1"/>
    </style:style>
    <style:style style:name="T42" style:family="text">
      <style:text-properties style:use-window-font-color="true" loext:opacity="0%" style:font-name="Calibri1" fo:font-weight="normal" officeooo:rsid="04041be9" fo:background-color="transparent" loext:char-shading-value="0" style:font-name-asian="Calibri1" style:font-name-complex="Calibri1"/>
    </style:style>
    <style:style style:name="T43" style:family="text">
      <style:text-properties style:use-window-font-color="true" loext:opacity="0%" style:font-name="Calibri1" fo:font-weight="normal" officeooo:rsid="0466ada9" fo:background-color="transparent" loext:char-shading-value="0" style:font-name-asian="Calibri1" style:font-name-complex="Calibri1"/>
    </style:style>
    <style:style style:name="T44" style:family="text">
      <style:text-properties style:use-window-font-color="true" loext:opacity="0%" style:font-name="Calibri1" fo:font-weight="normal" fo:background-color="transparent" loext:char-shading-value="0" style:font-name-asian="Calibri1" style:font-weight-asian="normal" style:font-name-complex="Calibri1" style:font-weight-complex="normal"/>
    </style:style>
    <style:style style:name="T45" style:family="text">
      <style:text-properties style:use-window-font-color="true" loext:opacity="0%" style:font-name="Calibri1" fo:font-weight="normal" officeooo:rsid="03dbd4ee" fo:background-color="transparent" loext:char-shading-value="0" style:font-name-asian="Calibri1" style:font-weight-asian="normal" style:font-name-complex="Calibri1" style:font-weight-complex="normal"/>
    </style:style>
    <style:style style:name="T46" style:family="text">
      <style:text-properties style:use-window-font-color="true" loext:opacity="0%" style:font-name="Calibri1" fo:font-weight="normal" officeooo:rsid="03dd68ce" fo:background-color="transparent" loext:char-shading-value="0" style:font-name-asian="Calibri1" style:font-weight-asian="normal" style:font-name-complex="Calibri1" style:font-weight-complex="normal"/>
    </style:style>
    <style:style style:name="T47" style:family="text">
      <style:text-properties style:use-window-font-color="true" loext:opacity="0%" style:font-name="Calibri1" fo:font-weight="bold" fo:background-color="transparent" loext:char-shading-value="0" style:font-name-asian="Calibri1" style:font-name-complex="Calibri1"/>
    </style:style>
    <style:style style:name="T48" style:family="text">
      <style:text-properties style:use-window-font-color="true" loext:opacity="0%" style:font-name="Calibri1" fo:font-weight="bold" fo:background-color="transparent" loext:char-shading-value="0" style:font-name-asian="Calibri1" style:font-weight-asian="bold" style:font-name-complex="Calibri1" style:font-weight-complex="bold"/>
    </style:style>
    <style:style style:name="T49"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0" style:family="text">
      <style:text-properties style:use-window-font-color="true" loext:opacity="0%" style:font-name="Calibri1" fo:font-style="italic" fo:font-weight="normal" fo:background-color="transparent" loext:char-shading-value="0" style:font-name-asian="Calibri1" style:font-name-complex="Calibri1"/>
    </style:style>
    <style:style style:name="T51" style:family="text">
      <style:text-properties style:use-window-font-color="true" loext:opacity="0%" style:font-name="Calibri1" fo:font-size="10pt" fo:font-weight="normal" fo:background-color="transparent" loext:char-shading-value="0" style:font-name-asian="Calibri1" style:font-size-asian="10pt" style:font-name-complex="Calibri1" style:font-size-complex="10pt"/>
    </style:style>
    <style:style style:name="T52" style:family="text">
      <style:text-properties style:use-window-font-color="true" loext:opacity="0%" style:font-name="Calibri1" fo:font-size="10pt" fo:font-weight="normal" officeooo:rsid="01b2536e" fo:background-color="transparent" loext:char-shading-value="0" style:font-name-asian="Calibri1" style:font-size-asian="10pt" style:font-name-complex="Calibri1" style:font-size-complex="10pt"/>
    </style:style>
    <style:style style:name="T53" style:family="text">
      <style:text-properties style:use-window-font-color="true" loext:opacity="0%" style:font-name="Calibri1" fo:font-size="10pt" fo:font-weight="normal" officeooo:rsid="01b327c0" fo:background-color="transparent" loext:char-shading-value="0" style:font-name-asian="Calibri1" style:font-size-asian="10pt" style:font-name-complex="Calibri1" style:font-size-complex="10pt"/>
    </style:style>
    <style:style style:name="T54" style:family="text">
      <style:text-properties style:use-window-font-color="true" loext:opacity="0%" style:font-name="Calibri1" fo:font-size="10pt" fo:font-weight="normal" officeooo:rsid="01c1938c" fo:background-color="transparent" loext:char-shading-value="0" style:font-name-asian="Calibri1" style:font-size-asian="10pt" style:font-name-complex="Calibri1" style:font-size-complex="10pt"/>
    </style:style>
    <style:style style:name="T55" style:family="text">
      <style:text-properties style:use-window-font-color="true" loext:opacity="0%" style:font-name="Calibri1" fo:font-size="10pt" fo:font-weight="normal" officeooo:rsid="01b5fcf0" fo:background-color="transparent" loext:char-shading-value="0" style:font-name-asian="Calibri1" style:font-size-asian="10pt" style:font-name-complex="Calibri1" style:font-size-complex="10pt"/>
    </style:style>
    <style:style style:name="T56" style:family="text">
      <style:text-properties style:use-window-font-color="true" loext:opacity="0%" style:font-name="Calibri1" fo:font-size="10pt" fo:font-weight="normal" officeooo:rsid="01bf021c" fo:background-color="transparent" loext:char-shading-value="0" style:font-name-asian="Calibri1" style:font-size-asian="10pt" style:font-name-complex="Calibri1" style:font-size-complex="10pt"/>
    </style:style>
    <style:style style:name="T57" style:family="text">
      <style:text-properties style:use-window-font-color="true" loext:opacity="0%" style:font-name="Calibri1" fo:font-size="10pt" fo:font-weight="normal" officeooo:rsid="01b05fdf" fo:background-color="transparent" loext:char-shading-value="0" style:font-name-asian="Calibri1" style:font-size-asian="10pt" style:font-name-complex="Calibri1" style:font-size-complex="10pt"/>
    </style:style>
    <style:style style:name="T58" style:family="text">
      <style:text-properties style:use-window-font-color="true" loext:opacity="0%" style:font-name="Calibri1" fo:font-size="10pt" fo:font-weight="normal" officeooo:rsid="01b4d6f0" fo:background-color="transparent" loext:char-shading-value="0" style:font-name-asian="Calibri1" style:font-size-asian="10pt" style:font-name-complex="Calibri1" style:font-size-complex="10pt"/>
    </style:style>
    <style:style style:name="T59" style:family="text">
      <style:text-properties style:use-window-font-color="true" loext:opacity="0%" style:font-name="Calibri1" fo:font-size="10pt" fo:font-weight="normal" officeooo:rsid="01b7b78a" fo:background-color="transparent" loext:char-shading-value="0" style:font-name-asian="Calibri1" style:font-size-asian="10pt" style:font-name-complex="Calibri1" style:font-size-complex="10pt"/>
    </style:style>
    <style:style style:name="T60" style:family="text">
      <style:text-properties style:use-window-font-color="true" loext:opacity="0%" style:font-name="Calibri1" fo:font-size="10pt" fo:font-weight="normal" officeooo:rsid="01b8e570" fo:background-color="transparent" loext:char-shading-value="0" style:font-name-asian="Calibri1" style:font-size-asian="10pt" style:font-name-complex="Calibri1" style:font-size-complex="10pt"/>
    </style:style>
    <style:style style:name="T61" style:family="text">
      <style:text-properties style:use-window-font-color="true" loext:opacity="0%" style:font-name="Calibri1" fo:font-size="10pt" fo:font-weight="normal" officeooo:rsid="01bab06b" fo:background-color="transparent" loext:char-shading-value="0" style:font-name-asian="Calibri1" style:font-size-asian="10pt" style:font-name-complex="Calibri1" style:font-size-complex="10pt"/>
    </style:style>
    <style:style style:name="T62" style:family="text">
      <style:text-properties style:use-window-font-color="true" loext:opacity="0%" style:font-name="Calibri1" fo:font-size="10pt" fo:font-weight="normal" officeooo:rsid="01c2b520" fo:background-color="transparent" loext:char-shading-value="0" style:font-name-asian="Calibri1" style:font-size-asian="10pt" style:font-name-complex="Calibri1" style:font-size-complex="10pt"/>
    </style:style>
    <style:style style:name="T63" style:family="text">
      <style:text-properties style:use-window-font-color="true" loext:opacity="0%" style:font-name="Calibri1" fo:font-size="10pt" fo:font-weight="normal" officeooo:rsid="01c2e0af" fo:background-color="transparent" loext:char-shading-value="0" style:font-name-asian="Calibri1" style:font-size-asian="10pt" style:font-name-complex="Calibri1" style:font-size-complex="10pt"/>
    </style:style>
    <style:style style:name="T64" style:family="text">
      <style:text-properties style:use-window-font-color="true" loext:opacity="0%" style:font-name="Calibri1" fo:font-size="10pt" fo:font-weight="normal" officeooo:rsid="01c50506" fo:background-color="transparent" loext:char-shading-value="0" style:font-name-asian="Calibri1" style:font-size-asian="10pt" style:font-name-complex="Calibri1" style:font-size-complex="10pt"/>
    </style:style>
    <style:style style:name="T65" style:family="text">
      <style:text-properties style:use-window-font-color="true" loext:opacity="0%" style:font-name="Calibri1" fo:font-size="10pt" fo:font-weight="normal" officeooo:rsid="01c59d03" fo:background-color="transparent" loext:char-shading-value="0" style:font-name-asian="Calibri1" style:font-size-asian="10pt" style:font-name-complex="Calibri1" style:font-size-complex="10pt"/>
    </style:style>
    <style:style style:name="T66" style:family="text">
      <style:text-properties style:use-window-font-color="true" loext:opacity="0%" style:font-name="Calibri1" fo:font-size="10pt" fo:font-weight="normal" officeooo:rsid="01c76937" fo:background-color="transparent" loext:char-shading-value="0" style:font-name-asian="Calibri1" style:font-size-asian="10pt" style:font-name-complex="Calibri1" style:font-size-complex="10pt"/>
    </style:style>
    <style:style style:name="T67" style:family="text">
      <style:text-properties style:use-window-font-color="true" loext:opacity="0%" style:font-name="Calibri1" fo:font-size="10pt" fo:font-weight="normal" officeooo:rsid="01c78f25" fo:background-color="transparent" loext:char-shading-value="0" style:font-name-asian="Calibri1" style:font-size-asian="10pt" style:font-name-complex="Calibri1" style:font-size-complex="10pt"/>
    </style:style>
    <style:style style:name="T68" style:family="text">
      <style:text-properties style:use-window-font-color="true" loext:opacity="0%" style:font-name="Calibri1" fo:font-size="10pt" fo:font-weight="normal" officeooo:rsid="01c84bed" fo:background-color="transparent" loext:char-shading-value="0" style:font-name-asian="Calibri1" style:font-size-asian="10pt" style:font-name-complex="Calibri1" style:font-size-complex="10pt"/>
    </style:style>
    <style:style style:name="T69" style:family="text">
      <style:text-properties style:use-window-font-color="true" loext:opacity="0%" style:font-name="Calibri1" fo:font-size="10pt" fo:font-weight="normal" officeooo:rsid="01c9fc2b" fo:background-color="transparent" loext:char-shading-value="0" style:font-name-asian="Calibri1" style:font-size-asian="10pt" style:font-name-complex="Calibri1" style:font-size-complex="10pt"/>
    </style:style>
    <style:style style:name="T70" style:family="text">
      <style:text-properties style:use-window-font-color="true" loext:opacity="0%" style:font-name="Calibri1" fo:font-size="10pt" fo:font-weight="normal" officeooo:rsid="03399e60" fo:background-color="transparent" loext:char-shading-value="0" style:font-name-asian="Calibri1" style:font-size-asian="10pt" style:font-name-complex="Calibri1" style:font-size-complex="10pt"/>
    </style:style>
    <style:style style:name="T71" style:family="text">
      <style:text-properties style:use-window-font-color="true" loext:opacity="0%" style:font-name="Calibri1" fo:font-size="10pt" fo:font-weight="normal" officeooo:rsid="033a2c82" fo:background-color="transparent" loext:char-shading-value="0" style:font-name-asian="Calibri1" style:font-size-asian="10pt" style:font-name-complex="Calibri1" style:font-size-complex="10pt"/>
    </style:style>
    <style:style style:name="T72" style:family="text">
      <style:text-properties style:use-window-font-color="true" loext:opacity="0%" style:font-name="Calibri1" fo:font-size="10pt" fo:font-weight="normal" officeooo:rsid="033b9505" fo:background-color="transparent" loext:char-shading-value="0" style:font-name-asian="Calibri1" style:font-size-asian="10pt" style:font-name-complex="Calibri1" style:font-size-complex="10pt"/>
    </style:style>
    <style:style style:name="T73" style:family="text">
      <style:text-properties style:use-window-font-color="true" loext:opacity="0%" style:font-name="Calibri1" fo:font-size="10pt" fo:font-weight="normal" officeooo:rsid="033c70be" fo:background-color="transparent" loext:char-shading-value="0" style:font-name-asian="Calibri1" style:font-size-asian="10pt" style:font-name-complex="Calibri1" style:font-size-complex="10pt"/>
    </style:style>
    <style:style style:name="T74" style:family="text">
      <style:text-properties style:use-window-font-color="true" loext:opacity="0%" style:font-name="Calibri1" fo:font-size="10pt" fo:font-weight="normal" officeooo:rsid="033e6f68" fo:background-color="transparent" loext:char-shading-value="0" style:font-name-asian="Calibri1" style:font-size-asian="10pt" style:font-name-complex="Calibri1" style:font-size-complex="10pt"/>
    </style:style>
    <style:style style:name="T75" style:family="text">
      <style:text-properties style:use-window-font-color="true" loext:opacity="0%" style:font-name="Calibri1" fo:font-size="10pt" fo:font-weight="normal" officeooo:rsid="01aed4d8" fo:background-color="transparent" loext:char-shading-value="0" style:font-name-asian="Calibri1" style:font-size-asian="10pt" style:font-name-complex="Calibri1" style:font-size-complex="10pt"/>
    </style:style>
    <style:style style:name="T76" style:family="text">
      <style:text-properties style:use-window-font-color="true" loext:opacity="0%" style:font-name="Calibri1" fo:font-size="10pt" fo:font-weight="normal" officeooo:rsid="01bb68eb" fo:background-color="transparent" loext:char-shading-value="0" style:font-name-asian="Calibri1" style:font-size-asian="10pt" style:font-name-complex="Calibri1" style:font-size-complex="10pt"/>
    </style:style>
    <style:style style:name="T77" style:family="text">
      <style:text-properties style:use-window-font-color="true" loext:opacity="0%" style:font-name="Calibri1" fo:font-size="10pt" fo:font-weight="normal" officeooo:rsid="01bcbfa8" fo:background-color="transparent" loext:char-shading-value="0" style:font-name-asian="Calibri1" style:font-size-asian="10pt" style:font-name-complex="Calibri1" style:font-size-complex="10pt"/>
    </style:style>
    <style:style style:name="T78" style:family="text">
      <style:text-properties style:use-window-font-color="true" loext:opacity="0%" style:font-name="Calibri1" fo:font-size="10pt" fo:font-weight="normal" officeooo:rsid="01be56b6" fo:background-color="transparent" loext:char-shading-value="0" style:font-name-asian="Calibri1" style:font-size-asian="10pt" style:font-name-complex="Calibri1" style:font-size-complex="10pt"/>
    </style:style>
    <style:style style:name="T79" style:family="text">
      <style:text-properties style:use-window-font-color="true" loext:opacity="0%" style:font-name="Calibri1" fo:font-size="10pt" fo:font-weight="normal" officeooo:rsid="0338aa34" fo:background-color="transparent" loext:char-shading-value="0" style:font-name-asian="Calibri1" style:font-size-asian="10pt" style:font-name-complex="Calibri1" style:font-size-complex="10pt"/>
    </style:style>
    <style:style style:name="T80" style:family="text">
      <style:text-properties style:use-window-font-color="true" loext:opacity="0%" style:font-name="Calibri1" fo:font-size="10pt" fo:font-weight="normal" officeooo:rsid="01bf8aac" fo:background-color="transparent" loext:char-shading-value="0" style:font-name-asian="Calibri1" style:font-size-asian="10pt" style:font-name-complex="Calibri1" style:font-size-complex="10pt"/>
    </style:style>
    <style:style style:name="T81" style:family="text">
      <style:text-properties style:use-window-font-color="true" loext:opacity="0%" style:font-name="Calibri1" fo:font-size="10pt" fo:font-weight="normal" officeooo:rsid="01c0d120" fo:background-color="transparent" loext:char-shading-value="0" style:font-name-asian="Calibri1" style:font-size-asian="10pt" style:font-name-complex="Calibri1" style:font-size-complex="10pt"/>
    </style:style>
    <style:style style:name="T82" style:family="text">
      <style:text-properties style:use-window-font-color="true" loext:opacity="0%" style:font-name="Calibri1" fo:font-size="10pt" fo:font-weight="normal" officeooo:rsid="0338f94f" fo:background-color="transparent" loext:char-shading-value="0" style:font-name-asian="Calibri1" style:font-size-asian="10pt" style:font-name-complex="Calibri1" style:font-size-complex="10pt"/>
    </style:style>
    <style:style style:name="T83" style:family="text">
      <style:text-properties style:use-window-font-color="true" loext:opacity="0%" style:font-name="Calibri1" fo:font-size="10pt" fo:font-weight="normal" officeooo:rsid="033eb144" fo:background-color="transparent" loext:char-shading-value="0" style:font-name-asian="Calibri1" style:font-size-asian="10pt" style:font-name-complex="Calibri1" style:font-size-complex="10pt"/>
    </style:style>
    <style:style style:name="T84" style:family="text">
      <style:text-properties style:use-window-font-color="true" loext:opacity="0%" style:font-name="Calibri1" fo:font-size="10pt" fo:font-weight="normal" officeooo:rsid="03409974" fo:background-color="transparent" loext:char-shading-value="0" style:font-name-asian="Calibri1" style:font-size-asian="10pt" style:font-name-complex="Calibri1" style:font-size-complex="10pt"/>
    </style:style>
    <style:style style:name="T85" style:family="text">
      <style:text-properties style:use-window-font-color="true" loext:opacity="0%" style:font-name="Calibri1" fo:font-size="10pt" fo:font-weight="normal" officeooo:rsid="0341c666" fo:background-color="transparent" loext:char-shading-value="0" style:font-name-asian="Calibri1" style:font-size-asian="10pt" style:font-name-complex="Calibri1" style:font-size-complex="10pt"/>
    </style:style>
    <style:style style:name="T86" style:family="text">
      <style:text-properties style:use-window-font-color="true" loext:opacity="0%" style:font-name="Calibri1" fo:font-size="10pt" fo:font-weight="normal" officeooo:rsid="0343c0a9" fo:background-color="transparent" loext:char-shading-value="0" style:font-name-asian="Calibri1" style:font-size-asian="10pt" style:font-name-complex="Calibri1" style:font-size-complex="10pt"/>
    </style:style>
    <style:style style:name="T87" style:family="text">
      <style:text-properties style:use-window-font-color="true" loext:opacity="0%" style:font-name="Calibri1" fo:font-size="10pt" fo:font-weight="normal" officeooo:rsid="0343ec00" fo:background-color="transparent" loext:char-shading-value="0" style:font-name-asian="Calibri1" style:font-size-asian="10pt" style:font-name-complex="Calibri1" style:font-size-complex="10pt"/>
    </style:style>
    <style:style style:name="T88" style:family="text">
      <style:text-properties style:use-window-font-color="true" loext:opacity="0%" style:font-name="Calibri1" fo:font-size="10pt" fo:font-weight="normal" officeooo:rsid="03443b26" fo:background-color="transparent" loext:char-shading-value="0" style:font-name-asian="Calibri1" style:font-size-asian="10pt" style:font-name-complex="Calibri1" style:font-size-complex="10pt"/>
    </style:style>
    <style:style style:name="T89" style:family="text">
      <style:text-properties style:use-window-font-color="true" loext:opacity="0%" style:font-name="Calibri1" fo:font-size="10pt" fo:font-weight="normal" officeooo:rsid="0344eb7f" fo:background-color="transparent" loext:char-shading-value="0" style:font-name-asian="Calibri1" style:font-size-asian="10pt" style:font-name-complex="Calibri1" style:font-size-complex="10pt"/>
    </style:style>
    <style:style style:name="T90" style:family="text">
      <style:text-properties style:use-window-font-color="true" loext:opacity="0%" style:font-name="Calibri1" fo:font-size="10pt" fo:font-weight="normal" officeooo:rsid="03457580" fo:background-color="transparent" loext:char-shading-value="0" style:font-name-asian="Calibri1" style:font-size-asian="10pt" style:font-name-complex="Calibri1" style:font-size-complex="10pt"/>
    </style:style>
    <style:style style:name="T91" style:family="text">
      <style:text-properties style:use-window-font-color="true" loext:opacity="0%" style:font-name="Calibri1" fo:font-size="10pt" fo:font-weight="normal" officeooo:rsid="03998dba" fo:background-color="transparent" loext:char-shading-value="0" style:font-name-asian="Calibri1" style:font-size-asian="10pt" style:font-name-complex="Calibri1" style:font-size-complex="10pt"/>
    </style:style>
    <style:style style:name="T92" style:family="text">
      <style:text-properties style:use-window-font-color="true" loext:opacity="0%" style:font-name="Calibri1" fo:font-size="10pt" fo:font-weight="normal" officeooo:rsid="039acbc5" fo:background-color="transparent" loext:char-shading-value="0" style:font-name-asian="Calibri1" style:font-size-asian="10pt" style:font-name-complex="Calibri1" style:font-size-complex="10pt"/>
    </style:style>
    <style:style style:name="T93" style:family="text">
      <style:text-properties style:use-window-font-color="true" loext:opacity="0%" style:font-name="Calibri1" fo:font-size="10pt" fo:font-weight="normal" officeooo:rsid="039aedd5" fo:background-color="transparent" loext:char-shading-value="0" style:font-name-asian="Calibri1" style:font-size-asian="10pt" style:font-name-complex="Calibri1" style:font-size-complex="10pt"/>
    </style:style>
    <style:style style:name="T94" style:family="text">
      <style:text-properties style:use-window-font-color="true" loext:opacity="0%" style:font-name="Calibri1" fo:font-size="10pt" fo:font-weight="normal" officeooo:rsid="03a0b2f2" fo:background-color="transparent" loext:char-shading-value="0" style:font-name-asian="Calibri1" style:font-size-asian="10pt" style:font-name-complex="Calibri1" style:font-size-complex="10pt"/>
    </style:style>
    <style:style style:name="T95" style:family="text">
      <style:text-properties style:use-window-font-color="true" loext:opacity="0%" style:font-name="Calibri1" fo:font-size="10pt" fo:font-weight="normal" officeooo:rsid="03a32dde" fo:background-color="transparent" loext:char-shading-value="0" style:font-name-asian="Calibri1" style:font-size-asian="10pt" style:font-name-complex="Calibri1" style:font-size-complex="10pt"/>
    </style:style>
    <style:style style:name="T96" style:family="text">
      <style:text-properties style:use-window-font-color="true" loext:opacity="0%" style:font-name="Calibri1" fo:font-size="10pt" fo:font-weight="normal" officeooo:rsid="03a49d5d" fo:background-color="transparent" loext:char-shading-value="0" style:font-name-asian="Calibri1" style:font-size-asian="10pt" style:font-name-complex="Calibri1" style:font-size-complex="10pt"/>
    </style:style>
    <style:style style:name="T97" style:family="text">
      <style:text-properties style:use-window-font-color="true" loext:opacity="0%" style:font-name="Calibri1" fo:font-size="10pt" fo:font-weight="normal" officeooo:rsid="03a5b359" fo:background-color="transparent" loext:char-shading-value="0" style:font-name-asian="Calibri1" style:font-size-asian="10pt" style:font-name-complex="Calibri1" style:font-size-complex="10pt"/>
    </style:style>
    <style:style style:name="T98" style:family="text">
      <style:text-properties style:use-window-font-color="true" loext:opacity="0%" style:font-name="Calibri1" fo:font-size="10pt" fo:font-weight="normal" officeooo:rsid="03a73759" fo:background-color="transparent" loext:char-shading-value="0" style:font-name-asian="Calibri1" style:font-size-asian="10pt" style:font-name-complex="Calibri1" style:font-size-complex="10pt"/>
    </style:style>
    <style:style style:name="T99" style:family="text">
      <style:text-properties style:use-window-font-color="true" loext:opacity="0%" style:font-name="Calibri1" fo:font-size="10pt" fo:font-weight="normal" officeooo:rsid="03a83c66" fo:background-color="transparent" loext:char-shading-value="0" style:font-name-asian="Calibri1" style:font-size-asian="10pt" style:font-name-complex="Calibri1" style:font-size-complex="10pt"/>
    </style:style>
    <style:style style:name="T100" style:family="text">
      <style:text-properties style:use-window-font-color="true" loext:opacity="0%" style:font-name="Calibri1" fo:font-size="10pt" fo:font-weight="normal" officeooo:rsid="03a8c375" fo:background-color="transparent" loext:char-shading-value="0" style:font-name-asian="Calibri1" style:font-size-asian="10pt" style:font-name-complex="Calibri1" style:font-size-complex="10pt"/>
    </style:style>
    <style:style style:name="T101" style:family="text">
      <style:text-properties style:use-window-font-color="true" loext:opacity="0%" style:font-name="Calibri1" fo:font-size="10pt" fo:font-weight="normal" officeooo:rsid="03aa75a6" fo:background-color="transparent" loext:char-shading-value="0" style:font-name-asian="Calibri1" style:font-size-asian="10pt" style:font-name-complex="Calibri1" style:font-size-complex="10pt"/>
    </style:style>
    <style:style style:name="T102" style:family="text">
      <style:text-properties style:use-window-font-color="true" loext:opacity="0%" style:font-name="Calibri1" fo:font-size="10pt" fo:font-weight="normal" officeooo:rsid="03ab6c28" fo:background-color="transparent" loext:char-shading-value="0" style:font-name-asian="Calibri1" style:font-size-asian="10pt" style:font-name-complex="Calibri1" style:font-size-complex="10pt"/>
    </style:style>
    <style:style style:name="T103" style:family="text">
      <style:text-properties style:use-window-font-color="true" loext:opacity="0%" style:font-name="Calibri1" fo:font-size="10pt" fo:font-weight="normal" officeooo:rsid="03ac0e92" fo:background-color="transparent" loext:char-shading-value="0" style:font-name-asian="Calibri1" style:font-size-asian="10pt" style:font-name-complex="Calibri1" style:font-size-complex="10pt"/>
    </style:style>
    <style:style style:name="T104" style:family="text">
      <style:text-properties style:use-window-font-color="true" loext:opacity="0%" style:font-name="Calibri1" fo:font-size="10pt" fo:font-weight="normal" officeooo:rsid="03ae6c2f" fo:background-color="transparent" loext:char-shading-value="0" style:font-name-asian="Calibri1" style:font-size-asian="10pt" style:font-name-complex="Calibri1" style:font-size-complex="10pt"/>
    </style:style>
    <style:style style:name="T105" style:family="text">
      <style:text-properties style:use-window-font-color="true" loext:opacity="0%" style:font-name="Calibri1" fo:font-size="10pt" fo:font-weight="normal" officeooo:rsid="03af412e" fo:background-color="transparent" loext:char-shading-value="0" style:font-name-asian="Calibri1" style:font-size-asian="10pt" style:font-name-complex="Calibri1" style:font-size-complex="10pt"/>
    </style:style>
    <style:style style:name="T106" style:family="text">
      <style:text-properties style:use-window-font-color="true" loext:opacity="0%" style:font-name="Calibri1" fo:font-size="10pt" fo:font-weight="normal" officeooo:rsid="03b0ec09" fo:background-color="transparent" loext:char-shading-value="0" style:font-name-asian="Calibri1" style:font-size-asian="10pt" style:font-name-complex="Calibri1" style:font-size-complex="10pt"/>
    </style:style>
    <style:style style:name="T107" style:family="text">
      <style:text-properties style:use-window-font-color="true" loext:opacity="0%" style:font-name="Calibri1" fo:font-size="10pt" fo:font-weight="normal" officeooo:rsid="03b2bb79" fo:background-color="transparent" loext:char-shading-value="0" style:font-name-asian="Calibri1" style:font-size-asian="10pt" style:font-name-complex="Calibri1" style:font-size-complex="10pt"/>
    </style:style>
    <style:style style:name="T108" style:family="text">
      <style:text-properties style:use-window-font-color="true" loext:opacity="0%" style:font-name="Calibri1" fo:font-size="10pt" fo:font-weight="normal" officeooo:rsid="03b32caf" fo:background-color="transparent" loext:char-shading-value="0" style:font-name-asian="Calibri1" style:font-size-asian="10pt" style:font-name-complex="Calibri1" style:font-size-complex="10pt"/>
    </style:style>
    <style:style style:name="T109" style:family="text">
      <style:text-properties style:use-window-font-color="true" loext:opacity="0%" style:font-name="Calibri1" fo:font-size="10pt" fo:font-weight="normal" officeooo:rsid="03b3b132" fo:background-color="transparent" loext:char-shading-value="0" style:font-name-asian="Calibri1" style:font-size-asian="10pt" style:font-name-complex="Calibri1" style:font-size-complex="10pt"/>
    </style:style>
    <style:style style:name="T110" style:family="text">
      <style:text-properties style:use-window-font-color="true" loext:opacity="0%" style:font-name="Calibri1" fo:font-size="10pt" fo:font-weight="normal" officeooo:rsid="03b57936" fo:background-color="transparent" loext:char-shading-value="0" style:font-name-asian="Calibri1" style:font-size-asian="10pt" style:font-name-complex="Calibri1" style:font-size-complex="10pt"/>
    </style:style>
    <style:style style:name="T111" style:family="text">
      <style:text-properties style:use-window-font-color="true" loext:opacity="0%" style:font-name="Calibri1" fo:font-size="10pt" fo:font-weight="normal" officeooo:rsid="03b6a327" fo:background-color="transparent" loext:char-shading-value="0" style:font-name-asian="Calibri1" style:font-size-asian="10pt" style:font-name-complex="Calibri1" style:font-size-complex="10pt"/>
    </style:style>
    <style:style style:name="T112" style:family="text">
      <style:text-properties style:use-window-font-color="true" loext:opacity="0%" style:font-name="Calibri1" fo:font-size="10pt" fo:font-weight="normal" officeooo:rsid="03b85382" fo:background-color="transparent" loext:char-shading-value="0" style:font-name-asian="Calibri1" style:font-size-asian="10pt" style:font-name-complex="Calibri1" style:font-size-complex="10pt"/>
    </style:style>
    <style:style style:name="T113" style:family="text">
      <style:text-properties style:use-window-font-color="true" loext:opacity="0%" style:font-name="Calibri1" fo:font-size="10pt" fo:font-weight="normal" officeooo:rsid="03b923e7" fo:background-color="transparent" loext:char-shading-value="0" style:font-name-asian="Calibri1" style:font-size-asian="10pt" style:font-name-complex="Calibri1" style:font-size-complex="10pt"/>
    </style:style>
    <style:style style:name="T114" style:family="text">
      <style:text-properties style:use-window-font-color="true" loext:opacity="0%" style:font-name="Calibri1" fo:font-size="10pt" fo:font-weight="normal" officeooo:rsid="03bb05e2" fo:background-color="transparent" loext:char-shading-value="0" style:font-name-asian="Calibri1" style:font-size-asian="10pt" style:font-name-complex="Calibri1" style:font-size-complex="10pt"/>
    </style:style>
    <style:style style:name="T115" style:family="text">
      <style:text-properties style:use-window-font-color="true" loext:opacity="0%" style:font-name="Calibri1" fo:font-size="10pt" fo:font-weight="normal" officeooo:rsid="03bca10b" fo:background-color="transparent" loext:char-shading-value="0" style:font-name-asian="Calibri1" style:font-size-asian="10pt" style:font-name-complex="Calibri1" style:font-size-complex="10pt"/>
    </style:style>
    <style:style style:name="T116" style:family="text">
      <style:text-properties style:use-window-font-color="true" loext:opacity="0%" style:font-name="Calibri1" fo:font-size="10pt" fo:font-weight="normal" officeooo:rsid="03bd5d55" fo:background-color="transparent" loext:char-shading-value="0" style:font-name-asian="Calibri1" style:font-size-asian="10pt" style:font-name-complex="Calibri1" style:font-size-complex="10pt"/>
    </style:style>
    <style:style style:name="T117" style:family="text">
      <style:text-properties style:use-window-font-color="true" loext:opacity="0%" style:font-name="Calibri1" fo:font-size="10pt" fo:font-weight="normal" officeooo:rsid="03be648c" fo:background-color="transparent" loext:char-shading-value="0" style:font-name-asian="Calibri1" style:font-size-asian="10pt" style:font-name-complex="Calibri1" style:font-size-complex="10pt"/>
    </style:style>
    <style:style style:name="T118" style:family="text">
      <style:text-properties style:use-window-font-color="true" loext:opacity="0%" style:font-name="Calibri1" fo:font-size="10pt" fo:font-weight="normal" officeooo:rsid="03c04810" fo:background-color="transparent" loext:char-shading-value="0" style:font-name-asian="Calibri1" style:font-size-asian="10pt" style:font-name-complex="Calibri1" style:font-size-complex="10pt"/>
    </style:style>
    <style:style style:name="T119" style:family="text">
      <style:text-properties style:use-window-font-color="true" loext:opacity="0%" style:font-name="Calibri1" fo:font-size="10pt" fo:font-weight="normal" officeooo:rsid="03c24197" fo:background-color="transparent" loext:char-shading-value="0" style:font-name-asian="Calibri1" style:font-size-asian="10pt" style:font-name-complex="Calibri1" style:font-size-complex="10pt"/>
    </style:style>
    <style:style style:name="T120" style:family="text">
      <style:text-properties style:use-window-font-color="true" loext:opacity="0%" style:font-name="Calibri1" fo:font-size="10pt" fo:font-weight="normal" officeooo:rsid="03c3e0a2" fo:background-color="transparent" loext:char-shading-value="0" style:font-name-asian="Calibri1" style:font-size-asian="10pt" style:font-name-complex="Calibri1" style:font-size-complex="10pt"/>
    </style:style>
    <style:style style:name="T121" style:family="text">
      <style:text-properties style:use-window-font-color="true" loext:opacity="0%" style:font-name="Calibri1" fo:font-size="10pt" fo:font-weight="normal" officeooo:rsid="03c3f300" fo:background-color="transparent" loext:char-shading-value="0" style:font-name-asian="Calibri1" style:font-size-asian="10pt" style:font-name-complex="Calibri1" style:font-size-complex="10pt"/>
    </style:style>
    <style:style style:name="T122" style:family="text">
      <style:text-properties style:use-window-font-color="true" loext:opacity="0%" style:font-name="Calibri1" fo:font-size="10pt" fo:font-weight="normal" officeooo:rsid="03c4cc8e" fo:background-color="transparent" loext:char-shading-value="0" style:font-name-asian="Calibri1" style:font-size-asian="10pt" style:font-name-complex="Calibri1" style:font-size-complex="10pt"/>
    </style:style>
    <style:style style:name="T123" style:family="text">
      <style:text-properties style:use-window-font-color="true" loext:opacity="0%" style:font-name="Calibri1" fo:font-size="10pt" fo:font-weight="normal" officeooo:rsid="03c82aa9" fo:background-color="transparent" loext:char-shading-value="0" style:font-name-asian="Calibri1" style:font-size-asian="10pt" style:font-name-complex="Calibri1" style:font-size-complex="10pt"/>
    </style:style>
    <style:style style:name="T124" style:family="text">
      <style:text-properties style:use-window-font-color="true" loext:opacity="0%" style:font-name="Calibri1" fo:font-size="10pt" fo:font-weight="normal" officeooo:rsid="03c90f0a" fo:background-color="transparent" loext:char-shading-value="0" style:font-name-asian="Calibri1" style:font-size-asian="10pt" style:font-name-complex="Calibri1" style:font-size-complex="10pt"/>
    </style:style>
    <style:style style:name="T125" style:family="text">
      <style:text-properties style:use-window-font-color="true" loext:opacity="0%" style:font-name="Calibri1" fo:font-size="10pt" fo:font-weight="normal" officeooo:rsid="03c9fdfa" fo:background-color="transparent" loext:char-shading-value="0" style:font-name-asian="Calibri1" style:font-size-asian="10pt" style:font-name-complex="Calibri1" style:font-size-complex="10pt"/>
    </style:style>
    <style:style style:name="T126" style:family="text">
      <style:text-properties style:use-window-font-color="true" loext:opacity="0%" style:font-name="Calibri1" fo:font-size="10pt" fo:font-weight="normal" officeooo:rsid="03cb6a94" fo:background-color="transparent" loext:char-shading-value="0" style:font-name-asian="Calibri1" style:font-size-asian="10pt" style:font-name-complex="Calibri1" style:font-size-complex="10pt"/>
    </style:style>
    <style:style style:name="T127" style:family="text">
      <style:text-properties style:use-window-font-color="true" loext:opacity="0%" style:font-name="Calibri1" fo:font-size="10pt" fo:font-weight="normal" officeooo:rsid="03ccca35" fo:background-color="transparent" loext:char-shading-value="0" style:font-name-asian="Calibri1" style:font-size-asian="10pt" style:font-name-complex="Calibri1" style:font-size-complex="10pt"/>
    </style:style>
    <style:style style:name="T128" style:family="text">
      <style:text-properties style:use-window-font-color="true" loext:opacity="0%" style:font-name="Calibri1" fo:font-size="10pt" fo:font-weight="normal" officeooo:rsid="03cef1ed" fo:background-color="transparent" loext:char-shading-value="0" style:font-name-asian="Calibri1" style:font-size-asian="10pt" style:font-name-complex="Calibri1" style:font-size-complex="10pt"/>
    </style:style>
    <style:style style:name="T129" style:family="text">
      <style:text-properties style:use-window-font-color="true" loext:opacity="0%" style:font-name="Calibri1" fo:font-size="10pt" fo:font-weight="normal" officeooo:rsid="03d03ec4" fo:background-color="transparent" loext:char-shading-value="0" style:font-name-asian="Calibri1" style:font-size-asian="10pt" style:font-name-complex="Calibri1" style:font-size-complex="10pt"/>
    </style:style>
    <style:style style:name="T130" style:family="text">
      <style:text-properties style:use-window-font-color="true" loext:opacity="0%" style:font-name="Calibri1" fo:font-size="10pt" fo:font-weight="normal" officeooo:rsid="03d14a68" fo:background-color="transparent" loext:char-shading-value="0" style:font-name-asian="Calibri1" style:font-size-asian="10pt" style:font-name-complex="Calibri1" style:font-size-complex="10pt"/>
    </style:style>
    <style:style style:name="T131" style:family="text">
      <style:text-properties style:use-window-font-color="true" loext:opacity="0%" style:font-name="Calibri1" fo:font-size="10pt" fo:font-weight="normal" officeooo:rsid="03d2905e" fo:background-color="transparent" loext:char-shading-value="0" style:font-name-asian="Calibri1" style:font-size-asian="10pt" style:font-name-complex="Calibri1" style:font-size-complex="10pt"/>
    </style:style>
    <style:style style:name="T132" style:family="text">
      <style:text-properties style:use-window-font-color="true" loext:opacity="0%" style:font-name="Calibri1" fo:font-size="10pt" fo:font-weight="normal" officeooo:rsid="03d45ed1" fo:background-color="transparent" loext:char-shading-value="0" style:font-name-asian="Calibri1" style:font-size-asian="10pt" style:font-name-complex="Calibri1" style:font-size-complex="10pt"/>
    </style:style>
    <style:style style:name="T133" style:family="text">
      <style:text-properties style:use-window-font-color="true" loext:opacity="0%" style:font-name="Calibri1" fo:font-size="10pt" fo:font-weight="normal" officeooo:rsid="03f8c9d3" fo:background-color="transparent" loext:char-shading-value="0" style:font-name-asian="Calibri1" style:font-size-asian="10pt" style:font-name-complex="Calibri1" style:font-size-complex="10pt"/>
    </style:style>
    <style:style style:name="T134" style:family="text">
      <style:text-properties style:use-window-font-color="true" loext:opacity="0%" style:font-name="Calibri1" fo:font-size="10pt" fo:font-weight="normal" officeooo:rsid="03fa2ca0" fo:background-color="transparent" loext:char-shading-value="0" style:font-name-asian="Calibri1" style:font-size-asian="10pt" style:font-name-complex="Calibri1" style:font-size-complex="10pt"/>
    </style:style>
    <style:style style:name="T135" style:family="text">
      <style:text-properties style:use-window-font-color="true" loext:opacity="0%" style:font-name="Calibri1" fo:font-size="10pt" fo:font-weight="normal" officeooo:rsid="03fdf981" fo:background-color="transparent" loext:char-shading-value="0" style:font-name-asian="Calibri1" style:font-size-asian="10pt" style:font-name-complex="Calibri1" style:font-size-complex="10pt"/>
    </style:style>
    <style:style style:name="T136" style:family="text">
      <style:text-properties style:use-window-font-color="true" loext:opacity="0%" style:font-name="Calibri1" fo:font-size="10pt" fo:font-weight="normal" officeooo:rsid="040bbe5c" fo:background-color="transparent" loext:char-shading-value="0" style:font-name-asian="Calibri1" style:font-size-asian="10pt" style:font-name-complex="Calibri1" style:font-size-complex="10pt"/>
    </style:style>
    <style:style style:name="T137" style:family="text">
      <style:text-properties style:use-window-font-color="true" loext:opacity="0%" style:font-name="Calibri1" fo:font-size="10pt" fo:font-weight="normal" officeooo:rsid="040a4e2e" fo:background-color="transparent" loext:char-shading-value="0" style:font-name-asian="Calibri1" style:font-size-asian="10pt" style:font-name-complex="Calibri1" style:font-size-complex="10pt"/>
    </style:style>
    <style:style style:name="T138" style:family="text">
      <style:text-properties style:use-window-font-color="true" loext:opacity="0%" style:font-name="Calibri1" fo:font-size="10pt" fo:font-weight="normal" officeooo:rsid="040de443" fo:background-color="transparent" loext:char-shading-value="0" style:font-name-asian="Calibri1" style:font-size-asian="10pt" style:font-name-complex="Calibri1" style:font-size-complex="10pt"/>
    </style:style>
    <style:style style:name="T139" style:family="text">
      <style:text-properties style:use-window-font-color="true" loext:opacity="0%" style:font-name="Calibri1" fo:font-size="10pt" fo:font-weight="normal" officeooo:rsid="040f0015" fo:background-color="transparent" loext:char-shading-value="0" style:font-name-asian="Calibri1" style:font-size-asian="10pt" style:font-name-complex="Calibri1" style:font-size-complex="10pt"/>
    </style:style>
    <style:style style:name="T140" style:family="text">
      <style:text-properties style:use-window-font-color="true" loext:opacity="0%" style:font-name="Calibri1" fo:font-size="10pt" fo:font-weight="normal" officeooo:rsid="0410cd36" fo:background-color="transparent" loext:char-shading-value="0" style:font-name-asian="Calibri1" style:font-size-asian="10pt" style:font-name-complex="Calibri1" style:font-size-complex="10pt"/>
    </style:style>
    <style:style style:name="T141" style:family="text">
      <style:text-properties style:use-window-font-color="true" loext:opacity="0%" style:font-name="Calibri1" fo:font-size="10pt" fo:font-weight="normal" officeooo:rsid="04118067" fo:background-color="transparent" loext:char-shading-value="0" style:font-name-asian="Calibri1" style:font-size-asian="10pt" style:font-name-complex="Calibri1" style:font-size-complex="10pt"/>
    </style:style>
    <style:style style:name="T142" style:family="text">
      <style:text-properties style:use-window-font-color="true" loext:opacity="0%" style:font-name="Calibri1" fo:font-size="10pt" fo:font-weight="normal" officeooo:rsid="0412e192" fo:background-color="transparent" loext:char-shading-value="0" style:font-name-asian="Calibri1" style:font-size-asian="10pt" style:font-name-complex="Calibri1" style:font-size-complex="10pt"/>
    </style:style>
    <style:style style:name="T143" style:family="text">
      <style:text-properties style:use-window-font-color="true" loext:opacity="0%" style:font-name="Calibri1" fo:font-size="10pt" fo:font-weight="normal" officeooo:rsid="04147341" fo:background-color="transparent" loext:char-shading-value="0" style:font-name-asian="Calibri1" style:font-size-asian="10pt" style:font-name-complex="Calibri1" style:font-size-complex="10pt"/>
    </style:style>
    <style:style style:name="T144" style:family="text">
      <style:text-properties style:use-window-font-color="true" loext:opacity="0%" style:font-name="Calibri1" fo:font-size="10pt" fo:font-weight="normal" officeooo:rsid="0415870a" fo:background-color="transparent" loext:char-shading-value="0" style:font-name-asian="Calibri1" style:font-size-asian="10pt" style:font-name-complex="Calibri1" style:font-size-complex="10pt"/>
    </style:style>
    <style:style style:name="T145" style:family="text">
      <style:text-properties style:use-window-font-color="true" loext:opacity="0%" style:font-name="Calibri1" fo:font-size="10pt" fo:font-weight="normal" officeooo:rsid="041651cb" fo:background-color="transparent" loext:char-shading-value="0" style:font-name-asian="Calibri1" style:font-size-asian="10pt" style:font-name-complex="Calibri1" style:font-size-complex="10pt"/>
    </style:style>
    <style:style style:name="T146" style:family="text">
      <style:text-properties style:use-window-font-color="true" loext:opacity="0%" style:font-name="Calibri1" fo:font-size="10pt" fo:font-weight="normal" officeooo:rsid="0417ba76" fo:background-color="transparent" loext:char-shading-value="0" style:font-name-asian="Calibri1" style:font-size-asian="10pt" style:font-name-complex="Calibri1" style:font-size-complex="10pt"/>
    </style:style>
    <style:style style:name="T147" style:family="text">
      <style:text-properties style:use-window-font-color="true" loext:opacity="0%" style:font-name="Calibri1" fo:font-size="10pt" fo:font-weight="normal" officeooo:rsid="0419aceb" fo:background-color="transparent" loext:char-shading-value="0" style:font-name-asian="Calibri1" style:font-size-asian="10pt" style:font-name-complex="Calibri1" style:font-size-complex="10pt"/>
    </style:style>
    <style:style style:name="T148" style:family="text">
      <style:text-properties style:use-window-font-color="true" loext:opacity="0%" style:font-name="Calibri1" fo:font-size="10pt" fo:font-weight="normal" officeooo:rsid="041a27cf" fo:background-color="transparent" loext:char-shading-value="0" style:font-name-asian="Calibri1" style:font-size-asian="10pt" style:font-name-complex="Calibri1" style:font-size-complex="10pt"/>
    </style:style>
    <style:style style:name="T149" style:family="text">
      <style:text-properties style:use-window-font-color="true" loext:opacity="0%" style:font-name="Calibri1" fo:font-size="10pt" fo:font-weight="normal" officeooo:rsid="041c40a3" fo:background-color="transparent" loext:char-shading-value="0" style:font-name-asian="Calibri1" style:font-size-asian="10pt" style:font-name-complex="Calibri1" style:font-size-complex="10pt"/>
    </style:style>
    <style:style style:name="T150" style:family="text">
      <style:text-properties style:use-window-font-color="true" loext:opacity="0%" style:font-name="Calibri1" fo:font-size="10pt" fo:font-weight="normal" officeooo:rsid="041d36d2" fo:background-color="transparent" loext:char-shading-value="0" style:font-name-asian="Calibri1" style:font-size-asian="10pt" style:font-name-complex="Calibri1" style:font-size-complex="10pt"/>
    </style:style>
    <style:style style:name="T151" style:family="text">
      <style:text-properties style:use-window-font-color="true" loext:opacity="0%" style:font-name="Calibri1" fo:font-size="10pt" fo:font-weight="normal" officeooo:rsid="0420a310" fo:background-color="transparent" loext:char-shading-value="0" style:font-name-asian="Calibri1" style:font-size-asian="10pt" style:font-name-complex="Calibri1" style:font-size-complex="10pt"/>
    </style:style>
    <style:style style:name="T152" style:family="text">
      <style:text-properties style:use-window-font-color="true" loext:opacity="0%" style:font-name="Calibri1" fo:font-size="10pt" fo:font-weight="normal" officeooo:rsid="04226f45" fo:background-color="transparent" loext:char-shading-value="0" style:font-name-asian="Calibri1" style:font-size-asian="10pt" style:font-name-complex="Calibri1" style:font-size-complex="10pt"/>
    </style:style>
    <style:style style:name="T153" style:family="text">
      <style:text-properties style:use-window-font-color="true" loext:opacity="0%" style:font-name="Calibri1" fo:font-size="10pt" fo:font-weight="normal" officeooo:rsid="04230052" fo:background-color="transparent" loext:char-shading-value="0" style:font-name-asian="Calibri1" style:font-size-asian="10pt" style:font-name-complex="Calibri1" style:font-size-complex="10pt"/>
    </style:style>
    <style:style style:name="T154" style:family="text">
      <style:text-properties style:use-window-font-color="true" loext:opacity="0%" style:font-name="Calibri1" fo:font-size="10pt" fo:font-weight="normal" officeooo:rsid="0424bef8" fo:background-color="transparent" loext:char-shading-value="0" style:font-name-asian="Calibri1" style:font-size-asian="10pt" style:font-name-complex="Calibri1" style:font-size-complex="10pt"/>
    </style:style>
    <style:style style:name="T155" style:family="text">
      <style:text-properties style:use-window-font-color="true" loext:opacity="0%" style:font-name="Calibri1" fo:font-size="10pt" fo:font-weight="normal" officeooo:rsid="0426b609" fo:background-color="transparent" loext:char-shading-value="0" style:font-name-asian="Calibri1" style:font-size-asian="10pt" style:font-name-complex="Calibri1" style:font-size-complex="10pt"/>
    </style:style>
    <style:style style:name="T156" style:family="text">
      <style:text-properties style:use-window-font-color="true" loext:opacity="0%" style:font-name="Calibri1" fo:font-size="10pt" fo:font-weight="normal" officeooo:rsid="04280eaa" fo:background-color="transparent" loext:char-shading-value="0" style:font-name-asian="Calibri1" style:font-size-asian="10pt" style:font-name-complex="Calibri1" style:font-size-complex="10pt"/>
    </style:style>
    <style:style style:name="T157" style:family="text">
      <style:text-properties style:use-window-font-color="true" loext:opacity="0%" style:font-name="Calibri1" fo:font-size="10pt" fo:font-weight="normal" officeooo:rsid="0428a36b" fo:background-color="transparent" loext:char-shading-value="0" style:font-name-asian="Calibri1" style:font-size-asian="10pt" style:font-name-complex="Calibri1" style:font-size-complex="10pt"/>
    </style:style>
    <style:style style:name="T158" style:family="text">
      <style:text-properties style:use-window-font-color="true" loext:opacity="0%" style:font-name="Calibri1" fo:font-size="10pt" fo:font-weight="normal" officeooo:rsid="042975ab" fo:background-color="transparent" loext:char-shading-value="0" style:font-name-asian="Calibri1" style:font-size-asian="10pt" style:font-name-complex="Calibri1" style:font-size-complex="10pt"/>
    </style:style>
    <style:style style:name="T159" style:family="text">
      <style:text-properties style:use-window-font-color="true" loext:opacity="0%" style:font-name="Calibri1" fo:font-size="10pt" fo:font-weight="normal" officeooo:rsid="042c86aa" fo:background-color="transparent" loext:char-shading-value="0" style:font-name-asian="Calibri1" style:font-size-asian="10pt" style:font-name-complex="Calibri1" style:font-size-complex="10pt"/>
    </style:style>
    <style:style style:name="T160" style:family="text">
      <style:text-properties style:use-window-font-color="true" loext:opacity="0%" style:font-name="Calibri1" fo:font-size="10pt" fo:font-weight="normal" officeooo:rsid="042d70c1" fo:background-color="transparent" loext:char-shading-value="0" style:font-name-asian="Calibri1" style:font-size-asian="10pt" style:font-name-complex="Calibri1" style:font-size-complex="10pt"/>
    </style:style>
    <style:style style:name="T161" style:family="text">
      <style:text-properties style:use-window-font-color="true" loext:opacity="0%" style:font-name="Calibri1" fo:font-size="10pt" fo:font-weight="normal" officeooo:rsid="042f0c2e" fo:background-color="transparent" loext:char-shading-value="0" style:font-name-asian="Calibri1" style:font-size-asian="10pt" style:font-name-complex="Calibri1" style:font-size-complex="10pt"/>
    </style:style>
    <style:style style:name="T162" style:family="text">
      <style:text-properties style:use-window-font-color="true" loext:opacity="0%" style:font-name="Calibri1" fo:font-size="10pt" fo:font-weight="normal" officeooo:rsid="043370a1" fo:background-color="transparent" loext:char-shading-value="0" style:font-name-asian="Calibri1" style:font-size-asian="10pt" style:font-name-complex="Calibri1" style:font-size-complex="10pt"/>
    </style:style>
    <style:style style:name="T163" style:family="text">
      <style:text-properties style:use-window-font-color="true" loext:opacity="0%" style:font-name="Calibri1" fo:font-size="10pt" fo:font-weight="normal" officeooo:rsid="04343886" fo:background-color="transparent" loext:char-shading-value="0" style:font-name-asian="Calibri1" style:font-size-asian="10pt" style:font-name-complex="Calibri1" style:font-size-complex="10pt"/>
    </style:style>
    <style:style style:name="T164" style:family="text">
      <style:text-properties style:use-window-font-color="true" loext:opacity="0%" style:font-name="Calibri1" fo:font-size="10pt" fo:font-weight="normal" officeooo:rsid="0434680c" fo:background-color="transparent" loext:char-shading-value="0" style:font-name-asian="Calibri1" style:font-size-asian="10pt" style:font-name-complex="Calibri1" style:font-size-complex="10pt"/>
    </style:style>
    <style:style style:name="T165" style:family="text">
      <style:text-properties style:use-window-font-color="true" loext:opacity="0%" style:font-name="Calibri1" fo:font-size="10pt" fo:font-weight="normal" officeooo:rsid="04356d97" fo:background-color="transparent" loext:char-shading-value="0" style:font-name-asian="Calibri1" style:font-size-asian="10pt" style:font-name-complex="Calibri1" style:font-size-complex="10pt"/>
    </style:style>
    <style:style style:name="T166" style:family="text">
      <style:text-properties style:use-window-font-color="true" loext:opacity="0%" style:font-name="Calibri1" fo:font-size="10pt" fo:font-weight="normal" officeooo:rsid="0436336e" fo:background-color="transparent" loext:char-shading-value="0" style:font-name-asian="Calibri1" style:font-size-asian="10pt" style:font-name-complex="Calibri1" style:font-size-complex="10pt"/>
    </style:style>
    <style:style style:name="T167" style:family="text">
      <style:text-properties style:use-window-font-color="true" loext:opacity="0%" style:font-name="Calibri1" fo:font-size="10pt" fo:font-weight="normal" officeooo:rsid="0436ee93" fo:background-color="transparent" loext:char-shading-value="0" style:font-name-asian="Calibri1" style:font-size-asian="10pt" style:font-name-complex="Calibri1" style:font-size-complex="10pt"/>
    </style:style>
    <style:style style:name="T168" style:family="text">
      <style:text-properties style:use-window-font-color="true" loext:opacity="0%" style:font-name="Calibri1" fo:font-size="10pt" fo:font-weight="normal" officeooo:rsid="0438e14d" fo:background-color="transparent" loext:char-shading-value="0" style:font-name-asian="Calibri1" style:font-size-asian="10pt" style:font-name-complex="Calibri1" style:font-size-complex="10pt"/>
    </style:style>
    <style:style style:name="T169" style:family="text">
      <style:text-properties style:use-window-font-color="true" loext:opacity="0%" style:font-name="Calibri1" fo:font-size="10pt" fo:font-weight="normal" officeooo:rsid="043e65c8" fo:background-color="transparent" loext:char-shading-value="0" style:font-name-asian="Calibri1" style:font-size-asian="10pt" style:font-name-complex="Calibri1" style:font-size-complex="10pt"/>
    </style:style>
    <style:style style:name="T170" style:family="text">
      <style:text-properties style:use-window-font-color="true" loext:opacity="0%" style:font-name="Calibri1" fo:font-size="10pt" fo:font-weight="normal" officeooo:rsid="043f4d80" fo:background-color="transparent" loext:char-shading-value="0" style:font-name-asian="Calibri1" style:font-size-asian="10pt" style:font-name-complex="Calibri1" style:font-size-complex="10pt"/>
    </style:style>
    <style:style style:name="T171" style:family="text">
      <style:text-properties style:use-window-font-color="true" loext:opacity="0%" style:font-name="Calibri1" fo:font-size="10pt" fo:font-weight="normal" officeooo:rsid="04407f4f" fo:background-color="transparent" loext:char-shading-value="0" style:font-name-asian="Calibri1" style:font-size-asian="10pt" style:font-name-complex="Calibri1" style:font-size-complex="10pt"/>
    </style:style>
    <style:style style:name="T172" style:family="text">
      <style:text-properties style:use-window-font-color="true" loext:opacity="0%" style:font-name="Calibri1" fo:font-size="10pt" fo:font-weight="normal" officeooo:rsid="04421d91" fo:background-color="transparent" loext:char-shading-value="0" style:font-name-asian="Calibri1" style:font-size-asian="10pt" style:font-name-complex="Calibri1" style:font-size-complex="10pt"/>
    </style:style>
    <style:style style:name="T173" style:family="text">
      <style:text-properties style:use-window-font-color="true" loext:opacity="0%" style:font-name="Calibri1" fo:font-size="10pt" fo:font-weight="normal" officeooo:rsid="0443f29b" fo:background-color="transparent" loext:char-shading-value="0" style:font-name-asian="Calibri1" style:font-size-asian="10pt" style:font-name-complex="Calibri1" style:font-size-complex="10pt"/>
    </style:style>
    <style:style style:name="T174" style:family="text">
      <style:text-properties style:use-window-font-color="true" loext:opacity="0%" style:font-name="Calibri1" fo:font-size="10pt" fo:font-weight="normal" officeooo:rsid="046c1b93" fo:background-color="transparent" loext:char-shading-value="0" style:font-name-asian="Calibri1" style:font-size-asian="10pt" style:font-name-complex="Calibri1" style:font-size-complex="10pt"/>
    </style:style>
    <style:style style:name="T175" style:family="text">
      <style:text-properties style:use-window-font-color="true" loext:opacity="0%" style:font-name="Calibri1" fo:font-size="10pt" fo:font-weight="normal" officeooo:rsid="04724f44" fo:background-color="transparent" loext:char-shading-value="0" style:font-name-asian="Calibri1" style:font-size-asian="10pt" style:font-name-complex="Calibri1" style:font-size-complex="10pt"/>
    </style:style>
    <style:style style:name="T176" style:family="text">
      <style:text-properties style:use-window-font-color="true" loext:opacity="0%" style:font-name="Calibri1" fo:font-size="10pt" fo:font-weight="normal" officeooo:rsid="04452957" fo:background-color="transparent" loext:char-shading-value="0" style:font-name-asian="Calibri1" style:font-size-asian="10pt" style:font-name-complex="Calibri1" style:font-size-complex="10pt"/>
    </style:style>
    <style:style style:name="T177" style:family="text">
      <style:text-properties style:use-window-font-color="true" loext:opacity="0%" style:font-name="Calibri1" fo:font-size="10pt" fo:font-weight="normal" officeooo:rsid="0445d6c5" fo:background-color="transparent" loext:char-shading-value="0" style:font-name-asian="Calibri1" style:font-size-asian="10pt" style:font-name-complex="Calibri1" style:font-size-complex="10pt"/>
    </style:style>
    <style:style style:name="T178" style:family="text">
      <style:text-properties style:use-window-font-color="true" loext:opacity="0%" style:font-name="Calibri1" fo:font-size="10pt" fo:font-weight="normal" officeooo:rsid="0448a9be" fo:background-color="transparent" loext:char-shading-value="0" style:font-name-asian="Calibri1" style:font-size-asian="10pt" style:font-name-complex="Calibri1" style:font-size-complex="10pt"/>
    </style:style>
    <style:style style:name="T179" style:family="text">
      <style:text-properties style:use-window-font-color="true" loext:opacity="0%" style:font-name="Calibri1" fo:font-size="10pt" fo:font-weight="normal" officeooo:rsid="0448bc43" fo:background-color="transparent" loext:char-shading-value="0" style:font-name-asian="Calibri1" style:font-size-asian="10pt" style:font-name-complex="Calibri1" style:font-size-complex="10pt"/>
    </style:style>
    <style:style style:name="T180" style:family="text">
      <style:text-properties style:use-window-font-color="true" loext:opacity="0%" style:font-name="Calibri1" fo:font-size="10pt" fo:font-weight="normal" officeooo:rsid="044be488" fo:background-color="transparent" loext:char-shading-value="0" style:font-name-asian="Calibri1" style:font-size-asian="10pt" style:font-name-complex="Calibri1" style:font-size-complex="10pt"/>
    </style:style>
    <style:style style:name="T181" style:family="text">
      <style:text-properties style:use-window-font-color="true" loext:opacity="0%" style:font-name="Calibri1" fo:font-size="10pt" fo:font-weight="normal" officeooo:rsid="044d2e12" fo:background-color="transparent" loext:char-shading-value="0" style:font-name-asian="Calibri1" style:font-size-asian="10pt" style:font-name-complex="Calibri1" style:font-size-complex="10pt"/>
    </style:style>
    <style:style style:name="T182" style:family="text">
      <style:text-properties style:use-window-font-color="true" loext:opacity="0%" style:font-name="Calibri1" fo:font-size="10pt" fo:font-weight="normal" officeooo:rsid="044f0931" fo:background-color="transparent" loext:char-shading-value="0" style:font-name-asian="Calibri1" style:font-size-asian="10pt" style:font-name-complex="Calibri1" style:font-size-complex="10pt"/>
    </style:style>
    <style:style style:name="T183" style:family="text">
      <style:text-properties style:use-window-font-color="true" loext:opacity="0%" style:font-name="Calibri1" fo:font-size="10pt" fo:font-weight="normal" officeooo:rsid="04521814" fo:background-color="transparent" loext:char-shading-value="0" style:font-name-asian="Calibri1" style:font-size-asian="10pt" style:font-name-complex="Calibri1" style:font-size-complex="10pt"/>
    </style:style>
    <style:style style:name="T184" style:family="text">
      <style:text-properties style:use-window-font-color="true" loext:opacity="0%" style:font-name="Calibri1" fo:font-size="10pt" fo:font-weight="normal" officeooo:rsid="04538417" fo:background-color="transparent" loext:char-shading-value="0" style:font-name-asian="Calibri1" style:font-size-asian="10pt" style:font-name-complex="Calibri1" style:font-size-complex="10pt"/>
    </style:style>
    <style:style style:name="T185" style:family="text">
      <style:text-properties style:use-window-font-color="true" loext:opacity="0%" style:font-name="Calibri1" fo:font-size="10pt" fo:font-weight="normal" officeooo:rsid="0459029a" fo:background-color="transparent" loext:char-shading-value="0" style:font-name-asian="Calibri1" style:font-size-asian="10pt" style:font-name-complex="Calibri1" style:font-size-complex="10pt"/>
    </style:style>
    <style:style style:name="T186" style:family="text">
      <style:text-properties style:use-window-font-color="true" loext:opacity="0%" style:font-name="Calibri1" fo:font-size="10pt" fo:font-weight="normal" officeooo:rsid="0456fc0a" fo:background-color="transparent" loext:char-shading-value="0" style:font-name-asian="Calibri1" style:font-size-asian="10pt" style:font-name-complex="Calibri1" style:font-size-complex="10pt"/>
    </style:style>
    <style:style style:name="T187" style:family="text">
      <style:text-properties style:use-window-font-color="true" loext:opacity="0%" style:font-name="Calibri1" fo:font-size="10pt" fo:font-weight="normal" officeooo:rsid="04580758" fo:background-color="transparent" loext:char-shading-value="0" style:font-name-asian="Calibri1" style:font-size-asian="10pt" style:font-name-complex="Calibri1" style:font-size-complex="10pt"/>
    </style:style>
    <style:style style:name="T188" style:family="text">
      <style:text-properties style:use-window-font-color="true" loext:opacity="0%" style:font-name="Calibri1" fo:font-size="10pt" fo:font-weight="normal" officeooo:rsid="04645c3a" fo:background-color="transparent" loext:char-shading-value="0" style:font-name-asian="Calibri1" style:font-size-asian="10pt" style:font-name-complex="Calibri1" style:font-size-complex="10pt"/>
    </style:style>
    <style:style style:name="T189" style:family="text">
      <style:text-properties style:use-window-font-color="true" loext:opacity="0%" style:font-name="Calibri1" fo:font-size="10pt" fo:font-weight="normal" officeooo:rsid="045bb98f" fo:background-color="transparent" loext:char-shading-value="0" style:font-name-asian="Calibri1" style:font-size-asian="10pt" style:font-name-complex="Calibri1" style:font-size-complex="10pt"/>
    </style:style>
    <style:style style:name="T190" style:family="text">
      <style:text-properties style:use-window-font-color="true" loext:opacity="0%" style:font-name="Calibri1" fo:font-size="10pt" fo:font-weight="normal" officeooo:rsid="04649837" fo:background-color="transparent" loext:char-shading-value="0" style:font-name-asian="Calibri1" style:font-size-asian="10pt" style:font-name-complex="Calibri1" style:font-size-complex="10pt"/>
    </style:style>
    <style:style style:name="T191" style:family="text">
      <style:text-properties style:use-window-font-color="true" loext:opacity="0%" style:font-name="Calibri1" fo:font-size="10pt" fo:font-weight="normal" officeooo:rsid="045cf4bc" fo:background-color="transparent" loext:char-shading-value="0" style:font-name-asian="Calibri1" style:font-size-asian="10pt" style:font-name-complex="Calibri1" style:font-size-complex="10pt"/>
    </style:style>
    <style:style style:name="T192" style:family="text">
      <style:text-properties style:use-window-font-color="true" loext:opacity="0%" style:font-name="Calibri1" fo:font-size="10pt" fo:font-weight="normal" officeooo:rsid="045e8773" fo:background-color="transparent" loext:char-shading-value="0" style:font-name-asian="Calibri1" style:font-size-asian="10pt" style:font-name-complex="Calibri1" style:font-size-complex="10pt"/>
    </style:style>
    <style:style style:name="T193" style:family="text">
      <style:text-properties style:use-window-font-color="true" loext:opacity="0%" style:font-name="Calibri1" fo:font-size="10pt" fo:font-weight="normal" officeooo:rsid="046015f6" fo:background-color="transparent" loext:char-shading-value="0" style:font-name-asian="Calibri1" style:font-size-asian="10pt" style:font-name-complex="Calibri1" style:font-size-complex="10pt"/>
    </style:style>
    <style:style style:name="T194" style:family="text">
      <style:text-properties style:use-window-font-color="true" loext:opacity="0%" style:font-name="Calibri1" fo:font-size="10pt" fo:font-weight="normal" officeooo:rsid="046189ca" fo:background-color="transparent" loext:char-shading-value="0" style:font-name-asian="Calibri1" style:font-size-asian="10pt" style:font-name-complex="Calibri1" style:font-size-complex="10pt"/>
    </style:style>
    <style:style style:name="T195" style:family="text">
      <style:text-properties style:use-window-font-color="true" loext:opacity="0%" style:font-name="Calibri1" fo:font-size="10pt" fo:font-weight="normal" officeooo:rsid="04631fe7" fo:background-color="transparent" loext:char-shading-value="0" style:font-name-asian="Calibri1" style:font-size-asian="10pt" style:font-name-complex="Calibri1" style:font-size-complex="10pt"/>
    </style:style>
    <style:style style:name="T196" style:family="text">
      <style:text-properties style:use-window-font-color="true" loext:opacity="0%" style:font-name="Calibri1" fo:font-size="10pt" fo:font-weight="normal" officeooo:rsid="0470afe5" fo:background-color="transparent" loext:char-shading-value="0" style:font-name-asian="Calibri1" style:font-size-asian="10pt" style:font-name-complex="Calibri1" style:font-size-complex="10pt"/>
    </style:style>
    <style:style style:name="T197" style:family="text">
      <style:text-properties style:use-window-font-color="true" loext:opacity="0%" style:font-name="Calibri1" fo:font-size="10pt" fo:font-weight="normal" officeooo:rsid="046abacc" fo:background-color="transparent" loext:char-shading-value="0" style:font-name-asian="Calibri1" style:font-size-asian="10pt" style:font-name-complex="Calibri1" style:font-size-complex="10pt"/>
    </style:style>
    <style:style style:name="T198" style:family="text">
      <style:text-properties style:use-window-font-color="true" loext:opacity="0%" style:font-name="Calibri1" fo:font-size="10pt" fo:font-weight="normal" officeooo:rsid="04678ecd" fo:background-color="transparent" loext:char-shading-value="0" style:font-name-asian="Calibri1" style:font-size-asian="10pt" style:font-name-complex="Calibri1" style:font-size-complex="10pt"/>
    </style:style>
    <style:style style:name="T199" style:family="text">
      <style:text-properties style:use-window-font-color="true" loext:opacity="0%" style:font-name="Calibri1" fo:font-size="10pt" fo:font-weight="normal" officeooo:rsid="04742c5a" fo:background-color="transparent" loext:char-shading-value="0" style:font-name-asian="Calibri1" style:font-size-asian="10pt" style:font-name-complex="Calibri1" style:font-size-complex="10pt"/>
    </style:style>
    <style:style style:name="T200" style:family="text">
      <style:text-properties style:use-window-font-color="true" loext:opacity="0%" style:font-name="Calibri1" fo:font-size="10pt" fo:font-weight="normal" officeooo:rsid="04759524" fo:background-color="transparent" loext:char-shading-value="0" style:font-name-asian="Calibri1" style:font-size-asian="10pt" style:font-name-complex="Calibri1" style:font-size-complex="10pt"/>
    </style:style>
    <style:style style:name="T201" style:family="text">
      <style:text-properties style:use-window-font-color="true" loext:opacity="0%" style:font-name="Calibri1" fo:font-size="10pt" fo:font-weight="normal" officeooo:rsid="04778e71" fo:background-color="transparent" loext:char-shading-value="0" style:font-name-asian="Calibri1" style:font-size-asian="10pt" style:font-name-complex="Calibri1" style:font-size-complex="10pt"/>
    </style:style>
    <style:style style:name="T202" style:family="text">
      <style:text-properties style:use-window-font-color="true" loext:opacity="0%" style:font-name="Calibri1" fo:font-size="10pt" fo:font-weight="normal" officeooo:rsid="0477db45" fo:background-color="transparent" loext:char-shading-value="0" style:font-name-asian="Calibri1" style:font-size-asian="10pt" style:font-name-complex="Calibri1" style:font-size-complex="10pt"/>
    </style:style>
    <style:style style:name="T203" style:family="text">
      <style:text-properties style:use-window-font-color="true" loext:opacity="0%" style:font-name="Calibri1" fo:font-size="10pt" fo:font-weight="normal" officeooo:rsid="04789c80" fo:background-color="transparent" loext:char-shading-value="0" style:font-name-asian="Calibri1" style:font-size-asian="10pt" style:font-name-complex="Calibri1" style:font-size-complex="10pt"/>
    </style:style>
    <style:style style:name="T204" style:family="text">
      <style:text-properties style:use-window-font-color="true" loext:opacity="0%" style:font-name="Calibri1" fo:font-size="10pt" fo:font-weight="normal" officeooo:rsid="0479e085" fo:background-color="transparent" loext:char-shading-value="0" style:font-name-asian="Calibri1" style:font-size-asian="10pt" style:font-name-complex="Calibri1" style:font-size-complex="10pt"/>
    </style:style>
    <style:style style:name="T205" style:family="text">
      <style:text-properties style:use-window-font-color="true" loext:opacity="0%" style:font-name="Calibri1" fo:font-size="10pt" fo:font-weight="normal" officeooo:rsid="047ae87a" fo:background-color="transparent" loext:char-shading-value="0" style:font-name-asian="Calibri1" style:font-size-asian="10pt" style:font-name-complex="Calibri1" style:font-size-complex="10pt"/>
    </style:style>
    <style:style style:name="T206" style:family="text">
      <style:text-properties style:use-window-font-color="true" loext:opacity="0%" style:font-name="Calibri1" fo:font-size="10pt" fo:font-weight="normal" officeooo:rsid="047d6c14" fo:background-color="transparent" loext:char-shading-value="0" style:font-name-asian="Calibri1" style:font-size-asian="10pt" style:font-name-complex="Calibri1" style:font-size-complex="10pt"/>
    </style:style>
    <style:style style:name="T207" style:family="text">
      <style:text-properties style:use-window-font-color="true" loext:opacity="0%" style:font-name="Calibri1" fo:font-size="10pt" fo:font-weight="normal" officeooo:rsid="047d9e05" fo:background-color="transparent" loext:char-shading-value="0" style:font-name-asian="Calibri1" style:font-size-asian="10pt" style:font-name-complex="Calibri1" style:font-size-complex="10pt"/>
    </style:style>
    <style:style style:name="T208" style:family="text">
      <style:text-properties style:use-window-font-color="true" loext:opacity="0%" style:font-name="Calibri1" fo:font-size="10pt" fo:font-weight="normal" officeooo:rsid="047fbce8" fo:background-color="transparent" loext:char-shading-value="0" style:font-name-asian="Calibri1" style:font-size-asian="10pt" style:font-name-complex="Calibri1" style:font-size-complex="10pt"/>
    </style:style>
    <style:style style:name="T209" style:family="text">
      <style:text-properties style:use-window-font-color="true" loext:opacity="0%" style:font-name="Calibri1" fo:font-size="10pt" fo:font-weight="normal" officeooo:rsid="048030e2" fo:background-color="transparent" loext:char-shading-value="0" style:font-name-asian="Calibri1" style:font-size-asian="10pt" style:font-name-complex="Calibri1" style:font-size-complex="10pt"/>
    </style:style>
    <style:style style:name="T210" style:family="text">
      <style:text-properties style:use-window-font-color="true" loext:opacity="0%" style:font-name="Calibri1" fo:font-size="10pt" fo:font-weight="normal" officeooo:rsid="04803cce" fo:background-color="transparent" loext:char-shading-value="0" style:font-name-asian="Calibri1" style:font-size-asian="10pt" style:font-name-complex="Calibri1" style:font-size-complex="10pt"/>
    </style:style>
    <style:style style:name="T211" style:family="text">
      <style:text-properties style:use-window-font-color="true" loext:opacity="0%" style:font-name="Calibri1" fo:font-size="10pt" fo:font-weight="normal" officeooo:rsid="04820848" fo:background-color="transparent" loext:char-shading-value="0" style:font-name-asian="Calibri1" style:font-size-asian="10pt" style:font-name-complex="Calibri1" style:font-size-complex="10pt"/>
    </style:style>
    <style:style style:name="T212" style:family="text">
      <style:text-properties style:use-window-font-color="true" loext:opacity="0%" style:font-name="Calibri1" fo:font-size="10pt" fo:font-weight="normal" officeooo:rsid="0482a0a5" fo:background-color="transparent" loext:char-shading-value="0" style:font-name-asian="Calibri1" style:font-size-asian="10pt" style:font-name-complex="Calibri1" style:font-size-complex="10pt"/>
    </style:style>
    <style:style style:name="T213" style:family="text">
      <style:text-properties style:use-window-font-color="true" loext:opacity="0%" style:font-name="Calibri1" fo:font-size="10pt" fo:font-weight="normal" officeooo:rsid="04841a62" fo:background-color="transparent" loext:char-shading-value="0" style:font-name-asian="Calibri1" style:font-size-asian="10pt" style:font-name-complex="Calibri1" style:font-size-complex="10pt"/>
    </style:style>
    <style:style style:name="T214" style:family="text">
      <style:text-properties style:use-window-font-color="true" loext:opacity="0%" style:font-name="Calibri1" fo:font-size="10pt" fo:font-weight="normal" officeooo:rsid="04861062" fo:background-color="transparent" loext:char-shading-value="0" style:font-name-asian="Calibri1" style:font-size-asian="10pt" style:font-name-complex="Calibri1" style:font-size-complex="10pt"/>
    </style:style>
    <style:style style:name="T215" style:family="text">
      <style:text-properties style:use-window-font-color="true" loext:opacity="0%" style:font-name="Calibri1" fo:font-size="10pt" fo:font-weight="normal" officeooo:rsid="0486528a" fo:background-color="transparent" loext:char-shading-value="0" style:font-name-asian="Calibri1" style:font-size-asian="10pt" style:font-name-complex="Calibri1" style:font-size-complex="10pt"/>
    </style:style>
    <style:style style:name="T216" style:family="text">
      <style:text-properties style:use-window-font-color="true" loext:opacity="0%" style:font-name="Calibri1" fo:font-size="10pt" fo:font-weight="normal" officeooo:rsid="0487fa41" fo:background-color="transparent" loext:char-shading-value="0" style:font-name-asian="Calibri1" style:font-size-asian="10pt" style:font-name-complex="Calibri1" style:font-size-complex="10pt"/>
    </style:style>
    <style:style style:name="T217" style:family="text">
      <style:text-properties style:use-window-font-color="true" loext:opacity="0%" style:font-name="Calibri1" fo:font-size="10pt" fo:font-weight="normal" officeooo:rsid="0489ffed" fo:background-color="transparent" loext:char-shading-value="0" style:font-name-asian="Calibri1" style:font-size-asian="10pt" style:font-name-complex="Calibri1" style:font-size-complex="10pt"/>
    </style:style>
    <style:style style:name="T218" style:family="text">
      <style:text-properties style:use-window-font-color="true" loext:opacity="0%" style:font-name="Calibri1" fo:font-size="10pt" fo:font-weight="normal" officeooo:rsid="048bd1e7" fo:background-color="transparent" loext:char-shading-value="0" style:font-name-asian="Calibri1" style:font-size-asian="10pt" style:font-name-complex="Calibri1" style:font-size-complex="10pt"/>
    </style:style>
    <style:style style:name="T219" style:family="text">
      <style:text-properties style:use-window-font-color="true" loext:opacity="0%" style:font-name="Calibri1" fo:font-size="10pt" fo:font-weight="normal" officeooo:rsid="048bdb7a" fo:background-color="transparent" loext:char-shading-value="0" style:font-name-asian="Calibri1" style:font-size-asian="10pt" style:font-name-complex="Calibri1" style:font-size-complex="10pt"/>
    </style:style>
    <style:style style:name="T220" style:family="text">
      <style:text-properties style:use-window-font-color="true" loext:opacity="0%" style:font-name="Calibri1" fo:font-size="10pt" fo:font-weight="normal" officeooo:rsid="048c8196" fo:background-color="transparent" loext:char-shading-value="0" style:font-name-asian="Calibri1" style:font-size-asian="10pt" style:font-name-complex="Calibri1" style:font-size-complex="10pt"/>
    </style:style>
    <style:style style:name="T221" style:family="text">
      <style:text-properties style:use-window-font-color="true" loext:opacity="0%" style:font-name="Calibri1" fo:font-size="10pt" fo:font-weight="normal" officeooo:rsid="048e4ee2" fo:background-color="transparent" loext:char-shading-value="0" style:font-name-asian="Calibri1" style:font-size-asian="10pt" style:font-name-complex="Calibri1" style:font-size-complex="10pt"/>
    </style:style>
    <style:style style:name="T222" style:family="text">
      <style:text-properties style:use-window-font-color="true" loext:opacity="0%" style:font-name="Calibri1" fo:font-size="10pt" fo:font-weight="normal" officeooo:rsid="04904688" fo:background-color="transparent" loext:char-shading-value="0" style:font-name-asian="Calibri1" style:font-size-asian="10pt" style:font-name-complex="Calibri1" style:font-size-complex="10pt"/>
    </style:style>
    <style:style style:name="T223" style:family="text">
      <style:text-properties style:use-window-font-color="true" loext:opacity="0%" style:font-name="Calibri1" fo:font-size="10pt" fo:font-weight="normal" officeooo:rsid="0490fd5e" fo:background-color="transparent" loext:char-shading-value="0" style:font-name-asian="Calibri1" style:font-size-asian="10pt" style:font-name-complex="Calibri1" style:font-size-complex="10pt"/>
    </style:style>
    <style:style style:name="T224" style:family="text">
      <style:text-properties style:use-window-font-color="true" loext:opacity="0%" style:font-name="Calibri1" fo:font-size="10pt" fo:font-weight="normal" officeooo:rsid="0492055b" fo:background-color="transparent" loext:char-shading-value="0" style:font-name-asian="Calibri1" style:font-size-asian="10pt" style:font-name-complex="Calibri1" style:font-size-complex="10pt"/>
    </style:style>
    <style:style style:name="T225" style:family="text">
      <style:text-properties style:use-window-font-color="true" loext:opacity="0%" style:font-name="Calibri1" fo:font-size="10pt" fo:font-weight="normal" officeooo:rsid="04922502" fo:background-color="transparent" loext:char-shading-value="0" style:font-name-asian="Calibri1" style:font-size-asian="10pt" style:font-name-complex="Calibri1" style:font-size-complex="10pt"/>
    </style:style>
    <style:style style:name="T226" style:family="text">
      <style:text-properties style:use-window-font-color="true" loext:opacity="0%" style:font-name="Calibri1" fo:font-size="10pt" fo:font-weight="normal" officeooo:rsid="0493e9f4" fo:background-color="transparent" loext:char-shading-value="0" style:font-name-asian="Calibri1" style:font-size-asian="10pt" style:font-name-complex="Calibri1" style:font-size-complex="10pt"/>
    </style:style>
    <style:style style:name="T227" style:family="text">
      <style:text-properties style:use-window-font-color="true" loext:opacity="0%" style:font-name="Calibri1" fo:font-size="10pt" fo:font-weight="normal" officeooo:rsid="04951715" fo:background-color="transparent" loext:char-shading-value="0" style:font-name-asian="Calibri1" style:font-size-asian="10pt" style:font-name-complex="Calibri1" style:font-size-complex="10pt"/>
    </style:style>
    <style:style style:name="T228" style:family="text">
      <style:text-properties style:use-window-font-color="true" loext:opacity="0%" style:font-name="Calibri1" fo:font-size="10pt" fo:font-weight="normal" officeooo:rsid="0497c7e0" fo:background-color="transparent" loext:char-shading-value="0" style:font-name-asian="Calibri1" style:font-size-asian="10pt" style:font-name-complex="Calibri1" style:font-size-complex="10pt"/>
    </style:style>
    <style:style style:name="T229" style:family="text">
      <style:text-properties style:use-window-font-color="true" loext:opacity="0%" style:font-name="Calibri1" fo:font-size="10pt" fo:font-weight="normal" officeooo:rsid="0498cf81" fo:background-color="transparent" loext:char-shading-value="0" style:font-name-asian="Calibri1" style:font-size-asian="10pt" style:font-name-complex="Calibri1" style:font-size-complex="10pt"/>
    </style:style>
    <style:style style:name="T230" style:family="text">
      <style:text-properties style:use-window-font-color="true" loext:opacity="0%" style:font-name="Calibri1" fo:font-size="10pt" fo:font-weight="normal" officeooo:rsid="049957d6" fo:background-color="transparent" loext:char-shading-value="0" style:font-name-asian="Calibri1" style:font-size-asian="10pt" style:font-name-complex="Calibri1" style:font-size-complex="10pt"/>
    </style:style>
    <style:style style:name="T231" style:family="text">
      <style:text-properties style:use-window-font-color="true" loext:opacity="0%" style:font-name="Calibri1" fo:font-size="10pt" fo:font-weight="normal" officeooo:rsid="0496e5f2" fo:background-color="transparent" loext:char-shading-value="0" style:font-name-asian="Calibri1" style:font-size-asian="10pt" style:font-name-complex="Calibri1" style:font-size-complex="10pt"/>
    </style:style>
    <style:style style:name="T232" style:family="text">
      <style:text-properties style:use-window-font-color="true" loext:opacity="0%" style:font-name="Calibri1" fo:font-size="10pt" fo:font-weight="normal" officeooo:rsid="04998042" fo:background-color="transparent" loext:char-shading-value="0" style:font-name-asian="Calibri1" style:font-size-asian="10pt" style:font-name-complex="Calibri1" style:font-size-complex="10pt"/>
    </style:style>
    <style:style style:name="T233" style:family="text">
      <style:text-properties style:use-window-font-color="true" loext:opacity="0%" style:font-name="Calibri1" fo:font-size="10pt" fo:font-weight="normal" officeooo:rsid="049b637c" fo:background-color="transparent" loext:char-shading-value="0" style:font-name-asian="Calibri1" style:font-size-asian="10pt" style:font-name-complex="Calibri1" style:font-size-complex="10pt"/>
    </style:style>
    <style:style style:name="T234" style:family="text">
      <style:text-properties style:use-window-font-color="true" loext:opacity="0%" style:font-name="Calibri1" fo:font-size="10pt" fo:font-weight="normal" officeooo:rsid="049e0d5b" fo:background-color="transparent" loext:char-shading-value="0" style:font-name-asian="Calibri1" style:font-size-asian="10pt" style:font-name-complex="Calibri1" style:font-size-complex="10pt"/>
    </style:style>
    <style:style style:name="T235" style:family="text">
      <style:text-properties style:use-window-font-color="true" loext:opacity="0%" style:font-name="Calibri1" fo:font-size="10pt" fo:font-weight="normal" officeooo:rsid="049dbdb4" fo:background-color="transparent" loext:char-shading-value="0" style:font-name-asian="Calibri1" style:font-size-asian="10pt" style:font-name-complex="Calibri1" style:font-size-complex="10pt"/>
    </style:style>
    <style:style style:name="T236" style:family="text">
      <style:text-properties style:use-window-font-color="true" loext:opacity="0%" style:font-name="Calibri1" fo:font-size="10pt" fo:font-weight="normal" officeooo:rsid="049f183a" fo:background-color="transparent" loext:char-shading-value="0" style:font-name-asian="Calibri1" style:font-size-asian="10pt" style:font-name-complex="Calibri1" style:font-size-complex="10pt"/>
    </style:style>
    <style:style style:name="T237" style:family="text">
      <style:text-properties style:use-window-font-color="true" loext:opacity="0%" style:font-name="Calibri1" fo:font-size="10pt" fo:font-weight="normal" officeooo:rsid="04a01f91" fo:background-color="transparent" loext:char-shading-value="0" style:font-name-asian="Calibri1" style:font-size-asian="10pt" style:font-name-complex="Calibri1" style:font-size-complex="10pt"/>
    </style:style>
    <style:style style:name="T238" style:family="text">
      <style:text-properties style:use-window-font-color="true" loext:opacity="0%" style:font-name="Calibri1" fo:font-size="10pt" fo:font-weight="normal" officeooo:rsid="04a13d8e" fo:background-color="transparent" loext:char-shading-value="0" style:font-name-asian="Calibri1" style:font-size-asian="10pt" style:font-name-complex="Calibri1" style:font-size-complex="10pt"/>
    </style:style>
    <style:style style:name="T239" style:family="text">
      <style:text-properties style:use-window-font-color="true" loext:opacity="0%" style:font-name="Calibri1" fo:font-size="10pt" fo:font-weight="normal" officeooo:rsid="04a230c1" fo:background-color="transparent" loext:char-shading-value="0" style:font-name-asian="Calibri1" style:font-size-asian="10pt" style:font-name-complex="Calibri1" style:font-size-complex="10pt"/>
    </style:style>
    <style:style style:name="T240" style:family="text">
      <style:text-properties style:use-window-font-color="true" loext:opacity="0%" style:font-name="Calibri1" fo:font-size="10pt" fo:font-weight="normal" officeooo:rsid="04a25101" fo:background-color="transparent" loext:char-shading-value="0" style:font-name-asian="Calibri1" style:font-size-asian="10pt" style:font-name-complex="Calibri1" style:font-size-complex="10pt"/>
    </style:style>
    <style:style style:name="T241" style:family="text">
      <style:text-properties style:use-window-font-color="true" loext:opacity="0%" style:font-name="Calibri1" fo:font-size="10pt" fo:font-weight="normal" officeooo:rsid="04a26f62" fo:background-color="transparent" loext:char-shading-value="0" style:font-name-asian="Calibri1" style:font-size-asian="10pt" style:font-name-complex="Calibri1" style:font-size-complex="10pt"/>
    </style:style>
    <style:style style:name="T242" style:family="text">
      <style:text-properties style:use-window-font-color="true" loext:opacity="0%" style:font-name="Calibri1" fo:font-size="10pt" fo:font-weight="normal" officeooo:rsid="04a46677" fo:background-color="transparent" loext:char-shading-value="0" style:font-name-asian="Calibri1" style:font-size-asian="10pt" style:font-name-complex="Calibri1" style:font-size-complex="10pt"/>
    </style:style>
    <style:style style:name="T243" style:family="text">
      <style:text-properties style:use-window-font-color="true" loext:opacity="0%" style:font-name="Calibri1" fo:font-size="10pt" fo:font-weight="normal" officeooo:rsid="04a4e142" fo:background-color="transparent" loext:char-shading-value="0" style:font-name-asian="Calibri1" style:font-size-asian="10pt" style:font-name-complex="Calibri1" style:font-size-complex="10pt"/>
    </style:style>
    <style:style style:name="T244" style:family="text">
      <style:text-properties style:use-window-font-color="true" loext:opacity="0%" style:font-name="Calibri1" fo:font-size="10pt" fo:font-weight="normal" officeooo:rsid="04a5dd76" fo:background-color="transparent" loext:char-shading-value="0" style:font-name-asian="Calibri1" style:font-size-asian="10pt" style:font-name-complex="Calibri1" style:font-size-complex="10pt"/>
    </style:style>
    <style:style style:name="T245" style:family="text">
      <style:text-properties style:use-window-font-color="true" loext:opacity="0%" style:font-name="Calibri1" fo:font-size="10pt" fo:font-weight="normal" officeooo:rsid="04ab1d82" fo:background-color="transparent" loext:char-shading-value="0" style:font-name-asian="Calibri1" style:font-size-asian="10pt" style:font-name-complex="Calibri1" style:font-size-complex="10pt"/>
    </style:style>
    <style:style style:name="T246" style:family="text">
      <style:text-properties style:use-window-font-color="true" loext:opacity="0%" style:font-name="Calibri1" fo:font-size="10pt" fo:font-weight="normal" officeooo:rsid="04aa3c5d" fo:background-color="transparent" loext:char-shading-value="0" style:font-name-asian="Calibri1" style:font-size-asian="10pt" style:font-name-complex="Calibri1" style:font-size-complex="10pt"/>
    </style:style>
    <style:style style:name="T247" style:family="text">
      <style:text-properties style:use-window-font-color="true" loext:opacity="0%" style:font-name="Calibri1" fo:font-size="10pt" fo:font-weight="normal" officeooo:rsid="04aba834" fo:background-color="transparent" loext:char-shading-value="0" style:font-name-asian="Calibri1" style:font-size-asian="10pt" style:font-name-complex="Calibri1" style:font-size-complex="10pt"/>
    </style:style>
    <style:style style:name="T248" style:family="text">
      <style:text-properties style:use-window-font-color="true" loext:opacity="0%" style:font-name="Calibri1" fo:font-size="10pt" fo:font-weight="normal" officeooo:rsid="04adeec7" fo:background-color="transparent" loext:char-shading-value="0" style:font-name-asian="Calibri1" style:font-size-asian="10pt" style:font-name-complex="Calibri1" style:font-size-complex="10pt"/>
    </style:style>
    <style:style style:name="T249" style:family="text">
      <style:text-properties style:use-window-font-color="true" loext:opacity="0%" style:font-name="Calibri1" fo:font-size="10pt" fo:font-weight="normal" officeooo:rsid="04ae7f5b" fo:background-color="transparent" loext:char-shading-value="0" style:font-name-asian="Calibri1" style:font-size-asian="10pt" style:font-name-complex="Calibri1" style:font-size-complex="10pt"/>
    </style:style>
    <style:style style:name="T250" style:family="text">
      <style:text-properties style:use-window-font-color="true" loext:opacity="0%" style:font-name="Calibri1" fo:font-size="10pt" fo:font-weight="normal" officeooo:rsid="04afd970" fo:background-color="transparent" loext:char-shading-value="0" style:font-name-asian="Calibri1" style:font-size-asian="10pt" style:font-name-complex="Calibri1" style:font-size-complex="10pt"/>
    </style:style>
    <style:style style:name="T251" style:family="text">
      <style:text-properties style:use-window-font-color="true" loext:opacity="0%" style:font-name="Calibri1" fo:font-size="10pt" fo:font-weight="normal" officeooo:rsid="04b0b5bc" fo:background-color="transparent" loext:char-shading-value="0" style:font-name-asian="Calibri1" style:font-size-asian="10pt" style:font-name-complex="Calibri1" style:font-size-complex="10pt"/>
    </style:style>
    <style:style style:name="T252" style:family="text">
      <style:text-properties style:use-window-font-color="true" loext:opacity="0%" style:font-name="Calibri1" fo:font-size="10pt" fo:font-weight="normal" officeooo:rsid="04b1076a" fo:background-color="transparent" loext:char-shading-value="0" style:font-name-asian="Calibri1" style:font-size-asian="10pt" style:font-name-complex="Calibri1" style:font-size-complex="10pt"/>
    </style:style>
    <style:style style:name="T253" style:family="text">
      <style:text-properties style:use-window-font-color="true" loext:opacity="0%" style:font-name="Calibri1" fo:font-size="10pt" fo:font-weight="normal" officeooo:rsid="04b2a720" fo:background-color="transparent" loext:char-shading-value="0" style:font-name-asian="Calibri1" style:font-size-asian="10pt" style:font-name-complex="Calibri1" style:font-size-complex="10pt"/>
    </style:style>
    <style:style style:name="T254" style:family="text">
      <style:text-properties style:use-window-font-color="true" loext:opacity="0%" style:font-name="Calibri1" fo:font-size="10pt" fo:font-weight="normal" officeooo:rsid="04b45425" fo:background-color="transparent" loext:char-shading-value="0" style:font-name-asian="Calibri1" style:font-size-asian="10pt" style:font-name-complex="Calibri1" style:font-size-complex="10pt"/>
    </style:style>
    <style:style style:name="T255" style:family="text">
      <style:text-properties style:use-window-font-color="true" loext:opacity="0%" style:font-name="Calibri1" fo:font-size="10pt" fo:font-weight="normal" officeooo:rsid="04b65063" fo:background-color="transparent" loext:char-shading-value="0" style:font-name-asian="Calibri1" style:font-size-asian="10pt" style:font-name-complex="Calibri1" style:font-size-complex="10pt"/>
    </style:style>
    <style:style style:name="T256" style:family="text">
      <style:text-properties style:use-window-font-color="true" loext:opacity="0%" style:font-name="Calibri1" fo:font-size="10pt" fo:font-weight="normal" officeooo:rsid="04b81ecc" fo:background-color="transparent" loext:char-shading-value="0" style:font-name-asian="Calibri1" style:font-size-asian="10pt" style:font-name-complex="Calibri1" style:font-size-complex="10pt"/>
    </style:style>
    <style:style style:name="T257" style:family="text">
      <style:text-properties style:use-window-font-color="true" loext:opacity="0%" style:font-name="Calibri1" fo:font-size="10pt" fo:font-weight="normal" officeooo:rsid="04b8c8f0" fo:background-color="transparent" loext:char-shading-value="0" style:font-name-asian="Calibri1" style:font-size-asian="10pt" style:font-name-complex="Calibri1" style:font-size-complex="10pt"/>
    </style:style>
    <style:style style:name="T258" style:family="text">
      <style:text-properties style:use-window-font-color="true" loext:opacity="0%" style:font-name="Calibri1" fo:font-size="10pt" fo:font-weight="normal" officeooo:rsid="04b8d759" fo:background-color="transparent" loext:char-shading-value="0" style:font-name-asian="Calibri1" style:font-size-asian="10pt" style:font-name-complex="Calibri1" style:font-size-complex="10pt"/>
    </style:style>
    <style:style style:name="T259" style:family="text">
      <style:text-properties style:use-window-font-color="true" loext:opacity="0%" style:font-name="Calibri1" fo:font-size="10pt" fo:font-weight="normal" officeooo:rsid="04baa39e" fo:background-color="transparent" loext:char-shading-value="0" style:font-name-asian="Calibri1" style:font-size-asian="10pt" style:font-name-complex="Calibri1" style:font-size-complex="10pt"/>
    </style:style>
    <style:style style:name="T260" style:family="text">
      <style:text-properties style:use-window-font-color="true" loext:opacity="0%" style:font-name="Calibri1" fo:font-size="10pt" fo:font-weight="normal" officeooo:rsid="04bc1655" fo:background-color="transparent" loext:char-shading-value="0" style:font-name-asian="Calibri1" style:font-size-asian="10pt" style:font-name-complex="Calibri1" style:font-size-complex="10pt"/>
    </style:style>
    <style:style style:name="T261" style:family="text">
      <style:text-properties style:use-window-font-color="true" loext:opacity="0%" style:font-name="Calibri1" fo:font-size="10pt" fo:font-weight="normal" officeooo:rsid="04bcd457" fo:background-color="transparent" loext:char-shading-value="0" style:font-name-asian="Calibri1" style:font-size-asian="10pt" style:font-name-complex="Calibri1" style:font-size-complex="10pt"/>
    </style:style>
    <style:style style:name="T262" style:family="text">
      <style:text-properties style:use-window-font-color="true" loext:opacity="0%" style:font-name="Calibri1" fo:font-size="10pt" fo:font-weight="normal" officeooo:rsid="04bf5a48" fo:background-color="transparent" loext:char-shading-value="0" style:font-name-asian="Calibri1" style:font-size-asian="10pt" style:font-name-complex="Calibri1" style:font-size-complex="10pt"/>
    </style:style>
    <style:style style:name="T263" style:family="text">
      <style:text-properties style:use-window-font-color="true" loext:opacity="0%" style:font-name="Calibri1" fo:font-size="10pt" fo:font-weight="normal" officeooo:rsid="04bf89f5" fo:background-color="transparent" loext:char-shading-value="0" style:font-name-asian="Calibri1" style:font-size-asian="10pt" style:font-name-complex="Calibri1" style:font-size-complex="10pt"/>
    </style:style>
    <style:style style:name="T264" style:family="text">
      <style:text-properties style:use-window-font-color="true" loext:opacity="0%" style:font-name="Calibri1" fo:font-size="10pt" fo:font-weight="normal" officeooo:rsid="04c18c06" fo:background-color="transparent" loext:char-shading-value="0" style:font-name-asian="Calibri1" style:font-size-asian="10pt" style:font-name-complex="Calibri1" style:font-size-complex="10pt"/>
    </style:style>
    <style:style style:name="T265" style:family="text">
      <style:text-properties style:use-window-font-color="true" loext:opacity="0%" style:font-name="Calibri1" fo:font-size="10pt" fo:font-weight="normal" officeooo:rsid="04c4e548" fo:background-color="transparent" loext:char-shading-value="0" style:font-name-asian="Calibri1" style:font-size-asian="10pt" style:font-name-complex="Calibri1" style:font-size-complex="10pt"/>
    </style:style>
    <style:style style:name="T266" style:family="text">
      <style:text-properties style:use-window-font-color="true" loext:opacity="0%" style:font-name="Calibri1" fo:font-size="10pt" fo:font-weight="normal" officeooo:rsid="04c545b0" fo:background-color="transparent" loext:char-shading-value="0" style:font-name-asian="Calibri1" style:font-size-asian="10pt" style:font-name-complex="Calibri1" style:font-size-complex="10pt"/>
    </style:style>
    <style:style style:name="T267" style:family="text">
      <style:text-properties style:use-window-font-color="true" loext:opacity="0%" style:font-name="Calibri1" fo:font-size="10pt" fo:font-weight="normal" officeooo:rsid="04c577dc" fo:background-color="transparent" loext:char-shading-value="0" style:font-name-asian="Calibri1" style:font-size-asian="10pt" style:font-name-complex="Calibri1" style:font-size-complex="10pt"/>
    </style:style>
    <style:style style:name="T268" style:family="text">
      <style:text-properties style:use-window-font-color="true" loext:opacity="0%" style:font-name="Calibri1" fo:font-size="10pt" fo:font-weight="normal" officeooo:rsid="04c8c2a8" fo:background-color="transparent" loext:char-shading-value="0" style:font-name-asian="Calibri1" style:font-size-asian="10pt" style:font-name-complex="Calibri1" style:font-size-complex="10pt"/>
    </style:style>
    <style:style style:name="T269" style:family="text">
      <style:text-properties style:use-window-font-color="true" loext:opacity="0%" style:font-name="Calibri1" fo:font-size="10pt" fo:font-weight="normal" officeooo:rsid="04c9cd73" fo:background-color="transparent" loext:char-shading-value="0" style:font-name-asian="Calibri1" style:font-size-asian="10pt" style:font-name-complex="Calibri1" style:font-size-complex="10pt"/>
    </style:style>
    <style:style style:name="T270" style:family="text">
      <style:text-properties style:use-window-font-color="true" loext:opacity="0%" style:font-name="Calibri1" fo:font-size="10pt" fo:font-weight="normal" officeooo:rsid="04cb7a08" fo:background-color="transparent" loext:char-shading-value="0" style:font-name-asian="Calibri1" style:font-size-asian="10pt" style:font-name-complex="Calibri1" style:font-size-complex="10pt"/>
    </style:style>
    <style:style style:name="T271" style:family="text">
      <style:text-properties style:use-window-font-color="true" loext:opacity="0%" style:font-name="Calibri1" fo:font-size="10pt" fo:font-weight="normal" officeooo:rsid="04ccf8af" fo:background-color="transparent" loext:char-shading-value="0" style:font-name-asian="Calibri1" style:font-size-asian="10pt" style:font-name-complex="Calibri1" style:font-size-complex="10pt"/>
    </style:style>
    <style:style style:name="T272" style:family="text">
      <style:text-properties style:use-window-font-color="true" loext:opacity="0%" style:font-name="Calibri1" fo:font-size="10pt" fo:font-weight="normal" officeooo:rsid="04ce97ff" fo:background-color="transparent" loext:char-shading-value="0" style:font-name-asian="Calibri1" style:font-size-asian="10pt" style:font-name-complex="Calibri1" style:font-size-complex="10pt"/>
    </style:style>
    <style:style style:name="T273" style:family="text">
      <style:text-properties style:use-window-font-color="true" loext:opacity="0%" style:font-name="Calibri1" fo:font-size="10pt" fo:font-weight="normal" officeooo:rsid="04d1f489" fo:background-color="transparent" loext:char-shading-value="0" style:font-name-asian="Calibri1" style:font-size-asian="10pt" style:font-name-complex="Calibri1" style:font-size-complex="10pt"/>
    </style:style>
    <style:style style:name="T274" style:family="text">
      <style:text-properties style:use-window-font-color="true" loext:opacity="0%" style:font-name="Calibri1" fo:font-size="10pt" fo:font-weight="normal" officeooo:rsid="04d49b12" fo:background-color="transparent" loext:char-shading-value="0" style:font-name-asian="Calibri1" style:font-size-asian="10pt" style:font-name-complex="Calibri1" style:font-size-complex="10pt"/>
    </style:style>
    <style:style style:name="T275" style:family="text">
      <style:text-properties style:use-window-font-color="true" loext:opacity="0%" style:font-name="Calibri1" fo:font-size="10pt" fo:font-weight="normal" officeooo:rsid="04d5fba8" fo:background-color="transparent" loext:char-shading-value="0" style:font-name-asian="Calibri1" style:font-size-asian="10pt" style:font-name-complex="Calibri1" style:font-size-complex="10pt"/>
    </style:style>
    <style:style style:name="T276" style:family="text">
      <style:text-properties style:use-window-font-color="true" loext:opacity="0%" style:font-name="Calibri1" fo:font-size="10pt" fo:font-weight="normal" officeooo:rsid="04d6c31f" fo:background-color="transparent" loext:char-shading-value="0" style:font-name-asian="Calibri1" style:font-size-asian="10pt" style:font-name-complex="Calibri1" style:font-size-complex="10pt"/>
    </style:style>
    <style:style style:name="T277" style:family="text">
      <style:text-properties style:use-window-font-color="true" loext:opacity="0%" style:font-name="Calibri1" fo:font-size="10pt" fo:font-weight="normal" officeooo:rsid="04d751d8" fo:background-color="transparent" loext:char-shading-value="0" style:font-name-asian="Calibri1" style:font-size-asian="10pt" style:font-name-complex="Calibri1" style:font-size-complex="10pt"/>
    </style:style>
    <style:style style:name="T278" style:family="text">
      <style:text-properties style:use-window-font-color="true" loext:opacity="0%" style:font-name="Calibri1" fo:font-size="10pt" fo:font-weight="normal" officeooo:rsid="04d8abbb" fo:background-color="transparent" loext:char-shading-value="0" style:font-name-asian="Calibri1" style:font-size-asian="10pt" style:font-name-complex="Calibri1" style:font-size-complex="10pt"/>
    </style:style>
    <style:style style:name="T279" style:family="text">
      <style:text-properties style:use-window-font-color="true" loext:opacity="0%" style:font-name="Calibri1" fo:font-size="10pt" fo:font-weight="normal" officeooo:rsid="04d9c375" fo:background-color="transparent" loext:char-shading-value="0" style:font-name-asian="Calibri1" style:font-size-asian="10pt" style:font-name-complex="Calibri1" style:font-size-complex="10pt"/>
    </style:style>
    <style:style style:name="T280" style:family="text">
      <style:text-properties style:use-window-font-color="true" loext:opacity="0%" style:font-name="Calibri1" fo:font-size="10pt" fo:font-weight="normal" officeooo:rsid="04db24fd" fo:background-color="transparent" loext:char-shading-value="0" style:font-name-asian="Calibri1" style:font-size-asian="10pt" style:font-name-complex="Calibri1" style:font-size-complex="10pt"/>
    </style:style>
    <style:style style:name="T281" style:family="text">
      <style:text-properties style:use-window-font-color="true" loext:opacity="0%" style:font-name="Calibri1" fo:font-size="10pt" fo:font-weight="normal" officeooo:rsid="04db4259" fo:background-color="transparent" loext:char-shading-value="0" style:font-name-asian="Calibri1" style:font-size-asian="10pt" style:font-name-complex="Calibri1" style:font-size-complex="10pt"/>
    </style:style>
    <style:style style:name="T282" style:family="text">
      <style:text-properties style:use-window-font-color="true" loext:opacity="0%" style:font-name="Calibri1" fo:font-size="10pt" fo:font-weight="normal" officeooo:rsid="04dcbc49" fo:background-color="transparent" loext:char-shading-value="0" style:font-name-asian="Calibri1" style:font-size-asian="10pt" style:font-name-complex="Calibri1" style:font-size-complex="10pt"/>
    </style:style>
    <style:style style:name="T283" style:family="text">
      <style:text-properties style:use-window-font-color="true" loext:opacity="0%" style:font-name="Calibri1" fo:font-size="10pt" fo:font-weight="normal" officeooo:rsid="04dec732" fo:background-color="transparent" loext:char-shading-value="0" style:font-name-asian="Calibri1" style:font-size-asian="10pt" style:font-name-complex="Calibri1" style:font-size-complex="10pt"/>
    </style:style>
    <style:style style:name="T284" style:family="text">
      <style:text-properties style:use-window-font-color="true" loext:opacity="0%" style:font-name="Calibri1" fo:font-size="10pt" fo:font-weight="normal" officeooo:rsid="04df8809" fo:background-color="transparent" loext:char-shading-value="0" style:font-name-asian="Calibri1" style:font-size-asian="10pt" style:font-name-complex="Calibri1" style:font-size-complex="10pt"/>
    </style:style>
    <style:style style:name="T285" style:family="text">
      <style:text-properties style:use-window-font-color="true" loext:opacity="0%" style:font-name="Calibri1" fo:font-size="10pt" fo:font-weight="normal" officeooo:rsid="04e33ce0" fo:background-color="transparent" loext:char-shading-value="0" style:font-name-asian="Calibri1" style:font-size-asian="10pt" style:font-name-complex="Calibri1" style:font-size-complex="10pt"/>
    </style:style>
    <style:style style:name="T286" style:family="text">
      <style:text-properties style:use-window-font-color="true" loext:opacity="0%" style:font-name="Calibri1" fo:font-size="10pt" fo:font-weight="normal" officeooo:rsid="04e3d28e" fo:background-color="transparent" loext:char-shading-value="0" style:font-name-asian="Calibri1" style:font-size-asian="10pt" style:font-name-complex="Calibri1" style:font-size-complex="10pt"/>
    </style:style>
    <style:style style:name="T287" style:family="text">
      <style:text-properties style:use-window-font-color="true" loext:opacity="0%" style:font-name="Calibri1" fo:font-size="10pt" fo:font-weight="normal" officeooo:rsid="04e6382c" fo:background-color="transparent" loext:char-shading-value="0" style:font-name-asian="Calibri1" style:font-size-asian="10pt" style:font-name-complex="Calibri1" style:font-size-complex="10pt"/>
    </style:style>
    <style:style style:name="T288" style:family="text">
      <style:text-properties style:use-window-font-color="true" loext:opacity="0%" style:font-name="Calibri1" fo:font-size="10pt" fo:font-weight="normal" officeooo:rsid="04e76478" fo:background-color="transparent" loext:char-shading-value="0" style:font-name-asian="Calibri1" style:font-size-asian="10pt" style:font-name-complex="Calibri1" style:font-size-complex="10pt"/>
    </style:style>
    <style:style style:name="T289" style:family="text">
      <style:text-properties style:use-window-font-color="true" loext:opacity="0%" style:font-name="Calibri1" fo:font-size="10pt" fo:font-weight="normal" officeooo:rsid="04e7d488" fo:background-color="transparent" loext:char-shading-value="0" style:font-name-asian="Calibri1" style:font-size-asian="10pt" style:font-name-complex="Calibri1" style:font-size-complex="10pt"/>
    </style:style>
    <style:style style:name="T290" style:family="text">
      <style:text-properties style:use-window-font-color="true" loext:opacity="0%" style:font-name="Calibri1" fo:font-size="10pt" fo:font-weight="normal" officeooo:rsid="04e81ab4" fo:background-color="transparent" loext:char-shading-value="0" style:font-name-asian="Calibri1" style:font-size-asian="10pt" style:font-name-complex="Calibri1" style:font-size-complex="10pt"/>
    </style:style>
    <style:style style:name="T291" style:family="text">
      <style:text-properties style:use-window-font-color="true" loext:opacity="0%" style:font-name="Calibri1" fo:font-size="10pt" fo:font-weight="normal" officeooo:rsid="04eb2a44" fo:background-color="transparent" loext:char-shading-value="0" style:font-name-asian="Calibri1" style:font-size-asian="10pt" style:font-name-complex="Calibri1" style:font-size-complex="10pt"/>
    </style:style>
    <style:style style:name="T292" style:family="text">
      <style:text-properties style:use-window-font-color="true" loext:opacity="0%" style:font-name="Calibri1" fo:font-size="10pt" fo:font-weight="normal" officeooo:rsid="04ecb849" fo:background-color="transparent" loext:char-shading-value="0" style:font-name-asian="Calibri1" style:font-size-asian="10pt" style:font-name-complex="Calibri1" style:font-size-complex="10pt"/>
    </style:style>
    <style:style style:name="T293" style:family="text">
      <style:text-properties style:use-window-font-color="true" loext:opacity="0%" style:font-name="Calibri1" fo:font-size="10pt" fo:font-weight="normal" officeooo:rsid="04eea174" fo:background-color="transparent" loext:char-shading-value="0" style:font-name-asian="Calibri1" style:font-size-asian="10pt" style:font-name-complex="Calibri1" style:font-size-complex="10pt"/>
    </style:style>
    <style:style style:name="T294" style:family="text">
      <style:text-properties style:use-window-font-color="true" loext:opacity="0%" style:font-name="Calibri1" fo:font-size="10pt" fo:font-weight="normal" officeooo:rsid="04efe40a" fo:background-color="transparent" loext:char-shading-value="0" style:font-name-asian="Calibri1" style:font-size-asian="10pt" style:font-name-complex="Calibri1" style:font-size-complex="10pt"/>
    </style:style>
    <style:style style:name="T295" style:family="text">
      <style:text-properties style:use-window-font-color="true" loext:opacity="0%" style:font-name="Calibri1" fo:font-size="10pt" fo:font-weight="normal" officeooo:rsid="04f1bc08" fo:background-color="transparent" loext:char-shading-value="0" style:font-name-asian="Calibri1" style:font-size-asian="10pt" style:font-name-complex="Calibri1" style:font-size-complex="10pt"/>
    </style:style>
    <style:style style:name="T296" style:family="text">
      <style:text-properties style:use-window-font-color="true" loext:opacity="0%" style:font-name="Calibri1" fo:font-size="10pt" fo:font-weight="normal" officeooo:rsid="04f33560" fo:background-color="transparent" loext:char-shading-value="0" style:font-name-asian="Calibri1" style:font-size-asian="10pt" style:font-name-complex="Calibri1" style:font-size-complex="10pt"/>
    </style:style>
    <style:style style:name="T297" style:family="text">
      <style:text-properties style:use-window-font-color="true" loext:opacity="0%" style:font-name="Calibri1" fo:font-size="10pt" fo:font-weight="normal" officeooo:rsid="04f4f6b8" fo:background-color="transparent" loext:char-shading-value="0" style:font-name-asian="Calibri1" style:font-size-asian="10pt" style:font-name-complex="Calibri1" style:font-size-complex="10pt"/>
    </style:style>
    <style:style style:name="T298" style:family="text">
      <style:text-properties style:use-window-font-color="true" loext:opacity="0%" style:font-name="Calibri1" fo:font-size="10pt" fo:font-weight="normal" officeooo:rsid="04f5810e" fo:background-color="transparent" loext:char-shading-value="0" style:font-name-asian="Calibri1" style:font-size-asian="10pt" style:font-name-complex="Calibri1" style:font-size-complex="10pt"/>
    </style:style>
    <style:style style:name="T299" style:family="text">
      <style:text-properties style:use-window-font-color="true" loext:opacity="0%" style:font-name="Calibri1" fo:font-size="10pt" fo:font-weight="normal" officeooo:rsid="04f6e816" fo:background-color="transparent" loext:char-shading-value="0" style:font-name-asian="Calibri1" style:font-size-asian="10pt" style:font-name-complex="Calibri1" style:font-size-complex="10pt"/>
    </style:style>
    <style:style style:name="T300" style:family="text">
      <style:text-properties style:use-window-font-color="true" loext:opacity="0%" style:font-name="Calibri1" fo:font-size="10pt" fo:font-weight="normal" officeooo:rsid="04fa9897" fo:background-color="transparent" loext:char-shading-value="0" style:font-name-asian="Calibri1" style:font-size-asian="10pt" style:font-name-complex="Calibri1" style:font-size-complex="10pt"/>
    </style:style>
    <style:style style:name="T301" style:family="text">
      <style:text-properties style:use-window-font-color="true" loext:opacity="0%" style:font-name="Calibri1" fo:font-size="10pt" fo:font-weight="normal" officeooo:rsid="04fdbfbf" fo:background-color="transparent" loext:char-shading-value="0" style:font-name-asian="Calibri1" style:font-size-asian="10pt" style:font-name-complex="Calibri1" style:font-size-complex="10pt"/>
    </style:style>
    <style:style style:name="T302" style:family="text">
      <style:text-properties style:use-window-font-color="true" loext:opacity="0%" style:font-name="Calibri1" fo:font-size="10pt" fo:font-weight="normal" officeooo:rsid="04ff831c" fo:background-color="transparent" loext:char-shading-value="0" style:font-name-asian="Calibri1" style:font-size-asian="10pt" style:font-name-complex="Calibri1" style:font-size-complex="10pt"/>
    </style:style>
    <style:style style:name="T303" style:family="text">
      <style:text-properties style:use-window-font-color="true" loext:opacity="0%" style:font-name="Calibri1" fo:font-size="10pt" fo:font-weight="normal" officeooo:rsid="050116a3" fo:background-color="transparent" loext:char-shading-value="0" style:font-name-asian="Calibri1" style:font-size-asian="10pt" style:font-name-complex="Calibri1" style:font-size-complex="10pt"/>
    </style:style>
    <style:style style:name="T304" style:family="text">
      <style:text-properties style:use-window-font-color="true" loext:opacity="0%" style:font-name="Calibri1" fo:font-size="10pt" fo:font-weight="normal" officeooo:rsid="050262b5" fo:background-color="transparent" loext:char-shading-value="0" style:font-name-asian="Calibri1" style:font-size-asian="10pt" style:font-name-complex="Calibri1" style:font-size-complex="10pt"/>
    </style:style>
    <style:style style:name="T305" style:family="text">
      <style:text-properties style:use-window-font-color="true" loext:opacity="0%" style:font-name="Calibri1" fo:font-size="10pt" fo:font-weight="normal" officeooo:rsid="0503d612" fo:background-color="transparent" loext:char-shading-value="0" style:font-name-asian="Calibri1" style:font-size-asian="10pt" style:font-name-complex="Calibri1" style:font-size-complex="10pt"/>
    </style:style>
    <style:style style:name="T306" style:family="text">
      <style:text-properties style:use-window-font-color="true" loext:opacity="0%" style:font-name="Calibri1" fo:font-size="10pt" fo:font-weight="normal" officeooo:rsid="0504880e" fo:background-color="transparent" loext:char-shading-value="0" style:font-name-asian="Calibri1" style:font-size-asian="10pt" style:font-name-complex="Calibri1" style:font-size-complex="10pt"/>
    </style:style>
    <style:style style:name="T307" style:family="text">
      <style:text-properties style:use-window-font-color="true" loext:opacity="0%" style:font-name="Calibri1" fo:font-size="10pt" fo:font-weight="normal" officeooo:rsid="05053fdb" fo:background-color="transparent" loext:char-shading-value="0" style:font-name-asian="Calibri1" style:font-size-asian="10pt" style:font-name-complex="Calibri1" style:font-size-complex="10pt"/>
    </style:style>
    <style:style style:name="T308" style:family="text">
      <style:text-properties style:use-window-font-color="true" loext:opacity="0%" style:font-name="Calibri1" fo:font-size="10pt" fo:font-weight="normal" officeooo:rsid="0506456e" fo:background-color="transparent" loext:char-shading-value="0" style:font-name-asian="Calibri1" style:font-size-asian="10pt" style:font-name-complex="Calibri1" style:font-size-complex="10pt"/>
    </style:style>
    <style:style style:name="T309" style:family="text">
      <style:text-properties style:use-window-font-color="true" loext:opacity="0%" style:font-name="Calibri1" fo:font-size="10pt" fo:font-weight="normal" officeooo:rsid="05067514" fo:background-color="transparent" loext:char-shading-value="0" style:font-name-asian="Calibri1" style:font-size-asian="10pt" style:font-name-complex="Calibri1" style:font-size-complex="10pt"/>
    </style:style>
    <style:style style:name="T310" style:family="text">
      <style:text-properties style:use-window-font-color="true" loext:opacity="0%" style:font-name="Calibri1" fo:font-size="10pt" fo:font-weight="normal" officeooo:rsid="05085417" fo:background-color="transparent" loext:char-shading-value="0" style:font-name-asian="Calibri1" style:font-size-asian="10pt" style:font-name-complex="Calibri1" style:font-size-complex="10pt"/>
    </style:style>
    <style:style style:name="T311" style:family="text">
      <style:text-properties style:use-window-font-color="true" loext:opacity="0%" style:font-name="Calibri1" fo:font-size="10pt" fo:font-weight="normal" officeooo:rsid="050a3ebf" fo:background-color="transparent" loext:char-shading-value="0" style:font-name-asian="Calibri1" style:font-size-asian="10pt" style:font-name-complex="Calibri1" style:font-size-complex="10pt"/>
    </style:style>
    <style:style style:name="T312" style:family="text">
      <style:text-properties style:use-window-font-color="true" loext:opacity="0%" style:font-name="Calibri1" fo:font-size="10pt" fo:font-weight="normal" officeooo:rsid="050c3314" fo:background-color="transparent" loext:char-shading-value="0" style:font-name-asian="Calibri1" style:font-size-asian="10pt" style:font-name-complex="Calibri1" style:font-size-complex="10pt"/>
    </style:style>
    <style:style style:name="T313" style:family="text">
      <style:text-properties style:use-window-font-color="true" loext:opacity="0%" style:font-name="Calibri1" fo:font-size="10pt" fo:font-weight="normal" officeooo:rsid="050c6966" fo:background-color="transparent" loext:char-shading-value="0" style:font-name-asian="Calibri1" style:font-size-asian="10pt" style:font-name-complex="Calibri1" style:font-size-complex="10pt"/>
    </style:style>
    <style:style style:name="T314" style:family="text">
      <style:text-properties style:use-window-font-color="true" loext:opacity="0%" style:font-name="Calibri1" fo:font-size="10pt" fo:font-weight="normal" officeooo:rsid="050ca41d" fo:background-color="transparent" loext:char-shading-value="0" style:font-name-asian="Calibri1" style:font-size-asian="10pt" style:font-name-complex="Calibri1" style:font-size-complex="10pt"/>
    </style:style>
    <style:style style:name="T315" style:family="text">
      <style:text-properties style:use-window-font-color="true" loext:opacity="0%" style:font-name="Calibri1" fo:font-size="10pt" fo:font-weight="normal" officeooo:rsid="050d57de" fo:background-color="transparent" loext:char-shading-value="0" style:font-name-asian="Calibri1" style:font-size-asian="10pt" style:font-name-complex="Calibri1" style:font-size-complex="10pt"/>
    </style:style>
    <style:style style:name="T316" style:family="text">
      <style:text-properties style:use-window-font-color="true" loext:opacity="0%" style:font-name="Calibri1" fo:font-size="10pt" fo:font-weight="normal" officeooo:rsid="050ead6e" fo:background-color="transparent" loext:char-shading-value="0" style:font-name-asian="Calibri1" style:font-size-asian="10pt" style:font-name-complex="Calibri1" style:font-size-complex="10pt"/>
    </style:style>
    <style:style style:name="T317" style:family="text">
      <style:text-properties style:use-window-font-color="true" loext:opacity="0%" style:font-name="Calibri1" fo:font-size="10pt" fo:font-weight="normal" officeooo:rsid="051047f1" fo:background-color="transparent" loext:char-shading-value="0" style:font-name-asian="Calibri1" style:font-size-asian="10pt" style:font-name-complex="Calibri1" style:font-size-complex="10pt"/>
    </style:style>
    <style:style style:name="T318" style:family="text">
      <style:text-properties style:use-window-font-color="true" loext:opacity="0%" style:font-name="Calibri1" fo:font-size="10pt" fo:font-weight="normal" officeooo:rsid="05126a05" fo:background-color="transparent" loext:char-shading-value="0" style:font-name-asian="Calibri1" style:font-size-asian="10pt" style:font-name-complex="Calibri1" style:font-size-complex="10pt"/>
    </style:style>
    <style:style style:name="T319" style:family="text">
      <style:text-properties style:use-window-font-color="true" loext:opacity="0%" style:font-name="Calibri1" fo:font-size="10pt" fo:font-weight="normal" officeooo:rsid="0514d2f3" fo:background-color="transparent" loext:char-shading-value="0" style:font-name-asian="Calibri1" style:font-size-asian="10pt" style:font-name-complex="Calibri1" style:font-size-complex="10pt"/>
    </style:style>
    <style:style style:name="T320" style:family="text">
      <style:text-properties style:use-window-font-color="true" loext:opacity="0%" style:font-name="Calibri1" fo:font-size="10pt" fo:font-weight="normal" officeooo:rsid="0518a68c" fo:background-color="transparent" loext:char-shading-value="0" style:font-name-asian="Calibri1" style:font-size-asian="10pt" style:font-name-complex="Calibri1" style:font-size-complex="10pt"/>
    </style:style>
    <style:style style:name="T321" style:family="text">
      <style:text-properties style:use-window-font-color="true" loext:opacity="0%" style:font-name="Calibri1" fo:font-size="10pt" fo:font-weight="normal" officeooo:rsid="051d0870" fo:background-color="transparent" loext:char-shading-value="0" style:font-name-asian="Calibri1" style:font-size-asian="10pt" style:font-name-complex="Calibri1" style:font-size-complex="10pt"/>
    </style:style>
    <style:style style:name="T322" style:family="text">
      <style:text-properties style:use-window-font-color="true" loext:opacity="0%" style:font-name="Calibri1" fo:font-size="10pt" fo:font-weight="normal" officeooo:rsid="051921f0" fo:background-color="transparent" loext:char-shading-value="0" style:font-name-asian="Calibri1" style:font-size-asian="10pt" style:font-name-complex="Calibri1" style:font-size-complex="10pt"/>
    </style:style>
    <style:style style:name="T323" style:family="text">
      <style:text-properties style:use-window-font-color="true" loext:opacity="0%" style:font-name="Calibri1" fo:font-size="10pt" fo:font-weight="normal" officeooo:rsid="051abc98" fo:background-color="transparent" loext:char-shading-value="0" style:font-name-asian="Calibri1" style:font-size-asian="10pt" style:font-name-complex="Calibri1" style:font-size-complex="10pt"/>
    </style:style>
    <style:style style:name="T324" style:family="text">
      <style:text-properties style:use-window-font-color="true" loext:opacity="0%" style:font-name="Calibri1" fo:font-size="10pt" fo:font-weight="normal" officeooo:rsid="051c3dc9" fo:background-color="transparent" loext:char-shading-value="0" style:font-name-asian="Calibri1" style:font-size-asian="10pt" style:font-name-complex="Calibri1" style:font-size-complex="10pt"/>
    </style:style>
    <style:style style:name="T325" style:family="text">
      <style:text-properties style:use-window-font-color="true" loext:opacity="0%" style:font-name="Calibri1" fo:font-size="10pt" fo:font-weight="normal" officeooo:rsid="044ae0d0" fo:background-color="transparent" loext:char-shading-value="0" style:font-name-asian="Calibri1" style:font-size-asian="10pt" style:font-name-complex="Calibri1" style:font-size-complex="10pt"/>
    </style:style>
    <style:style style:name="T326" style:family="text">
      <style:text-properties style:use-window-font-color="true" loext:opacity="0%" style:font-name="Calibri1" fo:font-size="10pt" fo:font-weight="normal" officeooo:rsid="051f5c2f" fo:background-color="transparent" loext:char-shading-value="0" style:font-name-asian="Calibri1" style:font-size-asian="10pt" style:font-name-complex="Calibri1" style:font-size-complex="10pt"/>
    </style:style>
    <style:style style:name="T327" style:family="text">
      <style:text-properties style:use-window-font-color="true" loext:opacity="0%" style:font-name="Calibri1" fo:font-size="10pt" fo:font-weight="normal" officeooo:rsid="0520f659" fo:background-color="transparent" loext:char-shading-value="0" style:font-name-asian="Calibri1" style:font-size-asian="10pt" style:font-name-complex="Calibri1" style:font-size-complex="10pt"/>
    </style:style>
    <style:style style:name="T328" style:family="text">
      <style:text-properties style:use-window-font-color="true" loext:opacity="0%" style:font-name="Calibri1" fo:font-size="10pt" fo:font-weight="normal" officeooo:rsid="052292c3" fo:background-color="transparent" loext:char-shading-value="0" style:font-name-asian="Calibri1" style:font-size-asian="10pt" style:font-name-complex="Calibri1" style:font-size-complex="10pt"/>
    </style:style>
    <style:style style:name="T329" style:family="text">
      <style:text-properties style:use-window-font-color="true" loext:opacity="0%" style:font-name="Calibri1" fo:font-size="10pt" fo:font-weight="normal" officeooo:rsid="05248f4c" fo:background-color="transparent" loext:char-shading-value="0" style:font-name-asian="Calibri1" style:font-size-asian="10pt" style:font-name-complex="Calibri1" style:font-size-complex="10pt"/>
    </style:style>
    <style:style style:name="T330" style:family="text">
      <style:text-properties style:use-window-font-color="true" loext:opacity="0%" style:font-name="Calibri1" fo:font-size="10pt" fo:font-weight="normal" officeooo:rsid="052574d0" fo:background-color="transparent" loext:char-shading-value="0" style:font-name-asian="Calibri1" style:font-size-asian="10pt" style:font-name-complex="Calibri1" style:font-size-complex="10pt"/>
    </style:style>
    <style:style style:name="T331" style:family="text">
      <style:text-properties style:use-window-font-color="true" loext:opacity="0%" style:font-name="Calibri1" fo:font-size="10pt" fo:font-weight="normal" officeooo:rsid="0525a4e6" fo:background-color="transparent" loext:char-shading-value="0" style:font-name-asian="Calibri1" style:font-size-asian="10pt" style:font-name-complex="Calibri1" style:font-size-complex="10pt"/>
    </style:style>
    <style:style style:name="T332" style:family="text">
      <style:text-properties style:use-window-font-color="true" loext:opacity="0%" style:font-name="Calibri1" fo:font-size="10pt" fo:font-weight="normal" officeooo:rsid="05260625" fo:background-color="transparent" loext:char-shading-value="0" style:font-name-asian="Calibri1" style:font-size-asian="10pt" style:font-name-complex="Calibri1" style:font-size-complex="10pt"/>
    </style:style>
    <style:style style:name="T333" style:family="text">
      <style:text-properties style:use-window-font-color="true" loext:opacity="0%" style:font-name="Calibri1" fo:font-size="10pt" fo:font-weight="normal" officeooo:rsid="052958cc" fo:background-color="transparent" loext:char-shading-value="0" style:font-name-asian="Calibri1" style:font-size-asian="10pt" style:font-name-complex="Calibri1" style:font-size-complex="10pt"/>
    </style:style>
    <style:style style:name="T334" style:family="text">
      <style:text-properties style:use-window-font-color="true" loext:opacity="0%" style:font-name="Calibri1" fo:font-size="10pt" fo:font-weight="normal" officeooo:rsid="052ac9c1" fo:background-color="transparent" loext:char-shading-value="0" style:font-name-asian="Calibri1" style:font-size-asian="10pt" style:font-name-complex="Calibri1" style:font-size-complex="10pt"/>
    </style:style>
    <style:style style:name="T335" style:family="text">
      <style:text-properties style:use-window-font-color="true" loext:opacity="0%" style:font-name="Calibri1" fo:font-size="10pt" fo:font-weight="normal" officeooo:rsid="052bfa13" fo:background-color="transparent" loext:char-shading-value="0" style:font-name-asian="Calibri1" style:font-size-asian="10pt" style:font-name-complex="Calibri1" style:font-size-complex="10pt"/>
    </style:style>
    <style:style style:name="T336" style:family="text">
      <style:text-properties style:use-window-font-color="true" loext:opacity="0%" style:font-name="Calibri1" fo:font-size="10pt" fo:font-weight="normal" officeooo:rsid="052c6646" fo:background-color="transparent" loext:char-shading-value="0" style:font-name-asian="Calibri1" style:font-size-asian="10pt" style:font-name-complex="Calibri1" style:font-size-complex="10pt"/>
    </style:style>
    <style:style style:name="T337" style:family="text">
      <style:text-properties style:use-window-font-color="true" loext:opacity="0%" style:font-name="Calibri1" fo:font-size="10pt" fo:font-weight="normal" officeooo:rsid="052fe858" fo:background-color="transparent" loext:char-shading-value="0" style:font-name-asian="Calibri1" style:font-size-asian="10pt" style:font-name-complex="Calibri1" style:font-size-complex="10pt"/>
    </style:style>
    <style:style style:name="T338" style:family="text">
      <style:text-properties style:use-window-font-color="true" loext:opacity="0%" style:font-name="Calibri1" fo:font-size="10pt" fo:font-weight="normal" officeooo:rsid="052eabea" fo:background-color="transparent" loext:char-shading-value="0" style:font-name-asian="Calibri1" style:font-size-asian="10pt" style:font-name-complex="Calibri1" style:font-size-complex="10pt"/>
    </style:style>
    <style:style style:name="T339" style:family="text">
      <style:text-properties style:use-window-font-color="true" loext:opacity="0%" style:font-name="Calibri1" fo:font-size="10pt" fo:font-weight="normal" officeooo:rsid="053247b9" fo:background-color="transparent" loext:char-shading-value="0" style:font-name-asian="Calibri1" style:font-size-asian="10pt" style:font-name-complex="Calibri1" style:font-size-complex="10pt"/>
    </style:style>
    <style:style style:name="T340" style:family="text">
      <style:text-properties style:use-window-font-color="true" loext:opacity="0%" style:font-name="Calibri1" fo:font-size="10pt" fo:font-weight="normal" officeooo:rsid="05373631" fo:background-color="transparent" loext:char-shading-value="0" style:font-name-asian="Calibri1" style:font-size-asian="10pt" style:font-name-complex="Calibri1" style:font-size-complex="10pt"/>
    </style:style>
    <style:style style:name="T341" style:family="text">
      <style:text-properties style:use-window-font-color="true" loext:opacity="0%" style:font-name="Calibri1" fo:font-size="10pt" fo:font-weight="normal" officeooo:rsid="0533e4fb" fo:background-color="transparent" loext:char-shading-value="0" style:font-name-asian="Calibri1" style:font-size-asian="10pt" style:font-name-complex="Calibri1" style:font-size-complex="10pt"/>
    </style:style>
    <style:style style:name="T342" style:family="text">
      <style:text-properties style:use-window-font-color="true" loext:opacity="0%" style:font-name="Calibri1" fo:font-size="10pt" fo:font-weight="normal" officeooo:rsid="05359ea9" fo:background-color="transparent" loext:char-shading-value="0" style:font-name-asian="Calibri1" style:font-size-asian="10pt" style:font-name-complex="Calibri1" style:font-size-complex="10pt"/>
    </style:style>
    <style:style style:name="T343" style:family="text">
      <style:text-properties style:use-window-font-color="true" loext:opacity="0%" style:font-name="Calibri1" fo:font-size="10pt" fo:font-weight="normal" officeooo:rsid="053a9944" fo:background-color="transparent" loext:char-shading-value="0" style:font-name-asian="Calibri1" style:font-size-asian="10pt" style:font-name-complex="Calibri1" style:font-size-complex="10pt"/>
    </style:style>
    <style:style style:name="T344" style:family="text">
      <style:text-properties style:use-window-font-color="true" loext:opacity="0%" style:font-name="Calibri1" fo:font-size="10pt" fo:font-weight="normal" officeooo:rsid="053c3491" fo:background-color="transparent" loext:char-shading-value="0" style:font-name-asian="Calibri1" style:font-size-asian="10pt" style:font-name-complex="Calibri1" style:font-size-complex="10pt"/>
    </style:style>
    <style:style style:name="T345" style:family="text">
      <style:text-properties style:use-window-font-color="true" loext:opacity="0%" style:font-name="Calibri1" fo:font-size="10pt" fo:font-weight="normal" officeooo:rsid="053cddc5" fo:background-color="transparent" loext:char-shading-value="0" style:font-name-asian="Calibri1" style:font-size-asian="10pt" style:font-name-complex="Calibri1" style:font-size-complex="10pt"/>
    </style:style>
    <style:style style:name="T346" style:family="text">
      <style:text-properties style:use-window-font-color="true" loext:opacity="0%" style:font-name="Calibri1" fo:font-size="10pt" fo:font-weight="normal" officeooo:rsid="053d8218" fo:background-color="transparent" loext:char-shading-value="0" style:font-name-asian="Calibri1" style:font-size-asian="10pt" style:font-name-complex="Calibri1" style:font-size-complex="10pt"/>
    </style:style>
    <style:style style:name="T347" style:family="text">
      <style:text-properties style:use-window-font-color="true" loext:opacity="0%" style:font-name="Calibri1" fo:font-size="10pt" fo:font-weight="normal" officeooo:rsid="053dd26f" fo:background-color="transparent" loext:char-shading-value="0" style:font-name-asian="Calibri1" style:font-size-asian="10pt" style:font-name-complex="Calibri1" style:font-size-complex="10pt"/>
    </style:style>
    <style:style style:name="T348" style:family="text">
      <style:text-properties style:use-window-font-color="true" loext:opacity="0%" style:font-name="Calibri1" fo:font-size="10pt" fo:font-weight="normal" officeooo:rsid="0540536f" fo:background-color="transparent" loext:char-shading-value="0" style:font-name-asian="Calibri1" style:font-size-asian="10pt" style:font-name-complex="Calibri1" style:font-size-complex="10pt"/>
    </style:style>
    <style:style style:name="T349" style:family="text">
      <style:text-properties style:use-window-font-color="true" loext:opacity="0%" style:font-name="Calibri1" fo:font-size="10pt" fo:font-weight="normal" officeooo:rsid="05405f6c" fo:background-color="transparent" loext:char-shading-value="0" style:font-name-asian="Calibri1" style:font-size-asian="10pt" style:font-name-complex="Calibri1" style:font-size-complex="10pt"/>
    </style:style>
    <style:style style:name="T350" style:family="text">
      <style:text-properties style:use-window-font-color="true" loext:opacity="0%" style:font-name="Calibri1" fo:font-size="10pt" fo:font-weight="normal" officeooo:rsid="054229c7" fo:background-color="transparent" loext:char-shading-value="0" style:font-name-asian="Calibri1" style:font-size-asian="10pt" style:font-name-complex="Calibri1" style:font-size-complex="10pt"/>
    </style:style>
    <style:style style:name="T351" style:family="text">
      <style:text-properties style:use-window-font-color="true" loext:opacity="0%" style:font-name="Calibri1" fo:font-size="10pt" fo:font-weight="normal" officeooo:rsid="054265d2" fo:background-color="transparent" loext:char-shading-value="0" style:font-name-asian="Calibri1" style:font-size-asian="10pt" style:font-name-complex="Calibri1" style:font-size-complex="10pt"/>
    </style:style>
    <style:style style:name="T352" style:family="text">
      <style:text-properties style:use-window-font-color="true" loext:opacity="0%" style:font-name="Calibri1" fo:font-size="10pt" fo:font-weight="normal" officeooo:rsid="05437837" fo:background-color="transparent" loext:char-shading-value="0" style:font-name-asian="Calibri1" style:font-size-asian="10pt" style:font-name-complex="Calibri1" style:font-size-complex="10pt"/>
    </style:style>
    <style:style style:name="T353" style:family="text">
      <style:text-properties style:use-window-font-color="true" loext:opacity="0%" style:font-name="Calibri1" fo:font-size="10pt" fo:font-weight="normal" officeooo:rsid="0544a713" fo:background-color="transparent" loext:char-shading-value="0" style:font-name-asian="Calibri1" style:font-size-asian="10pt" style:font-name-complex="Calibri1" style:font-size-complex="10pt"/>
    </style:style>
    <style:style style:name="T354" style:family="text">
      <style:text-properties style:use-window-font-color="true" loext:opacity="0%" style:font-name="Calibri1" fo:font-size="10pt" fo:font-weight="normal" officeooo:rsid="0546616c" fo:background-color="transparent" loext:char-shading-value="0" style:font-name-asian="Calibri1" style:font-size-asian="10pt" style:font-name-complex="Calibri1" style:font-size-complex="10pt"/>
    </style:style>
    <style:style style:name="T355" style:family="text">
      <style:text-properties style:use-window-font-color="true" loext:opacity="0%" style:font-name="Calibri1" fo:font-size="10pt" fo:font-weight="normal" officeooo:rsid="05470b98" fo:background-color="transparent" loext:char-shading-value="0" style:font-name-asian="Calibri1" style:font-size-asian="10pt" style:font-name-complex="Calibri1" style:font-size-complex="10pt"/>
    </style:style>
    <style:style style:name="T356" style:family="text">
      <style:text-properties style:use-window-font-color="true" loext:opacity="0%" style:font-name="Calibri1" fo:font-size="10pt" fo:font-weight="normal" officeooo:rsid="0547c49d" fo:background-color="transparent" loext:char-shading-value="0" style:font-name-asian="Calibri1" style:font-size-asian="10pt" style:font-name-complex="Calibri1" style:font-size-complex="10pt"/>
    </style:style>
    <style:style style:name="T357" style:family="text">
      <style:text-properties style:use-window-font-color="true" loext:opacity="0%" style:font-name="Calibri1" fo:font-size="10pt" fo:font-weight="normal" officeooo:rsid="0548ddc0" fo:background-color="transparent" loext:char-shading-value="0" style:font-name-asian="Calibri1" style:font-size-asian="10pt" style:font-name-complex="Calibri1" style:font-size-complex="10pt"/>
    </style:style>
    <style:style style:name="T358" style:family="text">
      <style:text-properties style:use-window-font-color="true" loext:opacity="0%" style:font-name="Calibri1" fo:font-size="10pt" fo:font-weight="normal" officeooo:rsid="0549457b" fo:background-color="transparent" loext:char-shading-value="0" style:font-name-asian="Calibri1" style:font-size-asian="10pt" style:font-name-complex="Calibri1" style:font-size-complex="10pt"/>
    </style:style>
    <style:style style:name="T359" style:family="text">
      <style:text-properties style:use-window-font-color="true" loext:opacity="0%" style:font-name="Calibri1" fo:font-size="10pt" fo:font-weight="normal" officeooo:rsid="054a0e25" fo:background-color="transparent" loext:char-shading-value="0" style:font-name-asian="Calibri1" style:font-size-asian="10pt" style:font-name-complex="Calibri1" style:font-size-complex="10pt"/>
    </style:style>
    <style:style style:name="T360" style:family="text">
      <style:text-properties style:use-window-font-color="true" loext:opacity="0%" style:font-name="Calibri1" fo:font-size="10pt" fo:font-weight="normal" officeooo:rsid="054ae7dd" fo:background-color="transparent" loext:char-shading-value="0" style:font-name-asian="Calibri1" style:font-size-asian="10pt" style:font-name-complex="Calibri1" style:font-size-complex="10pt"/>
    </style:style>
    <style:style style:name="T361" style:family="text">
      <style:text-properties style:use-window-font-color="true" loext:opacity="0%" style:font-name="Calibri1" fo:font-size="10pt" fo:font-weight="normal" officeooo:rsid="054c47dd" fo:background-color="transparent" loext:char-shading-value="0" style:font-name-asian="Calibri1" style:font-size-asian="10pt" style:font-name-complex="Calibri1" style:font-size-complex="10pt"/>
    </style:style>
    <style:style style:name="T362" style:family="text">
      <style:text-properties style:use-window-font-color="true" loext:opacity="0%" style:font-name="Calibri1" fo:font-size="10pt" fo:font-weight="normal" officeooo:rsid="054f0579" fo:background-color="transparent" loext:char-shading-value="0" style:font-name-asian="Calibri1" style:font-size-asian="10pt" style:font-name-complex="Calibri1" style:font-size-complex="10pt"/>
    </style:style>
    <style:style style:name="T363" style:family="text">
      <style:text-properties style:use-window-font-color="true" loext:opacity="0%" style:font-name="Calibri1" fo:font-size="10pt" fo:font-weight="normal" officeooo:rsid="054f22a5" fo:background-color="transparent" loext:char-shading-value="0" style:font-name-asian="Calibri1" style:font-size-asian="10pt" style:font-name-complex="Calibri1" style:font-size-complex="10pt"/>
    </style:style>
    <style:style style:name="T364" style:family="text">
      <style:text-properties style:use-window-font-color="true" loext:opacity="0%" style:font-name="Calibri1" fo:font-size="10pt" fo:font-weight="normal" officeooo:rsid="054f9f4f" fo:background-color="transparent" loext:char-shading-value="0" style:font-name-asian="Calibri1" style:font-size-asian="10pt" style:font-name-complex="Calibri1" style:font-size-complex="10pt"/>
    </style:style>
    <style:style style:name="T365" style:family="text">
      <style:text-properties style:use-window-font-color="true" loext:opacity="0%" style:font-name="Calibri1" fo:font-size="10pt" fo:font-weight="normal" officeooo:rsid="0550e629" fo:background-color="transparent" loext:char-shading-value="0" style:font-name-asian="Calibri1" style:font-size-asian="10pt" style:font-name-complex="Calibri1" style:font-size-complex="10pt"/>
    </style:style>
    <style:style style:name="T366" style:family="text">
      <style:text-properties style:use-window-font-color="true" loext:opacity="0%" style:font-name="Calibri1" fo:font-size="10pt" fo:font-weight="normal" officeooo:rsid="0551d18e" fo:background-color="transparent" loext:char-shading-value="0" style:font-name-asian="Calibri1" style:font-size-asian="10pt" style:font-name-complex="Calibri1" style:font-size-complex="10pt"/>
    </style:style>
    <style:style style:name="T367" style:family="text">
      <style:text-properties style:use-window-font-color="true" loext:opacity="0%" style:font-name="Calibri1" fo:font-size="10pt" fo:font-weight="normal" officeooo:rsid="0553afad" fo:background-color="transparent" loext:char-shading-value="0" style:font-name-asian="Calibri1" style:font-size-asian="10pt" style:font-name-complex="Calibri1" style:font-size-complex="10pt"/>
    </style:style>
    <style:style style:name="T368" style:family="text">
      <style:text-properties style:use-window-font-color="true" loext:opacity="0%" style:font-name="Calibri1" fo:font-size="10pt" fo:font-weight="normal" officeooo:rsid="0553cb91" fo:background-color="transparent" loext:char-shading-value="0" style:font-name-asian="Calibri1" style:font-size-asian="10pt" style:font-name-complex="Calibri1" style:font-size-complex="10pt"/>
    </style:style>
    <style:style style:name="T369" style:family="text">
      <style:text-properties style:use-window-font-color="true" loext:opacity="0%" style:font-name="Calibri1" fo:font-size="10pt" fo:font-weight="normal" officeooo:rsid="05556300" fo:background-color="transparent" loext:char-shading-value="0" style:font-name-asian="Calibri1" style:font-size-asian="10pt" style:font-name-complex="Calibri1" style:font-size-complex="10pt"/>
    </style:style>
    <style:style style:name="T370" style:family="text">
      <style:text-properties style:use-window-font-color="true" loext:opacity="0%" style:font-name="Calibri1" fo:font-size="10pt" fo:font-weight="normal" officeooo:rsid="05571d9e" fo:background-color="transparent" loext:char-shading-value="0" style:font-name-asian="Calibri1" style:font-size-asian="10pt" style:font-name-complex="Calibri1" style:font-size-complex="10pt"/>
    </style:style>
    <style:style style:name="T371" style:family="text">
      <style:text-properties style:use-window-font-color="true" loext:opacity="0%" style:font-name="Calibri1" fo:font-size="10pt" fo:font-weight="normal" officeooo:rsid="05575610" fo:background-color="transparent" loext:char-shading-value="0" style:font-name-asian="Calibri1" style:font-size-asian="10pt" style:font-name-complex="Calibri1" style:font-size-complex="10pt"/>
    </style:style>
    <style:style style:name="T372" style:family="text">
      <style:text-properties style:use-window-font-color="true" loext:opacity="0%" style:font-name="Calibri1" fo:font-size="10pt" fo:font-weight="normal" officeooo:rsid="0557f776" fo:background-color="transparent" loext:char-shading-value="0" style:font-name-asian="Calibri1" style:font-size-asian="10pt" style:font-name-complex="Calibri1" style:font-size-complex="10pt"/>
    </style:style>
    <style:style style:name="T373" style:family="text">
      <style:text-properties style:use-window-font-color="true" loext:opacity="0%" style:font-name="Calibri1" fo:font-size="10pt" fo:font-weight="normal" officeooo:rsid="05582b82" fo:background-color="transparent" loext:char-shading-value="0" style:font-name-asian="Calibri1" style:font-size-asian="10pt" style:font-name-complex="Calibri1" style:font-size-complex="10pt"/>
    </style:style>
    <style:style style:name="T374" style:family="text">
      <style:text-properties style:use-window-font-color="true" loext:opacity="0%" style:font-name="Calibri1" fo:font-size="10pt" fo:font-weight="normal" officeooo:rsid="05588869" fo:background-color="transparent" loext:char-shading-value="0" style:font-name-asian="Calibri1" style:font-size-asian="10pt" style:font-name-complex="Calibri1" style:font-size-complex="10pt"/>
    </style:style>
    <style:style style:name="T375" style:family="text">
      <style:text-properties style:use-window-font-color="true" loext:opacity="0%" style:font-name="Calibri1" fo:font-size="10pt" fo:font-weight="normal" officeooo:rsid="0559246f" fo:background-color="transparent" loext:char-shading-value="0" style:font-name-asian="Calibri1" style:font-size-asian="10pt" style:font-name-complex="Calibri1" style:font-size-complex="10pt"/>
    </style:style>
    <style:style style:name="T376" style:family="text">
      <style:text-properties style:use-window-font-color="true" loext:opacity="0%" style:font-name="Calibri1" fo:font-size="10pt" fo:font-weight="normal" officeooo:rsid="0559650b" fo:background-color="transparent" loext:char-shading-value="0" style:font-name-asian="Calibri1" style:font-size-asian="10pt" style:font-name-complex="Calibri1" style:font-size-complex="10pt"/>
    </style:style>
    <style:style style:name="T377" style:family="text">
      <style:text-properties style:use-window-font-color="true" loext:opacity="0%" style:font-name="Calibri1" fo:font-size="10pt" fo:font-weight="normal" officeooo:rsid="055ab1c7" fo:background-color="transparent" loext:char-shading-value="0" style:font-name-asian="Calibri1" style:font-size-asian="10pt" style:font-name-complex="Calibri1" style:font-size-complex="10pt"/>
    </style:style>
    <style:style style:name="T378" style:family="text">
      <style:text-properties style:use-window-font-color="true" loext:opacity="0%" style:font-name="Calibri1" fo:font-size="10pt" fo:font-weight="normal" officeooo:rsid="055c254b" fo:background-color="transparent" loext:char-shading-value="0" style:font-name-asian="Calibri1" style:font-size-asian="10pt" style:font-name-complex="Calibri1" style:font-size-complex="10pt"/>
    </style:style>
    <style:style style:name="T379" style:family="text">
      <style:text-properties style:use-window-font-color="true" loext:opacity="0%" style:font-name="Calibri1" fo:font-size="10pt" fo:font-weight="normal" officeooo:rsid="055d57dd" fo:background-color="transparent" loext:char-shading-value="0" style:font-name-asian="Calibri1" style:font-size-asian="10pt" style:font-name-complex="Calibri1" style:font-size-complex="10pt"/>
    </style:style>
    <style:style style:name="T380" style:family="text">
      <style:text-properties style:use-window-font-color="true" loext:opacity="0%" style:font-name="Calibri1" fo:font-size="10pt" fo:font-weight="normal" officeooo:rsid="055ffa9a" fo:background-color="transparent" loext:char-shading-value="0" style:font-name-asian="Calibri1" style:font-size-asian="10pt" style:font-name-complex="Calibri1" style:font-size-complex="10pt"/>
    </style:style>
    <style:style style:name="T381" style:family="text">
      <style:text-properties style:use-window-font-color="true" loext:opacity="0%" style:font-name="Calibri1" fo:font-size="10pt" fo:font-weight="normal" officeooo:rsid="05600380" fo:background-color="transparent" loext:char-shading-value="0" style:font-name-asian="Calibri1" style:font-size-asian="10pt" style:font-name-complex="Calibri1" style:font-size-complex="10pt"/>
    </style:style>
    <style:style style:name="T382" style:family="text">
      <style:text-properties style:use-window-font-color="true" loext:opacity="0%" style:font-name="Calibri1" fo:font-size="10pt" fo:font-weight="normal" officeooo:rsid="05608979" fo:background-color="transparent" loext:char-shading-value="0" style:font-name-asian="Calibri1" style:font-size-asian="10pt" style:font-name-complex="Calibri1" style:font-size-complex="10pt"/>
    </style:style>
    <style:style style:name="T383" style:family="text">
      <style:text-properties style:use-window-font-color="true" loext:opacity="0%" style:font-name="Calibri1" fo:font-size="10pt" fo:font-weight="normal" officeooo:rsid="0560b48a" fo:background-color="transparent" loext:char-shading-value="0" style:font-name-asian="Calibri1" style:font-size-asian="10pt" style:font-name-complex="Calibri1" style:font-size-complex="10pt"/>
    </style:style>
    <style:style style:name="T384" style:family="text">
      <style:text-properties style:use-window-font-color="true" loext:opacity="0%" style:font-name="Calibri1" fo:font-size="10pt" fo:font-weight="normal" officeooo:rsid="05624bfc" fo:background-color="transparent" loext:char-shading-value="0" style:font-name-asian="Calibri1" style:font-size-asian="10pt" style:font-name-complex="Calibri1" style:font-size-complex="10pt"/>
    </style:style>
    <style:style style:name="T385" style:family="text">
      <style:text-properties style:use-window-font-color="true" loext:opacity="0%" style:font-name="Calibri1" fo:font-size="10pt" fo:font-weight="normal" officeooo:rsid="0562ccb5" fo:background-color="transparent" loext:char-shading-value="0" style:font-name-asian="Calibri1" style:font-size-asian="10pt" style:font-name-complex="Calibri1" style:font-size-complex="10pt"/>
    </style:style>
    <style:style style:name="T386" style:family="text">
      <style:text-properties style:use-window-font-color="true" loext:opacity="0%" style:font-name="Calibri1" fo:font-size="10pt" fo:font-weight="normal" officeooo:rsid="0563b5ab" fo:background-color="transparent" loext:char-shading-value="0" style:font-name-asian="Calibri1" style:font-size-asian="10pt" style:font-name-complex="Calibri1" style:font-size-complex="10pt"/>
    </style:style>
    <style:style style:name="T387" style:family="text">
      <style:text-properties style:use-window-font-color="true" loext:opacity="0%" style:font-name="Calibri1" fo:font-size="10pt" fo:font-weight="normal" officeooo:rsid="05651e8e" fo:background-color="transparent" loext:char-shading-value="0" style:font-name-asian="Calibri1" style:font-size-asian="10pt" style:font-name-complex="Calibri1" style:font-size-complex="10pt"/>
    </style:style>
    <style:style style:name="T388" style:family="text">
      <style:text-properties style:use-window-font-color="true" loext:opacity="0%" style:font-name="Calibri1" fo:font-size="10pt" fo:font-weight="normal" officeooo:rsid="05670830" fo:background-color="transparent" loext:char-shading-value="0" style:font-name-asian="Calibri1" style:font-size-asian="10pt" style:font-name-complex="Calibri1" style:font-size-complex="10pt"/>
    </style:style>
    <style:style style:name="T389" style:family="text">
      <style:text-properties style:use-window-font-color="true" loext:opacity="0%" style:font-name="Calibri1" fo:font-size="10pt" fo:font-weight="normal" officeooo:rsid="05692c3c" fo:background-color="transparent" loext:char-shading-value="0" style:font-name-asian="Calibri1" style:font-size-asian="10pt" style:font-name-complex="Calibri1" style:font-size-complex="10pt"/>
    </style:style>
    <style:style style:name="T390" style:family="text">
      <style:text-properties style:use-window-font-color="true" loext:opacity="0%" style:font-name="Calibri1" fo:font-size="10pt" fo:font-weight="normal" officeooo:rsid="0569479e" fo:background-color="transparent" loext:char-shading-value="0" style:font-name-asian="Calibri1" style:font-size-asian="10pt" style:font-name-complex="Calibri1" style:font-size-complex="10pt"/>
    </style:style>
    <style:style style:name="T391" style:family="text">
      <style:text-properties style:use-window-font-color="true" loext:opacity="0%" style:font-name="Calibri1" fo:font-size="10pt" fo:font-weight="normal" officeooo:rsid="0569503b" fo:background-color="transparent" loext:char-shading-value="0" style:font-name-asian="Calibri1" style:font-size-asian="10pt" style:font-name-complex="Calibri1" style:font-size-complex="10pt"/>
    </style:style>
    <style:style style:name="T392" style:family="text">
      <style:text-properties style:use-window-font-color="true" loext:opacity="0%" style:font-name="Calibri1" fo:font-size="10pt" fo:font-weight="normal" officeooo:rsid="056ab477" fo:background-color="transparent" loext:char-shading-value="0" style:font-name-asian="Calibri1" style:font-size-asian="10pt" style:font-name-complex="Calibri1" style:font-size-complex="10pt"/>
    </style:style>
    <style:style style:name="T393" style:family="text">
      <style:text-properties style:use-window-font-color="true" loext:opacity="0%" style:font-name="Calibri1" fo:font-size="10pt" fo:font-weight="normal" officeooo:rsid="056c2c29" fo:background-color="transparent" loext:char-shading-value="0" style:font-name-asian="Calibri1" style:font-size-asian="10pt" style:font-name-complex="Calibri1" style:font-size-complex="10pt"/>
    </style:style>
    <style:style style:name="T394" style:family="text">
      <style:text-properties style:use-window-font-color="true" loext:opacity="0%" style:font-name="Calibri1" fo:font-size="10pt" fo:font-weight="normal" officeooo:rsid="056c924a" fo:background-color="transparent" loext:char-shading-value="0" style:font-name-asian="Calibri1" style:font-size-asian="10pt" style:font-name-complex="Calibri1" style:font-size-complex="10pt"/>
    </style:style>
    <style:style style:name="T395" style:family="text">
      <style:text-properties style:use-window-font-color="true" loext:opacity="0%" style:font-name="Calibri1" fo:font-size="10pt" fo:font-weight="normal" officeooo:rsid="056d1ef6" fo:background-color="transparent" loext:char-shading-value="0" style:font-name-asian="Calibri1" style:font-size-asian="10pt" style:font-name-complex="Calibri1" style:font-size-complex="10pt"/>
    </style:style>
    <style:style style:name="T396" style:family="text">
      <style:text-properties style:use-window-font-color="true" loext:opacity="0%" style:font-name="Calibri1" fo:font-size="10pt" fo:font-weight="normal" officeooo:rsid="056e5245" fo:background-color="transparent" loext:char-shading-value="0" style:font-name-asian="Calibri1" style:font-size-asian="10pt" style:font-name-complex="Calibri1" style:font-size-complex="10pt"/>
    </style:style>
    <style:style style:name="T397" style:family="text">
      <style:text-properties style:use-window-font-color="true" loext:opacity="0%" style:font-name="Calibri1" fo:font-size="10pt" fo:font-weight="normal" officeooo:rsid="056ec3f2" fo:background-color="transparent" loext:char-shading-value="0" style:font-name-asian="Calibri1" style:font-size-asian="10pt" style:font-name-complex="Calibri1" style:font-size-complex="10pt"/>
    </style:style>
    <style:style style:name="T398" style:family="text">
      <style:text-properties style:use-window-font-color="true" loext:opacity="0%" style:font-name="Calibri1" fo:font-size="10pt" fo:font-weight="normal" officeooo:rsid="05733997" fo:background-color="transparent" loext:char-shading-value="0" style:font-name-asian="Calibri1" style:font-size-asian="10pt" style:font-name-complex="Calibri1" style:font-size-complex="10pt"/>
    </style:style>
    <style:style style:name="T399" style:family="text">
      <style:text-properties style:use-window-font-color="true" loext:opacity="0%" style:font-name="Calibri1" fo:font-size="10pt" fo:font-weight="normal" officeooo:rsid="05751241" fo:background-color="transparent" loext:char-shading-value="0" style:font-name-asian="Calibri1" style:font-size-asian="10pt" style:font-name-complex="Calibri1" style:font-size-complex="10pt"/>
    </style:style>
    <style:style style:name="T400" style:family="text">
      <style:text-properties style:use-window-font-color="true" loext:opacity="0%" style:font-name="Calibri1" fo:font-size="10pt" fo:font-weight="normal" officeooo:rsid="0575830a" fo:background-color="transparent" loext:char-shading-value="0" style:font-name-asian="Calibri1" style:font-size-asian="10pt" style:font-name-complex="Calibri1" style:font-size-complex="10pt"/>
    </style:style>
    <style:style style:name="T401" style:family="text">
      <style:text-properties style:use-window-font-color="true" loext:opacity="0%" style:font-name="Calibri1" fo:font-size="10pt" fo:font-weight="normal" officeooo:rsid="0575d906" fo:background-color="transparent" loext:char-shading-value="0" style:font-name-asian="Calibri1" style:font-size-asian="10pt" style:font-name-complex="Calibri1" style:font-size-complex="10pt"/>
    </style:style>
    <style:style style:name="T402" style:family="text">
      <style:text-properties style:use-window-font-color="true" loext:opacity="0%" style:font-name="Calibri1" fo:font-size="10pt" fo:font-weight="normal" officeooo:rsid="057a0eae" fo:background-color="transparent" loext:char-shading-value="0" style:font-name-asian="Calibri1" style:font-size-asian="10pt" style:font-name-complex="Calibri1" style:font-size-complex="10pt"/>
    </style:style>
    <style:style style:name="T403" style:family="text">
      <style:text-properties style:use-window-font-color="true" loext:opacity="0%" style:font-name="Calibri1" fo:font-size="10pt" fo:font-weight="normal" officeooo:rsid="057c7500" fo:background-color="transparent" loext:char-shading-value="0" style:font-name-asian="Calibri1" style:font-size-asian="10pt" style:font-name-complex="Calibri1" style:font-size-complex="10pt"/>
    </style:style>
    <style:style style:name="T404" style:family="text">
      <style:text-properties style:use-window-font-color="true" loext:opacity="0%" style:font-name="Calibri1" fo:font-size="10pt" fo:font-weight="normal" officeooo:rsid="057ce4af" fo:background-color="transparent" loext:char-shading-value="0" style:font-name-asian="Calibri1" style:font-size-asian="10pt" style:font-name-complex="Calibri1" style:font-size-complex="10pt"/>
    </style:style>
    <style:style style:name="T405" style:family="text">
      <style:text-properties style:use-window-font-color="true" loext:opacity="0%" style:font-name="Calibri1" fo:font-size="10pt" fo:font-weight="normal" officeooo:rsid="057e2f7d" fo:background-color="transparent" loext:char-shading-value="0" style:font-name-asian="Calibri1" style:font-size-asian="10pt" style:font-name-complex="Calibri1" style:font-size-complex="10pt"/>
    </style:style>
    <style:style style:name="T406" style:family="text">
      <style:text-properties style:use-window-font-color="true" loext:opacity="0%" style:font-name="Calibri1" fo:font-size="10pt" fo:font-weight="normal" officeooo:rsid="057f7a36" fo:background-color="transparent" loext:char-shading-value="0" style:font-name-asian="Calibri1" style:font-size-asian="10pt" style:font-name-complex="Calibri1" style:font-size-complex="10pt"/>
    </style:style>
    <style:style style:name="T407" style:family="text">
      <style:text-properties style:use-window-font-color="true" loext:opacity="0%" style:font-name="Calibri1" fo:font-size="10pt" fo:font-weight="normal" officeooo:rsid="057fce05" fo:background-color="transparent" loext:char-shading-value="0" style:font-name-asian="Calibri1" style:font-size-asian="10pt" style:font-name-complex="Calibri1" style:font-size-complex="10pt"/>
    </style:style>
    <style:style style:name="T408" style:family="text">
      <style:text-properties style:use-window-font-color="true" loext:opacity="0%" style:font-name="Calibri1" fo:font-size="10pt" fo:font-weight="normal" officeooo:rsid="05807826" fo:background-color="transparent" loext:char-shading-value="0" style:font-name-asian="Calibri1" style:font-size-asian="10pt" style:font-name-complex="Calibri1" style:font-size-complex="10pt"/>
    </style:style>
    <style:style style:name="T409" style:family="text">
      <style:text-properties style:use-window-font-color="true" loext:opacity="0%" style:font-name="Calibri1" fo:font-size="10pt" fo:font-weight="normal" officeooo:rsid="058573bb" fo:background-color="transparent" loext:char-shading-value="0" style:font-name-asian="Calibri1" style:font-size-asian="10pt" style:font-name-complex="Calibri1" style:font-size-complex="10pt"/>
    </style:style>
    <style:style style:name="T410" style:family="text">
      <style:text-properties style:use-window-font-color="true" loext:opacity="0%" style:font-name="Calibri1" fo:font-size="10pt" fo:font-weight="normal" officeooo:rsid="058643d3" fo:background-color="transparent" loext:char-shading-value="0" style:font-name-asian="Calibri1" style:font-size-asian="10pt" style:font-name-complex="Calibri1" style:font-size-complex="10pt"/>
    </style:style>
    <style:style style:name="T411" style:family="text">
      <style:text-properties style:use-window-font-color="true" loext:opacity="0%" style:font-name="Calibri1" fo:font-size="10pt" fo:font-weight="normal" officeooo:rsid="0588326f" fo:background-color="transparent" loext:char-shading-value="0" style:font-name-asian="Calibri1" style:font-size-asian="10pt" style:font-name-complex="Calibri1" style:font-size-complex="10pt"/>
    </style:style>
    <style:style style:name="T412" style:family="text">
      <style:text-properties style:use-window-font-color="true" loext:opacity="0%" style:font-name="Calibri1" fo:font-size="10pt" fo:font-weight="normal" officeooo:rsid="040ca87f" fo:background-color="transparent" loext:char-shading-value="0" style:font-name-asian="Calibri1" style:font-size-asian="10pt" style:font-weight-asian="normal" style:font-name-complex="Calibri1" style:font-size-complex="10pt" style:font-weight-complex="normal"/>
    </style:style>
    <style:style style:name="T413"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414" style:family="text">
      <style:text-properties style:use-window-font-color="true" loext:opacity="0%" style:font-name="Calibri1" fo:font-size="10pt" fo:font-weight="normal" fo:background-color="#ffff00" loext:char-shading-value="0" style:font-name-asian="Calibri1" style:font-size-asian="10pt" style:font-name-complex="Calibri1" style:font-size-complex="10pt"/>
    </style:style>
    <style:style style:name="T415" style:family="text">
      <style:text-properties style:use-window-font-color="true" loext:opacity="0%"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16" style:family="text">
      <style:text-properties style:use-window-font-color="true" loext:opacity="0%" style:font-name="Calibri1" fo:font-size="10pt" fo:font-weight="bold" officeooo:rsid="03c3f300" fo:background-color="transparent" loext:char-shading-value="0" style:font-name-asian="Calibri1" style:font-size-asian="10pt" style:font-weight-asian="bold" style:font-name-complex="Calibri1" style:font-size-complex="10pt" style:font-weight-complex="bold"/>
    </style:style>
    <style:style style:name="T417" style:family="text">
      <style:text-properties style:use-window-font-color="true" loext:opacity="0%" style:font-name="Calibri1" fo:font-size="10pt" fo:font-weight="bold" officeooo:rsid="04e45a31" fo:background-color="transparent" loext:char-shading-value="0" style:font-name-asian="Calibri1" style:font-size-asian="10pt" style:font-weight-asian="bold" style:font-name-complex="Calibri1" style:font-size-complex="10pt" style:font-weight-complex="bold"/>
    </style:style>
    <style:style style:name="T418" style:family="text">
      <style:text-properties style:use-window-font-color="true" loext:opacity="0%" style:font-name="Calibri1" fo:font-size="10pt" fo:font-weight="bold" fo:background-color="transparent" loext:char-shading-value="0" style:font-name-asian="Calibri1" style:font-size-asian="10pt" style:font-name-complex="Calibri1" style:font-size-complex="10pt"/>
    </style:style>
    <style:style style:name="T419"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name-complex="Calibri1" style:font-size-complex="10pt" style:font-style-complex="italic"/>
    </style:style>
    <style:style style:name="T420" style:family="text">
      <style:text-properties style:use-window-font-color="true" loext:opacity="0%" style:font-name="Calibri1" fo:font-size="10pt" fo:font-style="italic" fo:font-weight="normal" officeooo:rsid="01c1938c" fo:background-color="transparent" loext:char-shading-value="0" style:font-name-asian="Calibri1" style:font-size-asian="10pt" style:font-style-asian="italic" style:font-name-complex="Calibri1" style:font-size-complex="10pt" style:font-style-complex="italic"/>
    </style:style>
    <style:style style:name="T421" style:family="text">
      <style:text-properties style:use-window-font-color="true" loext:opacity="0%" style:font-name="Calibri1" fo:font-size="10pt" fo:font-style="italic" fo:font-weight="normal" officeooo:rsid="03a32dde" fo:background-color="transparent" loext:char-shading-value="0" style:font-name-asian="Calibri1" style:font-size-asian="10pt" style:font-style-asian="italic" style:font-name-complex="Calibri1" style:font-size-complex="10pt" style:font-style-complex="italic"/>
    </style:style>
    <style:style style:name="T422" style:family="text">
      <style:text-properties style:use-window-font-color="true" loext:opacity="0%" style:font-name="Calibri1" fo:font-size="10pt" fo:font-style="italic" fo:font-weight="normal" officeooo:rsid="0471741d" fo:background-color="transparent" loext:char-shading-value="0" style:font-name-asian="Calibri1" style:font-size-asian="10pt" style:font-style-asian="italic" style:font-name-complex="Calibri1" style:font-size-complex="10pt" style:font-style-complex="italic"/>
    </style:style>
    <style:style style:name="T423" style:family="text">
      <style:text-properties style:use-window-font-color="true" loext:opacity="0%" style:font-name="Calibri1" fo:font-size="10pt" fo:font-style="italic" fo:font-weight="normal" officeooo:rsid="04759524" fo:background-color="transparent" loext:char-shading-value="0" style:font-name-asian="Calibri1" style:font-size-asian="10pt" style:font-style-asian="italic" style:font-name-complex="Calibri1" style:font-size-complex="10pt" style:font-style-complex="italic"/>
    </style:style>
    <style:style style:name="T424" style:family="text">
      <style:text-properties style:use-window-font-color="true" loext:opacity="0%" style:font-name="Calibri1" fo:font-size="10pt" fo:font-style="italic" fo:font-weight="normal" officeooo:rsid="0477db45" fo:background-color="transparent" loext:char-shading-value="0" style:font-name-asian="Calibri1" style:font-size-asian="10pt" style:font-style-asian="italic" style:font-name-complex="Calibri1" style:font-size-complex="10pt" style:font-style-complex="italic"/>
    </style:style>
    <style:style style:name="T425" style:family="text">
      <style:text-properties style:use-window-font-color="true" loext:opacity="0%" style:font-name="Calibri1" fo:font-size="10pt" fo:font-style="italic" fo:font-weight="normal" officeooo:rsid="04789c80" fo:background-color="transparent" loext:char-shading-value="0" style:font-name-asian="Calibri1" style:font-size-asian="10pt" style:font-style-asian="italic" style:font-name-complex="Calibri1" style:font-size-complex="10pt" style:font-style-complex="italic"/>
    </style:style>
    <style:style style:name="T426" style:family="text">
      <style:text-properties style:use-window-font-color="true" loext:opacity="0%" style:font-name="Calibri1" fo:font-size="10pt" fo:font-style="italic" fo:font-weight="normal" officeooo:rsid="054265d2" fo:background-color="transparent" loext:char-shading-value="0" style:font-name-asian="Calibri1" style:font-size-asian="10pt" style:font-style-asian="italic" style:font-name-complex="Calibri1" style:font-size-complex="10pt" style:font-style-complex="italic"/>
    </style:style>
    <style:style style:name="T427" style:family="text">
      <style:text-properties style:use-window-font-color="true" loext:opacity="0%" style:font-name="Calibri1" fo:font-size="10pt" fo:font-style="italic" fo:font-weight="normal" fo:background-color="transparent" loext:char-shading-value="0" style:font-name-asian="Calibri1" style:font-size-asian="10pt" style:font-style-asian="italic" style:font-weight-asian="normal" style:font-name-complex="Calibri1" style:font-size-complex="10pt" style:font-style-complex="italic" style:font-weight-complex="normal"/>
    </style:style>
    <style:style style:name="T428" style:family="text">
      <style:text-properties style:use-window-font-color="true" loext:opacity="0%" style:font-name="Calibri1" fo:font-size="10pt" fo:font-style="italic" fo:font-weight="normal" fo:background-color="transparent" loext:char-shading-value="0" style:font-name-asian="Calibri1" style:font-size-asian="10pt" style:font-name-complex="Calibri1" style:font-size-complex="10pt"/>
    </style:style>
    <style:style style:name="T429" style:family="text">
      <style:text-properties style:use-window-font-color="true" loext:opacity="0%" style:font-name="Calibri1" fo:font-size="10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size-asian="10pt" style:font-name-complex="Calibri1" style:font-size-complex="10pt"/>
    </style:style>
    <style:style style:name="T430" style:family="text">
      <style:text-properties style:use-window-font-color="true" loext:opacity="0%" style:font-name="Calibri1" fo:font-size="10pt" style:text-underline-style="solid" style:text-underline-width="auto" style:text-underline-color="font-color" fo:font-weight="normal" fo:background-color="transparent" loext:char-shading-value="0" style:font-name-asian="Calibri1" style:font-size-asian="10pt" style:font-name-complex="Calibri1" style:font-size-complex="10pt"/>
    </style:style>
    <style:style style:name="T431" style:family="text">
      <style:text-properties style:use-window-font-color="true" loext:opacity="0%" style:font-name="Calibri1" fo:font-size="10pt" style:text-underline-style="solid" style:text-underline-width="auto" style:text-underline-color="font-color" fo:font-weight="normal" officeooo:rsid="04c71af1" fo:background-color="transparent" loext:char-shading-value="0" style:font-name-asian="Calibri1" style:font-size-asian="10pt" style:font-name-complex="Calibri1" style:font-size-complex="10pt"/>
    </style:style>
    <style:style style:name="T432" style:family="text">
      <style:text-properties style:use-window-font-color="true" loext:opacity="0%" style:font-name="Calibri1" fo:font-size="10pt" style:text-underline-style="solid" style:text-underline-width="auto" style:text-underline-color="font-color" fo:font-weight="normal" officeooo:rsid="04d3b308" fo:background-color="transparent" loext:char-shading-value="0" style:font-name-asian="Calibri1" style:font-size-asian="10pt" style:font-name-complex="Calibri1" style:font-size-complex="10pt"/>
    </style:style>
    <style:style style:name="T433" style:family="text">
      <style:text-properties style:use-window-font-color="true" loext:opacity="0%" style:font-name="Calibri1" fo:font-size="10pt" style:text-underline-style="solid" style:text-underline-width="auto" style:text-underline-color="font-color" fo:font-weight="normal" officeooo:rsid="057ce4af" fo:background-color="transparent" loext:char-shading-value="0" style:font-name-asian="Calibri1" style:font-size-asian="10pt" style:font-name-complex="Calibri1" style:font-size-complex="10pt"/>
    </style:style>
    <style:style style:name="T434" style:family="text">
      <style:text-properties style:use-window-font-color="true" loext:opacity="0%" style:font-name="Calibri1" fo:font-size="10pt" fo:language="it" fo:country="IT" fo:font-weight="normal" fo:background-color="transparent" loext:char-shading-value="0" style:font-name-asian="Calibri1" style:font-size-asian="10pt" style:font-name-complex="Calibri1" style:font-size-complex="10pt"/>
    </style:style>
    <style:style style:name="T435" style:family="text">
      <style:text-properties style:use-window-font-color="true" loext:opacity="0%" style:font-name="Calibri1" fo:font-size="10pt" fo:language="it" fo:country="IT" fo:font-weight="normal" officeooo:rsid="039cd512" fo:background-color="transparent" loext:char-shading-value="0" style:font-name-asian="Calibri1" style:font-size-asian="10pt" style:font-name-complex="Calibri1" style:font-size-complex="10pt"/>
    </style:style>
    <style:style style:name="T436" style:family="text">
      <style:text-properties style:use-window-font-color="true" loext:opacity="0%" style:font-name="Calibri1" fo:font-size="10pt" fo:language="it" fo:country="IT" fo:font-weight="normal" officeooo:rsid="046df0b4" fo:background-color="transparent" loext:char-shading-value="0" style:font-name-asian="Calibri1" style:font-size-asian="10pt" style:font-name-complex="Calibri1" style:font-size-complex="10pt"/>
    </style:style>
    <style:style style:name="T437" style:family="text">
      <style:text-properties style:use-window-font-color="true" loext:opacity="0%" style:font-name="Calibri1" fo:font-size="10pt" fo:language="it" fo:country="IT" fo:font-weight="normal" officeooo:rsid="04778701" fo:background-color="transparent" loext:char-shading-value="0" style:font-name-asian="Calibri1" style:font-size-asian="10pt" style:font-name-complex="Calibri1" style:font-size-complex="10pt"/>
    </style:style>
    <style:style style:name="T438" style:family="text">
      <style:text-properties style:use-window-font-color="true" loext:opacity="0%" style:font-name="Calibri1" fo:font-size="10pt" fo:language="it" fo:country="IT" fo:font-weight="normal" officeooo:rsid="053cddc5" fo:background-color="transparent" loext:char-shading-value="0" style:font-name-asian="Calibri1" style:font-size-asian="10pt" style:font-name-complex="Calibri1" style:font-size-complex="10pt"/>
    </style:style>
    <style:style style:name="T439" style:family="text">
      <style:text-properties style:use-window-font-color="true" loext:opacity="0%" style:font-name="Calibri1" fo:font-size="10pt" fo:language="it" fo:country="IT" fo:font-weight="normal" officeooo:rsid="053cf24b" fo:background-color="transparent" loext:char-shading-value="0" style:font-name-asian="Calibri1" style:font-size-asian="10pt" style:font-name-complex="Calibri1" style:font-size-complex="10pt"/>
    </style:style>
    <style:style style:name="T440" style:family="text">
      <style:text-properties style:use-window-font-color="true" loext:opacity="0%" style:font-name="Calibri1" fo:font-size="10pt" fo:language="it" fo:country="IT" fo:font-weight="normal" officeooo:rsid="053e9e5f" fo:background-color="transparent" loext:char-shading-value="0" style:font-name-asian="Calibri1" style:font-size-asian="10pt" style:font-name-complex="Calibri1" style:font-size-complex="10pt"/>
    </style:style>
    <style:style style:name="T441" style:family="text">
      <style:text-properties style:use-window-font-color="true" loext:opacity="0%" style:font-name="Calibri1" fo:font-size="10pt" fo:language="it" fo:country="IT" fo:font-weight="normal" officeooo:rsid="057ce4af" fo:background-color="transparent" loext:char-shading-value="0" style:font-name-asian="Calibri1" style:font-size-asian="10pt" style:font-name-complex="Calibri1" style:font-size-complex="10pt"/>
    </style:style>
    <style:style style:name="T442" style:family="text">
      <style:text-properties style:use-window-font-color="true" loext:opacity="0%" style:font-name="Calibri1" fo:font-size="10pt" fo:language="it" fo:country="IT" fo:font-weight="normal" officeooo:rsid="057d0dc6" fo:background-color="transparent" loext:char-shading-value="0" style:font-name-asian="Calibri1" style:font-size-asian="10pt" style:font-name-complex="Calibri1" style:font-size-complex="10pt"/>
    </style:style>
    <style:style style:name="T443" style:family="text">
      <style:text-properties style:use-window-font-color="true" loext:opacity="0%" style:font-name="Calibri1" fo:font-size="10pt" fo:language="it" fo:country="IT" fo:font-weight="normal" officeooo:rsid="05807826" fo:background-color="transparent" loext:char-shading-value="0" style:font-name-asian="Calibri1" style:font-size-asian="10pt" style:font-name-complex="Calibri1" style:font-size-complex="10pt"/>
    </style:style>
    <style:style style:name="T444" style:family="text">
      <style:text-properties style:use-window-font-color="true" loext:opacity="0%" style:font-name="Calibri1" fo:font-size="10pt" fo:font-style="normal" fo:font-weight="normal" officeooo:rsid="03a32dde" fo:background-color="transparent" loext:char-shading-value="0" style:font-name-asian="Calibri1" style:font-size-asian="10pt" style:font-style-asian="normal" style:font-name-complex="Calibri1" style:font-size-complex="10pt" style:font-style-complex="normal"/>
    </style:style>
    <style:style style:name="T445" style:family="text">
      <style:text-properties style:use-window-font-color="true" loext:opacity="0%" style:font-name="Calibri1" fo:font-size="10pt" fo:font-style="normal" fo:font-weight="normal" officeooo:rsid="054265d2" fo:background-color="transparent" loext:char-shading-value="0" style:font-name-asian="Calibri1" style:font-size-asian="10pt" style:font-style-asian="normal" style:font-name-complex="Calibri1" style:font-size-complex="10pt" style:font-style-complex="normal"/>
    </style:style>
    <style:style style:name="T446" style:family="text">
      <style:text-properties style:use-window-font-color="true" loext:opacity="0%" style:font-name="Calibri1" fo:font-size="10pt" fo:font-style="normal" fo:font-weight="normal" officeooo:rsid="05460fc1" fo:background-color="transparent" loext:char-shading-value="0" style:font-name-asian="Calibri1" style:font-size-asian="10pt" style:font-style-asian="normal" style:font-name-complex="Calibri1" style:font-size-complex="10pt" style:font-style-complex="normal"/>
    </style:style>
    <style:style style:name="T447" style:family="text">
      <style:text-properties style:use-window-font-color="true" loext:opacity="0%" style:font-name="Calibri1" fo:font-size="12pt" fo:font-weight="bold" fo:background-color="transparent" loext:char-shading-value="0" style:font-name-asian="Calibri1" style:font-size-asian="10.5pt" style:font-weight-asian="bold" style:font-name-complex="Calibri1" style:font-size-complex="12pt" style:font-weight-complex="bold"/>
    </style:style>
    <style:style style:name="T448" style:family="text">
      <style:text-properties style:use-window-font-color="true" loext:opacity="0%" style:font-name="Calibri1" fo:font-size="12pt" fo:font-weight="bold" fo:background-color="transparent" loext:char-shading-value="0" style:font-name-asian="Calibri1" style:font-size-asian="12pt" style:font-name-complex="Calibri1" style:font-size-complex="12pt"/>
    </style:style>
    <style:style style:name="T449" style:family="text">
      <style:text-properties style:use-window-font-color="true" loext:opacity="0%" style:font-name="Calibri1" fo:font-size="12pt" fo:font-weight="bold" fo:background-color="transparent" loext:char-shading-value="0" style:font-name-asian="Calibri1" style:font-size-asian="12pt" style:font-weight-asian="bold" style:font-name-complex="Calibri1" style:font-size-complex="12pt" style:font-weight-complex="bold"/>
    </style:style>
    <style:style style:name="T450" style:family="text">
      <style:text-properties style:use-window-font-color="true" loext:opacity="0%" style:font-name="Calibri1" fo:font-size="12pt" fo:font-weight="bold" officeooo:rsid="0501601e" fo:background-color="transparent" loext:char-shading-value="0" style:font-name-asian="Calibri1" style:font-size-asian="12pt" style:font-weight-asian="bold" style:font-name-complex="Calibri1" style:font-size-complex="12pt" style:font-weight-complex="bold"/>
    </style:style>
    <style:style style:name="T451" style:family="text">
      <style:text-properties style:use-window-font-color="true" loext:opacity="0%" style:font-name="Cambria Math" fo:font-weight="normal" fo:background-color="transparent" loext:char-shading-value="0" style:font-name-asian="Cambria Math" style:font-name-complex="Cambria Math"/>
    </style:style>
    <style:style style:name="T452" style:family="text">
      <style:text-properties style:use-window-font-color="true" loext:opacity="0%" style:font-name="Cambria Math" fo:font-size="10pt" fo:font-weight="normal" fo:background-color="transparent" loext:char-shading-value="0" style:font-name-asian="Cambria Math" style:font-size-asian="10pt" style:font-name-complex="Cambria Math" style:font-size-complex="10pt"/>
    </style:style>
    <style:style style:name="T453" style:family="text">
      <style:text-properties style:use-window-font-color="true" loext:opacity="0%" style:font-name="Cambria Math" fo:font-size="10pt" fo:font-weight="normal" officeooo:rsid="01aed4d8" fo:background-color="transparent" loext:char-shading-value="0" style:font-name-asian="Cambria Math" style:font-size-asian="10pt" style:font-name-complex="Cambria Math" style:font-size-complex="10pt"/>
    </style:style>
    <style:style style:name="T454" style:family="text">
      <style:text-properties style:use-window-font-color="true" loext:opacity="0%" style:font-name="Cambria Math" fo:font-size="10pt" fo:font-weight="normal" officeooo:rsid="03409974" fo:background-color="transparent" loext:char-shading-value="0" style:font-name-asian="Cambria Math" style:font-size-asian="10pt" style:font-name-complex="Cambria Math" style:font-size-complex="10pt"/>
    </style:style>
    <style:style style:name="T455" style:family="text">
      <style:text-properties style:use-window-font-color="true" loext:opacity="0%" style:font-name="Cambria Math" fo:font-size="10pt" fo:font-weight="normal" officeooo:rsid="03443b26" fo:background-color="transparent" loext:char-shading-value="0" style:font-name-asian="Cambria Math" style:font-size-asian="10pt" style:font-name-complex="Cambria Math" style:font-size-complex="10pt"/>
    </style:style>
    <style:style style:name="T456" style:family="text">
      <style:text-properties style:use-window-font-color="true" loext:opacity="0%" style:font-name="Cambria Math" fo:font-size="10pt" fo:font-weight="normal" officeooo:rsid="0498cf81" fo:background-color="transparent" loext:char-shading-value="0" style:font-name-asian="Cambria Math" style:font-size-asian="10pt" style:font-name-complex="Cambria Math" style:font-size-complex="10pt"/>
    </style:style>
    <style:style style:name="T45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458" style:family="text">
      <style:text-properties style:use-window-font-color="true" loext:opacity="0%" style:text-position="sub 58%" style:font-name="Calibri1" fo:font-weight="normal" officeooo:rsid="03d8d0a9" fo:background-color="transparent" loext:char-shading-value="0" style:font-name-asian="Calibri1" style:font-name-complex="Calibri1"/>
    </style:style>
    <style:style style:name="T459" style:family="text">
      <style:text-properties style:use-window-font-color="true" loext:opacity="0%" style:text-position="sub 58%" style:font-name="Calibri1" fo:font-weight="normal" officeooo:rsid="03f6f55b" fo:background-color="transparent" loext:char-shading-value="0" style:font-name-asian="Calibri1" style:font-name-complex="Calibri1"/>
    </style:style>
    <style:style style:name="T460" style:family="text">
      <style:text-properties style:use-window-font-color="true" loext:opacity="0%" style:text-position="sub 58%" style:font-name="Calibri1" fo:font-size="10pt" fo:font-weight="normal" fo:background-color="transparent" loext:char-shading-value="0" style:font-name-asian="Calibri1" style:font-size-asian="10pt" style:font-name-complex="Calibri1" style:font-size-complex="10pt"/>
    </style:style>
    <style:style style:name="T461" style:family="text">
      <style:text-properties style:use-window-font-color="true" loext:opacity="0%" style:text-position="sub 58%" style:font-name="Calibri1" fo:font-size="10pt" fo:font-weight="normal" officeooo:rsid="03a8c375" fo:background-color="transparent" loext:char-shading-value="0" style:font-name-asian="Calibri1" style:font-size-asian="10pt" style:font-name-complex="Calibri1" style:font-size-complex="10pt"/>
    </style:style>
    <style:style style:name="T462" style:family="text">
      <style:text-properties style:use-window-font-color="true" loext:opacity="0%" style:text-position="sub 58%" style:font-name="Calibri1" fo:font-size="10pt" fo:font-weight="normal" officeooo:rsid="04b0b5bc" fo:background-color="transparent" loext:char-shading-value="0" style:font-name-asian="Calibri1" style:font-size-asian="10pt" style:font-name-complex="Calibri1" style:font-size-complex="10pt"/>
    </style:style>
    <style:style style:name="T463" style:family="text">
      <style:text-properties style:use-window-font-color="true" loext:opacity="0%" style:text-position="sub 58%" style:font-name="Calibri1" fo:font-size="10pt" fo:font-weight="normal" officeooo:rsid="04d751d8" fo:background-color="transparent" loext:char-shading-value="0" style:font-name-asian="Calibri1" style:font-size-asian="10pt" style:font-name-complex="Calibri1" style:font-size-complex="10pt"/>
    </style:style>
    <style:style style:name="T464" style:family="text">
      <style:text-properties style:use-window-font-color="true" loext:opacity="0%" style:text-position="sub 58%" style:font-name="Calibri1" fo:font-size="10pt" fo:font-weight="normal" officeooo:rsid="04d9c375" fo:background-color="transparent" loext:char-shading-value="0" style:font-name-asian="Calibri1" style:font-size-asian="10pt" style:font-name-complex="Calibri1" style:font-size-complex="10pt"/>
    </style:style>
    <style:style style:name="T465" style:family="text">
      <style:text-properties style:use-window-font-color="true" loext:opacity="0%" style:text-position="sub 58%"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466" style:family="text">
      <style:text-properties style:use-window-font-color="true" loext:opacity="0%" style:text-position="sub 58%" style:font-name="Calibri1" fo:font-size="10pt" fo:font-weight="bold" fo:background-color="transparent" loext:char-shading-value="0" style:font-name-asian="Calibri1" style:font-size-asian="10pt" style:font-weight-asian="bold" style:font-name-complex="Calibri1" style:font-size-complex="10pt" style:font-weight-complex="bold"/>
    </style:style>
    <style:style style:name="T467" style:family="text">
      <style:text-properties style:use-window-font-color="true" loext:opacity="0%" style:text-position="super 58%" style:font-name="Calibri1" fo:font-size="10pt" fo:font-weight="normal" fo:background-color="transparent" loext:char-shading-value="0" style:font-name-asian="Calibri1" style:font-size-asian="10pt" style:font-name-complex="Calibri1" style:font-size-complex="10pt"/>
    </style:style>
    <style:style style:name="T468" style:family="text">
      <style:text-properties style:use-window-font-color="true" loext:opacity="0%" style:text-position="0% 100%" style:font-name="Calibri1" fo:font-size="10pt" fo:font-weight="normal" fo:background-color="transparent" loext:char-shading-value="0" style:font-name-asian="Calibri1" style:font-size-asian="8.75pt" style:font-weight-asian="normal" style:font-name-complex="Calibri1" style:font-size-complex="10pt" style:font-weight-complex="normal"/>
    </style:style>
    <style:style style:name="T469" style:family="text">
      <style:text-properties style:use-window-font-color="true" loext:opacity="0%" style:text-position="0% 100%" style:font-name="Calibri1" fo:font-size="10pt" fo:font-weight="normal" officeooo:rsid="02aee07d" fo:background-color="transparent" loext:char-shading-value="0" style:font-name-asian="Calibri1" style:font-size-asian="8.75pt" style:font-weight-asian="normal" style:font-name-complex="Calibri1" style:font-size-complex="10pt" style:font-weight-complex="normal"/>
    </style:style>
    <style:style style:name="T470" style:family="text">
      <style:text-properties style:use-window-font-color="true" loext:opacity="0%" style:text-position="0% 100%" style:font-name="Calibri1" fo:font-size="10pt" fo:font-weight="normal" officeooo:rsid="02b4ac01" fo:background-color="transparent" loext:char-shading-value="0" style:font-name-asian="Calibri1" style:font-size-asian="8.75pt" style:font-weight-asian="normal" style:font-name-complex="Calibri1" style:font-size-complex="10pt" style:font-weight-complex="normal"/>
    </style:style>
    <style:style style:name="T471" style:family="text">
      <style:text-properties style:use-window-font-color="true" loext:opacity="0%" style:text-position="0% 100%" style:font-name="Calibri1" fo:font-size="10pt" fo:font-weight="normal" officeooo:rsid="02b504ec" fo:background-color="transparent" loext:char-shading-value="0" style:font-name-asian="Calibri1" style:font-size-asian="8.75pt" style:font-weight-asian="normal" style:font-name-complex="Calibri1" style:font-size-complex="10pt" style:font-weight-complex="normal"/>
    </style:style>
    <style:style style:name="T472" style:family="text">
      <style:text-properties style:use-window-font-color="true" loext:opacity="0%" style:text-position="0% 100%" style:font-name="Calibri1" fo:font-size="10pt" fo:font-weight="normal" officeooo:rsid="02b70744" fo:background-color="transparent" loext:char-shading-value="0" style:font-name-asian="Calibri1" style:font-size-asian="8.75pt" style:font-weight-asian="normal" style:font-name-complex="Calibri1" style:font-size-complex="10pt" style:font-weight-complex="normal"/>
    </style:style>
    <style:style style:name="T473" style:family="text">
      <style:text-properties style:use-window-font-color="true" loext:opacity="0%" style:text-position="0% 100%" style:font-name="Calibri1" fo:font-size="10pt" fo:font-weight="normal" officeooo:rsid="02b5f160" fo:background-color="transparent" loext:char-shading-value="0" style:font-name-asian="Calibri1" style:font-size-asian="8.75pt" style:font-weight-asian="normal" style:font-name-complex="Calibri1" style:font-size-complex="10pt" style:font-weight-complex="normal"/>
    </style:style>
    <style:style style:name="T474" style:family="text">
      <style:text-properties style:use-window-font-color="true" loext:opacity="0%" style:text-position="0% 100%" style:font-name="Calibri1" fo:font-size="10pt" fo:font-weight="normal" officeooo:rsid="02b8473f" fo:background-color="transparent" loext:char-shading-value="0" style:font-name-asian="Calibri1" style:font-size-asian="8.75pt" style:font-weight-asian="normal" style:font-name-complex="Calibri1" style:font-size-complex="10pt" style:font-weight-complex="normal"/>
    </style:style>
    <style:style style:name="T475" style:family="text">
      <style:text-properties style:use-window-font-color="true" loext:opacity="0%" style:text-position="0% 100%" style:font-name="Calibri1" fo:font-size="10pt" fo:font-weight="normal" officeooo:rsid="02b8a36a" fo:background-color="transparent" loext:char-shading-value="0" style:font-name-asian="Calibri1" style:font-size-asian="8.75pt" style:font-weight-asian="normal" style:font-name-complex="Calibri1" style:font-size-complex="10pt" style:font-weight-complex="normal"/>
    </style:style>
    <style:style style:name="T476" style:family="text">
      <style:text-properties style:use-window-font-color="true" loext:opacity="0%" style:text-position="0% 100%" style:font-name="Calibri1" fo:font-size="10pt" fo:font-weight="normal" officeooo:rsid="02bbdb15" fo:background-color="transparent" loext:char-shading-value="0" style:font-name-asian="Calibri1" style:font-size-asian="8.75pt" style:font-weight-asian="normal" style:font-name-complex="Calibri1" style:font-size-complex="10pt" style:font-weight-complex="normal"/>
    </style:style>
    <style:style style:name="T477" style:family="text">
      <style:text-properties style:use-window-font-color="true" loext:opacity="0%" style:text-position="0% 100%" style:font-name="Calibri1" fo:font-size="10pt" fo:font-weight="normal" officeooo:rsid="02bd23df" fo:background-color="transparent" loext:char-shading-value="0" style:font-name-asian="Calibri1" style:font-size-asian="8.75pt" style:font-weight-asian="normal" style:font-name-complex="Calibri1" style:font-size-complex="10pt" style:font-weight-complex="normal"/>
    </style:style>
    <style:style style:name="T478" style:family="text">
      <style:text-properties style:use-window-font-color="true" loext:opacity="0%" style:text-position="0% 100%" style:font-name="Calibri1" fo:font-size="10pt" fo:font-weight="normal" officeooo:rsid="02b984a8" fo:background-color="transparent" loext:char-shading-value="0" style:font-name-asian="Calibri1" style:font-size-asian="8.75pt" style:font-weight-asian="normal" style:font-name-complex="Calibri1" style:font-size-complex="10pt" style:font-weight-complex="normal"/>
    </style:style>
    <style:style style:name="T479" style:family="text">
      <style:text-properties style:use-window-font-color="true" loext:opacity="0%" style:text-position="0% 100%" style:font-name="Calibri1" fo:font-size="10pt" fo:font-weight="normal" officeooo:rsid="02bd4b89" fo:background-color="transparent" loext:char-shading-value="0" style:font-name-asian="Calibri1" style:font-size-asian="8.75pt" style:font-weight-asian="normal" style:font-name-complex="Calibri1" style:font-size-complex="10pt" style:font-weight-complex="normal"/>
    </style:style>
    <style:style style:name="T480" style:family="text">
      <style:text-properties style:use-window-font-color="true" loext:opacity="0%" style:text-position="0% 100%" style:font-name="Calibri1" fo:font-size="10pt" fo:font-weight="normal" officeooo:rsid="02bf313b" fo:background-color="transparent" loext:char-shading-value="0" style:font-name-asian="Calibri1" style:font-size-asian="8.75pt" style:font-weight-asian="normal" style:font-name-complex="Calibri1" style:font-size-complex="10pt" style:font-weight-complex="normal"/>
    </style:style>
    <style:style style:name="T481" style:family="text">
      <style:text-properties style:use-window-font-color="true" loext:opacity="0%" style:text-position="0% 100%" style:font-name="Calibri1" fo:font-size="10pt" fo:font-weight="normal" officeooo:rsid="02c12518" fo:background-color="transparent" loext:char-shading-value="0" style:font-name-asian="Calibri1" style:font-size-asian="8.75pt" style:font-weight-asian="normal" style:font-name-complex="Calibri1" style:font-size-complex="10pt" style:font-weight-complex="normal"/>
    </style:style>
    <style:style style:name="T482" style:family="text">
      <style:text-properties style:use-window-font-color="true" loext:opacity="0%" style:text-position="0% 100%" style:font-name="Calibri1" fo:font-size="10pt" fo:font-weight="normal" officeooo:rsid="02c259e5" fo:background-color="transparent" loext:char-shading-value="0" style:font-name-asian="Calibri1" style:font-size-asian="8.75pt" style:font-weight-asian="normal" style:font-name-complex="Calibri1" style:font-size-complex="10pt" style:font-weight-complex="normal"/>
    </style:style>
    <style:style style:name="T483" style:family="text">
      <style:text-properties style:use-window-font-color="true" loext:opacity="0%" style:text-position="0% 100%" style:font-name="Calibri1" fo:font-size="10pt" fo:font-weight="normal" officeooo:rsid="02c398c3" fo:background-color="transparent" loext:char-shading-value="0" style:font-name-asian="Calibri1" style:font-size-asian="8.75pt" style:font-weight-asian="normal" style:font-name-complex="Calibri1" style:font-size-complex="10pt" style:font-weight-complex="normal"/>
    </style:style>
    <style:style style:name="T484" style:family="text">
      <style:text-properties style:use-window-font-color="true" loext:opacity="0%" style:text-position="0% 100%" style:font-name="Calibri1" fo:font-size="10pt" fo:font-weight="normal" officeooo:rsid="02c53f3b" fo:background-color="transparent" loext:char-shading-value="0" style:font-name-asian="Calibri1" style:font-size-asian="8.75pt" style:font-weight-asian="normal" style:font-name-complex="Calibri1" style:font-size-complex="10pt" style:font-weight-complex="normal"/>
    </style:style>
    <style:style style:name="T485" style:family="text">
      <style:text-properties style:use-window-font-color="true" loext:opacity="0%" style:text-position="0% 100%" style:font-name="Calibri1" fo:font-size="10pt" fo:font-weight="normal" officeooo:rsid="02c58be6" fo:background-color="transparent" loext:char-shading-value="0" style:font-name-asian="Calibri1" style:font-size-asian="8.75pt" style:font-weight-asian="normal" style:font-name-complex="Calibri1" style:font-size-complex="10pt" style:font-weight-complex="normal"/>
    </style:style>
    <style:style style:name="T486" style:family="text">
      <style:text-properties style:use-window-font-color="true" loext:opacity="0%" style:text-position="0% 100%" style:font-name="Calibri1" fo:font-size="10pt" fo:font-weight="normal" officeooo:rsid="02c6d3ab" fo:background-color="transparent" loext:char-shading-value="0" style:font-name-asian="Calibri1" style:font-size-asian="8.75pt" style:font-weight-asian="normal" style:font-name-complex="Calibri1" style:font-size-complex="10pt" style:font-weight-complex="normal"/>
    </style:style>
    <style:style style:name="T487" style:family="text">
      <style:text-properties style:use-window-font-color="true" loext:opacity="0%" style:text-position="0% 100%" style:font-name="Calibri1" fo:font-size="10pt" fo:font-weight="normal" officeooo:rsid="02c8961e" fo:background-color="transparent" loext:char-shading-value="0" style:font-name-asian="Calibri1" style:font-size-asian="8.75pt" style:font-weight-asian="normal" style:font-name-complex="Calibri1" style:font-size-complex="10pt" style:font-weight-complex="normal"/>
    </style:style>
    <style:style style:name="T488" style:family="text">
      <style:text-properties style:use-window-font-color="true" loext:opacity="0%" style:text-position="0% 100%" style:font-name="Calibri1" fo:font-size="10pt" fo:font-weight="normal" officeooo:rsid="02ca3313" fo:background-color="transparent" loext:char-shading-value="0" style:font-name-asian="Calibri1" style:font-size-asian="8.75pt" style:font-weight-asian="normal" style:font-name-complex="Calibri1" style:font-size-complex="10pt" style:font-weight-complex="normal"/>
    </style:style>
    <style:style style:name="T489" style:family="text">
      <style:text-properties style:use-window-font-color="true" loext:opacity="0%" style:text-position="0% 100%" style:font-name="Calibri1" fo:font-size="10pt" fo:font-weight="normal" officeooo:rsid="02cb6107" fo:background-color="transparent" loext:char-shading-value="0" style:font-name-asian="Calibri1" style:font-size-asian="8.75pt" style:font-weight-asian="normal" style:font-name-complex="Calibri1" style:font-size-complex="10pt" style:font-weight-complex="normal"/>
    </style:style>
    <style:style style:name="T490" style:family="text">
      <style:text-properties style:use-window-font-color="true" loext:opacity="0%" style:text-position="0% 100%" style:font-name="Calibri1" fo:font-size="10pt" fo:font-weight="normal" fo:background-color="transparent" loext:char-shading-value="0" style:font-name-asian="Calibri1" style:font-size-asian="10pt" style:font-name-complex="Calibri1" style:font-size-complex="10pt"/>
    </style:style>
    <style:style style:name="T491" style:family="text">
      <style:text-properties style:use-window-font-color="true" loext:opacity="0%" style:text-position="0% 100%" style:font-name="Calibri1" fo:font-size="10pt" fo:font-weight="normal" officeooo:rsid="04d751d8" fo:background-color="transparent" loext:char-shading-value="0" style:font-name-asian="Calibri1" style:font-size-asian="10pt" style:font-name-complex="Calibri1" style:font-size-complex="10pt"/>
    </style:style>
    <style:style style:name="T492" style:family="text">
      <style:text-properties style:use-window-font-color="true" loext:opacity="0%" style:text-position="0% 100%" style:font-name="Calibri1" fo:font-size="10pt" fo:font-weight="bold" officeooo:rsid="02b504ec" fo:background-color="transparent" loext:char-shading-value="0" style:font-name-asian="Calibri1" style:font-size-asian="8.75pt" style:font-weight-asian="bold" style:font-name-complex="Calibri1" style:font-size-complex="10pt" style:font-weight-complex="bold"/>
    </style:style>
    <style:style style:name="T493" style:family="text">
      <style:text-properties style:use-window-font-color="true" loext:opacity="0%" style:text-line-through-style="none" style:text-line-through-type="none" style:font-name="Calibri1" fo:font-size="10pt" fo:font-weight="normal" fo:background-color="transparent" loext:char-shading-value="0" style:font-name-asian="Calibri1" style:font-size-asian="10pt" style:font-name-complex="Calibri1" style:font-size-complex="10pt"/>
    </style:style>
    <style:style style:name="T494" style:family="text">
      <style:text-properties style:use-window-font-color="true" loext:opacity="0%" style:text-line-through-style="none" style:text-line-through-type="none" style:font-name="Calibri1" fo:font-size="10pt" fo:font-weight="normal" officeooo:rsid="03b98b82" fo:background-color="transparent" loext:char-shading-value="0" style:font-name-asian="Calibri1" style:font-size-asian="10pt" style:font-name-complex="Calibri1" style:font-size-complex="10pt"/>
    </style:style>
    <style:style style:name="T495" style:family="text">
      <style:text-properties style:use-window-font-color="true" loext:opacity="0%" style:text-line-through-style="none" style:text-line-through-type="none" style:font-name="Calibri1" fo:font-size="10pt" fo:font-weight="normal" officeooo:rsid="03b7fb7e" fo:background-color="transparent" loext:char-shading-value="0" style:font-name-asian="Calibri1" style:font-size-asian="10pt" style:font-name-complex="Calibri1" style:font-size-complex="10pt"/>
    </style:style>
    <style:style style:name="T496" style:family="text">
      <style:text-properties style:use-window-font-color="true" loext:opacity="0%" style:text-line-through-style="none" style:text-line-through-type="none" style:font-name="Calibri1" fo:font-size="10pt" fo:font-weight="normal" officeooo:rsid="03b85382" fo:background-color="transparent" loext:char-shading-value="0" style:font-name-asian="Calibri1" style:font-size-asian="10pt" style:font-name-complex="Calibri1" style:font-size-complex="10pt"/>
    </style:style>
    <style:style style:name="T497" style:family="text">
      <style:text-properties style:use-window-font-color="true" loext:opacity="0%" style:text-line-through-style="none" style:text-line-through-type="none" style:font-name="Calibri1" fo:font-size="10pt" fo:font-weight="normal" officeooo:rsid="03bb05e2" fo:background-color="transparent" loext:char-shading-value="0" style:font-name-asian="Calibri1" style:font-size-asian="10pt" style:font-name-complex="Calibri1" style:font-size-complex="10pt"/>
    </style:style>
    <style:style style:name="T498" style:family="text">
      <style:text-properties style:use-window-font-color="true" loext:opacity="0%" style:font-name="Calibri2" fo:font-size="10pt" fo:font-weight="normal" officeooo:rsid="045017cf" fo:background-color="transparent" loext:char-shading-value="0" style:font-name-asian="Calibri1" style:font-size-asian="10pt" style:font-name-complex="Calibri1" style:font-size-complex="10pt"/>
    </style:style>
    <style:style style:name="T499" style:family="text">
      <style:text-properties style:use-window-font-color="true" loext:opacity="0%" style:font-name="Calibri2" fo:font-size="10pt" fo:font-weight="normal" officeooo:rsid="04580758" fo:background-color="transparent" loext:char-shading-value="0" style:font-name-asian="Calibri1" style:font-size-asian="10pt" style:font-name-complex="Calibri1" style:font-size-complex="10pt"/>
    </style:style>
    <style:style style:name="T500" style:family="text">
      <style:text-properties style:use-window-font-color="true" loext:opacity="0%" style:text-position="33% 80%" style:font-name="Calibri1" fo:font-size="10pt" fo:font-weight="normal" officeooo:rsid="04c8c2a8" fo:background-color="transparent" loext:char-shading-value="0" style:font-name-asian="Calibri1" style:font-size-asian="10pt" style:font-name-complex="Calibri1" style:font-size-complex="10pt"/>
    </style:style>
    <style:style style:name="T501" style:family="text">
      <style:text-properties style:use-window-font-color="true" loext:opacity="0%" style:font-name="Calibri2" fo:font-size="10pt" fo:font-weight="normal" officeooo:rsid="053c0c69" fo:background-color="transparent" loext:char-shading-value="0" style:font-name-asian="Calibri1" style:font-size-asian="10pt" style:font-name-complex="Calibri1" style:font-size-complex="10pt"/>
    </style:style>
    <style:style style:name="T502" style:family="text">
      <style:text-properties style:use-window-font-color="true" loext:opacity="0%" style:font-name="Calibri2" fo:font-size="10pt" fo:font-weight="normal" officeooo:rsid="054a0e25" fo:background-color="transparent" loext:char-shading-value="0" style:font-name-asian="Calibri1" style:font-size-asian="10pt" style:font-name-complex="Calibri1" style:font-size-complex="10pt"/>
    </style:style>
    <style:style style:name="T503" style:family="text">
      <style:text-properties style:use-window-font-color="true" loext:opacity="0%" style:font-name="Calibri2" fo:font-size="10pt" fo:font-weight="normal" officeooo:rsid="054f9f4f" fo:background-color="transparent" loext:char-shading-value="0" style:font-name-asian="Calibri1" style:font-size-asian="10pt" style:font-name-complex="Calibri1" style:font-size-complex="10pt"/>
    </style:style>
    <style:style style:name="T504" style:family="text">
      <style:text-properties style:use-window-font-color="true" loext:opacity="0%" style:font-name="Calibri2" fo:font-size="10pt" fo:font-weight="normal" officeooo:rsid="0563b5ab" fo:background-color="transparent" loext:char-shading-value="0" style:font-name-asian="Calibri1" style:font-size-asian="10pt" style:font-name-complex="Calibri1" style:font-size-complex="10pt"/>
    </style:style>
    <style:style style:name="T505" style:family="text">
      <style:text-properties officeooo:rsid="000cb228"/>
    </style:style>
    <style:style style:name="T506" style:family="text">
      <style:text-properties officeooo:rsid="000ea8f8"/>
    </style:style>
    <style:style style:name="T507" style:family="text">
      <style:text-properties officeooo:rsid="0010721b"/>
    </style:style>
    <style:style style:name="T508" style:family="text">
      <style:text-properties officeooo:rsid="001186bd"/>
    </style:style>
    <style:style style:name="T509" style:family="text">
      <style:text-properties officeooo:rsid="00119d0a"/>
    </style:style>
    <style:style style:name="T510" style:family="text">
      <style:text-properties officeooo:rsid="0012a22d"/>
    </style:style>
    <style:style style:name="T511" style:family="text">
      <style:text-properties style:text-position="sub 58%"/>
    </style:style>
    <style:style style:name="T512" style:family="text">
      <style:text-properties style:text-position="sub 58%" officeooo:rsid="0012a22d"/>
    </style:style>
    <style:style style:name="T513" style:family="text">
      <style:text-properties style:text-position="sub 58%" officeooo:rsid="00134c72"/>
    </style:style>
    <style:style style:name="T514" style:family="text">
      <style:text-properties style:text-position="sub 58%" officeooo:rsid="001763ba" style:font-weight-asian="normal" style:font-weight-complex="normal"/>
    </style:style>
    <style:style style:name="T515" style:family="text">
      <style:text-properties style:text-position="sub 58%" officeooo:rsid="00194d15" style:font-weight-asian="normal" style:font-weight-complex="normal"/>
    </style:style>
    <style:style style:name="T516" style:family="text">
      <style:text-properties style:text-position="sub 58%" officeooo:rsid="001ac7c4" style:font-weight-asian="normal" style:font-weight-complex="normal"/>
    </style:style>
    <style:style style:name="T517" style:family="text">
      <style:text-properties style:text-position="sub 58%" officeooo:rsid="00359862"/>
    </style:style>
    <style:style style:name="T518" style:family="text">
      <style:text-properties style:text-position="sub 58%" officeooo:rsid="0040a30b"/>
    </style:style>
    <style:style style:name="T519" style:family="text">
      <style:text-properties style:text-position="sub 58%" officeooo:rsid="004e7dcc"/>
    </style:style>
    <style:style style:name="T520" style:family="text">
      <style:text-properties style:text-position="sub 58%" fo:font-size="10pt" officeooo:rsid="0104d511" style:font-size-asian="8.75pt" style:font-weight-asian="normal" style:font-size-complex="10pt" style:font-weight-complex="normal"/>
    </style:style>
    <style:style style:name="T521" style:family="text">
      <style:text-properties style:text-position="sub 58%" fo:font-size="10pt" officeooo:rsid="0109a447" style:font-size-asian="8.75pt" style:font-weight-asian="normal" style:font-size-complex="10pt" style:font-weight-complex="normal"/>
    </style:style>
    <style:style style:name="T522" style:family="text">
      <style:text-properties style:text-position="sub 58%" officeooo:rsid="02f9b37b"/>
    </style:style>
    <style:style style:name="T523" style:family="text">
      <style:text-properties officeooo:rsid="00134c72"/>
    </style:style>
    <style:style style:name="T524" style:family="text">
      <style:text-properties style:text-position="0% 100%"/>
    </style:style>
    <style:style style:name="T525" style:family="text">
      <style:text-properties style:text-position="0% 100%" officeooo:rsid="00134c72"/>
    </style:style>
    <style:style style:name="T526" style:family="text">
      <style:text-properties style:text-position="0% 100%" officeooo:rsid="0014ad18"/>
    </style:style>
    <style:style style:name="T527" style:family="text">
      <style:text-properties style:text-position="0% 100%" fo:font-weight="bold" officeooo:rsid="0014ad18" style:font-weight-asian="bold" style:font-weight-complex="bold"/>
    </style:style>
    <style:style style:name="T528" style:family="text">
      <style:text-properties style:text-position="0% 100%" fo:font-weight="bold" officeooo:rsid="00154cf5" style:font-weight-asian="bold" style:font-weight-complex="bold"/>
    </style:style>
    <style:style style:name="T529" style:family="text">
      <style:text-properties style:text-position="0% 100%" fo:font-weight="bold" officeooo:rsid="0016852d" style:font-weight-asian="bold" style:font-weight-complex="bold"/>
    </style:style>
    <style:style style:name="T530" style:family="text">
      <style:text-properties style:text-position="0% 100%" fo:font-weight="bold" officeooo:rsid="003e7763" style:font-weight-asian="bold" style:font-weight-complex="bold"/>
    </style:style>
    <style:style style:name="T531" style:family="text">
      <style:text-properties style:text-position="0% 100%" fo:font-weight="bold" officeooo:rsid="020f86f3" style:font-size-asian="11pt" style:font-weight-asian="bold" style:font-size-complex="11pt" style:font-weight-complex="bold"/>
    </style:style>
    <style:style style:name="T532" style:family="text">
      <style:text-properties style:text-position="0% 100%" officeooo:rsid="00154cf5"/>
    </style:style>
    <style:style style:name="T533" style:family="text">
      <style:text-properties style:text-position="0% 100%" officeooo:rsid="00154cf5" style:font-weight-asian="normal" style:font-weight-complex="normal"/>
    </style:style>
    <style:style style:name="T534" style:family="text">
      <style:text-properties style:text-position="0% 100%" officeooo:rsid="001763ba" style:font-weight-asian="normal" style:font-weight-complex="normal"/>
    </style:style>
    <style:style style:name="T535" style:family="text">
      <style:text-properties style:text-position="0% 100%" officeooo:rsid="00194d15" style:font-weight-asian="normal" style:font-weight-complex="normal"/>
    </style:style>
    <style:style style:name="T536" style:family="text">
      <style:text-properties style:text-position="0% 100%" officeooo:rsid="001ac7c4" style:font-weight-asian="normal" style:font-weight-complex="normal"/>
    </style:style>
    <style:style style:name="T537" style:family="text">
      <style:text-properties style:text-position="0% 100%" officeooo:rsid="001ca0e5" style:font-weight-asian="normal" style:font-weight-complex="normal"/>
    </style:style>
    <style:style style:name="T538" style:family="text">
      <style:text-properties style:text-position="0% 100%" officeooo:rsid="001f3cbd" style:font-weight-asian="normal" style:font-weight-complex="normal"/>
    </style:style>
    <style:style style:name="T539" style:family="text">
      <style:text-properties style:text-position="0% 100%" officeooo:rsid="0020a84f" style:font-weight-asian="normal" style:font-weight-complex="normal"/>
    </style:style>
    <style:style style:name="T540" style:family="text">
      <style:text-properties style:text-position="0% 100%" officeooo:rsid="002137b9" style:font-weight-asian="normal" style:font-weight-complex="normal"/>
    </style:style>
    <style:style style:name="T541" style:family="text">
      <style:text-properties style:text-position="0% 100%" officeooo:rsid="00227abb" style:font-weight-asian="normal" style:font-weight-complex="normal"/>
    </style:style>
    <style:style style:name="T542" style:family="text">
      <style:text-properties style:text-position="0% 100%" officeooo:rsid="002444b5" style:font-weight-asian="normal" style:font-weight-complex="normal"/>
    </style:style>
    <style:style style:name="T543" style:family="text">
      <style:text-properties style:text-position="0% 100%" officeooo:rsid="0024e527" style:font-weight-asian="normal" style:font-weight-complex="normal"/>
    </style:style>
    <style:style style:name="T544" style:family="text">
      <style:text-properties style:text-position="0% 100%" officeooo:rsid="00268c2b" style:font-weight-asian="normal" style:font-weight-complex="normal"/>
    </style:style>
    <style:style style:name="T545" style:family="text">
      <style:text-properties style:text-position="0% 100%" officeooo:rsid="002796e4" style:font-weight-asian="normal" style:font-weight-complex="normal"/>
    </style:style>
    <style:style style:name="T546" style:family="text">
      <style:text-properties style:text-position="0% 100%" officeooo:rsid="002887e2" style:font-weight-asian="normal" style:font-weight-complex="normal"/>
    </style:style>
    <style:style style:name="T547" style:family="text">
      <style:text-properties style:text-position="0% 100%" officeooo:rsid="0029623e" style:font-weight-asian="normal" style:font-weight-complex="normal"/>
    </style:style>
    <style:style style:name="T548" style:family="text">
      <style:text-properties style:text-position="0% 100%" officeooo:rsid="002a6392" style:font-weight-asian="normal" style:font-weight-complex="normal"/>
    </style:style>
    <style:style style:name="T549" style:family="text">
      <style:text-properties style:text-position="0% 100%" officeooo:rsid="002b116c" style:font-weight-asian="normal" style:font-weight-complex="normal"/>
    </style:style>
    <style:style style:name="T550" style:family="text">
      <style:text-properties style:text-position="0% 100%" officeooo:rsid="002ca41d" style:font-weight-asian="normal" style:font-weight-complex="normal"/>
    </style:style>
    <style:style style:name="T551" style:family="text">
      <style:text-properties style:text-position="0% 100%" officeooo:rsid="002e7909" style:font-weight-asian="normal" style:font-weight-complex="normal"/>
    </style:style>
    <style:style style:name="T552" style:family="text">
      <style:text-properties style:text-position="0% 100%" officeooo:rsid="003060ac" style:font-weight-asian="normal" style:font-weight-complex="normal"/>
    </style:style>
    <style:style style:name="T553" style:family="text">
      <style:text-properties style:text-position="0% 100%" fo:font-style="italic" officeooo:rsid="002137b9" style:font-style-asian="italic" style:font-weight-asian="normal" style:font-style-complex="italic" style:font-weight-complex="normal"/>
    </style:style>
    <style:style style:name="T554" style:family="text">
      <style:text-properties style:text-position="0% 100%" officeooo:rsid="003a7381"/>
    </style:style>
    <style:style style:name="T555" style:family="text">
      <style:text-properties style:text-position="0% 100%" officeooo:rsid="003aeaa1"/>
    </style:style>
    <style:style style:name="T556" style:family="text">
      <style:text-properties style:text-position="0% 100%" officeooo:rsid="003c8b24"/>
    </style:style>
    <style:style style:name="T557" style:family="text">
      <style:text-properties style:text-position="0% 100%" officeooo:rsid="003e7763"/>
    </style:style>
    <style:style style:name="T558" style:family="text">
      <style:text-properties style:text-position="0% 100%" officeooo:rsid="003ea79a"/>
    </style:style>
    <style:style style:name="T559" style:family="text">
      <style:text-properties style:text-position="0% 100%" officeooo:rsid="0040a30b"/>
    </style:style>
    <style:style style:name="T560" style:family="text">
      <style:text-properties style:text-position="0% 100%" officeooo:rsid="0040f447"/>
    </style:style>
    <style:style style:name="T561" style:family="text">
      <style:text-properties style:text-position="0% 100%" officeooo:rsid="0042dc30"/>
    </style:style>
    <style:style style:name="T562" style:family="text">
      <style:text-properties style:text-position="0% 100%" officeooo:rsid="00437deb"/>
    </style:style>
    <style:style style:name="T563" style:family="text">
      <style:text-properties style:text-position="0% 100%" officeooo:rsid="0045641b"/>
    </style:style>
    <style:style style:name="T564" style:family="text">
      <style:text-properties style:text-position="0% 100%" officeooo:rsid="0046f80f"/>
    </style:style>
    <style:style style:name="T565" style:family="text">
      <style:text-properties style:text-position="0% 100%" officeooo:rsid="0047d033"/>
    </style:style>
    <style:style style:name="T566" style:family="text">
      <style:text-properties style:text-position="0% 100%" officeooo:rsid="0049c193"/>
    </style:style>
    <style:style style:name="T567" style:family="text">
      <style:text-properties style:text-position="0% 100%" officeooo:rsid="004b23aa"/>
    </style:style>
    <style:style style:name="T568" style:family="text">
      <style:text-properties style:text-position="0% 100%" officeooo:rsid="004cabb6"/>
    </style:style>
    <style:style style:name="T569" style:family="text">
      <style:text-properties style:text-position="0% 100%" officeooo:rsid="004e7dcc"/>
    </style:style>
    <style:style style:name="T570" style:family="text">
      <style:text-properties style:text-position="0% 100%" officeooo:rsid="004fd809"/>
    </style:style>
    <style:style style:name="T571" style:family="text">
      <style:text-properties style:text-position="0% 100%" officeooo:rsid="00502a96"/>
    </style:style>
    <style:style style:name="T572" style:family="text">
      <style:text-properties style:text-position="0% 100%" officeooo:rsid="00513a4f"/>
    </style:style>
    <style:style style:name="T573" style:family="text">
      <style:text-properties style:text-position="0% 100%" officeooo:rsid="00515eb2"/>
    </style:style>
    <style:style style:name="T574" style:family="text">
      <style:text-properties style:text-position="0% 100%" officeooo:rsid="00533fb2"/>
    </style:style>
    <style:style style:name="T575" style:family="text">
      <style:text-properties style:text-position="0% 100%" officeooo:rsid="005422e6"/>
    </style:style>
    <style:style style:name="T576" style:family="text">
      <style:text-properties style:text-position="0% 100%" fo:font-size="10pt" style:font-size-asian="10pt" style:font-size-complex="10pt"/>
    </style:style>
    <style:style style:name="T577" style:family="text">
      <style:text-properties style:text-position="0% 100%" fo:font-size="10pt" officeooo:rsid="00578d1a" style:font-size-asian="10pt" style:font-size-complex="10pt"/>
    </style:style>
    <style:style style:name="T578" style:family="text">
      <style:text-properties style:text-position="0% 100%" fo:font-size="10pt" officeooo:rsid="00578d1f" style:font-size-asian="10pt" style:font-size-complex="10pt"/>
    </style:style>
    <style:style style:name="T579" style:family="text">
      <style:text-properties style:text-position="0% 100%" fo:font-size="10pt" officeooo:rsid="0057ce61" style:font-size-asian="10pt" style:font-size-complex="10pt"/>
    </style:style>
    <style:style style:name="T580" style:family="text">
      <style:text-properties style:text-position="0% 100%" fo:font-size="10pt" officeooo:rsid="005855f1" style:font-size-asian="10pt" style:font-size-complex="10pt"/>
    </style:style>
    <style:style style:name="T581" style:family="text">
      <style:text-properties style:text-position="0% 100%" fo:font-size="10pt" officeooo:rsid="00591fad" style:font-size-asian="10pt" style:font-size-complex="10pt"/>
    </style:style>
    <style:style style:name="T582" style:family="text">
      <style:text-properties style:text-position="0% 100%" fo:font-size="10pt" officeooo:rsid="005920c9" style:font-size-asian="10pt" style:font-size-complex="10pt"/>
    </style:style>
    <style:style style:name="T583" style:family="text">
      <style:text-properties style:text-position="0% 100%" fo:font-size="10pt" officeooo:rsid="005ca54a" style:font-size-asian="10pt" style:font-size-complex="10pt"/>
    </style:style>
    <style:style style:name="T584" style:family="text">
      <style:text-properties style:text-position="0% 100%" fo:font-size="10pt" officeooo:rsid="005fc581" style:font-size-asian="10pt" style:font-size-complex="10pt"/>
    </style:style>
    <style:style style:name="T585" style:family="text">
      <style:text-properties style:text-position="0% 100%" fo:font-size="10pt" officeooo:rsid="0060bd7f" style:font-size-asian="10pt" style:font-size-complex="10pt"/>
    </style:style>
    <style:style style:name="T586" style:family="text">
      <style:text-properties style:text-position="0% 100%" fo:font-size="10pt" officeooo:rsid="00627f18" style:font-size-asian="10pt" style:font-size-complex="10pt"/>
    </style:style>
    <style:style style:name="T587" style:family="text">
      <style:text-properties style:text-position="0% 100%" fo:font-size="10pt" officeooo:rsid="0063d417" style:font-size-asian="10pt" style:font-size-complex="10pt"/>
    </style:style>
    <style:style style:name="T588" style:family="text">
      <style:text-properties style:text-position="0% 100%" fo:font-size="10pt" officeooo:rsid="00658b26" style:font-size-asian="10pt" style:font-size-complex="10pt"/>
    </style:style>
    <style:style style:name="T589" style:family="text">
      <style:text-properties style:text-position="0% 100%" fo:font-size="10pt" officeooo:rsid="006599f8" style:font-size-asian="10pt" style:font-size-complex="10pt"/>
    </style:style>
    <style:style style:name="T590" style:family="text">
      <style:text-properties style:text-position="0% 100%" fo:font-size="10pt" officeooo:rsid="006a8adb" style:font-size-asian="10pt" style:font-size-complex="10pt"/>
    </style:style>
    <style:style style:name="T591" style:family="text">
      <style:text-properties style:text-position="0% 100%" fo:font-size="10pt" officeooo:rsid="006b8b31" style:font-size-asian="10pt" style:font-size-complex="10pt"/>
    </style:style>
    <style:style style:name="T592" style:family="text">
      <style:text-properties style:text-position="0% 100%" fo:font-size="10pt" officeooo:rsid="006b9ba0" style:font-size-asian="10pt" style:font-size-complex="10pt"/>
    </style:style>
    <style:style style:name="T593" style:family="text">
      <style:text-properties style:text-position="0% 100%" fo:font-size="10pt" officeooo:rsid="006c238c" style:font-size-asian="10pt" style:font-size-complex="10pt"/>
    </style:style>
    <style:style style:name="T594" style:family="text">
      <style:text-properties style:text-position="0% 100%" fo:font-size="10pt" officeooo:rsid="006ca2af" style:font-size-asian="10pt" style:font-size-complex="10pt"/>
    </style:style>
    <style:style style:name="T595" style:family="text">
      <style:text-properties style:text-position="0% 100%" fo:font-size="10pt" officeooo:rsid="006cfdea" style:font-size-asian="10pt" style:font-size-complex="10pt"/>
    </style:style>
    <style:style style:name="T596" style:family="text">
      <style:text-properties style:text-position="0% 100%" fo:font-size="10pt" officeooo:rsid="006e4720" style:font-size-asian="10pt" style:font-size-complex="10pt"/>
    </style:style>
    <style:style style:name="T597" style:family="text">
      <style:text-properties style:text-position="0% 100%" fo:font-size="10pt" officeooo:rsid="00712625" style:font-size-asian="10pt" style:font-size-complex="10pt"/>
    </style:style>
    <style:style style:name="T598" style:family="text">
      <style:text-properties style:text-position="0% 100%" fo:font-size="10pt" officeooo:rsid="00715fa9" style:font-size-asian="10pt" style:font-size-complex="10pt"/>
    </style:style>
    <style:style style:name="T599" style:family="text">
      <style:text-properties style:text-position="0% 100%" fo:font-size="10pt" officeooo:rsid="0072e442" style:font-size-asian="10pt" style:font-size-complex="10pt"/>
    </style:style>
    <style:style style:name="T600" style:family="text">
      <style:text-properties style:text-position="0% 100%" fo:font-size="10pt" officeooo:rsid="0073bb5d" style:font-size-asian="10pt" style:font-size-complex="10pt"/>
    </style:style>
    <style:style style:name="T601" style:family="text">
      <style:text-properties style:text-position="0% 100%" fo:font-size="10pt" officeooo:rsid="00756e0c" style:font-size-asian="10pt" style:font-size-complex="10pt"/>
    </style:style>
    <style:style style:name="T602" style:family="text">
      <style:text-properties style:text-position="0% 100%" fo:font-size="10pt" officeooo:rsid="00757e13" style:font-size-asian="10pt" style:font-size-complex="10pt"/>
    </style:style>
    <style:style style:name="T603" style:family="text">
      <style:text-properties style:text-position="0% 100%" fo:font-size="10pt" officeooo:rsid="0076c84f" style:font-size-asian="10pt" style:font-size-complex="10pt"/>
    </style:style>
    <style:style style:name="T604" style:family="text">
      <style:text-properties style:text-position="0% 100%" fo:font-size="10pt" officeooo:rsid="0078345b" style:font-size-asian="10pt" style:font-size-complex="10pt"/>
    </style:style>
    <style:style style:name="T605" style:family="text">
      <style:text-properties style:text-position="0% 100%" fo:font-size="10pt" officeooo:rsid="007895f4" style:font-size-asian="10pt" style:font-size-complex="10pt"/>
    </style:style>
    <style:style style:name="T606" style:family="text">
      <style:text-properties style:text-position="0% 100%" fo:font-size="10pt" officeooo:rsid="007a09ca" style:font-size-asian="10pt" style:font-size-complex="10pt"/>
    </style:style>
    <style:style style:name="T607" style:family="text">
      <style:text-properties style:text-position="0% 100%" fo:font-size="10pt" officeooo:rsid="007abd6f" style:font-size-asian="10pt" style:font-size-complex="10pt"/>
    </style:style>
    <style:style style:name="T608" style:family="text">
      <style:text-properties style:text-position="0% 100%" fo:font-size="10pt" officeooo:rsid="007c4cdf" style:font-size-asian="10pt" style:font-size-complex="10pt"/>
    </style:style>
    <style:style style:name="T609" style:family="text">
      <style:text-properties style:text-position="0% 100%" fo:font-size="10pt" officeooo:rsid="007d13a7" style:font-size-asian="10pt" style:font-size-complex="10pt"/>
    </style:style>
    <style:style style:name="T610" style:family="text">
      <style:text-properties style:text-position="0% 100%" fo:font-size="10pt" officeooo:rsid="007e4276" style:font-size-asian="10pt" style:font-size-complex="10pt"/>
    </style:style>
    <style:style style:name="T611" style:family="text">
      <style:text-properties style:text-position="0% 100%" fo:font-size="10pt" officeooo:rsid="00800634" style:font-size-asian="10pt" style:font-size-complex="10pt"/>
    </style:style>
    <style:style style:name="T612" style:family="text">
      <style:text-properties style:text-position="0% 100%" fo:font-size="10pt" officeooo:rsid="0080ff1b" style:font-size-asian="10pt" style:font-size-complex="10pt"/>
    </style:style>
    <style:style style:name="T613" style:family="text">
      <style:text-properties style:text-position="0% 100%" fo:font-size="10pt" officeooo:rsid="0081d7d9" style:font-size-asian="10pt" style:font-size-complex="10pt"/>
    </style:style>
    <style:style style:name="T614" style:family="text">
      <style:text-properties style:text-position="0% 100%" fo:font-size="10pt" officeooo:rsid="00839ba2" style:font-size-asian="10pt" style:font-size-complex="10pt"/>
    </style:style>
    <style:style style:name="T615" style:family="text">
      <style:text-properties style:text-position="0% 100%" fo:font-size="10pt" officeooo:rsid="00847d0b" style:font-size-asian="10pt" style:font-size-complex="10pt"/>
    </style:style>
    <style:style style:name="T616" style:family="text">
      <style:text-properties style:text-position="0% 100%" fo:font-size="10pt" officeooo:rsid="00856c60" style:font-size-asian="10pt" style:font-size-complex="10pt"/>
    </style:style>
    <style:style style:name="T617" style:family="text">
      <style:text-properties style:text-position="0% 100%" fo:font-size="10pt" officeooo:rsid="0086d767" style:font-size-asian="10pt" style:font-size-complex="10pt"/>
    </style:style>
    <style:style style:name="T618" style:family="text">
      <style:text-properties style:text-position="0% 100%" fo:font-size="10pt" officeooo:rsid="0087b010" style:font-size-asian="10pt" style:font-size-complex="10pt"/>
    </style:style>
    <style:style style:name="T619" style:family="text">
      <style:text-properties style:text-position="0% 100%" fo:font-size="10pt" officeooo:rsid="00896c2a" style:font-size-asian="10pt" style:font-size-complex="10pt"/>
    </style:style>
    <style:style style:name="T620" style:family="text">
      <style:text-properties style:text-position="0% 100%" fo:font-size="10pt" officeooo:rsid="0089d2bf" style:font-size-asian="10pt" style:font-size-complex="10pt"/>
    </style:style>
    <style:style style:name="T621" style:family="text">
      <style:text-properties style:text-position="0% 100%" fo:font-size="10pt" officeooo:rsid="008a37f4" style:font-size-asian="10pt" style:font-size-complex="10pt"/>
    </style:style>
    <style:style style:name="T622" style:family="text">
      <style:text-properties style:text-position="0% 100%" fo:font-size="10pt" officeooo:rsid="008bd542" style:font-size-asian="10pt" style:font-size-complex="10pt"/>
    </style:style>
    <style:style style:name="T623" style:family="text">
      <style:text-properties style:text-position="0% 100%" fo:font-size="10pt" officeooo:rsid="008d9fe7" style:font-size-asian="10pt" style:font-size-complex="10pt"/>
    </style:style>
    <style:style style:name="T624" style:family="text">
      <style:text-properties style:text-position="0% 100%" fo:font-size="10pt" officeooo:rsid="008e75f2" style:font-size-asian="10pt" style:font-size-complex="10pt"/>
    </style:style>
    <style:style style:name="T625" style:family="text">
      <style:text-properties style:text-position="0% 100%" fo:font-size="10pt" officeooo:rsid="008f5d3b" style:font-size-asian="10pt" style:font-size-complex="10pt"/>
    </style:style>
    <style:style style:name="T626" style:family="text">
      <style:text-properties style:text-position="0% 100%" fo:font-size="10pt" officeooo:rsid="00911e5c" style:font-size-asian="10pt" style:font-size-complex="10pt"/>
    </style:style>
    <style:style style:name="T627" style:family="text">
      <style:text-properties style:text-position="0% 100%" fo:font-size="10pt" officeooo:rsid="009d34de" style:font-size-asian="10pt" style:font-size-complex="10pt"/>
    </style:style>
    <style:style style:name="T628" style:family="text">
      <style:text-properties style:text-position="0% 100%" fo:font-size="10pt" fo:font-weight="bold" style:font-size-asian="10pt" style:font-weight-asian="bold" style:font-size-complex="10pt" style:font-weight-complex="bold"/>
    </style:style>
    <style:style style:name="T629" style:family="text">
      <style:text-properties style:text-position="0% 100%" fo:font-size="10pt" fo:font-weight="bold" officeooo:rsid="006b8b31" style:font-size-asian="10pt" style:font-weight-asian="bold" style:font-size-complex="10pt" style:font-weight-complex="bold"/>
    </style:style>
    <style:style style:name="T630" style:family="text">
      <style:text-properties style:text-position="0% 100%" fo:font-size="10pt" fo:font-weight="bold" officeooo:rsid="006b9ba0" style:font-size-asian="10pt" style:font-weight-asian="bold" style:font-size-complex="10pt" style:font-weight-complex="bold"/>
    </style:style>
    <style:style style:name="T631" style:family="text">
      <style:text-properties style:text-position="0% 100%" fo:font-size="10pt" fo:font-weight="bold" officeooo:rsid="006c238c" style:font-size-asian="10pt" style:font-weight-asian="bold" style:font-size-complex="10pt" style:font-weight-complex="bold"/>
    </style:style>
    <style:style style:name="T632" style:family="text">
      <style:text-properties style:text-position="0% 100%" fo:font-size="10pt" fo:font-weight="bold" style:font-size-asian="8.75pt" style:font-weight-asian="bold" style:font-size-complex="10pt" style:font-weight-complex="bold"/>
    </style:style>
    <style:style style:name="T633" style:family="text">
      <style:text-properties style:text-position="0% 100%" fo:font-size="10pt" fo:font-weight="bold" officeooo:rsid="00a6c352" style:font-size-asian="8.75pt" style:font-weight-asian="bold" style:font-size-complex="10pt" style:font-weight-complex="bold"/>
    </style:style>
    <style:style style:name="T634" style:family="text">
      <style:text-properties style:text-position="0% 100%" fo:font-size="10pt" fo:font-weight="bold" officeooo:rsid="00998a74" style:font-size-asian="8.75pt" style:font-weight-asian="bold" style:font-size-complex="10pt" style:font-weight-complex="bold"/>
    </style:style>
    <style:style style:name="T635" style:family="text">
      <style:text-properties style:text-position="0% 100%" fo:font-size="10pt" fo:font-weight="bold" officeooo:rsid="00d53fca" style:font-size-asian="8.75pt" style:font-weight-asian="bold" style:font-size-complex="10pt" style:font-weight-complex="bold"/>
    </style:style>
    <style:style style:name="T636" style:family="text">
      <style:text-properties style:text-position="0% 100%" fo:font-size="10pt" fo:font-weight="bold" officeooo:rsid="00da51b6" style:font-size-asian="8.75pt" style:font-weight-asian="bold" style:font-size-complex="10pt" style:font-weight-complex="bold"/>
    </style:style>
    <style:style style:name="T637" style:family="text">
      <style:text-properties style:text-position="0% 100%" fo:font-size="10pt" fo:font-weight="bold" officeooo:rsid="00dc87c7" style:font-size-asian="8.75pt" style:font-weight-asian="bold" style:font-size-complex="10pt" style:font-weight-complex="bold"/>
    </style:style>
    <style:style style:name="T638" style:family="text">
      <style:text-properties style:text-position="0% 100%" fo:font-size="10pt" fo:font-weight="bold" officeooo:rsid="00e3f2af" style:font-size-asian="8.75pt" style:font-weight-asian="bold" style:font-size-complex="10pt" style:font-weight-complex="bold"/>
    </style:style>
    <style:style style:name="T639" style:family="text">
      <style:text-properties style:text-position="0% 100%" fo:font-size="10pt" fo:font-weight="bold" officeooo:rsid="00e6b2b5" style:font-size-asian="8.75pt" style:font-weight-asian="bold" style:font-size-complex="10pt" style:font-weight-complex="bold"/>
    </style:style>
    <style:style style:name="T640" style:family="text">
      <style:text-properties style:text-position="0% 100%" fo:font-size="10pt" fo:font-weight="bold" officeooo:rsid="00ed23cd" style:font-size-asian="8.75pt" style:font-weight-asian="bold" style:font-size-complex="10pt" style:font-weight-complex="bold"/>
    </style:style>
    <style:style style:name="T641" style:family="text">
      <style:text-properties style:text-position="0% 100%" fo:font-size="10pt" fo:font-weight="bold" officeooo:rsid="00efc186" style:font-size-asian="8.75pt" style:font-weight-asian="bold" style:font-size-complex="10pt" style:font-weight-complex="bold"/>
    </style:style>
    <style:style style:name="T642" style:family="text">
      <style:text-properties style:text-position="0% 100%" fo:font-size="10pt" fo:font-weight="bold" officeooo:rsid="00f42ddf" style:font-size-asian="8.75pt" style:font-weight-asian="bold" style:font-size-complex="10pt" style:font-weight-complex="bold"/>
    </style:style>
    <style:style style:name="T643" style:family="text">
      <style:text-properties style:text-position="0% 100%" fo:font-size="10pt" fo:font-weight="bold" officeooo:rsid="0109a447" style:font-size-asian="8.75pt" style:font-weight-asian="bold" style:font-size-complex="10pt" style:font-weight-complex="bold"/>
    </style:style>
    <style:style style:name="T644" style:family="text">
      <style:text-properties style:text-position="0% 100%" fo:font-size="10pt" fo:font-weight="bold" officeooo:rsid="0118496e" style:font-size-asian="8.75pt" style:font-weight-asian="bold" style:font-size-complex="10pt" style:font-weight-complex="bold"/>
    </style:style>
    <style:style style:name="T645" style:family="text">
      <style:text-properties style:text-position="0% 100%" fo:font-size="10pt" fo:font-weight="bold" officeooo:rsid="0123618f" style:font-size-asian="8.75pt" style:font-weight-asian="bold" style:font-size-complex="10pt" style:font-weight-complex="bold"/>
    </style:style>
    <style:style style:name="T646" style:family="text">
      <style:text-properties style:text-position="0% 100%" fo:font-size="10pt" fo:font-weight="bold" officeooo:rsid="01261f6f" style:font-size-asian="8.75pt" style:font-weight-asian="bold" style:font-size-complex="10pt" style:font-weight-complex="bold"/>
    </style:style>
    <style:style style:name="T647" style:family="text">
      <style:text-properties style:text-position="0% 100%" fo:font-size="10pt" fo:font-weight="bold" officeooo:rsid="015d6918" style:font-size-asian="8.75pt" style:font-weight-asian="bold" style:font-size-complex="10pt" style:font-weight-complex="bold"/>
    </style:style>
    <style:style style:name="T648" style:family="text">
      <style:text-properties style:text-position="0% 100%" fo:font-size="10pt" fo:font-weight="bold" officeooo:rsid="015f10ab" style:font-size-asian="8.75pt" style:font-weight-asian="bold" style:font-size-complex="10pt" style:font-weight-complex="bold"/>
    </style:style>
    <style:style style:name="T649" style:family="text">
      <style:text-properties style:text-position="0% 100%" fo:font-size="10pt" fo:font-weight="bold" officeooo:rsid="02238302" style:font-size-asian="8.75pt" style:font-weight-asian="bold" style:font-size-complex="10pt" style:font-weight-complex="bold"/>
    </style:style>
    <style:style style:name="T650" style:family="text">
      <style:text-properties style:text-position="0% 100%" fo:font-size="10pt" fo:font-weight="bold" officeooo:rsid="02a0a2cf" style:font-size-asian="8.75pt" style:font-weight-asian="bold" style:font-size-complex="10pt" style:font-weight-complex="bold"/>
    </style:style>
    <style:style style:name="T651" style:family="text">
      <style:text-properties style:text-position="0% 100%" fo:font-size="10pt" fo:font-weight="bold" officeooo:rsid="02b8a36a" style:font-size-asian="8.75pt" style:font-weight-asian="bold" style:font-size-complex="10pt" style:font-weight-complex="bold"/>
    </style:style>
    <style:style style:name="T652" style:family="text">
      <style:text-properties style:text-position="0% 100%" fo:font-size="10pt" fo:font-weight="bold" officeooo:rsid="0280a321" style:font-size-asian="8.75pt" style:font-weight-asian="bold" style:font-size-complex="10pt" style:font-weight-complex="bold"/>
    </style:style>
    <style:style style:name="T653" style:family="text">
      <style:text-properties style:text-position="0% 100%" fo:font-size="10pt" style:text-underline-style="solid" style:text-underline-width="auto" style:text-underline-color="font-color" officeooo:rsid="0078345b" style:font-size-asian="10pt" style:font-size-complex="10pt"/>
    </style:style>
    <style:style style:name="T654" style:family="text">
      <style:text-properties style:text-position="0% 100%" fo:font-size="10pt" style:text-underline-style="solid" style:text-underline-width="auto" style:text-underline-color="font-color" officeooo:rsid="0076c84f" style:font-size-asian="10pt" style:font-size-complex="10pt"/>
    </style:style>
    <style:style style:name="T655" style:family="text">
      <style:text-properties style:text-position="0% 100%" fo:font-size="10pt" style:text-underline-style="solid" style:text-underline-width="auto" style:text-underline-color="font-color" style:font-size-asian="8.75pt" style:font-weight-asian="normal" style:font-size-complex="10pt" style:font-weight-complex="normal"/>
    </style:style>
    <style:style style:name="T656" style:family="text">
      <style:text-properties style:text-position="0% 100%" fo:font-size="10pt" style:text-underline-style="solid" style:text-underline-width="auto" style:text-underline-color="font-color" officeooo:rsid="0255b744" style:font-size-asian="8.75pt" style:font-weight-asian="normal" style:font-size-complex="10pt" style:font-weight-complex="normal"/>
    </style:style>
    <style:style style:name="T657" style:family="text">
      <style:text-properties style:text-position="0% 100%" fo:font-size="10pt" style:font-size-asian="8.75pt" style:font-weight-asian="normal" style:font-size-complex="10pt" style:font-weight-complex="normal"/>
    </style:style>
    <style:style style:name="T658" style:family="text">
      <style:text-properties style:text-position="0% 100%" fo:font-size="10pt" officeooo:rsid="0092760c" style:font-size-asian="8.75pt" style:font-weight-asian="normal" style:font-size-complex="10pt" style:font-weight-complex="normal"/>
    </style:style>
    <style:style style:name="T659" style:family="text">
      <style:text-properties style:text-position="0% 100%" fo:font-size="10pt" officeooo:rsid="0092fd41" style:font-size-asian="8.75pt" style:font-weight-asian="normal" style:font-size-complex="10pt" style:font-weight-complex="normal"/>
    </style:style>
    <style:style style:name="T660" style:family="text">
      <style:text-properties style:text-position="0% 100%" fo:font-size="10pt" officeooo:rsid="00939ffc" style:font-size-asian="8.75pt" style:font-weight-asian="normal" style:font-size-complex="10pt" style:font-weight-complex="normal"/>
    </style:style>
    <style:style style:name="T661" style:family="text">
      <style:text-properties style:text-position="0% 100%" fo:font-size="10pt" officeooo:rsid="0094ca73" style:font-size-asian="8.75pt" style:font-weight-asian="normal" style:font-size-complex="10pt" style:font-weight-complex="normal"/>
    </style:style>
    <style:style style:name="T662" style:family="text">
      <style:text-properties style:text-position="0% 100%" fo:font-size="10pt" officeooo:rsid="00966575" style:font-size-asian="8.75pt" style:font-weight-asian="normal" style:font-size-complex="10pt" style:font-weight-complex="normal"/>
    </style:style>
    <style:style style:name="T663" style:family="text">
      <style:text-properties style:text-position="0% 100%" fo:font-size="10pt" officeooo:rsid="009666d6" style:font-size-asian="8.75pt" style:font-weight-asian="normal" style:font-size-complex="10pt" style:font-weight-complex="normal"/>
    </style:style>
    <style:style style:name="T664" style:family="text">
      <style:text-properties style:text-position="0% 100%" fo:font-size="10pt" officeooo:rsid="00978448" style:font-size-asian="8.75pt" style:font-weight-asian="normal" style:font-size-complex="10pt" style:font-weight-complex="normal"/>
    </style:style>
    <style:style style:name="T665" style:family="text">
      <style:text-properties style:text-position="0% 100%" fo:font-size="10pt" officeooo:rsid="00982dfb" style:font-size-asian="8.75pt" style:font-weight-asian="normal" style:font-size-complex="10pt" style:font-weight-complex="normal"/>
    </style:style>
    <style:style style:name="T666" style:family="text">
      <style:text-properties style:text-position="0% 100%" fo:font-size="10pt" officeooo:rsid="00995312" style:font-size-asian="8.75pt" style:font-weight-asian="normal" style:font-size-complex="10pt" style:font-weight-complex="normal"/>
    </style:style>
    <style:style style:name="T667" style:family="text">
      <style:text-properties style:text-position="0% 100%" fo:font-size="10pt" officeooo:rsid="00998a74" style:font-size-asian="8.75pt" style:font-weight-asian="normal" style:font-size-complex="10pt" style:font-weight-complex="normal"/>
    </style:style>
    <style:style style:name="T668" style:family="text">
      <style:text-properties style:text-position="0% 100%" fo:font-size="10pt" officeooo:rsid="009a2755" style:font-size-asian="8.75pt" style:font-weight-asian="normal" style:font-size-complex="10pt" style:font-weight-complex="normal"/>
    </style:style>
    <style:style style:name="T669" style:family="text">
      <style:text-properties style:text-position="0% 100%" fo:font-size="10pt" officeooo:rsid="009b096d" style:font-size-asian="8.75pt" style:font-weight-asian="normal" style:font-size-complex="10pt" style:font-weight-complex="normal"/>
    </style:style>
    <style:style style:name="T670" style:family="text">
      <style:text-properties style:text-position="0% 100%" fo:font-size="10pt" officeooo:rsid="009efc57" style:font-size-asian="8.75pt" style:font-weight-asian="normal" style:font-size-complex="10pt" style:font-weight-complex="normal"/>
    </style:style>
    <style:style style:name="T671" style:family="text">
      <style:text-properties style:text-position="0% 100%" fo:font-size="10pt" officeooo:rsid="009ff249" style:font-size-asian="8.75pt" style:font-weight-asian="normal" style:font-size-complex="10pt" style:font-weight-complex="normal"/>
    </style:style>
    <style:style style:name="T672" style:family="text">
      <style:text-properties style:text-position="0% 100%" fo:font-size="10pt" officeooo:rsid="00a1e173" style:font-size-asian="8.75pt" style:font-weight-asian="normal" style:font-size-complex="10pt" style:font-weight-complex="normal"/>
    </style:style>
    <style:style style:name="T673" style:family="text">
      <style:text-properties style:text-position="0% 100%" fo:font-size="10pt" officeooo:rsid="00a30af2" style:font-size-asian="8.75pt" style:font-weight-asian="normal" style:font-size-complex="10pt" style:font-weight-complex="normal"/>
    </style:style>
    <style:style style:name="T674" style:family="text">
      <style:text-properties style:text-position="0% 100%" fo:font-size="10pt" officeooo:rsid="00a4e480" style:font-size-asian="8.75pt" style:font-weight-asian="normal" style:font-size-complex="10pt" style:font-weight-complex="normal"/>
    </style:style>
    <style:style style:name="T675" style:family="text">
      <style:text-properties style:text-position="0% 100%" fo:font-size="10pt" officeooo:rsid="00a61761" style:font-size-asian="8.75pt" style:font-weight-asian="normal" style:font-size-complex="10pt" style:font-weight-complex="normal"/>
    </style:style>
    <style:style style:name="T676" style:family="text">
      <style:text-properties style:text-position="0% 100%" fo:font-size="10pt" officeooo:rsid="00a65dc9" style:font-size-asian="8.75pt" style:font-weight-asian="normal" style:font-size-complex="10pt" style:font-weight-complex="normal"/>
    </style:style>
    <style:style style:name="T677" style:family="text">
      <style:text-properties style:text-position="0% 100%" fo:font-size="10pt" officeooo:rsid="00a6c352" style:font-size-asian="8.75pt" style:font-weight-asian="normal" style:font-size-complex="10pt" style:font-weight-complex="normal"/>
    </style:style>
    <style:style style:name="T678" style:family="text">
      <style:text-properties style:text-position="0% 100%" fo:font-size="10pt" officeooo:rsid="00a71d34" style:font-size-asian="8.75pt" style:font-weight-asian="normal" style:font-size-complex="10pt" style:font-weight-complex="normal"/>
    </style:style>
    <style:style style:name="T679" style:family="text">
      <style:text-properties style:text-position="0% 100%" fo:font-size="10pt" officeooo:rsid="00a83442" style:font-size-asian="8.75pt" style:font-weight-asian="normal" style:font-size-complex="10pt" style:font-weight-complex="normal"/>
    </style:style>
    <style:style style:name="T680" style:family="text">
      <style:text-properties style:text-position="0% 100%" fo:font-size="10pt" officeooo:rsid="00a9b3b3" style:font-size-asian="8.75pt" style:font-weight-asian="normal" style:font-size-complex="10pt" style:font-weight-complex="normal"/>
    </style:style>
    <style:style style:name="T681" style:family="text">
      <style:text-properties style:text-position="0% 100%" fo:font-size="10pt" officeooo:rsid="00aa82a6" style:font-size-asian="8.75pt" style:font-weight-asian="normal" style:font-size-complex="10pt" style:font-weight-complex="normal"/>
    </style:style>
    <style:style style:name="T682" style:family="text">
      <style:text-properties style:text-position="0% 100%" fo:font-size="10pt" officeooo:rsid="00abc753" style:font-size-asian="8.75pt" style:font-weight-asian="normal" style:font-size-complex="10pt" style:font-weight-complex="normal"/>
    </style:style>
    <style:style style:name="T683" style:family="text">
      <style:text-properties style:text-position="0% 100%" fo:font-size="10pt" officeooo:rsid="00abd81f" style:font-size-asian="8.75pt" style:font-weight-asian="normal" style:font-size-complex="10pt" style:font-weight-complex="normal"/>
    </style:style>
    <style:style style:name="T684" style:family="text">
      <style:text-properties style:text-position="0% 100%" fo:font-size="10pt" officeooo:rsid="00ad9654" style:font-size-asian="8.75pt" style:font-weight-asian="normal" style:font-size-complex="10pt" style:font-weight-complex="normal"/>
    </style:style>
    <style:style style:name="T685" style:family="text">
      <style:text-properties style:text-position="0% 100%" fo:font-size="10pt" officeooo:rsid="00af4671" style:font-size-asian="8.75pt" style:font-weight-asian="normal" style:font-size-complex="10pt" style:font-weight-complex="normal"/>
    </style:style>
    <style:style style:name="T686" style:family="text">
      <style:text-properties style:text-position="0% 100%" fo:font-size="10pt" officeooo:rsid="00b0af9e" style:font-size-asian="8.75pt" style:font-weight-asian="normal" style:font-size-complex="10pt" style:font-weight-complex="normal"/>
    </style:style>
    <style:style style:name="T687" style:family="text">
      <style:text-properties style:text-position="0% 100%" fo:font-size="10pt" officeooo:rsid="00b19673" style:font-size-asian="8.75pt" style:font-weight-asian="normal" style:font-size-complex="10pt" style:font-weight-complex="normal"/>
    </style:style>
    <style:style style:name="T688" style:family="text">
      <style:text-properties style:text-position="0% 100%" fo:font-size="10pt" officeooo:rsid="00b345ab" style:font-size-asian="8.75pt" style:font-weight-asian="normal" style:font-size-complex="10pt" style:font-weight-complex="normal"/>
    </style:style>
    <style:style style:name="T689" style:family="text">
      <style:text-properties style:text-position="0% 100%" fo:font-size="10pt" officeooo:rsid="00b5000a" style:font-size-asian="8.75pt" style:font-weight-asian="normal" style:font-size-complex="10pt" style:font-weight-complex="normal"/>
    </style:style>
    <style:style style:name="T690" style:family="text">
      <style:text-properties style:text-position="0% 100%" fo:font-size="10pt" officeooo:rsid="00b6aad4" style:font-size-asian="8.75pt" style:font-weight-asian="normal" style:font-size-complex="10pt" style:font-weight-complex="normal"/>
    </style:style>
    <style:style style:name="T691" style:family="text">
      <style:text-properties style:text-position="0% 100%" fo:font-size="10pt" officeooo:rsid="00b82a51" style:font-size-asian="8.75pt" style:font-weight-asian="normal" style:font-size-complex="10pt" style:font-weight-complex="normal"/>
    </style:style>
    <style:style style:name="T692" style:family="text">
      <style:text-properties style:text-position="0% 100%" fo:font-size="10pt" officeooo:rsid="00b85aef" style:font-size-asian="8.75pt" style:font-weight-asian="normal" style:font-size-complex="10pt" style:font-weight-complex="normal"/>
    </style:style>
    <style:style style:name="T693" style:family="text">
      <style:text-properties style:text-position="0% 100%" fo:font-size="10pt" officeooo:rsid="00b9656c" style:font-size-asian="8.75pt" style:font-weight-asian="normal" style:font-size-complex="10pt" style:font-weight-complex="normal"/>
    </style:style>
    <style:style style:name="T694" style:family="text">
      <style:text-properties style:text-position="0% 100%" fo:font-size="10pt" officeooo:rsid="00bad2c7" style:font-size-asian="8.75pt" style:font-weight-asian="normal" style:font-size-complex="10pt" style:font-weight-complex="normal"/>
    </style:style>
    <style:style style:name="T695" style:family="text">
      <style:text-properties style:text-position="0% 100%" fo:font-size="10pt" officeooo:rsid="00bcc95c" style:font-size-asian="8.75pt" style:font-weight-asian="normal" style:font-size-complex="10pt" style:font-weight-complex="normal"/>
    </style:style>
    <style:style style:name="T696" style:family="text">
      <style:text-properties style:text-position="0% 100%" fo:font-size="10pt" officeooo:rsid="00bd6209" style:font-size-asian="8.75pt" style:font-weight-asian="normal" style:font-size-complex="10pt" style:font-weight-complex="normal"/>
    </style:style>
    <style:style style:name="T697" style:family="text">
      <style:text-properties style:text-position="0% 100%" fo:font-size="10pt" officeooo:rsid="00bdf52a" style:font-size-asian="8.75pt" style:font-weight-asian="normal" style:font-size-complex="10pt" style:font-weight-complex="normal"/>
    </style:style>
    <style:style style:name="T698" style:family="text">
      <style:text-properties style:text-position="0% 100%" fo:font-size="10pt" officeooo:rsid="00bf715a" style:font-size-asian="8.75pt" style:font-weight-asian="normal" style:font-size-complex="10pt" style:font-weight-complex="normal"/>
    </style:style>
    <style:style style:name="T699" style:family="text">
      <style:text-properties style:text-position="0% 100%" fo:font-size="10pt" officeooo:rsid="00bfc7ec" style:font-size-asian="8.75pt" style:font-weight-asian="normal" style:font-size-complex="10pt" style:font-weight-complex="normal"/>
    </style:style>
    <style:style style:name="T700" style:family="text">
      <style:text-properties style:text-position="0% 100%" fo:font-size="10pt" officeooo:rsid="00bff502" style:font-size-asian="8.75pt" style:font-weight-asian="normal" style:font-size-complex="10pt" style:font-weight-complex="normal"/>
    </style:style>
    <style:style style:name="T701" style:family="text">
      <style:text-properties style:text-position="0% 100%" fo:font-size="10pt" officeooo:rsid="00c0f594" style:font-size-asian="8.75pt" style:font-weight-asian="normal" style:font-size-complex="10pt" style:font-weight-complex="normal"/>
    </style:style>
    <style:style style:name="T702" style:family="text">
      <style:text-properties style:text-position="0% 100%" fo:font-size="10pt" officeooo:rsid="00c2dc1b" style:font-size-asian="8.75pt" style:font-weight-asian="normal" style:font-size-complex="10pt" style:font-weight-complex="normal"/>
    </style:style>
    <style:style style:name="T703" style:family="text">
      <style:text-properties style:text-position="0% 100%" fo:font-size="10pt" officeooo:rsid="00c49a5a" style:font-size-asian="8.75pt" style:font-weight-asian="normal" style:font-size-complex="10pt" style:font-weight-complex="normal"/>
    </style:style>
    <style:style style:name="T704" style:family="text">
      <style:text-properties style:text-position="0% 100%" fo:font-size="10pt" officeooo:rsid="00c63563" style:font-size-asian="8.75pt" style:font-weight-asian="normal" style:font-size-complex="10pt" style:font-weight-complex="normal"/>
    </style:style>
    <style:style style:name="T705" style:family="text">
      <style:text-properties style:text-position="0% 100%" fo:font-size="10pt" officeooo:rsid="00c80117" style:font-size-asian="8.75pt" style:font-weight-asian="normal" style:font-size-complex="10pt" style:font-weight-complex="normal"/>
    </style:style>
    <style:style style:name="T706" style:family="text">
      <style:text-properties style:text-position="0% 100%" fo:font-size="10pt" officeooo:rsid="00c87cea" style:font-size-asian="8.75pt" style:font-weight-asian="normal" style:font-size-complex="10pt" style:font-weight-complex="normal"/>
    </style:style>
    <style:style style:name="T707" style:family="text">
      <style:text-properties style:text-position="0% 100%" fo:font-size="10pt" officeooo:rsid="00c97ee4" style:font-size-asian="8.75pt" style:font-weight-asian="normal" style:font-size-complex="10pt" style:font-weight-complex="normal"/>
    </style:style>
    <style:style style:name="T708" style:family="text">
      <style:text-properties style:text-position="0% 100%" fo:font-size="10pt" officeooo:rsid="00caff18" style:font-size-asian="8.75pt" style:font-weight-asian="normal" style:font-size-complex="10pt" style:font-weight-complex="normal"/>
    </style:style>
    <style:style style:name="T709" style:family="text">
      <style:text-properties style:text-position="0% 100%" fo:font-size="10pt" officeooo:rsid="00ccc776" style:font-size-asian="8.75pt" style:font-weight-asian="normal" style:font-size-complex="10pt" style:font-weight-complex="normal"/>
    </style:style>
    <style:style style:name="T710" style:family="text">
      <style:text-properties style:text-position="0% 100%" fo:font-size="10pt" officeooo:rsid="00ce05e7" style:font-size-asian="8.75pt" style:font-weight-asian="normal" style:font-size-complex="10pt" style:font-weight-complex="normal"/>
    </style:style>
    <style:style style:name="T711" style:family="text">
      <style:text-properties style:text-position="0% 100%" fo:font-size="10pt" officeooo:rsid="00cf1b20" style:font-size-asian="8.75pt" style:font-weight-asian="normal" style:font-size-complex="10pt" style:font-weight-complex="normal"/>
    </style:style>
    <style:style style:name="T712" style:family="text">
      <style:text-properties style:text-position="0% 100%" fo:font-size="10pt" officeooo:rsid="00d04752" style:font-size-asian="8.75pt" style:font-weight-asian="normal" style:font-size-complex="10pt" style:font-weight-complex="normal"/>
    </style:style>
    <style:style style:name="T713" style:family="text">
      <style:text-properties style:text-position="0% 100%" fo:font-size="10pt" officeooo:rsid="00d0ea1c" style:font-size-asian="8.75pt" style:font-weight-asian="normal" style:font-size-complex="10pt" style:font-weight-complex="normal"/>
    </style:style>
    <style:style style:name="T714" style:family="text">
      <style:text-properties style:text-position="0% 100%" fo:font-size="10pt" officeooo:rsid="00d279a1" style:font-size-asian="8.75pt" style:font-weight-asian="normal" style:font-size-complex="10pt" style:font-weight-complex="normal"/>
    </style:style>
    <style:style style:name="T715" style:family="text">
      <style:text-properties style:text-position="0% 100%" fo:font-size="10pt" officeooo:rsid="00d36d3c" style:font-size-asian="8.75pt" style:font-weight-asian="normal" style:font-size-complex="10pt" style:font-weight-complex="normal"/>
    </style:style>
    <style:style style:name="T716" style:family="text">
      <style:text-properties style:text-position="0% 100%" fo:font-size="10pt" officeooo:rsid="00d37f37" style:font-size-asian="8.75pt" style:font-weight-asian="normal" style:font-size-complex="10pt" style:font-weight-complex="normal"/>
    </style:style>
    <style:style style:name="T717" style:family="text">
      <style:text-properties style:text-position="0% 100%" fo:font-size="10pt" officeooo:rsid="00d53fca" style:font-size-asian="8.75pt" style:font-weight-asian="normal" style:font-size-complex="10pt" style:font-weight-complex="normal"/>
    </style:style>
    <style:style style:name="T718" style:family="text">
      <style:text-properties style:text-position="0% 100%" fo:font-size="10pt" officeooo:rsid="00d62505" style:font-size-asian="8.75pt" style:font-weight-asian="normal" style:font-size-complex="10pt" style:font-weight-complex="normal"/>
    </style:style>
    <style:style style:name="T719" style:family="text">
      <style:text-properties style:text-position="0% 100%" fo:font-size="10pt" officeooo:rsid="00d7d569" style:font-size-asian="8.75pt" style:font-weight-asian="normal" style:font-size-complex="10pt" style:font-weight-complex="normal"/>
    </style:style>
    <style:style style:name="T720" style:family="text">
      <style:text-properties style:text-position="0% 100%" fo:font-size="10pt" officeooo:rsid="00d975c3" style:font-size-asian="8.75pt" style:font-weight-asian="normal" style:font-size-complex="10pt" style:font-weight-complex="normal"/>
    </style:style>
    <style:style style:name="T721" style:family="text">
      <style:text-properties style:text-position="0% 100%" fo:font-size="10pt" officeooo:rsid="00da51b6" style:font-size-asian="8.75pt" style:font-weight-asian="normal" style:font-size-complex="10pt" style:font-weight-complex="normal"/>
    </style:style>
    <style:style style:name="T722" style:family="text">
      <style:text-properties style:text-position="0% 100%" fo:font-size="10pt" officeooo:rsid="00db341d" style:font-size-asian="8.75pt" style:font-weight-asian="normal" style:font-size-complex="10pt" style:font-weight-complex="normal"/>
    </style:style>
    <style:style style:name="T723" style:family="text">
      <style:text-properties style:text-position="0% 100%" fo:font-size="10pt" officeooo:rsid="00db724a" style:font-size-asian="8.75pt" style:font-weight-asian="normal" style:font-size-complex="10pt" style:font-weight-complex="normal"/>
    </style:style>
    <style:style style:name="T724" style:family="text">
      <style:text-properties style:text-position="0% 100%" fo:font-size="10pt" officeooo:rsid="00ddc9e8" style:font-size-asian="8.75pt" style:font-weight-asian="normal" style:font-size-complex="10pt" style:font-weight-complex="normal"/>
    </style:style>
    <style:style style:name="T725" style:family="text">
      <style:text-properties style:text-position="0% 100%" fo:font-size="10pt" officeooo:rsid="00de5126" style:font-size-asian="8.75pt" style:font-weight-asian="normal" style:font-size-complex="10pt" style:font-weight-complex="normal"/>
    </style:style>
    <style:style style:name="T726" style:family="text">
      <style:text-properties style:text-position="0% 100%" fo:font-size="10pt" officeooo:rsid="00df5d0d" style:font-size-asian="8.75pt" style:font-weight-asian="normal" style:font-size-complex="10pt" style:font-weight-complex="normal"/>
    </style:style>
    <style:style style:name="T727" style:family="text">
      <style:text-properties style:text-position="0% 100%" fo:font-size="10pt" officeooo:rsid="00dfc042" style:font-size-asian="8.75pt" style:font-weight-asian="normal" style:font-size-complex="10pt" style:font-weight-complex="normal"/>
    </style:style>
    <style:style style:name="T728" style:family="text">
      <style:text-properties style:text-position="0% 100%" fo:font-size="10pt" officeooo:rsid="00e100bf" style:font-size-asian="8.75pt" style:font-weight-asian="normal" style:font-size-complex="10pt" style:font-weight-complex="normal"/>
    </style:style>
    <style:style style:name="T729" style:family="text">
      <style:text-properties style:text-position="0% 100%" fo:font-size="10pt" officeooo:rsid="00e2b32b" style:font-size-asian="8.75pt" style:font-weight-asian="normal" style:font-size-complex="10pt" style:font-weight-complex="normal"/>
    </style:style>
    <style:style style:name="T730" style:family="text">
      <style:text-properties style:text-position="0% 100%" fo:font-size="10pt" officeooo:rsid="00e35289" style:font-size-asian="8.75pt" style:font-weight-asian="normal" style:font-size-complex="10pt" style:font-weight-complex="normal"/>
    </style:style>
    <style:style style:name="T731" style:family="text">
      <style:text-properties style:text-position="0% 100%" fo:font-size="10pt" officeooo:rsid="00e3a948" style:font-size-asian="8.75pt" style:font-weight-asian="normal" style:font-size-complex="10pt" style:font-weight-complex="normal"/>
    </style:style>
    <style:style style:name="T732" style:family="text">
      <style:text-properties style:text-position="0% 100%" fo:font-size="10pt" officeooo:rsid="00e3e5c3" style:font-size-asian="8.75pt" style:font-weight-asian="normal" style:font-size-complex="10pt" style:font-weight-complex="normal"/>
    </style:style>
    <style:style style:name="T733" style:family="text">
      <style:text-properties style:text-position="0% 100%" fo:font-size="10pt" officeooo:rsid="00e3f2af" style:font-size-asian="8.75pt" style:font-weight-asian="normal" style:font-size-complex="10pt" style:font-weight-complex="normal"/>
    </style:style>
    <style:style style:name="T734" style:family="text">
      <style:text-properties style:text-position="0% 100%" fo:font-size="10pt" officeooo:rsid="00e5014c" style:font-size-asian="8.75pt" style:font-weight-asian="normal" style:font-size-complex="10pt" style:font-weight-complex="normal"/>
    </style:style>
    <style:style style:name="T735" style:family="text">
      <style:text-properties style:text-position="0% 100%" fo:font-size="10pt" officeooo:rsid="00e6b2b5" style:font-size-asian="8.75pt" style:font-weight-asian="normal" style:font-size-complex="10pt" style:font-weight-complex="normal"/>
    </style:style>
    <style:style style:name="T736" style:family="text">
      <style:text-properties style:text-position="0% 100%" fo:font-size="10pt" officeooo:rsid="00e723e3" style:font-size-asian="8.75pt" style:font-weight-asian="normal" style:font-size-complex="10pt" style:font-weight-complex="normal"/>
    </style:style>
    <style:style style:name="T737" style:family="text">
      <style:text-properties style:text-position="0% 100%" fo:font-size="10pt" officeooo:rsid="00e894ce" style:font-size-asian="8.75pt" style:font-weight-asian="normal" style:font-size-complex="10pt" style:font-weight-complex="normal"/>
    </style:style>
    <style:style style:name="T738" style:family="text">
      <style:text-properties style:text-position="0% 100%" fo:font-size="10pt" officeooo:rsid="00ea4a59" style:font-size-asian="8.75pt" style:font-weight-asian="normal" style:font-size-complex="10pt" style:font-weight-complex="normal"/>
    </style:style>
    <style:style style:name="T739" style:family="text">
      <style:text-properties style:text-position="0% 100%" fo:font-size="10pt" officeooo:rsid="00ebb485" style:font-size-asian="8.75pt" style:font-weight-asian="normal" style:font-size-complex="10pt" style:font-weight-complex="normal"/>
    </style:style>
    <style:style style:name="T740" style:family="text">
      <style:text-properties style:text-position="0% 100%" fo:font-size="10pt" officeooo:rsid="00ec6081" style:font-size-asian="8.75pt" style:font-weight-asian="normal" style:font-size-complex="10pt" style:font-weight-complex="normal"/>
    </style:style>
    <style:style style:name="T741" style:family="text">
      <style:text-properties style:text-position="0% 100%" fo:font-size="10pt" officeooo:rsid="00ed23cd" style:font-size-asian="8.75pt" style:font-weight-asian="normal" style:font-size-complex="10pt" style:font-weight-complex="normal"/>
    </style:style>
    <style:style style:name="T742" style:family="text">
      <style:text-properties style:text-position="0% 100%" fo:font-size="10pt" officeooo:rsid="00eeff52" style:font-size-asian="8.75pt" style:font-weight-asian="normal" style:font-size-complex="10pt" style:font-weight-complex="normal"/>
    </style:style>
    <style:style style:name="T743" style:family="text">
      <style:text-properties style:text-position="0% 100%" fo:font-size="10pt" officeooo:rsid="00efc186" style:font-size-asian="8.75pt" style:font-weight-asian="normal" style:font-size-complex="10pt" style:font-weight-complex="normal"/>
    </style:style>
    <style:style style:name="T744" style:family="text">
      <style:text-properties style:text-position="0% 100%" fo:font-size="10pt" officeooo:rsid="00f11996" style:font-size-asian="8.75pt" style:font-weight-asian="normal" style:font-size-complex="10pt" style:font-weight-complex="normal"/>
    </style:style>
    <style:style style:name="T745" style:family="text">
      <style:text-properties style:text-position="0% 100%" fo:font-size="10pt" officeooo:rsid="00f24dbb" style:font-size-asian="8.75pt" style:font-weight-asian="normal" style:font-size-complex="10pt" style:font-weight-complex="normal"/>
    </style:style>
    <style:style style:name="T746" style:family="text">
      <style:text-properties style:text-position="0% 100%" fo:font-size="10pt" officeooo:rsid="00f259fa" style:font-size-asian="8.75pt" style:font-weight-asian="normal" style:font-size-complex="10pt" style:font-weight-complex="normal"/>
    </style:style>
    <style:style style:name="T747" style:family="text">
      <style:text-properties style:text-position="0% 100%" fo:font-size="10pt" officeooo:rsid="00f37434" style:font-size-asian="8.75pt" style:font-weight-asian="normal" style:font-size-complex="10pt" style:font-weight-complex="normal"/>
    </style:style>
    <style:style style:name="T748" style:family="text">
      <style:text-properties style:text-position="0% 100%" fo:font-size="10pt" officeooo:rsid="00f42ddf" style:font-size-asian="8.75pt" style:font-weight-asian="normal" style:font-size-complex="10pt" style:font-weight-complex="normal"/>
    </style:style>
    <style:style style:name="T749" style:family="text">
      <style:text-properties style:text-position="0% 100%" fo:font-size="10pt" officeooo:rsid="00f48a21" style:font-size-asian="8.75pt" style:font-weight-asian="normal" style:font-size-complex="10pt" style:font-weight-complex="normal"/>
    </style:style>
    <style:style style:name="T750" style:family="text">
      <style:text-properties style:text-position="0% 100%" fo:font-size="10pt" officeooo:rsid="00f5bc46" style:font-size-asian="8.75pt" style:font-weight-asian="normal" style:font-size-complex="10pt" style:font-weight-complex="normal"/>
    </style:style>
    <style:style style:name="T751" style:family="text">
      <style:text-properties style:text-position="0% 100%" fo:font-size="10pt" officeooo:rsid="00f66725" style:font-size-asian="8.75pt" style:font-weight-asian="normal" style:font-size-complex="10pt" style:font-weight-complex="normal"/>
    </style:style>
    <style:style style:name="T752" style:family="text">
      <style:text-properties style:text-position="0% 100%" fo:font-size="10pt" officeooo:rsid="00f80c98" style:font-size-asian="8.75pt" style:font-weight-asian="normal" style:font-size-complex="10pt" style:font-weight-complex="normal"/>
    </style:style>
    <style:style style:name="T753" style:family="text">
      <style:text-properties style:text-position="0% 100%" fo:font-size="10pt" officeooo:rsid="00faca37" style:font-size-asian="8.75pt" style:font-weight-asian="normal" style:font-size-complex="10pt" style:font-weight-complex="normal"/>
    </style:style>
    <style:style style:name="T754" style:family="text">
      <style:text-properties style:text-position="0% 100%" fo:font-size="10pt" officeooo:rsid="00fbfce9" style:font-size-asian="8.75pt" style:font-weight-asian="normal" style:font-size-complex="10pt" style:font-weight-complex="normal"/>
    </style:style>
    <style:style style:name="T755" style:family="text">
      <style:text-properties style:text-position="0% 100%" fo:font-size="10pt" officeooo:rsid="00fda6c5" style:font-size-asian="8.75pt" style:font-weight-asian="normal" style:font-size-complex="10pt" style:font-weight-complex="normal"/>
    </style:style>
    <style:style style:name="T756" style:family="text">
      <style:text-properties style:text-position="0% 100%" fo:font-size="10pt" officeooo:rsid="00ff304f" style:font-size-asian="8.75pt" style:font-weight-asian="normal" style:font-size-complex="10pt" style:font-weight-complex="normal"/>
    </style:style>
    <style:style style:name="T757" style:family="text">
      <style:text-properties style:text-position="0% 100%" fo:font-size="10pt" officeooo:rsid="0100ebd9" style:font-size-asian="8.75pt" style:font-weight-asian="normal" style:font-size-complex="10pt" style:font-weight-complex="normal"/>
    </style:style>
    <style:style style:name="T758" style:family="text">
      <style:text-properties style:text-position="0% 100%" fo:font-size="10pt" officeooo:rsid="0102e90a" style:font-size-asian="8.75pt" style:font-weight-asian="normal" style:font-size-complex="10pt" style:font-weight-complex="normal"/>
    </style:style>
    <style:style style:name="T759" style:family="text">
      <style:text-properties style:text-position="0% 100%" fo:font-size="10pt" officeooo:rsid="0104d511" style:font-size-asian="8.75pt" style:font-weight-asian="normal" style:font-size-complex="10pt" style:font-weight-complex="normal"/>
    </style:style>
    <style:style style:name="T760" style:family="text">
      <style:text-properties style:text-position="0% 100%" fo:font-size="10pt" officeooo:rsid="01065fc3" style:font-size-asian="8.75pt" style:font-weight-asian="normal" style:font-size-complex="10pt" style:font-weight-complex="normal"/>
    </style:style>
    <style:style style:name="T761" style:family="text">
      <style:text-properties style:text-position="0% 100%" fo:font-size="10pt" officeooo:rsid="0107ba8b" style:font-size-asian="8.75pt" style:font-weight-asian="normal" style:font-size-complex="10pt" style:font-weight-complex="normal"/>
    </style:style>
    <style:style style:name="T762" style:family="text">
      <style:text-properties style:text-position="0% 100%" fo:font-size="10pt" officeooo:rsid="0109a447" style:font-size-asian="8.75pt" style:font-weight-asian="normal" style:font-size-complex="10pt" style:font-weight-complex="normal"/>
    </style:style>
    <style:style style:name="T763" style:family="text">
      <style:text-properties style:text-position="0% 100%" fo:font-size="10pt" officeooo:rsid="0109d356" style:font-size-asian="8.75pt" style:font-weight-asian="normal" style:font-size-complex="10pt" style:font-weight-complex="normal"/>
    </style:style>
    <style:style style:name="T764" style:family="text">
      <style:text-properties style:text-position="0% 100%" fo:font-size="10pt" officeooo:rsid="010b0853" style:font-size-asian="8.75pt" style:font-weight-asian="normal" style:font-size-complex="10pt" style:font-weight-complex="normal"/>
    </style:style>
    <style:style style:name="T765" style:family="text">
      <style:text-properties style:text-position="0% 100%" fo:font-size="10pt" officeooo:rsid="010cd2f1" style:font-size-asian="8.75pt" style:font-weight-asian="normal" style:font-size-complex="10pt" style:font-weight-complex="normal"/>
    </style:style>
    <style:style style:name="T766" style:family="text">
      <style:text-properties style:text-position="0% 100%" fo:font-size="10pt" officeooo:rsid="010ea4e8" style:font-size-asian="8.75pt" style:font-weight-asian="normal" style:font-size-complex="10pt" style:font-weight-complex="normal"/>
    </style:style>
    <style:style style:name="T767" style:family="text">
      <style:text-properties style:text-position="0% 100%" fo:font-size="10pt" officeooo:rsid="010fd21d" style:font-size-asian="8.75pt" style:font-weight-asian="normal" style:font-size-complex="10pt" style:font-weight-complex="normal"/>
    </style:style>
    <style:style style:name="T768" style:family="text">
      <style:text-properties style:text-position="0% 100%" fo:font-size="10pt" officeooo:rsid="01107f5f" style:font-size-asian="8.75pt" style:font-weight-asian="normal" style:font-size-complex="10pt" style:font-weight-complex="normal"/>
    </style:style>
    <style:style style:name="T769" style:family="text">
      <style:text-properties style:text-position="0% 100%" fo:font-size="10pt" officeooo:rsid="0111ba53" style:font-size-asian="8.75pt" style:font-weight-asian="normal" style:font-size-complex="10pt" style:font-weight-complex="normal"/>
    </style:style>
    <style:style style:name="T770" style:family="text">
      <style:text-properties style:text-position="0% 100%" fo:font-size="10pt" officeooo:rsid="01120ce7" style:font-size-asian="8.75pt" style:font-weight-asian="normal" style:font-size-complex="10pt" style:font-weight-complex="normal"/>
    </style:style>
    <style:style style:name="T771" style:family="text">
      <style:text-properties style:text-position="0% 100%" fo:font-size="10pt" officeooo:rsid="011575da" style:font-size-asian="8.75pt" style:font-weight-asian="normal" style:font-size-complex="10pt" style:font-weight-complex="normal"/>
    </style:style>
    <style:style style:name="T772" style:family="text">
      <style:text-properties style:text-position="0% 100%" fo:font-size="10pt" officeooo:rsid="01169eff" style:font-size-asian="8.75pt" style:font-weight-asian="normal" style:font-size-complex="10pt" style:font-weight-complex="normal"/>
    </style:style>
    <style:style style:name="T773" style:family="text">
      <style:text-properties style:text-position="0% 100%" fo:font-size="10pt" officeooo:rsid="0118496e" style:font-size-asian="8.75pt" style:font-weight-asian="normal" style:font-size-complex="10pt" style:font-weight-complex="normal"/>
    </style:style>
    <style:style style:name="T774" style:family="text">
      <style:text-properties style:text-position="0% 100%" fo:font-size="10pt" officeooo:rsid="0118fce0" style:font-size-asian="8.75pt" style:font-weight-asian="normal" style:font-size-complex="10pt" style:font-weight-complex="normal"/>
    </style:style>
    <style:style style:name="T775" style:family="text">
      <style:text-properties style:text-position="0% 100%" fo:font-size="10pt" officeooo:rsid="0119bf2f" style:font-size-asian="8.75pt" style:font-weight-asian="normal" style:font-size-complex="10pt" style:font-weight-complex="normal"/>
    </style:style>
    <style:style style:name="T776" style:family="text">
      <style:text-properties style:text-position="0% 100%" fo:font-size="10pt" officeooo:rsid="011a2466" style:font-size-asian="8.75pt" style:font-weight-asian="normal" style:font-size-complex="10pt" style:font-weight-complex="normal"/>
    </style:style>
    <style:style style:name="T777" style:family="text">
      <style:text-properties style:text-position="0% 100%" fo:font-size="10pt" officeooo:rsid="011bf78d" style:font-size-asian="8.75pt" style:font-weight-asian="normal" style:font-size-complex="10pt" style:font-weight-complex="normal"/>
    </style:style>
    <style:style style:name="T778" style:family="text">
      <style:text-properties style:text-position="0% 100%" fo:font-size="10pt" officeooo:rsid="011dbbff" style:font-size-asian="8.75pt" style:font-weight-asian="normal" style:font-size-complex="10pt" style:font-weight-complex="normal"/>
    </style:style>
    <style:style style:name="T779" style:family="text">
      <style:text-properties style:text-position="0% 100%" fo:font-size="10pt" officeooo:rsid="011e98a9" style:font-size-asian="8.75pt" style:font-weight-asian="normal" style:font-size-complex="10pt" style:font-weight-complex="normal"/>
    </style:style>
    <style:style style:name="T780" style:family="text">
      <style:text-properties style:text-position="0% 100%" fo:font-size="10pt" officeooo:rsid="011f74cf" style:font-size-asian="8.75pt" style:font-weight-asian="normal" style:font-size-complex="10pt" style:font-weight-complex="normal"/>
    </style:style>
    <style:style style:name="T781" style:family="text">
      <style:text-properties style:text-position="0% 100%" fo:font-size="10pt" officeooo:rsid="0120d699" style:font-size-asian="8.75pt" style:font-weight-asian="normal" style:font-size-complex="10pt" style:font-weight-complex="normal"/>
    </style:style>
    <style:style style:name="T782" style:family="text">
      <style:text-properties style:text-position="0% 100%" fo:font-size="10pt" officeooo:rsid="0121b120" style:font-size-asian="8.75pt" style:font-weight-asian="normal" style:font-size-complex="10pt" style:font-weight-complex="normal"/>
    </style:style>
    <style:style style:name="T783" style:family="text">
      <style:text-properties style:text-position="0% 100%" fo:font-size="10pt" officeooo:rsid="0123618f" style:font-size-asian="8.75pt" style:font-weight-asian="normal" style:font-size-complex="10pt" style:font-weight-complex="normal"/>
    </style:style>
    <style:style style:name="T784" style:family="text">
      <style:text-properties style:text-position="0% 100%" fo:font-size="10pt" officeooo:rsid="0123b93d" style:font-size-asian="8.75pt" style:font-weight-asian="normal" style:font-size-complex="10pt" style:font-weight-complex="normal"/>
    </style:style>
    <style:style style:name="T785" style:family="text">
      <style:text-properties style:text-position="0% 100%" fo:font-size="10pt" officeooo:rsid="012524db" style:font-size-asian="8.75pt" style:font-weight-asian="normal" style:font-size-complex="10pt" style:font-weight-complex="normal"/>
    </style:style>
    <style:style style:name="T786" style:family="text">
      <style:text-properties style:text-position="0% 100%" fo:font-size="10pt" officeooo:rsid="01254828" style:font-size-asian="8.75pt" style:font-weight-asian="normal" style:font-size-complex="10pt" style:font-weight-complex="normal"/>
    </style:style>
    <style:style style:name="T787" style:family="text">
      <style:text-properties style:text-position="0% 100%" fo:font-size="10pt" officeooo:rsid="01261f6f" style:font-size-asian="8.75pt" style:font-weight-asian="normal" style:font-size-complex="10pt" style:font-weight-complex="normal"/>
    </style:style>
    <style:style style:name="T788" style:family="text">
      <style:text-properties style:text-position="0% 100%" fo:font-size="10pt" officeooo:rsid="01268a20" style:font-size-asian="8.75pt" style:font-weight-asian="normal" style:font-size-complex="10pt" style:font-weight-complex="normal"/>
    </style:style>
    <style:style style:name="T789" style:family="text">
      <style:text-properties style:text-position="0% 100%" fo:font-size="10pt" officeooo:rsid="0128270b" style:font-size-asian="8.75pt" style:font-weight-asian="normal" style:font-size-complex="10pt" style:font-weight-complex="normal"/>
    </style:style>
    <style:style style:name="T790" style:family="text">
      <style:text-properties style:text-position="0% 100%" fo:font-size="10pt" officeooo:rsid="0128b1d4" style:font-size-asian="8.75pt" style:font-weight-asian="normal" style:font-size-complex="10pt" style:font-weight-complex="normal"/>
    </style:style>
    <style:style style:name="T791" style:family="text">
      <style:text-properties style:text-position="0% 100%" fo:font-size="10pt" officeooo:rsid="0129fdde" style:font-size-asian="8.75pt" style:font-weight-asian="normal" style:font-size-complex="10pt" style:font-weight-complex="normal"/>
    </style:style>
    <style:style style:name="T792" style:family="text">
      <style:text-properties style:text-position="0% 100%" fo:font-size="10pt" officeooo:rsid="012b212a" style:font-size-asian="8.75pt" style:font-weight-asian="normal" style:font-size-complex="10pt" style:font-weight-complex="normal"/>
    </style:style>
    <style:style style:name="T793" style:family="text">
      <style:text-properties style:text-position="0% 100%" fo:font-size="10pt" officeooo:rsid="012b5840" style:font-size-asian="8.75pt" style:font-weight-asian="normal" style:font-size-complex="10pt" style:font-weight-complex="normal"/>
    </style:style>
    <style:style style:name="T794" style:family="text">
      <style:text-properties style:text-position="0% 100%" fo:font-size="10pt" officeooo:rsid="012cfe4e" style:font-size-asian="8.75pt" style:font-weight-asian="normal" style:font-size-complex="10pt" style:font-weight-complex="normal"/>
    </style:style>
    <style:style style:name="T795" style:family="text">
      <style:text-properties style:text-position="0% 100%" fo:font-size="10pt" officeooo:rsid="012d8874" style:font-size-asian="8.75pt" style:font-weight-asian="normal" style:font-size-complex="10pt" style:font-weight-complex="normal"/>
    </style:style>
    <style:style style:name="T796" style:family="text">
      <style:text-properties style:text-position="0% 100%" fo:font-size="10pt" officeooo:rsid="012e1fbb" style:font-size-asian="8.75pt" style:font-weight-asian="normal" style:font-size-complex="10pt" style:font-weight-complex="normal"/>
    </style:style>
    <style:style style:name="T797" style:family="text">
      <style:text-properties style:text-position="0% 100%" fo:font-size="10pt" officeooo:rsid="012fdf36" style:font-size-asian="8.75pt" style:font-weight-asian="normal" style:font-size-complex="10pt" style:font-weight-complex="normal"/>
    </style:style>
    <style:style style:name="T798" style:family="text">
      <style:text-properties style:text-position="0% 100%" fo:font-size="10pt" officeooo:rsid="01312209" style:font-size-asian="8.75pt" style:font-weight-asian="normal" style:font-size-complex="10pt" style:font-weight-complex="normal"/>
    </style:style>
    <style:style style:name="T799" style:family="text">
      <style:text-properties style:text-position="0% 100%" fo:font-size="10pt" officeooo:rsid="0133144e" style:font-size-asian="8.75pt" style:font-weight-asian="normal" style:font-size-complex="10pt" style:font-weight-complex="normal"/>
    </style:style>
    <style:style style:name="T800" style:family="text">
      <style:text-properties style:text-position="0% 100%" fo:font-size="10pt" officeooo:rsid="0134d5ef" style:font-size-asian="8.75pt" style:font-weight-asian="normal" style:font-size-complex="10pt" style:font-weight-complex="normal"/>
    </style:style>
    <style:style style:name="T801" style:family="text">
      <style:text-properties style:text-position="0% 100%" fo:font-size="10pt" officeooo:rsid="01358260" style:font-size-asian="8.75pt" style:font-weight-asian="normal" style:font-size-complex="10pt" style:font-weight-complex="normal"/>
    </style:style>
    <style:style style:name="T802" style:family="text">
      <style:text-properties style:text-position="0% 100%" fo:font-size="10pt" officeooo:rsid="01377e64" style:font-size-asian="8.75pt" style:font-weight-asian="normal" style:font-size-complex="10pt" style:font-weight-complex="normal"/>
    </style:style>
    <style:style style:name="T803" style:family="text">
      <style:text-properties style:text-position="0% 100%" fo:font-size="10pt" officeooo:rsid="0137caa0" style:font-size-asian="8.75pt" style:font-weight-asian="normal" style:font-size-complex="10pt" style:font-weight-complex="normal"/>
    </style:style>
    <style:style style:name="T804" style:family="text">
      <style:text-properties style:text-position="0% 100%" fo:font-size="10pt" officeooo:rsid="01387dbc" style:font-size-asian="8.75pt" style:font-weight-asian="normal" style:font-size-complex="10pt" style:font-weight-complex="normal"/>
    </style:style>
    <style:style style:name="T805" style:family="text">
      <style:text-properties style:text-position="0% 100%" fo:font-size="10pt" officeooo:rsid="013a36ad" style:font-size-asian="8.75pt" style:font-weight-asian="normal" style:font-size-complex="10pt" style:font-weight-complex="normal"/>
    </style:style>
    <style:style style:name="T806" style:family="text">
      <style:text-properties style:text-position="0% 100%" fo:font-size="10pt" officeooo:rsid="013affaa" style:font-size-asian="8.75pt" style:font-weight-asian="normal" style:font-size-complex="10pt" style:font-weight-complex="normal"/>
    </style:style>
    <style:style style:name="T807" style:family="text">
      <style:text-properties style:text-position="0% 100%" fo:font-size="10pt" officeooo:rsid="013ccf62" style:font-size-asian="8.75pt" style:font-weight-asian="normal" style:font-size-complex="10pt" style:font-weight-complex="normal"/>
    </style:style>
    <style:style style:name="T808" style:family="text">
      <style:text-properties style:text-position="0% 100%" fo:font-size="10pt" officeooo:rsid="013e5117" style:font-size-asian="8.75pt" style:font-weight-asian="normal" style:font-size-complex="10pt" style:font-weight-complex="normal"/>
    </style:style>
    <style:style style:name="T809" style:family="text">
      <style:text-properties style:text-position="0% 100%" fo:font-size="10pt" officeooo:rsid="013f0269" style:font-size-asian="8.75pt" style:font-weight-asian="normal" style:font-size-complex="10pt" style:font-weight-complex="normal"/>
    </style:style>
    <style:style style:name="T810" style:family="text">
      <style:text-properties style:text-position="0% 100%" fo:font-size="10pt" officeooo:rsid="013fcb24" style:font-size-asian="8.75pt" style:font-weight-asian="normal" style:font-size-complex="10pt" style:font-weight-complex="normal"/>
    </style:style>
    <style:style style:name="T811" style:family="text">
      <style:text-properties style:text-position="0% 100%" fo:font-size="10pt" officeooo:rsid="014158d6" style:font-size-asian="8.75pt" style:font-weight-asian="normal" style:font-size-complex="10pt" style:font-weight-complex="normal"/>
    </style:style>
    <style:style style:name="T812" style:family="text">
      <style:text-properties style:text-position="0% 100%" fo:font-size="10pt" officeooo:rsid="01426b75" style:font-size-asian="8.75pt" style:font-weight-asian="normal" style:font-size-complex="10pt" style:font-weight-complex="normal"/>
    </style:style>
    <style:style style:name="T813" style:family="text">
      <style:text-properties style:text-position="0% 100%" fo:font-size="10pt" officeooo:rsid="01444efc" style:font-size-asian="8.75pt" style:font-weight-asian="normal" style:font-size-complex="10pt" style:font-weight-complex="normal"/>
    </style:style>
    <style:style style:name="T814" style:family="text">
      <style:text-properties style:text-position="0% 100%" fo:font-size="10pt" officeooo:rsid="0146b0c1" style:font-size-asian="8.75pt" style:font-weight-asian="normal" style:font-size-complex="10pt" style:font-weight-complex="normal"/>
    </style:style>
    <style:style style:name="T815" style:family="text">
      <style:text-properties style:text-position="0% 100%" fo:font-size="10pt" officeooo:rsid="01488951" style:font-size-asian="8.75pt" style:font-weight-asian="normal" style:font-size-complex="10pt" style:font-weight-complex="normal"/>
    </style:style>
    <style:style style:name="T816" style:family="text">
      <style:text-properties style:text-position="0% 100%" fo:font-size="10pt" officeooo:rsid="0148fc60" style:font-size-asian="8.75pt" style:font-weight-asian="normal" style:font-size-complex="10pt" style:font-weight-complex="normal"/>
    </style:style>
    <style:style style:name="T817" style:family="text">
      <style:text-properties style:text-position="0% 100%" fo:font-size="10pt" officeooo:rsid="01499d5e" style:font-size-asian="8.75pt" style:font-weight-asian="normal" style:font-size-complex="10pt" style:font-weight-complex="normal"/>
    </style:style>
    <style:style style:name="T818" style:family="text">
      <style:text-properties style:text-position="0% 100%" fo:font-size="10pt" officeooo:rsid="014bbc33" style:font-size-asian="8.75pt" style:font-weight-asian="normal" style:font-size-complex="10pt" style:font-weight-complex="normal"/>
    </style:style>
    <style:style style:name="T819" style:family="text">
      <style:text-properties style:text-position="0% 100%" fo:font-size="10pt" officeooo:rsid="014e7250" style:font-size-asian="8.75pt" style:font-weight-asian="normal" style:font-size-complex="10pt" style:font-weight-complex="normal"/>
    </style:style>
    <style:style style:name="T820" style:family="text">
      <style:text-properties style:text-position="0% 100%" fo:font-size="10pt" officeooo:rsid="015233dc" style:font-size-asian="8.75pt" style:font-weight-asian="normal" style:font-size-complex="10pt" style:font-weight-complex="normal"/>
    </style:style>
    <style:style style:name="T821" style:family="text">
      <style:text-properties style:text-position="0% 100%" fo:font-size="10pt" officeooo:rsid="01550705" style:font-size-asian="8.75pt" style:font-weight-asian="normal" style:font-size-complex="10pt" style:font-weight-complex="normal"/>
    </style:style>
    <style:style style:name="T822" style:family="text">
      <style:text-properties style:text-position="0% 100%" fo:font-size="10pt" officeooo:rsid="01569b2c" style:font-size-asian="8.75pt" style:font-weight-asian="normal" style:font-size-complex="10pt" style:font-weight-complex="normal"/>
    </style:style>
    <style:style style:name="T823" style:family="text">
      <style:text-properties style:text-position="0% 100%" fo:font-size="10pt" officeooo:rsid="015866d6" style:font-size-asian="8.75pt" style:font-weight-asian="normal" style:font-size-complex="10pt" style:font-weight-complex="normal"/>
    </style:style>
    <style:style style:name="T824" style:family="text">
      <style:text-properties style:text-position="0% 100%" fo:font-size="10pt" officeooo:rsid="0159e4e3" style:font-size-asian="8.75pt" style:font-weight-asian="normal" style:font-size-complex="10pt" style:font-weight-complex="normal"/>
    </style:style>
    <style:style style:name="T825" style:family="text">
      <style:text-properties style:text-position="0% 100%" fo:font-size="10pt" officeooo:rsid="015aadc3" style:font-size-asian="8.75pt" style:font-weight-asian="normal" style:font-size-complex="10pt" style:font-weight-complex="normal"/>
    </style:style>
    <style:style style:name="T826" style:family="text">
      <style:text-properties style:text-position="0% 100%" fo:font-size="10pt" officeooo:rsid="015d6918" style:font-size-asian="8.75pt" style:font-weight-asian="normal" style:font-size-complex="10pt" style:font-weight-complex="normal"/>
    </style:style>
    <style:style style:name="T827" style:family="text">
      <style:text-properties style:text-position="0% 100%" fo:font-size="10pt" officeooo:rsid="015f10ab" style:font-size-asian="8.75pt" style:font-weight-asian="normal" style:font-size-complex="10pt" style:font-weight-complex="normal"/>
    </style:style>
    <style:style style:name="T828" style:family="text">
      <style:text-properties style:text-position="0% 100%" fo:font-size="10pt" officeooo:rsid="015f1d7f" style:font-size-asian="8.75pt" style:font-weight-asian="normal" style:font-size-complex="10pt" style:font-weight-complex="normal"/>
    </style:style>
    <style:style style:name="T829" style:family="text">
      <style:text-properties style:text-position="0% 100%" fo:font-size="10pt" officeooo:rsid="016176e2" style:font-size-asian="8.75pt" style:font-weight-asian="normal" style:font-size-complex="10pt" style:font-weight-complex="normal"/>
    </style:style>
    <style:style style:name="T830" style:family="text">
      <style:text-properties style:text-position="0% 100%" fo:font-size="10pt" officeooo:rsid="01617eec" style:font-size-asian="8.75pt" style:font-weight-asian="normal" style:font-size-complex="10pt" style:font-weight-complex="normal"/>
    </style:style>
    <style:style style:name="T831" style:family="text">
      <style:text-properties style:text-position="0% 100%" fo:font-size="10pt" officeooo:rsid="0162ef48" style:font-size-asian="8.75pt" style:font-weight-asian="normal" style:font-size-complex="10pt" style:font-weight-complex="normal"/>
    </style:style>
    <style:style style:name="T832" style:family="text">
      <style:text-properties style:text-position="0% 100%" fo:font-size="10pt" officeooo:rsid="0165edde" style:font-size-asian="8.75pt" style:font-weight-asian="normal" style:font-size-complex="10pt" style:font-weight-complex="normal"/>
    </style:style>
    <style:style style:name="T833" style:family="text">
      <style:text-properties style:text-position="0% 100%" fo:font-size="10pt" officeooo:rsid="0167676d" style:font-size-asian="8.75pt" style:font-weight-asian="normal" style:font-size-complex="10pt" style:font-weight-complex="normal"/>
    </style:style>
    <style:style style:name="T834" style:family="text">
      <style:text-properties style:text-position="0% 100%" fo:font-size="10pt" officeooo:rsid="01695ddf" style:font-size-asian="8.75pt" style:font-weight-asian="normal" style:font-size-complex="10pt" style:font-weight-complex="normal"/>
    </style:style>
    <style:style style:name="T835" style:family="text">
      <style:text-properties style:text-position="0% 100%" fo:font-size="10pt" officeooo:rsid="0169b84a" style:font-size-asian="8.75pt" style:font-weight-asian="normal" style:font-size-complex="10pt" style:font-weight-complex="normal"/>
    </style:style>
    <style:style style:name="T836" style:family="text">
      <style:text-properties style:text-position="0% 100%" fo:font-size="10pt" officeooo:rsid="0169dd8a" style:font-size-asian="8.75pt" style:font-weight-asian="normal" style:font-size-complex="10pt" style:font-weight-complex="normal"/>
    </style:style>
    <style:style style:name="T837" style:family="text">
      <style:text-properties style:text-position="0% 100%" fo:font-size="10pt" officeooo:rsid="016a322e" style:font-size-asian="8.75pt" style:font-weight-asian="normal" style:font-size-complex="10pt" style:font-weight-complex="normal"/>
    </style:style>
    <style:style style:name="T838" style:family="text">
      <style:text-properties style:text-position="0% 100%" fo:font-size="10pt" officeooo:rsid="016b5912" style:font-size-asian="8.75pt" style:font-weight-asian="normal" style:font-size-complex="10pt" style:font-weight-complex="normal"/>
    </style:style>
    <style:style style:name="T839" style:family="text">
      <style:text-properties style:text-position="0% 100%" fo:font-size="10pt" officeooo:rsid="016d2aa8" style:font-size-asian="8.75pt" style:font-weight-asian="normal" style:font-size-complex="10pt" style:font-weight-complex="normal"/>
    </style:style>
    <style:style style:name="T840" style:family="text">
      <style:text-properties style:text-position="0% 100%" fo:font-size="10pt" officeooo:rsid="016ea074" style:font-size-asian="8.75pt" style:font-weight-asian="normal" style:font-size-complex="10pt" style:font-weight-complex="normal"/>
    </style:style>
    <style:style style:name="T841" style:family="text">
      <style:text-properties style:text-position="0% 100%" fo:font-size="10pt" officeooo:rsid="016faa91" style:font-size-asian="8.75pt" style:font-weight-asian="normal" style:font-size-complex="10pt" style:font-weight-complex="normal"/>
    </style:style>
    <style:style style:name="T842" style:family="text">
      <style:text-properties style:text-position="0% 100%" fo:font-size="10pt" officeooo:rsid="01704b34" style:font-size-asian="8.75pt" style:font-weight-asian="normal" style:font-size-complex="10pt" style:font-weight-complex="normal"/>
    </style:style>
    <style:style style:name="T843" style:family="text">
      <style:text-properties style:text-position="0% 100%" fo:font-size="10pt" officeooo:rsid="0171ff4f" style:font-size-asian="8.75pt" style:font-weight-asian="normal" style:font-size-complex="10pt" style:font-weight-complex="normal"/>
    </style:style>
    <style:style style:name="T844" style:family="text">
      <style:text-properties style:text-position="0% 100%" fo:font-size="10pt" officeooo:rsid="0172d1ef" style:font-size-asian="8.75pt" style:font-weight-asian="normal" style:font-size-complex="10pt" style:font-weight-complex="normal"/>
    </style:style>
    <style:style style:name="T845" style:family="text">
      <style:text-properties style:text-position="0% 100%" fo:font-size="10pt" officeooo:rsid="0173f621" style:font-size-asian="8.75pt" style:font-weight-asian="normal" style:font-size-complex="10pt" style:font-weight-complex="normal"/>
    </style:style>
    <style:style style:name="T846" style:family="text">
      <style:text-properties style:text-position="0% 100%" fo:font-size="10pt" officeooo:rsid="0175c670" style:font-size-asian="8.75pt" style:font-weight-asian="normal" style:font-size-complex="10pt" style:font-weight-complex="normal"/>
    </style:style>
    <style:style style:name="T847" style:family="text">
      <style:text-properties style:text-position="0% 100%" fo:font-size="10pt" officeooo:rsid="01769063" style:font-size-asian="8.75pt" style:font-weight-asian="normal" style:font-size-complex="10pt" style:font-weight-complex="normal"/>
    </style:style>
    <style:style style:name="T848" style:family="text">
      <style:text-properties style:text-position="0% 100%" fo:font-size="10pt" officeooo:rsid="0177e5fc" style:font-size-asian="8.75pt" style:font-weight-asian="normal" style:font-size-complex="10pt" style:font-weight-complex="normal"/>
    </style:style>
    <style:style style:name="T849" style:family="text">
      <style:text-properties style:text-position="0% 100%" fo:font-size="10pt" officeooo:rsid="017cb598" style:font-size-asian="8.75pt" style:font-weight-asian="normal" style:font-size-complex="10pt" style:font-weight-complex="normal"/>
    </style:style>
    <style:style style:name="T850" style:family="text">
      <style:text-properties style:text-position="0% 100%" fo:font-size="10pt" officeooo:rsid="017db6cd" style:font-size-asian="8.75pt" style:font-weight-asian="normal" style:font-size-complex="10pt" style:font-weight-complex="normal"/>
    </style:style>
    <style:style style:name="T851" style:family="text">
      <style:text-properties style:text-position="0% 100%" fo:font-size="10pt" officeooo:rsid="017f3a3f" style:font-size-asian="8.75pt" style:font-weight-asian="normal" style:font-size-complex="10pt" style:font-weight-complex="normal"/>
    </style:style>
    <style:style style:name="T852" style:family="text">
      <style:text-properties style:text-position="0% 100%" fo:font-size="10pt" officeooo:rsid="017fed05" style:font-size-asian="8.75pt" style:font-weight-asian="normal" style:font-size-complex="10pt" style:font-weight-complex="normal"/>
    </style:style>
    <style:style style:name="T853" style:family="text">
      <style:text-properties style:text-position="0% 100%" fo:font-size="10pt" officeooo:rsid="01815e0d" style:font-size-asian="8.75pt" style:font-weight-asian="normal" style:font-size-complex="10pt" style:font-weight-complex="normal"/>
    </style:style>
    <style:style style:name="T854" style:family="text">
      <style:text-properties style:text-position="0% 100%" fo:font-size="10pt" officeooo:rsid="01826a23" style:font-size-asian="8.75pt" style:font-weight-asian="normal" style:font-size-complex="10pt" style:font-weight-complex="normal"/>
    </style:style>
    <style:style style:name="T855" style:family="text">
      <style:text-properties style:text-position="0% 100%" fo:font-size="10pt" officeooo:rsid="0184264b" style:font-size-asian="8.75pt" style:font-weight-asian="normal" style:font-size-complex="10pt" style:font-weight-complex="normal"/>
    </style:style>
    <style:style style:name="T856" style:family="text">
      <style:text-properties style:text-position="0% 100%" fo:font-size="10pt" officeooo:rsid="0185ce62" style:font-size-asian="8.75pt" style:font-weight-asian="normal" style:font-size-complex="10pt" style:font-weight-complex="normal"/>
    </style:style>
    <style:style style:name="T857" style:family="text">
      <style:text-properties style:text-position="0% 100%" fo:font-size="10pt" officeooo:rsid="01875af8" style:font-size-asian="8.75pt" style:font-weight-asian="normal" style:font-size-complex="10pt" style:font-weight-complex="normal"/>
    </style:style>
    <style:style style:name="T858" style:family="text">
      <style:text-properties style:text-position="0% 100%" fo:font-size="10pt" officeooo:rsid="018c6a9b" style:font-size-asian="8.75pt" style:font-weight-asian="normal" style:font-size-complex="10pt" style:font-weight-complex="normal"/>
    </style:style>
    <style:style style:name="T859" style:family="text">
      <style:text-properties style:text-position="0% 100%" fo:font-size="10pt" officeooo:rsid="018e45a4" style:font-size-asian="8.75pt" style:font-weight-asian="normal" style:font-size-complex="10pt" style:font-weight-complex="normal"/>
    </style:style>
    <style:style style:name="T860" style:family="text">
      <style:text-properties style:text-position="0% 100%" fo:font-size="10pt" officeooo:rsid="01901859" style:font-size-asian="8.75pt" style:font-weight-asian="normal" style:font-size-complex="10pt" style:font-weight-complex="normal"/>
    </style:style>
    <style:style style:name="T861" style:family="text">
      <style:text-properties style:text-position="0% 100%" fo:font-size="10pt" officeooo:rsid="01918ea3" style:font-size-asian="8.75pt" style:font-weight-asian="normal" style:font-size-complex="10pt" style:font-weight-complex="normal"/>
    </style:style>
    <style:style style:name="T862" style:family="text">
      <style:text-properties style:text-position="0% 100%" fo:font-size="10pt" officeooo:rsid="01920108" style:font-size-asian="8.75pt" style:font-weight-asian="normal" style:font-size-complex="10pt" style:font-weight-complex="normal"/>
    </style:style>
    <style:style style:name="T863" style:family="text">
      <style:text-properties style:text-position="0% 100%" fo:font-size="10pt" officeooo:rsid="0193cfac" style:font-size-asian="8.75pt" style:font-weight-asian="normal" style:font-size-complex="10pt" style:font-weight-complex="normal"/>
    </style:style>
    <style:style style:name="T864" style:family="text">
      <style:text-properties style:text-position="0% 100%" fo:font-size="10pt" officeooo:rsid="01955da1" style:font-size-asian="8.75pt" style:font-weight-asian="normal" style:font-size-complex="10pt" style:font-weight-complex="normal"/>
    </style:style>
    <style:style style:name="T865" style:family="text">
      <style:text-properties style:text-position="0% 100%" fo:font-size="10pt" officeooo:rsid="0195a0ec" style:font-size-asian="8.75pt" style:font-weight-asian="normal" style:font-size-complex="10pt" style:font-weight-complex="normal"/>
    </style:style>
    <style:style style:name="T866" style:family="text">
      <style:text-properties style:text-position="0% 100%" fo:font-size="10pt" officeooo:rsid="0195d8b0" style:font-size-asian="8.75pt" style:font-weight-asian="normal" style:font-size-complex="10pt" style:font-weight-complex="normal"/>
    </style:style>
    <style:style style:name="T867" style:family="text">
      <style:text-properties style:text-position="0% 100%" fo:font-size="10pt" officeooo:rsid="019667e8" style:font-size-asian="8.75pt" style:font-weight-asian="normal" style:font-size-complex="10pt" style:font-weight-complex="normal"/>
    </style:style>
    <style:style style:name="T868" style:family="text">
      <style:text-properties style:text-position="0% 100%" fo:font-size="10pt" officeooo:rsid="0197e50f" style:font-size-asian="8.75pt" style:font-weight-asian="normal" style:font-size-complex="10pt" style:font-weight-complex="normal"/>
    </style:style>
    <style:style style:name="T869" style:family="text">
      <style:text-properties style:text-position="0% 100%" fo:font-size="10pt" officeooo:rsid="0199a3f6" style:font-size-asian="8.75pt" style:font-weight-asian="normal" style:font-size-complex="10pt" style:font-weight-complex="normal"/>
    </style:style>
    <style:style style:name="T870" style:family="text">
      <style:text-properties style:text-position="0% 100%" fo:font-size="10pt" officeooo:rsid="019a07e6" style:font-size-asian="8.75pt" style:font-weight-asian="normal" style:font-size-complex="10pt" style:font-weight-complex="normal"/>
    </style:style>
    <style:style style:name="T871" style:family="text">
      <style:text-properties style:text-position="0% 100%" fo:font-size="10pt" officeooo:rsid="019baf70" style:font-size-asian="8.75pt" style:font-weight-asian="normal" style:font-size-complex="10pt" style:font-weight-complex="normal"/>
    </style:style>
    <style:style style:name="T872" style:family="text">
      <style:text-properties style:text-position="0% 100%" fo:font-size="10pt" officeooo:rsid="019c19cb" style:font-size-asian="8.75pt" style:font-weight-asian="normal" style:font-size-complex="10pt" style:font-weight-complex="normal"/>
    </style:style>
    <style:style style:name="T873" style:family="text">
      <style:text-properties style:text-position="0% 100%" fo:font-size="10pt" officeooo:rsid="019c9c77" style:font-size-asian="8.75pt" style:font-weight-asian="normal" style:font-size-complex="10pt" style:font-weight-complex="normal"/>
    </style:style>
    <style:style style:name="T874" style:family="text">
      <style:text-properties style:text-position="0% 100%" fo:font-size="10pt" officeooo:rsid="019d114d" style:font-size-asian="8.75pt" style:font-weight-asian="normal" style:font-size-complex="10pt" style:font-weight-complex="normal"/>
    </style:style>
    <style:style style:name="T875" style:family="text">
      <style:text-properties style:text-position="0% 100%" fo:font-size="10pt" officeooo:rsid="019d5139" style:font-size-asian="8.75pt" style:font-weight-asian="normal" style:font-size-complex="10pt" style:font-weight-complex="normal"/>
    </style:style>
    <style:style style:name="T876" style:family="text">
      <style:text-properties style:text-position="0% 100%" fo:font-size="10pt" officeooo:rsid="019dbfc7" style:font-size-asian="8.75pt" style:font-weight-asian="normal" style:font-size-complex="10pt" style:font-weight-complex="normal"/>
    </style:style>
    <style:style style:name="T877" style:family="text">
      <style:text-properties style:text-position="0% 100%" fo:font-size="10pt" officeooo:rsid="019e9dd4" style:font-size-asian="8.75pt" style:font-weight-asian="normal" style:font-size-complex="10pt" style:font-weight-complex="normal"/>
    </style:style>
    <style:style style:name="T878" style:family="text">
      <style:text-properties style:text-position="0% 100%" fo:font-size="10pt" officeooo:rsid="01a0434d" style:font-size-asian="8.75pt" style:font-weight-asian="normal" style:font-size-complex="10pt" style:font-weight-complex="normal"/>
    </style:style>
    <style:style style:name="T879" style:family="text">
      <style:text-properties style:text-position="0% 100%" fo:font-size="10pt" officeooo:rsid="01a1615b" style:font-size-asian="8.75pt" style:font-weight-asian="normal" style:font-size-complex="10pt" style:font-weight-complex="normal"/>
    </style:style>
    <style:style style:name="T880" style:family="text">
      <style:text-properties style:text-position="0% 100%" fo:font-size="10pt" officeooo:rsid="01a1fee7" style:font-size-asian="8.75pt" style:font-weight-asian="normal" style:font-size-complex="10pt" style:font-weight-complex="normal"/>
    </style:style>
    <style:style style:name="T881" style:family="text">
      <style:text-properties style:text-position="0% 100%" fo:font-size="10pt" officeooo:rsid="01a433ea" style:font-size-asian="8.75pt" style:font-weight-asian="normal" style:font-size-complex="10pt" style:font-weight-complex="normal"/>
    </style:style>
    <style:style style:name="T882" style:family="text">
      <style:text-properties style:text-position="0% 100%" fo:font-size="10pt" officeooo:rsid="01a5ade2" style:font-size-asian="8.75pt" style:font-weight-asian="normal" style:font-size-complex="10pt" style:font-weight-complex="normal"/>
    </style:style>
    <style:style style:name="T883" style:family="text">
      <style:text-properties style:text-position="0% 100%" fo:font-size="10pt" officeooo:rsid="01a86dee" style:font-size-asian="8.75pt" style:font-weight-asian="normal" style:font-size-complex="10pt" style:font-weight-complex="normal"/>
    </style:style>
    <style:style style:name="T884" style:family="text">
      <style:text-properties style:text-position="0% 100%" fo:font-size="10pt" officeooo:rsid="01abb3ed" style:font-size-asian="8.75pt" style:font-weight-asian="normal" style:font-size-complex="10pt" style:font-weight-complex="normal"/>
    </style:style>
    <style:style style:name="T885" style:family="text">
      <style:text-properties style:text-position="0% 100%" fo:font-size="10pt" officeooo:rsid="01cbeb3d" style:font-size-asian="8.75pt" style:font-weight-asian="normal" style:font-size-complex="10pt" style:font-weight-complex="normal"/>
    </style:style>
    <style:style style:name="T886" style:family="text">
      <style:text-properties style:text-position="0% 100%" fo:font-size="10pt" officeooo:rsid="01cee92c" style:font-size-asian="8.75pt" style:font-weight-asian="normal" style:font-size-complex="10pt" style:font-weight-complex="normal"/>
    </style:style>
    <style:style style:name="T887" style:family="text">
      <style:text-properties style:text-position="0% 100%" fo:font-size="10pt" officeooo:rsid="01cf8dcc" style:font-size-asian="8.75pt" style:font-weight-asian="normal" style:font-size-complex="10pt" style:font-weight-complex="normal"/>
    </style:style>
    <style:style style:name="T888" style:family="text">
      <style:text-properties style:text-position="0% 100%" fo:font-size="10pt" officeooo:rsid="01d073e0" style:font-size-asian="8.75pt" style:font-weight-asian="normal" style:font-size-complex="10pt" style:font-weight-complex="normal"/>
    </style:style>
    <style:style style:name="T889" style:family="text">
      <style:text-properties style:text-position="0% 100%" fo:font-size="10pt" officeooo:rsid="01d191d4" style:font-size-asian="8.75pt" style:font-weight-asian="normal" style:font-size-complex="10pt" style:font-weight-complex="normal"/>
    </style:style>
    <style:style style:name="T890" style:family="text">
      <style:text-properties style:text-position="0% 100%" fo:font-size="10pt" officeooo:rsid="01d30399" style:font-size-asian="8.75pt" style:font-weight-asian="normal" style:font-size-complex="10pt" style:font-weight-complex="normal"/>
    </style:style>
    <style:style style:name="T891" style:family="text">
      <style:text-properties style:text-position="0% 100%" fo:font-size="10pt" officeooo:rsid="01d31297" style:font-size-asian="8.75pt" style:font-weight-asian="normal" style:font-size-complex="10pt" style:font-weight-complex="normal"/>
    </style:style>
    <style:style style:name="T892" style:family="text">
      <style:text-properties style:text-position="0% 100%" fo:font-size="10pt" officeooo:rsid="01d4d9be" style:font-size-asian="8.75pt" style:font-weight-asian="normal" style:font-size-complex="10pt" style:font-weight-complex="normal"/>
    </style:style>
    <style:style style:name="T893" style:family="text">
      <style:text-properties style:text-position="0% 100%" fo:font-size="10pt" officeooo:rsid="01d6608f" style:font-size-asian="8.75pt" style:font-weight-asian="normal" style:font-size-complex="10pt" style:font-weight-complex="normal"/>
    </style:style>
    <style:style style:name="T894" style:family="text">
      <style:text-properties style:text-position="0% 100%" fo:font-size="10pt" officeooo:rsid="01d82c28" style:font-size-asian="8.75pt" style:font-weight-asian="normal" style:font-size-complex="10pt" style:font-weight-complex="normal"/>
    </style:style>
    <style:style style:name="T895" style:family="text">
      <style:text-properties style:text-position="0% 100%" fo:font-size="10pt" officeooo:rsid="01dd1958" style:font-size-asian="8.75pt" style:font-weight-asian="normal" style:font-size-complex="10pt" style:font-weight-complex="normal"/>
    </style:style>
    <style:style style:name="T896" style:family="text">
      <style:text-properties style:text-position="0% 100%" fo:font-size="10pt" officeooo:rsid="01dd35b3" style:font-size-asian="8.75pt" style:font-weight-asian="normal" style:font-size-complex="10pt" style:font-weight-complex="normal"/>
    </style:style>
    <style:style style:name="T897" style:family="text">
      <style:text-properties style:text-position="0% 100%" fo:font-size="10pt" officeooo:rsid="01e073c5" style:font-size-asian="8.75pt" style:font-weight-asian="normal" style:font-size-complex="10pt" style:font-weight-complex="normal"/>
    </style:style>
    <style:style style:name="T898" style:family="text">
      <style:text-properties style:text-position="0% 100%" fo:font-size="10pt" officeooo:rsid="01e1ebde" style:font-size-asian="8.75pt" style:font-weight-asian="normal" style:font-size-complex="10pt" style:font-weight-complex="normal"/>
    </style:style>
    <style:style style:name="T899" style:family="text">
      <style:text-properties style:text-position="0% 100%" fo:font-size="10pt" officeooo:rsid="01e37359" style:font-size-asian="8.75pt" style:font-weight-asian="normal" style:font-size-complex="10pt" style:font-weight-complex="normal"/>
    </style:style>
    <style:style style:name="T900" style:family="text">
      <style:text-properties style:text-position="0% 100%" fo:font-size="10pt" officeooo:rsid="01e7355e" style:font-size-asian="8.75pt" style:font-weight-asian="normal" style:font-size-complex="10pt" style:font-weight-complex="normal"/>
    </style:style>
    <style:style style:name="T901" style:family="text">
      <style:text-properties style:text-position="0% 100%" fo:font-size="10pt" officeooo:rsid="01e8fe02" style:font-size-asian="8.75pt" style:font-weight-asian="normal" style:font-size-complex="10pt" style:font-weight-complex="normal"/>
    </style:style>
    <style:style style:name="T902" style:family="text">
      <style:text-properties style:text-position="0% 100%" fo:font-size="10pt" officeooo:rsid="01ee1fc2" style:font-size-asian="8.75pt" style:font-weight-asian="normal" style:font-size-complex="10pt" style:font-weight-complex="normal"/>
    </style:style>
    <style:style style:name="T903" style:family="text">
      <style:text-properties style:text-position="0% 100%" fo:font-size="10pt" officeooo:rsid="01efec2f" style:font-size-asian="8.75pt" style:font-weight-asian="normal" style:font-size-complex="10pt" style:font-weight-complex="normal"/>
    </style:style>
    <style:style style:name="T904" style:family="text">
      <style:text-properties style:text-position="0% 100%" fo:font-size="10pt" officeooo:rsid="01f04dc4" style:font-size-asian="8.75pt" style:font-weight-asian="normal" style:font-size-complex="10pt" style:font-weight-complex="normal"/>
    </style:style>
    <style:style style:name="T905" style:family="text">
      <style:text-properties style:text-position="0% 100%" fo:font-size="10pt" officeooo:rsid="01f1e0a7" style:font-size-asian="8.75pt" style:font-weight-asian="normal" style:font-size-complex="10pt" style:font-weight-complex="normal"/>
    </style:style>
    <style:style style:name="T906" style:family="text">
      <style:text-properties style:text-position="0% 100%" fo:font-size="10pt" officeooo:rsid="01f3d75b" style:font-size-asian="8.75pt" style:font-weight-asian="normal" style:font-size-complex="10pt" style:font-weight-complex="normal"/>
    </style:style>
    <style:style style:name="T907" style:family="text">
      <style:text-properties style:text-position="0% 100%" fo:font-size="10pt" officeooo:rsid="01f6415a" style:font-size-asian="8.75pt" style:font-weight-asian="normal" style:font-size-complex="10pt" style:font-weight-complex="normal"/>
    </style:style>
    <style:style style:name="T908" style:family="text">
      <style:text-properties style:text-position="0% 100%" fo:font-size="10pt" officeooo:rsid="01f86820" style:font-size-asian="8.75pt" style:font-weight-asian="normal" style:font-size-complex="10pt" style:font-weight-complex="normal"/>
    </style:style>
    <style:style style:name="T909" style:family="text">
      <style:text-properties style:text-position="0% 100%" fo:font-size="10pt" officeooo:rsid="01f94969" style:font-size-asian="8.75pt" style:font-weight-asian="normal" style:font-size-complex="10pt" style:font-weight-complex="normal"/>
    </style:style>
    <style:style style:name="T910" style:family="text">
      <style:text-properties style:text-position="0% 100%" fo:font-size="10pt" officeooo:rsid="01f97624" style:font-size-asian="8.75pt" style:font-weight-asian="normal" style:font-size-complex="10pt" style:font-weight-complex="normal"/>
    </style:style>
    <style:style style:name="T911" style:family="text">
      <style:text-properties style:text-position="0% 100%" fo:font-size="10pt" officeooo:rsid="01fb11a8" style:font-size-asian="8.75pt" style:font-weight-asian="normal" style:font-size-complex="10pt" style:font-weight-complex="normal"/>
    </style:style>
    <style:style style:name="T912" style:family="text">
      <style:text-properties style:text-position="0% 100%" fo:font-size="10pt" officeooo:rsid="01fb21bd" style:font-size-asian="8.75pt" style:font-weight-asian="normal" style:font-size-complex="10pt" style:font-weight-complex="normal"/>
    </style:style>
    <style:style style:name="T913" style:family="text">
      <style:text-properties style:text-position="0% 100%" fo:font-size="10pt" officeooo:rsid="01fd1fb3" style:font-size-asian="8.75pt" style:font-weight-asian="normal" style:font-size-complex="10pt" style:font-weight-complex="normal"/>
    </style:style>
    <style:style style:name="T914" style:family="text">
      <style:text-properties style:text-position="0% 100%" fo:font-size="10pt" officeooo:rsid="01febcc0" style:font-size-asian="8.75pt" style:font-weight-asian="normal" style:font-size-complex="10pt" style:font-weight-complex="normal"/>
    </style:style>
    <style:style style:name="T915" style:family="text">
      <style:text-properties style:text-position="0% 100%" fo:font-size="10pt" officeooo:rsid="0200aa15" style:font-size-asian="8.75pt" style:font-weight-asian="normal" style:font-size-complex="10pt" style:font-weight-complex="normal"/>
    </style:style>
    <style:style style:name="T916" style:family="text">
      <style:text-properties style:text-position="0% 100%" fo:font-size="10pt" officeooo:rsid="02024a49" style:font-size-asian="8.75pt" style:font-weight-asian="normal" style:font-size-complex="10pt" style:font-weight-complex="normal"/>
    </style:style>
    <style:style style:name="T917" style:family="text">
      <style:text-properties style:text-position="0% 100%" fo:font-size="10pt" officeooo:rsid="02030fa6" style:font-size-asian="8.75pt" style:font-weight-asian="normal" style:font-size-complex="10pt" style:font-weight-complex="normal"/>
    </style:style>
    <style:style style:name="T918" style:family="text">
      <style:text-properties style:text-position="0% 100%" fo:font-size="10pt" officeooo:rsid="0203c006" style:font-size-asian="8.75pt" style:font-weight-asian="normal" style:font-size-complex="10pt" style:font-weight-complex="normal"/>
    </style:style>
    <style:style style:name="T919" style:family="text">
      <style:text-properties style:text-position="0% 100%" fo:font-size="10pt" officeooo:rsid="0207e74c" style:font-size-asian="8.75pt" style:font-weight-asian="normal" style:font-size-complex="10pt" style:font-weight-complex="normal"/>
    </style:style>
    <style:style style:name="T920" style:family="text">
      <style:text-properties style:text-position="0% 100%" fo:font-size="10pt" officeooo:rsid="0207f8fe" style:font-size-asian="8.75pt" style:font-weight-asian="normal" style:font-size-complex="10pt" style:font-weight-complex="normal"/>
    </style:style>
    <style:style style:name="T921" style:family="text">
      <style:text-properties style:text-position="0% 100%" fo:font-size="10pt" officeooo:rsid="02091a46" style:font-size-asian="8.75pt" style:font-weight-asian="normal" style:font-size-complex="10pt" style:font-weight-complex="normal"/>
    </style:style>
    <style:style style:name="T922" style:family="text">
      <style:text-properties style:text-position="0% 100%" fo:font-size="10pt" officeooo:rsid="0209891c" style:font-size-asian="8.75pt" style:font-weight-asian="normal" style:font-size-complex="10pt" style:font-weight-complex="normal"/>
    </style:style>
    <style:style style:name="T923" style:family="text">
      <style:text-properties style:text-position="0% 100%" fo:font-size="10pt" officeooo:rsid="020aaa67" style:font-size-asian="8.75pt" style:font-weight-asian="normal" style:font-size-complex="10pt" style:font-weight-complex="normal"/>
    </style:style>
    <style:style style:name="T924" style:family="text">
      <style:text-properties style:text-position="0% 100%" fo:font-size="10pt" officeooo:rsid="020b77c9" style:font-size-asian="8.75pt" style:font-weight-asian="normal" style:font-size-complex="10pt" style:font-weight-complex="normal"/>
    </style:style>
    <style:style style:name="T925" style:family="text">
      <style:text-properties style:text-position="0% 100%" fo:font-size="10pt" officeooo:rsid="020d6931" style:font-size-asian="8.75pt" style:font-weight-asian="normal" style:font-size-complex="10pt" style:font-weight-complex="normal"/>
    </style:style>
    <style:style style:name="T926" style:family="text">
      <style:text-properties style:text-position="0% 100%" fo:font-size="10pt" officeooo:rsid="020f1912" style:font-size-asian="8.75pt" style:font-weight-asian="normal" style:font-size-complex="10pt" style:font-weight-complex="normal"/>
    </style:style>
    <style:style style:name="T927" style:family="text">
      <style:text-properties style:text-position="0% 100%" fo:font-size="10pt" officeooo:rsid="020f86f3" style:font-size-asian="8.75pt" style:font-weight-asian="normal" style:font-size-complex="10pt" style:font-weight-complex="normal"/>
    </style:style>
    <style:style style:name="T928" style:family="text">
      <style:text-properties style:text-position="0% 100%" fo:font-size="10pt" officeooo:rsid="0210a0ab" style:font-size-asian="8.75pt" style:font-weight-asian="normal" style:font-size-complex="10pt" style:font-weight-complex="normal"/>
    </style:style>
    <style:style style:name="T929" style:family="text">
      <style:text-properties style:text-position="0% 100%" fo:font-size="10pt" officeooo:rsid="0211158b" style:font-size-asian="8.75pt" style:font-weight-asian="normal" style:font-size-complex="10pt" style:font-weight-complex="normal"/>
    </style:style>
    <style:style style:name="T930" style:family="text">
      <style:text-properties style:text-position="0% 100%" fo:font-size="10pt" officeooo:rsid="0211a846" style:font-size-asian="8.75pt" style:font-weight-asian="normal" style:font-size-complex="10pt" style:font-weight-complex="normal"/>
    </style:style>
    <style:style style:name="T931" style:family="text">
      <style:text-properties style:text-position="0% 100%" fo:font-size="10pt" officeooo:rsid="021203d2" style:font-size-asian="8.75pt" style:font-weight-asian="normal" style:font-size-complex="10pt" style:font-weight-complex="normal"/>
    </style:style>
    <style:style style:name="T932" style:family="text">
      <style:text-properties style:text-position="0% 100%" fo:font-size="10pt" officeooo:rsid="02123cbf" style:font-size-asian="8.75pt" style:font-weight-asian="normal" style:font-size-complex="10pt" style:font-weight-complex="normal"/>
    </style:style>
    <style:style style:name="T933" style:family="text">
      <style:text-properties style:text-position="0% 100%" fo:font-size="10pt" officeooo:rsid="02126b52" style:font-size-asian="8.75pt" style:font-weight-asian="normal" style:font-size-complex="10pt" style:font-weight-complex="normal"/>
    </style:style>
    <style:style style:name="T934" style:family="text">
      <style:text-properties style:text-position="0% 100%" fo:font-size="10pt" officeooo:rsid="0212a22d" style:font-size-asian="8.75pt" style:font-weight-asian="normal" style:font-size-complex="10pt" style:font-weight-complex="normal"/>
    </style:style>
    <style:style style:name="T935" style:family="text">
      <style:text-properties style:text-position="0% 100%" fo:font-size="10pt" officeooo:rsid="02145618" style:font-size-asian="8.75pt" style:font-weight-asian="normal" style:font-size-complex="10pt" style:font-weight-complex="normal"/>
    </style:style>
    <style:style style:name="T936" style:family="text">
      <style:text-properties style:text-position="0% 100%" fo:font-size="10pt" officeooo:rsid="0214ad3d" style:font-size-asian="8.75pt" style:font-weight-asian="normal" style:font-size-complex="10pt" style:font-weight-complex="normal"/>
    </style:style>
    <style:style style:name="T937" style:family="text">
      <style:text-properties style:text-position="0% 100%" fo:font-size="10pt" officeooo:rsid="02154d95" style:font-size-asian="8.75pt" style:font-weight-asian="normal" style:font-size-complex="10pt" style:font-weight-complex="normal"/>
    </style:style>
    <style:style style:name="T938" style:family="text">
      <style:text-properties style:text-position="0% 100%" fo:font-size="10pt" officeooo:rsid="0216605f" style:font-size-asian="8.75pt" style:font-weight-asian="normal" style:font-size-complex="10pt" style:font-weight-complex="normal"/>
    </style:style>
    <style:style style:name="T939" style:family="text">
      <style:text-properties style:text-position="0% 100%" fo:font-size="10pt" officeooo:rsid="02177056" style:font-size-asian="8.75pt" style:font-weight-asian="normal" style:font-size-complex="10pt" style:font-weight-complex="normal"/>
    </style:style>
    <style:style style:name="T940" style:family="text">
      <style:text-properties style:text-position="0% 100%" fo:font-size="10pt" officeooo:rsid="0218bf46" style:font-size-asian="8.75pt" style:font-weight-asian="normal" style:font-size-complex="10pt" style:font-weight-complex="normal"/>
    </style:style>
    <style:style style:name="T941" style:family="text">
      <style:text-properties style:text-position="0% 100%" fo:font-size="10pt" officeooo:rsid="02194580" style:font-size-asian="8.75pt" style:font-weight-asian="normal" style:font-size-complex="10pt" style:font-weight-complex="normal"/>
    </style:style>
    <style:style style:name="T942" style:family="text">
      <style:text-properties style:text-position="0% 100%" fo:font-size="10pt" officeooo:rsid="021b2f4a" style:font-size-asian="8.75pt" style:font-weight-asian="normal" style:font-size-complex="10pt" style:font-weight-complex="normal"/>
    </style:style>
    <style:style style:name="T943" style:family="text">
      <style:text-properties style:text-position="0% 100%" fo:font-size="10pt" officeooo:rsid="021c1d33" style:font-size-asian="8.75pt" style:font-weight-asian="normal" style:font-size-complex="10pt" style:font-weight-complex="normal"/>
    </style:style>
    <style:style style:name="T944" style:family="text">
      <style:text-properties style:text-position="0% 100%" fo:font-size="10pt" officeooo:rsid="021c71f3" style:font-size-asian="8.75pt" style:font-weight-asian="normal" style:font-size-complex="10pt" style:font-weight-complex="normal"/>
    </style:style>
    <style:style style:name="T945" style:family="text">
      <style:text-properties style:text-position="0% 100%" fo:font-size="10pt" officeooo:rsid="021df9b0" style:font-size-asian="8.75pt" style:font-weight-asian="normal" style:font-size-complex="10pt" style:font-weight-complex="normal"/>
    </style:style>
    <style:style style:name="T946" style:family="text">
      <style:text-properties style:text-position="0% 100%" fo:font-size="10pt" officeooo:rsid="021e8518" style:font-size-asian="8.75pt" style:font-weight-asian="normal" style:font-size-complex="10pt" style:font-weight-complex="normal"/>
    </style:style>
    <style:style style:name="T947" style:family="text">
      <style:text-properties style:text-position="0% 100%" fo:font-size="10pt" officeooo:rsid="02208ee4" style:font-size-asian="8.75pt" style:font-weight-asian="normal" style:font-size-complex="10pt" style:font-weight-complex="normal"/>
    </style:style>
    <style:style style:name="T948" style:family="text">
      <style:text-properties style:text-position="0% 100%" fo:font-size="10pt" officeooo:rsid="02219d7b" style:font-size-asian="8.75pt" style:font-weight-asian="normal" style:font-size-complex="10pt" style:font-weight-complex="normal"/>
    </style:style>
    <style:style style:name="T949" style:family="text">
      <style:text-properties style:text-position="0% 100%" fo:font-size="10pt" officeooo:rsid="022283e5" style:font-size-asian="8.75pt" style:font-weight-asian="normal" style:font-size-complex="10pt" style:font-weight-complex="normal"/>
    </style:style>
    <style:style style:name="T950" style:family="text">
      <style:text-properties style:text-position="0% 100%" fo:font-size="10pt" officeooo:rsid="02238302" style:font-size-asian="8.75pt" style:font-weight-asian="normal" style:font-size-complex="10pt" style:font-weight-complex="normal"/>
    </style:style>
    <style:style style:name="T951" style:family="text">
      <style:text-properties style:text-position="0% 100%" fo:font-size="10pt" officeooo:rsid="02245efa" style:font-size-asian="8.75pt" style:font-weight-asian="normal" style:font-size-complex="10pt" style:font-weight-complex="normal"/>
    </style:style>
    <style:style style:name="T952" style:family="text">
      <style:text-properties style:text-position="0% 100%" fo:font-size="10pt" officeooo:rsid="022626dd" style:font-size-asian="8.75pt" style:font-weight-asian="normal" style:font-size-complex="10pt" style:font-weight-complex="normal"/>
    </style:style>
    <style:style style:name="T953" style:family="text">
      <style:text-properties style:text-position="0% 100%" fo:font-size="10pt" officeooo:rsid="02265615" style:font-size-asian="8.75pt" style:font-weight-asian="normal" style:font-size-complex="10pt" style:font-weight-complex="normal"/>
    </style:style>
    <style:style style:name="T954" style:family="text">
      <style:text-properties style:text-position="0% 100%" fo:font-size="10pt" officeooo:rsid="02274da0" style:font-size-asian="8.75pt" style:font-weight-asian="normal" style:font-size-complex="10pt" style:font-weight-complex="normal"/>
    </style:style>
    <style:style style:name="T955" style:family="text">
      <style:text-properties style:text-position="0% 100%" fo:font-size="10pt" officeooo:rsid="02296d2e" style:font-size-asian="8.75pt" style:font-weight-asian="normal" style:font-size-complex="10pt" style:font-weight-complex="normal"/>
    </style:style>
    <style:style style:name="T956" style:family="text">
      <style:text-properties style:text-position="0% 100%" fo:font-size="10pt" officeooo:rsid="022b661a" style:font-size-asian="8.75pt" style:font-weight-asian="normal" style:font-size-complex="10pt" style:font-weight-complex="normal"/>
    </style:style>
    <style:style style:name="T957" style:family="text">
      <style:text-properties style:text-position="0% 100%" fo:font-size="10pt" officeooo:rsid="022daabd" style:font-size-asian="8.75pt" style:font-weight-asian="normal" style:font-size-complex="10pt" style:font-weight-complex="normal"/>
    </style:style>
    <style:style style:name="T958" style:family="text">
      <style:text-properties style:text-position="0% 100%" fo:font-size="10pt" officeooo:rsid="022edd13" style:font-size-asian="8.75pt" style:font-weight-asian="normal" style:font-size-complex="10pt" style:font-weight-complex="normal"/>
    </style:style>
    <style:style style:name="T959" style:family="text">
      <style:text-properties style:text-position="0% 100%" fo:font-size="10pt" officeooo:rsid="022ee061" style:font-size-asian="8.75pt" style:font-weight-asian="normal" style:font-size-complex="10pt" style:font-weight-complex="normal"/>
    </style:style>
    <style:style style:name="T960" style:family="text">
      <style:text-properties style:text-position="0% 100%" fo:font-size="10pt" officeooo:rsid="022f6b4a" style:font-size-asian="8.75pt" style:font-weight-asian="normal" style:font-size-complex="10pt" style:font-weight-complex="normal"/>
    </style:style>
    <style:style style:name="T961" style:family="text">
      <style:text-properties style:text-position="0% 100%" fo:font-size="10pt" officeooo:rsid="0230133a" style:font-size-asian="8.75pt" style:font-weight-asian="normal" style:font-size-complex="10pt" style:font-weight-complex="normal"/>
    </style:style>
    <style:style style:name="T962" style:family="text">
      <style:text-properties style:text-position="0% 100%" fo:font-size="10pt" officeooo:rsid="0231ed99" style:font-size-asian="8.75pt" style:font-weight-asian="normal" style:font-size-complex="10pt" style:font-weight-complex="normal"/>
    </style:style>
    <style:style style:name="T963" style:family="text">
      <style:text-properties style:text-position="0% 100%" fo:font-size="10pt" officeooo:rsid="02328314" style:font-size-asian="8.75pt" style:font-weight-asian="normal" style:font-size-complex="10pt" style:font-weight-complex="normal"/>
    </style:style>
    <style:style style:name="T964" style:family="text">
      <style:text-properties style:text-position="0% 100%" fo:font-size="10pt" officeooo:rsid="0232d08b" style:font-size-asian="8.75pt" style:font-weight-asian="normal" style:font-size-complex="10pt" style:font-weight-complex="normal"/>
    </style:style>
    <style:style style:name="T965" style:family="text">
      <style:text-properties style:text-position="0% 100%" fo:font-size="10pt" officeooo:rsid="02341c03" style:font-size-asian="8.75pt" style:font-weight-asian="normal" style:font-size-complex="10pt" style:font-weight-complex="normal"/>
    </style:style>
    <style:style style:name="T966" style:family="text">
      <style:text-properties style:text-position="0% 100%" fo:font-size="10pt" officeooo:rsid="02357aed" style:font-size-asian="8.75pt" style:font-weight-asian="normal" style:font-size-complex="10pt" style:font-weight-complex="normal"/>
    </style:style>
    <style:style style:name="T967" style:family="text">
      <style:text-properties style:text-position="0% 100%" fo:font-size="10pt" officeooo:rsid="0236fdfb" style:font-size-asian="8.75pt" style:font-weight-asian="normal" style:font-size-complex="10pt" style:font-weight-complex="normal"/>
    </style:style>
    <style:style style:name="T968" style:family="text">
      <style:text-properties style:text-position="0% 100%" fo:font-size="10pt" officeooo:rsid="0237e300" style:font-size-asian="8.75pt" style:font-weight-asian="normal" style:font-size-complex="10pt" style:font-weight-complex="normal"/>
    </style:style>
    <style:style style:name="T969" style:family="text">
      <style:text-properties style:text-position="0% 100%" fo:font-size="10pt" officeooo:rsid="0237f23d" style:font-size-asian="8.75pt" style:font-weight-asian="normal" style:font-size-complex="10pt" style:font-weight-complex="normal"/>
    </style:style>
    <style:style style:name="T970" style:family="text">
      <style:text-properties style:text-position="0% 100%" fo:font-size="10pt" officeooo:rsid="023a8d70" style:font-size-asian="8.75pt" style:font-weight-asian="normal" style:font-size-complex="10pt" style:font-weight-complex="normal"/>
    </style:style>
    <style:style style:name="T971" style:family="text">
      <style:text-properties style:text-position="0% 100%" fo:font-size="10pt" officeooo:rsid="023a9326" style:font-size-asian="8.75pt" style:font-weight-asian="normal" style:font-size-complex="10pt" style:font-weight-complex="normal"/>
    </style:style>
    <style:style style:name="T972" style:family="text">
      <style:text-properties style:text-position="0% 100%" fo:font-size="10pt" officeooo:rsid="023bc1ce" style:font-size-asian="8.75pt" style:font-weight-asian="normal" style:font-size-complex="10pt" style:font-weight-complex="normal"/>
    </style:style>
    <style:style style:name="T973" style:family="text">
      <style:text-properties style:text-position="0% 100%" fo:font-size="10pt" officeooo:rsid="023c7b01" style:font-size-asian="8.75pt" style:font-weight-asian="normal" style:font-size-complex="10pt" style:font-weight-complex="normal"/>
    </style:style>
    <style:style style:name="T974" style:family="text">
      <style:text-properties style:text-position="0% 100%" fo:font-size="10pt" officeooo:rsid="023ed1dd" style:font-size-asian="8.75pt" style:font-weight-asian="normal" style:font-size-complex="10pt" style:font-weight-complex="normal"/>
    </style:style>
    <style:style style:name="T975" style:family="text">
      <style:text-properties style:text-position="0% 100%" fo:font-size="10pt" officeooo:rsid="023eea92" style:font-size-asian="8.75pt" style:font-weight-asian="normal" style:font-size-complex="10pt" style:font-weight-complex="normal"/>
    </style:style>
    <style:style style:name="T976" style:family="text">
      <style:text-properties style:text-position="0% 100%" fo:font-size="10pt" officeooo:rsid="023f6ecd" style:font-size-asian="8.75pt" style:font-weight-asian="normal" style:font-size-complex="10pt" style:font-weight-complex="normal"/>
    </style:style>
    <style:style style:name="T977" style:family="text">
      <style:text-properties style:text-position="0% 100%" fo:font-size="10pt" officeooo:rsid="02408f0c" style:font-size-asian="8.75pt" style:font-weight-asian="normal" style:font-size-complex="10pt" style:font-weight-complex="normal"/>
    </style:style>
    <style:style style:name="T978" style:family="text">
      <style:text-properties style:text-position="0% 100%" fo:font-size="10pt" officeooo:rsid="024359a2" style:font-size-asian="8.75pt" style:font-weight-asian="normal" style:font-size-complex="10pt" style:font-weight-complex="normal"/>
    </style:style>
    <style:style style:name="T979" style:family="text">
      <style:text-properties style:text-position="0% 100%" fo:font-size="10pt" officeooo:rsid="024548e2" style:font-size-asian="8.75pt" style:font-weight-asian="normal" style:font-size-complex="10pt" style:font-weight-complex="normal"/>
    </style:style>
    <style:style style:name="T980" style:family="text">
      <style:text-properties style:text-position="0% 100%" fo:font-size="10pt" officeooo:rsid="024721a2" style:font-size-asian="8.75pt" style:font-weight-asian="normal" style:font-size-complex="10pt" style:font-weight-complex="normal"/>
    </style:style>
    <style:style style:name="T981" style:family="text">
      <style:text-properties style:text-position="0% 100%" fo:font-size="10pt" officeooo:rsid="0248c6f6" style:font-size-asian="8.75pt" style:font-weight-asian="normal" style:font-size-complex="10pt" style:font-weight-complex="normal"/>
    </style:style>
    <style:style style:name="T982" style:family="text">
      <style:text-properties style:text-position="0% 100%" fo:font-size="10pt" officeooo:rsid="024b87c7" style:font-size-asian="8.75pt" style:font-weight-asian="normal" style:font-size-complex="10pt" style:font-weight-complex="normal"/>
    </style:style>
    <style:style style:name="T983" style:family="text">
      <style:text-properties style:text-position="0% 100%" fo:font-size="10pt" officeooo:rsid="0250f6c8" style:font-size-asian="8.75pt" style:font-weight-asian="normal" style:font-size-complex="10pt" style:font-weight-complex="normal"/>
    </style:style>
    <style:style style:name="T984" style:family="text">
      <style:text-properties style:text-position="0% 100%" fo:font-size="10pt" officeooo:rsid="025235a0" style:font-size-asian="8.75pt" style:font-weight-asian="normal" style:font-size-complex="10pt" style:font-weight-complex="normal"/>
    </style:style>
    <style:style style:name="T985" style:family="text">
      <style:text-properties style:text-position="0% 100%" fo:font-size="10pt" officeooo:rsid="02541bbe" style:font-size-asian="8.75pt" style:font-weight-asian="normal" style:font-size-complex="10pt" style:font-weight-complex="normal"/>
    </style:style>
    <style:style style:name="T986" style:family="text">
      <style:text-properties style:text-position="0% 100%" fo:font-size="10pt" officeooo:rsid="02546ce0" style:font-size-asian="8.75pt" style:font-weight-asian="normal" style:font-size-complex="10pt" style:font-weight-complex="normal"/>
    </style:style>
    <style:style style:name="T987" style:family="text">
      <style:text-properties style:text-position="0% 100%" fo:font-size="10pt" officeooo:rsid="0254e11e" style:font-size-asian="8.75pt" style:font-weight-asian="normal" style:font-size-complex="10pt" style:font-weight-complex="normal"/>
    </style:style>
    <style:style style:name="T988" style:family="text">
      <style:text-properties style:text-position="0% 100%" fo:font-size="10pt" officeooo:rsid="0255b744" style:font-size-asian="8.75pt" style:font-weight-asian="normal" style:font-size-complex="10pt" style:font-weight-complex="normal"/>
    </style:style>
    <style:style style:name="T989" style:family="text">
      <style:text-properties style:text-position="0% 100%" fo:font-size="10pt" officeooo:rsid="0257b339" style:font-size-asian="8.75pt" style:font-weight-asian="normal" style:font-size-complex="10pt" style:font-weight-complex="normal"/>
    </style:style>
    <style:style style:name="T990" style:family="text">
      <style:text-properties style:text-position="0% 100%" fo:font-size="10pt" officeooo:rsid="025998a0" style:font-size-asian="8.75pt" style:font-weight-asian="normal" style:font-size-complex="10pt" style:font-weight-complex="normal"/>
    </style:style>
    <style:style style:name="T991" style:family="text">
      <style:text-properties style:text-position="0% 100%" fo:font-size="10pt" officeooo:rsid="0259cc9e" style:font-size-asian="8.75pt" style:font-weight-asian="normal" style:font-size-complex="10pt" style:font-weight-complex="normal"/>
    </style:style>
    <style:style style:name="T992" style:family="text">
      <style:text-properties style:text-position="0% 100%" fo:font-size="10pt" officeooo:rsid="025aac1d" style:font-size-asian="8.75pt" style:font-weight-asian="normal" style:font-size-complex="10pt" style:font-weight-complex="normal"/>
    </style:style>
    <style:style style:name="T993" style:family="text">
      <style:text-properties style:text-position="0% 100%" fo:font-size="10pt" officeooo:rsid="025b6fb2" style:font-size-asian="8.75pt" style:font-weight-asian="normal" style:font-size-complex="10pt" style:font-weight-complex="normal"/>
    </style:style>
    <style:style style:name="T994" style:family="text">
      <style:text-properties style:text-position="0% 100%" fo:font-size="10pt" officeooo:rsid="025c5f95" style:font-size-asian="8.75pt" style:font-weight-asian="normal" style:font-size-complex="10pt" style:font-weight-complex="normal"/>
    </style:style>
    <style:style style:name="T995" style:family="text">
      <style:text-properties style:text-position="0% 100%" fo:font-size="10pt" officeooo:rsid="025dcccd" style:font-size-asian="8.75pt" style:font-weight-asian="normal" style:font-size-complex="10pt" style:font-weight-complex="normal"/>
    </style:style>
    <style:style style:name="T996" style:family="text">
      <style:text-properties style:text-position="0% 100%" fo:font-size="10pt" officeooo:rsid="025e40f3" style:font-size-asian="8.75pt" style:font-weight-asian="normal" style:font-size-complex="10pt" style:font-weight-complex="normal"/>
    </style:style>
    <style:style style:name="T997" style:family="text">
      <style:text-properties style:text-position="0% 100%" fo:font-size="10pt" officeooo:rsid="025f1141" style:font-size-asian="8.75pt" style:font-weight-asian="normal" style:font-size-complex="10pt" style:font-weight-complex="normal"/>
    </style:style>
    <style:style style:name="T998" style:family="text">
      <style:text-properties style:text-position="0% 100%" fo:font-size="10pt" officeooo:rsid="0262bfae" style:font-size-asian="8.75pt" style:font-weight-asian="normal" style:font-size-complex="10pt" style:font-weight-complex="normal"/>
    </style:style>
    <style:style style:name="T999" style:family="text">
      <style:text-properties style:text-position="0% 100%" fo:font-size="10pt" officeooo:rsid="02632842" style:font-size-asian="8.75pt" style:font-weight-asian="normal" style:font-size-complex="10pt" style:font-weight-complex="normal"/>
    </style:style>
    <style:style style:name="T1000" style:family="text">
      <style:text-properties style:text-position="0% 100%" fo:font-size="10pt" officeooo:rsid="02640d34" style:font-size-asian="8.75pt" style:font-weight-asian="normal" style:font-size-complex="10pt" style:font-weight-complex="normal"/>
    </style:style>
    <style:style style:name="T1001" style:family="text">
      <style:text-properties style:text-position="0% 100%" fo:font-size="10pt" officeooo:rsid="0264ad14" style:font-size-asian="8.75pt" style:font-weight-asian="normal" style:font-size-complex="10pt" style:font-weight-complex="normal"/>
    </style:style>
    <style:style style:name="T1002" style:family="text">
      <style:text-properties style:text-position="0% 100%" fo:font-size="10pt" officeooo:rsid="026616b9" style:font-size-asian="8.75pt" style:font-weight-asian="normal" style:font-size-complex="10pt" style:font-weight-complex="normal"/>
    </style:style>
    <style:style style:name="T1003" style:family="text">
      <style:text-properties style:text-position="0% 100%" fo:font-size="10pt" officeooo:rsid="0266c0e3" style:font-size-asian="8.75pt" style:font-weight-asian="normal" style:font-size-complex="10pt" style:font-weight-complex="normal"/>
    </style:style>
    <style:style style:name="T1004" style:family="text">
      <style:text-properties style:text-position="0% 100%" fo:font-size="10pt" officeooo:rsid="02678bd4" style:font-size-asian="8.75pt" style:font-weight-asian="normal" style:font-size-complex="10pt" style:font-weight-complex="normal"/>
    </style:style>
    <style:style style:name="T1005" style:family="text">
      <style:text-properties style:text-position="0% 100%" fo:font-size="10pt" officeooo:rsid="0268f435" style:font-size-asian="8.75pt" style:font-weight-asian="normal" style:font-size-complex="10pt" style:font-weight-complex="normal"/>
    </style:style>
    <style:style style:name="T1006" style:family="text">
      <style:text-properties style:text-position="0% 100%" fo:font-size="10pt" officeooo:rsid="026a1ae8" style:font-size-asian="8.75pt" style:font-weight-asian="normal" style:font-size-complex="10pt" style:font-weight-complex="normal"/>
    </style:style>
    <style:style style:name="T1007" style:family="text">
      <style:text-properties style:text-position="0% 100%" fo:font-size="10pt" officeooo:rsid="026b44a6" style:font-size-asian="8.75pt" style:font-weight-asian="normal" style:font-size-complex="10pt" style:font-weight-complex="normal"/>
    </style:style>
    <style:style style:name="T1008" style:family="text">
      <style:text-properties style:text-position="0% 100%" fo:font-size="10pt" officeooo:rsid="026cf44b" style:font-size-asian="8.75pt" style:font-weight-asian="normal" style:font-size-complex="10pt" style:font-weight-complex="normal"/>
    </style:style>
    <style:style style:name="T1009" style:family="text">
      <style:text-properties style:text-position="0% 100%" fo:font-size="10pt" officeooo:rsid="02708b28" style:font-size-asian="8.75pt" style:font-weight-asian="normal" style:font-size-complex="10pt" style:font-weight-complex="normal"/>
    </style:style>
    <style:style style:name="T1010" style:family="text">
      <style:text-properties style:text-position="0% 100%" fo:font-size="10pt" officeooo:rsid="0271ca7f" style:font-size-asian="8.75pt" style:font-weight-asian="normal" style:font-size-complex="10pt" style:font-weight-complex="normal"/>
    </style:style>
    <style:style style:name="T1011" style:family="text">
      <style:text-properties style:text-position="0% 100%" fo:font-size="10pt" officeooo:rsid="0273abe0" style:font-size-asian="8.75pt" style:font-weight-asian="normal" style:font-size-complex="10pt" style:font-weight-complex="normal"/>
    </style:style>
    <style:style style:name="T1012" style:family="text">
      <style:text-properties style:text-position="0% 100%" fo:font-size="10pt" officeooo:rsid="0273f6df" style:font-size-asian="8.75pt" style:font-weight-asian="normal" style:font-size-complex="10pt" style:font-weight-complex="normal"/>
    </style:style>
    <style:style style:name="T1013" style:family="text">
      <style:text-properties style:text-position="0% 100%" fo:font-size="10pt" officeooo:rsid="02748741" style:font-size-asian="8.75pt" style:font-weight-asian="normal" style:font-size-complex="10pt" style:font-weight-complex="normal"/>
    </style:style>
    <style:style style:name="T1014" style:family="text">
      <style:text-properties style:text-position="0% 100%" fo:font-size="10pt" officeooo:rsid="0275ab28" style:font-size-asian="8.75pt" style:font-weight-asian="normal" style:font-size-complex="10pt" style:font-weight-complex="normal"/>
    </style:style>
    <style:style style:name="T1015" style:family="text">
      <style:text-properties style:text-position="0% 100%" fo:font-size="10pt" officeooo:rsid="02769571" style:font-size-asian="8.75pt" style:font-weight-asian="normal" style:font-size-complex="10pt" style:font-weight-complex="normal"/>
    </style:style>
    <style:style style:name="T1016" style:family="text">
      <style:text-properties style:text-position="0% 100%" fo:font-size="10pt" officeooo:rsid="0279afa2" style:font-size-asian="8.75pt" style:font-weight-asian="normal" style:font-size-complex="10pt" style:font-weight-complex="normal"/>
    </style:style>
    <style:style style:name="T1017" style:family="text">
      <style:text-properties style:text-position="0% 100%" fo:font-size="10pt" officeooo:rsid="027af083" style:font-size-asian="8.75pt" style:font-weight-asian="normal" style:font-size-complex="10pt" style:font-weight-complex="normal"/>
    </style:style>
    <style:style style:name="T1018" style:family="text">
      <style:text-properties style:text-position="0% 100%" fo:font-size="10pt" officeooo:rsid="027afa26" style:font-size-asian="8.75pt" style:font-weight-asian="normal" style:font-size-complex="10pt" style:font-weight-complex="normal"/>
    </style:style>
    <style:style style:name="T1019" style:family="text">
      <style:text-properties style:text-position="0% 100%" fo:font-size="10pt" officeooo:rsid="027bcd29" style:font-size-asian="8.75pt" style:font-weight-asian="normal" style:font-size-complex="10pt" style:font-weight-complex="normal"/>
    </style:style>
    <style:style style:name="T1020" style:family="text">
      <style:text-properties style:text-position="0% 100%" fo:font-size="10pt" officeooo:rsid="027cc3e5" style:font-size-asian="8.75pt" style:font-weight-asian="normal" style:font-size-complex="10pt" style:font-weight-complex="normal"/>
    </style:style>
    <style:style style:name="T1021" style:family="text">
      <style:text-properties style:text-position="0% 100%" fo:font-size="10pt" officeooo:rsid="027ceaa9" style:font-size-asian="8.75pt" style:font-weight-asian="normal" style:font-size-complex="10pt" style:font-weight-complex="normal"/>
    </style:style>
    <style:style style:name="T1022" style:family="text">
      <style:text-properties style:text-position="0% 100%" fo:font-size="10pt" officeooo:rsid="027d099b" style:font-size-asian="8.75pt" style:font-weight-asian="normal" style:font-size-complex="10pt" style:font-weight-complex="normal"/>
    </style:style>
    <style:style style:name="T1023" style:family="text">
      <style:text-properties style:text-position="0% 100%" fo:font-size="10pt" officeooo:rsid="027d8eca" style:font-size-asian="8.75pt" style:font-weight-asian="normal" style:font-size-complex="10pt" style:font-weight-complex="normal"/>
    </style:style>
    <style:style style:name="T1024" style:family="text">
      <style:text-properties style:text-position="0% 100%" fo:font-size="10pt" officeooo:rsid="027d9d1a" style:font-size-asian="8.75pt" style:font-weight-asian="normal" style:font-size-complex="10pt" style:font-weight-complex="normal"/>
    </style:style>
    <style:style style:name="T1025" style:family="text">
      <style:text-properties style:text-position="0% 100%" fo:font-size="10pt" officeooo:rsid="027dbc36" style:font-size-asian="8.75pt" style:font-weight-asian="normal" style:font-size-complex="10pt" style:font-weight-complex="normal"/>
    </style:style>
    <style:style style:name="T1026" style:family="text">
      <style:text-properties style:text-position="0% 100%" fo:font-size="10pt" officeooo:rsid="027e5afb" style:font-size-asian="8.75pt" style:font-weight-asian="normal" style:font-size-complex="10pt" style:font-weight-complex="normal"/>
    </style:style>
    <style:style style:name="T1027" style:family="text">
      <style:text-properties style:text-position="0% 100%" fo:font-size="10pt" officeooo:rsid="027e9c15" style:font-size-asian="8.75pt" style:font-weight-asian="normal" style:font-size-complex="10pt" style:font-weight-complex="normal"/>
    </style:style>
    <style:style style:name="T1028" style:family="text">
      <style:text-properties style:text-position="0% 100%" fo:font-size="10pt" officeooo:rsid="027fb725" style:font-size-asian="8.75pt" style:font-weight-asian="normal" style:font-size-complex="10pt" style:font-weight-complex="normal"/>
    </style:style>
    <style:style style:name="T1029" style:family="text">
      <style:text-properties style:text-position="0% 100%" fo:font-size="10pt" officeooo:rsid="0280a321" style:font-size-asian="8.75pt" style:font-weight-asian="normal" style:font-size-complex="10pt" style:font-weight-complex="normal"/>
    </style:style>
    <style:style style:name="T1030" style:family="text">
      <style:text-properties style:text-position="0% 100%" fo:font-size="10pt" officeooo:rsid="0280f3ec" style:font-size-asian="8.75pt" style:font-weight-asian="normal" style:font-size-complex="10pt" style:font-weight-complex="normal"/>
    </style:style>
    <style:style style:name="T1031" style:family="text">
      <style:text-properties style:text-position="0% 100%" fo:font-size="10pt" officeooo:rsid="02813de4" style:font-size-asian="8.75pt" style:font-weight-asian="normal" style:font-size-complex="10pt" style:font-weight-complex="normal"/>
    </style:style>
    <style:style style:name="T1032" style:family="text">
      <style:text-properties style:text-position="0% 100%" fo:font-size="10pt" officeooo:rsid="028172eb" style:font-size-asian="8.75pt" style:font-weight-asian="normal" style:font-size-complex="10pt" style:font-weight-complex="normal"/>
    </style:style>
    <style:style style:name="T1033" style:family="text">
      <style:text-properties style:text-position="0% 100%" fo:font-size="10pt" officeooo:rsid="0282407e" style:font-size-asian="8.75pt" style:font-weight-asian="normal" style:font-size-complex="10pt" style:font-weight-complex="normal"/>
    </style:style>
    <style:style style:name="T1034" style:family="text">
      <style:text-properties style:text-position="0% 100%" fo:font-size="10pt" officeooo:rsid="0283e443" style:font-size-asian="8.75pt" style:font-weight-asian="normal" style:font-size-complex="10pt" style:font-weight-complex="normal"/>
    </style:style>
    <style:style style:name="T1035" style:family="text">
      <style:text-properties style:text-position="0% 100%" fo:font-size="10pt" officeooo:rsid="0284889e" style:font-size-asian="8.75pt" style:font-weight-asian="normal" style:font-size-complex="10pt" style:font-weight-complex="normal"/>
    </style:style>
    <style:style style:name="T1036" style:family="text">
      <style:text-properties style:text-position="0% 100%" fo:font-size="10pt" officeooo:rsid="0285f9b0" style:font-size-asian="8.75pt" style:font-weight-asian="normal" style:font-size-complex="10pt" style:font-weight-complex="normal"/>
    </style:style>
    <style:style style:name="T1037" style:family="text">
      <style:text-properties style:text-position="0% 100%" fo:font-size="10pt" officeooo:rsid="0287a216" style:font-size-asian="8.75pt" style:font-weight-asian="normal" style:font-size-complex="10pt" style:font-weight-complex="normal"/>
    </style:style>
    <style:style style:name="T1038" style:family="text">
      <style:text-properties style:text-position="0% 100%" fo:font-size="10pt" officeooo:rsid="0288d115" style:font-size-asian="8.75pt" style:font-weight-asian="normal" style:font-size-complex="10pt" style:font-weight-complex="normal"/>
    </style:style>
    <style:style style:name="T1039" style:family="text">
      <style:text-properties style:text-position="0% 100%" fo:font-size="10pt" officeooo:rsid="028a40db" style:font-size-asian="8.75pt" style:font-weight-asian="normal" style:font-size-complex="10pt" style:font-weight-complex="normal"/>
    </style:style>
    <style:style style:name="T1040" style:family="text">
      <style:text-properties style:text-position="0% 100%" fo:font-size="10pt" officeooo:rsid="028b2666" style:font-size-asian="8.75pt" style:font-weight-asian="normal" style:font-size-complex="10pt" style:font-weight-complex="normal"/>
    </style:style>
    <style:style style:name="T1041" style:family="text">
      <style:text-properties style:text-position="0% 100%" fo:font-size="10pt" officeooo:rsid="028ca79b" style:font-size-asian="8.75pt" style:font-weight-asian="normal" style:font-size-complex="10pt" style:font-weight-complex="normal"/>
    </style:style>
    <style:style style:name="T1042" style:family="text">
      <style:text-properties style:text-position="0% 100%" fo:font-size="10pt" officeooo:rsid="028d3fde" style:font-size-asian="8.75pt" style:font-weight-asian="normal" style:font-size-complex="10pt" style:font-weight-complex="normal"/>
    </style:style>
    <style:style style:name="T1043" style:family="text">
      <style:text-properties style:text-position="0% 100%" fo:font-size="10pt" officeooo:rsid="028e69a3" style:font-size-asian="8.75pt" style:font-weight-asian="normal" style:font-size-complex="10pt" style:font-weight-complex="normal"/>
    </style:style>
    <style:style style:name="T1044" style:family="text">
      <style:text-properties style:text-position="0% 100%" fo:font-size="10pt" officeooo:rsid="029006c7" style:font-size-asian="8.75pt" style:font-weight-asian="normal" style:font-size-complex="10pt" style:font-weight-complex="normal"/>
    </style:style>
    <style:style style:name="T1045" style:family="text">
      <style:text-properties style:text-position="0% 100%" fo:font-size="10pt" officeooo:rsid="02916293" style:font-size-asian="8.75pt" style:font-weight-asian="normal" style:font-size-complex="10pt" style:font-weight-complex="normal"/>
    </style:style>
    <style:style style:name="T1046" style:family="text">
      <style:text-properties style:text-position="0% 100%" fo:font-size="10pt" officeooo:rsid="02928292" style:font-size-asian="8.75pt" style:font-weight-asian="normal" style:font-size-complex="10pt" style:font-weight-complex="normal"/>
    </style:style>
    <style:style style:name="T1047" style:family="text">
      <style:text-properties style:text-position="0% 100%" fo:font-size="10pt" officeooo:rsid="02943c20" style:font-size-asian="8.75pt" style:font-weight-asian="normal" style:font-size-complex="10pt" style:font-weight-complex="normal"/>
    </style:style>
    <style:style style:name="T1048" style:family="text">
      <style:text-properties style:text-position="0% 100%" fo:font-size="10pt" officeooo:rsid="029632bb" style:font-size-asian="8.75pt" style:font-weight-asian="normal" style:font-size-complex="10pt" style:font-weight-complex="normal"/>
    </style:style>
    <style:style style:name="T1049" style:family="text">
      <style:text-properties style:text-position="0% 100%" fo:font-size="10pt" officeooo:rsid="0298a663" style:font-size-asian="8.75pt" style:font-weight-asian="normal" style:font-size-complex="10pt" style:font-weight-complex="normal"/>
    </style:style>
    <style:style style:name="T1050" style:family="text">
      <style:text-properties style:text-position="0% 100%" fo:font-size="10pt" officeooo:rsid="02997f97" style:font-size-asian="8.75pt" style:font-weight-asian="normal" style:font-size-complex="10pt" style:font-weight-complex="normal"/>
    </style:style>
    <style:style style:name="T1051" style:family="text">
      <style:text-properties style:text-position="0% 100%" fo:font-size="10pt" officeooo:rsid="029abaee" style:font-size-asian="8.75pt" style:font-weight-asian="normal" style:font-size-complex="10pt" style:font-weight-complex="normal"/>
    </style:style>
    <style:style style:name="T1052" style:family="text">
      <style:text-properties style:text-position="0% 100%" fo:font-size="10pt" officeooo:rsid="029bc027" style:font-size-asian="8.75pt" style:font-weight-asian="normal" style:font-size-complex="10pt" style:font-weight-complex="normal"/>
    </style:style>
    <style:style style:name="T1053" style:family="text">
      <style:text-properties style:text-position="0% 100%" fo:font-size="10pt" officeooo:rsid="029d719b" style:font-size-asian="8.75pt" style:font-weight-asian="normal" style:font-size-complex="10pt" style:font-weight-complex="normal"/>
    </style:style>
    <style:style style:name="T1054" style:family="text">
      <style:text-properties style:text-position="0% 100%" fo:font-size="10pt" officeooo:rsid="029f322e" style:font-size-asian="8.75pt" style:font-weight-asian="normal" style:font-size-complex="10pt" style:font-weight-complex="normal"/>
    </style:style>
    <style:style style:name="T1055" style:family="text">
      <style:text-properties style:text-position="0% 100%" fo:font-size="10pt" officeooo:rsid="029f5284" style:font-size-asian="8.75pt" style:font-weight-asian="normal" style:font-size-complex="10pt" style:font-weight-complex="normal"/>
    </style:style>
    <style:style style:name="T1056" style:family="text">
      <style:text-properties style:text-position="0% 100%" fo:font-size="10pt" officeooo:rsid="02a0a2cf" style:font-size-asian="8.75pt" style:font-weight-asian="normal" style:font-size-complex="10pt" style:font-weight-complex="normal"/>
    </style:style>
    <style:style style:name="T1057" style:family="text">
      <style:text-properties style:text-position="0% 100%" fo:font-size="10pt" officeooo:rsid="02a2080a" style:font-size-asian="8.75pt" style:font-weight-asian="normal" style:font-size-complex="10pt" style:font-weight-complex="normal"/>
    </style:style>
    <style:style style:name="T1058" style:family="text">
      <style:text-properties style:text-position="0% 100%" fo:font-size="10pt" officeooo:rsid="02a5d2c8" style:font-size-asian="8.75pt" style:font-weight-asian="normal" style:font-size-complex="10pt" style:font-weight-complex="normal"/>
    </style:style>
    <style:style style:name="T1059" style:family="text">
      <style:text-properties style:text-position="0% 100%" fo:font-size="10pt" officeooo:rsid="02a6662e" style:font-size-asian="8.75pt" style:font-weight-asian="normal" style:font-size-complex="10pt" style:font-weight-complex="normal"/>
    </style:style>
    <style:style style:name="T1060" style:family="text">
      <style:text-properties style:text-position="0% 100%" fo:font-size="10pt" officeooo:rsid="02a78797" style:font-size-asian="8.75pt" style:font-weight-asian="normal" style:font-size-complex="10pt" style:font-weight-complex="normal"/>
    </style:style>
    <style:style style:name="T1061" style:family="text">
      <style:text-properties style:text-position="0% 100%" fo:font-size="10pt" officeooo:rsid="02a7fa9c" style:font-size-asian="8.75pt" style:font-weight-asian="normal" style:font-size-complex="10pt" style:font-weight-complex="normal"/>
    </style:style>
    <style:style style:name="T1062" style:family="text">
      <style:text-properties style:text-position="0% 100%" fo:font-size="10pt" officeooo:rsid="02a8c7f5" style:font-size-asian="8.75pt" style:font-weight-asian="normal" style:font-size-complex="10pt" style:font-weight-complex="normal"/>
    </style:style>
    <style:style style:name="T1063" style:family="text">
      <style:text-properties style:text-position="0% 100%" fo:font-size="10pt" officeooo:rsid="02ad08f3" style:font-size-asian="8.75pt" style:font-weight-asian="normal" style:font-size-complex="10pt" style:font-weight-complex="normal"/>
    </style:style>
    <style:style style:name="T1064" style:family="text">
      <style:text-properties style:text-position="0% 100%" fo:font-size="10pt" fo:font-style="italic" officeooo:rsid="00b6aad4" style:font-size-asian="8.75pt" style:font-style-asian="italic" style:font-weight-asian="normal" style:font-size-complex="10pt" style:font-style-complex="italic" style:font-weight-complex="normal"/>
    </style:style>
    <style:style style:name="T1065" style:family="text">
      <style:text-properties style:text-position="0% 100%" fo:font-size="10pt" fo:font-style="italic" officeooo:rsid="00b9656c" style:font-size-asian="8.75pt" style:font-style-asian="italic" style:font-weight-asian="normal" style:font-size-complex="10pt" style:font-style-complex="italic" style:font-weight-complex="normal"/>
    </style:style>
    <style:style style:name="T1066" style:family="text">
      <style:text-properties style:text-position="0% 100%" fo:font-size="10pt" fo:font-style="italic" officeooo:rsid="00de5126" style:font-size-asian="8.75pt" style:font-style-asian="italic" style:font-weight-asian="normal" style:font-size-complex="10pt" style:font-style-complex="italic" style:font-weight-complex="normal"/>
    </style:style>
    <style:style style:name="T1067" style:family="text">
      <style:text-properties style:text-position="0% 100%" fo:font-size="10pt" fo:font-style="italic" officeooo:rsid="00faca37" style:font-size-asian="8.75pt" style:font-style-asian="italic" style:font-weight-asian="normal" style:font-size-complex="10pt" style:font-style-complex="italic" style:font-weight-complex="normal"/>
    </style:style>
    <style:style style:name="T1068" style:family="text">
      <style:text-properties style:text-position="0% 100%" fo:font-size="10pt" fo:font-style="italic" officeooo:rsid="02a78797" style:font-size-asian="8.75pt" style:font-style-asian="italic" style:font-weight-asian="normal" style:font-size-complex="10pt" style:font-style-complex="italic" style:font-weight-complex="normal"/>
    </style:style>
    <style:style style:name="T1069" style:family="text">
      <style:text-properties style:text-position="0% 100%" fo:font-size="12pt" fo:font-weight="bold" officeooo:rsid="0092760c" style:font-size-asian="12pt" style:font-weight-asian="bold" style:font-size-complex="12pt" style:font-weight-complex="bold"/>
    </style:style>
    <style:style style:name="T1070" style:family="text">
      <style:text-properties style:text-position="0% 100%" fo:font-size="12pt" fo:font-weight="bold" officeooo:rsid="00c63563" style:font-size-asian="12pt" style:font-weight-asian="bold" style:font-size-complex="12pt" style:font-weight-complex="bold"/>
    </style:style>
    <style:style style:name="T1071" style:family="text">
      <style:text-properties style:text-position="0% 100%" fo:font-size="12pt" fo:font-weight="bold" officeooo:rsid="00ce05e7" style:font-size-asian="12pt" style:font-weight-asian="bold" style:font-size-complex="12pt" style:font-weight-complex="bold"/>
    </style:style>
    <style:style style:name="T1072" style:family="text">
      <style:text-properties style:text-position="0% 100%" fo:font-size="12pt" fo:font-weight="bold" officeooo:rsid="0109d356" style:font-size-asian="12pt" style:font-weight-asian="bold" style:font-size-complex="12pt" style:font-weight-complex="bold"/>
    </style:style>
    <style:style style:name="T1073" style:family="text">
      <style:text-properties style:text-position="0% 100%" fo:font-size="12pt" fo:font-weight="bold" officeooo:rsid="012fdf36" style:font-size-asian="12pt" style:font-weight-asian="bold" style:font-size-complex="12pt" style:font-weight-complex="bold"/>
    </style:style>
    <style:style style:name="T1074" style:family="text">
      <style:text-properties style:text-position="0% 100%" fo:font-size="12pt" fo:font-weight="bold" officeooo:rsid="01901859" style:font-size-asian="12pt" style:font-weight-asian="bold" style:font-size-complex="12pt" style:font-weight-complex="bold"/>
    </style:style>
    <style:style style:name="T1075" style:family="text">
      <style:text-properties style:text-position="0% 100%" fo:font-size="12pt" fo:font-weight="bold" officeooo:rsid="0279afa2" style:font-size-asian="12pt" style:font-weight-asian="bold" style:font-size-complex="12pt" style:font-weight-complex="bold"/>
    </style:style>
    <style:style style:name="T1076" style:family="text">
      <style:text-properties officeooo:rsid="00309066"/>
    </style:style>
    <style:style style:name="T1077" style:family="text">
      <style:text-properties officeooo:rsid="0031e387"/>
    </style:style>
    <style:style style:name="T1078" style:family="text">
      <style:text-properties officeooo:rsid="003281b4"/>
    </style:style>
    <style:style style:name="T1079" style:family="text">
      <style:text-properties officeooo:rsid="0033be92"/>
    </style:style>
    <style:style style:name="T1080" style:family="text">
      <style:text-properties officeooo:rsid="0034b777"/>
    </style:style>
    <style:style style:name="T1081" style:family="text">
      <style:text-properties officeooo:rsid="00359862"/>
    </style:style>
    <style:style style:name="T1082" style:family="text">
      <style:text-properties officeooo:rsid="00373521"/>
    </style:style>
    <style:style style:name="T1083" style:family="text">
      <style:text-properties officeooo:rsid="0038ee0f"/>
    </style:style>
    <style:style style:name="T1084" style:family="text">
      <style:text-properties officeooo:rsid="003a16a0"/>
    </style:style>
    <style:style style:name="T1085" style:family="text">
      <style:text-properties officeooo:rsid="003a7381"/>
    </style:style>
    <style:style style:name="T1086" style:family="text">
      <style:text-properties style:text-position="super 58%" officeooo:rsid="003a7381"/>
    </style:style>
    <style:style style:name="T1087" style:family="text">
      <style:text-properties officeooo:rsid="02aa2275"/>
    </style:style>
    <style:style style:name="T1088" style:family="text">
      <style:text-properties officeooo:rsid="02ab4253"/>
    </style:style>
    <style:style style:name="T1089" style:family="text">
      <style:text-properties officeooo:rsid="02ad08f3"/>
    </style:style>
    <style:style style:name="T1090" style:family="text">
      <style:text-properties officeooo:rsid="02aee07d"/>
    </style:style>
    <style:style style:name="T1091" style:family="text">
      <style:text-properties fo:font-style="italic" style:font-style-asian="italic" style:font-style-complex="italic"/>
    </style:style>
    <style:style style:name="T1092" style:family="text">
      <style:text-properties fo:font-style="italic" officeooo:rsid="02aa2275" style:font-style-asian="italic" style:font-style-complex="italic"/>
    </style:style>
    <style:style style:name="T1093" style:family="text">
      <style:text-properties officeooo:rsid="02afc99c"/>
    </style:style>
    <style:style style:name="T1094" style:family="text">
      <style:text-properties officeooo:rsid="02b197cd"/>
    </style:style>
    <style:style style:name="T1095" style:family="text">
      <style:text-properties officeooo:rsid="02b279ac"/>
    </style:style>
    <style:style style:name="T1096" style:family="text">
      <style:text-properties officeooo:rsid="02b2d968"/>
    </style:style>
    <style:style style:name="T1097" style:family="text">
      <style:text-properties officeooo:rsid="02d154c7"/>
    </style:style>
    <style:style style:name="T1098" style:family="text">
      <style:text-properties officeooo:rsid="02d1a71b"/>
    </style:style>
    <style:style style:name="T1099" style:family="text">
      <style:text-properties officeooo:rsid="02d2f06f"/>
    </style:style>
    <style:style style:name="T1100" style:family="text">
      <style:text-properties officeooo:rsid="02d50eb1"/>
    </style:style>
    <style:style style:name="T1101" style:family="text">
      <style:text-properties officeooo:rsid="02d704d2"/>
    </style:style>
    <style:style style:name="T1102" style:family="text">
      <style:text-properties officeooo:rsid="02d75948"/>
    </style:style>
    <style:style style:name="T1103" style:family="text">
      <style:text-properties officeooo:rsid="02d8f6ed"/>
    </style:style>
    <style:style style:name="T1104" style:family="text">
      <style:text-properties officeooo:rsid="02d90370"/>
    </style:style>
    <style:style style:name="T1105" style:family="text">
      <style:text-properties officeooo:rsid="02dba112"/>
    </style:style>
    <style:style style:name="T1106" style:family="text">
      <style:text-properties fo:font-weight="bold" style:font-weight-asian="bold" style:font-weight-complex="bold"/>
    </style:style>
    <style:style style:name="T1107" style:family="text">
      <style:text-properties fo:font-weight="bold" officeooo:rsid="02d90370" style:font-weight-asian="bold" style:font-weight-complex="bold"/>
    </style:style>
    <style:style style:name="T1108" style:family="text">
      <style:text-properties fo:font-weight="bold" officeooo:rsid="02e1a9f4" style:font-weight-asian="bold" style:font-weight-complex="bold"/>
    </style:style>
    <style:style style:name="T1109" style:family="text">
      <style:text-properties fo:font-weight="bold" officeooo:rsid="0356c4b1" style:font-weight-asian="bold" style:font-weight-complex="bold"/>
    </style:style>
    <style:style style:name="T1110" style:family="text">
      <style:text-properties fo:font-weight="bold" officeooo:rsid="03586f5a" style:font-weight-asian="bold" style:font-weight-complex="bold"/>
    </style:style>
    <style:style style:name="T1111" style:family="text">
      <style:text-properties fo:font-weight="bold" officeooo:rsid="037cbede" style:font-weight-asian="bold" style:font-weight-complex="bold"/>
    </style:style>
    <style:style style:name="T1112" style:family="text">
      <style:text-properties fo:font-weight="bold" officeooo:rsid="037d3ca6" style:font-weight-asian="bold" style:font-weight-complex="bold"/>
    </style:style>
    <style:style style:name="T1113" style:family="text">
      <style:text-properties officeooo:rsid="02dd4a81"/>
    </style:style>
    <style:style style:name="T1114" style:family="text">
      <style:text-properties officeooo:rsid="02dd6dfe"/>
    </style:style>
    <style:style style:name="T1115" style:family="text">
      <style:text-properties officeooo:rsid="02de5bd6"/>
    </style:style>
    <style:style style:name="T1116" style:family="text">
      <style:text-properties officeooo:rsid="02dee6ba"/>
    </style:style>
    <style:style style:name="T1117" style:family="text">
      <style:text-properties officeooo:rsid="02e00714"/>
    </style:style>
    <style:style style:name="T1118" style:family="text">
      <style:text-properties officeooo:rsid="02e1681b"/>
    </style:style>
    <style:style style:name="T1119" style:family="text">
      <style:text-properties officeooo:rsid="02e1a9f4"/>
    </style:style>
    <style:style style:name="T1120" style:family="text">
      <style:text-properties fo:font-size="12pt" fo:font-weight="bold" officeooo:rsid="02e1a9f4" style:font-size-asian="12pt" style:font-weight-asian="bold" style:font-size-complex="12pt" style:font-weight-complex="bold"/>
    </style:style>
    <style:style style:name="T1121" style:family="text">
      <style:text-properties officeooo:rsid="02e1deb7"/>
    </style:style>
    <style:style style:name="T1122" style:family="text">
      <style:text-properties officeooo:rsid="02e3a78c"/>
    </style:style>
    <style:style style:name="T1123" style:family="text">
      <style:text-properties officeooo:rsid="02e4ab5f"/>
    </style:style>
    <style:style style:name="T1124" style:family="text">
      <style:text-properties style:text-underline-style="solid" style:text-underline-width="auto" style:text-underline-color="font-color" officeooo:rsid="02e4ab5f"/>
    </style:style>
    <style:style style:name="T1125" style:family="text">
      <style:text-properties officeooo:rsid="02e6c9b2"/>
    </style:style>
    <style:style style:name="T1126" style:family="text">
      <style:text-properties officeooo:rsid="02e80af6"/>
    </style:style>
    <style:style style:name="T1127" style:family="text">
      <style:text-properties officeooo:rsid="02e9abe4"/>
    </style:style>
    <style:style style:name="T1128" style:family="text">
      <style:text-properties officeooo:rsid="02e9b73d"/>
    </style:style>
    <style:style style:name="T1129" style:family="text">
      <style:text-properties officeooo:rsid="02eb9fc8"/>
    </style:style>
    <style:style style:name="T1130" style:family="text">
      <style:text-properties officeooo:rsid="02ec70b0"/>
    </style:style>
    <style:style style:name="T1131" style:family="text">
      <style:text-properties officeooo:rsid="02ed9d4a"/>
    </style:style>
    <style:style style:name="T1132" style:family="text">
      <style:text-properties officeooo:rsid="02ee5979"/>
    </style:style>
    <style:style style:name="T1133" style:family="text">
      <style:text-properties officeooo:rsid="02ef667f"/>
    </style:style>
    <style:style style:name="T1134" style:family="text">
      <style:text-properties officeooo:rsid="02f08f86"/>
    </style:style>
    <style:style style:name="T1135" style:family="text">
      <style:text-properties officeooo:rsid="02f0b80c"/>
    </style:style>
    <style:style style:name="T1136" style:family="text">
      <style:text-properties officeooo:rsid="02f2b5c2"/>
    </style:style>
    <style:style style:name="T1137" style:family="text">
      <style:text-properties officeooo:rsid="02f43bfc"/>
    </style:style>
    <style:style style:name="T1138" style:family="text">
      <style:text-properties officeooo:rsid="02f45cf3"/>
    </style:style>
    <style:style style:name="T1139" style:family="text">
      <style:text-properties officeooo:rsid="02f628f7"/>
    </style:style>
    <style:style style:name="T1140" style:family="text">
      <style:text-properties officeooo:rsid="02f7cafa"/>
    </style:style>
    <style:style style:name="T1141" style:family="text">
      <style:text-properties officeooo:rsid="02f9b37b"/>
    </style:style>
    <style:style style:name="T1142" style:family="text">
      <style:text-properties officeooo:rsid="02fa64ff"/>
    </style:style>
    <style:style style:name="T1143" style:family="text">
      <style:text-properties officeooo:rsid="02fcc124"/>
    </style:style>
    <style:style style:name="T1144" style:family="text">
      <style:text-properties officeooo:rsid="02ff09a9"/>
    </style:style>
    <style:style style:name="T1145" style:family="text">
      <style:text-properties officeooo:rsid="0300c227"/>
    </style:style>
    <style:style style:name="T1146" style:family="text">
      <style:text-properties officeooo:rsid="03021d7b"/>
    </style:style>
    <style:style style:name="T1147" style:family="text">
      <style:text-properties officeooo:rsid="0303995e"/>
    </style:style>
    <style:style style:name="T1148" style:family="text">
      <style:text-properties officeooo:rsid="03059214"/>
    </style:style>
    <style:style style:name="T1149" style:family="text">
      <style:text-properties officeooo:rsid="0306831f"/>
    </style:style>
    <style:style style:name="T1150" style:family="text">
      <style:text-properties officeooo:rsid="0307f40d"/>
    </style:style>
    <style:style style:name="T1151" style:family="text">
      <style:text-properties officeooo:rsid="0308390d"/>
    </style:style>
    <style:style style:name="T1152" style:family="text">
      <style:text-properties officeooo:rsid="030a2214"/>
    </style:style>
    <style:style style:name="T1153" style:family="text">
      <style:text-properties officeooo:rsid="030a5c3b"/>
    </style:style>
    <style:style style:name="T1154" style:family="text">
      <style:text-properties officeooo:rsid="030b0a16"/>
    </style:style>
    <style:style style:name="T1155" style:family="text">
      <style:text-properties officeooo:rsid="030b29a4"/>
    </style:style>
    <style:style style:name="T1156" style:family="text">
      <style:text-properties officeooo:rsid="030cc16f"/>
    </style:style>
    <style:style style:name="T1157" style:family="text">
      <style:text-properties officeooo:rsid="030df89b"/>
    </style:style>
    <style:style style:name="T1158" style:family="text">
      <style:text-properties officeooo:rsid="030fca55"/>
    </style:style>
    <style:style style:name="T1159" style:family="text">
      <style:text-properties officeooo:rsid="03103d2f"/>
    </style:style>
    <style:style style:name="T1160" style:family="text">
      <style:text-properties officeooo:rsid="031046a4"/>
    </style:style>
    <style:style style:name="T1161" style:family="text">
      <style:text-properties officeooo:rsid="0310aebb"/>
    </style:style>
    <style:style style:name="T1162" style:family="text">
      <style:text-properties officeooo:rsid="03124ef8"/>
    </style:style>
    <style:style style:name="T1163" style:family="text">
      <style:text-properties officeooo:rsid="031334a8"/>
    </style:style>
    <style:style style:name="T1164" style:family="text">
      <style:text-properties officeooo:rsid="0313e48a"/>
    </style:style>
    <style:style style:name="T1165" style:family="text">
      <style:text-properties officeooo:rsid="0314059a"/>
    </style:style>
    <style:style style:name="T1166" style:family="text">
      <style:text-properties officeooo:rsid="03142eb8"/>
    </style:style>
    <style:style style:name="T1167" style:family="text">
      <style:text-properties officeooo:rsid="03143f65"/>
    </style:style>
    <style:style style:name="T1168" style:family="text">
      <style:text-properties officeooo:rsid="03147318"/>
    </style:style>
    <style:style style:name="T1169" style:family="text">
      <style:text-properties officeooo:rsid="0315060a"/>
    </style:style>
    <style:style style:name="T1170" style:family="text">
      <style:text-properties officeooo:rsid="03160455"/>
    </style:style>
    <style:style style:name="T1171" style:family="text">
      <style:text-properties officeooo:rsid="0316c2c0"/>
    </style:style>
    <style:style style:name="T1172" style:family="text">
      <style:text-properties officeooo:rsid="0316d919"/>
    </style:style>
    <style:style style:name="T1173" style:family="text">
      <style:text-properties officeooo:rsid="03185520"/>
    </style:style>
    <style:style style:name="T1174" style:family="text">
      <style:text-properties officeooo:rsid="031e84ff"/>
    </style:style>
    <style:style style:name="T1175" style:family="text">
      <style:text-properties officeooo:rsid="03201fc9"/>
    </style:style>
    <style:style style:name="T1176" style:family="text">
      <style:text-properties officeooo:rsid="0321e390"/>
    </style:style>
    <style:style style:name="T1177" style:family="text">
      <style:text-properties officeooo:rsid="03233223"/>
    </style:style>
    <style:style style:name="T1178" style:family="text">
      <style:text-properties officeooo:rsid="0324db94"/>
    </style:style>
    <style:style style:name="T1179" style:family="text">
      <style:text-properties officeooo:rsid="03264f2a"/>
    </style:style>
    <style:style style:name="T1180" style:family="text">
      <style:text-properties officeooo:rsid="03268d6e"/>
    </style:style>
    <style:style style:name="T1181" style:family="text">
      <style:text-properties officeooo:rsid="032717c7"/>
    </style:style>
    <style:style style:name="T1182" style:family="text">
      <style:text-properties officeooo:rsid="0328dff0"/>
    </style:style>
    <style:style style:name="T1183" style:family="text">
      <style:text-properties officeooo:rsid="032a40a1"/>
    </style:style>
    <style:style style:name="T1184" style:family="text">
      <style:text-properties officeooo:rsid="032a5743"/>
    </style:style>
    <style:style style:name="T1185" style:family="text">
      <style:text-properties officeooo:rsid="032ae68b"/>
    </style:style>
    <style:style style:name="T1186" style:family="text">
      <style:text-properties officeooo:rsid="032cb8db"/>
    </style:style>
    <style:style style:name="T1187" style:family="text">
      <style:text-properties officeooo:rsid="032e7cc5"/>
    </style:style>
    <style:style style:name="T1188" style:family="text">
      <style:text-properties officeooo:rsid="032f45b6"/>
    </style:style>
    <style:style style:name="T1189" style:family="text">
      <style:text-properties officeooo:rsid="032fec04"/>
    </style:style>
    <style:style style:name="T1190" style:family="text">
      <style:text-properties officeooo:rsid="03311bab"/>
    </style:style>
    <style:style style:name="T1191" style:family="text">
      <style:text-properties officeooo:rsid="033123cd"/>
    </style:style>
    <style:style style:name="T1192" style:family="text">
      <style:text-properties officeooo:rsid="0332f1b4"/>
    </style:style>
    <style:style style:name="T1193" style:family="text">
      <style:text-properties officeooo:rsid="03343846"/>
    </style:style>
    <style:style style:name="T1194" style:family="text">
      <style:text-properties officeooo:rsid="03357f30"/>
    </style:style>
    <style:style style:name="T1195" style:family="text">
      <style:text-properties officeooo:rsid="03475e9b"/>
    </style:style>
    <style:style style:name="T1196" style:family="text">
      <style:text-properties officeooo:rsid="034952f1"/>
    </style:style>
    <style:style style:name="T1197" style:family="text">
      <style:text-properties officeooo:rsid="034a6334"/>
    </style:style>
    <style:style style:name="T1198" style:family="text">
      <style:text-properties officeooo:rsid="034ac4d8"/>
    </style:style>
    <style:style style:name="T1199" style:family="text">
      <style:text-properties officeooo:rsid="034b5a2a"/>
    </style:style>
    <style:style style:name="T1200" style:family="text">
      <style:text-properties officeooo:rsid="034c0353"/>
    </style:style>
    <style:style style:name="T1201" style:family="text">
      <style:text-properties officeooo:rsid="034cde3f"/>
    </style:style>
    <style:style style:name="T1202" style:family="text">
      <style:text-properties officeooo:rsid="034d2068"/>
    </style:style>
    <style:style style:name="T1203" style:family="text">
      <style:text-properties officeooo:rsid="034dd2e7"/>
    </style:style>
    <style:style style:name="T1204" style:family="text">
      <style:text-properties officeooo:rsid="034dfabe"/>
    </style:style>
    <style:style style:name="T1205" style:family="text">
      <style:text-properties officeooo:rsid="034e6dd6"/>
    </style:style>
    <style:style style:name="T1206" style:family="text">
      <style:text-properties officeooo:rsid="034e895b"/>
    </style:style>
    <style:style style:name="T1207" style:family="text">
      <style:text-properties officeooo:rsid="034f617f"/>
    </style:style>
    <style:style style:name="T1208" style:family="text">
      <style:text-properties officeooo:rsid="03512ce9"/>
    </style:style>
    <style:style style:name="T1209" style:family="text">
      <style:text-properties officeooo:rsid="0352d5af"/>
    </style:style>
    <style:style style:name="T1210" style:family="text">
      <style:text-properties officeooo:rsid="03535c0d"/>
    </style:style>
    <style:style style:name="T1211" style:family="text">
      <style:text-properties officeooo:rsid="0354b017"/>
    </style:style>
    <style:style style:name="T1212" style:family="text">
      <style:text-properties officeooo:rsid="03552621"/>
    </style:style>
    <style:style style:name="T1213" style:family="text">
      <style:text-properties officeooo:rsid="0356c4b1"/>
    </style:style>
    <style:style style:name="T1214" style:family="text">
      <style:text-properties officeooo:rsid="03586f5a"/>
    </style:style>
    <style:style style:name="T1215" style:family="text">
      <style:text-properties officeooo:rsid="035a6496"/>
    </style:style>
    <style:style style:name="T1216" style:family="text">
      <style:text-properties officeooo:rsid="035ab703"/>
    </style:style>
    <style:style style:name="T1217" style:family="text">
      <style:text-properties officeooo:rsid="035c7eff"/>
    </style:style>
    <style:style style:name="T1218" style:family="text">
      <style:text-properties officeooo:rsid="035d28cc"/>
    </style:style>
    <style:style style:name="T1219" style:family="text">
      <style:text-properties officeooo:rsid="035ea8ee"/>
    </style:style>
    <style:style style:name="T1220" style:family="text">
      <style:text-properties officeooo:rsid="035ee159"/>
    </style:style>
    <style:style style:name="T1221" style:family="text">
      <style:text-properties officeooo:rsid="0360db90"/>
    </style:style>
    <style:style style:name="T1222" style:family="text">
      <style:text-properties officeooo:rsid="03612f85"/>
    </style:style>
    <style:style style:name="T1223" style:family="text">
      <style:text-properties officeooo:rsid="036287f4"/>
    </style:style>
    <style:style style:name="T1224" style:family="text">
      <style:text-properties officeooo:rsid="03649a56"/>
    </style:style>
    <style:style style:name="T1225" style:family="text">
      <style:text-properties officeooo:rsid="0365706e"/>
    </style:style>
    <style:style style:name="T1226" style:family="text">
      <style:text-properties officeooo:rsid="0365caa8"/>
    </style:style>
    <style:style style:name="T1227" style:family="text">
      <style:text-properties officeooo:rsid="03679b08"/>
    </style:style>
    <style:style style:name="T1228" style:family="text">
      <style:text-properties officeooo:rsid="03688d79"/>
    </style:style>
    <style:style style:name="T1229" style:family="text">
      <style:text-properties officeooo:rsid="036c2c5d"/>
    </style:style>
    <style:style style:name="T1230" style:family="text">
      <style:text-properties officeooo:rsid="036caf1a"/>
    </style:style>
    <style:style style:name="T1231" style:family="text">
      <style:text-properties officeooo:rsid="036e1693"/>
    </style:style>
    <style:style style:name="T1232" style:family="text">
      <style:text-properties officeooo:rsid="036f0cdb"/>
    </style:style>
    <style:style style:name="T1233" style:family="text">
      <style:text-properties officeooo:rsid="0371044a"/>
    </style:style>
    <style:style style:name="T1234" style:family="text">
      <style:text-properties officeooo:rsid="03724308"/>
    </style:style>
    <style:style style:name="T1235" style:family="text">
      <style:text-properties officeooo:rsid="0372b458"/>
    </style:style>
    <style:style style:name="T1236" style:family="text">
      <style:text-properties officeooo:rsid="0374a144"/>
    </style:style>
    <style:style style:name="T1237" style:family="text">
      <style:text-properties officeooo:rsid="0374cce5"/>
    </style:style>
    <style:style style:name="T1238" style:family="text">
      <style:text-properties officeooo:rsid="0375dfa1"/>
    </style:style>
    <style:style style:name="T1239" style:family="text">
      <style:text-properties officeooo:rsid="037742c5"/>
    </style:style>
    <style:style style:name="T1240" style:family="text">
      <style:text-properties officeooo:rsid="037863f3"/>
    </style:style>
    <style:style style:name="T1241" style:family="text">
      <style:text-properties officeooo:rsid="03795bec"/>
    </style:style>
    <style:style style:name="T1242" style:family="text">
      <style:text-properties officeooo:rsid="037adf2b"/>
    </style:style>
    <style:style style:name="T1243" style:family="text">
      <style:text-properties officeooo:rsid="037c8bea"/>
    </style:style>
    <style:style style:name="T1244" style:family="text">
      <style:text-properties officeooo:rsid="037cbede"/>
    </style:style>
    <style:style style:name="T1245" style:family="text">
      <style:text-properties officeooo:rsid="037d3ca6"/>
    </style:style>
    <style:style style:name="T1246" style:family="text">
      <style:text-properties officeooo:rsid="037da1d6"/>
    </style:style>
    <style:style style:name="T1247" style:family="text">
      <style:text-properties officeooo:rsid="037edf8c"/>
    </style:style>
    <style:style style:name="T1248" style:family="text">
      <style:text-properties officeooo:rsid="037f5ac2"/>
    </style:style>
    <style:style style:name="T1249" style:family="text">
      <style:text-properties officeooo:rsid="03811a82"/>
    </style:style>
    <style:style style:name="T1250" style:family="text">
      <style:text-properties officeooo:rsid="0382f7b5"/>
    </style:style>
    <style:style style:name="T1251" style:family="text">
      <style:text-properties officeooo:rsid="0383866c"/>
    </style:style>
    <style:style style:name="T1252" style:family="text">
      <style:text-properties officeooo:rsid="0384d4c5"/>
    </style:style>
    <style:style style:name="T1253" style:family="text">
      <style:text-properties officeooo:rsid="03858045"/>
    </style:style>
    <style:style style:name="T1254" style:family="text">
      <style:text-properties officeooo:rsid="038765ea"/>
    </style:style>
    <style:style style:name="T1255" style:family="text">
      <style:text-properties officeooo:rsid="03887472"/>
    </style:style>
    <style:style style:name="T1256" style:family="text">
      <style:text-properties officeooo:rsid="03897b8f"/>
    </style:style>
    <style:style style:name="T1257" style:family="text">
      <style:text-properties officeooo:rsid="0389ed58"/>
    </style:style>
    <style:style style:name="T1258" style:family="text">
      <style:text-properties officeooo:rsid="038ac026"/>
    </style:style>
    <style:style style:name="T1259" style:family="text">
      <style:text-properties officeooo:rsid="038c515b"/>
    </style:style>
    <style:style style:name="T1260" style:family="text">
      <style:text-properties officeooo:rsid="038de198"/>
    </style:style>
    <style:style style:name="T1261" style:family="text">
      <style:text-properties officeooo:rsid="038f140b"/>
    </style:style>
    <style:style style:name="T1262" style:family="text">
      <style:text-properties officeooo:rsid="0390794c"/>
    </style:style>
    <style:style style:name="T1263" style:family="text">
      <style:text-properties officeooo:rsid="03915c3a"/>
    </style:style>
    <style:style style:name="T1264" style:family="text">
      <style:text-properties officeooo:rsid="03923a35"/>
    </style:style>
    <style:style style:name="T1265" style:family="text">
      <style:text-properties officeooo:rsid="039300c7"/>
    </style:style>
    <style:style style:name="T1266" style:family="text">
      <style:text-properties officeooo:rsid="0393b18d"/>
    </style:style>
    <style:style style:name="T1267" style:family="text">
      <style:text-properties officeooo:rsid="0394d1bc"/>
    </style:style>
    <style:style style:name="T1268" style:family="text">
      <style:text-properties officeooo:rsid="0395c398"/>
    </style:style>
    <style:style style:name="T1269" style:family="text">
      <style:text-properties officeooo:rsid="03968052"/>
    </style:style>
    <style:style style:name="T1270" style:family="text">
      <style:text-properties officeooo:rsid="03971dbb"/>
    </style:style>
    <style:style style:name="T1271" style:family="text">
      <style:text-properties officeooo:rsid="03973977"/>
    </style:style>
    <style:style style:name="T1272" style:family="text">
      <style:text-properties officeooo:rsid="057ce4af"/>
    </style:style>
    <style:style style:name="T1273" style:family="text">
      <style:text-properties officeooo:rsid="057e77ea"/>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text:span text:style-name="T48">BIOTECNOLOGIA</text:span><text:span text:style-name="T51"><text:line-break/>La biotecnologia è una scienza in grado di dare risposte nuove e soprattutto sostenibil</text:span><text:span text:style-name="T52">i</text:span><text:span text:style-name="T51">, va ad impattare in modo<text:line-break/>pesante l’economia più sostenibile (green economy). </text:span><text:span text:style-name="T53">È una tecnologia che ha a che fare con un microorganismo (batteri, funghi, lieviti) </text:span><text:span text:style-name="T75">per sintetizzare, rompere o trasformare materiali.<text:line-break/>La biotecnologia non è la microbiologia, </text:span><text:span text:style-name="T76">quest’ultima</text:span><text:span text:style-name="T75"> si occupa delle cellule </text:span><text:span text:style-name="T77">microbiche </text:span><text:span text:style-name="T75">e dei microorganismi, studia l</text:span><text:span text:style-name="T77">e </text:span><text:span text:style-name="T75">reazioni che avvengono all’interno </text:span><text:span text:style-name="T77">della cellula </text:span><text:span text:style-name="T56">mentre l</text:span><text:span text:style-name="T75">a biotecnologia è un’industria, impatta e ha a che fare con cose vive, </text:span><text:span text:style-name="T78">è qualcosa che a che fare con la produzione. </text:span><text:span text:style-name="T75">Noi faremo biotecnologia, non microbiologia.<text:line-break/>La biotec</text:span><text:span text:style-name="T76">nologia</text:span><text:span text:style-name="T75"> non è neppure biologia, </text:span><text:span text:style-name="T56">qui </text:span><text:span text:style-name="T75">la differenza sostanziale è la scala </text:span><text:span text:style-name="T77">di operazione</text:span><text:span text:style-name="T75">.<text:line-break/>Nei processi biotec</text:span><text:span text:style-name="T76">nologici</text:span><text:span text:style-name="T75"> siamo legati alla tracciabilità, se i</text:span><text:span text:style-name="T76">l</text:span><text:span text:style-name="T75"> microorganismo cambia/muore bisogna spegnere il reattore.<text:line-break/>Nel caso delle biotecnologie il reattore è il posto in cui metto il microorganismo (considerato il vero reattore) e dove faccio avvenire la reazione. Vogliamo mantenere vivo per il tempo richiesto questo microorganismo. <text:line-break/>Le condizioni operative dipendono dalle cellule che stiamo utilizzando. <text:line-break/>La produzione biotecnologica usa fermentatori giganteschi dove ho principalmente acqua, prodotto fermentato e infine ho il prodotto in sé che però è </text:span><text:span text:style-name="T56">molto</text:span><text:span text:style-name="T75"> poco. La maggior parte dei costi di un processo biotecnologiche è dato dal fatto che abbiamo molte cose diluite, molte cose simili e soprattutto tante. <text:line-break/></text:span><text:span text:style-name="T79">I</text:span><text:span text:style-name="T75">l più delle volte lavoriamo con tutte e tre le fasi: solido il reattore, liquido il substrato e poi c’è la fase gassosa (degradando il substrato spesso si generano gas).<text:line-break/>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ext:span><text:span text:style-name="T52">nd</text:span><text:span text:style-name="T75">o</text:span><text:span text:style-name="T52">lo</text:span><text:span text:style-name="T75">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text:span><text:span text:style-name="T52">P</text:span><text:span text:style-name="T75">er sterilizzare dobbiamo andare a T alte ma dentro al reattore devo lavorare a T sui 30 °C. <text:line-break/>Per sterilizzare l’aria posso filtrarla, l’aria va alimentata di continuo e aldilà dei costi del pompaggio devo considerare anche costi di filtrazione. <text:line-break/></text:span><text:span text:style-name="T56">Le r</text:span><text:span text:style-name="T75">eazioni microbiologiche </text:span><text:span text:style-name="T56">sono </text:span><text:span text:style-name="T75">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line-break/>La microbiologia è divisa in sotto-discipline: bianca → </text:span><text:span text:style-name="T80">cibo</text:span><text:span text:style-name="T75">, ross</text:span><text:span text:style-name="T80">a → medicale</text:span><text:span text:style-name="T75"> e verde </text:span><text:span text:style-name="T453">→</text:span><text:span text:style-name="T75"> ambiente e ecologia.<text:line-break/></text:span><text:span text:style-name="T81">Da un punto di vista industriale l’uso di un microrganismo per rimpiazzare procedure già esistenti può rendere alcune industrie più efficienti, ecologiche e e sostenibili in quanto </text:span><text:span text:style-name="T82">lo</text:span><text:span text:style-name="T81"> scarto sarebbe ridotto, il consumo dell’energia e l’emissione di gas si abbasserebbero e si utilizzerebbero materiali più rinnovabili.</text:span></text:p>
      <text:p text:style-name="P110"><text:span text:style-name="T51">Obiettivo: fare stessi prodotti utilizzando percorsi diversi, </text:span><text:span text:style-name="T52">utilizziamo</text:span><text:span text:style-name="T51"> </text:span><text:span text:style-name="T53">speso</text:span><text:span text:style-name="T51"> gli </text:span><text:span text:style-name="T415">enzimi</text:span><text:span text:style-name="T51"> </text:span><text:span text:style-name="T53">ossia</text:span><text:span text:style-name="T51"> i catalizzatori biologici, </text:span><text:span text:style-name="T54">fanno avvenire le reazioni e </text:span><text:span text:style-name="T51">otteniamo </text:span><text:span text:style-name="T53">così </text:span><text:span text:style-name="T51">prodotti puliti e targettati in quanto con gli enzimi siamo in condizioni </text:span><text:span text:style-name="T55">di</text:span><text:span text:style-name="T51"> zero waste, vantaggio: uso di condizioni molto blande </text:span><text:span text:style-name="T56">come</text:span><text:span text:style-name="T51"> T e P amb ma anche una catalisi estremamente mirata.<text:line-break/>Gli enzimi sono degli ottimi catalizzatori che un tempo venivano utilizzati principalmente per l’industria farmaceutica e alimentar</text:span><text:span text:style-name="T57">e</text:span><text:span text:style-name="T51"> mentre ora vanno ad impattare su altri tipi di produzione industriali come ad esempio i jeans strappati o lo sbiancamento della carta. La catalisi enzimatica sta diventando sempre più importante. <text:line-break/>Molti microorganismi vengono prodotti per fare gli enzimi.<text:line-break/></text:span><text:span text:style-name="T58">L’enzima è una </text:span><text:span text:style-name="T51">proteina macroscopica molto complessa che si estrae dal microorganismo </text:span><text:span text:style-name="T58">(→ pacchetto proteico perché il 50% della cellula è fatta da proteine</text:span><text:span text:style-name="T55">)</text:span><text:span text:style-name="T58">.</text:span><text:span text:style-name="T51"><text:line-break/>La principale differenza tra enzimi e catalizzatori convenzionali </text:span><text:span text:style-name="T55">è data</text:span><text:span text:style-name="T51"> </text:span><text:span text:style-name="T55">dal</text:span><text:span text:style-name="T51">le condizioni operativi: gli enzimi possono lavorare a </text:span><text:span text:style-name="T55">P</text:span><text:span text:style-name="T51"> e </text:span><text:span text:style-name="T55">T</text:span><text:span text:style-name="T51"> ambiente. Si lavor</text:span><text:span text:style-name="T57">a</text:span><text:span text:style-name="T51"> </text:span><text:span text:style-name="T56">a</text:span><text:span text:style-name="T51"> queste condizioni poiché si riducono i costi ma soprattutto per la cellula, </text:span><text:span text:style-name="T59">infatti </text:span><text:span text:style-name="T51">l’enzima nasce per operare all’interno della cellula la quale lavora solitamente a queste condizioni (poi però molte cellule si sono adattate a tantissimi habitat diversi come ad esempio </text:span><text:span text:style-name="T59">il</text:span><text:span text:style-name="T51"> vulcano).<text:line-break/>Noi siamo degli organismi chirali, i nostri enzimi sono in grado di riconoscere soltanto una certa tipologia di posizione nello spazio </text:span><text:span text:style-name="T452">→</text:span><text:span text:style-name="T51"> tutte le molecole biologiche hanno delle strutture biologiche definit</text:span><text:span text:style-name="T54">e.<text:line-break/>E</text:span><text:span text:style-name="T51">sistono gli ENANT</text:span><text:span text:style-name="T54">I</text:span><text:span text:style-name="T51">OMER</text:span><text:span text:style-name="T54">I</text:span><text:span text:style-name="T51">: due molecole identiche ma speculari. <text:line-break/></text:span><text:soft-page-break/><text:span text:style-name="T51">Gli enzimi trasformano uno solo dei due enant</text:span><text:span text:style-name="T54">i</text:span><text:span text:style-name="T51">omer</text:span><text:span text:style-name="T54">i e</text:span><text:span text:style-name="T51"> noi riusciamo a riconoscerne solo uno. <text:line-break/></text:span><text:span text:style-name="T60">Un altro obiettivo della biotecnologia è quella di produrre il microrganismo stesso </text:span><text:span text:style-name="T61">per farlo lavorare oppure per fare reazioni chimiche.</text:span><text:span text:style-name="T60"> <text:line-break/></text:span><text:span text:style-name="T69">La biote</text:span><text:span text:style-name="T60">c</text:span><text:span text:style-name="T69">nologia è</text:span><text:span text:style-name="T60"> dedicat</text:span><text:span text:style-name="T69">a anche</text:span><text:span text:style-name="T60"> alla modifica del patrimonio genetico.<text:line-break/>OGM=organismo geneticamente modificato all’interno non della stessa specie, <text:s/>l’accezione è data a quelli transgenici <text:s/>(l’organismo non avrebbe mai prodotto quella proteina). Spesso all’interno del reattore uso i mutanti, li genero usando dei sistemi che possono portare a modifiche del DNA. </text:span><text:span text:style-name="T51"><text:line-break/><text:line-break/>FERMENTAZIONE: </text:span><text:span text:style-name="T62">l</text:span><text:span text:style-name="T51">a fermentazione deve </text:span><text:span text:style-name="T62">essere utilizzata</text:span><text:span text:style-name="T51"> con organismi,</text:span><text:span text:style-name="T62"> non ha senso applicarlo ad un processo enzimatico</text:span><text:span text:style-name="T51">. Fermentazione sinonimo di bioprocesso. <text:line-break/>1) </text:span><text:span text:style-name="T62">Nella fisiologia microbica la fermentazione riguarda metabolism</text:span><text:span text:style-name="T63">i</text:span><text:span text:style-name="T62"> di fonte di carbonio dove l’energia è generata dal</text:span><text:span text:style-name="T63">la fosforilazione del livello di substrato e dove le molecole organiche sono gli accettori finali degli elettroni generati durante le</text:span><text:span text:style-name="T51"> redox.<text:line-break/>Quando l’accettore finale è un composto inorganico si parla di </text:span><text:span text:style-name="T420">r</text:span><text:span text:style-name="T419">espirazione</text:span><text:span text:style-name="T51">: aerobica se l’accettore è l’ossigeno, anaerobica se è un’altra molecola inorganica.<text:line-break/>2) Per l’industria microbiologica la fermentazione è un processo dove i microorganismi sono cresciuti su una larga scal</text:span><text:span text:style-name="T65">a</text:span><text:span text:style-name="T51"> </text:span><text:span text:style-name="T64">anche se l’accettore finale degli elettroni non è un composto organico. </text:span><text:span text:style-name="T65">Quindi l</text:span><text:span text:style-name="T64">a produzione di penicillina e la crescita delle cellule del lievito, entrambe </text:span><text:span text:style-name="T65">altamente</text:span><text:span text:style-name="T64"> aerobiche, sono </text:span><text:span text:style-name="T65">indicate</text:span><text:span text:style-name="T64"> come </text:span><text:bookmark text:name="tw-target-text"/><text:span text:style-name="T65">fermentazioni come produzione di etanolo o bevande alcoliche, cioè fermentazioni in senso fisiologico.</text:span><text:span text:style-name="T51"><text:line-break/>3) Per i processi food, la fermentazione implica quei processi alimentari (burro, vino, birra ecc) che utilizzano un microorganismo (o enzimi) </text:span><text:span text:style-name="T66">che gioca un grande ruolo. </text:span><text:span text:style-name="T67">I microrganismi determinano la natura del cibo producendo i componenti aromatici e decidendo le proprietà organolettiche generali del cibo.</text:span><text:span text:style-name="T66"><text:line-break/></text:span><text:span text:style-name="T67">Il v</text:span><text:span text:style-name="T51">ino è </text:span><text:span text:style-name="T67">ottenuto dalla </text:span><text:span text:style-name="T51">fermentazione alcolica, </text:span><text:span text:style-name="T68">l’o</text:span><text:span text:style-name="T51">biettivo</text:span><text:span text:style-name="T68"> di questa fermentazione</text:span><text:span text:style-name="T51"> non </text:span><text:span text:style-name="T70">è </text:span><text:span text:style-name="T68">la produzione di </text:span><text:span text:style-name="T51">etanolo in sé ma il sapore </text:span><text:span text:style-name="T68">e di avere </text:span><text:span text:style-name="T51">tutte quelle molecole tipo aldeide e chetoni che danno la caratteristica del vino. </text:span><text:span text:style-name="T418"><text:line-break/><text:line-break/>BIOPROCESSO<text:line-break/></text:span><text:span text:style-name="T51">Visione generale del bioprocesso: partiamo da una richiesta del mercato (una necessità, antibiotici per morte di polmonite; vaccini per morbillo ecc) dopodiché bisogna selezionare l’organismo </text:span><text:span text:style-name="T91">che</text:span><text:span text:style-name="T51"> determinerà la scelta del reattore. I microorganismi utilizzati nell’industria non sono MAI quelli naturali </text:span><text:span text:style-name="T70">ma </text:span><text:span text:style-name="T51">sono manipolati adattandoli affinché possano massimizzare la produzione </text:span><text:span text:style-name="T71">e</text:span><text:span text:style-name="T51"> allungare i tempi </text:span><text:span text:style-name="T71">diminuendo i costi</text:span><text:span text:style-name="T51">.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text:span><text:span text:style-name="T71">elevata </text:span><text:span text:style-name="T51">P i microorganismi </text:span><text:span text:style-name="T71">muoiono</text:span><text:span text:style-name="T51">) quindi devo lavorare in largo eccesso con aria affinché il processo riesca ad avere l’aria di cui ha bisogno. L’aria deve essere sterile. <text:line-break/>I costi dell’alimentazione dell’aria sono elevati (pompaggio + filtrazione). <text:line-break/>Anche i materiali di partenza ha dei costi; più è semplice </text:span><text:span text:style-name="T92">il substrato </text:span><text:span text:style-name="T51">e più è economico se invece devo aggiungere al substrato alcuni componenti avrò costi in più. Anche il substrato dovrà poi essere sterilizzato.<text:line-break/>Controllerò poi il processo affinché l’organismo venga mantenuto vivo. <text:line-break/>Il n° delle sonde è tipicamente 3 per ogni punto di controllo </text:span><text:span text:style-name="T72">(</text:span><text:span text:style-name="T51">se uno si intasa almeno ce ne sono altre 2</text:span><text:span text:style-name="T72">).</text:span><text:span text:style-name="T51"><text:line-break/>Le redox sono reazioni esotermiche, nel caso degli antibiotici possiamo avere anche l’incremento di 1° </text:span><text:span text:style-name="T72">C a</text:span><text:span text:style-name="T51">ll’ora. <text:line-break/>Anche il pH è un problema a cui dobbiamo stare attenti, dobbiamo prendere come riferimento quella della cellula. <text:line-break/>Le sonde del pH sono degli elettrodi, questa sonda è spesso collegata a serbatoi. Il pH deve essere costante e resisten</text:span><text:span text:style-name="T93">te</text:span><text:span text:style-name="T51"> all’ambiente acquoso, anche le sonde devono essere sterilizzate.<text:line-break/>Anche la concentrazione di zuccheri è fondamentale, esiste infatti l’inibizione degli substrati. <text:line-break/></text:span><text:span text:style-name="T73">I</text:span><text:span text:style-name="T51">l downstream, </text:span><text:span text:style-name="T73">dove </text:span><text:span text:style-name="T84">separiamo e purifichiamo</text:span><text:span text:style-name="T51"> il </text:span><text:span text:style-name="T84">prodotto</text:span><text:span text:style-name="T51">, è fondamentale. <text:line-break/></text:span><text:span text:style-name="T84">Il costo del downstream varia in base alle fermentazioni.<text:line-break/></text:span><text:span text:style-name="T435">Nella sua forma più semplice, il bioprocesso può essere visto come la miscelazione di microrganismi con un brodo nutriente che consente ai microrganismi di reagire con una soluzione zuccherina per dare un prodotto.</text:span><text:span text:style-name="T51"><text:line-break/><text:line-break/>Substrato: ciò che noi mettiamo al microorganismo per farlo crescere </text:span><text:span text:style-name="T84">sano e vitale</text:span><text:span text:style-name="T51">, è costituito da una serie di </text:span><text:soft-page-break/><text:span text:style-name="T51">nutrienti, in primis il glucosio. </text:span><text:span text:style-name="T83">I l</text:span><text:span text:style-name="T51">ieviti </text:span><text:span text:style-name="T83">quindi </text:span><text:span text:style-name="T51"><text:s/>funghi unicellulari sono in grado di degradare una serie di substrati che altri organismi non sono in grado di fare.<text:line-break/>Gli enzimi nascono in ambiente acquoso ma quando vengono immobilizzati da qualche parte possono essere lavorati anche in solvente. Il grosso vantaggio dell’usare l’enzima è operare con un reattore eterogeneo e quindi oper</text:span><text:span text:style-name="T74">are</text:span><text:span text:style-name="T51"> con una catalisi classica.<text:line-break/><text:line-break/>FLOWCHART OF AN INDUSTRIAL FERMENTATION PROCESS: <text:line-break/></text:span><text:span text:style-name="T84">La p</text:span><text:span text:style-name="T51">rima parte </text:span><text:span text:style-name="T454">è l’</text:span><text:span text:style-name="T51">upstream. I reagenti sono microorganismo, substrato e eventualmente aria. <text:line-break/>Il microorganismo è un reagente vivo che noi vogliamo mantenere vivo per raggiungere le rese che ci siamo imposti. Anche il reagente substrato è molto complesso, normalmente </text:span><text:span text:style-name="T85">lo </text:span><text:span text:style-name="T51">prepariamo attraverso un processo di miscelazione con </text:span><text:span text:style-name="T87">l’</text:span><text:span text:style-name="T51">obiettivo </text:span><text:span text:style-name="T87">di</text:span><text:span text:style-name="T51"> massimizzare il prodotto; il substrato può essere utilizzato da più microorganismi, deve essere sterilizzato e bisogna evitare che altri microorganismi lo utilizzino e al tempo stesso devo evitare di degradare il substrato stesso. Ogni volta che si fa partire il processo di produzione devo sviluppare l’inocul</text:span><text:span text:style-name="T86">o</text:span><text:span text:style-name="T51"> che sta normalmente conservat</text:span><text:span text:style-name="T86">o </text:span><text:span text:style-name="T94">(es. al freddo).</text:span><text:span text:style-name="T51"><text:line-break/></text:span><text:span text:style-name="T94">B</text:span><text:span text:style-name="T51">isogna fare uno scaling up della quantità di microorganismo che poi andrà messo nel fermentatore finale.<text:line-break/></text:span><text:span text:style-name="T88">La s</text:span><text:span text:style-name="T51">econda parte </text:span><text:span text:style-name="T455">è il</text:span><text:span text:style-name="T51"> downstream, purificazioni e separazioni dipendono dall’obiettivo finale. <text:line-break/>Abbiamo a che fare con oggetti che esistono a P e T ambiente, tutto quello che può fare danno come trattamento con solvente o con </text:span><text:span text:style-name="T94">T</text:span><text:span text:style-name="T51"> vanno pensati ad hoc. <text:line-break/>Bisogna giustificare la tracciabilità del sistema e garantire un controllo di qualità rigoroso, non ci devono essere residui di produzione o residui di substrato.<text:line-break/>Dentro al bioreattore ci sono tutte le sostanze nutritive che devono andare a concorrere alla crescita e allo sviluppo dell’organismo. Esistono sostanzialmente due fasi, </text:span><text:span text:style-name="T89">tropofase</text:span><text:span text:style-name="T51"> (fase di crescita), idiofase (fase stazionaria della biomassa) e bisogna cercare di massimizzare la produzione. <text:line-break/><text:line-break/>Tutti i processi partono da un substrato che viene messo a contatto con il microorganismo, da questo contatto (con anche eventualmente O</text:span><text:span text:style-name="T460">2</text:span><text:span text:style-name="T51">) avvengono processi intramolecolari e biochimici, si ottengono sostanzialmente tre prodotti: <text:s text:c="2"/></text:span><text:span text:style-name="T419">biomassa</text:span><text:span text:style-name="T51"> </text:span><text:span text:style-name="T95">ossia l’</text:span><text:span text:style-name="T51">organismo che si è prodotto, </text:span><text:span text:style-name="T419">metaboliti </text:span><text:span text:style-name="T444">e</text:span><text:span text:style-name="T421"> </text:span><text:span text:style-name="T427">macromolecole extracellulari.</text:span><text:span text:style-name="T51"><text:line-break/>La differenza dei processi è data dal microorganismo e dallo spettro dei prodotti finali. <text:line-break/>Al microorganismo quello che interessa è fare proteine per poter cioè riprodursi. Costruisco un substrato e costruisco le condizioni operative per ottenere il prodotto d’interesse. <text:line-break/>I processi biotecnologi</text:span><text:span text:style-name="T90">ci</text:span><text:span text:style-name="T51"> richiedono un grande controllo perché normalmente sono processi di larga scala e che devono portare a</text:span><text:span text:style-name="T90">d una buona</text:span><text:span text:style-name="T51"> resa finale, partendo spesso da materie prime che potrebbero essere molto divers</text:span><text:span text:style-name="T96">e</text:span><text:span text:style-name="T51"> tra di loro. Ciascuno di questi processi avrà un bioreattore sviluppato ad hoc in modo tale che la reazione possa avvenire nel modo migliore.<text:line-break/><text:line-break/></text:span><text:span text:style-name="T429">Metaboliti primari </text:span><text:span text:style-name="T452">→</text:span><text:span text:style-name="T51"> metaboliti </text:span><text:span text:style-name="T98">sintetizzati dalle cellule perché indispensabili per la loro</text:span><text:span text:style-name="T51"> crescita. </text:span><text:span text:style-name="T98">Vi sono</text:span><text:span text:style-name="T51"> metaboliti come etanolo, acido acetico </text:span><text:span text:style-name="T102">e </text:span><text:span text:style-name="T51">acido lattico </text:span><text:span text:style-name="T98">che </text:span><text:span text:style-name="T51">sono molecole terminali ossia il microorganismo,</text:span><text:span text:style-name="T98"> in seguito ad u</text:span><text:span text:style-name="T51">na serie di reazioni biochimiche </text:span><text:span text:style-name="T100">che hanno lo scopo di portare a crescita della biomassa, </text:span><text:span text:style-name="T103">produce quelle molecole</text:span><text:span text:style-name="T100">. <text:line-break/>La cellula per crescere ha bisogno di quei prodotti di degradazione del substrato </text:span><text:span text:style-name="T102">q</text:span><text:span text:style-name="T100">uindi intanto che cresce degrad</text:span><text:span text:style-name="T101">a</text:span><text:span text:style-name="T100"> il substrato e produce </text:span><text:span text:style-name="T104">ad esempio l’e</text:span><text:span text:style-name="T100">tanolo. <text:line-break/></text:span><text:span text:style-name="T99">A</text:span><text:span text:style-name="T51">nche gli acidi organici sono metaboliti primari, </text:span><text:span text:style-name="T100">gli acidi organici (soprattutto quelli tricarbossilici) fanno parte del ciclo di Krebs ma non sono il prodotto terminale </text:span><text:span text:style-name="T102">(</text:span><text:span text:style-name="T100">che è CO</text:span><text:span text:style-name="T461">2</text:span><text:span text:style-name="T100"> e acqua</text:span><text:span text:style-name="T102">).</text:span><text:span text:style-name="T100"> </text:span><text:span text:style-name="T102">Sono </text:span><text:span text:style-name="T101">metabolit</text:span><text:span text:style-name="T102">i</text:span><text:span text:style-name="T101"> primari indispensabil</text:span><text:span text:style-name="T102">i</text:span><text:span text:style-name="T101"> alla crescita ma non </text:span><text:span text:style-name="T102">vengono</text:span><text:span text:style-name="T101"> accumulat</text:span><text:span text:style-name="T102">i</text:span><text:span text:style-name="T101"> naturalmente </text:span><text:span text:style-name="T102">perché intermedi del ciclo e non terminali.</text:span><text:span text:style-name="T51"><text:line-break/>Esistono poi una serie di prodotti definiti </text:span><text:span text:style-name="T429">metaboliti secondari</text:span><text:span text:style-name="T51"> </text:span><text:span text:style-name="T452">→</text:span><text:span text:style-name="T51"> tutte quelle molecole che normalmente la cellula non usa </text:span><text:span text:style-name="T99">perché non richiesti per trattamenti metabolici primari. Sono </text:span><text:span text:style-name="T51">una serie di molecole che </text:span><text:span text:style-name="T97">vengono</text:span><text:span text:style-name="T51"> prodot</text:span><text:span text:style-name="T97">te</text:span><text:span text:style-name="T51"> e mess</text:span><text:span text:style-name="T97">e</text:span><text:span text:style-name="T51"> in atto con obiettivo di difesa (es: antibiotici, molecole in grado di uccidere altri microorganismi quando sono in condizioni di forte stress o disagio</text:span><text:span text:style-name="T103">). </text:span><text:span text:style-name="T51">Forte stress =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text:span><text:soft-page-break/><text:span text:style-name="T51">-Stereo-specificità e regio-specificità, le reazioni sono stereospecifiche cioè portano ad una configurazione molecolare specifica </text:span><text:span text:style-name="T105">e sono regiospecifiche quindi portano alla formazione esclusiva di un solo isomero costituzionale.</text:span><text:span text:style-name="T51"><text:line-break/>Portano a prodotti che hanno già le stereo caratteristiche finali.<text:line-break/>-</text:span><text:span text:style-name="T106">Il g</text:span><text:span text:style-name="T51">rosso vantaggio a operare a microorganismo completo è che i passaggi li fa la cellula. <text:line-break/>La sintesi enzimatica di solito viene fatta solo all’ultimo passaggio in modo da essere sicuri di ottenere il prodotto desiderato. Se uso il microorganismo completo i passaggi li fa lei </text:span><text:span text:style-name="T107">mentre </text:span><text:span text:style-name="T51">se voglio usare l’enzima il problema è dato dal fatto che per ogni passaggio ho un enzima diverso. <text:line-break/>-Ambiente acquoso, assenza di solventi e quindi non abbiamo il problema dell’abbattimento del solvente o separazioni. Le acque esauste verranno comunque trattate.<text:line-break/>-Substrati rinnovabili, generalmente non tossici e non infiammabili, sono scarti agricoli (conviene a noi per fare la fermentazione e allo stesso tempo si stanno usando scarti).<text:line-break/>-</text:span><text:span text:style-name="T108">Condizioni più miti quindi meno costi energetici.</text:span><text:span text:style-name="T51"><text:line-break/><text:line-break/>SVANTAGGI:<text:line-break/>-La produzione biotecnologica può essere facilmente contaminata, ci ritroveremmo con una serie di sottoprodotti che non desideriamo.<text:line-break/>-Problema di separazione: molti prodotti e molto simili tra di loro.<text:line-break/>-Per ottenere una certa resa di reazione occorrono tempi lunghi.<text:line-break/>-Sterilizzazione dell’aria </text:span><text:span text:style-name="T110">per assicurare l’aspesi.</text:span><text:span text:style-name="T51"><text:line-break/>-Dover rispondere a protocolli di sicurezza </text:span><text:span text:style-name="T110">e controllo qualità<text:line-break/>-S</text:span><text:span text:style-name="T51">i può avere inibizione del substrato. Non è detto che i prodotti non siano tossici per le cellule. In natura questo problema </text:span><text:span text:style-name="T111">non avviene quasi mai perché </text:span><text:span text:style-name="T51">la cellula si trova in un ambiente grande </text:span><text:span text:style-name="T111">e </text:span><text:span text:style-name="T51">cresce con velocità </text:span><text:span text:style-name="T111">inferiori a quelle industriali.</text:span><text:span text:style-name="T51"> Nel bioreattore però è un rischio.<text:line-break/>-I microorganismi si comportano come black box, ci si ritrova a operare con cellule che talvolta presenta</text:span><text:span text:style-name="T109">no</text:span><text:span text:style-name="T51"> comportamenti anomali.<text:line-break/>-Problemi di raffreddamento, tendenzialmente non si lavora a caldo, le reazioni spesso portano un aumento di calore quindi si cerca di lavorare a T costante.<text:line-break/>-</text:span><text:span text:style-name="T110">I</text:span><text:span text:style-name="T51">nstabilità genetica, c’è possibilità di mutazione, nel caso dei processi biotec</text:span><text:span text:style-name="T110">nologici</text:span><text:span text:style-name="T51"> è un danno molto grande perché i microorganismi sono stati selezionati per essere ottimali per il processo. Se si modificano portano dunque a prodotti non voluti.<text:line-break/></text:span><text:span text:style-name="T493">Basse concentrazioni del prodotto finale.<text:line-break/></text:span><text:span text:style-name="T495">Trattamento di grandi quantità di acqua reflue.</text:span><text:span text:style-name="T493"><text:line-break/><text:line-break/></text:span><text:span text:style-name="T496">La s</text:span><text:span text:style-name="T493">calatura bisogna farl</text:span><text:span text:style-name="T496">a</text:span><text:span text:style-name="T493"> sempre: il microorganismo ha problemi di adattamento all’ambiente in cui cresce, si aumenta progressivamente la dimensione del reattore fino ad arrivare al reattore di semina che verrà utilizzato poi per arrivare al fermentatore. <text:line-break/></text:span><text:span text:style-name="T494">Ho 3 fattori principali che limitano lo scale-</text:span><text:span text:style-name="T497">up:</text:span><text:span text:style-name="T51"><text:line-break/></text:span><text:span text:style-name="T114">1) A</text:span><text:span text:style-name="T51">pporto di ossigeno </text:span><text:span text:style-name="T114">che </text:span><text:span text:style-name="T51">dipende dal volume del reattor</text:span><text:span text:style-name="T112">e.</text:span><text:span text:style-name="T51"><text:line-break/></text:span><text:span text:style-name="T114">2) Effet</text:span><text:span text:style-name="T287">t</text:span><text:span text:style-name="T114">o di shear</text:span><text:span text:style-name="T51"> legato alla miscelazione, dobbiamo agitare un liquido non newtoniano e in cui continuamente viene cambiata la concentrazione dei solidi. </text:span><text:span text:style-name="T113">I</text:span><text:span text:style-name="T51">l microorganismo e la biomassa aumentano e quindi dobbiamo aumentare l’agitazione </text:span><text:span text:style-name="T452">→</text:span><text:span text:style-name="T51"> costi aumentano e effetti di shear, i microorganismi sono sensibili agli sforzi di taglio; nel momento in cui li stiamo agitando potrebbero cambiare via metabolica </text:span><text:span text:style-name="T113">e</text:span><text:span text:style-name="T51"> porta</text:span><text:span text:style-name="T113">re</text:span><text:span text:style-name="T51"> a molecole diverse da quelle previste o addirittura morire. Dobbiamo allora andare a separare qualcosa che è ancora più complesso e in più la separazione progettata era sui prodotti previsti. Gli sforzi di taglio ci sono sempre, derivano dall’agitazione, quando questa non c’è derivano dalle bolle di ossigeno che mettiamo per areare il sistema.<text:line-break/></text:span><text:span text:style-name="T114">3)</text:span><text:span text:style-name="T51"> </text:span><text:span text:style-name="T114">F</text:span><text:span text:style-name="T51">ormazione di metaboliti tossici che possono derivare anche a causa di questo cambiamento della via metabolica.<text:line-break/><text:line-break/>CONSIDERAZIONI ECONOMICHE:<text:line-break/></text:span><text:span text:style-name="T114">Ma</text:span><text:span text:style-name="T51">terie prime + costi fissi (costi energetici, costi per pompare o agitare ecc) + utilities (l’acqua, l’aria, il fatto che aria debba essere filtrata ecc) + lavoro (persone che lavorano nell’impianto) </text:span><text:span text:style-name="T452">→</text:span><text:span text:style-name="T51"> viene fatto un compromesso </text:span><text:span text:style-name="T116">tra tutto ciò.</text:span><text:span text:style-name="T51"><text:line-break/></text:span><text:span text:style-name="T117">Il</text:span><text:span text:style-name="T51"> governo agevola economicamente </text:span><text:span text:style-name="T117">gli impianti</text:span><text:span text:style-name="T51"> tramite tassazioni </text:span><text:span text:style-name="T117">ed</text:span><text:span text:style-name="T51"> è portato a favorire questi processi in condizioni di necessità (es: </text:span><text:span text:style-name="T115">USA</text:span><text:span text:style-name="T51"> </text:span><text:span text:style-name="T452">→</text:span><text:span text:style-name="T51"> transizione a prodotti di fermentazioni che partivano dall’utilizzo dei cereali per promuovere </text:span><text:soft-page-break/><text:span text:style-name="T51">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text:span><text:span text:style-name="T415">Margine di intervento dato dal substrato</text:span><text:span text:style-name="T51">, andare a scegliere substrati molto ossigenati. <text:s/><text:line-break/></text:span><text:span text:style-name="T118">Fare </text:span><text:span text:style-name="T51">una scalatura e </text:span><text:span text:style-name="T118">avere</text:span><text:span text:style-name="T51"> una automazione più grande. <text:line-break/></text:span><text:span text:style-name="T115">A</text:span><text:span text:style-name="T51">ltro problema è il recovery del prodotto, ci troviamo in una condizione in cui abbiamo tanti prodotti molto simili tra di loro, presenti in basse concentrazioni, e essendo organic</text:span><text:span text:style-name="T115">i </text:span><text:span text:style-name="T51">sono labili ad una serie di condizioni. <text:line-break/>Altro problema è mantenere l’asepsi, </text:span><text:span text:style-name="T115">bisogna </text:span><text:span text:style-name="T51">sterilizzare tutto quello che deve entrare nel reattore: </text:span><text:span text:style-name="T115">v</text:span><text:span text:style-name="T51">a sterilizzato il substrato, l’aria e le apparecchiature. Altri costi sono dati dal cooling, per minimizzare ad esempio si cerca di sterilizzare il substrato e contemporaneamente riemp</text:span><text:span text:style-name="T118">ir</text:span><text:span text:style-name="T51">e il reattore.<text:line-break/><text:line-break/></text:span><text:span text:style-name="T447">MICRORGANISMO</text:span><text:span text:style-name="T51"><text:line-break/>Va selezionato il </text:span><text:span text:style-name="T119">microrganismo </text:span><text:span text:style-name="T51">più adatto, produttivo </text:span><text:span text:style-name="T119">e</text:span><text:span text:style-name="T51"> resistente, dopodiché si fa</text:span><text:span text:style-name="T119">nno</text:span><text:span text:style-name="T51"> mutazioni </text:span><text:span text:style-name="T119">generando</text:span><text:span text:style-name="T51"> ceppi mutanti che in natura difficilmente sopravvivrebbero; questo perché sono stati selezionati per crescere, riprodurre e vivere con un substrato che è stato creato appositamente </text:span><text:span text:style-name="T119">per loro.</text:span><text:span text:style-name="T51"><text:line-break/>Si mettono dentro al reattore le molecole necessarie affinché il microorganismo possa resistere. <text:line-break/>In natura l’eccesso non si fa, non si consuma il substrato per produrre cose non necessarie in quel momento, cosa che invece </text:span><text:span text:style-name="T119">noi</text:span><text:span text:style-name="T51">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text:line-break/>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Si distinguono due tempi: il</text:span><text:span text:style-name="T419"> tempo di generazione</text:span><text:span text:style-name="T51"> </text:span><text:span text:style-name="T120">ossia il</text:span><text:span text:style-name="T51"> tempo di duplicazione necessario per una cellula di farne un’altra uguale a se stessa </text:span><text:span text:style-name="T120">e </text:span><text:span text:style-name="T51">il </text:span><text:span text:style-name="T419">tempo di raddoppiamento</text:span><text:span text:style-name="T51">, tempo necessario perché il peso della biomassa all’interno del bioreattore raddoppi, è quello che ci interessa. </text:span><text:span text:style-name="T121">T</text:span><text:span text:style-name="T51">anto più piccola è la cellula da duplicare e tanto è più veloce il tempo.<text:line-break/><text:line-break/>Vantaggi dei microorganismi:<text:line-break/>-</text:span><text:span text:style-name="T493">Crescono più velocemente di piante e animali.</text:span><text:span text:style-name="T51"><text:line-break/>-Riducono la richiesta di spazio: piante occupano molto spazio.<text:line-break/>-Non hanno problemi climatici.<text:line-break/>-Non ci sono malattie o infezioni come nel caso di piante e animali.<text:line-break/><text:line-break/></text:span><text:span text:style-name="T416">CURVA DI CRESCITA DEGLI ORGANISMI</text:span><text:span text:style-name="T51"><text:line-break/>La curva di crescita di una biomassa può essere suddivisa in molte parti, ha un andamento a massimo. <text:line-break/></text:span><text:span text:style-name="T121">Il</text:span><text:span text:style-name="T51"> microorganismo inizia a svilupparsi, cresce esponenzialmente poi decelera, raggiunge una fase stazionaria e infine </text:span><text:span text:style-name="T123">muore. La c</text:span><text:span text:style-name="T51">urva </text:span><text:span text:style-name="T123">è </text:span><text:span text:style-name="T51">legata al substrato disponibile all’interno del bioreattore. <text:line-break/>La pendenza massima non coincide con la massima concentrazione di substrato. <text:line-break/></text:span><text:span text:style-name="T124">La f</text:span><text:span text:style-name="T51">ase di acclimatazione c’è sempre e implica che la fermentazione non </text:span><text:span text:style-name="T122">è</text:span><text:span text:style-name="T51"> efficiente subito, questo perché gli organismi devono adattarsi al tipo di substrato che hanno davanti; è un tempo poco utile che diventa tanto più lungo quanto minore </text:span><text:span text:style-name="T124">è </text:span><text:span text:style-name="T51">la concentrazione degli organismi all’interno del reattore. È una fase che posso contenere andando a regolare il modulo della concentrazione rispetto al volume del reattore. È per questo che devo fare l’inoc</text:span><text:span text:style-name="T122">u</text:span><text:span text:style-name="T51">l</text:span><text:span text:style-name="T122">o</text:span><text:span text:style-name="T51"> e la semina ogni volta che parto. La scalatura serve a minimizzare questa fase. <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text:span><text:span text:style-name="T124">ultim</text:span><text:span text:style-name="T51">o caso avrò vie metaboliche classiche (es. per microorganismo aerobio lui farà Krebs). <text:line-break/></text:span><text:soft-page-break/><text:span text:style-name="T51">Le differenz</text:span><text:span text:style-name="T122">e</text:span><text:span text:style-name="T51"> saranno le tipologie dei prodotti che i microorganismi stanno facendo oppure la concentrazione del microorganismo.<text:line-break/>Corrispondono vie metaboliche parallele che vengono attivati solo nella fase stazionaria o di decelerazione.<text:line-break/></text:span><text:span text:style-name="T125">I</text:span><text:span text:style-name="T51">l tempo caratteristico di durata del processo è stabilito proprio dalla curva di crescita dell’organismo. <text:line-break/>Una volta che il microorganismo raggiungerà la fase di massima concentrazione sapremo quale sarà la nostra fase d’interesse e dovremo studiare le condizioni e fare modifiche al sistema per far sì che i microorganismi transitino in queste fasi d’interesse. 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29">Fase lag:</text:span><text:span text:style-name="T51"> non succede niente perché è la fase di acclimatazione, i microorganismi iniziano ad attivare gli enzimi, può essere lunga o corta, voglio minimizzare questo tempo, </text:span><text:span text:style-name="T126">fortemente</text:span><text:span text:style-name="T51"> dipendente dal rapporto volume reattore/concentrazione degli organismi. <text:line-break/>Faccio in modo che 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452">→</text:span><text:span text:style-name="T51"> costi energetici). <text:line-break/></text:span><text:span text:style-name="T429">Transient deceleration</text:span><text:span text:style-name="T51">: inizia a crescere, la pendenza della curva sembra abbassarsi, la velocità diminuisce ma solo per un momento. Abbiamo a che fare con un riarrangiamento della biomassa alle nuove condizioni. <text:line-break/></text:span><text:span text:style-name="T127">Fase costosa perché ho c</text:span><text:span text:style-name="T51">osti di esercizio + costi di substrato, qui il microorganismo sta crescendo.<text:line-break/>Devo fare in modo che le fasi poco produttiv</text:span><text:span text:style-name="T127">e</text:span><text:span text:style-name="T51"> siano le più brevi possibili, vado a operare in modo tecnologico: sviluppo inoc</text:span><text:span text:style-name="T127">ulo</text:span><text:span text:style-name="T51">, semina, scaling up, per rendere corto un tempo improduttivo.<text:line-break/></text:span><text:span text:style-name="T429">Fase esponenziale</text:span><text:span text:style-name="T51">: il microorganismo cresce in modo logaritmic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text:line-break/>Quando il microorganismo cresce, inizia a colonizzare il reattore; all’interno di questo abbiamo una concentrazione di solido, cioè di microorganismo, che va progressivamente a crescere rispetto alla concentrazione di liquido </text:span><text:span text:style-name="T452">→</text:span><text:span text:style-name="T51"> la composizione di quel bioreattore non è costante.<text:line-break/>I microorganismi che crescono progressivamente si mangiano il substrato quindi la concentrazione di zucchero diminuisce. 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text:span><text:span text:style-name="T128">o.</text:span><text:span text:style-name="T51"><text:line-break/>3) Può un microorganismo crescere su un mezzo semplice e poco costoso?<text:line-break/>4) Il mio microorganismo ha bisogno di essere più resistente alla contaminazione?<text:line-break/>3 e 4 sono fondamentali per portare alla produzione industriale una diminuzione dei costi.<text:line-break/><text:line-break/>CONTAMINAZIONE non è avvelenamento da sostanze tossiche, per contaminante si intendono altri organismi che casualmente (attraverso l’aria </text:span><text:span text:style-name="T128">o </text:span><text:span text:style-name="T51">analizzatori di ossigeno </text:span><text:span text:style-name="T128">o </text:span><text:span text:style-name="T51">punti di prelievo della biomassa) potrebbero entrare nella fermentazione. Pur avendo sterilizzato tutto può succedere che i microorganismi possano entrare a contatto con altri organismi. <text:line-break/><text:line-break/>Il microorganismo dovrebbe:<text:line-break/></text:span><text:span text:style-name="T129">i)</text:span><text:span text:style-name="T51"> <text:s/></text:span><text:span text:style-name="T129">E</text:span><text:span text:style-name="T51">ssere in grado di crescere in un mezzo semplice<text:line-break/></text:span><text:span text:style-name="T129">ii) E</text:span><text:span text:style-name="T51">ssere in grado di crescere vigoroso, rapido e produrre il prodotto desiderato<text:line-break/></text:span><text:span text:style-name="T129">iii) I s</text:span><text:span text:style-name="T51">uoi prodotti finali non dovrebbero essere tossici e avere materiali indesiderati<text:line-break/></text:span><text:span text:style-name="T129">iv) G</text:span><text:span text:style-name="T51">enetica e fisiologia stabile, la genetica è difficile che rimanga la stessa perché andando avanti con il processo è </text:span><text:soft-page-break/><text:span text:style-name="T51">possibile ci siano mutazioni<text:line-break/></text:span><text:span text:style-name="T129">v) R</text:span><text:span text:style-name="T51">ende</text:span><text:span text:style-name="T131">re</text:span><text:span text:style-name="T51"> più facile da solo la separazione, se la forma dell’organismo è una forma che lo rende facilmente recuperabile è un grandissimo vantaggio <text:line-break/></text:span><text:span text:style-name="T129">vi)</text:span><text:span text:style-name="T51"> </text:span><text:span text:style-name="T129">R</text:span><text:span text:style-name="T51">esistente ai predatori, non deve degradare da altri organismi <text:line-break/></text:span><text:span text:style-name="T129">vii)</text:span><text:span text:style-name="T51"> </text:span><text:span text:style-name="T129">N</text:span><text:span text:style-name="T51">on </text:span><text:span text:style-name="T132">richiedere</text:span><text:span text:style-name="T51"> troppo aria; </text:span><text:span text:style-name="T132">l</text:span><text:span text:style-name="T51">’alimentazione dell’ossigeno è continua, se ne è richiesto di meno si possono abbassare i flussi e quindi </text:span><text:span text:style-name="T132">anche i </text:span><text:span text:style-name="T51">costi <text:line-break/></text:span><text:span text:style-name="T129">viii)</text:span><text:span text:style-name="T51"> </text:span><text:span text:style-name="T130">A</text:span><text:span text:style-name="T51">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111"><text:span text:style-name="T448">MEZZO DI FERMENTAZIONE</text:span><text:span text:style-name="T47"><text:line-break/></text:span><text:span text:style-name="T2">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text:span><text:span text:style-name="T3">è</text:span><text:span text:style-name="T2"> prodotto principalmente con obiettivo amido e olio </text:span><text:span text:style-name="T451">→</text:span><text:span text:style-name="T2"> prendo chicchi e metto dentro acqua calda acida così cavo il germe e recupero i liquidi, l’acqua acida contiene una serie di proteine, molecole che sono i costituenti del chicco di mais; composizione buona e buona formulazione.<text:line-break/>Scarti di melasso è una fonte di glucosio, già pronto e degradato, che contiene anche una serie di vitamine e molecole già pronte per i microorganismi. <text:line-break/>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text:line-break/>In base a ciò che produco scelgo la fonte zuccherina più adatta.<text:line-break/>La scelta del substrato dipende dall’organismo mentre la sua composizione dipende dal prodotto desiderato.<text:line-break/>Bisogna considerare la </text:span><text:span text:style-name="T47">costanza</text:span><text:span text:style-name="T2"> della composizione, nel caso degli scarti altrui avremo una </text:span><text:span text:style-name="T50">variabilità delle impurezze</text:span><text:span text:style-name="T2"> (se scarti di origine agricola come patate avranno ad esempio la buccia), un altro problema è il </text:span><text:span text:style-name="T50">contenuto elevato di acqua</text:span><text:span text:style-name="T2">,</text:span><text:span text:style-name="T50">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451">→</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0">stagionale</text:span><text:span text:style-name="T2">, es. barbabietole da zucchero solo in estate, potrebbe dunque essere molto </text:span><text:span text:style-name="T50">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text:line-break/>Le percentuali del mezzo degli elementi presenti dipendono dal microorganismo, devo dargli ciò che gli serve per costruire se stesso e questo lo capisco dalla composizione chimica di cui è fatto (tramite analisi idrogeno azoto che è un analisi per combustione). 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text:span><text:span text:style-name="T4">di </text:span><text:span text:style-name="T2">premorte. <text:line-break/>Il microorganismo può crescere su terreni diversi, ad esempio uno dei modi è spezzettare terreni solidi, inocularli e </text:span><text:soft-page-break/><text:span text:style-name="T2">farli crescere lì (dovremo ammollarli, aggiungere O</text:span><text:span text:style-name="T458">2</text:span><text:span text:style-name="T2"> ecc), avremo però bisogno di molto spazio (problema di superficie); i mezzi di coltura liquidi sono preferibili perché richiedono meno spazio. <text:line-break/>La fermentazione sommersa a substrato liquido consente i vantaggi maggiori.<text:line-break/><text:line-break/></text:span><text:span text:style-name="T7">La f</text:span><text:span text:style-name="T2">onte primaria </text:span><text:span text:style-name="T7">è il</text:span><text:span text:style-name="T2"> </text:span><text:span text:style-name="T47">CARBONIO</text:span><text:span text:style-name="T2">: </text:span><text:span text:style-name="T7">l</text:span><text:span text:style-name="T2">o prendo dal glucosio, i carboidrati (amidi o cellulosi) sono </text:span><text:span text:style-name="T5">molto buoni</text:span><text:span text:style-name="T2"> ma devono essere spezzettati </text:span><text:span text:style-name="T6">(tramite enzimi)</text:span><text:span text:style-name="T2"> a glucosio </text:span><text:span text:style-name="T5">perché altrimenti non possono essere usati. <text:line-break/>A</text:span><text:span text:style-name="T2">ll’interno del fermentatore quello che si mette è acqua.<text:line-break/>Svantaggi idrocarburi: manca l’ossigeno e non sono solubili in acqua. <text:line-break/>Pro: se ho scarti di idrocarburi (scarti di raffineria) e ho mezzi per degradarli posso usarli nel fermentator</text:span><text:span text:style-name="T6">e</text:span><text:span text:style-name="T2">. <text:line-break/>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57">2</text:span><text:span text:style-name="T2"> + H</text:span><text:span text:style-name="T457">2</text:span><text:span text:style-name="T2">O), nel caso degli idrocarburi avrò bisogno di più moli di ossigeno rispetto all’utilizzo dei carboidrati. Maggiore sviluppo di calore nel caso con idrocarburi </text:span><text:span text:style-name="T451">→</text:span><text:span text:style-name="T2"> costi aumentano (idrocarburi meno ossidati). Gli idrocarburi devo in qualche modo nebulizzarli e renderli parzialmente disciolti, li utilizzeremo solo se sono scarti oppure per scopi ambientali. <text:line-break/>Nelle condizioni aerobi</text:span><text:span text:style-name="T7">e</text:span><text:span text:style-name="T2"> specifiche 1 g di glucosio produce 0.5</text:span><text:span text:style-name="T7">g</text:span><text:span text:style-name="T2"> di cellule secche, è un rapporto che va mantenuto<text:line-break/><text:line-break/></text:span><text:span text:style-name="T47">AZOTO</text:span><text:span text:style-name="T44">: </text:span><text:span text:style-name="T45">b</text:span><text:span text:style-name="T2">isogna rispettare i rapporti, </text:span><text:span text:style-name="T8">per esempio</text:span><text:span text:style-name="T2">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 </text:span><text:span text:style-name="T43">L’azoto si trova nelle proteine, enzimi e negli acidi nucleici.</text:span><text:span text:style-name="T2"><text:line-break/><text:line-break/></text:span><text:span text:style-name="T47">MINERALI</text:span><text:span text:style-name="T2">: </text:span><text:span text:style-name="T8">s</text:span><text:span text:style-name="T2">ono presenti negli enzimi e in alcune parti della cellula, </text:span><text:span text:style-name="T10">i principali minerali sono: P,S, Mg e Fe.<text:line-break/>Sono richiesti anche</text:span><text:span text:style-name="T2"> elementi in tracce: Mn, B, Zn, Cu e Mo, sono metalli pesanti quindi tossici e perciò non devono essere presenti in grandi quantità. <text:line-break/>Il metallo aiuta a modulare l’attività enzimatica, è un modo per attivare o disattivare gli enzimi. <text:line-break/>Sono metalli piccoli e quindi sono facilmente attaccabili alla mega proteina. <text:line-break/>Ogni specie ha enzimi diversi, </text:span><text:span text:style-name="T9">s</text:span><text:span text:style-name="T2">e non ci sono l’enzima non funziona e dunque l’organismo cresce male. <text:line-break/><text:line-break/></text:span><text:span text:style-name="T47">FATTORI DI CRESCITA</text:span><text:span text:style-name="T44">: </text:span><text:span text:style-name="T46">d</text:span><text:span text:style-name="T2">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457">2</text:span><text:span text:style-name="T2">, B</text:span><text:span text:style-name="T457">6</text:span><text:span text:style-name="T2">, B</text:span><text:span text:style-name="T457">12</text:span><text:span text:style-name="T2">, nicotinammide, acido pantotenico e sono contenuti in scarti di riso, scarti di lieviti, cereali, scarti dal trattamento di carne in particolare di fegato o liquido ottenuto dopo la penicillina. <text:line-break/><text:line-break/>FERMENTATORE o BIOREATTORE, posto in cui le cellule possono espletare le loro funzioni, va progettato ad hoc per la tipologia di processo, prodotto e del microorganismo che sto considerando. Dobbiamo mantenere omogeneità di cibo 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text:span><text:span text:style-name="T11">a</text:span><text:span text:style-name="T2">sepsi. L’asepsi è la condizione per cui siamo in totale assenza di altri microorganismi, diversi da quelli che devono essere coltivati, e che deve essere mantenuta in tutto il processo. <text:line-break/>Deve essere mantenuta prima che la reazione avvenga e anche in tutte le linee e valvole dell’impianto. <text:line-break/>È possibile che rimanga un residuo di una fermentazione precedente e quindi c’è il rischio della presenza di altri microorganismi che porteranno alla chiusura della fermentazione invece a cui siamo interessati. <text:line-break/>Il bioreattore avrà bisogno di reazione, agitazione, di una serie di controllo</text:span><text:span text:style-name="T11">ri </text:span><text:span text:style-name="T2">(T, pH, concentrazione nutrienti).<text:line-break/>Considerazioni riprodotte sui vari livelli di scalatura. Il bioreattore è il contenitore in cui il microorganismo viene alloggiato affinché faccia la reazione desiderata in assenza di totale contaminazione. <text:line-break/></text:span><text:soft-page-break/><text:span text:style-name="T2">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text:span><text:span text:style-name="T12">Areato</text:span><text:span text:style-name="T2"> e </text:span><text:span text:style-name="T12">agitato</text:span><text:span text:style-name="T2"> (es. produzione antibiotico o produzione acido citrico)<text:line-break/>3) Areato ma non agitato, vogliamo far crescere l’organismo in condizioni più blande, riesco a limitare e a minimizzare gli effetti di scia </text:span><text:span text:style-name="T451">→</text:span><text:span text:style-name="T2"> effetti di agitazione possono portare a modificazioni della produzione o a mutazioni del microorganismo stesso. Rimescolamento del substrato e dell’ossigeno è lasciata ad una blanda ricircolazione del brodo di fermentazione. Effetti di scia molto pesanti tanto più complessi sono gli organismi che stiamo coltivando. <text:line-break/>Non abbattiamo </text:span><text:span text:style-name="T12">tolto </text:span><text:span text:style-name="T2">completamente gli effetti di scia ma riusciamo a minimizzarli. <text:line-break/><text:line-break/>Configurazione del processo equivale ad un problema trifasico.<text:line-break/>Il processo biotec</text:span><text:span text:style-name="T13">nologico</text:span><text:span text:style-name="T2">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text:span><text:span text:style-name="T14">che</text:span><text:span text:style-name="T2"> è lo spumeggiamento, la schiuma tappa per esempio i fori d’uscita dei gas. Esistono sistemi di abbattimento delle schiume come sistemi meccanici o l’aggiunta di oli, alcuni antischiuma vengono mangiati dal microorganismo.<text:line-break/><text:line-break/>Tre modi per far crescere il microorganismo nel bioreattore: </text:span><text:span text:style-name="T50">batch</text:span><text:span text:style-name="T2">, apro, metto il substrato</text:span><text:span text:style-name="T17"> e</text:span><text:span text:style-name="T2"> chiudo, </text:span><text:span text:style-name="T50">fed-batch</text:span><text:span text:style-name="T2">, alimento il substrato poco a poco per cercare di seguire la curva di crescita oppure </text:span><text:span text:style-name="T50">continuo</text:span><text:span text:style-name="T2">, immetto il substrato e lo estraggo in modo continuo. <text:line-break/></text:span><text:span text:style-name="T18">Ci sono dei metodi di alimentazione del substrato per prolungare la vita di una coltura batch e quindi di aumentare la resa: (1) mediante l’aggiunta graduale di componenti concentrati del nutriente, ad es. carboidrati, aumentando così il V della coltura (fed-batch), (2) mediante aggiunta di terreno alla coltura e prelievo di un V uguale di terreno privo di cellule utilizzato </text:span><text:span text:style-name="T19">(perfusione).</text:span><text:span text:style-name="T2"><text:line-break/></text:span><text:span text:style-name="T20">Avere un p</text:span><text:span text:style-name="T2">rocesso continuo nel caso fermentativo </text:span><text:span text:style-name="T20">significa</text:span><text:span text:style-name="T2"> aliment</text:span><text:span text:style-name="T20">are</text:span><text:span text:style-name="T2"> substrato in modo continuo ed estr</text:span><text:span text:style-name="T20">arre</text:span><text:span text:style-name="T2"> in continuo dal reattore il brodo di fermentazione.<text:line-break/>Il microrganismo lo inserisco solo una volta, la semina in un reattore continuo è uguale a quella del reattore batch. <text:line-break/>Lo metto solo una volta perché non voglio alimentare l’inoc</text:span><text:span text:style-name="T15">u</text:span><text:span text:style-name="T2">l</text:span><text:span text:style-name="T15">o</text:span><text:span text:style-name="T2"> fresco perché dovrei aspettare la fase lag.<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text:span><text:span text:style-name="T21">dato che</text:span><text:span text:style-name="T2"> è più difficile riuscire a mantenerl</text:span><text:span text:style-name="T16">a</text:span><text:span text:style-name="T2">. Ennesimo problema: concentrazione di wash-out, dopo un po’ all’interno del bioreattore non ho più microorganismo perché non gli abbiamo dato tempo di riprodursi perché </text:span><text:span text:style-name="T16">l’</text:span><text:span text:style-name="T2">abbiamo sempre estratto.<text:line-break/>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line-break/>PARAMETRI OPERATIVI: misurati e controllat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457">2</text:span><text:span text:style-name="T2"> e CO</text:span><text:span text:style-name="T45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text:span><text:soft-page-break/><text:span text:style-name="T2">misurare in modo corretto, dare una distribuzione all’interno del reattore </text:span><text:span text:style-name="T22">e essere</text:span><text:span text:style-name="T2"> </text:span><text:span text:style-name="T22">resistenti per</text:span><text:span text:style-name="T2">ch</text:span><text:span text:style-name="T22">é</text:span><text:span text:style-name="T2"> spesso </text:span><text:span text:style-name="T22">si trovano</text:span><text:span text:style-name="T2"> in ambiente acquoso con pH bassi. Devono essere poi lavati per bene se magari prima erano </text:span><text:span text:style-name="T23">stati</text:span><text:span text:style-name="T2"> utilizzati in un altro processo di fermentazione. Gli ingressi </text:span><text:span text:style-name="T23">delle</text:span><text:span text:style-name="T2"> sonde devono riuscire a resistere a queste temperature.<text:line-break/>I costi per generare e mantenere livelli di asepsi molto alti sono importanti. </text:span></text:p>
      <text:p text:style-name="P112"><text:span text:style-name="T47">BIOECONOMY<text:line-break/></text:span><text:span text:style-name="T2">È l’applicazione della biotecnologia a</text:span><text:span text:style-name="T25">lla produzione primaria, alla salute e all’industria</text:span><text:span text:style-name="T2"> a</text:span><text:span text:style-name="T25">l fine di</text:span><text:span text:style-name="T2"> contribuire ad un miglioramento economico. <text:line-break/></text:span><text:span text:style-name="T26">Esiste una metodologia di valutazione del grado di maturità di una tecnologia chiamata </text:span><text:span text:style-name="T2">TRL, </text:span><text:span text:style-name="T26">misura lo </text:span><text:span text:style-name="T2">sviluppo dell’idea da 0 a 7: 0 </text:span><text:span text:style-name="T451">→</text:span><text:span text:style-name="T2"> ho solo l’idea, 3-4 </text:span><text:span text:style-name="T451">→</text:span><text:span text:style-name="T2"> ho fatto alcuni esperimenti e ho ottenuto dei risultati, potrebbero essere applicati a livello industriali 7</text:span><text:span text:style-name="T451">→</text:span><text:span text:style-name="T2"> impianto illustrativo.<text:line-break/></text:span><text:span text:style-name="T24">B</text:span><text:span text:style-name="T2">isogna interfacciarsi con biomasse rinnovabili e ottenere un processo sostenibile dal punto di vista rinnovabile e industriale, </text:span><text:span text:style-name="T28">si vuole p</text:span><text:span text:style-name="T2">rodurre materiali sostituivi per poter poi essere degradati in modo efficiente. <text:line-break/></text:span><text:span text:style-name="T27">A</text:span><text:span text:style-name="T2">rrivare ad una bioeconomy non significa sostituire subito tutto ciò che è chimico ma si intende una sostituzione parziale. Fare bioeconomy significa trovare altri obiettivi per determinati materiali primi. <text:line-break/>La bioeconomy impatta sulla salute in termini di prodotti farmaceutici, biotecnologie medicali e tecnologie medicali. <text:line-break/>Impatta anche sulla produzione delle chemicals, energia, materiali e food &amp; drink. <text:line-break/>C’è anche l’impatto sulla produzione di tipo primario quindi sull’agricoltura e sulla produzione marina. <text:s text:c="2"/><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text:line-break/><text:line-break/></text:span><text:span text:style-name="T29">CLASSIFICAZIONE DELLE COSE VIVENTI</text:span><text:span text:style-name="T2"><text:line-break/>1) </text:span><text:span text:style-name="T29">Tipo di cellula: p</text:span><text:span text:style-name="T2">rocariote o eucariote.</text:span><text:span text:style-name="T34">I</text:span><text:span text:style-name="T2"> procarioti sono cellule che hanno il nucleo non separato dal resto della cellula, cosa che invece avviene ne</text:span><text:span text:style-name="T30">gli</text:span><text:span text:style-name="T2"> eucariot</text:span><text:span text:style-name="T30">i, quest’ultimi </text:span><text:span text:style-name="T2">hanno molti organelli separati dal resto della cellula. <text:line-break/>2) </text:span><text:span text:style-name="T29">L</text:span><text:span text:style-name="T2">ivello di organizzazione: singola o multi cellula, </text:span><text:span text:style-name="T34">un o</text:span><text:span text:style-name="T2">rganismo unicellulare cresce rapidamente ed è più facile da gestire rispetto ad un organismo multi cellulare.<text:line-break/>3) Tipo nutrizionale: eterotrofia e autotrofia. Organismi eterotrofi</text:span><text:span text:style-name="T31"> ricavano energia e le molecole da fonti esterne</text:span><text:span text:style-name="T2">, gli autotrofi (piante) sono in grado di generare </text:span><text:span text:style-name="T32">le molecole organiche di cui necessitano a partire da sostanze inorganiche semplici come CO</text:span><text:span text:style-name="T459">2</text:span><text:span text:style-name="T32"> e H</text:span><text:span text:style-name="T459">2</text:span><text:span text:style-name="T32">O, </text:span><text:span text:style-name="T33">sono quindi capaci di nutrirsi da soli.</text:span><text:span text:style-name="T2"><text:line-break/></text:span></text:p>
      <text:p text:style-name="P113"><text:span text:style-name="T418">Organismi viventi:</text:span><text:span text:style-name="T51"><text:line-break/>Procarioti </text:span><text:span text:style-name="T452">→</text:span><text:span text:style-name="T51"> batteri, cianobatteri, possono essere autotrofi o eterotrofi<text:line-break/>Eucarioti </text:span><text:span text:style-name="T452">→</text:span><text:span text:style-name="T51"> </text:span><text:span text:style-name="T133">protisti</text:span><text:span text:style-name="T51">,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Archia </text:span><text:span text:style-name="T452">→</text:span><text:span text:style-name="T51"> organismi che vivono in condizioni particolari come grande concentrazioni di ioni o zolfo o a pressione del fondale marino, sono in grado di sopravvivere e riprodursi in condizioni estreme.<text:line-break/><text:line-break/>Le cellule sono la base unitaria della vita. Le cellule sono tipicamente piccole perché hanno messo in atto una particolare strategia di sopravvivenza: le cellule devono interagire con l’ambiente, assorbire nutrienti, assorbire e scambiare gas, espellere i prodotti di scarto. Perché i nutrienti possano essere assorbiti e i gas scambiati in modo adeguato la cellula ha bisogno di una grande superficie. </text:span><text:span text:style-name="T419">Tanto più grande è la dimensione della cellula e tanto più lenta sarà la diffusione</text:span><text:span text:style-name="T51"> (gas da esterno all’interno, prodotti di scarto da interno all’esterno) e quindi lo scambio di gas. <text:line-break/>Rapporto superficie volume </text:span><text:span text:style-name="T452">→</text:span><text:span text:style-name="T51"> più </text:span><text:span text:style-name="T134">il</text:span><text:span text:style-name="T51"> diametro è piccolo e migliore è questo rapporto.<text:line-break/>Le cellule sono dei sistemi complessi caratterizzati da una grandissima capacità di adattarsi in funzione delle condizione esterne e quindi in funzione della disponibilità della materia e energia, hanno adattabilità a condizioni più critiche.<text:line-break/><text:line-break/></text:span><text:soft-page-break/><text:span text:style-name="T51">Metabolismo: catabolismo in grado di degradare prodotti assorbiti dall’ambiente generando così energia in modo tale da poi effettuare l’anabolismo </text:span><text:span text:style-name="T135">(sintesi di sostanze complesse).</text:span><text:span text:style-name="T51"><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 </text:span><text:span text:style-name="T35">che separa il citoplasma all’interno delle cellule dall’esterno.</text:span><text:span text:style-name="T2"><text:line-break/>2) Citoplasma, </text:span><text:span text:style-name="T35">miscela acquosa di</text:span><text:span text:style-name="T2"> macromolecole utilizzate dalla cellula per fare energia.<text:line-break/>3) Ribosomi, fanno avvenire sintesi delle proteine.<text:line-break/>4) DNA, controlla funzioni cellulari,<text:line-break/>I virus non sono cellule, non hanno queste quattro caratteristiche </text:span><text:span text:style-name="T451">→</text:span><text:span text:style-name="T2"> virus considerati a parte, microrganismi non cellulari.<text:line-break/><text:line-break/></text:span><text:span text:style-name="T36">I p</text:span><text:span text:style-name="T2">rocarioti </text:span><text:span text:style-name="T36">sono</text:span><text:span text:style-name="T2"> molto più piccoli degli eucarioti. Gli eucarioti sono circondati da una membrana cellulare fatta di lipidi </text:span><text:span text:style-name="T36">(</text:span><text:span text:style-name="T40">informazione</text:span><text:span text:style-name="T2"> utile per pulire reattori </text:span><text:span text:style-name="T451">→</text:span><text:span text:style-name="T2"> degradiamo lipidi con un detergente ad hoc</text:span><text:span text:style-name="T36">).<text:line-break/></text:span><text:span text:style-name="T37">I procarioti sono organismi </text:span><text:span text:style-name="T40">unicellulari</text:span><text:span text:style-name="T37"> privi di nucleo cellulare e di organelli legati alla membrana; </text:span><text:span text:style-name="T38">gli eucarioti ospitano il DNA in un nucleo chiuso dalla membrana e </text:span><text:span text:style-name="T41">hanno</text:span><text:span text:style-name="T38"> organelli. </text:span><text:span text:style-name="T41">I procarioti sono le cellule più semplici.</text:span><text:span text:style-name="T2"><text:line-break/>L’organizzazione delle cellule segue una struttura gerarchi</text:span><text:span text:style-name="T36">c</text:span><text:span text:style-name="T2">a: </text:span><text:span text:style-name="T39">le subunità monomeriche nelle proteine, negli acidi nucleici e nei polisaccaridi sono unite da legami covalenti.</text:span><text:span text:style-name="T2"><text:line-break/>Le macromolecole sono però legate tra di loro da leg</text:span><text:span text:style-name="T39">ami</text:span><text:span text:style-name="T2"> non covalenti, spesso da legami idrogeno o da interazioni Van der Walls. Per rompere le singole unità dunque faccio più fatica rispetto al rompere le macromolecole.<text:line-break/></text:span><text:span text:style-name="T40">I cloroplasti sono organuli presenti nelle cellule delle piante e nelle alghe eucariotiche, all'interno di questi si svolge il processo della fotosintesi clorofilliana.</text:span><text:span text:style-name="T2">I flagelli servono a muoversi e possono avere forme diverse. <text:line-break/></text:span><text:span text:style-name="T41">Le </text:span><text:span text:style-name="T42">f</text:span><text:span text:style-name="T41">imbrie</text:span><text:span text:style-name="T2"> hanno obiettivo interazioni con l’esterno, sono utilizzate nella formazione dei biofilm </text:span><text:span text:style-name="T42">(aggregazione complessa di microrganismi).</text:span><text:span text:style-name="T2"><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text:span></text:p>
      <text:p text:style-name="P2"/>
      <text:p text:style-name="P3"><text:span text:style-name="T51">MICRORGANISMO<text:line-break/>Possono essere </text:span><text:span text:style-name="T428">buoni</text:span><text:span text:style-name="T51">, utilizzati a scopo produttivo, sono in grado di conservare alimenti, di produrre molecole, vanno ad impattare prodotti come alimenti, bevande e farmaci. Possono essere </text:span><text:span text:style-name="T428">brutti</text:span><text:span text:style-name="T51"> perché i microrganismi sono in grado di degradare sostanze che per loro sono substrati ma che per noi sono ad esempio cibo o bevande (irrancidimento del latte). Infine possono essere anche </text:span><text:span text:style-name="T428">cattivi</text:span><text:span text:style-name="T51">,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Tre pacchetti: batteri, archea (procarioti), eucarioti (funghi).<text:line-break/>Gli archea sono molto ai batteri ma si differenziano </text:span><text:span text:style-name="T136">perché i primi</text:span><text:span text:style-name="T51"> sono quelli che si possono trovare in condizioni estremi. <text:line-break/>Arche</text:span><text:span text:style-name="T137">i</text:span><text:span text:style-name="T51"> e batteri vengono utilizzati nei bioprocessi, sono procarioti quindi hanno una cellula semplice in cui il loro patrimonio genetico è conservato in un cromosoma circolare non racchiuso da una membrana. <text:line-break/>Hanno una parete cellulare costituita da peptidoglicano che </text:span><text:span text:style-name="T136">è rigida e <text:s/></text:span><text:span text:style-name="T51">ha una funzione protettiva<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428">italico</text:span><text:span text:style-name="T51"> o </text:span><text:span text:style-name="T429">sottolineato</text:span><text:span text:style-name="T51">, si usa molto il latino.<text:line-break/></text:span><text:soft-page-break/><text:span text:style-name="T51">ARCHEA<text:line-break/>Sono procarioti, simili ai batteri ma con caratteristiche diverse. Non hanno </text:span><text:span text:style-name="T412">mureina</text:span><text:span text:style-name="T51"> nella parete cellulare. <text:line-break/>Sono molto adattabili, si possono trovare in ambienti estremamente difficili da colonizzare. La fisiologia e la natura degli archea fa sì che siano classificati in: </text:span><text:span text:style-name="T427">metanogeni</text:span><text:span text:style-name="T51">, procarioti in grado di produrre metano, </text:span><text:span text:style-name="T427">alofile estremi</text:span><text:span text:style-name="T51">, procarioti in grado di vivere in concentrazione elevate di sale (le conc saline vengono utilizzate spesso per distruggere i batteri a fine processo), </text:span><text:span text:style-name="T427">termofili estremi</text:span><text:span text:style-name="T51">, procarioti che vivono ad alte temperature (si trovano in prossimità dei vulcani). La loro possibilità di sopravvivenza deriva da come è strutturata la loro parete.<text:line-break/><text:line-break/>BATTERI<text:line-break/>I batteri si riproducono in fretta, hanno un patrimonio genetico facilmente studiabile </text:span><text:span text:style-name="T138">e sono procarioti.</text:span><text:span text:style-name="T51"><text:line-break/>Noi utilizzeremo dal punto di vista industriale la serie dei proto-batteri, gli actinobatteri, i cianobatteri e i batteri sulfurei. I batteri si </text:span><text:span text:style-name="T139">riproducono</text:span><text:span text:style-name="T51"> per fissione binaria. La produzione di energia può essere affrontata in modo diversi: fotosintesi, utilizzando molecole organiche e usando molecole inorganiche.<text:line-break/>I batteri vengono identificati in funzione:<text:line-break/>- Forma </text:span><text:span text:style-name="T452">→</text:span><text:span text:style-name="T51"> <text:s/>cocci (sfere), bacilli (bastoncelli), spirali (elicoidali) o anche forme inusuali come stella e rettangolari.<text:line-break/>- Arrangiamento </text:span><text:span text:style-name="T452">→</text:span><text:span text:style-name="T51"> single, appaiate, catene, clusters </text:span><text:span text:style-name="T140">(ammasso)</text:span><text:span text:style-name="T51">; soprattutto i bacilli si possono arrangiare.<text:line-break/>- Dimensione </text:span><text:span text:style-name="T452">→</text:span><text:span text:style-name="T51">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452">→</text:span><text:span text:style-name="T51"> se batterio può essere controllato tramite uso di antibiotici.<text:line-break/>- Aerobici vs anaerobici.<text:line-break/>- Habitat </text:span><text:span text:style-name="T452">→</text:span><text:span text:style-name="T51">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 <text:line-break/>Acidofili pH&lt;5 e alcalofili per pH &gt; 9-10. </text:span><text:span text:style-name="T159">I </text:span><text:span text:style-name="T51">batteri sono tendenzialmente anaerobi<text:line-break/><text:line-break/></text:span><text:span text:style-name="T418">TEST DI GRAM</text:span><text:span text:style-name="T51"><text:line-break/>Gram per identificare le tipologie di batteri li colorò con il cristal violetto, un indicatore, dopodiché </text:span><text:span text:style-name="T141">fece</text:span><text:span text:style-name="T51"> un trattamento con ioduro in modo da fissare il cristal e dopo l’applicazione dell’acetone not</text:span><text:span text:style-name="T141">ò</text:span><text:span text:style-name="T51"> che il colore rimase in alcuni batteri e in altri invece no.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text:span><text:span text:style-name="T142">s</text:span><text:span text:style-name="T51">radicare. <text:line-break/>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text:span><text:span text:style-name="T143">.<text:line-break/>I gram positivi sono sensibili alla penicillina mentre per i gram negativi dipende, alcuni lo sono altri no.</text:span><text:span text:style-name="T51"><text:line-break/>Il gram positivo poi può essere digerito dal lisozima, quest’ultimo è uno dei modi per aprire i microrganismi, si addizionano a fine produzione in modo che la parete venga degradata, viene usato anche per fare asepsi. I gram negativi invece non possono essere digeriti. I gram + hanno pochi lipidi rispetto ai gram -.<text:line-break/><text:line-break/>I proteobatteri sono <text:s/>tutti gram - , includono una serie di batteri che possono avere fenomeni patogeni. Ci sono un sacco di metabolismi diversi. </text:span><text:span text:style-name="T145">Gli organismi utilizzati</text:span><text:span text:style-name="T51"> principalmente </text:span><text:span text:style-name="T145">nell’industria sono</text:span><text:span text:style-name="T51"> </text:span><text:span text:style-name="T145">tre</text:span><text:span text:style-name="T51">: <text:s/>acetob</text:span><text:span text:style-name="T144">ac</text:span><text:span text:style-name="T51">ter, gluconoba</text:span><text:span text:style-name="T144">c</text:span><text:span text:style-name="T51">ter, <text:s/>entrambi utilizzati per la produzione di acido acetico e zymomonas, quelli che sono maggiormente proposti come produttori di etanolo prendendo il posto del lievito.<text:line-break/>I zymomonas riescono a produrre molto alcool </text:span><text:span text:style-name="T146">e</text:span><text:span text:style-name="T51"> sono resistenti all’alcool che producono. <text:line-break/>La produzione dell’etanolo ha il problema dell’inibizione al prodotto; troppo prodotto può portare alla morte della biomassa che lo sta producendo </text:span><text:span text:style-name="T147">(come nel caso dei lieviti).</text:span><text:span text:style-name="T51"><text:line-break/>Il gluconoba</text:span><text:span text:style-name="T144">c</text:span><text:span text:style-name="T51">ter si ferma all’acido acetico e non continua </text:span><text:span text:style-name="T148">ad ossidarlo </text:span><text:span text:style-name="T51">fino a produrre CO</text:span><text:span text:style-name="T460">2</text:span><text:span text:style-name="T51">. <text:line-break/></text:span><text:soft-page-break/><text:span text:style-name="T51">Può anche essere utilizzato per ossidare il glucosio a acido gluconico, viene utilizzato come conservante negli alimenti oppure nei mangimi perché stimolano i processi di crescita negli animali. <text:line-break/>I cianobatteri sono batteri fotosintetici in grado di fissare l’azoto, sono coltivati in biomassa.<text:line-break/>I firmicutes sono in grado di tollerare grandi quantità di acqua e sale/zucchero, ottimi per fare i processi in salamoia.<text:line-break/>Sono batteri </text:span><text:span text:style-name="T149">G</text:span><text:span text:style-name="T51">ram +, </text:span><text:span text:style-name="T149">in realtà ad alcuni firmicutes mancano le pareti cellulari per cui non rispondono alla colorazione di Gram ma dato che non hanno anche la seconda membrana, che si trova nei Gram -, li classifichiamo come Gram +. </text:span><text:span text:style-name="T51"><text:s/>All’interno di questa categoria abbiamo i lattobacilli, utilizzati nell’industria casearia. <text:line-break/><text:line-break/></text:span><text:span text:style-name="T415">Spore</text:span><text:span text:style-name="T51">: </text:span><text:span text:style-name="T150">l</text:span><text:span text:style-name="T51">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text:span><text:span text:style-name="T151">sua</text:span><text:span text:style-name="T51"> senza avere effetti collaterali. <text:line-break/><text:line-break/>La fermentazione lattica viene usata per produrre un sito, l’acido lattico, che però non è l’obbiettivo finale della produzione casearia ma è in mezzo; l’acido porta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152">I batteri lattici si dividono in omofermenta</text:span><text:span text:style-name="T153">nti</text:span><text:span text:style-name="T152">i che </text:span><text:span text:style-name="T51">producono solo l’acido lattico </text:span><text:span text:style-name="T153">e </text:span><text:span text:style-name="T51">eterofermenta</text:span><text:span text:style-name="T153">nt</text:span><text:span text:style-name="T51">i, arrivano al processo di crescita e sviluppo attraverso una fermentazione che non produce solo acido lattico ma che per esempio produce CO</text:span><text:span text:style-name="T460">2</text:span><text:span text:style-name="T51"> o etanolo.<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funzioni biotec</text:span><text:span text:style-name="T152">nologiche</text:span><text:span text:style-name="T51">: </text:span><text:span text:style-name="T418">scegliendo il microrganismo giusto posso non selezionare i prodotti ma addirittura selezionare la configurazione della molecola d’interesse</text:span><text:span text:style-name="T51">.<text:line-break/></text:span><text:span text:style-name="T154">I batteri lattici sono usati industrialmente perché hanno una serie di caratteristiche ottime come: la loro capacità di fermentare rapidamente da materie prime economiche, richiedono poche quantità di azoto, producono alte rese dell’acido lattico stereo specifico preferito, capacità di crescere a condizioni di bassi pH e alte T e la capacità di produrre piccole quantità di massa cellulare così come quantità trascurabili di altri sottoprodotti.</text:span><text:span text:style-name="T51"><text:line-break/><text:line-break/></text:span><text:span text:style-name="T156">Tra gli actinobatteri troviamo i c</text:span><text:span text:style-name="T51">ori</text:span><text:span text:style-name="T155">ne</text:span><text:span text:style-name="T51">batteri e i propionibatteri, entrambi usati nella produzione di amminoacidi. <text:line-break/>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452">→</text:span><text:span text:style-name="T51"> bisogna operare con l’agitazione, posto che l’obiettivo sia la crescita del microrganismo, in modo tale da evitare la perdita dei filamenti.<text:line-break/>La presenza <text:s/>delle ife </text:span><text:span text:style-name="T157">rende</text:span><text:span text:style-name="T51"> più difficile la distribuzione dei nutrimenti.<text:line-break/>La separazione del microrganismo rispetto al substrato e al liquido di coltura è facilitato dalle ife, abbiamo organismi agglomerati che danno massa. Le ife vengono a svilupparsi durante la crescita, alla fine sar</text:span><text:span text:style-name="T157">anno</text:span><text:span text:style-name="T51"> present</text:span><text:span text:style-name="T157">i</text:span><text:span text:style-name="T51"> in quantità maggiore e dunque man mano che procedo con il processo aumenta la viscosità del sistema e va sempre di più verso un andamento non newtoniano perciò dovrò aumenta</text:span><text:span text:style-name="T157">re</text:span><text:span text:style-name="T51"> l’agitazione, dal punto di vista energetico costa di più. <text:line-break/><text:line-break/>FUNGHI E LIEVITO<text:line-break/>Organismi che in modo semplice possono essere cresciuti e utilizzati per fare altri prodotti.<text:line-break/>I lieviti vengono classificati a parte perché unicellulari ma sono comunque funghi. I funghi invece sono sistemi multicellulari. Sono eucarioti, hanno cellule più grandi, nucleo in un filamento circolare e separato da una membrana nucleare, sono cellule complesse perché caratterizzate da una serie di organelli. La loro membrana cellulare è fatta di lipidi. Sono molto adattabili e il più delle volte sono dei degradatori, hanno lo scopo di degradare in natura le sostanze organiche </text:span><text:span text:style-name="T164">e </text:span><text:span text:style-name="T51"><text:s/>sono adattabili a tipi di substrati diversi tra di loro. <text:line-break/></text:span><text:span text:style-name="T160">L</text:span><text:span text:style-name="T158">a loro parete cellulare contiene </text:span><text:span text:style-name="T160">chitina</text:span><text:span text:style-name="T158"> e crescono portando alla formazione di filamenti. </text:span><text:span text:style-name="T51"><text:line-break/></text:span><text:soft-page-break/><text:span text:style-name="T51">I funghi sono o aerobi, hanno bisogno dell’ossigeno, o spesso aerobi facoltativi (tipico dei lieviti). <text:line-break/></text:span><text:span text:style-name="T164">I</text:span><text:span text:style-name="T51">l metabolismo di tipo aerobio comporta una grande produzione di ATP che è il vettore energetico quindi per mantenere vive, sane e vitali cellule così complesse c’è necessità di operare aerobio, soltanto chi è aerobio è in grado di disporre di un apporto energetico per mantenere le cellule vitali.<text:line-break/>I lieviti sono </text:span><text:span text:style-name="T162">funghi</text:span><text:span text:style-name="T51"> </text:span><text:span text:style-name="T163">unicellulari eucarioti </text:span><text:span text:style-name="T164">e p</text:span><text:span text:style-name="T51">referenzialmente operano aerobio ma non obbligatoriamente, se scelgono la via dell’anaerobio avremo prodotti diversi ma anche velocità di crescita diverse.<text:line-break/></text:span><text:span text:style-name="T160">I lieviti</text:span><text:span text:style-name="T51"> </text:span><text:span text:style-name="T160">vengono</text:span><text:span text:style-name="T51"> usat</text:span><text:span text:style-name="T160">i</text:span><text:span text:style-name="T51"> per la produzione dell’etanolo, bevande alcoliche, pane, alcaloidi (sostanze farmaceutiche) ecc…<text:line-break/></text:span><text:span text:style-name="T158">Generalmente i lieviti non hanno effetti patogeni.<text:line-break/></text:span><text:span text:style-name="T164">I l</text:span><text:span text:style-name="T158">ieviti si riproducono </text:span><text:span text:style-name="T165">tipicamente i</text:span><text:span text:style-name="T158">n maniera asessuata ma hanno anche modo di riprodursi in modo sessuato, la scelta di una via rispetto all’altra dipend</text:span><text:span text:style-name="T165">e</text:span><text:span text:style-name="T158"> molto dalle condizioni operative esterne.</text:span><text:span text:style-name="T51"><text:line-break/></text:span><text:span text:style-name="T162">I funghi sono</text:span><text:span text:style-name="T51"> chemioeterotrofi, hanno bisogno di assorbire carbonio dall’ambiente</text:span><text:span text:style-name="T160"> </text:span><text:span text:style-name="T162">perché </text:span><text:span text:style-name="T158">non svolgono la fotosintesi ma producono energia tramite l'ossidazione di vari tipi di sostanze. Si riproducono per gemmazione, quando </text:span><text:span text:style-name="T160">la</text:span><text:span text:style-name="T158"> cellula figlia ha raggiunto dei livelli di dimensione sufficienti si separa e diventa una cellula a se stante. <text:line-break/></text:span><text:span text:style-name="T161">Le muffe e i funghi sono multicellulari costituiti da masse di micelio, che sono composte dalle ife.</text:span><text:span text:style-name="T158"> <text:s/><text:line-break/>Sono più facili da separare, costi minori di centrifugazione. <text:line-break/></text:span><text:span text:style-name="T51">Nei </text:span><text:span text:style-name="T419">funghi imperfetti</text:span><text:span text:style-name="T51">, ossia funghi noti solo nella forma asessuata, troviamo l’Aspergillus, produce aflatossine (problema importante nel caso della conservazione</text:span><text:span text:style-name="T168">) ed è</text:span><text:span text:style-name="T51"> utilizzat</text:span><text:span text:style-name="T168">o</text:span><text:span text:style-name="T51"> come produttori di acido citrico </text:span><text:span text:style-name="T168">e il Penicillium.</text:span><text:span text:style-name="T51"><text:line-break/>L’aspergillus è in grado di dare ife e questo possono essere vegetative (servono alla riproduzione) o di assorbimento, esse sono fondamentali per la crescita dell’organismo e quindi se vengono strappate a seguito <text:s/>dell’agitazione è un problema. Ci sono due tipi di Aspergillus, c’è quello niger che produce acido nitrico e anche gluconico a partire da zuccheri, e c’è quello oryzae utilizzato per la fermentazione del riso o della soia (portano alla produzione di salsa di soia, riso fermentato ecc).<text:line-break/></text:span><text:span text:style-name="T166">I</text:span><text:span text:style-name="T51">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text:span><text:span text:style-name="T166">I</text:span><text:span text:style-name="T51">l Penicillium </text:span><text:span text:style-name="T166">si divide in</text:span><text:span text:style-name="T51"> notatum </text:span><text:span text:style-name="T166">che</text:span><text:span text:style-name="T51"> veniva utilizzato inizialmente, esso però produce troppe ife e quindi è più difficile da gestire nei reattori e quindi venne sostituito dal chrysogenum che può essere coltivato nei reattori sommersi, ho il camemberti che fa la crosta <text:s/>tipica del Camembert.<text:line-break/>Lieviti funghi unicellulari, si dividono per fissione in modo simmetrico. <text:line-break/>Sono molto utilizzati in biotec</text:span><text:span text:style-name="T167">nologia</text:span><text:span text:style-name="T51"> perché facili da crescere, non sono particolarmente patogeni, crescono abbastanza bene anche su substrati di scarto, sono in grado di arrivare a range di pH anche abbastanza alt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452">→</text:span><text:span text:style-name="T51">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Sono eucariot</text:span><text:span text:style-name="T170">i</text:span><text:span text:style-name="T51">,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text:span><text:span text:style-name="T169">le</text:span><text:span text:style-name="T51"> alghe vengono utilizzate con obiettivo estrazione. <text:line-break/>Le alghe brune che hanno nella loro parete cellulosa e acido alginico vengono coltivati con obiettivo di recupero di algina, che è un polimero, oppure recupero della clorofilla e xantofilla. <text:line-break/></text:span><text:soft-page-break/><text:span text:style-name="T51">Le alghe rosse hanno la parete costituita da cellulosa, all’interno della <text:s/>cellula è presente il carragen</text:span><text:span text:style-name="T170">i</text:span><text:span text:style-name="T51">n</text:span><text:span text:style-name="T170">a</text:span><text:span text:style-name="T51"> e l’agar, due polimeri utilizzati in produzione farmaceutiche e cosmesi. </text:span><text:span text:style-name="T170">L’a</text:span><text:span text:style-name="T51">gar è un gel bianco che può essere usat</text:span><text:span text:style-name="T170">o</text:span><text:span text:style-name="T51"> come base di crescita e di sviluppo, </text:span><text:span text:style-name="T170">la</text:span><text:span text:style-name="T51"> carragenina è molto utilizzat</text:span><text:span text:style-name="T170">a</text:span><text:span text:style-name="T51"> per produzione alimentari (modulatore di viscosità </text:span><text:span text:style-name="T452">→</text:span><text:span text:style-name="T51"> marmellate, zuppe ecc).<text:line-break/>Le alghe verd</text:span><text:span text:style-name="T171">i c</text:span><text:span text:style-name="T51">o</text:span><text:span text:style-name="T171">n cui recuperiamo </text:span><text:span text:style-name="T51">clorofilla e una serie di polimeri di zuccheri.<text:line-break/><text:line-break/>BACILLARIOPHYTA: </text:span><text:span text:style-name="T171">v</text:span><text:span text:style-name="T51">engono utilizzati per produzioni biotec. Contengono clorofilla, carotene, xantofilla. </text:span><text:span text:style-name="T172">Sono le d</text:span><text:span text:style-name="T51">iatomee </text:span><text:span text:style-name="T172">le quali sono </text:span><text:span text:style-name="T51">in grado di stoccare </text:span><text:span text:style-name="T172">e</text:span><text:span text:style-name="T51"> hanno capacità assorbenti.<text:line-break/><text:line-break/></text:span><text:span text:style-name="T449">CARBOIDRATI</text:span><text:span text:style-name="T51"><text:line-break/></text:span><text:span text:style-name="T173">Sono z</text:span><text:span text:style-name="T51">uccheri complessi </text:span><text:span text:style-name="T173">che</text:span><text:span text:style-name="T51"> una volta mangiati verranno scomposti in zuccheri semplici.<text:line-break/>Zuccheri semplici costituiti da atomi di carbonio e da un certo numero di gruppi OH, attraverso legami covalenti <text:s text:c="2"/></text:span></text:p>
      <text:list xml:id="list1697709105" text:style-name="L1">
        <text:list-item>
          <text:p text:style-name="P118">Monosaccaridi</text:p>
        </text:list-item>
        <text:list-item>
          <text:p text:style-name="P118">Disaccaridi</text:p>
        </text:list-item>
        <text:list-item>
          <text:p text:style-name="P118">Oligosaccaridi</text:p>
        </text:list-item>
        <text:list-item>
          <text:p text:style-name="P118">Polisaccaridi</text:p>
        </text:list-item>
      </text:list>
      <text:p text:style-name="P4"><text:span text:style-name="T51">Il glucosio è uno zucchero sempre coinvolto.<text:line-break/></text:span><text:span text:style-name="T176">Monosaccaridi</text:span><text:span text:style-name="T51"> legati da legami covalenti, </text:span><text:span text:style-name="T176">due unità di monosaccaridi danno un</text:span><text:span text:style-name="T51"> disaccaride </text:span><text:span text:style-name="T176">e i polisaccaridi si ottengono da catene di monosaccaridi o disaccaridi.</text:span><text:span text:style-name="T51"><text:line-break/>In base alla natura del gruppo CO classifico i monosaccaridi: aldoso (aldeide), chetoso (chetone).<text:line-break/>Molecola costituita da molecole <text:s/>di C e da un certo numero di gruppi ossidrili. Le molecole sono in grado di ciclizzare </text:span><text:span text:style-name="T177">cioè di formare</text:span><text:span text:style-name="T51"> di un anello. Il gusto dolce dipende dalla disposizione spaziale del gruppo OH. <text:line-break/>Principalmente tutte le molecole biologiche sono chirali </text:span><text:span text:style-name="T178">per cui si ha il C</text:span><text:span text:style-name="T51"> centrale chirale </text:span><text:span text:style-name="T179">che dà</text:span><text:span text:style-name="T51"> disposizioni diverse dei gruppi funzionali. <text:line-break/></text:span><text:span text:style-name="T419">Stereoisomeri</text:span><text:span text:style-name="T51"> </text:span><text:span text:style-name="T452">→</text:span><text:span text:style-name="T51"> molecole con stessi legami e composizione ma differente arrangiamento spaziale: abbiamo proprietà chimico-fisiche diverse. Se devo separare due stereoisomeri lo posso fare perché le loro proprietà sono diverse, nel caso degli </text:span><text:span text:style-name="T419">isomeri</text:span><text:span text:style-name="T51"> lo posso fare solo se metto in pratica metodi affinati (perché loro hanno stesse proprietà quindi non posso usare T di fusione, ebollizione ecc). <text:line-break/>Molecole classificate attraverso la tipologia di simmetria.<text:line-break/>Si considera </text:span><text:span text:style-name="T179">una </text:span><text:span text:style-name="T51">molecola,</text:span><text:span text:style-name="T179"> la sua</text:span><text:span text:style-name="T51"> immagine speculare e poi si applicano gli operatori di simmetria: riflessione, rotazione e traslazione, si va</text:span><text:span text:style-name="T179">nno</text:span><text:span text:style-name="T51"> a vedere se senza uscire dal piano le due strutture delle due immagini speculari si sovrappongono, se non lo fanno sono due isomeri e quindi lì c’è un carbonio chirale (C con 4 costituenti diversi).<text:line-break/>Le due forme di un oggetto chirale sono detti </text:span><text:span text:style-name="T419">enantiomeri</text:span><text:span text:style-name="T51">, stessa composizione, stesse proprietà chimico-fisica ma struttura geometrica diversa. <text:line-break/>Miscela racemica: miscela che contiene entrambi gli enantiomeri in percentuale 50-50.<text:line-break/>La separazione dei due enantiomeri si chiama risoluzione.<text:line-break/>Configurazione R e S </text:span><text:span text:style-name="T452">→</text:span><text:span text:style-name="T51"> nomenclatura + o -, stabilisce da che parte può ruotare la luce polare.<text:line-break/>Ci sono anche i </text:span><text:span text:style-name="T419">diastereoisomeri</text:span><text:span text:style-name="T51">, sono due stereoisomeri che non sono l’uno l’immagine speculare dell’altro, contengono più di un stereocentro. <text:line-break/>Possono avere configurazione uguale S,S R,R oppure configurazione diversa S,R </text:span><text:span text:style-name="T452">→</text:span><text:span text:style-name="T51"> mesocomposto.<text:line-break/>Nel caso di una reazione di tipo biotec</text:span><text:span text:style-name="T180">nologica</text:span><text:span text:style-name="T51"> indirizziamo la sintesi verso uno degli enantiomeri.<text:line-break/></text:span><text:span text:style-name="T180">Gli e</text:span><text:span text:style-name="T51">nant</text:span><text:span text:style-name="T180">i</text:span><text:span text:style-name="T51">omeri non <text:s/>possono essere separati </text:span><text:span text:style-name="T181">per via convenzionale</text:span><text:span text:style-name="T51">, quando si è in loro presenza li si fa reagire con una molecola purificata che a sua volta contiene un carbonio simmetrico, questo tipo di addotto (non è un composto stabile) genererà un diastereoisomero R,R e uno S,R; questi due possono essere separati. <text:line-break/>Siccome ho generato un addotto posso rimuovere la molecola con cui ho fatto reagire i due enant</text:span><text:span text:style-name="T180">i</text:span><text:span text:style-name="T51">omeri. <text:line-break/>Se il prodotto finale non è tossico lo si può usare come substrato, se questo ultimo step viene fatto tramite biochimica uno dei due enanti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467">n</text:span><text:span text:style-name="T51"> con n=n° </text:span><text:span text:style-name="T182">C asimmetrici.<text:line-break/></text:span><text:span text:style-name="T51"><text:line-break/></text:span><text:soft-page-break/><text:span text:style-name="T51">Monosaccaridi: C</text:span><text:span text:style-name="T460">n</text:span><text:span text:style-name="T51">H</text:span><text:span text:style-name="T460">2n</text:span><text:span text:style-name="T51">O</text:span><text:span text:style-name="T460">n</text:span><text:span text:style-name="T51"> <text:line-break/>Gli zuccheri in funzione della loro struttura possono ciclizzare e dar luogo ad anelli chiusi. Il glucosio è spesso rappresentato nella sua versione ciclizzata. Una volta ciclizzata vengono distinti in anomeri </text:span><text:span text:style-name="T498">α</text:span><text:span text:style-name="T51"> e </text:span><text:span text:style-name="T498">β</text:span><text:span text:style-name="T51">, in base a dove si piazza il gruppo OH sul C</text:span><text:span text:style-name="T460">1</text:span><text:span text:style-name="T51">. Gli anelli a sei possono assumere configurazioni diverse come a sedia e a barca.<text:line-break/>Tutti i monosaccaridi e </text:span><text:span text:style-name="T183">la maggior parte di </text:span><text:span text:style-name="T51">disaccaridi sono definiti zuccheri riducenti, possono essere trattati con delle soluzioni di di Tollen, Fehling e Benedict in base al reattivo e possono dare luogo a redox. <text:line-break/>È un modo per riconoscere la concentrazione di zuccheri utilizzati dalle cellule nei substrati.<text:line-break/>Si definisce il potere riducente, questo dipenda dalla presenza di monosaccaridi aldosi o chetosi, </text:span><text:span text:style-name="T184">e </text:span><text:span text:style-name="T51">questo va a determinare la 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nelle membrane del cervello.<text:line-break/><text:line-break/>Disaccaridi: sono tutti legati da un legame glicosidico, è un legame <text:s/>covalente che porta alla polimerizzazione con eliminazione di molecola d’acqua.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text:span><text:span text:style-name="T185">saccaridi</text:span><text:span text:style-name="T51">, costituenti principali dei vari substrati che andiamo a cercare come fonte di C. <text:line-break/>Amido costituito da due macromolecole, l’amil</text:span><text:span text:style-name="T186">o</text:span><text:span text:style-name="T51">sio (20%) e l’amilope</text:span><text:span text:style-name="T186">c</text:span><text:span text:style-name="T51">tina (80%). <text:line-break/>Il primo è un polimero lineare legato da legami </text:span><text:span text:style-name="T499">α</text:span><text:span text:style-name="T51">, è un polimero solubile proprio perché è lineare e semplice, la sua degradazione porta al maltosio e poi successivamente se questo dimero </text:span><text:span text:style-name="T186">è</text:span><text:span text:style-name="T51"> rotto porta al glucosio. L’amilop</text:span><text:span text:style-name="T186">ec</text:span><text:span text:style-name="T51">tina è anche lei un poliglucosio ma ramificato circa ogni 20-25 unità con legami delle ramificazioni di tipo </text:span><text:span text:style-name="T499">α</text:span><text:span text:style-name="T51">-1,6. <text:line-break/>Queste ramificazioni fa</text:span><text:span text:style-name="T186">nno</text:span><text:span text:style-name="T51"> sì che l’amilop</text:span><text:span text:style-name="T186">ec</text:span><text:span text:style-name="T51">tina sia insolubile in acqua.<text:line-break/>L’amilope</text:span><text:span text:style-name="T186">c</text:span><text:span text:style-name="T51">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452">→</text:span><text:span text:style-name="T51"> punto di vista economico costoso, meglio procedere per via chimica.<text:line-break/>Un altro polisaccaride usato per stoccare riserve energetic</text:span><text:span text:style-name="T187">he</text:span><text:span text:style-name="T51"> è il glicogeno, simile alla amilope</text:span><text:span text:style-name="T187">c</text:span><text:span text:style-name="T51">tina perché ha una catena lineare con una serie di legami laterali, il glicogeno viene stoccato nei muscoli ed è una delle fonti che può essere degradato in maniera rapida in caso di necessità, se non viene degradato successivamente si trasforma in lipide. Il glicogeno è la prima fonte energetica in caso di richiesta da parte delle cellule, in particolare negli umani.<text:line-break/>Poi abbiamo la cellulosa, lunga catena lineare legata da legami </text:span><text:span text:style-name="T499">β</text:span><text:span text:style-name="T51"> e quindi non siamo in grado di degradarlo (il nostro corpo ha perso la capacità di sintetizzare l’enzima in grado di degradare i legami </text:span><text:span text:style-name="T499">β-</text:span><text:span text:style-name="T51">1,4). <text:line-break/>Le cellulose possono a loro volta impacchettarsi all’interno delle cellule, addirittura in arrangiamenti cristallini.<text:line-break/><text:line-break/></text:span><text:span text:style-name="T449">MEZZO DI FERMENTAZIONE </text:span><text:span text:style-name="T51"><text:line-break/></text:span><text:span text:style-name="T188">I</text:span><text:span text:style-name="T51">nsieme di sostanz</text:span><text:span text:style-name="T189">e</text:span><text:span text:style-name="T51"> che costituiranno l’ambiente ideale dal punto di vista nutrizionale per lo sviluppo dell’organismo selezionato e che stiamo facendo crescere. <text:line-break/></text:span><text:span text:style-name="T190">Costituisce</text:span><text:span text:style-name="T51"> la fonte </text:span><text:span text:style-name="T190">principale </text:span><text:span text:style-name="T51">di C organico che servirà all’organismo, a seconda della tipologia di materiale di partenza e a seconda di quel che vogliamo produrre può rappresentare un costo importante. <text:line-break/>Può essere materiale di scarto (e quindi si abbassano i costi) però </text:span><text:span text:style-name="T190">in tal caso presenta alcuni</text:span><text:span text:style-name="T51"> limiti: può contenere elevato contenuto di acqua (vogliamo 1 kg di substrato ma </text:span><text:span text:style-name="T191">se </text:span><text:span text:style-name="T51">da un commerciante </text:span><text:span text:style-name="T191">prendiamo</text:span><text:span text:style-name="T51"> </text:span><text:span text:style-name="T191">tanta</text:span><text:span text:style-name="T51"> acqua in quel kg vuol dire che non stiamo guadagnando), può essere molto variabile, se derivata da prodotti agricoli può essere soggetta a stagionalità.<text:line-break/>Esistono mezzi semplici, contengono ciò che è fondamentale per la crescita C,H, N,</text:span><text:span text:style-name="T191">P</text:span><text:span text:style-name="T51">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ext:span><text:soft-page-break/><text:span text:style-name="T51">Tanto più puro è il mezzo di partenza che stiamo considerando e tanto migliore sarà il risultato, in termini di purezza e costi (se non ha impurezze verrà trattato di meno e</text:span><text:span text:style-name="T192"> quindi diminuzione di </text:span><text:span text:style-name="T51">costi). <text:line-break/>Dal punto di vista industriale non è importante quanto la materia prima sia la migliore o la più gradita da parte dell’organismo piuttosto si preferisce andare a vedere i costi della materia prima; non si sceglie la migliore ma quella che ci consente risultati ragionevoli ma a costi minori. </text:span><text:span text:style-name="T418">Scelta dettata dall’economia.<text:line-break/></text:span><text:span text:style-name="T51">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dovrà in qualche modo essere un po’ uniforme </text:span><text:span text:style-name="T197">e avere una facilita di smaltimento dei rifiuti derivanti dalle materie prime.</text:span><text:span text:style-name="T51"><text:line-break/>Se ci sono dentro dei precursori che ci aiutano con il prodotto finale lo scarto risulta ancora più importante. </text:span><text:span text:style-name="T174">I precursori sono spesso amminoacidi oppure altre molecole piccoline.<text:line-break/></text:span><text:span text:style-name="T436">Molti organismi industriali hanno due fasi di crescita nella coltivazione batch: la fase di crescita, o tropofase, e la fase di produzione, o idiofase. Spesso queste due fasi richiedono nutrienti diversi o proporzioni diverse degli stessi nutrienti. Il mezzo deve essere completo ed essere in grado di rispondere a questi requisiti.</text:span><text:span text:style-name="T51"><text:line-break/>Si sceglie un mezzo di fermentazione che derivi già da un trattamento di materie che contiene carboidrati, come amidi piuttosto che cellulose, per esempio trattamento di piante, cereali che avevano uno scopo produttivo diverso dal nostro. In questo caso si prendono cereali, mais, orzo, riso ecc e si trattano con l’obiettivo di estrarre le molecole che sono all’interno, in questa operazione di pretrattamento si fa un’opera di degradazione degli eventuali amidi e cellulose presenti per poter rompere il </text:span><text:span text:style-name="T193">chicco</text:span><text:span text:style-name="T51"> ed estrarre ciò che è contenuto. <text:line-break/>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452">→</text:span><text:span text:style-name="T51"> buonissimo materiale di partenza su cui poi costruire il mezzo di fermentazione.<text:line-break/>C’è il rischio che i costi per far sì che lo scarto diventi ottimo siano elevati a causa di tutti quei processi fatti ad esempio per purificarlo, </text:span><text:span text:style-name="T198">i</text:span><text:span text:style-name="T51">n più ci sono anche i vincoli </text:span><text:span text:style-name="T188">di</text:span><text:span text:style-name="T51"> legge perché alcuni scarti non possono essere riutilizzati.</text:span></text:p>
      <text:p text:style-name="P5"><text:span text:style-name="T51">Solitamente si scelgono scarti da più produzioni in modo tale da poter avere la stessa composizione finale ma da materiali di partenza diversi. <text:line-break/>Esempio: </text:span><text:span text:style-name="T175">(a) </text:span><text:span text:style-name="T419">corn steep liquor</text:span><text:span text:style-name="T51">, liquido che si ottiene dopo la separazione della parte solida a seguito del trattamento di mais per rompere i chicchi che verranno macinati e da cui si potrà estrarre l’olio.<text:line-break/>Prendere mais </text:span><text:span text:style-name="T452">→</text:span><text:span text:style-name="T51"> sticking, ammollamento in acqua e acido per degradare parte produttiva </text:span><text:span text:style-name="T452">→</text:span><text:span text:style-name="T51"> sviluppo batteri lattici che degradano parte dei polisaccaridi, abbassano il pH </text:span><text:span text:style-name="T452">→</text:span><text:span text:style-name="T51"> viene indebolita la parte protettiva del germe (parte più importante delle piante </text:span><text:span text:style-name="T194">perché</text:span><text:span text:style-name="T51"> dal germe si genera una nuova pianta e quindi è ben protetto), ciò che lo protegge è a sua volta nutrimento una volta che questo cresce. Batteri lattici: degradativi e allo stesso tempo il mai</text:span><text:span text:style-name="T194">s</text:span><text:span text:style-name="T51">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text:span><text:span text:style-name="T195">steep</text:span><text:span text:style-name="T51"> liquor conterrà anche vitamine, azoto, fattori di crescita e tutta una serie di altre sostanze utili. Il corn </text:span><text:span text:style-name="T195">steep</text:span><text:span text:style-name="T51"> liquor è già un po’ sterilizzante perché ho bassi livelli di pH e quindi più di tanto non si genereranno organismi non voluti, </text:span><text:span text:style-name="T196">proprio perché è altamente acido va neutralizzato prima del suo uso</text:span><text:span text:style-name="T51">. I melassi hanno una composizione ottimale (sono anche i più costosi) sia dal punto di vista di C che di tutti gli altri elementi utili.<text:line-break/></text:span><text:span text:style-name="T175">(b) </text:span><text:span text:style-name="T422">Ph</text:span><text:span text:style-name="T419">armamedia</text:span><text:span text:style-name="T51"> deriva dall'essiccazione degli embrioni del cotone, </text:span><text:span text:style-name="T200">contiene carboidrati, olio, ceneri ricche di Ca,</text:span><text:span text:style-name="T51"> </text:span><text:span text:style-name="T200">Fe, Cloruri, P e solfati. <text:line-break/>(c)</text:span><text:span text:style-name="T419"> </text:span><text:span text:style-name="T423">S</text:span><text:span text:style-name="T419">carti di distillazione</text:span><text:span text:style-name="T51">, </text:span><text:span text:style-name="T434">è preparato filtrando via i solidi dal materiale lasciato dopo aver distillato cereali fermentati (mais o orzo) per whisky. </text:span><text:span text:style-name="T437">L</text:span><text:span text:style-name="T51">o scarto rimane ricco di </text:span><text:span text:style-name="T199">N,</text:span><text:span text:style-name="T51"> C, </text:span><text:span text:style-name="T201">minerali e fattori di crescita</text:span><text:span text:style-name="T51"> e quindi può essere riutilizzato come materiale di partenza per produrre mezzi di fermentazione. <text:line-break/></text:span><text:span text:style-name="T201">(d) C</text:span><text:span text:style-name="T51">’è anche il trattamento di soia, questa viene utilizzata principalmente per fare l’olio di soia oppure per produrre margarina, quello che resta è il</text:span><text:span text:style-name="T419"> soya bean meal</text:span><text:span text:style-name="T51"> che ha un buon contenuto di N e C, può essere anche utilizzato come base di partenza di produzioni biotec</text:span><text:span text:style-name="T201">nologiche</text:span><text:span text:style-name="T51">; non è ricco quanto il corn steep liquor e </text:span><text:span text:style-name="T202">l’azoto è molto complesso.</text:span><text:span text:style-name="T51"><text:line-break/></text:span><text:span text:style-name="T202">(e) </text:span><text:span text:style-name="T424">M</text:span><text:span text:style-name="T419">elasso</text:span><text:span text:style-name="T51">, sicuramente uno dei mezzi di fermentazione migliori perché contiene una serie di vitamine, fattori di crescita che fa sì che sia una base di partenza quasi pronta.</text:span></text:p>
      <text:p text:style-name="P6"><text:span text:style-name="T203">(f) </text:span><text:span text:style-name="T425">Altri substrati</text:span><text:span text:style-name="T203"> usati come materie prime sono alcol, acido acetico, metanolo e frazioni di petrolio greggio.</text:span><text:span text:style-name="T51"><text:line-break/><text:line-break/></text:span><text:soft-page-break/><text:span text:style-name="T51">Bisogna controllare l’acqua,</text:span><text:span text:style-name="T208"> standardizzare la quantità di calcio,</text:span><text:span text:style-name="T51"> regolare pH, regolare minerali, eventualmente depurar</text:span><text:span text:style-name="T208">la</text:span><text:span text:style-name="T51"> da sostanze. Si possono utilizzare altre fonti di C, proteine e fattori di crescita: possono essere essere utilizzati gli scarti dalla produzione delle noccioline, </text:span><text:span text:style-name="T204">ricche di proteine </text:span><text:span text:style-name="T209">e fattori di crescita</text:span><text:span text:style-name="T204">,</text:span><text:span text:style-name="T51"> oppure viene utilizzato il blood meal, scarti di sangue essiccati, trattati con vapore, </text:span><text:span text:style-name="T209">viene </text:span><text:span text:style-name="T51">drenata via la parte liquida e la parte solida viene pressata, quest’ultima ha un colore cioccolato che però contiene l’80% di proteine quindi può essere utilizzato per fermentazione dell’organismo.<text:line-break/></text:span><text:span text:style-name="T213">I rifiuti agricoli sono fonti interessanti perché contengono polisaccaridi, </text:span><text:span text:style-name="T212">polimeri di zuccheri semplici </text:span><text:span text:style-name="T213">che </text:span><text:span text:style-name="T212">hanno due funzioni principali: riserve di combustibile e elementi strutturali extracellulari con siti di legame specifici per proteine particolar</text:span><text:span text:style-name="T213">i</text:span><text:span text:style-name="T212">.</text:span><text:span text:style-name="T209"> </text:span><text:span text:style-name="T213">Gli amidi contengono </text:span><text:span text:style-name="T209">amilosio e amilopectina </text:span><text:span text:style-name="T213">che </text:span><text:span text:style-name="T209">possono essere degradati. <text:line-break/>Le materie di partenza che contengono </text:span><text:span text:style-name="T216">l’amido</text:span><text:span text:style-name="T209"> possono essere patate, mais, orzo, riso ecc, da questi posso degradare amilosio e amilopectina e poi utilizzarli. </text:span><text:span text:style-name="T214">L’amido quando riscal</text:span><text:span text:style-name="T216">d</text:span><text:span text:style-name="T214">ato tra i 55-82°C si gelatinizza e si dissolve in acqua e diventa soggetto all’attacco di vari enzimi. </text:span><text:span text:style-name="T215">Prima della saccarificazione quindi il cerale macinato viene mescolato con acqua e riscaldato per gelatinizzare l’amido in modo tale da esporlo agli agenti saccarificanti come gli acidi diluiti o enzimi.</text:span><text:span text:style-name="T209"><text:line-break/>Le cellulose </text:span><text:span text:style-name="T216">invece </text:span><text:span text:style-name="T209">consis</text:span><text:span text:style-name="T210">tono in emicellulose e lignine, quest’</text:span><text:span text:style-name="T211">ultime</text:span><text:span text:style-name="T210"> sono poco utili a </text:span><text:span text:style-name="T211">fini</text:span><text:span text:style-name="T210"> fermentativi mente </text:span><text:span text:style-name="T211">le prime possono</text:span><text:span text:style-name="T210"> essere utilizzat</text:span><text:span text:style-name="T211">e</text:span><text:span text:style-name="T210"> come </text:span><text:span text:style-name="T211">materiale di </text:span><text:span text:style-name="T210">substrato </text:span><text:span text:style-name="T211">per l’utilizzo in produzione biotecnologic</text:span><text:span text:style-name="T216">he</text:span><text:span text:style-name="T210">. </text:span><text:span text:style-name="T211">Gli scarti lignocellulosici vano degradati e possiamo degradarli via meccanica, irraggiamento, trattamento alcali o acidi ecc.</text:span><text:span text:style-name="T212"> </text:span><text:span text:style-name="T51"><text:line-break/>Un’altra cosa che può essere utilizzata come base di partenza è il </text:span><text:span text:style-name="T419">sulfite liquor</text:span><text:span text:style-name="T51">, liquido che deriva dalla separazione delle fibre di cellulos</text:span><text:span text:style-name="T212">e</text:span><text:span text:style-name="T51"> ottenute per trattamento di materiali l</text:span><text:span text:style-name="T205">igno</text:span><text:span text:style-name="T51">cellulos</text:span><text:span text:style-name="T205">i</text:span><text:span text:style-name="T212">ci</text:span><text:span text:style-name="T51"> dall’industria della carta, questa deve degradare la cellulosa perché servono </text:span><text:span text:style-name="T212">fibre di una certa </text:span><text:span text:style-name="T51">dimension</text:span><text:span text:style-name="T212">e per produrre la carta attraverso trattamenti biochimici e batterici</text:span><text:span text:style-name="T51">. Una volta ottenute le fibre di cellulosa delle dimensioni volute rimane un liquido fortemente acido che può essere separato, </text:span><text:span text:style-name="T212">la parte solida va a fare la carta mentre la parte liquida d</text:span><text:span text:style-name="T51">opo opportuna neutralizzazione è una buona base di partenza come mezzo fermentativo perché contiene molti monosaccaridi.<text:line-break/><text:line-break/>Generalmente le cellule per crescere hanno bisogno di energia, energia che deve essere presente al momento della necessità. Le cellule nel costruire le molecole, spesso polimeri </text:span><text:span text:style-name="T228">che </text:span><text:span text:style-name="T218">richiedono apporto energetico per la formazione di legami</text:span><text:span text:style-name="T51"> opera</text:span><text:span text:style-name="T206">no</text:span><text:span text:style-name="T51"> attraverso energia.<text:line-break/></text:span><text:span text:style-name="T218">Il v</text:span><text:span text:style-name="T51">ettore energetico è l’ATP che insieme ad altri cofattori interviene durante l</text:span><text:span text:style-name="T218">e</text:span><text:span text:style-name="T51"> reazion</text:span><text:span text:style-name="T218">i</text:span><text:span text:style-name="T51"> di biosintesi.<text:line-break/>La cellula per ottenere l’ATP deve idrolizzare dei substrati, in particolar modo il glucosio ad elevato contenuto energetico.<text:line-break/>Obiettivo primario: ottenere </text:span><text:span text:style-name="T229">ATP</text:span><text:span text:style-name="T51"> in modo da </text:span><text:span text:style-name="T220">avere disponibilità di vettore energetico e di</text:span><text:span text:style-name="T51"> poterlo usare rapidamente e in grandi quantità. </text:span><text:span text:style-name="T219">L’idrolisi di substrati </text:span><text:span text:style-name="T220">ad elevato contenuto energetico </text:span><text:span text:style-name="T219">con obiettivo produzione di ATP è definito metabolismo, costituito da </text:span><text:span text:style-name="T220">catene di reazione cataboliche e anaboliche cioè distruttive e costruttive strettamente correlate tra di loro. </text:span><text:span text:style-name="T221">Facciamo questo tramite un ossidazione inorganica.</text:span><text:span text:style-name="T51"><text:line-break/></text:span><text:span text:style-name="T229">Le reazioni</text:span><text:span text:style-name="T51"> redox </text:span><text:span text:style-name="T456">sono</text:span><text:span text:style-name="T51"> efficienti, possono essere utilizzat</text:span><text:span text:style-name="T207">e</text:span><text:span text:style-name="T51"> in piccoli step, implicano trasferimento elettronico. <text:line-break/>In funzione del meccanismo dei vari metabolismi che possono avvenire all’interno della cellula avremo vie metaboliche diverse che porteranno a </text:span><text:span text:style-name="T221">fattori energetici</text:span><text:span text:style-name="T51"> diversi. <text:line-break/></text:span><text:span text:style-name="T221">Quello che fa la cellula è: </text:span><text:span text:style-name="T222">a</text:span><text:span text:style-name="T51">cetaldeide </text:span><text:span text:style-name="T452">→</text:span><text:span text:style-name="T51"> acido acetico + ATP, </text:span><text:span text:style-name="T223">l’acetaldeide per essere trasformata</text:span><text:span text:style-name="T51"> </text:span><text:span text:style-name="T222">richiede la presenza di</text:span><text:span text:style-name="T51"> ADP </text:span><text:span text:style-name="T222">in grado di accettare </text:span><text:span text:style-name="T223">un</text:span><text:span text:style-name="T222"> fosfato e quindi l’acetaldeide sarà fosforilata. Il rilascio del fosfato </text:span><text:span text:style-name="T223">c</text:span><text:span text:style-name="T225">o</text:span><text:span text:style-name="T223">n la formazione dell’ADP porta alla formazione del vettore energetico ATP e acido acetico. È un’ossidazione </text:span><text:span text:style-name="T224">tipicamente </text:span><text:span text:style-name="T223">biologica.<text:line-break/></text:span><text:span text:style-name="T224">I vari microrganismi hanno a disposizione vari meccanismi metabolici e sono associati tra di loro in funzione della fonte energetica e in funzione della fonte di C. Per esempio s</text:span><text:span text:style-name="T51">e la fonte energetica è la luce abbiamo organismi fototrofi, se </text:span><text:span text:style-name="T224">invece la</text:span><text:span text:style-name="T51"> fonte energetica è data da una redox abbiamo organism</text:span><text:span text:style-name="T225">i</text:span><text:span text:style-name="T51"> chem</text:span><text:span text:style-name="T217">i</text:span><text:span text:style-name="T51">otrof</text:span><text:span text:style-name="T225">i</text:span><text:span text:style-name="T51">, </text:span><text:span text:style-name="T224">gli a</text:span><text:span text:style-name="T51">utotrofi usano anidride carbonica </text:span><text:span text:style-name="T224">come fonte di C </text:span><text:span text:style-name="T225">mentre gli</text:span><text:span text:style-name="T51"> eterotrofi usano carbonio organico.<text:line-break/>L’energia viene utilizza</text:span><text:span text:style-name="T225">ta</text:span><text:span text:style-name="T51"> durante la fase di anabolismo cioè </text:span><text:span text:style-name="T225">la </text:span><text:span text:style-name="T51">fase di costruzione delle molecole.<text:line-break/><text:line-break/></text:span><text:span text:style-name="T230">Il m</text:span><text:span text:style-name="T51">etabolismo microbico implica la presenza o l’accadimento di:<text:line-break/>-Enzimi </text:span><text:span text:style-name="T452">→</text:span><text:span text:style-name="T51"> ogni reaz</text:span><text:span text:style-name="T226">ione</text:span><text:span text:style-name="T51"> metabolica è enzima catalizzata.<text:line-break/>-Produzione dell’energia </text:span><text:span text:style-name="T452">→</text:span><text:span text:style-name="T51"> serve per far avvenire le reazion</text:span><text:span text:style-name="T226">i.</text:span><text:span text:style-name="T51"><text:line-break/>-Catena di reazioni chiamata glicolisi o di alternative </text:span><text:span text:style-name="T452">→</text:span><text:span text:style-name="T51"> glicolisi maggiormente presente in tutti gli organismi</text:span><text:span text:style-name="T226">.</text:span><text:span text:style-name="T51"><text:line-break/>-Ciclo di Krebs <text:s/></text:span><text:span text:style-name="T452">→</text:span><text:span text:style-name="T51"> presente in tutti i microorganismi in grado di respirare ossigeno, </text:span><text:span text:style-name="T226">è </text:span><text:span text:style-name="T51">uno dei cicli metaboli</text:span><text:span text:style-name="T226">ci</text:span><text:span text:style-name="T51"> più importanti perché al suo interno ci sono </text:span><text:span text:style-name="T226">molti</text:span><text:span text:style-name="T51"> prodotti </text:span><text:span text:style-name="T226">di nostro interesse.</text:span><text:span text:style-name="T51"><text:line-break/></text:span><text:soft-page-break/><text:span text:style-name="T51">-Respirazione </text:span><text:span text:style-name="T226">e f</text:span><text:span text:style-name="T51">ermentazione.<text:line-break/>-Metabolismo dei lipidi e delle proteine </text:span><text:span text:style-name="T452">→</text:span><text:span text:style-name="T51"> una catena degradativa che porta alla generazione del vettore energetico e poi una catena di costruzione che porta alla sintesi, nel caso di lipidi obiettivi sto</text:span><text:span text:style-name="T227">ra</text:span><text:span text:style-name="T51">ge e nel caso di proteine obiettivi costruzione cellule.<text:line-break/>-Diversità delle vie metaboliche dei microrganismi.</text:span></text:p>
      <text:p text:style-name="P7"><text:span text:style-name="T51">-Anabolismo </text:span><text:span text:style-name="T452">→</text:span><text:span text:style-name="T51"> parte biosintetica che ci interessa, avvengono reazioni che richiedono energia </text:span><text:span text:style-name="T231">e che sono endoergoniche.</text:span><text:span text:style-name="T51"><text:line-break/>Reazioni di catabolismo: </text:span><text:span text:style-name="T231">reazione idrolitiche, </text:span><text:span text:style-name="T51">sono degradative, sono reazioni esoergoniche </text:span><text:span text:style-name="T231">perché producono energia.</text:span><text:span text:style-name="T51"><text:line-break/><text:line-break/></text:span><text:span text:style-name="T231">Sono tutte reazion</text:span><text:span text:style-name="T232">i</text:span><text:span text:style-name="T231"> catalizzate, nessuno di questo step può essere effettuato senza la presenza di un catalizzatore ossia l’enzima. </text:span><text:span text:style-name="T51">Le vie metaboliche che la cellula utilizza per svilupparsi sono determinate dagli enzimi, questi sono codificati da un codice genetico definito dal patrimonio genetico → </text:span><text:span text:style-name="T232">v</text:span><text:span text:style-name="T51">ie metaboliche connesse quindi al patrimonio genetico. La codificazione degli enzimi è diversi e questo porta a un modo diverso di costruire/degradare molecole e di utilizzare/generare energia.<text:line-break/>Via anaboliche (degradano) e via a</text:span><text:span text:style-name="T228">n</text:span><text:span text:style-name="T51">fiboliche (costruiscono), </text:span><text:span text:style-name="T228">alcune di queste sono specifiche mente altre sono miste quind</text:span><text:span text:style-name="T233">i</text:span><text:span text:style-name="T228"> sono in grado di produrre molecole che possono essere trasformate a loro volta in proteine o catene pi</text:span><text:span text:style-name="T233">ù</text:span><text:span text:style-name="T228"> lunghe e allo stesso tempo generano energia.</text:span><text:span text:style-name="T51"><text:line-break/><text:line-break/></text:span><text:span text:style-name="T448">ENZIMI</text:span><text:span text:style-name="T51"><text:line-break/>Sono delle proteine estremamente specifiche perché hanno conformazioni molecolari molto particolari, hanno il sito attivo ossia il luogo in cui fanno avvenire la reazione. </text:span><text:span text:style-name="T234">Possono essere</text:span><text:span text:style-name="T51"> intracellulari </text:span><text:span text:style-name="T234">o</text:span><text:span text:style-name="T51"> extracellulari.<text:line-break/>Operano come dei catalizzatori organici facendo avvenire le reazioni secondo step elementari diversi.<text:line-break/>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 ossidoreduttasi </text:span><text:span text:style-name="T452">→</text:span><text:span text:style-name="T51"> coinvolto nelle redox, transferasi </text:span><text:span text:style-name="T452">→</text:span><text:span text:style-name="T51"> enzima coinvolto nel trasferimento di gruppi funzionali, idrolasi </text:span><text:span text:style-name="T452">→</text:span><text:span text:style-name="T51"> idrolisi, liasi </text:span><text:span text:style-name="T452">→ </text:span><text:span text:style-name="T235">in </text:span><text:span text:style-name="T51">grado di rimuovere atomi senza idrolisi, isomerasi </text:span><text:span text:style-name="T452">→</text:span><text:span text:style-name="T51"> riarrangia la struttura della molecole, ligasi </text:span><text:span text:style-name="T452">→</text:span><text:span text:style-name="T51"> lega assieme due molecole.<text:line-break/>Alcuni di questi enzimi sono molto specifici, molto di più dei catalizzatori convenzionali. <text:line-break/>L’enzima catalizza reazione diretta, se voglio fare quella inversa ho bisogno di altri enzimi; questo vale per quasi tutti gli enzimi ma alcuni, come le proteasi, sono in grado di fare entrambe le reazioni in condizioni particolari.<text:line-break/><text:line-break/>Il sito attivo è costruito</text:span><text:span text:style-name="T236"> sia</text:span><text:span text:style-name="T51"> da una parte proteica, l’apoproteina, attorcigliata su se stessa all’interno del quale può essere alloggiato il substrato </text:span><text:span text:style-name="T236">ch</text:span><text:span text:style-name="T51">e da una parte non proteica, </text:span><text:span text:style-name="T237">generalmente un metallo</text:span><text:span text:style-name="T51">. <text:line-break/>Si ha adattamento indotto, il substrato si </text:span><text:span text:style-name="T237">ri</text:span><text:span text:style-name="T51">organizza un pochino perché ha i legami elastici. <text:line-break/>All’interno del </text:span><text:span text:style-name="T238">sito attivo</text:span><text:span text:style-name="T51"> esiste un alloggiamento per i coenzimi </text:span><text:span text:style-name="T238">che </text:span><text:span text:style-name="T51">non sono parti proteiche ma sono molecole organiche, qua dentro avviene la redox, abbiamo bisogno di mettere lì dentro i due reagenti in contemporanea. <text:line-break/>I coenzimi sono tutti quei vettori energetici: NAD</text:span><text:span text:style-name="T467">+</text:span><text:span text:style-name="T51">, </text:span><text:span text:style-name="T238">portatore</text:span><text:span text:style-name="T51"> di elettroni, NADP, portatore di elettroni, ATP, vettore energetico. <text:line-break/></text:span><text:span text:style-name="T239">S</text:span><text:span text:style-name="T51">ulla superficie dell’oloproteina (apoproteina + cofattor</text:span><text:span text:style-name="T239">e</text:span><text:span text:style-name="T51">) ci sono altri alloggiamenti, </text:span><text:span text:style-name="T239">necessari a regolare gli enzimi; alcuni li hanno mentre altri no.</text:span><text:span text:style-name="T51"> La cellula cerca di regolare gli enzimi e l’attività catalitica per poter regolare le reazioni che avvengono all’interno della cellula stessa, la regolazione deve essere </text:span><text:span text:style-name="T239">molto </text:span><text:span text:style-name="T51">veloce.<text:line-break/>I siti regolatori sono sempre siti che implicano interazioni con molecole semplici perché </text:span><text:span text:style-name="T240">sono</text:span><text:span text:style-name="T51"> più facilmente trasportabili all’interno della cellula. <text:s/><text:line-break/></text:span><text:span text:style-name="T240">In fase di stasi n</text:span><text:span text:style-name="T51">ormalmente quello che è pronto è la parte proteica perché fare proteine è complicato e richiede tempo, la cellula quindi prepara un enzima non attivo e lo attiva con un sistema semplice immediato, </text:span><text:span text:style-name="T241">es. gli enzimi degradativi che ci degraderanno quando moriremo sono già presenti nel nostro corpo ma adesso che siamo vivi non sono attivi.<text:line-break/></text:span><text:span text:style-name="T51"><text:line-break/></text:span><text:soft-page-break/><text:span text:style-name="T242">L’enzima esattamente c</text:span><text:span text:style-name="T51">ome un catalizzatore</text:span><text:span text:style-name="T242"> può:</text:span><text:span text:style-name="T51"> </text:span><text:span text:style-name="T242">prendere due substrati e orienta</text:span><text:span text:style-name="T243">r</text:span><text:span text:style-name="T242">li </text:span><text:span text:style-name="T243">perché reagiscono oppure</text:span><text:span text:style-name="T242"> prendere</text:span><text:span text:style-name="T51"> il substrato, </text:span><text:span text:style-name="T242">riarrangia la molecola in modo </text:span><text:span text:style-name="T243">da</text:span><text:span text:style-name="T242"> generare cariche imparziali che poi reagiranno oppure prende il substrato e lo forza in una </text:span><text:span text:style-name="T243">geometria che non è gradevole per quella molecola e quindi lo porta ad uno stato di transizione che poi </text:span><text:span text:style-name="T244">evolverà verso uno stato energetico più basso.<text:line-break/></text:span><text:span text:style-name="T51"><text:line-break/>L’attività enzimatica può essere controllata:<text:line-break/>1) geneticamente </text:span><text:span text:style-name="T452">→</text:span><text:span text:style-name="T51"> viene controllata la sintesi di uno specifico enzima, la loro attività è regolata da sintesi ad hoc quando è necessaria (lo capisco grazie a segnali chimici mediati da</text:span><text:span text:style-name="T253">gli</text:span><text:span text:style-name="T51"> ormoni che portano all’attivazione di vie sintetiche).<text:line-break/>2) dal processo metabolico </text:span><text:span text:style-name="T452">→</text:span><text:span text:style-name="T51"> regolatore dell’enzima e l’enzima a sua volta </text:span><text:span text:style-name="T253">l’enzima </text:span><text:span text:style-name="T51">fa da controllore sul processo metabolico. </text:span><text:span text:style-name="T245">G</text:span><text:span text:style-name="T51">li enzimi allosterici </text:span><text:span text:style-name="T245">s</text:span><text:span text:style-name="T51">ono controllati dai processi metabolici, </text:span><text:span text:style-name="T246">questi </text:span><text:span text:style-name="T245">enzimi</text:span><text:span text:style-name="T51"> ha</text:span><text:span text:style-name="T246">nno </text:span><text:span text:style-name="T253">specificamente</text:span><text:span text:style-name="T51"> un sito diverso dal sito attivo </text:span><text:span text:style-name="T245">su cui può alloggiare </text:span><text:span text:style-name="T51">l’attivatore, molecola normalmente presente all’interno della cellula che va a legarsi all’enzima oppure se ne distacca per attivare o disattivare l’attività enzimatica. La proteina dell’enzima è così complessa, grande </text:span><text:span text:style-name="T246">e</text:span><text:span text:style-name="T51"> rigida che piccole modificazioni anche in alcuni punti lontani dal sito attivo </text:span><text:span text:style-name="T246">hanno conseguenze </text:span><text:span text:style-name="T254">sulla geometria dell’enzima</text:span><text:span text:style-name="T246">.</text:span><text:span text:style-name="T51"><text:line-break/>L’attivatore allosterico è piccolino, può essere uno ione metallico o una piccola molecola organica. <text:line-break/>L’inibitore allosterico è il prodotto di una delle reazioni del</text:span><text:span text:style-name="T254">la catena</text:span><text:span text:style-name="T51"> metaboli</text:span><text:span text:style-name="T254">ca</text:span><text:span text:style-name="T51"> </text:span><text:span text:style-name="T452">→</text:span><text:span text:style-name="T51"> <text:s/></text:span><text:span text:style-name="T254">ci dice che </text:span><text:span text:style-name="T51">siamo arrivati a concentrazione massima.<text:line-break/><text:line-break/>Reazioni redox utilizzate principalmente per produrre energia, coinvolgono carboidrati, proteine e lipidi che sono energicamente ricche. Molecole che hanno una grande possibilità di essere ridotti perché hanno molti idrogeni.<text:line-break/></text:span><text:span text:style-name="T247">Le r</text:span><text:span text:style-name="T51">eazioni redox sono reazioni di trasferimento elettronico, l’ATP è in grado di conservare l’energia associata alla catena di trasferimento di elettroni. Sono reazioni cataboliche.<text:line-break/></text:span><text:span text:style-name="T434">Nei sistemi biologici, gli elettroni sono spesso associati ad atomi di idrogeno: le ossidazioni biologiche sono spesso deidrogenazioni.</text:span><text:span text:style-name="T51"> </text:span><text:span text:style-name="T248">Le reazioni biologiche sono principalmente redox e richiedono la presenza di altre molecole cap</text:span><text:span text:style-name="T249">a</text:span><text:span text:style-name="T248">ci di accettar</text:span><text:span text:style-name="T252">e</text:span><text:span text:style-name="T248"> o rilasciare elettroni, i coenzimi, </text:span><text:span text:style-name="T247">per </text:span><text:span text:style-name="T51">esempio il NAD </text:span><text:span text:style-name="T249">forma ossidat</text:span><text:span text:style-name="T252">a</text:span><text:span text:style-name="T249"> e NADH forma ridotta.</text:span><text:span text:style-name="T51"><text:line-break/></text:span><text:span text:style-name="T249">Sono r</text:span><text:span text:style-name="T51">eazioni enzima catalizzate, portano alla degradazione del substrato e a</text:span><text:span text:style-name="T252">d</text:span><text:span text:style-name="T51"> immagazzinare l’energia libera.<text:line-break/><text:line-break/></text:span><text:span text:style-name="T250">Nella r</text:span><text:span text:style-name="T51">espirazione aerobia, </text:span><text:span text:style-name="T251">caratterizzata da un’efficienza molto grande,</text:span><text:span text:style-name="T51"> </text:span><text:span text:style-name="T250">l’</text:span><text:span text:style-name="T51">ossigeno </text:span><text:span text:style-name="T250">è l’accettore finale di elettroni.</text:span><text:span text:style-name="T51"><text:line-break/></text:span><text:span text:style-name="T251">Nella respirazione a</text:span><text:span text:style-name="T51">naerobica, </text:span><text:span text:style-name="T251">che ha un’ efficienza energetica piccola, l’accettore finale è una </text:span><text:span text:style-name="T51">molecola inorganica </text:span><text:span text:style-name="T251">(che non sia O</text:span><text:span text:style-name="T462">2</text:span><text:span text:style-name="T251">).</text:span><text:span text:style-name="T51"><text:line-break/></text:span><text:span text:style-name="T251">Nella f</text:span><text:span text:style-name="T51">ermentazione, </text:span><text:span text:style-name="T251">caratterizzata anch’essa da un’efficienza energetica piccola, l’accettore finale è una</text:span><text:span text:style-name="T51"> molecola organica.<text:line-break/>In tutte queste si forma del</text:span><text:span text:style-name="T255">l’ATP</text:span><text:span text:style-name="T51">, </text:span><text:span text:style-name="T251">la</text:span><text:span text:style-name="T51"> catena di reazion</text:span><text:span text:style-name="T255">i</text:span><text:span text:style-name="T51"> è fatta dalla cellula </text:span><text:span text:style-name="T251">affinché possa </text:span><text:span text:style-name="T51">immagazzina</text:span><text:span text:style-name="T251">re</text:span><text:span text:style-name="T51"> il vettore energetico che serve per le reazioni di biosintesi.<text:line-break/></text:span><text:span text:style-name="T256">Tutte le r</text:span><text:span text:style-name="T51">edox </text:span><text:span text:style-name="T256">sono </text:span><text:span text:style-name="T51">effettuate tramite step elementari piccoli che trasferiscono una coppia elettronica passo a passo durante la catena di trasporto elettronico. </text:span><text:span text:style-name="T258">V</text:span><text:span text:style-name="T257">i so</text:span><text:span text:style-name="T256">no una serie di microrganismi che sono aerobi facoltativi cioè sono in grado di mettere in atto entrambe le vie in funzione delle condizioni ambiental</text:span><text:span text:style-name="T261">i</text:span><text:span text:style-name="T256"> esterne. <text:line-break/>Tendenzialmente chi è aerobio tende a respirare per respirazione aerobia, diversamente, nel caso in cui le cond esterne non lo consentono, trasferiranno elettroni ad altre molecole inorganiche.<text:line-break/>Nel caso di </text:span><text:span text:style-name="T261">respirazione </text:span><text:span text:style-name="T256">aerobia vs fermentazione la scelta dipende dalle cond operative, bisogna sapere quindi se il microrganismo può scegliere una via alternativa alla respirazione aerobia nel caso in cui si trovasse in ipossia. <text:line-break/>È FONDAMENTALE </text:span><text:span text:style-name="T261">saperlo </text:span><text:span text:style-name="T256">perché </text:span><text:span text:style-name="T261">altrimenti</text:span><text:span text:style-name="T256"> il prodotto finale sarà diverso. Il fatto di sapere di avere</text:span><text:span text:style-name="T261"> </text:span><text:span text:style-name="T256">microrganism</text:span><text:span text:style-name="T261">i</text:span><text:span text:style-name="T256"> che ha</text:span><text:span text:style-name="T261">nno</text:span><text:span text:style-name="T256"> vie alternative diverse porterà ad avere un processo più controllato.<text:line-break/></text:span><text:span text:style-name="T51">Il </text:span><text:span text:style-name="T259">reagente che fa avvenire le redox è il</text:span><text:span text:style-name="T51"> coenzima </text:span><text:span text:style-name="T259">perché è lui</text:span><text:span text:style-name="T51"> in grado di accettare o donare gli elettroni, l’ATP è in grado di immagazzinare </text:span><text:span text:style-name="T259">l’energia libera che deriva da questo processo </text:span><text:span text:style-name="T51">nella sua struttura </text:span><text:span text:style-name="T260">in modo tale da </text:span><text:span text:style-name="T51">rilasciarla quando serve. <text:line-break/><text:line-break/>GENERAZIONE </text:span><text:span text:style-name="T264">ATP: </text:span><text:span text:style-name="T51">avviene attraverso la reazione di fosforilazione del substrato, </text:span><text:span text:style-name="T265">ossia una reazione che </text:span><text:span text:style-name="T51">genera una molecola di </text:span><text:span text:style-name="T265">ATP</text:span><text:span text:style-name="T51"> attraverso un trasferimento diretto su una molecola di </text:span><text:span text:style-name="T265">ADP</text:span><text:span text:style-name="T51"> <text:s/>di un</text:span><text:span text:style-name="T265"> gruppo fosfato.</text:span><text:span text:style-name="T51"><text:line-break/></text:span><text:span text:style-name="T265">Qu</text:span><text:span text:style-name="T51">esto avviene </text:span><text:span text:style-name="T265">a </text:span><text:span text:style-name="T51">opera di un enzima: chinasi. <text:line-break/></text:span><text:span text:style-name="T266">La g</text:span><text:span text:style-name="T51">enerazione </text:span><text:span text:style-name="T266">di </text:span><text:span text:style-name="T51">ATP avviene </text:span><text:span text:style-name="T266">quindi </text:span><text:span text:style-name="T51">tramite fosforilazione dell’ADP </text:span><text:span text:style-name="T262">che è</text:span><text:span text:style-name="T51"> presente nella cellula.<text:line-break/></text:span><text:soft-page-break/><text:span text:style-name="T267">Fosforilazione:</text:span><text:span text:style-name="T51"> </text:span><text:span text:style-name="T262">glucosio + ATP che viene fosforilato </text:span><text:span text:style-name="T264">a dare</text:span><text:span text:style-name="T262"> ADP, </text:span><text:span text:style-name="T264">questo poi</text:span><text:span text:style-name="T262"> in presenza di un gruppo fosfato che è stato rilasciato da un’altra reazione porta all’ATP.</text:span><text:span text:style-name="T51"><text:line-break/>All’interno della cellula la concentrazione <text:s/>delle varie specie </text:span><text:span text:style-name="T263">di </text:span><text:span text:style-name="T51">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452">→</text:span><text:span text:style-name="T51"> sistema si arrangia affinché lei rimanga in equilibrio.<text:line-break/><text:line-break/>Chemiosmosi: </text:span><text:span text:style-name="T268">è un processo </text:span><text:span text:style-name="T269">biochimico</text:span><text:span text:style-name="T268"> che permette di utilizzare il </text:span><text:span text:style-name="T269">gradiente elettrochimico</text:span><text:span text:style-name="T268"> di ioni H</text:span><text:span text:style-name="T500">+</text:span><text:span text:style-name="T268"> per compiere lavoro cellulare che può essere usato per la </text:span><text:span text:style-name="T269">sintesi</text:span><text:span text:style-name="T268"> di </text:span><text:span text:style-name="T270">ATP. I</text:span><text:span text:style-name="T268"> </text:span><text:span text:style-name="T51">trasferiment</text:span><text:span text:style-name="T268">i</text:span><text:span text:style-name="T51"> di elettroni </text:span><text:span text:style-name="T268">sono</text:span><text:span text:style-name="T51"> sempre piccoli, </text:span><text:span text:style-name="T268">l’</text:span><text:span text:style-name="T51">ATP </text:span><text:span text:style-name="T268">è s</text:span><text:span text:style-name="T51">empre presente perché o viene rilasciato o immagazzinato e la catena di trasporto elettronico nel caso d</text:span><text:span text:style-name="T270">ei </text:span><text:span text:style-name="T51">procarioti è fat</text:span><text:span text:style-name="T270">ta</text:span><text:span text:style-name="T51"> nella membrana citoplasmatica mentre </text:span><text:span text:style-name="T270">per gli</text:span><text:span text:style-name="T51"> eucarioti è fatt</text:span><text:span text:style-name="T270">a</text:span><text:span text:style-name="T51"> nei mitocondri.<text:line-break/><text:line-break/>Come ottenere ATP: <text:line-break/>1) </text:span><text:span text:style-name="T431">D</text:span><text:span text:style-name="T430">egradazione dei lipidi</text:span><text:span text:style-name="T51">, questi sono una forma di stoccaggio di glicerolo legato a tre acidi grassi. <text:line-break/>Nel caso degli animali </text:span><text:span text:style-name="T270">i</text:span><text:span text:style-name="T51"> lipidi </text:span><text:span text:style-name="T270">sono una </text:span><text:span text:style-name="T51">forma efficiente di stoccaggio, nelle piante invece è meglio </text:span><text:span text:style-name="T272">stoccare substrato ad elevato contenuto energetico</text:span><text:span text:style-name="T51"> in amidi e cellulose. </text:span><text:span text:style-name="T273">L’amido è più ossidato dei lipidi.<text:line-break/>I</text:span><text:span text:style-name="T51"> lipidi si impacchettano </text:span><text:span text:style-name="T273">per la loro struttura molecola in</text:span><text:span text:style-name="T51"> una cosa molto ridotta </text:span><text:span text:style-name="T273">che ha</text:span><text:span text:style-name="T51"> un elevato potere riducente (possibilità di essere molto ossidato) </text:span><text:span text:style-name="T452">→</text:span><text:span text:style-name="T51"> contenuto energetico </text:span><text:span text:style-name="T271">dei</text:span><text:span text:style-name="T51"> lipidi molto grande.<text:line-break/>I lipidi non sono solubili in acqua perché sono molecole idrofobiche, quando si stoccano non portano molecole di acqua cosa che invece c’è nel caso di amido e cellulosa. Niente acqua </text:span><text:span text:style-name="T452">→</text:span><text:span text:style-name="T51"> pesano di meno.<text:line-break/>Sono molecole estremamente ridotte.<text:line-break/>2) </text:span><text:span text:style-name="T431">D</text:span><text:span text:style-name="T430">egradazione proteine</text:span><text:span text:style-name="T51"> ad amminoacidi e degradazione di amminoacidi ad acidi organici.<text:line-break/>3) </text:span><text:span text:style-name="T432">D</text:span><text:span text:style-name="T430">egradazione dei carboidrati</text:span><text:span text:style-name="T51">: </text:span><text:span text:style-name="T274">e</text:span><text:span text:style-name="T51">sistono 4 vie diverse degradative che i </text:span><text:span text:style-name="T274">microrganismi</text:span><text:span text:style-name="T51"> possono mettere in atto per degradare i carboidrati per immagazzinare energia.<text:line-break/></text:span><text:span text:style-name="T274">i</text:span><text:span text:style-name="T51">) EMP pathways: una delle vie preferenziali, è nota come </text:span><text:span text:style-name="T418">glicolisi</text:span><text:span text:style-name="T51">. Riduce glucosio (C</text:span><text:span text:style-name="T460">6</text:span><text:span text:style-name="T51">) a piruvato (C</text:span><text:span text:style-name="T466">3</text:span><text:span text:style-name="T51">), </text:span><text:span text:style-name="T276">il sistema può </text:span><text:span text:style-name="T51">opera</text:span><text:span text:style-name="T276">re</text:span><text:span text:style-name="T51"> sia in condizioni aerobie che anaerobie </text:span><text:span text:style-name="T275">(</text:span><text:span text:style-name="T51">in funzione di quali sono le condizioni </text:span><text:span text:style-name="T275">e </text:span><text:span text:style-name="T51">della natura dell’organismo</text:span><text:span text:style-name="T275">). </text:span><text:span text:style-name="T276">I</text:span><text:span text:style-name="T275">n condizioni aerobi</text:span><text:span text:style-name="T276">e </text:span><text:span text:style-name="T51">il piruvato generato può essere ulteriormente degradato a CO</text:span><text:span text:style-name="T460">2 <text:s/></text:span><text:span text:style-name="T51">e acqua</text:span><text:span text:style-name="T276"> grazie al</text:span><text:span text:style-name="T51"> ciclo </text:span><text:span text:style-name="T276">degli acidi </text:span><text:span text:style-name="T51">tricarbossilici. </text:span><text:span text:style-name="T277">In condizioni anaerobie</text:span><text:span text:style-name="T51"> una volta arrivato all’acido piruvico può </text:span><text:span text:style-name="T277">avvenire</text:span><text:span text:style-name="T51"> una via fermentativa che invece comporta il trasferimento della coppia elettronica ad una molecola organica (fermentazione alcolica o lattica).<text:line-break/></text:span><text:span text:style-name="T274">ii</text:span><text:span text:style-name="T51">) Pentosi fosfato: porta alla degradazione di zuccheri </text:span><text:span text:style-name="T490">C</text:span><text:span text:style-name="T463">6</text:span><text:span text:style-name="T491"> </text:span><text:span text:style-name="T490">a</text:span><text:span text:style-name="T51"> zuccheri più piccoli (C</text:span><text:span text:style-name="T460">3</text:span><text:span text:style-name="T51">, C</text:span><text:span text:style-name="T460">5</text:span><text:span text:style-name="T51">) e anche a zuccheri più grandi come C</text:span><text:span text:style-name="T460">7</text:span><text:span text:style-name="T51">. <text:line-break/></text:span><text:span text:style-name="T278">È una v</text:span><text:span text:style-name="T51">ia che può essere scelta da batteri o da lieviti per portare apporto energetico in forma na</text:span><text:span text:style-name="T278">d </text:span><text:span text:style-name="T51">fosfato </text:span><text:span text:style-name="T278">(NAD</text:span><text:span text:style-name="T279">PH</text:span><text:span text:style-name="T464">2</text:span><text:span text:style-name="T278">)</text:span><text:span text:style-name="T51">.<text:line-break/></text:span><text:span text:style-name="T274">iii</text:span><text:span text:style-name="T51">) Via scelta solo dai Pseudomonas o da qualche fungo, è in grado di degradare in via anaerobia il glucosio e portare al</text:span><text:span text:style-name="T280">la formazione di</text:span><text:span text:style-name="T51"> gluconato e acido gluconico.<text:line-break/></text:span><text:span text:style-name="T274">iv</text:span><text:span text:style-name="T51">) Messa in atto da batteri lattici, </text:span><text:span text:style-name="T280">è la</text:span><text:span text:style-name="T51"> via della chetolasi che porta alla formazione di pentosi associati alla produzione di etanolo, acido lattico, acido acetico e CO</text:span><text:span text:style-name="T460">2</text:span><text:span text:style-name="T51">. <text:line-break/><text:line-break/>GLICOLISI<text:line-break/></text:span><text:span text:style-name="T280">È</text:span><text:span text:style-name="T51"> l’ossidazione del glucosio </text:span><text:span text:style-name="T283">in </text:span><text:span text:style-name="T51">acido piruvico attraverso una serie di passaggi enzima catalizzati </text:span><text:span text:style-name="T283">con scopo generazione vettore energetico. </text:span><text:span text:style-name="T280">È </text:span><text:span text:style-name="T51">molto importante perché è presente negli eucarioti e procariot</text:span><text:span text:style-name="T284">i.</text:span><text:span text:style-name="T51"><text:line-break/>È una sequenza di molte reazion</text:span><text:span text:style-name="T281">i</text:span><text:span text:style-name="T51"> controllate da enzimi specifici allosterici (nel disegno </text:span><text:span text:style-name="T281">l’</text:span><text:span text:style-name="T51">asterisco indica enzimi allosterici e anche vie irreversibili). </text:span><text:span text:style-name="T285">Questa via può operare in condizioni aerobie o anaerobie e consiste in una sequenza di 10 reazioni catalizzate: </text:span><text:span text:style-name="T281">avviene con f</text:span><text:span text:style-name="T51">osforilazione del glucosio e </text:span><text:span text:style-name="T281">poi</text:span><text:span text:style-name="T51"> </text:span><text:span text:style-name="T285">con </text:span><text:span text:style-name="T51">le reazioni di degradazione. <text:line-break/>Possiamo suddividerla in due parti: prima parte in cui 2 molecole di ATP </text:span><text:span text:style-name="T281">vengono</text:span><text:span text:style-name="T51"> consumat</text:span><text:span text:style-name="T281">e</text:span><text:span text:style-name="T51"> perché serv</text:span><text:span text:style-name="T281">ono</text:span><text:span text:style-name="T51"> a fosforilare le molecole che saranno degradate, seconda parte chiamata ramo della conservazione dell’energia </text:span><text:span text:style-name="T282">in cui</text:span><text:span text:style-name="T51"> vengono prodotte 4 molecole di ATP durante la fase di defosforilazione. </text:span><text:span text:style-name="T282">La g</text:span><text:span text:style-name="T51">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text:line-break/>La via dei pentosi opera insieme alla glicolisi e quindi può essere copresente, gli organismi che danno luogo alla produzione dei pentosi portano alla sintesi a eritrosio, fruttosio e altri zuccheri di interesse industriale.<text:line-break/>Dobbiamo cercare enzimi in grado di sovraintendere a queste trasformazioni, estrarli dalle cellule e utilizzarli come </text:span><text:soft-page-break/><text:span text:style-name="T51">catalizzatori.<text:line-break/>Dobbiamo conoscere le vie metaboliche dell’organismo e le condizioni in modo da gestirle durante la reazione.<text:line-break/>Lo zymomonas può prendere una via diversa rispetto a quella della glicolisi, arriva al piruvato e può dare fermentazione alcolica.<text:line-break/>Per i lattobacilli abbiamo una via totalmente diversa, ci sono batteri lattici che mettono in atto entrambe le vie. Dobbiamo conoscere quali batteri operano solo un ramo o entrambi e come fare a spingere una reazione piuttosto che un’altra.<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text:span><text:span text:style-name="T286">(l’acido piruvico è convertito in acetaldeide che è poi ridotta in etanolo)</text:span><text:span text:style-name="T51">, fermentazione lattica con produzione di acido lattico e respirazione </text:span><text:span text:style-name="T286">con il ciclo di Krebs.<text:line-break/></text:span><text:span text:style-name="T51"><text:line-break/></text:span><text:span text:style-name="T415">IL CICLO DI KREB</text:span><text:span text:style-name="T417">S</text:span><text:span text:style-name="T51"><text:line-break/></text:span><text:span text:style-name="T290">È un processo metabolico utilizzato per </text:span><text:span text:style-name="T51">la produzione di </text:span><text:span text:style-name="T290">energia</text:span><text:span text:style-name="T51"> attraverso </text:span><text:span text:style-name="T290">l’ossidazione di molecole di Acetil-CoA ad anidride carbonica </text:span><text:span text:style-name="T291">con il trasferimento di elettroni ai coenzimi</text:span><text:span text:style-name="T290">. <text:line-break/></text:span><text:span text:style-name="T51">Tutti gli acidi coinvolti sono di interesse industriale: citrico, succinico, malico, fumarico ecc…<text:line-break/></text:span><text:span text:style-name="T289">La g</text:span><text:span text:style-name="T51">licolisi </text:span><text:span text:style-name="T289">è </text:span><text:span text:style-name="T51">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 <text:line-break/>Se c’è tanto acido citrico </text:span><text:span text:style-name="T291">significa che lo </text:span><text:span text:style-name="T51">stiamo accumulando e non </text:span><text:span text:style-name="T291">viene</text:span><text:span text:style-name="T51"> degradato, il ciclo </text:span><text:span text:style-name="T291">quindi </text:span><text:span text:style-name="T51">si ferma perché </text:span><text:span text:style-name="T291">non c’è</text:span><text:span text:style-name="T51"> bisogno </text:span><text:span text:style-name="T291">di ATP.</text:span><text:span text:style-name="T51"> Nel momento in cui ho bisogno di energia il ciclo riparte.<text:line-break/>L’acido citrico è un </text:span><text:span text:style-name="T292">metabolita primario, n</text:span><text:span text:style-name="T51">oi vogliamo produrlo e accumularlo, il processo deve essere condotto a due stadi con due cond</text:span><text:span text:style-name="T293">izioni</text:span><text:span text:style-name="T51"> operative diverse, nel primo stadio lascio che il citrato segua la natura mentre nel secondo stadio devo convincere che l’organismo abbia bisogno di energia e quindi dell’acido critico, lo faccio bloccando la reazione successiva perché </text:span><text:span text:style-name="T294">lì il </text:span><text:span text:style-name="T51">citrato viene degradato. <text:line-break/></text:span><text:span text:style-name="T294">Dopo che ho bloccato questa via</text:span><text:span text:style-name="T51"> </text:span><text:span text:style-name="T294">si accumula </text:span><text:span text:style-name="T51">l’acido citrico, </text:span><text:span text:style-name="T294">che è il regolatore allosterico,</text:span><text:span text:style-name="T51"> e il processo di glicolisi si inibisce </text:span><text:span text:style-name="T294">(bloccandosi)</text:span><text:span text:style-name="T51"> </text:span><text:span text:style-name="T294">e devo fare in modo di rimuovere l’inibizione della fosfofruttochinasi ad opera del citrato.</text:span><text:span text:style-name="T51"><text:line-break/></text:span><text:span text:style-name="T294">Quindi </text:span><text:span text:style-name="T301">d</text:span><text:span text:style-name="T51">evo convincere l’organismo che l’acido citrico non è stato accumulato e allo stesso tempo devo chiudere il </text:span><text:span text:style-name="T294">ramo del</text:span><text:span text:style-name="T51"> ciclo </text:span><text:span text:style-name="T294">affinché l’acido citrico venga accumulato.</text:span><text:span text:style-name="T51"><text:line-break/>Lo faccio modificando </text:span><text:span text:style-name="T288">il</text:span><text:span text:style-name="T51"> substrato in modo che vad</text:span><text:span text:style-name="T295">a</text:span><text:span text:style-name="T51"> ad inibire l’enzima e </text:span><text:span text:style-name="T295">ad accumulare l’acido citrico.</text:span><text:span text:style-name="T51"> <text:line-break/>Se </text:span><text:span text:style-name="T295">chiudo solamente</text:span><text:span text:style-name="T51"> il ciclo di Krebs il microorganismo muore </text:span><text:span text:style-name="T295">però</text:span><text:span text:style-name="T51"> modificando il substrato consento all’organismo di consumare un po’ di citrato,</text:span><text:span text:style-name="T296"> di</text:span><text:span text:style-name="T51"> prendere una via metabolica alternativa e chiude</text:span><text:span text:style-name="T296">re</text:span><text:span text:style-name="T51"> il ciclo </text:span><text:span text:style-name="T288">con</text:span><text:span text:style-name="T51"> un pezzetto più piccolo, in questo modo sopravvive. </text:span><text:span text:style-name="T297">D</text:span><text:span text:style-name="T51">a ogni molecola di NADH si generano 30 molecole di ATP mentre dal FADH 2.<text:line-break/><text:line-break/>RESPIRAZIONE ANAEROBICA<text:line-break/></text:span><text:span text:style-name="T298">Calcolo potenziale redox: via nitrati </text:span><text:span text:style-name="T51">è 0,42 mentre </text:span><text:span text:style-name="T298">via</text:span><text:span text:style-name="T51"> O</text:span><text:span text:style-name="T460">2</text:span><text:span text:style-name="T51"> è 0,82 </text:span><text:span text:style-name="T452">→</text:span><text:span text:style-name="T51"> ATP preferibile </text:span><text:span text:style-name="T298">produrre </text:span><text:span text:style-name="T51">con ossigeno.<text:line-break/></text:span><text:span text:style-name="T298">In termini di apporto energetico è meno efficiente, a</text:span><text:span text:style-name="T51">nalogamente solfati </text:span><text:span text:style-name="T298">(che portano a idrogeno solforato)</text:span><text:span text:style-name="T51"> e carbonati </text:span><text:span text:style-name="T298">(produzione di metano e </text:span><text:span text:style-name="T302">CO</text:span><text:span text:style-name="T298">).</text:span></text:p>
      <text:p text:style-name="P114"><text:span text:style-name="T298">Ci sono una serie di batteri rari che usano come accettori finali molecole particolari come il Fe o il Mn.<text:line-break/><text:line-break/></text:span><text:span text:style-name="T302">Aerobia vs anaerobia</text:span><text:span text:style-name="T298"><text:line-break/></text:span><text:span text:style-name="T302">La vi</text:span><text:span text:style-name="T299">a aerobia </text:span><text:span text:style-name="T302">è</text:span><text:span text:style-name="T299"> sempre più efficiente per la cellula che la via anaerobia, i processi aerobi possiamo paragonarli a processi di combustione </text:span><text:span text:style-name="T302">perché</text:span><text:span text:style-name="T299"> fortemente esotermici. I processi anaerobi sono considerati </text:span><text:span text:style-name="T302">invece </text:span><text:span text:style-name="T299">trasformazioni perché qui trasformiamo il substrato in qualcos’altro. </text:span><text:span text:style-name="T300"><text:line-break/></text:span><text:span text:style-name="T51"><text:line-break/>FOTOSINTESI<text:line-break/></text:span><text:span text:style-name="T302">L’</text:span><text:span text:style-name="T300">ATP </text:span><text:span text:style-name="T302">è il </text:span><text:span text:style-name="T300">vettore energetico anche per </text:span><text:span text:style-name="T302">gli </text:span><text:span text:style-name="T300">organismi fotosintetici, questi però sono in grado di ottenere ATP utilizzando <text:s/>la luce solare e poi fissando C in molecole organiche. </text:span><text:span text:style-name="T302">L</text:span><text:span text:style-name="T300">a fotosintesi prevede una parte che dipend</text:span><text:span text:style-name="T302">e</text:span><text:span text:style-name="T300"> dalla presenza di luce e </text:span><text:span text:style-name="T303">dalla sua conversione in</text:span><text:span text:style-name="T300"> energia chimica e da un secondo step, quello di sintesi che è indipendente dalla presenza di luce solare, che porta </text:span><text:span text:style-name="T303">a fissare il</text:span><text:span text:style-name="T300"> C </text:span><text:span text:style-name="T303">sulle</text:span><text:span text:style-name="T300"> molecole organiche.</text:span><text:span text:style-name="T51"><text:line-break/></text:span><text:soft-page-break/><text:span text:style-name="T450">PROTEINE</text:span><text:span text:style-name="T51"><text:line-break/></text:span><text:span text:style-name="T304">Genetica: studio dei geni, di come portano le informazioni, di come queste sono espresse e di come si replicano i geni.<text:line-break/>Gene: </text:span><text:span text:style-name="T305">s</text:span><text:span text:style-name="T304">egmento di DNA che </text:span><text:span text:style-name="T305">codifica un prodotto funzionale, solitamente una proteina.<text:line-break/>Genoma: tutto il materiale genetico nella cellula.</text:span></text:p>
      <text:p text:style-name="P115"><text:span text:style-name="T305">Genomica: studio molecolare dei genomi.<text:line-break/>Genotipo: gene di un organismo.<text:line-break/>Fenotipo: espressione del gene</text:span><text:span text:style-name="T51"><text:line-break/></text:span><text:span text:style-name="T305">Le p</text:span><text:span text:style-name="T51">roteine </text:span><text:span text:style-name="T305">sono </text:span><text:span text:style-name="T51">viste come pacchetto di amminoacidi, alcuni amminoacidi sappiamo sintetizzarli mentre altri no (questi definiti amminoacidi essenziali, vanno assunti con la dieta). Gli amminoacidi possono essere dei buoni materiali di partenza come per esempio per i farmaci.<text:line-break/> <text:line-break/>Acid</text:span><text:span text:style-name="T306">i</text:span><text:span text:style-name="T51"> nucleic</text:span><text:span text:style-name="T306">i</text:span><text:span text:style-name="T51">: costituiscono il nostro patrimonio genetico che è proprio l’informazione base che consente la sintesi delle proteine che ci caratterizzano. </text:span><text:span text:style-name="T309">So</text:span><text:span text:style-name="T308">no composti da monomeri che sono nucleotidi fatti da 3 componenti: uno zucchero a 5 C, un gruppo fosfato e una base azotata.</text:span><text:span text:style-name="T51"> <text:line-break/>Gli acidi nucleici si suddividono in due tipi: ribonucleici, come </text:span><text:span text:style-name="T306">l’</text:span><text:span text:style-name="T51">RNA, oppure desossiribonucleici come il DNA.<text:line-break/>Il DNA è costituito da due filamenti, due polimeri costituiti da base azotate accoppiate tra di loro (DNA accoppiamento: guanina citosina, adenina timina; RNA: guanina citosina e adenina uracile). <text:line-break/>L’accoppiamento è rigido e caratteristico perché deriva da un legame che si genera dovuto al fatto che esiste una tautomeria cheto-enolica (equilibrio in cui sono interessati un aldeide/chetone </text:span><text:span text:style-name="T307">che </text:span><text:span text:style-name="T51">diventa</text:span><text:span text:style-name="T310">no</text:span><text:span text:style-name="T51"> enol</text:span><text:span text:style-name="T310">i</text:span><text:span text:style-name="T51"> tramite </text:span><text:span text:style-name="T310">lo</text:span><text:span text:style-name="T51"> spostamento del gruppo ossidrile), a seconda della conformazione del tautomero il legame è possibile oppure no, </text:span><text:span text:style-name="T310">ho </text:span><text:span text:style-name="T51">accoppiamento proofreading cioè possono accoppiarsi soltanto i tautomeri che hanno la conformazione corretta e quindi non è possibile avere accoppiamenti diversi.<text:line-break/>L’insieme base azotata + zucchero costituisce nucleo</text:span><text:span text:style-name="T311">s</text:span><text:span text:style-name="T51">ide, questo vien</text:span><text:span text:style-name="T311">e</text:span><text:span text:style-name="T51"> fosforilato e </text:span><text:span text:style-name="T312">ciò</text:span><text:span text:style-name="T51"> porta al nucleotide, la ripetizione del monomero caratteristico costituisce poi il polimero DNA o RNA.<text:line-break/>Coppie antiparallele tra di loro, questo porta ad una struttura conformazione molto rigida che mantiene distanze tra il ribosio in C</text:span><text:span text:style-name="T460">1</text:span><text:span text:style-name="T51"> per tutti gli accoppiamenti di 1.08 mm (regola di Chargaff), consente ad avere un arrotolamento </text:span><text:span text:style-name="T314">ad </text:span><text:span text:style-name="T51">alpha-elica. <text:line-break/>La distribuzione delle basi azotate è abbastanza simile, non uguali, tra le varie specie con differenze non particolarmente elevate. <text:line-break/>La sequenza e ripetizione delle basi presenti nelle due catene porta alla struttura primaria del DNA, che costituisce poi l’informazione genetica. La struttura primaria si arrotola nella struttura secondaria ad alpha-elica. <text:line-break/>L’arrotolamento in questa struttura porta ad avere sulla parte esterna gli zuccheri e le posizioni fosforilate mentre all’interno sono mantenute le basi (con il loro accoppiamento) </text:span><text:span text:style-name="T452">→</text:span><text:span text:style-name="T51"> modo per proteggere l’informazione più importante ossia il patrimonio genetico.<text:line-break/>Struttura terziaria: nel caso dei batteri la struttura è circolare mentre negli eucarioti è ad alpha elica, protetta poi dalla membrana cellulare. Nel caso dell’RNA (e in particolare in quello transfer) esiste struttura terziaria che porta a struttura a L, </text:span><text:span text:style-name="T313">l’</text:span><text:span text:style-name="T51">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text:span><text:span text:style-name="T318">e </text:span><text:span text:style-name="T51">si forma una forchetta di replicazione, una catena viene replicata in continuo </text:span><text:span text:style-name="T316">dal DNA polimerasi mentre l</text:span><text:span text:style-name="T51">’altra catena viene replicata pezzetto per pezzetto</text:span><text:span text:style-name="T316"> </text:span><text:span text:style-name="T51">non alloggiando le basi per continuità ma costruendo piccoli frammenti che poi vengono legati assieme da un DNA ligasi. <text:line-break/>È </text:span><text:span text:style-name="T315">l’</text:span><text:span text:style-name="T51">RNA </text:span><text:span text:style-name="T317">primer</text:span><text:span text:style-name="T51"> </text:span><text:span text:style-name="T315">che</text:span><text:span text:style-name="T51"> si preoccupa dell’</text:span><text:span text:style-name="T317">inizio della</text:span><text:span text:style-name="T51"> duplicazione del DNA. <text:line-break/>Nel caso della sintesi del DNA (e anche nel caso della sintesi delle proteine) siamo in presenza di una reazione che richiede energia. <text:line-break/>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text:span><text:span text:style-name="T315">e, </text:span><text:span text:style-name="T51">additive in presenza di reazioni con intermediario </text:span><text:span text:style-name="T319">e</text:span><text:span text:style-name="T51"> </text:span><text:span text:style-name="T319">quest’ultimo</text:span><text:span text:style-name="T51"> è il gruppo fosfato che viene dall’ATP. <text:line-break/></text:span></text:p>
      <text:p text:style-name="P119"><text:soft-page-break/><text:span text:style-name="T47">SINTESI PROTEICA</text:span></text:p>
      <text:p text:style-name="P120"><text:span text:style-name="T51">Il DNA contiene le informazioni per la sintesi delle proteine. <text:line-break/>Le proteine sono costituite da 20 amminoacidi, siamo dunque in presenza di un codice di 20 lettere che parte da un codice a 4 lettere (i 4 nucleotidi). l</text:span><text:span text:style-name="T328">l</text:span><text:span text:style-name="T51"> problema deriva dalle possibili combinazioni, il codice di trasmissione a 20 lettere è un codice degenere. </text:span><text:span text:style-name="T320">Abbiamo</text:span><text:span text:style-name="T51"> 64 combinazioni, molto più abbondanti di quelle che sarebbero necessarie.<text:line-break/></text:span><text:span text:style-name="T329">L’</text:span><text:span text:style-name="T51">RNA messaggero è tradotto in codon</text:span><text:span text:style-name="T330">i</text:span><text:span text:style-name="T51"> cioè 3 nucleotidi, 3 basi corrispondono ad un codon e ogni codon corrispond</text:span><text:span text:style-name="T319">e</text:span><text:span text:style-name="T51"> ad un amminoacido. </text:span><text:span text:style-name="T331">(Ogni codone consiste di 3 nucleotidi, corrispondenti ad un singolo amminoacido)</text:span><text:span text:style-name="T51"><text:line-break/>La traslazione del mRNA inizia sempre con un codon </text:span><text:span text:style-name="T321">d’inizio</text:span><text:span text:style-name="T51"> specifico </text:span><text:span text:style-name="T322">ad esempio</text:span><text:span text:style-name="T51"> AUG cioè la metionina e la traslazione si ferma </text:span><text:span text:style-name="T323">al codone di stop, detto anche codone di terminazione, che è una tripletta di base che non codifica nessun amminoacido </text:span><text:span text:style-name="T324">e</text:span><text:span text:style-name="T51"> che non hanno alcun significato: UAA, UAG, UGA.<text:line-break/>Ho 61 codon</text:span><text:span text:style-name="T321">i</text:span><text:span text:style-name="T51"> in grado di identificare 20 amminoacidi, la codifica viene fatta tramite l’RNA messaggero costituito da una tripletta identificativa che porta su di sé un amminoacido, e un RNA transfer. <text:line-break/>Quest’ultimo ha una struttura terziaria con forma a L in cui la tripletta deve andare a incastrarsi nella sequenza stabilita dal mRNA, è costituto dall’anticodon che si trova sul braccio lontano rispetto al binding site dell’amminoacido, questo invece si trova vicino al sito fosforilato. <text:line-break/>Il transfer viene sintetizzato da enzimi specifici, ogni transfer è quindi in grado di portare su di sé solo l’amminoacido identificato dal suo anticodon. <text:line-break/></text:span><text:span text:style-name="T326">Un amminoacil-tRNA è un tRNA amminocilato con un amminoacido, </text:span><text:span text:style-name="T327">reazione catalizzata da uno specifico enzima amminoacil-tRNA sintetasi che accoppia l’amminoacido corrispondente all’estremità di ciascun tRNA. </text:span><text:span text:style-name="T51"><text:line-break/></text:span><text:span text:style-name="T327">S</text:span><text:span text:style-name="T51">amo in presenza di 20 amminoacil-tRNA </text:span><text:span text:style-name="T327">sintetasi</text:span><text:span text:style-name="T51"> caratteristici per ciascun amminoacido che andrà a costituire le proteine, per ciascuno di questi c’è un’enzima </text:span><text:span text:style-name="T327">specifico. </text:span><text:span text:style-name="T51">L’amminoacido deve contenere un gruppo fosfato nella molecola. </text:span><text:span text:style-name="T328">G</text:span><text:span text:style-name="T51">li enzimi che sintetizzano gli amminoacil t-RNA sono proofreading cioè sono in grado di riconoscere i legami e idrolizzare eventuali legami formati nel momento in cui l’amminoacido caricato dal transfer non è quello corretto. Si fa circa un errore ogni 104 amminoacidi.<text:line-break/><text:line-break/>MECCANISMO<text:line-break/>Il tutto parte dall’enzima, l’enzima ha tre alloggiamenti diversi: per il tRNA, per l’ATP e per l’amminoacido. <text:line-break/>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text:span><text:span text:style-name="T332">la </text:span><text:span text:style-name="T51">reazione avvenga. L’amminoacido viene così attivato cioè fosforilato </text:span><text:span text:style-name="T333">e</text:span><text:span text:style-name="T51">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text:span><text:span text:style-name="T334">e</text:span><text:span text:style-name="T51"> portato ai ribosomi.<text:line-break/>La trascrizione avviene nelle unità ribosomiali che sovraintendono la sintesi delle proteine; viene portato l’amminoacido iniziale, viene poi portato un ribosoma in grado di leggere la tripletta successiva e quindi alloggiare il transfer corretto. <text:s/>Avviene la formazione del legame peptidico tra i due amminoacidi con rilascio del transfer che poi torna nel riciclo. Questo avviene per un po’ di volte fino a quando non interviene il codon</text:span><text:span text:style-name="T335">e</text:span><text:span text:style-name="T51"> di stop.<text:line-break/></text:span><text:span text:style-name="T336">I</text:span><text:span text:style-name="T51">l ribosoma polimerizza gli amminoacidi e porta ad una catena in cui la sequenza è stata stabilita dal patrimonio genetico </text:span><text:span text:style-name="T336">(ribosoma costruisce amminoacidi quindi costruisce struttura primaria).</text:span><text:span text:style-name="T51"><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text:line-break/>Amminoacido: </text:span><text:span text:style-name="T418">la funzione amminica e la funzione carbossilica devono stare sullo stesso lato dello stesso carbonio</text:span><text:span text:style-name="T51">, altrimenti non è un amminoacido. </text:span><text:span text:style-name="T325">A</text:span><text:span text:style-name="T51">bbiamo un carbonio centrale chirale sul quale sono presenti contemporaneamente la funzione acida (COOH) e la funzione amminica (NH</text:span><text:span text:style-name="T460">2</text:span><text:span text:style-name="T51">) dopodiché è presente un H e una catena laterale. La catena laterale è ciò che differenzia i singoli amminoacidi.</text:span></text:p>
      <text:p text:style-name="P116"><text:span text:style-name="T51">Il fatto di portare su di sé sia il gruppo amminico che quello carbossilico consente all’amminoacido la possibilità di delocalizzare la carica, l’amminoacido</text:span><text:span text:style-name="T337"> quindi </text:span><text:span text:style-name="T51">si presenta in forma carica </text:span><text:span text:style-name="T337">perché l’O carbossilico ha una carica parziale </text:span><text:soft-page-break/><text:span text:style-name="T337">negativa mentre l’N amminico ha una parziale carica positiva e assieme generano un piccolo dipolo elettrico.</text:span><text:span text:style-name="T51"><text:line-break/>Il punto isoelettrico è il valore di pH in cui </text:span><text:span text:style-name="T338">l’</text:span><text:span text:style-name="T51">amminoacido è neutro. </text:span><text:span text:style-name="T347">G</text:span><text:span text:style-name="T346">li amminoacidi possono essere </text:span><text:span text:style-name="T347">classificati in queste categorie:</text:span><text:span text:style-name="T346"> non polari alifatiche, aromatiche, polari </text:span><text:span text:style-name="T347">non cariche, cariche positivamente o cariche negativamente. </text:span><text:span text:style-name="T51">Il fatto di poter delocalizzare la carica porta a un pH acido che risulta in un’acidità più bassa e porta a un valore di pH basico che porta ad una minore basicità quando l’amminoacido si trova nelle due forme. <text:line-break/>Gli amminoacidi sono 20 </text:span><text:span text:style-name="T339">e 9 sono</text:span><text:span text:style-name="T51"> definiti essenziali </text:span><text:span text:style-name="T339">per</text:span><text:span text:style-name="T338">ch</text:span><text:span text:style-name="T339">é</text:span><text:span text:style-name="T51">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text:line-break/>FORMAZIONE LEGAME PEPTIDICO<text:line-break/>La polimerizzazione avviene tra un gruppo COOH di un amminoacido e un gruppo NH</text:span><text:span text:style-name="T460">2</text:span><text:span text:style-name="T51"> dell’amminoacido vicino. <text:line-break/>È formato con una condensazione di una molecola d’acqua; </text:span><text:span text:style-name="T340">è</text:span><text:span text:style-name="T51"> </text:span><text:span text:style-name="T340">un </text:span><text:span text:style-name="T51">legame forte </text:span><text:span text:style-name="T340">e</text:span><text:span text:style-name="T51"> covalente che può essere idrolizzato e ha bisogno di energia per essere scisso. <text:line-break/>La rottura del legame peptidico può avvenire per esempio scaldando in ambiente acquoso.<text:line-break/>La sintesi delle proteine </text:span><text:span text:style-name="T341">avviene per</text:span><text:span text:style-name="T51"> reazioni di condensazioni successivi, </text:span><text:span text:style-name="T341">i</text:span><text:span text:style-name="T51">l legame che si forma è estremamente rigido. 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text:span><text:span text:style-name="T342">l</text:span><text:span text:style-name="T51"> legame peptidico essendo un legame planare e potendo fare risonanza ha carattere quasi di doppio legame e quindi non può portare ad alcun tipo di movimento, stabilisce la posizione delle catene laterali in maniera predefinita. <text:line-break/>Questo irrigidimento costituisce la struttura primaria della proteina. <text:line-break/>Le catene </text:span><text:span text:style-name="T343">R dei residui</text:span><text:span text:style-name="T51"> interagiscono tra di loro con legami non forti, ad esempio con interazioni elettrostatiche o forze di Van der Walls o legami idrogeno, e questo porta ad una conformazione nel piano, possono attorcigliarsi o arrotolarsi ad esempio. <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text:span><text:span text:style-name="T344">quindi funzionano a T e P costante</text:span><text:span text:style-name="T51">. <text:line-break/>Hanno bisogno di formare legami utilizzando energie libere, per poter utilizzarle devono trovare il modo di generare un intermedio comune. <text:line-break/>Nel caso di una reazione chimica sequenziale si può <text:s/>calcolare sommando i </text:span><text:span text:style-name="T501">Δ</text:span><text:span text:style-name="T51">G se c’è intermediario, </text:span><text:span text:style-name="T345">l’energia libera di Gibbs consente di prevedere la direzione delle reazioni chimiche, la loro esatta posizione di equilibrio e la quantità di lavoro che in teoria possono svolgere a T e P costanti. </text:span><text:span text:style-name="T440">L</text:span><text:span text:style-name="T438">e cellule eterotrof</text:span><text:span text:style-name="T439">e</text:span><text:span text:style-name="T438"> acquisiscono energia libera dalle molecole di nutrienti </text:span><text:span text:style-name="T439">mentr</text:span><text:span text:style-name="T438">e le cellule fotosintetiche la acquisiscono dalla radiazione solare assorbita.</text:span><text:span text:style-name="T51"><text:line-break/>Nel caso delle cellule l’intermedio comune è costituito principalmente dal fosfato. <text:line-break/></text:span><text:span text:style-name="T348">Le reazioni devono avvenire proprio grazie all’intermedio. <text:line-break/></text:span><text:span text:style-name="T352">Esempio: </text:span><text:span text:style-name="T354">reazione </text:span><text:span text:style-name="T353">glutammato + ammoniaca </text:span><text:span text:style-name="T354">catalizzata dall’ammoniaca</text:span><text:span text:style-name="T353">.</text:span><text:span text:style-name="T352"> <text:line-break/></text:span><text:span text:style-name="T348">Il glutammato viene fosforilato e l’ATP si dissocia dando ADP e il fosfato, questo non rimane libero </text:span><text:span text:style-name="T353">ma</text:span><text:span text:style-name="T348"> va a fosforilare una parte della molecola; si forma un intermedio che si trova sull’enzima.<text:line-break/></text:span><text:span text:style-name="T349">Il sito di alloggiamento della molecola che deve essere trasformata e il sito di alloggiamento dell’ATP devono essere vicini perché servono a fare in modo che i due reagenti, in questo caso glutammato e ATP, siano vicini e orientat</text:span><text:span text:style-name="T51">i; a questo punto uno dei fosfati reagisce, </text:span><text:span text:style-name="T349">in questo caso particolare con il gruppo </text:span><text:span text:style-name="T350">dell’acido glutammico, si forma ADP ma il P non è libero nell’ambiente ma si trova su una</text:span><text:span text:style-name="T51"> molecola </text:span><text:span text:style-name="T353">che è proprio</text:span><text:span text:style-name="T51"> l’intermedio comune; una volta che questa molecola si è formata cambia la conformazione e cambia </text:span><text:span text:style-name="T350">ciò che è legato dall’enzima,</text:span><text:span text:style-name="T51"> nel frattempo arriva l’a</text:span><text:span text:style-name="T350">mmoniaca</text:span><text:span text:style-name="T51"> che reagisce con il gruppo liberando </text:span><text:span text:style-name="T350">un </text:span><text:span text:style-name="T51">fosfato </text:span><text:span text:style-name="T350">con formazione della glutammina → adesso energie libere additive.<text:line-break/></text:span><text:span text:style-name="T353">È il m</text:span><text:span text:style-name="T350">odo in cui le cellule operano per far</text:span><text:span text:style-name="T353">e</text:span><text:span text:style-name="T350"> le reazioni che richiedono apporto energetico.<text:line-break/>Quando il fosfato viene rilasciato la situazione energetica dell’ATP è molto alta: 3 gruppi fosfato vicino all’altro con cariche negative e ingombro sterico alto, un rilascio del gruppo fosfato porta ad una molecol</text:span><text:span text:style-name="T351">a</text:span><text:span text:style-name="T350"> che può fare risonanza e ad una molecola che abbassa il contenuto energetico, </text:span><text:span text:style-name="T351">molecola più stabile una volta rilasciata perché può essere idratata e quindi la sua carica è bilanciata dall’ambiente → questo tipo di reazione è favorito. <text:line-break/></text:span><text:soft-page-break/><text:span text:style-name="T351">Il fatto che possa staccarsi dall’ATP e che possa andare a fosforilare </text:span><text:span text:style-name="T426">immediatamente</text:span><text:span text:style-name="T445"> </text:span><text:span text:style-name="T446">è il</text:span><text:span text:style-name="T445"> motivo per il quale è favorevole e facile che possa avvenire il trasferimento dall’ATP ad un’altra molecola per formare l’intermedio comune → modo con cui il vettore energetico può far trasferire energia.<text:line-break/>Una volta fatta avvenire la reazione si ritorn</text:span><text:span text:style-name="T446">a</text:span><text:span text:style-name="T445"> alla riformazione all’ATP attraverso </text:span><text:span text:style-name="T446">il</text:span><text:span text:style-name="T445"> rilascio del fosfato, questo viene normalmente associato all’ATP. <text:line-break/>Il fosfato è stabilizzato quando viene rilasciato da motivi di delocalizzazione e di risonanza ma immediatamente l’equilibrio che deve esistere tra le tre specie deve essere effettuato per cui si lega di nuovo all’ATP nonostante questa situazione sia energeticamente più alta rispetto all’altra.</text:span><text:span text:style-name="T350"><text:line-break/></text:span><text:span text:style-name="T51">Normalmente l’ATP nelle cellule è spesso salificata con il magnesio.<text:line-break/><text:line-break/>La struttura delle proteine è determinata dalla sequenza degli am</text:span><text:span text:style-name="T355">m</text:span><text:span text:style-name="T51">inoacidi, queste a causa delle interazioni delle catene laterali hanno una conformazione ben definita.<text:line-break/></text:span><text:span text:style-name="T358">La denaturazione è il processo di dispiegamento della proteina: può essere influenzato dal calore, pH o composti chimici. Le proteine si possono associare in strutture secondarie e terziare, talvolta anche quaternari</text:span><text:span text:style-name="T355">e</text:span><text:span text:style-name="T358"> </text:span><text:span text:style-name="T359">(in cui ho interazione tra 2 catene polipeptidiche). La struttura</text:span><text:span text:style-name="T51"> secondaria è di due tipi: </text:span><text:span text:style-name="T502">α</text:span><text:span text:style-name="T51">-elica </text:span><text:span text:style-name="T356">o </text:span><text:span text:style-name="T51">foglietto </text:span><text:span text:style-name="T502">β</text:span><text:span text:style-name="T51">; l</text:span><text:span text:style-name="T360">e due </text:span><text:span text:style-name="T51">struttur</text:span><text:span text:style-name="T360">e</text:span><text:span text:style-name="T51"> final</text:span><text:span text:style-name="T360">i</text:span><text:span text:style-name="T51"> raggiunta dalla proteina </text:span><text:span text:style-name="T360">hanno</text:span><text:span text:style-name="T51"> proprietà diverse.<text:line-break/></text:span><text:span text:style-name="T502">α</text:span><text:span text:style-name="T51">-elica </text:span><text:span text:style-name="T452">→</text:span><text:span text:style-name="T51"> riarrangiamento a spirale, tipico delle proteine fibrose (capelli, corn</text:span><text:span text:style-name="T360">a, unghie</text:span><text:span text:style-name="T51">)<text:line-break/>Foglietto </text:span><text:span text:style-name="T502">β</text:span><text:span text:style-name="T51"> </text:span><text:span text:style-name="T452">→</text:span><text:span text:style-name="T51"> si formano dei nastri che poi a loro volta si arrangiano in forma di proteina globulare; si formano due strutture rigide che vengono associate </text:span><text:span text:style-name="T356">tra di</text:span><text:span text:style-name="T51"> loro e interagiscono in forma parallela o antiparallela. </text:span><text:span text:style-name="T361">Hanno una struttura rigida con legami idrogeno.</text:span><text:span text:style-name="T51"><text:line-break/>La funzionalità della proteina dipende dalla conformazion</text:span><text:span text:style-name="T361">e</text:span><text:span text:style-name="T51">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text:span><text:span text:style-name="T362">Per funzionare le proteine devono interagire con altre molecole, </text:span><text:span text:style-name="T363">esse possono legarsi ai ligandi (molecole bersaglio che fungono da recettori) con il binding site, che consiste in una cavità formata da uno specifico arrangiamento di amminoacidi.<text:line-break/></text:span><text:span text:style-name="T51"><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text:span><text:span text:style-name="T364">il </text:span><text:span text:style-name="T51">risultato di arrangiamento di </text:span><text:span text:style-name="T364">molecole di </text:span><text:span text:style-name="T51">a</text:span><text:span text:style-name="T357">c</text:span><text:span text:style-name="T51">tin</text:span><text:span text:style-name="T357">e</text:span><text:span text:style-name="T51"> a loro volta arrotolate su se stesse in forma di </text:span><text:span text:style-name="T503">α-elica.</text:span><text:span text:style-name="T51"> <text:line-break/></text:span><text:span text:style-name="T365">Le p</text:span><text:span text:style-name="T51">roteine fibrose corrispondono a filamenti e sono presenti nelle parti strutturali, vengono utilizzate anche come proteine di contatto con la parte esterna della cellula o proprio tra le cellule. <text:line-break/>Un esempio di proteina fibrosa: </text:span><text:span text:style-name="T365">cheratina, </text:span><text:span text:style-name="T51">collagene, seta della ragnatela dei ragni (fibre di una resistenza molto elevata, dal punto di vista meccanico seta &gt; acciai).<text:line-break/>Proteine globulari, estremamente compatte, il loro riarrangiamento si manifesta in una struttura terziaria </text:span><text:span text:style-name="T366">a</text:span><text:span text:style-name="T51"> forma di palla che dipende anche dall’ambiente in cui si trova, arrangiamento tipico degli enzimi. </text:span><text:span text:style-name="T366">Poss</text:span><text:span text:style-name="T367">o</text:span><text:span text:style-name="T366">no assemblarsi in dimeri o t</text:span><text:span text:style-name="T368">etra</text:span><text:span text:style-name="T367">meri. </text:span><text:span text:style-name="T51">Tanto più è complicato l’enzima e tanto più è la sua funzione ma tanto più sarà complesso il suo arrangiamento terziario che spesso si manifesta anche in una struttura quaternaria.<text:line-break/>Tetramero dell’emoglobina </text:span><text:span text:style-name="T452">→</text:span><text:span text:style-name="T51"> costituito da 4 subunità uguali 2 a 2 con caratteristiche un pochino diverse. <text:line-break/>Struttura molto complessa generata con lo scopo di avere un sito molto piccolo ma molto specifico e molto rigido tale per cui piccole variazioni sul sito portano a modific</text:span><text:span text:style-name="T368">he</text:span><text:span text:style-name="T51">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text:span><text:span text:style-name="T368">o</text:span><text:span text:style-name="T51">ssigeno molecolare e quindi a sovraintendere alla respirazione. <text:line-break/>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text:span><text:span text:style-name="T460">2</text:span><text:span text:style-name="T51"> e si può rifare legame tra ferro e ossigeno. L’alloggiamento del substrato viene generato in una conformazione estremamente rigida in modo tale che l’interazione sia univocamente definita.<text:line-break/></text:span><text:soft-page-break/><text:span text:style-name="T51">ANTICORPI o immunoglobuline<text:line-break/>Modo in cui la cellula ha per difendersi dalla presenza di antigene, virus, polline e organismi infestanti.<text:line-break/></text:span><text:span text:style-name="T370">Hanno una s</text:span><text:span text:style-name="T51">truttura ad Y </text:span><text:span text:style-name="T370">con due binding site all’estremità superiori</text:span><text:span text:style-name="T51">, sono fatte da proteine ricche di gruppi contenenti zolfo, sono in grado di dare legami S-S.<text:line-break/></text:span><text:span text:style-name="T369">La p</text:span><text:span text:style-name="T51">arte superiore è la parte in grado di riconoscere l’antigene ed è specifica per lui, quando </text:span><text:span text:style-name="T369">l’</text:span><text:span text:style-name="T51">antigene è legato comporta una modificazione di tipo elettrostatico perché i legami si tensionano e cambiano <text:s/></text:span><text:span text:style-name="T371">gli </text:span><text:span text:style-name="T51">angoli di legami, </text:span><text:span text:style-name="T371">abbiamo modificazioni</text:span><text:span text:style-name="T51"> di interazioni Van der Walls che risultano in modificazioni molecolari.<text:line-break/>Questo tipo di interazione porta a modificazioni sul sito di riconoscimento e portano ad un’interazione forte che attiva tutta la catena di degradazione dell’antigene. <text:line-break/><text:line-break/>Le proteine possono essere denaturate, possiamo cioè srotolarle </text:span><text:span text:style-name="T373">e ciò comporta la perdita delle loro funzioni</text:span><text:span text:style-name="T51"><text:line-break/>Abbiamo distruzione della struttura secondaria, terziaria e quaternaria. <text:line-break/>Per arrivare alla distruzione della struttura primaria dobbiamo operare lavorando pesantemente energeticamente parlando (dobbiamo rompere legami sigma). La denaturazione delle proteine implica la rottura dei legami più deboli per arrivare alla struttura primaria, </text:span><text:span text:style-name="T372">questa</text:span><text:span text:style-name="T51"> rimane per</text:span><text:span text:style-name="T372">ò</text:span><text:span text:style-name="T51"> inalterata.<text:line-break/></text:span><text:span text:style-name="T372">La d</text:span><text:span text:style-name="T51">enatura</text:span><text:span text:style-name="T372">zione </text:span><text:span text:style-name="T373">può avvenire</text:span><text:span text:style-name="T51"> tramite variazioni di pH, sali, calore, </text:span><text:span text:style-name="T373">agitazione meccanica.</text:span><text:span text:style-name="T51"><text:line-break/>Le proteine e quindi gli amminoacidi hanno all’interno della cellula una serie di obiettivi metabolici. <text:line-break/>Quando il pacchetto amminoacidico necessario alle cellule è raggiunto ci troviamo con un eccesso di proteine </text:span><text:span text:style-name="T374">perché</text:span><text:span text:style-name="T51"> introdotte con la dieta. <text:s/>Le proteine in eccesso non vengono eliminate ma vengono conservate come fonte di amminoacidi. Le proteine innanzitutto vengono deaminate cioè viene rimosso il gruppo NH</text:span><text:span text:style-name="T460">2</text:span><text:span text:style-name="T51">, in modo che si torni a catene contenenti essenzialmente C, dopodiché queste vengono utilizzate dalle cellule in modo diverso per esempio possono essere convertite in glucosio. Gli amminoacidi possono essere trasformati in acidi grassi ed essere stoccati nei tessuti adiposi </text:span><text:span text:style-name="T373">andando</text:span><text:span text:style-name="T51"> a fare scorta di grassi. Le proteine degradate alla fine hanno lo stesso scopo dei carboidrati: fornire glucosio che poi </text:span><text:span text:style-name="T373">può</text:span><text:span text:style-name="T51"> essere trasformato nel vettore energetico ATP.<text:line-break/><text:line-break/></text:span><text:span text:style-name="T448">LIPIDI</text:span><text:span text:style-name="T51"><text:line-break/>I lipidi hanno un sacco di funzioni all’interno delle cellule principalmente a scopo di conservazione dell’energia, nel caso degli animali in forma di grasso </text:span><text:span text:style-name="T378">mentre n</text:span><text:span text:style-name="T375">elle</text:span><text:span text:style-name="T51"> piant</text:span><text:span text:style-name="T375">e</text:span><text:span text:style-name="T51"> </text:span><text:span text:style-name="T375">sotto</text:span><text:span text:style-name="T51"> forma di oli contenuti nel germe della pianta.<text:line-break/>Vengono degradati nel momento in cui è necessario avere a disposizione glucosio. I lipidi non sono solubili in acqua. </text:span><text:span text:style-name="T376">N</text:span><text:span text:style-name="T51">elle membrane cellulari sono presenti fosfolipidi, i costituenti principali della membrana,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anche da barriera tra l’interno e l’esterno. Avere una parte di lipidi fa sì che la quantità d’acqua entri in modo determinato.<text:line-break/></text:span><text:span text:style-name="T379">La membrana cellulare contiene anche steroli.</text:span><text:span text:style-name="T51"><text:line-break/>I lipidi sono spesso cofattori, spesso sono in grado di trasportare elettroni, son</text:span><text:span text:style-name="T377">o</text:span><text:span text:style-name="T51">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text:line-break/>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text:span><text:span text:style-name="T415">stoccaggio</text:span><text:span text:style-name="T51">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452">→</text:span><text:span text:style-name="T51"> acqua, CO</text:span><text:span text:style-name="T460">2</text:span><text:span text:style-name="T51"> e tanta energia liberata </text:span><text:span text:style-name="T380">(reaz esoergonica).</text:span><text:span text:style-name="T51"><text:line-break/>La maggior parte dei lipidi presenti nella nostra dieta sono i triacilgliceroli (detti anche trigliceridi) e rappresentano una fonte energetica molto grande, sono degradati dagli acidi della bile. <text:line-break/></text:span><text:span text:style-name="T382">I trigliceridi sono composti da tre acidi grassi ciascun legato ad un singolo glicerolo con un legame estere.</text:span><text:span text:style-name="T51"><text:line-break/></text:span><text:soft-page-break/><text:span text:style-name="T51">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 </text:span><text:span text:style-name="T381">perché il legame doppio </text:span><text:span text:style-name="T382">CIS</text:span><text:span text:style-name="T381"> introduce rigidità.</text:span><text:span text:style-name="T51"><text:line-break/>I trigliceridi sono le molecole che le nostre cellule preferiscono stoccare; hanno una serie di vantaggi: prima di tutto possono essere facilmente degradati in modo tale da potere essere trasformati in zuccheri con un apporto energetico più grande, hanno un grado di riduzione maggiore degli zuccheri quindi la loro ossidazione comporta un maggior uso di ATP, essendo idrofobici possono essere stoccati senza portare molecole di acqua.<text:line-break/>I grassi e </text:span><text:span text:style-name="T383">l’</text:span><text:span text:style-name="T51">olio sono stoccati negli adipociti. <text:line-break/>I lipidi hanno funzione di stoccaggio ma anche di </text:span><text:span text:style-name="T415">protezione</text:span><text:span text:style-name="T51">, sono i costituenti principali delle membrane cellulari, queste sono costituite da fosfolipidi affacciati tra di loro in modo tale da avere all’esterno la parte idrofila e mantenere all’interno la parte idrofobica. La membrana è definita </text:span><text:span text:style-name="T388">bilamiare</text:span><text:span text:style-name="T51"> </text:span><text:span text:style-name="T384">costituita cioè da</text:span><text:span text:style-name="T51"> </text:span><text:span text:style-name="T388">due</text:span><text:span text:style-name="T51"> st</text:span><text:span text:style-name="T384">r</text:span><text:span text:style-name="T51">ati. <text:line-break/>I lipidi di membrana e i lipidi di stoccaggio sono simili ma con strutture diverse: membrana hanno sempre gruppo polare mentre stoccaggio no, entrambe possono essere costruite da tre parti, una che costituisce la parte di base fatta da glicerolo o sfingosin</text:span><text:span text:style-name="T384">a</text:span><text:span text:style-name="T51">, una parte costituita dalle catene alchiliche e poi solo nei lipidi di membrana abbiamo i gruppi polari, principalmente gruppi di fosfato.<text:line-break/>Un’altra funzione dei lipidi è quella dei </text:span><text:span text:style-name="T415">messaggeri</text:span><text:span text:style-name="T51">, come gli ormoni, possono andare da un tessuto all’altro portando informazioni che poi scatenano risposte derivanti da segnali extracellulari. Hanno obbiettivo riconoscimento e risposta a sollecitazioni esterne. Informazioni trasmesse attraverso reazioni semplici, come reazioni di idrolisi, mediamente tutti i prodotti di idrolisi hanno a che fare con un sistema di informazioni </text:span><text:span text:style-name="T385">con obiettivo </text:span><text:span text:style-name="T51">regolazione di un processo metabolico, entrambe le parti della molecola attivano le attività di enzimi che hanno a che fare con il processo.<text:line-break/><text:line-break/>Steroli </text:span><text:span text:style-name="T452">→</text:span><text:span text:style-name="T51"> lipidi presenti nelle membrane degli eucarioti, sono costituiti da un nucleo molto rigido in cui sono fusi </text:span><text:span text:style-name="T389">4</text:span><text:span text:style-name="T51"> anelli a cui è legata una catena ch</text:span><text:span text:style-name="T386">e </text:span><text:span text:style-name="T51">recepisce le informazioni esterne. <text:line-break/></text:span><text:span text:style-name="T389">I nuclei sono quasi planari e relativamente rigidi perché gli anelli fusi non permettono la rotazione.</text:span><text:span text:style-name="T51"><text:line-break/>Da</text:span><text:span text:style-name="T386">gli steroli</text:span><text:span text:style-name="T51"> derivano il testosterone, estradiolo, cortisolo (prodotto dalle ghiandole surrenali) e steroidi sintetici.<text:line-break/>Altra grande categoria dei lipidi sono tutte quelle molecole biologiche che contengono unità di isoprene, sono tipiche nelle vitamine. </text:span><text:span text:style-name="T389">Non s</text:span><text:span text:style-name="T51">ono solubili. <text:line-break/></text:span><text:span text:style-name="T390">Le vi</text:span><text:span text:style-name="T51">tamine</text:span><text:span text:style-name="T390"> sono</text:span><text:span text:style-name="T51"> sempre assunte assieme a</text:span><text:span text:style-name="T390">i</text:span><text:span text:style-name="T51"> grassi, hanno bisogno di essere trasportati tramite lipidi.<text:line-break/>Le vitamine a loro volta funzionano da messaggeri, come il </text:span><text:span text:style-name="T504">β</text:span><text:span text:style-name="T51"> carotene, questo è un precursore della vitamina A e quest’ultima ha due effetti: visione e protezione delle cellule epit</text:span><text:span text:style-name="T386">eli</text:span><text:span text:style-name="T51">ali. <text:line-break/>Da una parte dà un segnale che riguarda la visione e dall’altra parte protegge </text:span><text:span text:style-name="T386">le </text:span><text:span text:style-name="T51">cellule della pelle.<text:line-break/>Il </text:span><text:span text:style-name="T504">β</text:span><text:span text:style-name="T51"> carotene quando viene assunto viene rotto, le due parti del </text:span><text:span text:style-name="T504">β</text:span><text:span text:style-name="T51"> carotene danno luogo a due molecole </text:span><text:span text:style-name="T452">→</text:span><text:span text:style-name="T51"> il retinolo che tramite ossidazione viene trasformato in cis-retinale cioè il pigmento della visione, può interagire con la luce si trasforma in trans-retinale e d</text:span><text:span text:style-name="T387">à</text:span><text:span text:style-name="T51"> luogo al segnale neuronale al cervello, se questa molecola viene ulteriormente ossidata può <text:s/>essere trasformato in acido retinoico il quale invece dà luogo al segnale ormonale che scatena la formazione di melanina nelle cellule epiteliali.<text:line-break/><text:line-break/>La struttura delle membrane cellulari è chiamata struttura a mosaico fluido perché i fosfolipidi non sono in una struttura rigida ma hanno possibilità di muoversi e di riarrangiarsi, al </text:span><text:span text:style-name="T392">suo</text:span><text:span text:style-name="T51"> interno alloggiano tutte quelle proteine di membrana che servono a fare interagire l’esterno con l’interno e quindi con il citoplasma, DNA e necessità cellulare.<text:line-break/></text:span><text:span text:style-name="T391">I fosfolipidi formano un </text:span><text:span text:style-name="T393">doppio</text:span><text:span text:style-name="T391"> strato in cui le regioni non polari del lipidi sono all’interno dello strato mentre le parti polari sono all’esterno interagendo così con la fase acquosa da entrambi i lati. </text:span><text:span text:style-name="T51">I due strati hanno caratteristiche specifiche, è diversa la composizione proteica dello strato esterno rispetto allo strato interno.<text:line-break/></text:span><text:span text:style-name="T392">Le m</text:span><text:span text:style-name="T51">embrane cellulare </text:span><text:span text:style-name="T392">sono quindi</text:span><text:span text:style-name="T51"> costituite da due strati fosfolipidi con le catene idrofobiche affacciate tra di loro </text:span><text:span text:style-name="T394">e la p</text:span><text:span text:style-name="T51">arte idrofobica fa da barriera. <text:line-break/>La membrana fa sì che il trasporto debba essere in qualche modo mediato.<text:line-break/></text:span><text:span text:style-name="T394">Le</text:span><text:span text:style-name="T51"> proteine fanno da trasportatori, sono canali di ingresso di ioni, comunicano con l’esterno e quindi sono in grado di comunicare con le cellule circostanti, danno interazioni e legami tra cellule-cellule, mediano contenuto di calcio, le proteine di membrana hanno davvero un sacco di funzioni. <text:line-break/>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text:span><text:soft-page-break/><text:span text:style-name="T51">membrana hanno lo stesso scopo. <text:line-break/></text:span><text:span text:style-name="T393">C</text:span><text:span text:style-name="T51">’è possibilità di movimento da parte dei fosfolipidi e da parte delle molecole in esso alloggiate di movimento laterale senza alcuna limitazione </text:span><text:span text:style-name="T452">→</text:span><text:span text:style-name="T51"> le proteine possono spostarsi lateralmente ma non è possibile un movimento, a meno che non venga assistito da un’enzima e da una spesa energetica, di saltare da un lato all’altro della membrana </text:span><text:span text:style-name="T394">quindi il movimento dall’esterno e all’interno deve essere mediato.</text:span><text:span text:style-name="T51"><text:line-break/>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ext:span><text:span text:style-name="T394">te</text:span><text:span text:style-name="T51"> ai lipidi, la membrana ha bisogno di una grande complessità per esercire le funzioni di trasporto e comunicazioni con l’esterno.<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cristallin</text:span><text:span text:style-name="T396">o</text:span><text:span text:style-name="T51">, praticamente il gel, tutte le teste polari sono allineate e tutte le catene sono impacchettate tra di loro e danno luogo a una struttura molto regolare e l’altro è lo stato fluido in cui non c’è organizzazione e regolarità nell’assemblaggio, i gruppi fosfato sono tutti in disordine e la stessa cosa vale per le catene </text:span><text:span text:style-name="T396">aciliche</text:span><text:span text:style-name="T51">.<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text:line-break/>I movimenti possibili di un fosfolipide </text:span><text:span text:style-name="T395">sono</text:span><text:span text:style-name="T51">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text:span><text:span text:style-name="T397">ad</text:span><text:span text:style-name="T51"> attraversare un mare apolare e ciò non è favorito né tantomeno semplice. <text:line-break/>Movimento possibile ma avviene se catalizzato da un enzima chiamato flippasi, in presenza di lui il fosfolipide può ribaltare se stesso e trasferirsi su un gruppo polare </text:span><text:span text:style-name="T397">d</text:span><text:span text:style-name="T51">alla parte esterna alla parte interna. <text:line-break/>Movimento accoppiato da un apporto energetico e quindi accoppiato dalla presenza di ATP e quindi rilascio e poi recupero di fosfato. Questo movimento è spesso associato ai trasportatori, il fosfolipide insieme alle proteine di membrana fa da transporter alle cellule che sono all’interno. </text:span><text:span text:style-name="T398">S</text:span><text:span text:style-name="T434">pesso il trasporto avviene contro un gradiente di concentrazione, carica elettrica o entrambi, in cui i soluti devono essere "pompati" in un processo che richiede energia.</text:span><text:span text:style-name="T51"> <text:line-break/>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text:line-break/></text:span><text:span text:style-name="T399">La m</text:span><text:span text:style-name="T51">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text:span><text:span text:style-name="T399">d</text:span><text:span text:style-name="T51">eve essere trasportat</text:span><text:span text:style-name="T399">o</text:span><text:span text:style-name="T51"> contro il grad</text:span><text:span text:style-name="T399">iente</text:span><text:span text:style-name="T51"> di concentrazione </text:span><text:span text:style-name="T452">→</text:span><text:span text:style-name="T51">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span><text:span text:style-name="T399">)</text:span><text:span text:style-name="T51">.<text:line-break/>Ho acarrier che sono in grado di legarsi alla molecola e trasportarla verso l’interno in alcuni casi senza l’intervento di enzimi. Nel caso di cellule procariote il problema è trasportare da out a in e da in a out, la cellula espelle lo scarto derivant</text:span><text:span text:style-name="T400">e</text:span><text:span text:style-name="T51"> dai processi biochimici, lo scambio dello scarto basta. <text:line-break/>Nel caso delle cellule eucariote il caso si complica perché hanno una serie di funzioni fatt</text:span><text:span text:style-name="T402">e</text:span><text:span text:style-name="T51"> da organelli interni, i reattivi </text:span><text:soft-page-break/><text:span text:style-name="T51">devono essere trasportati al</text:span><text:span text:style-name="T400">l</text:span><text:span text:style-name="T51">’interno degli organelli e poi deve essere espulsa la sostanza prodotta oppure le sostanze di scar</text:span><text:span text:style-name="T400">t</text:span><text:span text:style-name="T51">o. <text:line-break/>Il trasporto potrebbe essere modellato attraverso una membrana permeabile andando ad equilibrare la concentrazione nelle due parti separate della membrana e quindi utilizzando come forza motrice la differenza di concentra</text:span><text:span text:style-name="T401">zione</text:span><text:span text:style-name="T51">,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text:line-break/>È un meccanismo di protezione </text:span><text:span text:style-name="T452">→</text:span><text:span text:style-name="T51"> il raggiungimento dell’equilibrio porterebbe a morte cellulare. <text:line-break/>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text:line-break/>Il trasporto passivo e la diffusione per trasporto passivo dipend<text:span text:style-name="T1273">ono</text:span> da che cosa deve essere trasportato e dalla molecola che deve diffondere verso l’interno. <text:line-break/>I trasporti assistiti hanno bisogno dei trasportatori, ci sono due categorie: <text:span text:style-name="T1091">carriers</text:span>, molecola di solito protei<text:span text:style-name="T1272">n</text:span>a in grado di interagire con ciò che deve essere trasportato e di attraversare la membrana e quindi di favorire l’ingresso della specie trasportata oppure i <text:span text:style-name="T1091">canali</text:span>, di solito consentono i movimenti trans-membrana come i flip-flop e consentono la diffusione delle molecole attraverso le modificazioni del doppio strato lipidico.</text:p>
      <text:p text:style-name="P117"><text:span text:style-name="T51">I carriers possono essere saturati mentre i canali, non avendo un sito di interazione, no.<text:line-break/></text:span><text:span text:style-name="T403">I carriers si legano al loro substrato con un’alta stereospecificità </text:span><text:span text:style-name="T404">mentre i canali mostrano una meno stereospecificità.<text:line-break/></text:span><text:span text:style-name="T433">Es. glucosio</text:span><text:span text:style-name="T404">: </text:span><text:span text:style-name="T441">Il trasport</text:span><text:span text:style-name="T442">atore</text:span><text:span text:style-name="T441"> esiste in due conformazioni: </text:span><text:span text:style-name="T442">(T1) </text:span><text:span text:style-name="T441">con il sito di legame del glucosio esposto sulla superficie esterna della membrana plasmatica e </text:span><text:span text:style-name="T442">(T2) </text:span><text:span text:style-name="T441">con il sito di legame esposto sulla superficie interna. <text:line-break/>Il trasporto del glucosio avviene in quattro fasi. </text:span><text:span text:style-name="T442">(</text:span><text:span text:style-name="T441">1) Il </text:span><text:span text:style-name="T442">glucosio nel plasma sanguigno</text:span><text:span text:style-name="T441"> si lega a un sito stereospecifico su T1 </text:span><text:span text:style-name="T442">(</text:span><text:span text:style-name="T441">2) questo abbassa l'energia di attivazione per un cambiamento conformazionale </text:span><text:span text:style-name="T442">da T1 a T2 </text:span><text:span text:style-name="T441">effettuando il passaggio transmembrana del glucosio </text:span><text:span text:style-name="T442">(</text:span><text:span text:style-name="T441">3) Il glucosio viene ora rilasciato da T2 nel citoplasma e </text:span><text:span text:style-name="T442">(</text:span><text:span text:style-name="T441">4) il trasportatore ritorna alla conformazione T1, pronto a trasportare un'altra molecola di glucosio.</text:span><text:span text:style-name="T404"> <text:line-break/></text:span><text:span text:style-name="T51"><text:line-break/>Altro meccanismo di trasporto è quello attivo, il trasporto attivo può essere di due tipi: diretto, sulla specie che deve essere trasportata, indiretto in cui c’è il coinvolgimento di due specie diverse. <text:line-break/>La reazione che avviene in entrambi i casi è di tipo </text:span><text:span text:style-name="T406">endoergonico</text:span><text:span text:style-name="T51"> e quindi c’è bisogno di apporto energetico, </text:span><text:span text:style-name="T406">può essere messo in atto solo se accoppiato con un processo esoergonico come l’assorbimento della luce, una redox </text:span><text:span text:style-name="T407">oppure</text:span><text:span text:style-name="T51"> idrolisi di ATP a dare ADP e fosfato (secondo il principio dell’intermediario comune). <text:line-break/></text:span><text:span text:style-name="T405">N</text:span><text:span text:style-name="T51">el caso del trasporto diretto la specie che deve essere trasportata implica la fosforilazione con formazione dell’intermediario </text:span><text:span text:style-name="T408">e </text:span><text:span text:style-name="T443">l'energia rilasciata dall'idrolisi dell'ATP guida il movimento del soluto contro un gradiente elettrochimico</text:span><text:span text:style-name="T51">, nel caso del trasporto secondario l’operazione esoergonica viene effettuata su una specie diversa da quella che deve essere trasportata e questo fa sì che venga ad essere modificata la struttura del trasportatore che è in </text:span><text:soft-page-break/><text:span text:style-name="T51">grado di far entrare la specie che deve essere trasportata all’interno.<text:line-break/></text:span><text:span text:style-name="T430">Es: pompa sodio – potassio</text:span><text:span text:style-name="T51">, esempio di trasporto attivo che implica sostanzialmente l’intervento di due specie, in funzione delle necessità cellulari quel che accade è che 3 ioni sodio vengono alloggiati all’interno del trasportatore e viene ad essere fosforilato dall’ATP. <text:line-break/>La fosforilazione implica una modificazione, l’alloggiamento dei 3 ioni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text:line-break/>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text:line-break/>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418">microrganismo</text:span><text:span text:style-name="T51">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text:span><text:span text:style-name="T410">alte </text:span><text:span text:style-name="T51">di ossigeno.<text:line-break/>Tutte cose per massimizzare la produzione e per tamponare tutti i problemi legati ai processi biotecnologici. <text:s/><text:line-break/>Hanno una serie di meccanismi di difesa che mettono atto </text:span><text:span text:style-name="T409">quando</text:span><text:span text:style-name="T51"> per esempio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452">→</text:span><text:span text:style-name="T51">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text:span><text:span text:style-name="T415">inducibili</text:span><text:span text:style-name="T51">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In generale si preferisce modificare il substrato che andare a modificare il patrimonio genetico per cambiare il meccanismo di feedback. La regolazione di feedback </text:span><text:span text:style-name="T411">che si divide in inibizione del feedback e repressione del feedback </text:span><text:span text:style-name="T51">può essere anche molto complicata.<text:line-break/><text:line-break/></text:span><text:span text:style-name="T414">Target</text:span><text:span text:style-name="T51">: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text:span><text:soft-page-break/><text:span text:style-name="T51">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428">auxotrofo</text:span><text:span text:style-name="T51"> che è un microorganismo mutante incapace di sintetizzare una sostanza richiesta per la sua crescita ma capace di crescere se la sostanza viene fornita; c’è anche il </text:span><text:span text:style-name="T428">prototrofo</text:span><text:span text:style-name="T51">,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text:span><text:soft-page-break/><text:span text:style-name="T51">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452">→</text:span><text:span text:style-name="T51">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418">Ricombinazione</text:span><text:span text:style-name="T51">: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428">coniugazione</text:span><text:span text:style-name="T51">: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Altra tecnica da utilizzare è la </text:span><text:span text:style-name="T428">trasduzione</text:span><text:span text:style-name="T51">: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text:span><text:soft-page-break/><text:span text:style-name="T51">informazioni. Si infetta l’ospite con il capside contenente l’informazione e attraverso una operazione di ricombinazione si include l’informazione genetica del capside nel DNA batterico </text:span><text:span text:style-name="T452">→</text:span><text:span text:style-name="T51">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105"><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text:span><text:soft-page-break/><text:span text:style-name="T2">essere rappresentata o con dei modelli puramente </text:span><text:span text:style-name="T47">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50">2) Batch, tutti i reagenti sono introdutti all'interno del reattore (a parte O2 nei processi aerobici) <text:s/>prima che la reazione inizi<text:line-break/>3) Semi-Batch, possono essere continui in cui l'alimentazione del reagente è continua oppure può intermittente, quindi carichiamo il reattore lo facciamo andare a batch per un certo periddo dopodiché lo scarichiamo parzialmente, lo carichiamo a carica nuova e così via</text:p>
      <text:p text:style-name="P50">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text:soft-pag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105"><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47">"wash out"</text:span><text:span text:style-name="T2">,</text:span><text:span text:style-name="T47">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9">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9">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text:span><text:soft-page-break/><text:span text:style-name="T2">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56">Normalmente NON si opera in condizioni in cui l'ossigeno è il fattore limitante.</text:p>
      <text:p text:style-name="P51">Il motivo per il quale vengono condotte reazioni aerobiche è che le cellule possono ottenere energia sia attraverso <text:span text:style-name="T505">una respirazione</text:span> aerobica che anaerobica tuttavia l'ossidazione del glucosio produce <text:span text:style-name="T505">una quantità di ATP che è circa 20 volte superiore a quella prodotta da quella anaerobica → la vitalità delle cellule diminuisce in condizioni anaerobiche, abbiamo quindi una diminuzione della crescita in condizioni di anossia. </text:span><text:span text:style-name="T506">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507">La conc di O2 disciolto dipende da una serie di processi che avvengono per trasportare ossigeno da fase gassosa a quello liquido. </text:span></text:p>
      <text:p text:style-name="P51"><text:span text:style-name="T508">1)</text:span><text:span text:style-name="T507"> trasferimento dalla fase gas allo strato limite del fase gas</text:span><text:line-break/><text:span text:style-name="T508">2) trasferimento all’interfaccia</text:span></text:p>
      <text:p text:style-name="P52"><text:span text:style-name="T508">3) trasferimento nello strato limite del liquido, </text:span><text:span text:style-name="T509">ci dà la resistenza maggiore (resistenza sul film fluido)</text:span></text:p>
      <text:p text:style-name="P57">4) diffusione nella fase liquida</text:p>
      <text:p text:style-name="P58">5) trasferimento sullo strato cellulare e così entra nella cellula</text:p>
      <text:p text:style-name="P53"><text:line-break/><text:span text:style-name="T510">La velocità di trasferimento è data da un’eq di trasporto: N</text:span><text:span text:style-name="T513">A</text:span><text:span text:style-name="T510">, massa trasferita per unità di volume nell’unità <text:s/>di tempo, moltiplicata per area dell’interfaccia per forza motrice del trasferimento (che è la differenza di conc tra fase gas C* e fase liq C</text:span><text:span text:style-name="T512">L</text:span><text:span text:style-name="T510">). C* legata alla legge di He</text:span><text:span text:style-name="T523">n</text:span><text:span text:style-name="T510">ry.<text:line-break/></text:span><text:span text:style-name="T523">La velocità di trasferimento dipende anche da K</text:span><text:span text:style-name="T513">L</text:span><text:span text:style-name="T525">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526">d</text:span><text:span text:style-name="T525">e qu</text:span><text:span text:style-name="T526">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527">metodo del Solfito</text:span><text:span text:style-name="T526">; questo si realizza attraverso la rapida ossidazione del solfito in presenza di cat metallici, reazione molto veloce quindi </text:span><text:span text:style-name="T532">si assume che </text:span><text:span text:style-name="T526">la conc del solfito consumato corrisponde alla conc dell’ossigeno consumato. </text:span><text:span text:style-name="T532">Se l’eccesso del solfito poi 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528">dynamic “gassing ou</text:span><text:span text:style-name="T529">t</text:span><text:span text:style-name="T528">” method </text:span><text:span text:style-name="T533">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text:span><text:soft-page-break/><text:span text:style-name="T533">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534">Altri fattori che influenzano K</text:span><text:span text:style-name="T514">la</text:span><text:span text:style-name="T534"> sono il tipo di microrganismo, che determina le caratteristiche areologiche del nostro sistema (può essere basso per microrganismi filamentosi); densità, vis</text:span><text:span text:style-name="T535">cosità (</text:span><text:span text:style-name="T534">al suo aumentare diminu</text:span><text:span text:style-name="T535">i</text:span><text:span text:style-name="T534">sce </text:span><text:span text:style-name="T535">K</text:span><text:span text:style-name="T515">l</text:span><text:span text:style-name="T535">); composizione della fase liquida e dalla forza ionica (elettroliti in soluzione rendono sistema di bolle più resistente alla coalescenza, quindi aumenta K</text:span><text:span text:style-name="T515">L</text:span><text:span text:style-name="T535">); dalla natura </text:span><text:span text:style-name="T536">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537">el</text:span><text:span text:style-name="T536">la usata è 0.3-0.4 kg O</text:span><text:span text:style-name="T516">2</text:span><text:span text:style-name="T536">/kg substrato.<text:line-break/>In cond batch quindi </text:span><text:span text:style-name="T537">il problema è operare proprio a alte conc di O2, l’aria deve essere continuamente alimentata e filtrata per essere sterilizzata. Le fermentazioni batch quindi sono di fatto semi-batch dal punto di vista dell’aria.<text:line-break/></text:span><text:span text:style-name="T536"><text:line-break/></text:span><text:span text:style-name="T538">BIOREATTORI<text:line-break/></text:span><text:span text:style-name="T539">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540">I processi biotecnologici si differenziano per il tipo di fermentazione, design del processo e tipo di reattore il quale è scelto per ottimizzare le prestazioni. <text:line-break/></text:span><text:span text:style-name="T553">La funzione principale del reattore è quella di fornire le cond ottime per la crescita e per la formazione del prodotto nel particolare sistema di microrganismi che si sta impiegando.</text:span><text:span text:style-name="T540">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54"><text:span text:style-name="T540"><text:line-break/></text:span><text:span text:style-name="T541">L’ottimizzazione di processo fermentazione significa progettare l’unità del fermentatore e dai suoi controllori.<text:line-break/>La configurazione del processo dipend</text:span><text:span text:style-name="T542">e </text:span><text:span text:style-name="T541">da</text:span><text:span text:style-name="T542">l tipo di organismo: cellule animali/vegetali, massa microbica o enzimi solubili/immobilizzati. Dal tipo di reattore: batch, continuo, semi-bach, plug-flow. Dipende anche dai fattori economici: valore del prodotto, parametri del processo.<text:line-break/></text:span><text:span text:style-name="T543"><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544">passando per</text:span><text:span text:style-name="T543"> </text:span><text:span text:style-name="T544">scala pilota per arrivare a scala industriale.<text:line-break/>Quindi un fermentatore può essere anaerobico o aerobico, di questo utiilizziamo i CSTR, reattori air-lift oppure sistemi immobilizzati.<text:line-break/><text:line-break/></text:span><text:span text:style-name="T545">TIPI DI FERMENTATORI</text:span><text:span text:style-name="T544"><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545">i nutrienti compensato da successive aggiunte</text:span><text:span text:style-name="T539">. </text:span><text:span text:style-name="T545">È comunque un sistema chiuso in cui non ho flussi continui.<text:line-break/>CONTINUI: gli organismi e i loro nutrienti sono caricati continuamente nel reattore.</text:span><text:span text:style-name="T533"><text:line-break/><text:line-break/>Lo</text:span><text:span text:style-name="T546"> scopo dei fermentatori è quello di ottimizzare la crescita degli organismi e la resa del prodotto.<text:line-break/></text:span><text:soft-page-break/><text:span text:style-name="T546">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547">Un altro modo di organizzare i reattori è in base a come </text:span><text:span text:style-name="T548">è</text:span><text:span text:style-name="T547"> organizzati </text:span><text:span text:style-name="T548">la fase biologica;</text:span><text:span text:style-name="T547"> </text:span><text:span text:style-name="T548">gli organismi </text:span><text:span text:style-name="T547"><text:s/>possono essere sospesi in brodo di coltura sia cellule individuali oppure fiocchi e aggregati </text:span><text:span text:style-name="T548">oppure la fase biologica può essere supportata e immobilizzata.<text:line-break/>Abbiamo quindi i reattori a per</text:span><text:span text:style-name="T549">colamento </text:span><text:span text:style-name="T550">tipici</text:span><text:span text:style-name="T548"> per la produzione dell’aceto </text:span><text:span text:style-name="T550">oppure i trattamenti a letto fluidizzato </text:span><text:span text:style-name="T551">utilizzati per le acque reflue.</text:span><text:span text:style-name="T550"><text:line-break/>Un fermentatore deve </text:span><text:span text:style-name="T551">evitare l’ingresso di microrganismi, mantenere la selettività richiesta, mantenere un volume costante, mantenere un volume di brodo di coltura costante, conc di ossigeno disciolto più alta della conc critica, deve contr</text:span><text:span text:style-name="T552">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510"><text:line-break/><text:line-break/></text:span><text:span text:style-name="T1076">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1077">(parametri fisici come T e P e parametri chimici come il pH) </text:span><text:span text:style-name="T1076">richieste per la crescita della biomassa e quindi per una buona resa del prodotto.<text:line-break/></text:span></text:p>
      <text:p text:style-name="P55"><text:span text:style-name="T1078">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1079">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1080">In assenza di carica microbica la velocità dell’ossigeno può essere stimata con il metodo dei solfiti.<text:line-break/>Il sodio solfito è un agente riducente che reagisce con l’O2 disciolto in presenza di cat metallico a dare solfato di sodio. </text:span><text:span text:style-name="T1081">Misurando la velocità di ossidazione del solfito misuriamo la velocità di trasporto dell’O2.<text:line-break/>Il coefficiente di trasporto di massa dell’O</text:span><text:span text:style-name="T517">2</text:span><text:span text:style-name="T1081"> può essere calcolato mediante la velocità di trasporto dell’ossigeno e della sua solubilità. </text:span><text:span text:style-name="T1082">Necessario avere dei sensori che misurino l’ossigeno disciolto.<text:line-break/><text:line-break/>BATCH: Parto da una conc di substrato, questo si consuma e quindi la sua conc si riduce.</text:span><text:span text:style-name="T1081"><text:line-break/></text:span><text:span text:style-name="T1082">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Sistemi a letto fluido: simili ai TF, sono intermedi tra reattori agitati e reattori tubolari. Sono utilizzati per la produzione di birra e aceto. </text:span><text:span text:style-name="T1083">Microrganismi fluidizzati dalla corrente entrante in </text:span><text:span text:style-name="T1084">maniera</text:span><text:span text:style-name="T1083"> sufficiente </text:span><text:span text:style-name="T1084">per</text:span><text:span text:style-name="T1083"> vincere le forze gravitazionali </text:span><text:span text:style-name="T1084">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text:span><text:soft-page-break/><text:span text:style-name="T1084">substrato.<text:line-break/>La fermentazione con questo tipo di substrato è spesso aerobica. La velocità di trasferimento dell’O2 dipendono dalle dimensioni delle particelle, la loro porosità e dal grado di vuoto all’interno del reattore.<text:line-break/></text:span><text:span text:style-name="T1085">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1086">3</text:span><text:span text:style-name="T554">).<text:line-break/>I sistemi per i substrati liquidi invece sono molto bassi, per reattori da laboratorio (piccola scala) si intendono anche semplicemente delle beute.<text:line-break/></text:span><text:span text:style-name="T555">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56">Per sistemi a substrato liquido ad alto volume si passa a bioreattori con agitazione meccanica.<text:line-break/></text:span><text:span text:style-name="T557">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530">STR</text:span><text:span text:style-name="T557">, permette una buona agitazione, costano molto (costi elevati di energia e costi dovuti a sterilizzazione).<text:line-break/></text:span><text:span text:style-name="T558">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59">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518">L.</text:span><text:span text:style-name="T559"><text:line-break/><text:line-break/></text:span><text:span text:style-name="T560">12/04/2021<text:line-break/></text:span><text:span text:style-name="T561">REATTORI AGITATI<text:line-break/></text:span><text:span text:style-name="T562">Le caratteristiche reologiche del fluido possono essere newtoniane (viscosità costante per qualsiasi agitazione), non newtoniani </text:span><text:span text:style-name="T563">(viscosità funzione della velocità di agitazione, pseudoplastici e fluidi dilatanti) </text:span><text:span text:style-name="T564">oppure viscoelastici (al di sopra dello sforzo limite il materiale può essere fatto scorrere).<text:line-break/></text:span><text:span text:style-name="T565">La maggior parte dei batteri dà comportamento newtoniano mentre i funghi caratterizzati da ifee e materiali polimerici hanno comportamento non newtoniano.<text:line-break/>La viscosità </text:span><text:span text:style-name="T566">del mezzo di crescita </text:span><text:span text:style-name="T565">influenza l’efficienza dell’agitazione.<text:line-break/></text:span><text:span text:style-name="T566">E’ necessario ottimizzare la forma, dimensione e il numero degli agitatori. </text:span><text:span text:style-name="T564"><text:line-break/></text:span><text:span text:style-name="T567">Lo sforzo di taglio che viene esercitato dal sistema di agitazione determina le dimensioni delle bolle. <text:line-break/></text:span><text:span text:style-name="T568">Gli elementi di agitazione possono impartire un flusso assiale o radiale </text:span><text:span text:style-name="T569">(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text:span><text:soft-page-break/><text:span text:style-name="T569">coefficiente di trasporto.<text:line-break/>La <text:s/></text:span><text:span text:style-name="T559">turbina Rushton </text:span><text:span text:style-name="T569">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519">2</text:span><text:span text:style-name="T569">. Possiamo allora usare 2 sistemi di agitazioni diversi per esempio turbina in basso e elica in alto.<text:line-break/>Il motore può essere posizionato in alto </text:span><text:span text:style-name="T570">o in basso, metterlo in alto è </text:span><text:span text:style-name="T569">più costoso perché necessario supportare l’albero per evitare rottura, normalmente la velocità di rotazione è mantenuta non più del 75% della velocità critica </text:span><text:span text:style-name="T570">di instabilità </text:span><text:span text:style-name="T569">d</text:span><text:span text:style-name="T570">ell’</text:span><text:span text:style-name="T569">asse per evitare fenomeni di vibrazione </text:span><text:span text:style-name="T570">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571">g</text:span><text:span text:style-name="T570">iarle a lungo termine e che possono causare delle perdite nel sistema di tenute.<text:line-break/>I frangiflutti aumentano l'omogeneità del sistema reagente e aumentano l</text:span><text:span text:style-name="T571">a </text:span><text:span text:style-name="T570">potenza che è possibile trasferire tramite agitazione, servono ad aumentare la turbolenza.<text:line-break/></text:span><text:span text:style-name="T571">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572"><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573">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574">(e delle bolle) </text:span><text:span text:style-name="T573">non è così importante se si ha un buon sistema di agitazione.<text:line-break/></text:span><text:span text:style-name="T574">Lo sparger toroidale permette di trasportare una maggiore quantità di aria al reattore, è fatto con un tubo perforato, è più facile da pulire rispetto a membrane porose ed è meno soggetto a sporcamento e a bloccaggio della poros</text:span><text:span text:style-name="T575">i</text:span><text:span text:style-name="T574">tà. </text:span><text:span text:style-name="T575">Le bolle vengono poi disperse all’interno del reattore e la dimensione delle bolle viene ridotta dal sistema di agitazione.</text:span></text:p>
      <text:p text:style-name="P59">Normalmente la posizione dello sparger è fissa → più facile la costruzione del reattore.</text:p>
      <text:p text:style-name="P8"><text:span text:style-name="T576">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text:span><text:soft-page-break/><text:span text:style-name="T576">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577">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524"><text:line-break/></text:span><text:span text:style-name="T577">Il processo di sterilizzazione deve coinvolgere tutte le linee comprese quelle di campionamento, tutti i porti di strumentazioni, i sistemi di misura e tutti i sensori associati al reattore.</text:span></text:p>
      <text:p text:style-name="P9"><text:span text:style-name="T576">È poi necessario anche sterilizzare l’aria in ingresso e l’aria in uscita.<text:line-break/>Il sistema non deve permettere la fuoriuscit</text:span><text:span text:style-name="T627">a</text:span><text:span text:style-name="T576">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578">il</text:span><text:span text:style-name="T576"> fluido di reazione.<text:line-break/></text:span><text:span text:style-name="T578">Durante tutte le fasi del processo il bioreattore deve essere mantenuto sotto pressione per evitare ingresso di contaminanti nel reattore. </text:span><text:span text:style-name="T579"><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580">ne</text:span><text:span text:style-name="T579"> e danneggiamento del reattore</text:span><text:span text:style-name="T580">)</text:span><text:span text:style-name="T579">. Lo schiumeggiamento è dovuto alla presenza di tensioattivi. </text:span><text:span text:style-name="T580">La schiuma può essere controllata con agenti antischiuma (es. poliglicoli polimerici a blocchi oppure polimeri siliconici </text:span><text:span text:style-name="T581">o</text:span><text:span text:style-name="T580"> oli vegetali). </text:span><text:span text:style-name="T581">L’antischiuma</text:span><text:span text:style-name="T580"> ha il compito di far coalescere </text:span><text:span text:style-name="T581">le bolle → se abbiamo troppa antischiuma diminuiamo l’OTR perché diminuiamo la sup di scambio. Quindi l’antischiuma deve essere dosato nella quantità necessaria. È necessario un sistema di misurazione del livello di schiuma.<text:line-break/></text:span><text:span text:style-name="T582">La risposta del sistema all’aggiunta di un antischiuma dipende dal mezzo di reazione.<text:line-break/></text:span><text:span text:style-name="T583">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pan text:style-name="T584">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text:span><text:soft-page-break/><text:span text:style-name="T584">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10"><text:span text:style-name="T576">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628">condensazione</text:span><text:span text:style-name="T576"> all’interno del filtro contaminandolo </text:span><text:span text:style-name="T585">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576"><text:line-break/></text:span><text:span text:style-name="T586">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587">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588">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589">Un’altra possibilità per diminuire lo shear stress è immobilizzare in un substrato la massa biologica.<text:line-break/><text:line-break/>BIOCATALIZZATORI<text:line-break/>2 tipi di biocatalizzatori sono utilizzati più frequentemente nella produzione industriale: gli enzimi e le cellule o i microrganismi.<text:line-break/></text:span><text:span text:style-name="T590">Cellule e microrganismi utilizzati in operazioni di fermentazione, enzimi in bioconversione e biocatalisi.<text:line-break/>I processi di fermentazione coinvolgono la crescita di microrganismi o di cellule </text:span><text:span text:style-name="T591">che catalizzano il processo → processo autocatalitico.</text:span><text:span text:style-name="T590"> </text:span><text:span text:style-name="T591">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text:span><text:soft-page-break/><text:span text:style-name="T591">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60">Ci sono metodi chimici e metodi fisici per immobilizzare gli enzimi.<text:line-break/><text:line-break/>METODI CHIMICI:</text:p>
      <text:p text:style-name="P11"><text:span text:style-name="T629">Legame chimico covalente</text:span><text:span text:style-name="T591">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592">u</text:span><text:span text:style-name="T591">elli NON co</text:span><text:span text:style-name="T592">inv</text:span><text:span text:style-name="T591">olti nell’attivi</text:span><text:span text:style-name="T592">t</text:span><text:span text:style-name="T591">à catalitica e nemmeno vicini per evitare inter</text:span><text:span text:style-name="T592">a</text:span><text:span text:style-name="T591">zione steriche. Il processo è completato in due fasi: attivazione del supporto (ad area superficiale elevata), l’adsorbimento e la reazione dell’enzima sul supporto.<text:line-break/></text:span><text:span text:style-name="T629">Reticolazione</text:span><text:span text:style-name="T591"> con reagenti polifunzionali (tipicamente aldeidi). Le particelle vengono reticolate e formano una sorta di gel </text:span><text:span text:style-name="T592">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630">Inclusione in fibre vuote o porose.<text:line-break/></text:span><text:span text:style-name="T631">I</text:span><text:span text:style-name="T630">nclusione in un gel polimerico</text:span><text:span text:style-name="T592">, si aggiunge l’enzima ad una soluzione di monomeri e poi inizia la polimerizzazione.<text:line-break/></text:span><text:span text:style-name="T631">Incapsulazione</text:span><text:span text:style-name="T593">, l’enzima viene inglobato in capsule di dimensioni micrometriche gatte di materiale poroso, permette il trasporto del substrato e del prodotto ma non dell’enzima. All’interno della capsula l’enzima è in soluzione.</text:span></text:p>
      <text:p text:style-name="P12"><text:span text:style-name="T593">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607">Reattori aerati ma non agitati</text:span><text:span text:style-name="T593"><text:line-break/></text:span><text:span text:style-name="T594">BUBBLE COLUMN REACTORS (BCR)</text:span><text:span text:style-name="T593"><text:line-break/></text:span><text:span text:style-name="T594">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595">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596">funzione</text:span><text:span text:style-name="T595"> </text:span><text:span text:style-name="T596">del</text:span><text:span text:style-name="T595">le esigenze </text:span><text:span text:style-name="T596">di trasferimento del</text:span><text:span text:style-name="T595"> calore.<text:line-break/></text:span><text:span text:style-name="T596">L’effetto del draft tube è che aumenta la mix assiale, genera una circolazione del fluido all’interno del reattore e riduce la coalescenza delle bolle per effetto della circolazione.<text:line-break/></text:span><text:span text:style-name="T597">Nei reattori air-lift ci sono 3 regioni: air-riser, down-comer e zona di liberazione delle bolle e abbattimento della </text:span><text:soft-page-break/><text:span text:style-name="T597">schiuma.<text:line-break/>Il riser </text:span><text:span text:style-name="T598">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 Le bolle viaggiano in una direzione ad una velocità quasi uniforme, questo riduce la coalescenza e determina un OTR più alto rispetto ai BCR.<text:line-break/></text:span><text:span text:style-name="T599">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600">del diametro di reattore nella zona di disengagement abbassa la velocità delle volle e questo aiuta alla separazione dei gas dal liquido; </text:span><text:span text:style-name="T601">l</text:span><text:span text:style-name="T600">e bolle avendo velocità più bassa abbassano la possibilità di formazione di aerosol cioè trascinamento d</text:span><text:span text:style-name="T601">i goccioline di liquido nell’aria in uscita e quindi evita possibilità di contaminazione del filtro dell’aria d’uscita. </text:span><text:span text:style-name="T603">Anche i</text:span><text:span text:style-name="T601">l flusso assiale </text:span><text:span text:style-name="T602">che viene g</text:span><text:span text:style-name="T601">enerato</text:span><text:span text:style-name="T602"> aiuta alla riduzione della formazione di schiuma.<text:line-break/></text:span><text:span text:style-name="T603">I </text:span><text:span text:style-name="T654">vantaggi</text:span><text:span text:style-name="T603"> di un air-lift è che </text:span><text:span text:style-name="T604">sono a</text:span><text:span text:style-name="T603"> basso shear, possono essere utilizzati organismi sensibili agli effetti di sforzi di taglio (cellule animali o vegetali), non c’è agitazione quindi </text:span><text:span text:style-name="T604">è </text:span><text:span text:style-name="T603">più facile mantenere </text:span><text:span text:style-name="T604">la</text:span><text:span text:style-name="T603"> sterilità del sistema.</text:span></text:p>
      <text:p text:style-name="P13"><text:span text:style-name="T603">Non ho problemi </text:span><text:span text:style-name="T604">delle</text:span><text:span text:style-name="T603"> tenute d</text:span><text:span text:style-name="T604">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653">svantaggi</text:span><text:span text:style-name="T604">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605">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606">si cerca</text:span><text:span text:style-name="T605"> di mantenere una maggiore omogeneità del flusso reagente.<text:line-break/></text:span><text:span text:style-name="T606">I reattori air-lift tendono a non avere una zona di sforzi di taglio elevati in prossimità delle pale, questo limita il possibile danneggiamento dei microrganismi <text:s/>e aumenta la loro produttività rispetto ai reattori agitati.</text:span><text:span text:style-name="T608"><text:line-break/><text:line-break/>REATTORI <text:s/>A LETTO IMPACCATO</text:span><text:span text:style-name="T606"><text:line-break/></text:span><text:span text:style-name="T609">Sono reattori nella quale è presente una fase solida che sia un supporto sulla quale sono immobilizzate cellule/enzimi assieme ad un eluente. Il volume del reattore può essere riempito interamente da fattori di riempimento e dal liquido.</text:span><text:span text:style-name="T595"><text:line-break/></text:span><text:span text:style-name="T610">Normalmente i reattori aerobici sono organizzati in maniera tale che il liquido sgoccioli, lambendo le particelle solide, in controcorrente alla corrente di fase di gas che scorre dal basso verso l’alto.</text:span></text:p>
      <text:p text:style-name="P13"><text:span text:style-name="T610">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612">del fluido </text:span><text:span text:style-name="T610">all’interno del reattore.<text:line-break/><text:line-break/>REATTORI </text:span><text:span text:style-name="T611">TRICKLE-BED</text:span><text:span text:style-name="T593"><text:line-break/></text:span><text:span text:style-name="T612">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592"><text:line-break/></text:span><text:span text:style-name="T613">REATTORI A LETTO FISSO<text:line-break/>I microrganismi sono immobilizzati per </text:span><text:span text:style-name="T614">adsorbimento o per</text:span><text:span text:style-name="T613"> incapsulazione. </text:span><text:span text:style-name="T614">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14"><text:soft-page-break/><text:span text:style-name="T576">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615">di p</text:span><text:span text:style-name="T576">ossono essere sostenute all’interno del fluido, la fluidizzazione delle particelle solide nel reattore fa sì che l</text:span><text:span text:style-name="T615">e sup delle particell</text:span><text:span text:style-name="T616">e</text:span><text:span text:style-name="T615"> vengano continuamente ricambiate e quindi aumentando il coefficiente di trasferimento di massa.<text:line-break/>I letti flu</text:span><text:span text:style-name="T616">i</text:span><text:span text:style-name="T615">di possono essere bifasici (nel caso di sistemi non aerati) o tifrasi</text:span><text:span text:style-name="T616">ci</text:span><text:span text:style-name="T615"> (sistemi aerati con sparger).<text:line-break/>Usati per impianti di trattamento di acque reflue.<text:line-break/>Vengono utilizzate cellule animali, sono intrappolate in geli o incapsulati all’interno di microcapsule.<text:line-break/></text:span><text:span text:style-name="T616">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617">SISTEMI A CELLULE FLOCCULATE<text:line-break/></text:span><text:span text:style-name="T618">Sono sistemi nei quali le cellule sono trattenute </text:span><text:span text:style-name="T619">nel</text:span><text:span text:style-name="T618"> reattore in quanto formano dei fiocchi.<text:line-break/>Durante la reazione le cellule coagulano e precipitano sul fondo del reattore.<text:line-break/></text:span><text:span text:style-name="T619">S</text:span><text:span text:style-name="T618">ono sistemi normalmente usati per il trattamento anaerobico di acque reflue. In questi processi anaerobici i batteri </text:span><text:span text:style-name="T619">metanogenici</text:span><text:span text:style-name="T618"> hanno una tendenza </text:span><text:span text:style-name="T619">naturale</text:span><text:span text:style-name="T618"> a flocculare, si formano fiocchi che vengono agitati </text:span><text:span text:style-name="T619">dal rilascio dei gas do</text:span><text:span text:style-name="T620">v</text:span><text:span text:style-name="T619">uti alla fermentazione (CH4 e CO2). I sistemi flocculati di grande dimensione sono usati per la digestione anaerobica di acque di scarico industriali </text:span><text:span text:style-name="T620">ad alta carica</text:span><text:span text:style-name="T619"> inquinant</text:span><text:span text:style-name="T620">e.<text:line-break/>Questi reattori sono frequentemente a forma ellittica (forma di uovo) perché così si migliora il movimento dei fiocchi all’interno del reattore senza presenza di zone morte.<text:line-break/></text:span><text:span text:style-name="T616"><text:line-break/></text:span><text:span text:style-name="T621">SISTEMI A RICI</text:span><text:span text:style-name="T622">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5"><text:span text:style-name="T622">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623">È</text:span><text:span text:style-name="T622"> necessario evitare lo stripping delle cellule dalla sup del substrato e evitare il danneggiamento del supporto che porterebbe a una separazione degli organismi dal supporto.</text:span><text:span text:style-name="T623"> </text:span><text:span text:style-name="T622"><text:line-break/><text:line-break/>REATTORI A MEMBRANA<text:line-break/>Caratteristica fondamentale: presenza di una membrana </text:span><text:span text:style-name="T624">semi </text:span><text:span text:style-name="T622">permeabile </text:span><text:span text:style-name="T624">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6"><text:span text:style-name="T624">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span><text:soft-page-break/><text:span text:style-name="T624"><text:line-break/>Nel caso di microrganismo immobilizzato, il vantaggio è: </text:span><text:span text:style-name="T625">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616"><text:line-break/></text:span><text:span text:style-name="T626">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069">DESIGN DEL BIOREATTORE<text:line-break/></text:span><text:span text:style-name="T658">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659">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660">Fondamentali sono le operazioni di sterilizzazione,</text:span><text:span text:style-name="T661"> il recipiente e tutte le linee che portano al recipiente devono essere sterilizzabili. Le tubazioni a contatto con il fluido di processo inclusi additivi e agenti antischiuma e tutto ciò che possono </text:span><text:span text:style-name="T662">fornire delle vie di ingresso devono </text:span><text:span text:style-name="T663">essere sterilizzate </text:span><text:span text:style-name="T664">in qualsiasi movimento durante la fermentazione</text:span><text:span text:style-name="T663">.<text:line-break/></text:span><text:span text:style-name="T664">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665"><text:line-break/></text:span><text:span text:style-name="T666">La progettazione di un fermentatore inizia con il prendere in carico l’esigenza del </text:span><text:span text:style-name="T667">processo riguardo al trasferimento (trasporto di O2, calore, miscelazione e necessita di potenza all’agitatore). Il</text:span><text:span text:style-name="T634"> trasferimento di massa </text:span><text:span text:style-name="T667"><text:s/>e il trasferimento 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668">La P totale e la frazione molare di O2 influenzano la P parziale dell’O2. Aumento della p</text:span><text:span text:style-name="T669">o</text:span><text:span text:style-name="T668">rtata di gas aumenta la frazione in uscita e quindi aumenta la forza motrice.<text:line-break/></text:span><text:span text:style-name="T669">Equazioni usate come guide qualitative o semi quantitative, sono valide solo a condizioni </text:span><text:span text:style-name="T670">prossime</text:span><text:span text:style-name="T669"> a quelle che hanno </text:span><text:soft-page-break/><text:span text:style-name="T669">portato alla loro formazione. </text:span><text:span text:style-name="T670">La geometria del reattore ha un’influenza importante sulle costanti all’interno delle equazioni. </text:span><text:span text:style-name="T669"><text:s/>Sono relazioni che non scalano molto bene. </text:span><text:span text:style-name="T671">Nel caso di materiali di brodi di coltura non newtoniani, il trasferimento di massa è migliori con turbine che hanno componenti assiali rispetto ad esempio a turbine radiali mentre con brodi newtoniani non vi è molta differenza.</text:span></text:p>
      <text:p text:style-name="P17"><text:span text:style-name="T671">La potenza serve sia per la dispersione dei gas che per la miscelazione globale e quindi per avere omogeneità della massa reagente. Nei sistemi agitati la potenza è data sia tramite l’agitatore che con l'insufflare dei gas.<text:line-break/></text:span><text:span text:style-name="T672">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673">Pseudo plastico → a viscosità diminuisce all'aumentare della velocità di agitazione.<text:line-break/></text:span><text:span text:style-name="T674">Il fenomeno di flooding è descritto dal n° dii aerazione, questo è definito come il rapporto tra la potenza che il sistema di agita</text:span><text:span text:style-name="T675">zion</text:span><text:span text:style-name="T674">e è in grado di fornire al fluido in presenza di aerazione rispetto alla potenza che il sistema di agitazione può fornire in assenza di areazione.<text:line-break/></text:span><text:span text:style-name="T675">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676">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18"><text:span text:style-name="T677">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633"> trasporto di calore</text:span><text:span text:style-name="T677">.<text:line-break/>Il calore che dobbiamo smaltire durante la reazione è data dalla reazione metabolica + il calore dissipato dato dall’introduzione della potenza.</text:span><text:span text:style-name="T676"><text:line-break/></text:span><text:span text:style-name="T678">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679">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interferiscono nelle operazioni di recupero e purificazione.<text:line-break/>Importante progettare un sistema prevedendo le operazioni di sterilizzazione.<text:line-break/><text:line-break/></text:span><text:span text:style-name="T680">15/04/2021<text:line-break/></text:span><text:span text:style-name="T681">Quando effettuiamo un cambiamento delle variabili non sempre otteniamo quel che vogliamo.</text:span></text:p>
      <text:p text:style-name="P19"><text:span text:style-name="T657">Ad esempio abbiamo modificato il nutriente perché in questo modo la resa sulla base del nutriente aumenta e quindi abbiamo maggior velocità di crescita dell’organismo e quindi dobbiamo aumentare </text:span><text:span text:style-name="T682">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text:span><text:soft-page-break/><text:span text:style-name="T682">anche </text:span><text:span text:style-name="T683">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684">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685">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686">non vogliamo serpentini interni e si ha una P max e portata max del compressore per l’alimentazione dell’aria. Abbiamo definito anche un coefficiente di scam</text:span><text:span text:style-name="T687">bio termico e un coeff di scambio lato brodo di coltura (funzione delle caratteristiche reologiche del brodo stesso). Abbiamo limitazione poi in termini di altezza piazza del capannone. <text:line-break/></text:span><text:span text:style-name="T688">Il fornitore del reattore ci trasmette delle correlazioni sperimentali che ha sviluppato per le sue apparecchiature; </text:span><text:span text:style-name="T689">le condizioni di flooding sono </text:span><text:span text:style-name="T690">delle sue giranti sono espresse</text:span><text:span text:style-name="T689"> dal rapporto della p</text:span><text:span text:style-name="T690">otenza in presenza di gas rispetto alla potenza in condizioni di assenza di gas, ci viene dato anche l’hold up. Relazioni sviluppate per turbine Rushton non interagenti tra di loro (quindi una singola turbina).<text:line-break/></text:span><text:span text:style-name="T1064">Prima stima</text:span><text:span text:style-name="T690">: valutare le dimensioni del reattore, definiamo un diametro del reattore, spessore della parete in funzione della P da mantenere all’interno del reattore, altezza di liquido (quindi volume utile), altezza totale del reattore. <text:line-break/>Si fanno i primi conti sul trasferimento di ossigeno </text:span><text:span text:style-name="T691">tenendo conto di quattro diverse ipotesi di operazioni a P diverse: due in condizioni di assenza di arricchimento di O2 e due in condizioni di arricchimento di O2.<text:line-break/>In funzione della portata di aria calcoliamo la potenza necessaria al reattore. A P più bassa abbiamo bisogno di una potenza maggiore per soddisfare i requisiti di OTR imposti dalla reazione. <text:line-break/>Abbiamo scelto 4 casi per vedere in quale di questi possiamo soddisfare al meglio i requisiti del sistema.<text:line-break/>Si definiscono poi le cond di agitazioni, il diametro della turbina, la potenza in assenza di gas della turbina, abbiamo il n° di aerazione e grazie a questo abbiamo il rapporto tra la potenza in presenza e in assenza di gas quindi alla fine la potenza che abbiamo bisogno in condizione di flusso d’aria.<text:line-break/>Ultimo passaggio è calcolare i requisiti di scambio termico per raffreddare il reattore. Abbiamo un carico termico, l’hold-up, una determinata altezza di liquido quindi un’area di scambio termico e sulla base di questa definiamo la portata di fluido di raffreddamento data la T minima del fluido stesso.<text:line-break/>Dal primo giro di prima stima si capisce che l’arricchimento di O2 non è necessario, non è però stupido prevedere dei <text:s/>bocchelli per poter avere in futuro un arricchimento di aria con ossigeno; questo perché il massimo flow rate è piuttosto elevato </text:span><text:span text:style-name="T692">e vedendo anche la potenza massima del compressore notiamo che siamo un po’ al limite quindi si rischia di non poter rispettare più l’OTR. <text:line-break/></text:span><text:soft-page-break/><text:span text:style-name="T692">Il sistema di agitazione è calcolato basato sull’ipotesi di utilizzare 2 turbine Rushton di 1 m di diametro ciascuna con una velocità di 150 rpm, questo ci da un’agitazione sufficiente e un buon trasferimento di O2. Altrimenti turbina con diametro maggiore e avere al di sopra un hydrofoil quindi un’elica che da corrente assiale.<text:line-break/>Le cond di scambio termico invece sono strette, se non si può mantenere la T del fluido di raffreddamento ma si aumentano anche soltanto del 10% non si riesce più a soddisfare il calore richiesto per raffreddare il reattore.<text:line-break/></text:span></text:p>
      <text:p text:style-name="P20"><text:span text:style-name="T692">Secondo caso) brodo non newtoniano, alta viscosità (che diminuisce all’aumentare della velocità di agitazione), vogliamo produrre un antibiotico, microrganismo è streptomice, brodo finale con 15000 L, OTR 50 mmol/(L*h), requisto di 10% di O2 disciolto rispetto alle cond atmosferiche, limiti imposti dal compressore, un coefficiente di trasferimento di calore che dipende dalle cond reologiche del brodo di coltura, limiti architettonici. <text:line-break/>Abbiamo ancora delle relazioni dati dal fornitore per progettare i flussi, sempre per turbine Rushton singole.<text:line-break/></text:span><text:span text:style-name="T693">Facciamo ancora una </text:span><text:span text:style-name="T1065">prima stima</text:span><text:span text:style-name="T693"> delle dimensioni del reattore e poi ci facciamo una tabella di ipotesi di cond di processo quindi P e conc di O2 nella corrente gassosa (in assenza e in presenza di arricchimento di O2), sulla base di questa ci riportiamo la portata di aria necessaria e la potenza necessaria all’asse per poter soddisfare i requisti di OTR.<text:line-break/>Sulla base di questo definiamo le cond dell’agitatore, abbiamo una velocità di agitazione, una potenza in assenza di gas, n° di agitazione e di conseguenza una potenza in presenza di aria.</text:span></text:p>
      <text:p text:style-name="P21"><text:span text:style-name="T693">Definito in questo modo il sistema di agitazione come ultima cosa facciamo la verifica dello scambio termico per raffreddare il reattore, verifichiamo che la portata di raffreddamento sia supportata dal sistema che abbiamo.<text:line-break/>Notiamo in questo caso che nonostante si riesca a rispettare l’OTR anche in assenza di arricchimento è comunque utile prevedere l’arricchimento, questo perché siamo stretti in termini di portata di aria (22000 SLPM) e in queste condizioni aumentare la velocità di agitazione rischia di mandarvi l’agitatore in flooding a causa delle caratteristiche non newtoniane del brodo di coltura. Per poter avere dei margini operativi di controllo adeguato è meglio prevedere l’arricchimento. <text:line-break/></text:span><text:span text:style-name="T694">Il sistema di agitazione viene calcolato sulla base di 2 turbine Rushton (più soggette a flooding che non gli hydrofoil) con D di un 1 m e velocità di 140 rpm, in alternativa turbina inferiore con D più largo e come turbina superiore mettiamo un hydrofoil che ci garantisce una migliore omogeneità del contenuto del reattore.<text:line-break/>Per quello che riguarda il coeff di scambio termico siamo abbastanza al limite, se la max velocità di agitazione aumentasse non riusciremmo a fornire energia necessaria per raffreddare anche in presenza di sporcamento (→ è bene prevedere il sotto raffreddamento </text:span><text:span text:style-name="T695">il</text:span><text:span text:style-name="T694"> liquido </text:span><text:span text:style-name="T695">di refrigerazione</text:span><text:span text:style-name="T694">).<text:line-break/></text:span></text:p>
      <text:p text:style-name="P22"><text:span text:style-name="T695">MATERIALI DI COSTRUZIONE<text:line-break/>1) Il tipo di metallo usato per i recipienti e i bocchelli <text:line-break/>2) il tipo di elastomero utilizzato per le guarnizioni<text:line-break/>La scelta deve essere fatta sulla base della compatibilità degli organismi, dei prodotti, resistenza alla corrosione e facilità della pulizia nel reattore, le caratteristiche delle saldatura, durabilità dei materiali.<text:line-break/>Tipicamente si usano acciai inossidabili mentre come materiale per le guarnizioni si può usare silicone, viton, teflon o EPDM. Bisogna tenere presente che il vapore puro e acqua pura sono altamente corrosivi. Inoltre alcuni processi di formatura delle guarnizioni possono lasciare piccole tracce di metallo nelle sedi, queste possono essere non abbastanza per causare problemi alla fermentazione ma possono causare corrosione (che dopo contamina il brodo di coltura).<text:line-break/>Un parametro importante della capacità di pulitura è la finitura superficiale </text:span><text:span text:style-name="T696">che viene specificata o come grits (granulometria dell’abrasivo con la quale è lucidata la superficiale) o come rugosità. <text:line-break/>I 2 modi più comuni per raggiungere un grado di finitura superficiale sufficiente è il polishing meccanico (fatto con una serie di abrasivi di dimensioni decrescenti) o electropo</text:span><text:span text:style-name="T697">li</text:span><text:span text:style-name="T696">shing </text:span><text:span text:style-name="T697">(fatto mediante rimozione elettrochimica della rugosità)</text:span><text:span text:style-name="T693"><text:line-break/></text:span><text:span text:style-name="T698">I cloruri danno pitting, forma di corrosione molto pericolosa perché non generalizzata e quindi si rischia di non accorgersene.</text:span><text:span text:style-name="T688"><text:line-break/></text:span><text:span text:style-name="T699">Le superfici possono anche essere passivate, fatte o con idrossido di sodio, acido citrico o acido nitrico ma sono trattamenti aggressivi; il metodo più dolce è farlo con agenti chelanti (si adsorbono sulla sup ed evitano la corrosione del metallo, sono tipicamente dei fosfonati).<text:line-break/><text:line-break/></text:span><text:span text:style-name="T700">I bocchelli devono essere tali da non favorire la formazione di sacche o zone di ristagno perché altrimenti la pulizia del reattore risulterebbe difficile e complicata. </text:span><text:span text:style-name="T701">Bocchelli più usati: ingold e sanitary. Devono essere auto drenanti, sono </text:span><text:soft-page-break/><text:span text:style-name="T701">posizionati ad un angolo di 45°.<text:line-break/><text:line-break/>STERILIZZAZIONE<text:line-break/>Per un sistema Batch la sterilizzazione viene effettuata prima dell’inizio della reazione, si riempe il recipiente con il substrato e il brodo di coltura e iniziamo a riscaldarlo attraverso la camicia, l’agitatore funziona a basse velocità e il vapore pulito serve per lubrificare le tenute dell’albero di agitatore. La linea di scarico è aperta in modo tale da poter scaricare la sovrapressione, tutte le altre valvole sono chiuse.<text:line-break/>Si scalda il contenuto del reattore e intanto scarichiamo aria dal reattore fino a quando non raggiungiamo una T a 100°C, a questo punto il vapore continua a passare nella camicia, chiudiamo la linea di uscita dell’aria e l’unica fuoriuscita del reattore è l’uscita attraverso le trappole del reattore. Facciamo entrare il vapore attraverso la linea di ingresso dell’aria così la sterilizziamo <text:s/>lasciano che il vapori passi la linea d’uscita e quindi sterilizzi l alinea e il filtro della linea. Sterilizziamo con vapore anche tutti i bocchelli </text:span><text:span text:style-name="T702">sotto il livello del liquido e tutti i bocchelli di aggiunta di additivi e di prelievo del campione.</text:span><text:span text:style-name="T701"><text:line-break/></text:span><text:span text:style-name="T702">Scaldiamo fino a T di 121°C (quindi P di 1 atm all’interno del reattore) per il tempo necessario per effettuare sterilizzazione. A questo punto chiudiamo le valvole, manteniamo la T cost e raffreddiamo poi il reattore.<text:line-break/><text:line-break/></text:span><text:span text:style-name="T703">TUBAZIONI<text:line-break/>Sistema delle tubazioni auto drenante. Bisogna evitare possibilità di zone di ristagno dove può esserci contaminazione.</text:span><text:span text:style-name="T678"><text:line-break/></text:span><text:span text:style-name="T703">Le tubazioni del vapore di condensa devono essere almeno un 3/8 di pollice per garantire un drenaggio adeguato.<text:line-break/>Le tubazioni devono essere le più corti possibili per semplificare operazione di sterilizzazione. Non si devono usare valvole di non ritorno.</text:span></text:p>
      <text:p text:style-name="P23"><text:span text:style-name="T703">I portelli di ispezione visiva sono sostanzialmente inutili perché se per caso abbiamo brodi di coltura molto disomogenei non si riesce ad avere visione d’insieme, vengono utilizzati solo nelle linee di drenaggio del lubrificante delle tenute dell’albero di rotazione, questo per potersi accorgere per quanto possibile di eventuali perdite.<text:line-break/>Valvola di fondo montata flush. <text:line-break/><text:line-break/>Nella linea di uscita dell’aria questa deve essere riscaldata per evitare condensazione e formazione di aerosol che andrebbero a causare problemi di contaminazione del filtro e il suo intasamento.<text:line-break/></text:span><text:span text:style-name="T676"><text:line-break/></text:span><text:span text:style-name="T1070">CONTROLLO CSTR</text:span><text:span text:style-name="T704"><text:line-break/></text:span><text:span text:style-name="T705">I parametri operativi di un bioreattore sono tanti, li raggruppiamo in parametri fisici (tempo, P, T, massa, V, caratteristiche agitatore ecc) chimici (pH, potenziale redox, O2 e O2 disciolto, conc dei nutrienti come lipidi e carboidrati nel brodo di coltura </text:span><text:span text:style-name="T706">ecc</text:span><text:span text:style-name="T705">) e biologici (</text:span><text:span text:style-name="T706">quoziente respiratorio, velocità di assorbimento di O2, velocità di produzione di CO2, densità ottica ecc).<text:line-break/></text:span><text:span text:style-name="T707">Misurare tutti questi parametri non è possibile → ci limiteremo alla misura di alcuni parametri che siano rappresentativi del processo.<text:line-break/><text:line-break/>Un parametro importante per giudicare l’efficacia del reattore e la vitalità degli organismi in crescita è la conc di O2 disciolto, questo tipo di misura ha un tempo di ritardo notevole (fenomeni di ritardo devono essere tenuti a conto durante la progettazione del reattore).<text:line-break/>A d una variazione di O2 in fase gas corrisponde con un certo ritardo di tempo una conc di O2 disciolto e con un ritardo di tempo ancora maggiore la risposta dell’elettrodo di misura dell’O2 disciolto. <text:line-break/>La misura dell’O2 disciolto è difficile perché la sua solubilità nel brodo di coltura è bassa, ci sono diversi metodi per misurare la conc. In tutti questi metodi viene utilizzata una membrana semi permeabile per separare il sensore dal brodo di coltura. Tutti i sensori richiedono una calibrazione prima dell’uso.<text:line-break/>Primo metodo: tubo semipermeabile immerso nel brodo di coltura e all’interno del tubo passa un gas inerte. L’O2 diffonde dal liquido fino al gas inerte e dopo viene analizzata la conc di O2 trasportata dall’inerte.<text:line-break/>Secondo metodo: spettrometro di massa </text:span><text:span text:style-name="T708">separato dal brodo di coltura con la membrana semipermeabile che permette solo il trasporto di ossigeno.<text:line-break/>Terzo metodo (quello più usato): sensori elettrochimici, sono due tipi di rilevatori: galvanici e i polarografici. In entrambi i casi vengono ancora utilizzati membrane per separare cella elettrochimica dal brodo.<text:line-break/>La membrana (come negli altri metodi) è permeabile all’ossigeno e non agli altri componenti chimici che potrebbero </text:span><text:soft-page-break/><text:span text:style-name="T708">anche interferire con la misura. O2 diffonde attraverso la membrana fino alla cella elettrochimica nella quale viene ridotta al catodo e viene prodotta una corrente/tensione misurabili proporzionali alla velocità di apporto di ossigeno al catodo.<text:line-break/><text:line-break/>Controllo di pH fatta tramite un pHmetro che controlla l’aggiunta dei sistemi di neutralizzazione acidi/base.<text:line-break/><text:line-break/>Controllo del livello di schiuma. Ci sono diversi metodi per analizzare il suo livello. Metodi che misurano conducibilità, conduttività termica, sono degli elettrodi che quando sono raggiunti dalla schiuma vedono una modifica della conducibilità e conduttività termica causata dalla presenza della schiuma.</text:span></text:p>
      <text:p text:style-name="P61">I sistemi che utilizzano conduttività termica sono sistemi in cui è dato un flusso di calore, viene misurato come il trasporto di calore cambia in presenza o assenza di schiuma, sono dei sistemi soggetti a sporcamento proprio perché sono continuamente scaldati.</text:p>
      <text:p text:style-name="P24"><text:span text:style-name="T708">Ci sono anche dei detector ultrasuoni, montati ai lati del recipiente, che misurano l’attenuazione alla trasmissione di ultrasuoni quando lo spazio tra trasmettitore e ricevitore è occupato dalla schiuma.<text:line-break/>Un altro metodo è con il disco di rotazione, se raggiunto dalla schiuma questa ne abbassa la velocità di rotazione e quindi da il segnale che la schiuma ha raggiunto quel livello, funziona anche come rompi schiuma. <text:line-break/><text:line-break/>BIOSENSORI<text:line-break/>Costituito da 2 elementi principale: </text:span><text:span text:style-name="T709">b</text:span><text:span text:style-name="T708">iocatalizzatore il trasduttore, </text:span><text:span text:style-name="T709">vengono combinati in un unico strumento di misura.<text:line-break/>Il biosensore funziona misurando le caratteristiche del brodo di coltura, ad esempio può utilizzare come parametro di controllo un cambio di pH oppure la quantità di O2 disciolto. La reazione biocatalitica produce un cambiamento misurabile nelle caratteristiche del brodo di coltura, questo cambiamento è misurato e quindi è trasformato in un segnale di output dal trasduttore.</text:span></text:p>
      <text:p text:style-name="P25"><text:span text:style-name="T709">Biosensore funziona parametrizzando l’effetto della reazione di crescita di organismi su un parametro che misuriamo e che abbiamo calibrato come caratteristico dell’andamento della reazione.<text:line-break/>Queste misure non sono fatte in linea ma vengono prelevati dei campioni e mandati a dei sistemi di analisi sequenziali, sono dei sistemi di campionamento automatico che possono avere anche delle frequenze di campionamento elevate → riusciamo a monitorare le condizioni di crescita e di avanzamento degli organismi.<text:line-break/></text:span><text:span text:style-name="T708"><text:line-break/></text:span><text:span text:style-name="T1071">STERILIZZAZIONE</text:span><text:span text:style-name="T710"><text:line-break/>Asepsi: stato di essere esenti o di stare al di sotto di un certo livello <text:s/>da contaminanti biologici.<text:line-break/>Disinfezione: eliminazione dei microrganismi patogeni (escluse le spore). La presenza di microrganismi non patogeni può essere tollerata. Quindi sistema disinfettato diverso da sistema ase</text:span><text:span text:style-name="T711">t</text:span><text:span text:style-name="T710">tico.<text:line-break/>Sterilizzazione: processo che elimina o riduce i microrganismi dannosi.<text:line-break/>La sterilizzazione della corrente di un processo di fermentazione (substrato e nutrienti) e l’aria è necessaria per eliminare la presenza dei microrganismi che non vogliamo crescere e di tutti quei virus. Deve essere effettuata prima dell’inoculazione del microrganismo.<text:line-break/>Il grado di sterilizzazione è misurato dalla probabilità di permanenza della contaminazione e dalla natura delle conseguenza che questa contaminazione può avere.<text:line-break/>I substrati di fermentazioni sono quasi sempre sterilizzati con vapore. La sterilizzazione con vapore umido è più efficace di quella con vapore secco. La sterilizzazione del vapore umido è fatta principalmente a 121 °C per 15 min.<text:line-break/>Gli organismi non sono immediatamente eliminati ma la loro numerosità decresce esponenzialmente nel tempo.<text:line-break/></text:span><text:span text:style-name="T711">Quello che si può avere in assenza di sterilizzazione è una resa più bassa, contaminazione del prodotto o degradazione del prodotto a causa dei contaminanti (che possono produrre enzimi o tossine).<text:line-break/>La presenza di contaminanti è normalmente presente in aria, acqua, corrente di alimentazione, cibi e piante.<text:line-break/>La conoscenza delle proprietà (in particolare la T di inattivazione) di questi organismi è utile per progettare la loro eliminazione. Per evitare contaminazione bisogna usare un inoculo che abbia una sola tipologia di batteri, sterilizzare il substrato, unità di fermentazione, correnti di fermentazione e mantenere le cond asettiche durante tutto il processo.<text:line-break/>Aspetti da considerare nel design di un protocollo da sterilizzazione: tipo, dimensione e composizione della popolazione contaminante, materiali del reattore, conc degli agenti contaminanti che determina l’intensità del <text:s/>trattamento, tempo di esposizione necessario all’agente sterilizzante. <text:line-break/>Bisogna conoscere tutte le possibili sorgenti contaminazione, sterilizzazione fatta spesso attraverso l’uso di T (che deve </text:span><text:soft-page-break/><text:span text:style-name="T711">abbassare/ridurre <text:s/>la quantità dei contaminanti ma non alterare la natura del substrato). </text:span><text:span text:style-name="T712">Bisogna conoscere cond del brodo di coltura, il V del reattore, dai tempi che possiamo permetterci come tempi morti, dal livello di contaminazione accettabile, dalle procedure di valutazione e verifica, metodi di determinazione per provare l’avvenuta sterilizzazione.<text:line-break/>La sterilizzazione porta a distruggere tutte le cariche contaminanti che possono essere presenti in una parte del sistema di reazione, che possono venire a contatto con il fluido di processo. <text:line-break/>Tutte le correnti che sono alimentate quindi devono essere sterilizzate (aria, antischiuma, sistemi di misura).<text:line-break/>Bisogna assicurare che non vi siano vie di accesso alla contaminazione quindi tutte le vie devono essere chiuse.<text:line-break/>Questo requisito significa avere una barriera sterile quindi il fermentatore e tutti i suoi bocchelli devono essere sterilizzabili. I gas in ingresso e tutti gli additivi devono essere sterilizzati prima di entrare nel reattore e tutti i bocchelli e anche le tenute dell’albero di motore devono essere sterilizzate.<text:line-break/><text:line-break/>Prima classificazione differenzia tra i metodi fisici (calore, radiazione e filtrazione) e i metodi chimici (uso di agenti antimicrobici) di sterilizzazione.<text:line-break/>La morte di colonie di batteri comporta la denaturazione delle proteine, distruzione delle membrane cellulari e il danneggio del DNA.<text:line-break/></text:span><text:span text:style-name="T713">Una classificazione diversa raggruppa i metodi in funzione della presenza di fasi diverse. <text:line-break/>Una sterilizzazione attraverso radiazioni, ultrasuoni, agenti chimici e calore </text:span><text:span text:style-name="T714">fa morire i microrganismi ma non li separa invece la filtrazione separa i microrganismi ma non li uccide. <text:line-break/>Nell’industria farmaceutica il primo tipo è comune per i substrati liquidi mentre per l’aria si preferisce la filtrazione (perché </text:span><text:span text:style-name="T715">coefficiente di scambio termico dell’</text:span><text:span text:style-name="T714">aria molto bass</text:span><text:span text:style-name="T715">o</text:span><text:span text:style-name="T714"> quindi sarebbe inefficace con il calore).<text:line-break/></text:span><text:span text:style-name="T715">La sterilizzazione a secco è meno efficace di quella a vapore umido. <text:line-break/>In presenza di acqua sono necessari tempi di permanenza più corti per avere risultati simili.<text:line-break/></text:span><text:span text:style-name="T716">Bisogna ridurre il n° di contaminanti nel tempo, la riduzione è esponenziale. La cinetica di morte è una cinetica di primo ordine. La costante di velocità K è funzione delle cond di processo ma in particolare è funzione della T (dipendenza che segue legge Arrenhius). Energia di attivazione di morte è elevata. <text:s/><text:line-break/>Quindi aumento di T aumenta la velocità di sterilizzazione.<text:line-break/>La morte degli organismi viene trattata come reazione di primo ordine e di conseguenza si ha che il logaritmo del rapporto tra il n° di microrganismi iniziali e quelli finali è proporzionale a k*t.<text:line-break/>Se sono note k e energia di attivazione sappiamo qual è la velocità di reazione in qualsiasi altra condizione.<text:line-break/>In alternativa si misura velocità di morte a due T diverse, ricaviamo energia di attivazione </text:span><text:span text:style-name="T717">con eq di Arrenhius e a questo punto estrapoliamo con T diversa.<text:line-break/>Spesso al posto della costante k si usa il </text:span><text:span text:style-name="T635">tempo di riduzione decimale</text:span><text:span text:style-name="T717"> (D) ossia il tempo necessario per ridurre di un ordine di grandezza il numero di organismi alla T di esercizio. Generalmente a T&gt;121°C la D va da 1 ai 3 min.<text:line-break/></text:span><text:span text:style-name="T718">Tanto D è più piccolo e tanto gli organismi muoiono più velocemente.</text:span><text:span text:style-name="T716"><text:line-break/></text:span><text:span text:style-name="T719">Oltre al valore di D un altro valore utilizzato è il valore z che descrive l’influenza della T nella reazione di attivazione dei microrganismi. Z è definito come aumento di T che causa riduzione di D di un ordine di grandezza.<text:line-break/>È una funzione e descrive l’energia di attivazione. Il valore di z per la maggior parte dei batteri è circa 5°.<text:line-break/></text:span><text:span text:style-name="T720">Il fattore di inattivazione è definito come 10*(t/D), è il tempo necessario per eliminare una colonia di batteri a una specifica T. <text:line-break/></text:span><text:span text:style-name="T721">Riduzione della carica batterica funzione della T.<text:line-break/>Nel caso delle spore frequentemente si può avere un’anomalia di questo comportamento cioè per brevi tempi la distruzione delle colonie è ridotta o addirittura per alcuni casi si osserva un aumento del n° per poi passare alla regione di distruzione; è dovuto al fenomeno di attivazione delle spore dormienti (la T attiva le spore e soltanto in seguito la T causa la morte delle colonie di spore).<text:line-break/>Vengono definiti dei criteri di sterilità per confrontare efficacia di metodi diversi di sterilizzazione. <text:line-break/>Sono definiti alcuni parametri come il </text:span><text:span text:style-name="T636">Del Factor </text:span><text:span text:style-name="T637">(nabla)</text:span><text:span text:style-name="T721"> che è il ln del rapporto tra il n° di microrganismi iniziali e il n° di microrganismi al tempo t. Il tempo di sterilizzazione è nabla/k.<text:line-break/>Questo parametro misura la decrescita del n° di microrganismi vivi a una certa T e per un certo tempo.<text:line-break/>Il processo avrà la somma dei del factor nel caso in cui io abbia un processo di sterilizzazione che prevede un susseguirsi di T diverse. </text:span><text:span text:style-name="T724">L’efficacia </text:span><text:span text:style-name="T725">globale del processo è data dalla somma delle3 fasi messe assieme: riscaldamento, mantenimento e raffreddamento.</text:span><text:span text:style-name="T1066"> La fase di riscaldamento è più veloce di quella di raffreddamento</text:span><text:span text:style-name="T725">, questo perché abbiamo un delta di T maggiore e un coeff di scambio termico maggiore nel riscaldamento che nel raffreddamento. <text:line-break/></text:span><text:soft-page-break/><text:span text:style-name="T725">Il tempo complessivo dell’operazione è determinato principalmente dalle f</text:span><text:span text:style-name="T730">a</text:span><text:span text:style-name="T725">si di riscaldamento e raffreddamento.<text:line-break/>Il sistema di scambio termico può essere progettato sulla potenza termica da scambiare durante la sterilizzazione per accorciare i tempi della sterilizzazione stessa.</text:span><text:span text:style-name="T721"><text:line-break/><text:line-break/></text:span><text:span text:style-name="T722">La descrizione cinetica del processo permette di scegliere i protocolli più adatti per effettuare il processo di sterilizzazione. Deciso il valore di carica </text:span><text:span text:style-name="T723">batterica </text:span><text:span text:style-name="T722">tollerabile </text:span><text:span text:style-name="T723">alla fine del processo di sterilizzazione</text:span><text:span text:style-name="T722"> dalle norme da seguire </text:span><text:span text:style-name="T723">e nota la carica batterica iniziale si progetta il processo di sterilizzazione in modo tale che il livello di sterilità venga raggiunto.<text:line-break/><text:line-break/></text:span><text:span text:style-name="T726">Parametri che influenzano lo scambio termico: tipo e specie del microrganismo, natura delle cellule, età, numero e le caratteristiche chimico-fisiche dell’ambiente.<text:line-break/>La sterilizzazione può essere effettuata in condizioni secche o umide, sotto P, in condizioni batch o cond continue ma il requisito è sempre quello di raggiungere l’effetto di sterilità fissato e minimizzare la denaturazione del substrato.<text:line-break/>Si può effettuare il saggio su fiamma o la bollitura dei microrganismi, questi sono distrutti dal passaggio di fiamma. Efficacia molto alta ma applicazioni ridotte perché le attrezzature che possono essere sterilizzate in questo modo sono limitate ai piccoli oggetti di laboratorio metallici oppure alla distruzione dei componenti tessici o della carta contaminata.<text:line-break/></text:span><text:span text:style-name="T727">La bollitura viene fatta a 100°C per 30 min, i microrganismi sono distrutti a parte alcune endospore.<text:line-break/><text:line-break/></text:span><text:span text:style-name="T729">Nell</text:span><text:span text:style-name="T728">a sterilizzazione a batch soltanto quando il substrato e il reattore con tutti i suoi bocchelli e linee si inocula l’organismo e parte la reazione.</text:span></text:p>
      <text:p text:style-name="P26"><text:span text:style-name="T728">Nelle sterilizzazion</text:span><text:span text:style-name="T729">i</text:span><text:span text:style-name="T728"> dei reattori continui invece </text:span><text:span text:style-name="T729">il substrato che viene alimentato al reattore è sterilizzato passando in uno scambiatore di calore e viene sterilizzato preriscaldandosi contro del substrato che è già stato sterilizzato e passando poi su del vapore. <text:line-break/>Se si ha del substrato concentrato è possibile sterilizzando per iniezione diretta di vapore (operazione più rapida e semplice). </text:span><text:span text:style-name="T732">Avviene nel seguente modo: </text:span><text:span text:style-name="T731">si ha il materiale non sterile che viene preriscaldato dal substrato già sterilizzato, </text:span><text:span text:style-name="T732">viene iniettato del vapore, viene mantenuto in T in un serpentino poi attraverso una valvola di laminazione entra in una camera di espansione dove si raffredda, preriscalda il substrato in ingresso. C’è un ultimo scambiatore di calore per portarlo alla T di esercizio ed entra nel reattore.<text:line-break/>Se non è possibile iniettare direttamente il vapore nel substrato utilizzeremo direttamente uno scambiatore di calore</text:span><text:span text:style-name="T729"><text:line-break/><text:line-break/></text:span><text:span text:style-name="T730">A 121°C la P di vapore è 1 atm e in queste cond i batteri vengono inattivati in 5 min mentre le spore in 10 min circa.<text:line-break/>L’efficacia è molto alta e vengono sterilizzati in un autoclave al cui interno viene iniettato del vapore degli oggetti con substrati di cultura, non devono contenere delle sostanze sensibili a quelle T. È <text:s/>un modo di sterilizzare adatto praticamente a tutto tranne a quelle sostanze che sarebbero denaturate a quelle T. <text:line-break/>Se abbiamo sostanze termolabili aumentiamo la T di sterilizzazione riducendo il tempo di sterilizzazione e così limitiamo la denaturazione e distruzione del nutriente.<text:line-break/>Il calore secco richiede tempi più lunghi e T più alte rispetto all’autoclave perché l’aria non è un buon conduttore termico. Vengono sterilizzati in questo modo oggetti di vetro e materiali anidri che sarebbero danneggiati dal contatto con umidità (es. polveri).<text:line-break/><text:line-break/></text:span><text:span text:style-name="T733">La sterilizzazione in continuo è più flessibile e più rapida, è un unità separata rispetto al reattore quindi non deve in unico equipment realizzare operazioni diverse; permette un esposizione al calore più corta quindi con meno danneggiamento del substrato. Si possono avere sistemi di recupero di calore e quindi avere un recupero del 70-80% del calore fornito al substrato, questo ci consente di avere un generatore di vapore con dimensioni più piccoli e produttività maggiore. Tempi più corti perché non abbiamo fasi di riscaldamento e raffreddamento del reattore.<text:line-break/>Apparecchiatura più facile per fare lo scale-up. <text:line-break/>I vantaggi del processo batch invece sono che abbiamo un apparecchiatura in meno e quindi cosi minori, abbiamo anche rischio di contaminazione più basso perché abbiamo meno trasferimento di fluido.<text:line-break/>I vantaggi della iniezione diretta di vapore è che abbiamo un efficienza maggiore nell’uso di vapore, meno costi di investimento (non abbiamo lo scambiatore di calore) ed è un sistema più facile come manutenzione e come pulizia. Abbiamo dei cicli di raffreddamento/riscaldamento più brevi. Lo svantaggio è possibile schiumeggiamento, bisogna </text:span><text:soft-page-break/><text:span text:style-name="T733">utilizzare poi del vapore sterile.<text:line-break/>Gli scambiatori a piatti (alternativa all’iniezione diretta di vapore) hanno dei tempi di riscaldamento/raffreddamento più lunghi. <text:line-break/><text:line-break/>Il processo di sterilizzazione applicato agli alimenti viene chiamato </text:span><text:span text:style-name="T638">pastorizzazione</text:span><text:span text:style-name="T733">.<text:line-break/>La pastorizzazione </text:span><text:span text:style-name="T734">non vuole eliminare tutti i microrganismi presenti negli alimenti, l’obbiettivo è diminuirne il numero in maniera tale che per un certo periodo di tempo non possano sviluppare effetti patogeni.<text:line-break/>Lo scopo primario della pastorizzazione era eliminare i microrganismi patogeni nel latte, nel tempo ci si è resi conto che questo processo aumentava anche il tempo di mantenimento del latte stesso.<text:line-break/>Svantaggio: può alterare il gusto e la qualità, viene utilizzato principalmente per latte, vino, birra <text:s/>e succhi di frutta.<text:line-break/>La pastorizzazione dei fluidi viene effettuata normalmente in scambiatori a piastre (hanno un’elevata sup di scambio per unità di volume e ha un alto coeff di scambio termico). <text:line-break/>Il flusso del fluido riscaldante è in controcorrente <text:s/>con il fluido da sterilizzare.<text:line-break/></text:span><text:span text:style-name="T735">Pastorizzazione normalmente effettuata in 60-65°C per 30 min, questo era il processo originario usato per birra e vino.<text:line-break/>Poi vi è la pastorizzazione ad alta T, richiede T a 75-85°C in 10-15 secondi, applicato al latte principalmente. <text:line-break/>È rimpiazzata adesso dalla pastorizzazione ad ultra T (</text:span><text:span text:style-name="T639">UHT</text:span><text:span text:style-name="T735">) che avviene a 120-135°C per 2-3 secondi, questo processo permette un tempo di conservazione maggiore del prodotto mantenendo più del 90% delle proprietà organolettiche e nutrizionali del prodotto.<text:line-break/>Un aumento di T influenza maggiormente il processo di riduzione della carica batterica rispetto alla degradazione e denaturazione dei nutrienti.<text:line-break/>Trattamento che ha lo scopo di sterilizzare il latte è soprattutto utilizzato al latte usato per consumo diretto e non tanto al latte destinato ad ulteriori trasformazioni.<text:line-break/>Anche il processo UHT </text:span><text:span text:style-name="T736">può seguire le due tecnologie di scambio termico: trasferimento di Q indiretto o diretto (nella quale il vapore è iniettato direttamente e poi separato dal latte).<text:line-break/>In tutti i casi l’obiettivo è quello di ridurre la carica batterica e quindi aumentare il tempo di vita del latte.<text:line-break/>Il tempo legale di vita del latte a lunga conservazione è 3 mesi, un tempo maggiore aumenta le possibilità di alterazioni biochimiche.<text:line-break/></text:span><text:span text:style-name="T732"><text:line-break/></text:span><text:span text:style-name="T736">Per aumentare la cinetica di sterilizzazione è necessario operare a T &gt; 12</text:span><text:span text:style-name="T737">0</text:span><text:span text:style-name="T736">°C </text:span><text:span text:style-name="T737">questo in funzione degli alti valori di energia di attivazione per le reazioni di <text:s/>deattivazione dei microrganismi e delle spore.<text:line-break/>Aumentando la T le reazioni di deattivazione aumentano di più.<text:line-break/><text:line-break/></text:span><text:span text:style-name="T738">STERILIZZAZIONE DELL’ARIA<text:line-break/>Applicare la stessa tipologia di processo alla sterilizzazione dell’aria è antieconomico perché dovremmo usare aree di superfici di scambio molto grandi. Normalmente l’aria viene sterilizzata per filtrazione su filtri di fibre di vetro oppure di materiali sinterizzati o di membrane.<text:line-break/>Un unità di filtrazione è sufficiente se ben progettata senza necessità di ulteriore riscaldamento.<text:line-break/>I filtri stessi devono essere preventivamente sterilizzati (per vapore o con metodi chimici quindi per esempio ossido di etilene). I filtri assoluti (HEPA <text:s/>→ High Efficiency Particulate Air filters) </text:span><text:span text:style-name="T739">sono fatti da membrane che possono essere a seconda delle caratteristiche del processo in esteri cellulose con porosità inferiore a 0.5 microm. Questi possono separare tutti i batteri fino a quelli più piccoli ma non i virus. Normalmente viene messo un pre-filtro a monte del filtro per separare il particolato più grosso e quindi allungare la vita alla membrana.</text:span></text:p>
      <text:p text:style-name="P27"><text:span text:style-name="T739">L’uscita dell’aria è satura di vapore d’acqua e trasporta degli aerosol. Questa aria in uscita viene asciugata <text:s/>attraverso una condensazione o semplicemente attraverso un surriscaldamento e viene filtrata in modo tale da separare gli aerosol che contengono gli organismi (bisogna sempre confinare il contenuto del bioreattore → posizionare un filtro sulla corrente d’aria d’uscita).<text:line-break/>Nel caso di processi di smaltimento di rifiuti la corrente d’uscita può contenere sostanze organiche, questi prodotti organici possono essere eliminati grazie alla combustione (che avviene a 400°C) ma se dobbiamo eliminare anche odori dobbiamo andare a 900° C oppure lavare la corrente d’uscita con delle soluzioni ossidanti (come formaldeide).<text:line-break/></text:span><text:span text:style-name="T740">I componenti più piccoli vengono separati per ultrafiltrazione (come ad esempio l’emoglobina). Con gli ioni passiamo ad osmosi inversa.<text:line-break/></text:span><text:span text:style-name="T741">I filtri dell’aria in ingresso sono o di lana di vetro (filtro a spessore in cui il particolato viene trattenuto a causa della </text:span><text:soft-page-break/><text:span text:style-name="T741">diversa inerzia di particelle rispetto alla corrente di gas quindi per impatto delle particelle sulle fibre queste vengono trattenute) o di membrana di acetato cellulosa o di policarbonato (filtro in cui la separazione avviene per effetto della dimensione della porosità della membrana).<text:line-break/>I </text:span><text:span text:style-name="T640">filtri a spessore</text:span><text:span text:style-name="T741"> hanno un livello di saturazione oltre il quale non filtrano più e non trattengono più il materiale. <text:line-break/></text:span><text:span text:style-name="T742">Intrappolano gli organismi nella matrice del filtro, possono operare su una separazione per dimensione o per elettrostatica (nel caso in cui vengano caricati con una differenza di potenziale). Filtri normalmente usati per i gas, trattengono le particelle con dimensioni di 0.3 microm con un’efficienza </text:span><text:span text:style-name="T743">superiore al</text:span><text:span text:style-name="T742"> 99.97%, usati per correnti d’uscita </text:span><text:span text:style-name="T743">dalle unità di fermentazione o per filtrare i gas in alimentazione alla coltura di cellule in crescita. Efficaci per tutti i microrganismi.<text:line-break/>I</text:span><text:span text:style-name="T641"> filtri a membrana</text:span><text:span text:style-name="T743"> invece sono fatti di </text:span><text:span text:style-name="T744">esteri cellulose, </text:span><text:span text:style-name="T743">nylon, polisolfone, policarbonato ecc. operano per taglio dimensionale, non vengono mai saturati. Non c’è mai rischio di eccedere la capacità del filtro.</text:span></text:p>
      <text:p text:style-name="P28"><text:span text:style-name="T743">I diametri dei pori sono normalmente di 0.2 microm per sterilizzare i liquidi ma possono arrivare anche fino a 0.02 per eliminare i virus dalle correnti gassose.<text:line-break/></text:span><text:span text:style-name="T744">Esistono altri modi di sterilizzazione, come con le radiazioni non ionizzanti (es. lampade UV). La loro azione germicida è legata al fatto che i raggi UV inducono mutazioni negli acidi nucleici </text:span><text:span text:style-name="T745">(specialmente nel DNA)</text:span><text:span text:style-name="T744">, efficacia molto alta ma sono radiazioni non penetranti (legata alla sup <text:s/></text:span><text:span text:style-name="T745">esposta</text:span><text:span text:style-name="T744">). Usati per la sterilizzazione dell’aria, </text:span><text:span text:style-name="T745">potabilizzazione dell’acqua </text:span><text:span text:style-name="T744">e per la sterilizzazione delle superfici </text:span><text:span text:style-name="T745">(laboratori, camere operatorie)</text:span><text:span text:style-name="T744"><text:line-break/>Oppure si usano radiazioni ionizzanti come i raggi gamma,</text:span><text:span text:style-name="T745"> queste causano modifiche negli acidi nucleici. Efficacia molto alta, sono radiazioni penetranti ma costo molto alto. Applicazioni per alimenti e per attrezzature di plastica (siringhe, cateteri, pipette, piatti ecc).<text:line-break/><text:line-break/>Sterilizzazione via chimica quindi con agenti ossidanti:<text:line-break/>1) </text:span><text:span text:style-name="T746">O</text:span><text:span text:style-name="T745">ssido di etilene, molto attivo contro microrganismi e spore. </text:span><text:span text:style-name="T746">Reagisce con tutti i gruppi attivi bloccando l’attività enzimatica. Efficacia molto alta, usata nelle applicazioni mediche e chirurgiche, <text:s/>specialmente su tutti gli strumenti che non sopportano T alte come gli endoscopi. Va fatto con opportune cautele perché è un gas irritante molto esplosivo.<text:line-break/>2) Formaldeide<text:line-break/>3) Gluteraldeide</text:span><text:span text:style-name="T669"><text:line-break/><text:line-break/></text:span><text:span text:style-name="T746">Agenti anti-microbici.</text:span></text:p>
      <text:p text:style-name="P28"><text:span text:style-name="T746">Antisettici: agenti che sono sufficientemente delicati da poter essere applicati sulla pelle </text:span><text:span text:style-name="T747">e </text:span><text:span text:style-name="T746">mucose, sono basati su composti di mercurio, nitrato di argento, alcol e detergenti.</text:span></text:p>
      <text:p text:style-name="P29"><text:span text:style-name="T746">Disinfettanti: eliminano i microrganismi ma non le spore. Non possono essere usati su tessuti viventi e sono ad esempio candeggina, composti clorati e solfato di rame.<text:line-break/>Agenti </text:span><text:span text:style-name="T747">preservanti: inibiscono la crescita dei microrganismi nei cibi. Non devono essere tossici all’ingestione, es. solfiti dei vini.<text:line-break/>Fattori che influenzano la scelta dell’agente anti microbico sono: natura e conc dei microrganismi, l’efficacia, i meccanismi di azione, tossicità, allergenicità e le cond di utilizzo.<text:line-break/></text:span><text:span text:style-name="T748">Gli </text:span><text:span text:style-name="T642">antibiotici</text:span><text:span text:style-name="T748"> sono agenti antimicrobici prodotti dai microrganismi che uccidono o inibiscono la crescita di diversi microrganismi. Sono quei prodotti che includono qualsiasi prodotto naturale che può inibire di differente tipi di cellule o ucciderle. <text:line-break/></text:span><text:span text:style-name="T749"><text:line-break/>La disinfezione serve a eliminare gli agenti patogeni </text:span><text:span text:style-name="T750">capaci di</text:span><text:span text:style-name="T749"> causare infezione o malattie.</text:span><text:span text:style-name="T750"> Elimina la carica batterica patogena. La disinfezione può essere effettuata tramite metodi fisici come il calore (a T più basse e tempi più corti rispetto a quelli della sterilizzazione) oppure con agenti chimici quindi sostanze ossidanti, alogeni, saponi, detergenti sintetici e fenoli.<text:line-break/></text:span><text:span text:style-name="T751">I virus sono i più facilmente disinfettabili mentre le spore sono quelli più difficilmente disinfettabili.<text:line-break/></text:span><text:span text:style-name="T669"><text:line-break/></text:span><text:span text:style-name="T752">19/04/2021<text:line-break/></text:span><text:span text:style-name="T753">ESEMPI E DETTAGLI DELLA STERILIZZAZIONE<text:line-break/>L’efficacia di una sterilizzazione viene definita sulla base di riduzione della carica dei microrganismi e con un criterio probabilistico, in particolare lo sterility assurance level (</text:span><text:span text:style-name="T1067">SAL</text:span><text:span text:style-name="T753">), questo numero esprime la probabilità che in una singola operazione di sterilizzazione non arriva a ridurre la carica batterica al livello prefissato.<text:line-break/></text:span><text:soft-page-break/><text:span text:style-name="T754">Bisogna fissare un livello di probabilità massimo di non successo dell’operazione di sterilizzazione.<text:line-break/>Quello che è misurato dal SAL non è lo stesso della riduzione della carica dei microrganismi (viene determinata sulla base di un’eq cinetica ed è una quantità deterministica).</text:span><text:span text:style-name="T753"><text:line-break/></text:span><text:span text:style-name="T755">In modo semplificato i due concetti vengono fatti coincidere, si accetta di calcolare il SAL sulla base del criterio deterministico della riduzione della carica dei microrganismi (perché è più facile avendo delle eq cinetiche).<text:line-break/>Si assume in modo semplificato che la probabilità espressa dal SAL sia il doppio della riduzione logaritmica della carica microbica. Una riduzione di 6 ordini di grandezza corrisponde quindi ad esempio ad un SAL di 10^-3.<text:line-break/><text:line-break/></text:span><text:span text:style-name="T756">Il valore di D esprime la reazione cinetica alla T <text:s/>di esercizio della sterilizzazione, D è una funzione della T (perché la costante cinetica segue la legge di Arrenhius). Z esprime la sensibilità di D al variare della T → </text:span><text:span text:style-name="T757">Z è l’incremento di T necessario per aumentare di un ordine di grandezza D.<text:line-break/>In misura semplificata si assume che il valore di Z per un processo di sterilizzazione a secco sia 20°C mentre con vapore condensante è 10° C (questo in maniera convenzionale ci permette di calcolare l’effet</text:span><text:span text:style-name="T758">to della T sul processo di sterilizzazione).<text:line-break/>Il lethality rate (F), F</text:span><text:span text:style-name="T520">H </text:span><text:span text:style-name="T758">per sterilizzazione a secco e </text:span><text:span text:style-name="T762">F</text:span><text:span text:style-name="T521">0</text:span><text:span text:style-name="T758"> con vapore condensante, esprime il tempo equivalente che produce la stessa rid</text:span><text:span text:style-name="T759">u</text:span><text:span text:style-name="T758">zione della carica microbica alla T di riferimento, questa T (ancora in maniera convenzionale) è definita a 170°C per la sterilizzazione a secco e a <text:s/>121°c per vapore condensante.<text:line-break/></text:span><text:span text:style-name="T760">L’utilità di F è che se abbiamo un processo complesso, costituito da fase di raffreddamento, riscaldamento e mantenimento, l’insieme del processo ha come effetto una riduzione della carica dei microrganismi che è uguale alla somma dei lethality rate di ciascun processo.<text:line-break/></text:span><text:span text:style-name="T761">Avendo il lethality rate si può poi determinare il grado di riduzione della carica microbica per il processo e per i microrganismi analizzati.<text:line-break/><text:line-break/></text:span><text:span text:style-name="T762">L’utilizzo di vapore saturo e quindi vapore condensante è più efficace del vapore secco perché il cambiamento di stato (condensazione del vapore) determina un maggiore coefficiente di scambio termico → processo di sterilizzazione più efficace. Durante la sterilizzazione il calore latente viene rilasciato nella camera dell’autoclave, la cond del vapore determina una diminuzione del volume che richiama altro vapore all’interno della camera. <text:line-break/>Quindi più efficace.<text:line-break/>Il vapore secco può essere o vapore surriscaldato con <text:s/>il quale scaldiamo a T più elevate che non con il vapore condensante ma abbiamo trasferimento di calore meno efficace oppure possiamo avere mix con gas non condensanti (quindi mix con aria, azoto, CO</text:span><text:span text:style-name="T521">2</text:span><text:span text:style-name="T762">) che determinano T più basse e P più elevate.<text:line-break/><text:line-break/>Il valore di F0 è utile nella progettazione di un processo di sterilizzazione perché ci da una relazione tra l’efficacia del nostro processo e la riduzione di carica batterica del mezzo di reazione ed è quello che ci permette di andare <text:s/>a misurare la riduzione logaritmica della carica batterica e quindi di poter ricavare il SAL che è quello richiesto dalle specifiche della progettazione.<text:line-break/>Per profili di T vari F0 può essere sommato nei diversi tratti.<text:line-break/>È importante anche la validazione, un processo di sterilizzazione deve essere validato.<text:line-break/>Per farlo bisogna andare a misurare l’effettiva carica batterica prima o dopo l’operazione, processo lungo e difficile da eseguire anche perché bisogna determinare le possibili sorgenti di inquinamento del sistema → si usano degli </text:span><text:span text:style-name="T643">indicatori biologici</text:span><text:span text:style-name="T762">. Questi sono preparazioni standardizzate di microrganismi specifici che sono resisten</text:span><text:span text:style-name="T763">t</text:span><text:span text:style-name="T762">i ad un particolare processo di sterilizzazione, sono sistemi standard utilizzati per la validazione.<text:line-break/>Sono sotto forma di strisce inoculate di spore e introdotte in contenitori di vetro, ampolle riempite con sospensione di spore oppure soluzioni di spore in sospensione in etanolo o acqua usate per l’inoculazione diretta delle superfici.<text:line-break/>Per la validazione di un processo di sterilizzazione a seconda del tipo di materiale da sterilizzare abbiamo diversi approcci:<text:line-break/>1) per materiali sensibili alla T per la quale bisogna operare la sterilizzazione alla T minima efficace, approccio di bioburden ossia andiamo a misurare la conc microbica presente effettivamente nel sistema e si ricavano le cond di tempo e T minime necessarie per effettuare la riduzione della con al livello prefissato.<text:line-break/>2) sistemi misti in cui non si va a misurare la carica batterica ma abbiamo un sistema di bioindicatori (e questi misurano l’efficacia dell’operazione di sterilizzazione). Approccio combinato.<text:line-break/>3) per materiali resistenti e stabili alla T si usa un approccio overkill, si utilizzano dei valori di D e Z tabulati per </text:span><text:soft-page-break/><text:span text:style-name="T762">assicurare che il nostro processo di sterilizzazione sia stato efficace. Approccio conservativo.<text:line-break/>DIFFERENZA TRA GLI APPROCCI: sta nella quantità di lavoro sperimentale per calcolare il valore di letalità (F) richiesto.<text:line-break/>Per l’approccio bioburden e per quello combinato avremo valori di F tarati sul sistema e quindi più bassi mentre nell'approccio overkill si assumano valori di F più elevati e quindi sterilizzazione più drastica.<text:line-break/><text:line-break/></text:span><text:span text:style-name="T1072">DOWNSTREAM</text:span><text:span text:style-name="T763"><text:line-break/>Operazioni per separare e purificare dei prodotti ottenuti dai processi biologici. </text:span><text:span text:style-name="T764">Sistemi solitamente con composizioni chimiche complesse e indefinite. Bisogna separare solidi sospesi in liquidi che hanno delle dimensioni normalmente molto piccole. Bisogna separare solidi da liquidi o liquidi da liquidi che hanno caratteristiche simili in termini di densità specifica; la forma delle particelle sospese hanno forma variabile e le cellule possono essere sferiche oppure possono essere filamentose.<text:line-break/>L’energia necessaria per rompere la membrana cellulare può essere molto diversa.<text:line-break/>L’idrofilicità del prodotto da recuperare è normalmente alta e quindi le cellule idrofiliche sono più difficile da aggregare.<text:line-break/>Tutto ciò tenendo conto della tossicità dei mezzi di reazione.<text:line-break/>È necessario mantenere operazioni di contenimento anche nel downstream.<text:line-break/>I prodotti in generali sono presenti in concentrazioni molto basse, </text:span><text:span text:style-name="T765">può essere termolabile, può essere sensibile alle cond di processo (pH e forza ionica) e può essere presente con impurezze. <text:line-break/>Bisogna rispettare i requisiti di qualità del prodotto finito desiderato.<text:line-break/>Al diminuire delle dimensioni delle particelle aumentano i costi di separazione.<text:line-break/></text:span><text:span text:style-name="T766">In ciascun metodo di separazione abbiamo perdite di prodotto legate all’operazione → necessario ridurre il n° di step e aumentare la capacità <text:s/>di recupero di ogni step.<text:line-break/>Tanto più è difficile separare e tanto più l’operazione sarà costosa.<text:line-break/>Non ci sono delle regole teoriche consolidate per effettuare il processo di purificazione, ci si basa sull’esperienza e su delle regole di buon senso. <text:line-break/>Si separano prima le impurezze presenti in maggiori quantità e quelle più facili da rimuovere, per ultime invece si separano le impurezze più difficili in maniera tale da trattare minori volumi di corrente di processo.</text:span></text:p>
      <text:p text:style-name="P30"><text:span text:style-name="T766">I processi che vengono scelti sono quelli per i quali la differenza della forza motrice di separazione è massima per la nostra corrente di processo e per ottimizzare la separazione si effettuano delle operazioni di separazioni basate su forze motrici diverse (per ottimizzare la purezza del prodotto).</text:span><text:span text:style-name="T763"><text:line-break/></text:span><text:span text:style-name="T766">Quindi inizialmente isoliamo il prodotto che vogliamo recuperare, abbiamo operazioni di concentrazione <text:s/>stabilizzazione del prodotto poi rimuoviamo impurezze presenti in grandi quantità e infine purificazione per ottenere purezza richiesta e rimuovere impurezze presenti in traccia.<text:line-break/>Quindi prima tecniche di separazione a bassa risoluzione e alta capacità di trattamento (come precipitazione, centrifugazione, filtrazione ecc) seguite da purificazioni con migliora risoluzione ma bassa capacità di trattamento (</text:span><text:span text:style-name="T767">ultra centrifugazione, adsorbimento ecc).</text:span><text:span text:style-name="T766"><text:line-break/></text:span><text:span text:style-name="T767">Esistono anche operazioni che hanno alta risoluzione e alta capacità di trattamento come l’ultra filtrazione, cromatografia su membrana e cromatografia sul letto fluido.<text:line-break/>Quindi lo scopo è quello di trovare il processo più veloce per ottenere il prodotto finale con purezza richiesta, bisogna minimizzare la quantità di operazione e gli step da effettuare e bisogna utilizzare differenti tecniche (quindi forze motrici diverse) per separare impurezze di tipo diverso. Ogni tecnica offre un bilanciamento diverso tra risoluzione della separazione, velocità, efficacia e la resa dell’operazione.<text:line-break/>Esempi di operazioni unitarie: prima operazioni di separazione, se quello che vogliamo ottenere è un metabolita intracellulare bisogna rompere la membrana cellulare tramite metodi fisici, chimici o biologici, a questo punto bisogna effettuare la purificazione del prodotto con risoluzione medio bassa poi si effettua la purificazione ad alta risoluzione e infine se vogliamo il prodotto sotto forma di solido abbiamo operazioni di asciugatura.<text:line-break/>Bisogna minimizzare la perdita di prodotto all’interno di ciascun fase di operazione. Ad esempio bisogna minimizzare operazioni di acidificazione, lavorare poco a T diverse dalla T amb, utilizzare sistemi di buffer per mantenere pH e forza ionica nei limiti che poi non denaturino il prodotto.<text:line-break/>Importante massimizzare la resa di ciascun step e tenere quanto più possibile basso il n° di step.</text:span><text:span text:style-name="T762"><text:line-break/></text:span><text:span text:style-name="T767">Il processo di downstream può essere anche molto complesso, dipende se il prodotto è intracellulare (recuperare cellule, rompere membrana ed estrarre il prodotto) o extra cellulare (semplicemente rimuoviamo la biomassa e </text:span><text:soft-page-break/><text:span text:style-name="T767">estraiamo il prodotto). Se in queste operazioni abbiamo denaturato il prodotto dobbiamo rimaturarlo con operazione di soluzioni.<text:line-break/></text:span><text:span text:style-name="T756"><text:line-break/></text:span><text:span text:style-name="T768">Per rompere la membrana cellulare si possono usare metodi fisici quindi ad esempio con delle presse, macinazione o ultrasuoni oppure con metodi chimici e/o biologici, con uso di detergenti, enzimi, solventi oppure rottura della membrana per osmosi quindi conc ad alta salinità oppure con inibitori della parete cellulare.<text:line-break/></text:span><text:span text:style-name="T769">Altri metodi fisici: uso di mulini carichi di sfere, queste causano uno stress sulla sospensione delle cellule, garantiscono la rottura della membrana cellulare; uno sforzo di taglio può essere anche generato da una centrifuga in cui iniettiamo la sospensione di cellule e si recupera il materiale cellulare frantumato alle pareti e il fluido di sospensione al centro della centrifuga. Le presse servono ad aumentare la pressione del mezzo che poi viene assoggettato ad una rapida espansione che genera uno stress sufficiente a rompere la membrana cellulare. Il flusso viene poi indirizzato su dei piatti bersaglio che causano la rottura.<text:line-break/><text:line-break/></text:span><text:span text:style-name="T770">PROCESSI DI SEPARAZIONE<text:line-break/>Possono essere separazioni reattive o estrattive, il costo della separazione dipende dalle concentrazioni del prodotto nella massa reagente e dal livello di delicatezza per non denaturare il prodotto e il livello di purezza richiesta.<text:line-break/>Possiamo operare in cond di equilibrio o non equilibrio.<text:line-break/></text:span><text:span text:style-name="T771">La separazione può essere effettuata anche a stadi controcorrente, equicorrente o correnti incrociate.<text:line-break/><text:line-break/>SEPARAZIONE DEI SOLIDI<text:line-break/>Nel caso dei processi biotec è difficile perché normalmente c’è una piccola differenza </text:span><text:span text:style-name="T772">di</text:span><text:span text:style-name="T771"> densità tra i prodotti cellular</text:span><text:span text:style-name="T772">i</text:span><text:span text:style-name="T771"> </text:span><text:span text:style-name="T772">(presente in base conc e con dimensioni piccole) </text:span><text:span text:style-name="T771">e il </text:span><text:span text:style-name="T772">mezzo di fermentazione</text:span><text:span text:style-name="T771">, </text:span><text:span text:style-name="T772">poi la reologia del mezzo è <text:s/>molto importante perché può complicare l’operazione e anche la compressibilità del solido introduce ulteriori complessità.<text:line-break/>La separazione dei solidi si possono effettuare tramite flottazione </text:span><text:span text:style-name="T773">(facciamo galleggiare il prodotto solido e lo recuperiamo)</text:span><text:span text:style-name="T772"> o sedimentazion</text:span><text:span text:style-name="T773">e (prodotto solido si accumula alla base, </text:span><text:span text:style-name="T784">come forza motrice ho l’accelerazione di gravità</text:span><text:span text:style-name="T773">).<text:line-break/>Dopo il processo di fermentazione le cellule sono leggere e generalmente hanno cariche superficiali, non c’è aggregazione o al massimo bassa aggregazione (per far avvenire la separazione bisogna forzare l’aggregazione per favorire la sedimentazione del materiale solido). Modifichiamo il pH, aggiungiamo dei coagulanti (sali inorganici o polimeri elettroliti) o dei flocculanti che effettuano un cross linking tra le diverse superfici.<text:line-break/>La </text:span><text:span text:style-name="T644">filtrazione</text:span><text:span text:style-name="T773"> è resa difficile dall’incomp</text:span><text:span text:style-name="T774">ressi</text:span><text:span text:style-name="T773">bilità delle cellule e dalle caratteristiche non newtoniane del mezzo di </text:span><text:span text:style-name="T774">prodotto di reazione</text:span><text:span text:style-name="T773">. </text:span><text:span text:style-name="T774">La velocità di filtrazione dipende dalla viscosità </text:span><text:span text:style-name="T777">del fluido</text:span><text:span text:style-name="T774">, aria e differenza di pressione a cavallo della membrana. Durante la filtrazione a causa della sua incompressibilità l’aumento di P può causare una diminuzione della velocità di filtrazione a causa della porosità della torta di filtrazione.<text:line-break/></text:span><text:span text:style-name="T775">Tanto più piccole sono le dimensioni delle particelle <text:s/>che vogliamo separare e tanto più è costosa l’operazione.<text:line-break/>Per dimensionare l’operazione di filtrazione dobbiamo stimarne la velocità.<text:line-break/>Per una certa differenza di P la velocità di filtrazione è più alta all’inizio dell’operazione (meno resistenza prima della formazione di deposito), l’orientazione delle particelle nella torta di filtrazione può influenzare la struttura e la permeabilità del letto di filtrazione. </text:span><text:span text:style-name="T776"><text:line-break/>Una P eccessiva all’inizio del processo può causare l’otturazione del filtro e quindi delle resistenze alla filtrazione molto elevate. La resistenza del filtro può essere considerata costante soltanto se le particelle </text:span><text:span text:style-name="T777">da filtrare</text:span><text:span text:style-name="T776"> non permeano </text:span><text:span text:style-name="T777">n</text:span><text:span text:style-name="T776">ella membrana.</text:span><text:span text:style-name="T777"> La resistenza del letto filtrazione aumenta all’aumentare dello spessore.<text:line-break/>Velocità di filtrazione </text:span><text:span text:style-name="T778">direttamente proporzionale </text:span><text:span text:style-name="T777">all’area filtrante </text:span><text:span text:style-name="T778">e alla differenza di P a cavallo del filtro e inversamente proporzionale alla viscosità del fluido, resistenza specifica del letto di filtrazione, massa e resistenza della membrana di filtrazione → </text:span><text:span text:style-name="T779">per aumentare velocità aumento A (sistemi più grandi sistemi costosi), aumento deltaP (per materiali compressibili può essere controproducente perché potremmo avere intasamento della membrana e diminuzione della porosità della torta di filtrazione</text:span><text:span text:style-name="T780">), riduco la massa della torta riducendo il suo spessore (viene effettuata nella reazione continua su tamburo, viene ripulito il filtro ad ogni rotazione del tamburo) oppure ridurre viscosità del filtrato.<text:line-break/><text:line-break/>I sistemi di filtrazione industriale sono due </text:span><text:span text:style-name="T781">(per reattori batch?):</text:span></text:p>
      <text:p text:style-name="P30"><text:span text:style-name="T780">1) a filtro press, in cui il materiale da filtrare è iniettato al centro della press e riempe le camere, dopodiché viene </text:span><text:soft-page-break/><text:span text:style-name="T780">applicata una P, sistema compresso e materiale filtrato sulle tele dei diversi piatti.</text:span><text:span text:style-name="T772"><text:line-break/></text:span><text:span text:style-name="T780">2) membrane gonfiate di aria per schiacciare il pannello di filtrazione e spremere nuovamente il filtrato.</text:span></text:p>
      <text:p text:style-name="P31"><text:span text:style-name="T780">O</text:span><text:span text:style-name="T657">perazione continua fatta tramite tamburi filtranti, tamburi a cui applico sulla superficie la tela filtrante, sono parzialmente immersi nel materiale da filtrare; questi tamburi ruotano raccogliendo il materiale solido sulla sup durante la fase di immersione poi il letto </text:span><text:span text:style-name="T782">(la torta)</text:span><text:span text:style-name="T657"> viene lavato e seccato e viene staccato dalla sup di filtrazione prima che questa rientri nel mezzo da filtrare.<text:line-break/></text:span><text:span text:style-name="T782">Con <text:s/>i tamburi abbiamo una rigenerazione continua della superficie filtrata (ottimo per le operazioni continue).<text:line-break/></text:span><text:span text:style-name="T783">Per aumentare la superficie utilizzo dischi ruotanti. Sistema analogo: ho dei coltelli raschiatori per pulire la superficie prima della nuova immersione nel mezzo.<text:line-break/><text:line-break/>La </text:span><text:span text:style-name="T645">centrifugazione</text:span><text:span text:style-name="T783"> ha come forza motrice una differenza di densità. <text:line-break/>I parametri che influenzano quest’operazione sono la dimensione, forma, densità e viscosità del mezzo che dobbiamo filtrare. <text:s/>Importante la differenza di densità tra il mezzo sospendente e di ciò che dobbiamo separare.<text:line-break/>La velocità di centrifugazione dipende dal diametro delle particelle, </text:span><text:span text:style-name="T784">dall’accelerazione centrifuga, differenza di densità e la viscosità del mezzo.<text:line-break/></text:span><text:span text:style-name="T785">L’alimentazione della centrifuga avviene sull’asse, recuperiamo il solido alle pareti e il liquido chiarificato è estratto dal collo della centrifuga.<text:line-break/>Le operazioni di centrifugazioni sono più costosi di quelli della filtrazione ma sono anche più efficienti.<text:line-break/>L’efficacia è peggiorata da un’elevata viscosità dello slurry. </text:span><text:span text:style-name="T786">Il controllo della T all’interno della centrifuga è difficile, abbiamo rischio di danneggiare materiali termolabili → non utilizziamo materiali termolabili.<text:line-break/></text:span><text:span text:style-name="T787"><text:line-break/>Per effettuare la </text:span><text:span text:style-name="T646">precipitazione</text:span><text:span text:style-name="T787"> dobbiamo aggregare le particelle e favorirne <text:s/>la sedimentazione. La precipitazione dipende dalla solubilità quindi dal pH e dalla forza ionica della soluzione.<text:line-break/>Dipende dal pH perché se abbiamo pH elevati la superficie </text:span><text:span text:style-name="T788">della proteina</text:span><text:span text:style-name="T787"> è ossidril</text:span><text:span text:style-name="T788">a</text:span><text:span text:style-name="T787">ta, </text:span><text:span text:style-name="T788">la sup delle proteine è carica negativamente e tendono a respingersi per effetto elettrostatico; a pH basso le sup sono protonate quindi cariche positivamente e si respingono nuovamente non aggregandosi.<text:line-break/>In prossimità del punto isoelettrico (punto in cui carica superficiale = 0) non si ha effetto di repulsione elettrostatica, le diverse molecole possono avvicinarsi e interagire attraverso le forze di Van der Waals.<text:line-break/>Quindi possiamo causare la precipitazione andando a modificare il pH.<text:line-break/>Anche la forza ionica influenza la precipitazione poiché la costante dielettrica del mezzo nel quale il sistema è disciolto diminuisce la distanza di interazione e quindi riduce le forze di dispersione e quindi all’aumentare della forza ionica la solubilità diminuisce.<text:line-break/></text:span></text:p>
      <text:p text:style-name="P32"><text:span text:style-name="T788">P</text:span><text:span text:style-name="T657">rocessi di </text:span><text:span text:style-name="T632">elettroforesi</text:span><text:span text:style-name="T657"> in cui </text:span><text:span text:style-name="T789">come forza motrice ho il campo elettrico. Il sistema è basato sulla carica, forme e proprietà del mezzo di separazione. Può essere effettuato in un mezzo liquido o in un gel.<text:line-break/><text:line-break/>L’estrazione liquido liquido riguarda il trasferimento di soluto da un liquido all’altro e dipende dal coefficiente <text:s/>di ripartizione del soluto nei due diversi solvente </text:span><text:span text:style-name="T790">(che devono essere immiscibili tra di loro).</text:span><text:span text:style-name="T789"><text:line-break/>Viene utilizzato quando soluto e solvente hanno volatilità simile (non posso effettuare una distillazione), il soluto è termolabile oppure quando sol e solv formano mix azeotropiche oppure quando la con di soluto è bassa.<text:line-break/></text:span><text:span text:style-name="T790">Usato per purificare gli antibiotici.<text:line-break/>Tipicamente costituito da due fasi: acquose o non acquose. Possono essere anche sistemi immiscibili di due fasi acquose. </text:span><text:span text:style-name="T791">La velocità dipende dal coefficiente di trasporto, sup di scambio e dalla differenza di conc tra le due fasi.<text:line-break/>È utile agitare bene i due solventi per favorirne il contatto (sistemi con flusso controcorrente, sistemi agitati o struttura porosa). </text:span><text:span text:style-name="T792">La coalescenza e la separazione delle fasi avviene per differenza di densità, può essere favorita dalla forza centrifuga o dalla presenza di membrana.<text:line-break/></text:span><text:span text:style-name="T793">Il sistema può essere effettuato in controcorrente per massimizzare la forza motrice (differenza di concentrazione tra i due solventi). Il processo può essere effettuato su colonna (a riempimento o a piatti perforati).<text:line-break/>Un sistema diffuso è il contatore Podbielniak, una colonna a piatti perforati in cui la separazione tra i due solventi viene favorita dalla centrifugazione. </text:span><text:span text:style-name="T794">È sostanzialmente un separatore che ruota attorno alla testa della colonna.<text:line-break/>I liquidi vengono forzati nel loro movimento controcorrente attraverso delle separazione, elevata sup di scambio, molto contatto tra i due liquidi. </text:span><text:span text:style-name="T795">Fluido pesante introdotto assialmente mentre fluido leggero tangenzialmente.<text:line-break/></text:span><text:soft-page-break/><text:span text:style-name="T795">Vantaggio: asse di rotazione orizzontale → migliore stabilità del sistema, supporta meglio i sbilanciamenti della centrifuga. Il sistema può essere ermetico, sistema automatizzato che può essere condotta con una minima supervisione. <text:line-break/></text:span><text:span text:style-name="T796">L’evaporazione non è adatta a prodotti termolabili (riduco tempo di residenza, aumento sup di scambio termico). <text:line-break/></text:span><text:span text:style-name="T794"><text:line-break/></text:span><text:span text:style-name="T1073">PURIFICAZIONE</text:span><text:span text:style-name="T797"><text:line-break/>Il </text:span><text:span text:style-name="T798">metodo</text:span><text:span text:style-name="T797"> di purificazione dipende dal tipo di processo, se si usano larghi o piccoli V, tipo di materiale cellulare, concentrazione di prodotto nel brodo di cultura di fermentazione, forza motrice da utilizzare (dimensioni delle particelle, densità oppure differenze di affinità o solubilità).<text:line-break/>Tanto più abbiamo delle soluzioni diluite, V piccoli e delle basse conc e tanto più i costi aumentano e l’influenza del downstream aumenta rispetto al costo del processo globale.<text:line-break/>La facilità di effettuare l’operazione dipende dalle cond del brodo di cultura e in particolare dalla viscosità.<text:line-break/></text:span><text:span text:style-name="T799">È anche importante la conc di prodotto nella corrente d’uscita dalla bioreazione.<text:line-break/>All’aumentare della diluizione del prodotto aumentano i costi di sep</text:span><text:span text:style-name="T800">a</text:span><text:span text:style-name="T799">razione e quindi aumenta il costo di vendita del materiale. <text:line-break/></text:span><text:span text:style-name="T801">I processi di purificazione su membrana sono diffusi e avvengono separando il prodotto su una membrana che è un materiale permeabile in maniera diversa alle diverse specie. Un processo a membrana è anche un processo a filtrazione. Le prestazioni dipendono da: resistenza a P, tanto più cerco di separare particelle di piccole dimensioni tanto maggiore è la P che devo esercitare, resistenza chimica al pH e ai solventi, permeabilità a ioni e molecole, porosità (capacità di trasferire il permeato) e proprietà elettriche (per fenomeni di filtrazione elettrostatica).<text:line-break/></text:span><text:span text:style-name="T802">Le membrane sono dei setti semi permeabili, possono essere fatte a partire da materiali polimerici o da materiali sinterizzati.</text:span><text:span text:style-name="T803"> Un processo di separazione a membrana viene utilizzato per la rimozione del solvente e per far concentrare il prodotto ad esempio. </text:span><text:span text:style-name="T804">Le membrane possono essere isotropiche porose, possono essere costituite da polimeri che hanno gruppi funzionali ionici quindi sono carichi, membrane asimmetriche in cui la porosità varia nello spessore della membrana oppure membrane liquide supportate in cui abbiamo una matrice polimerica i cui pori sono ri</text:span><text:span text:style-name="T818">e</text:span><text:span text:style-name="T804">mpiti del liquido che effettua la separazione.<text:line-break/>Il processo di filtrazione può essere dead end in cui facciamo percolare la sospensione attraverso una membrane e recuperiamo il filtrato da sotto altrimenti si possono effettuare operazioni cross flow, abbiamo un tubo permeabile nella quale facciamo passare la sospensione, recuperiamo il </text:span><text:span text:style-name="T805">filtrato</text:span><text:span text:style-name="T804"> alla fine del tubo.<text:line-break/><text:line-break/></text:span><text:span text:style-name="T806">Confronto ultrafiltrazione vs centrifugazione: il costo per una filtrazione su membrana non è molto influente dalle dimensioni delle particelle da separare, queste definiscono il tipo di membrana da scegliere ma il costo dell’attrezzatura necessaria non è modificata da questo → ultrafiltrazione preferibile se necessario ottenere una corrente libera da solidi e per prodotti termolabili (nella centrifugazione la T è difficile da controllare).<text:line-break/><text:line-break/></text:span><text:span text:style-name="T807">La dialisi è un processo che ha come forza motrice una differenza di concentrazione, abbiamo membrana permeabile a soluto di basso peso molecolare. Si ha una separazione della corrente d’ingresso e il contatto può essere effettuato in controcorrente o equicorrente.<text:line-break/><text:line-break/></text:span><text:span text:style-name="T808">Membrane liquide costituite da un film liquido su due fasi liquide. </text:span><text:span text:style-name="T809">Trasporto del soluto avviene attraverso meccanismo di partizione-diffusione (partizione con il solvente e diffusione nella membrana liquida). Applicato alla separazione degli antibiotici.<text:line-break/></text:span><text:span text:style-name="T810">Processi di separazione cromatografica </text:span><text:span text:style-name="T813">(è sempre un processo batch) </text:span><text:span text:style-name="T810">basate sul trasferimento di massa tra due fasi diverse, le fasi coinvolte sono fase stazionaria e quella mobile. La prima è solitamente un letto impaccato mentre la seconda è un fluido che fluisce sulla fase stazionaria, le sostanze contenute nella fase mobile sono tra</text:span><text:span text:style-name="T811">sportate dall’eluente e interagiscono in modo diverso con la fase stazionaria; si legano in maniera selettiva e reversibile sulla fase stazionaria.</text:span></text:p>
      <text:p text:style-name="P33"><text:span text:style-name="T657">Tanto maggiore è l’affinità del soluto con la fase solida e tanto più è lenta la velocità di diluizione.<text:line-break/></text:span><text:span text:style-name="T812">I tipi di processo quindi sono di adsorbimento, scambio ionico, interazioni idrofobiche, interazioni di esclusione, un estrazione con fluido supercritico o separazione per affinità. <text:s/>Applicazioni più svariate, va dai materiali farmaceutici, trattamento acque a diagnostica.<text:line-break/>Le sostanze che vogliamo separare sostanzialmente sono trasportate dalla fase mobile sul letto stazionarie, interazione </text:span><text:soft-page-break/><text:span text:style-name="T812">selettiva con fase stazionaria quindi velocità di trasporto è funzione della natura di interazione.<text:line-break/>L’adsorbente può essere un solido, liquido insolubile o un liquido non volatile trattenuto nei pori <text:s/>di un solido.<text:line-break/></text:span><text:span text:style-name="T814">La fase stazionaria è spesso un letto impacchettato di particelle solide supportate su materiale inerte. La fase mobile può essere un liquido o un vapore, in entrambi i casi è necessario che scorra sotto forma di strato sottile in modo tale da garantire l’equilibrio con la fase solida. </text:span><text:span text:style-name="T815">Nelle operazioni di cromatografia q</text:span><text:span text:style-name="T814">uindi si fa </text:span><text:span text:style-name="T815">l’</text:span><text:span text:style-name="T814">ipotesi di equilibrio istantaneo locale </text:span><text:span text:style-name="T815">di adsorbimento e di interazione con la fase fissa.<text:line-break/><text:line-break/>Lo scambio ionico, tecnica più utilizzata per gli addolcitori dell’acqua, è utilizzata per rimuovere ioni dalla fase mobile e rimpiazzarli con ioni che sono meno legati alla fase stazionaria. Tipicamente si ha una resina come argilla di sodio sulla quale si fa passare una corrente di acqua dura (con elevata presenza di calcio), abbiamo scambio calcio-iodio, il primo è trattenuto sull’argilla e la corrente di acqua è addolcita.<text:line-break/></text:span><text:span text:style-name="T816">La filtrazione con gel prevede una fase stazionaria costituita da resina con porosità fissata, le molecole più piccole sono intrappolate nei pori, ho maggiore interazione delle molecole più piccole con fase stazionaria. <text:line-break/>Se abbiamo tempo di ritenzione brev</text:span><text:span text:style-name="T817">e</text:span><text:span text:style-name="T816"> abbiamo eluizione di sostanze a basso peso molecolare e viceversa.<text:line-break/></text:span><text:span text:style-name="T817">La cromatografia per affinità sfrutta il fatto che il materiale cromatografico contiene dei leganti specifici per alcune molecole. Per esempio il materiale cromatografico contiene in superficie gruppi glucosio che <text:s/>legano le proteine capaci di legare il glucosio quindi le tratteniamo, dopodiché facciamo passare una sostanza ricca di glucosio liberando la proteina e quindi possiamo eluirla.<text:line-break/><text:line-break/></text:span><text:span text:style-name="T819">26/04/2021<text:line-break/></text:span><text:span text:style-name="T820">Problema della curva di crescita: minimizzare la fase lag ossia la fase di acclimatazione. <text:line-break/>Ogni volta che avvio un processo biologico devo mettere dentro i microrganismi in V e conc proporzionali al reattore che utilizzerò, se così non faccio mi creo problemi: (fase di acclimatazione troppo lunga, potrebbe stressare la biomassa e portarla a morte, potrebbe portare cambiamenti nella produzione).<text:line-break/></text:span><text:span text:style-name="T821">Fase fondamentale</text:span><text:span text:style-name="T823"> che va</text:span><text:span text:style-name="T821"> in primis pensata ed analizzata; questa fase va riprodotta, ottimizzata, ogni volta che si fa partire il reattore. </text:span><text:span text:style-name="T822">Tanto più è lunga la fase lag tanto più il processo sarà costoso.<text:line-break/></text:span><text:span text:style-name="T823">Lo shock che l’organismo subisce a passare a V e conc diverse. <text:line-break/></text:span><text:span text:style-name="T824">Sviluppo l’inoculo in modo tale che possa adattarsi gradualmente → minimizzo gli shock legati a variazioni di V (man mano che aumento il V </text:span><text:span text:style-name="T825">devo agitare di più, quindi aumenta il punto di stress dell’organismo).<text:line-break/></text:span><text:span text:style-name="T826">Regola del pollice: ordine di grandezza per volta. Il n° di step dipende dal V del fermentatore finale.<text:line-break/><text:line-break/>SVILUPPO DELL’INOCULO<text:line-break/>L’</text:span><text:span text:style-name="T647">inoculo</text:span><text:span text:style-name="T826"> è quella quantità di microrganismo che ci serve per far partire la fermentazione (ci si riferisce proprio allo starter del processo). </text:span><text:span text:style-name="T827">L’inoculo è quindi il materiale biologico di partenza.<text:line-break/>La </text:span><text:span text:style-name="T648">semina</text:span><text:span text:style-name="T827"> invece è sempre materiale biologico ma di partenza della fermentazione finale, è quello che ho ottenuto nel pre-fermentatore (nell’ultimo fermentatore appena prima di quello di produzione). </text:span><text:span text:style-name="T828"><text:line-break/></text:span><text:span text:style-name="T829">Lo sviluppo dell’inoculo ha 2 obiettivi: arrivare alla semina, sto operando per aumentare la biomassa ma so già cosa fare (grazie allo studio fatto in precedenza sull’inoculo stesso) </text:span><text:span text:style-name="T830">e (non ha detto).<text:line-break/>Se sto sviluppando per la prima volta il microrganismo devo capire la sua fisiologia </text:span><text:span text:style-name="T831">e</text:span><text:span text:style-name="T830"> se può essere sviluppato sano e vitale </text:span><text:span text:style-name="T831">sul mezzo che poi vorrò sviluppare. Dopodiché devo fare delle verifiche di controllo di qualità sull’organismo, le sue proprietà devono essere costanti e il microrganismo deve essere stabile.<text:line-break/></text:span><text:span text:style-name="T832">Selezionato il microrganismo, selezionato il substrato, nel momento in cui vado a studiare la progettazione come si comporta il microrganismo durante la fase di </text:span><text:span text:style-name="T833">sviluppo dell’inoculo</text:span><text:span text:style-name="T832">. <text:line-break/></text:span><text:span text:style-name="T833">L’instabilità nella fase dello sviluppo dell’inoculo è uno dei parametri che va a </text:span><text:span text:style-name="T834">scartare</text:span><text:span text:style-name="T833"> molti microrganismi.<text:line-break/></text:span><text:span text:style-name="T835">Gli organismi mutati tendono a retro mutare, sono molto instabili → motivo per il quale ogni volta è meglio partire da organismi “freschi”. </text:span><text:span text:style-name="T836">Nel caso in cui abbiamo culture con più di un organismo la complessità aumenta.<text:line-break/></text:span><text:span text:style-name="T837">Preparazione dell’inoculo: partiamo dalla fonte primaria, facciamo crescere il microrganismo su un mezzo solido, le colonie generate le mettiamo in un </text:span><text:span text:style-name="T838">recipiente di dimensioni più grandi nel mezzo liquido (uguale a quello della fermentazione finale).<text:line-break/></text:span><text:span text:style-name="T839">Partiamo dalla fiala, inoculiamo il microrganismo su una piastra </text:span><text:span text:style-name="T840">di petri</text:span><text:span text:style-name="T839">, generiamo una prima semina con </text:span><text:span text:style-name="T840">un</text:span><text:span text:style-name="T839"> mezzo </text:span><text:span text:style-name="T840">minimale</text:span><text:span text:style-name="T839"> </text:span><text:span text:style-name="T840">dopodiché le colonie sviluppate verranno inoculate </text:span><text:span text:style-name="T841">nel mezzo che poi verrà utilizzato per la produzione (solitamente mezzo liquido).<text:line-break/></text:span><text:soft-page-break/><text:span text:style-name="T842">Analisi in doppio e triplo significa fare la stessa analisi su due/tre beute diverse cioè su due/tre campioni diversi.<text:line-break/></text:span><text:span text:style-name="T843">Le fiale dopodiché le conserverò per un certo tempo. <text:line-break/></text:span><text:span text:style-name="T844">Attenzione: nel momento in cui stiamo generando delle fiale in n° consistente avremo bisogno di tempo, dobbiamo stare attenti che il tempo non sia troppo lungo, non dobbiamo cadere in tempi che potrebbero causare modificazioni nell’organismo. </text:span><text:span text:style-name="T847">Vogliamo applicare un approccio statistico per cui vogliamo un bel numero di materiale da studiare.</text:span><text:span text:style-name="T844"><text:line-break/></text:span><text:span text:style-name="T845">Uno degli approcci messi in campo proprio nel momento in cui sto studiando lo sviluppo dell’inoculo per poterlo poi standardizzar</text:span><text:span text:style-name="T846">e </text:span><text:span text:style-name="T845">e applicarlo </text:span><text:span text:style-name="T846">poi </text:span><text:span text:style-name="T845">al processo. L’obiettivo è andare a fare delle analisi per capire quanto l’organismo è sensibile ai </text:span><text:span text:style-name="T846">tempi suoi di sviluppo proprio. <text:line-break/></text:span><text:span text:style-name="T848">Materiale biologico sufficiente per poter fare le analisi statistiche, per studiare ad esempio la stabilità si fa analisi a breve e a lungo termine. Parametri di interesse sono i prodotti finali e la quantità di prodotto generato.</text:span></text:p>
      <text:p text:style-name="P34"><text:span text:style-name="T657">Dall’inoculo alla semina mi genero poi altro materiale biologico per controllare, controllo ad ogni step per cui ogni volta conservo </text:span><text:span text:style-name="T849">qualche fiala</text:span><text:span text:style-name="T657"> e studio il parametro di interesse. <text:line-break/></text:span><text:span text:style-name="T849">I parametri che si vanno ad analizzare possono essere l’ATP (se siamo in versione aerobi</text:span><text:span text:style-name="T850">c</text:span><text:span text:style-name="T849">a, se c’è ATP vuol dire che la fermentazione aerobi</text:span><text:span text:style-name="T850">c</text:span><text:span text:style-name="T849">a avviene), CO2 emessa (ci dice quanto sta respirando l’organismo), DNA, RNA, se hanno flocculato (alcuni funghi stanno bene quando flocculano).<text:line-break/></text:span><text:span text:style-name="T851">Considerazioni di sicurezza che riguardano i dispositivi e <text:s/>su dove lavorare, bisogna lavorare sotto le cappe e dopodiché le protezioni dipendono dalla pericolosità dell’organismo con cui si sta operando. <text:line-break/>In generale si cerca di non utilizzare organismi pericolosi.<text:line-break/>La conservazione è fatta grazie al freddo oppure porli in forme liofilizzati.</text:span><text:span text:style-name="T853"><text:line-break/>Bisogna partire sempre dall’inoculo puro, ci metto più tempo e magari costa di più ma rischio di meno. </text:span><text:span text:style-name="T854">Bisogna essere certi delle condizioni di sterilità e che gli apparecchi siano effettivamente puliti.<text:line-break/></text:span><text:span text:style-name="T855">T</text:span><text:span text:style-name="T854">ramite un prelievo </text:span><text:span text:style-name="T855">si va ad a</text:span><text:span text:style-name="T854">nalizzare il patrimonio genetico; </text:span><text:span text:style-name="T855">è utile quando magari c’è un discostamento dai dat</text:span><text:span text:style-name="T856">i, in questo caso per esempio si fanno i confronti tra le fiale conservate e le fiale che invece hanno continuano ad operare.<text:line-break/></text:span><text:span text:style-name="T857">Si va ad analizzare anche per capire se il problema è endogeno quindi legato a mutazione degli organismi o esogeno quindi magari il flusso di O2 o l’agitazione non è abbastanza. (</text:span><text:span text:style-name="T852">Endogeno → il sistema tende a mutare ed è instabile,<text:line-break/>Esogeni → cose che vengono all’esterno</text:span><text:span text:style-name="T857">).<text:line-break/>Se non si può rimediare al problema si scarta l’organismo e si butta tutto.<text:line-break/></text:span><text:span text:style-name="T858">Nel caso de</text:span><text:span text:style-name="T859">lla produzione </text:span><text:span text:style-name="T860">con i</text:span><text:span text:style-name="T859"> fung</text:span><text:span text:style-name="T860">hi</text:span><text:span text:style-name="T859"> dobbiamo stare attenti a non strappare le ife. </text:span></text:p>
      <text:p text:style-name="P35"><text:span text:style-name="T859"><text:line-break/></text:span><text:span text:style-name="T1074">ANTIBIOTICI</text:span><text:span text:style-name="T860"><text:line-break/></text:span><text:span text:style-name="T861">Il fatto di poter produrre antibiotici diversi ha portato ad un alto sviluppo, passando per esempio dalla puntura ad essere un farmaco da ingerire ha fatto in modo che il prodotto potesse essere più diffuso.<text:line-break/></text:span><text:span text:style-name="T862">Nel caso di produzione di antibiotici o pensiamo già ad una molecola oppure possiamo andare a vedere gli effetti di uccisione dei microrganismi provando.<text:line-break/>Gli antibiotici beta-lattamici sono la prime categoria di molecole che hanno effetto terapeutico, contengono un anello beta-lattamico che è un anello a 4 con gruppo etero atomo e un gruppo CO. Quindi all’inizio gli antibiotici erano praticamente </text:span><text:span text:style-name="T863">solo</text:span><text:span text:style-name="T862"> loro mentre ora ci sono </text:span><text:span text:style-name="T863">antibiotici non beta-lattamici, hanno attività biologica.<text:line-break/>Problema: inseguire i microrganismi, questi mutano e sono in grado di sviluppare resistenza agli antibiotici quindi questi non hanno più effetto terapeutico e la malattia non è più combattuta. I microrganismi sono molto più veloci a mutare di quanto noi siamo in grado di sviluppare gli antibiotici.<text:line-break/>La resistenza agli antibiotici è stato sviluppato in quanto c’è stato un uso un po’ esagerato.<text:line-break/>L’antibiotico è una molecola che ha effetto su qualcosa che è vivo cioè sui batteri, non ha effetto sui virus perché questo non è vivo. </text:span><text:span text:style-name="T864">I</text:span><text:span text:style-name="T863">l virus per riprodursi ha bisogno di un ospite, il substrato del virus è </text:span><text:span text:style-name="T864">la cellula che il virus infetta, inietta il suo filamento di RNA e stampa se stesso lì sopra. <text:line-break/></text:span><text:span text:style-name="T865">Tanto più uso l’antibiotico e tanto più si sviluppa la resistenza.<text:line-break/>L’altro grosso problema è stato legato al mercato, siccome c’erano tanti antibiotici si ha pensato che non c’era più bisogno di sviluppare nuovi antibiotici in quanto le principali malattie avevano trovato una cura </text:span><text:span text:style-name="T866">e quando alcune di queste malattie si sono risvilluppate si è presentato un problema.<text:line-break/></text:span><text:span text:style-name="T867">Gli antibiotici nel mangime degli animali da svezzamento servono a prevenire che insorgano malattie batteriche che potrebbero causare danni economici negli allevamenti intensivi, si vuole minimizzare la quantità di antibiotico nel mangime se non addirittura toglierlo per mettere altri sostituti (es. zinco/rame che distruggono i batteri ma che sono tossici quindi non si può esagerare).<text:line-break/></text:span><text:soft-page-break/><text:span text:style-name="T868">Gli antibiotici agiscono ovunque, dipende dalla molecola ma a seconda di questa gli impatti sono su punti diversi cellulari; </text:span><text:span text:style-name="T1015">s</text:span><text:span text:style-name="T868">ono ad esempio inibizione della sintesi della parete della cellula, inibizione della sintesi degli acidi nucleici, inibizione della sintesi della membrana citoplasmatica, inibizione della biosintesi delle proteine e la modificazione del metabolismo energetico.<text:line-break/></text:span><text:span text:style-name="T869">Nel caso della penicillina essa si spaccia per una sequenza amminoacidi in quanto assomiglia molto a un anello beta-lattamico, siccome la parete è messa assieme da un’enzima in questo caso questo non è in grado di distinguere tra la penicillina e la sequenza di amminoacidi. L’enzima prende <text:s/>a sequenza di <text:s/>amminoacidi e la penicillina e le reagisce esattamente come se fossero uguali. <text:line-break/>Quindi prende l’antibiotico e lo ingloba nella costruzione delle parete </text:span><text:span text:style-name="T870">e quindi alla fine la parete della proteina presenta dei buchi (perché la catena primaria è costituita proprio dalla sequenza di amminoacidi), dato che non ho la ripetizione corretta genereremo dei buchi per cui l’interno non è più protetto da ciò che arriva all’esterno e viceversa e così l’organismo muore. </text:span><text:span text:style-name="T871">Si sono così sviluppati degli organismi i cui enzimi poi sono stati in grado di distinguere la penicillina e la sequenza di amminoacidi giusta.<text:line-break/></text:span><text:span text:style-name="T872"><text:line-break/>Screening antibiotico<text:line-break/>Si generano delle pastigliette impregnate di antibiotico e </text:span><text:span text:style-name="T873">vi è</text:span><text:span text:style-name="T872"> una pastiglietta che fa da controll</text:span><text:span text:style-name="T873">o, queste pastigliette vengono poste su una piastra di petri su cui abbiamo inoculato l’organismo e andiamo a vedere dove si genera l’alo, andiamo a verificare così l’efficacia dell’antibiotico. <text:s/><text:line-break/></text:span><text:span text:style-name="T874">Un’alternativa è fare dei cilindretti porosi, in questo caso particolare abbiamo antibiotici diversi ma la piastra è sempre inoculata dell’organismo; dal punto di vista della risposta non cambia molto ciò che cambia è la cinetica perché le resistenze sono diverse rispetto alle pastigliette. <text:line-break/>La cinetica dell’effetto è fondamentale e si basa sulla fisiologia della riproduzione dell’organismo, </text:span><text:span text:style-name="T875">per esempio ci dicono di prendere un antibiotico ogni tot ore perché quello è il tempo in cui la quantità di patogeni è ancora bassa e dunque l’infezione riesce a non ripartire. <text:line-break/>Uno dei principali problemi è che non si possono somministrare quantità di antibiotico in modo elevato perché il farmaco è citotossico. <text:line-break/></text:span><text:span text:style-name="T876">Vi è anche la possibilità di fare screening tramite diffusione con agar, in questo caso </text:span><text:span text:style-name="T877">l’antibiotico affronta qualche batterio diverso, se l’antibiotico ha effetto per un po’ l’organismo non si sviluppa, man mano l’effetto dell’antibiotico viene a mancare e quindi le colonie iniziano a svilupparsi.<text:line-break/><text:line-break/></text:span><text:span text:style-name="T878">Gli antibiotici sono metaboliti secondari (prodotti non legati strettamente alla crescita) quindi stanno nella parte finale della curva. Noi dobbiamo fare produzione ma il problema è che però devo farli nella curva in fase di pre-morte ossia nella parte in cui vi è il gomito che inizia a scendere. Devo produrre tanto e sono in fase di pre morte. <text:line-break/>Il problema è il tempo di vita dell’organismo.<text:line-break/>Sono metaboliti che vengono sviluppati in condizione di stress, servono ad uccidere altri organismi.<text:line-break/>Nell’ambiente naturale si sviluppano quando vi è scarsità di substrato, i sistemi metabolici riconoscono che c’è poco substrato quindi fanno prendere a vita metaboliche diverse che portano alla formazione di una molecola che la natura ha voluto fosse un killer per gli altri organismi. :)<text:line-break/></text:span><text:span text:style-name="T879">Bisogna lavorare a due stadi, abbiamo una prima parte in cui dobbiamo far avvenire la fermentazione con la crescita dell’organismo (dove limiteremo i costi di produzione del microrganismo</text:span><text:span text:style-name="T880">) ed una seconda fase </text:span><text:span text:style-name="T881">in cui do uno zucchero che si degrada più lentamente come un dimero e uno zucchero che una volta degradato possa essere glucosio e un’altra no, il glucosio è metabolizzato in fretta mentre l’altro no <text:s/>e così la fase di pre morte è mantenuta più a lungo.<text:line-break/>Il microrganismo riconosce in questa difficoltà di degradare lo zucchero una condizione di starving e quindi sopravvive e al tempo stesso produce l’antibiotico.<text:line-break/>I due stadi vengono fatti </text:span><text:span text:style-name="T882">o in 2 reattori diversi, uno di crescita e l’altro di produzione, entrambi batch e quindi produco e trasferisco nell’altro reattore o in alternativa uso un unico reattore in cui faccio comunque 2 batch, il primo lo riempo sempre di glucosio ecc mentre nel secondo progressivamente attraverso il sistema fed batch modulo il substrato.<text:line-break/></text:span><text:span text:style-name="T883">Se ho un microrganismo fortemente è necessario agitare per smaltire il calore, soprattutto nella prima fase.<text:line-break/></text:span><text:span text:style-name="T884">Devo trovare un substrato in grado di aumentare la quantità di antibiotico prodotta.<text:line-break/><text:line-break/></text:span><text:span text:style-name="T885">29/04/2021<text:line-break/></text:span><text:span text:style-name="T886">Problem</text:span><text:span text:style-name="T887">i</text:span><text:span text:style-name="T886">: <text:line-break/></text:span><text:soft-page-break/><text:span text:style-name="T887">1) </text:span><text:span text:style-name="T886">aumentare la produzione degli antibiotici (problema ormai risolto) </text:span><text:span text:style-name="T887">e </text:span><text:span text:style-name="T886">avere delle rese ragionevoli dal punto di vista industriale<text:line-break/></text:span><text:span text:style-name="T887">2) </text:span><text:span text:style-name="T886">poter produrre antibiotici con strutture diverse perché stiamo cercando di </text:span><text:span text:style-name="T887">inseguire sistemi evoluti dei microrganismi<text:line-break/>La soluzione del primo problema è stato affrontato in modi diversi, è stato necessario andare a studiare il percorso metabolico che portava alla produzione </text:span><text:span text:style-name="T888">e capire gli effetti dell’ambiente esterno.<text:line-break/>Se andiamo a vedere la curva di produzione della penicillina </text:span><text:span text:style-name="T889">(processo batch plottato su una curva tempo e prodotto) </text:span><text:span text:style-name="T888">e l’analizziamo </text:span><text:span text:style-name="T890">quando</text:span><text:span text:style-name="T888"> non abbiamo ancora fatto interventi </text:span><text:span text:style-name="T890">notiamo che vi è la curva dello zucchero </text:span><text:span text:style-name="T891">(fonte di C)</text:span><text:span text:style-name="T890"> che è massima all’inizio </text:span><text:span text:style-name="T891">perché è consumato da pochi organismi e progressivamente decresce, la biomassa cresce di conseguenza e l’aumento della produzione di penicillina è proprio quando lo zucchero va a bassa concentrazione e produzione di biomassa praticamente costante. La penicillina infatti viene prodotta nella fase di pre morte degli organismi.<text:line-break/>Il pH ha un andamento un po’ strano, durante la fase di crescita il pH decresce perché deriva dal consumo di zucchero e dal consumo dei vari componenti di substrato, una volta raggiunto il minimo dello zucchero il pH cresce <text:s/>proprio perché le vie metaboliche messe in atto dal metabolismo portano ad aumento del pH.<text:line-break/>Il tempo di produzione di penicillina è molto piccolo, il massimo di produzione è quasi rappresentabile da una gaussiana piuttosto stretta. L’aumento di pH ci sta dicendo che la biomassa è in fase di premorte.<text:line-break/>Per aumentare la resa dobbiamo</text:span><text:span text:style-name="T892"> non produrre di più nello stesso tempo ma prolungare i tempi </text:span><text:span text:style-name="T893">di fermentazione.<text:line-break/>Si vuole </text:span><text:span text:style-name="T894">portare</text:span><text:span text:style-name="T893"> la biomassa </text:span><text:span text:style-name="T894">in fase premorte per tanto tempo.<text:line-break/>Bisogna cercare di mantenere il pH a quel valore.<text:line-break/>Si agisce su quello che è il margine di intervento ossia il substrato. </text:span></text:p>
      <text:p text:style-name="P36"><text:span text:style-name="T894">L</text:span><text:span text:style-name="T657">a condizione che comunica al microrganismo che ci sono dei problemi e che potrebbe teoricamente morire è la condizione di stati cioè si fa in modo che il microrganismo abbia fame. Non si fa andando a mettere meno zucchero in partenza perché il problema è quello di cadere in un gomito </text:span><text:span text:style-name="T895">e quindi morire </text:span><text:span text:style-name="T896">ma andrò a fare due processi; nella prima parte faccio crescere il microrganismo e quando sono arrivata a concentrazione ottimale a quel punto cambio le cose, quindi io all’inizio gli darò tutto ciò che ha bisogno affinché cresca in fretta. </text:span><text:span text:style-name="T897">La seconda parte in cui do uno zucchero che si degrada meno facilmente è la fase di degradazione in cui il glucosio è trattenuto dall’organismo e sopravvive mentre il galattosio fa più fatica ad essere degradato per cui il microrganismo va a tempi di starving. <text:s/><text:line-break/>Ho anche il problema del pH, con l’azoto, </text:span><text:span text:style-name="T898">l</text:span><text:span text:style-name="T897">’altra fonte strettamente necessaria, giochiamo per mantenere il pH costante. </text:span><text:span text:style-name="T898">Possiamo tamponare il nostro sistema e basificare affinché il pH sia mantenuto nel tempo di fermentazione.<text:line-break/>Nella prima fase un pH basico è un problema quindi questo gioco deve essere fatto solo nella seconda fase.</text:span></text:p>
      <text:p text:style-name="P37"><text:span text:style-name="T657">Abbiamo due condizioni operative molto diverse nelle due fasi.<text:line-break/></text:span><text:span text:style-name="T899">Per aumentare la resa possiamo andare ad aggiungere degli intermedi nel ciclo metabolico </text:span><text:span text:style-name="T900">portando ad una produzione più stabile e più facile per isolare la forma di penicillina.<text:line-break/></text:span><text:span text:style-name="T901">La T è uno dei problemi che non si può ridurre.<text:line-break/></text:span><text:span text:style-name="T902">Avere un fermentatore chiuso significa avere ottimi livelli di asepsi.<text:line-break/></text:span><text:span text:style-name="T903">Antibiotici anoma</text:span><text:span text:style-name="T904">l</text:span><text:span text:style-name="T903">i simili ma con piccole parti diverse.<text:line-break/></text:span><text:span text:style-name="T905">Il penicillum notutum cresceva male, l’obiettivo era arrivare a tutta la biomassa l’ossigeno e il substrato in modo tale che gli organismi siano alimentati adeguatamente. Molti organismi tendono ad aggregarsi, alcuni più di altri.<text:line-break/></text:span><text:span text:style-name="T906">Era molto difficile fare arrivare al nutrimento agli organismi che erano contenuti nella parte più interna dell’aggregato → problema → cambiato penicillum.<text:line-break/></text:span><text:span text:style-name="T907">O <text:s/>unico reattore fed batch oppure due reattori di cui in uno facciamo operare la crescita mentre nel secondo facciamo la produzione.<text:line-break/></text:span><text:span text:style-name="T908">Operazioni in cascata di separazione, non si può andare direttamente a fare operazioni di purificazione.<text:line-break/></text:span><text:span text:style-name="T909">I processi di separazione (il downstream) implica una serie di azioni unitarie via via sempre più <text:s/>raffinate e costose che sono sequenziali una dietro l’altra.<text:line-break/>Prendiamo, rompiamo e iniziamo a separare partendo dalle cose più grandi.<text:line-break/></text:span><text:span text:style-name="T910">Il fi</text:span><text:span text:style-name="T1015">l</text:span><text:span text:style-name="T910">tro che solitamente si usa è il filtro a tamburo rotante, in linea di principio dobbiamo iniziare a separare le cose più grossolane e poi successivamente fare le operazioni sulle cose più piccole.<text:line-break/>Perderemo delle cose in questo passaggio. </text:span><text:span text:style-name="T911">Molecola biologica quindi T non troppe elevate, essendo poi un farmaco </text:span><text:span text:style-name="T912">non è consentito nessun residuo di nulla e quindi va purificato.<text:line-break/>La penicillina <text:s/>ha </text:span><text:span text:style-name="T913">la caratteristica</text:span><text:span text:style-name="T912"> di essere solubile in acqua se </text:span><text:span text:style-name="T913">ha pH <text:s/>basico ed essere solubile in un ambiente </text:span><text:soft-page-break/><text:span text:style-name="T913">organico se ha pH acido quindi cambiamo pH, trattiamo </text:span><text:span text:style-name="T914">con butilacetato</text:span><text:span text:style-name="T913">, estraiamo, ribasifichiamo e utilizziamo di nuovo acqua </text:span><text:span text:style-name="T914">come estraente. Facendo questa operazione progressiva riusciamo a concentrare il prodotto.<text:line-break/>Nel momento in cui andremo a fare la purificazione spinta la facciamo su un prodotto estremamente concentrato → V più piccoli da trattare e più comodità.<text:line-break/></text:span><text:span text:style-name="T915">Si può operare anche semi sintetico, operare solo sintetico non si può perché molecole molto complesse e passaggi troppo grandi, problema: quando facciamo operazione chimica su queste molecole di questo genere non otteniamo mai l’enantiomero, otteniamo sempre il prodotto racemo (50% buono, 50% no).<text:line-break/>Non c’è farmaco che consentano di vendere che contenga i due enantiomeri a meno che non si abbia modificato che l’altro non faccia male. </text:span><text:span text:style-name="T916">Dal punto di vista sintetico è una sintesi che costa meno<text:line-break/></text:span><text:span text:style-name="T917">Si fanno dei pezzi per via biochimica e poi fermentazione per via biochimica che è una reazione spesso fatta con un’enzima. Le ultime trasformazioni si fanno utilizzando un enzima che è stereospecifico e stereo selettivo quindi prende il sintone finito e lo trasformo a mantenendo l’eccesso enantiomerico. <text:line-break/>Il microrganismo non è in grado di fare questo.</text:span><text:span text:style-name="T918"> L’uso di enzima è ovviamente più costoso non conviene lavorare solo con enzimi perché il n° di passaggi è così grande perché dovremmo fare una batteria di reattori, per ogni enzima bisogna fare un reattore.<text:line-break/></text:span><text:span text:style-name="T919">Facciamo produrre la penicillina, la prendiamo e la facciamo passare sul reattore che contiene l’enzima e la scomponiamo. </text:span><text:span text:style-name="T918"><text:line-break/></text:span><text:span text:style-name="T921">(</text:span><text:span text:style-name="T920">Fermentazione sommersa evoluzione della fermentazione in superficie.</text:span><text:span text:style-name="T921">)<text:line-break/></text:span><text:span text:style-name="T922">Altro modo di ottenere delle molecole ad attività biologica che siano sostanzialmente diverse (quindi gli analoghi) è quello di usare gli inibitori metabolici, per usarli bisogna conoscere bene il metabolismo; una volta fatto ciò si può cercare di capire se mettendo determinate molecole si può andare a modulare l’attività enzimatica e quindi in qualche modo portare la reazione nella direzione desiderata. Es. tetracicline, un microrganismo è in grado di secernere naturalmente il clorotetraciclina, se conosciamo bene il microrganismo e il suo metabolismo riusciamo a mettere nel substrato una molecola che va a inibire l’enzima che va a clorinare la posizione 5, succede che se l’enzima è inibito il microrganismo non farà la clorotetraciclina ma farà una molecola uguale in cui al posto del Cl c’è l’H, la tetraciclina.<text:line-break/>Le tetracicline sono antibiotici potentissimi (di 2/3 generazione) che sostanzialmente sono state prodotte a partire dall’analisi di questa molecola. <text:line-break/></text:span><text:span text:style-name="T923">Un altro metodo è tramite l’uso di mutanti, </text:span><text:span text:style-name="T926">es. </text:span><text:span text:style-name="T923">molecola complessa che </text:span><text:span text:style-name="T924">può avere in posizione 14 un gruppo R che può può essere o un R (una catena) o un H o un OH. Che ci sia l’H o l’OH dipende da una cascata di reazioni enzimatiche.<text:line-break/>Ciò che veniva prodotto originariamente dal microrganismo era l’H. <text:line-break/>La natura elimina completamente la via che non pratica,in realtà l’informazione genetica rimane ma quella non è più praticata e diventa silente allora ciò che si fa è generare un mutante in cui quella via viene riattivita.<text:line-break/></text:span><text:span text:style-name="T925">Si va a riattivare una via che era stata eliminata in modo tale che invece di produrre una daunomicina sia possibile produrre un adnamicina che è praticamente la molecola ossidata grazie alla specificità di un’enzima.<text:line-break/><text:line-break/></text:span><text:span text:style-name="T531">ENZIMI: CATALIZZATORI BIOLOGICI</text:span><text:span text:style-name="T927"><text:line-break/></text:span><text:span text:style-name="T928">Catalizzatore molto attivo, stereospecifico, </text:span><text:span text:style-name="T931">stereoselettivi</text:span><text:span text:style-name="T928"> e con una serie di caratteristiche. Funziona a P e T ambiente.<text:line-break/></text:span><text:span text:style-name="T929">Non c’è reazione bio</text:span><text:span text:style-name="T930">logica</text:span><text:span text:style-name="T929"> all’interno della cellula che non sia catalizzata da un’enzima.<text:line-break/></text:span><text:span text:style-name="T930">Gli enzimi che sono a disposizione di una cellula dipendono dal patrimonio genetico, quello che noi siamo sono determinate dal patrimonio genetico attraverso gli enzimi. L’enzima opera attraverso un sito attivo. <text:line-break/></text:span><text:span text:style-name="T931">Ci sono catalizzatori non biologici ma omogenei che riescono ad avere stereospecificità e stereoselettività simili agli enzimi ma cambiano le cond operative.<text:line-break/>L’enzima è una grossa proteina in cui tutta la parte proteica serve semplicemente a dare la geometria al sito attivo e serve a dare la geometria a qualche altro sito (presente negli enzimi allosterici <text:s/>detti enzimi regolatori)<text:line-break/>Nei punti critici c’è sempre un’enzima allosterico che può essere regolato e la regolazi</text:span><text:span text:style-name="T932">o</text:span><text:span text:style-name="T931">n</text:span><text:span text:style-name="T932">e</text:span><text:span text:style-name="T931"> avviene tramite prodotti e reagenti presenti, allosterico significa da un’altra parte perché spesso sono presenti due siti, uno </text:span><text:span text:style-name="T932">di reazione e l’altro di regolazione, quest’ultimo mediamente è dalla parte opposta di quello attivo.<text:line-break/>Proteina complessa e così rigida → piccoli cambiamenti sul sito generano una serie di tensioni, cambiamenti di angoli di legame. </text:span><text:span text:style-name="T933">Non tutti gli enzimi sono allosterici regolatori ma questi sono quelli più importanti perché sono sempre presenti nei punti più critici.<text:line-break/>Per quanto riguarda gli enzimi questi sono in grado di riconoscere mediante il sito attivo cose diverse; ci sono enzimi <text:s/>assolutamente specifici che riconoscono solo una molecola/substrato.<text:line-break/></text:span><text:soft-page-break/><text:span text:style-name="T933">Il substrato può essere il brodo di cultura che serve per fare un processo fermentativo ma può assumere anche il significato di molecola sulla quale l’enzima esercita la sua funzione da catalizzatore.<text:line-break/>Ci sono enzimi anche meno specifici perché sono in grado di riconoscere gruppi di molecole e infine ce ne sono altri che non sono per niente specifici, lavorano su una tipologia di legami indipendentemente dalla molecola.<text:line-break/>L’attività del sito attivo <text:s/>è rappresentato dal modello chiave serratura, il substrato deve essere reagito e il sito attivo ha la geometria complementare a quel tipo di substrato. <text:line-break/>Il modello chiave serratura è un modello molto rigido in realtà questo modello è stato superato per poter spiegare gli enzimi che lavorano con enzimi un po’ diversi (non saranno poi completamente diverse). <text:line-break/>La geometria è sempre correlata a ciò che deve essere fatto reagire ma non è così stringente.<text:line-break/>Il modello attuale è il modello ad adattamento indotto. </text:span><text:span text:style-name="T934">È un problema di tipo geometrico che poi si ripercuote nel problema chimico. <text:line-break/></text:span><text:span text:style-name="T935">L’adattamento <text:s/>indotto: il substrato si adatta un po’ al sito attivo.<text:line-break/>L’enzima è costituito da una grandissima parte proteica, </text:span><text:span text:style-name="T936">la parte un po’ più lunga da fare perché bisogna mettere in atto il ribosoma che stampa le proteine. </text:span><text:span text:style-name="T937">N</text:span><text:span text:style-name="T936">el caso degli enzimi questa parte è già pronta, </text:span><text:span text:style-name="T937">viene mantenuta una parte proteica con la sua struttura ma non funzionante. Non ci sarebbe motivo di far funzionare l’enzima quando non c’è necessita. La cellula allora prepara pronto ciò che è lungo da fare e lo lascia lì dormiente, nel momento in cui è necessario che la proteina diventi enzima la attiva. Il sito attivo ha modo di alloggiare sia il substrato che il coenzima per esempio ossia la parte proteica che poi reagirà con il substrato.<text:line-break/>Molto spesso è presente anche un cofattore, una cosa piccolina (es. ione) facile da attaccare/staccare e da muovere nel citoplasma. La molecola dunque diventa un’enzima nel momento in cui il cofattore si attacca dopodiché all’interno dell’alloggiamento ci sarà la parte per il substrato e per il coenzima. <text:line-break/>Gli enzimi allosterici hanno poi altri siti quindi altri posti (due o più) che <text:s/>invece vanno a fare da regolatore.<text:line-break/></text:span><text:span text:style-name="T938">Nel caso degli enzimi questi hanno sempre dei nomi che sono evocativi.<text:line-break/></text:span><text:span text:style-name="T939">Gli step della reazione enzimatica sono tre, lo step più interessante è il primo che è quello che racconta e descrive la reazione tra il substrato e l’enzima. In presenza del substrato questo si alloggia nel sito attivo dell’enzima, forma il complesso attivato enzima substrato che poi reagisce e viene trasformato nel prodotto.<text:line-break/>Step interessante perché va a determinare la velocità di reazione del sistema </text:span><text:span text:style-name="T940">poiché alla fine dipende da quanti siti e dalla conc di substrato che è presente. È ciò che ci dice se quella reazione andrà a saturazione oppure no.<text:line-break/>Alla fine l’enzima coordinerà tanto substrato quanto sono i siti attivi disponibili e liberi. Alla fine su questi verranno fatti i conti per calcolare la velocità.<text:line-break/>Una volta formato il complesso attivato questo viene trasformato e poi avverrà la reazione di sintesi.<text:line-break/>L’attività enzimatica può essere influenzata dalle cond ambientali </text:span><text:span text:style-name="T941">(T e pH) </text:span><text:span text:style-name="T940">in cui si trova dall’enzima, presenza o meno di cofattori </text:span><text:span text:style-name="T941">e coenzimi</text:span><text:span text:style-name="T940">, presenza o meno di inibitori.<text:line-break/></text:span><text:span text:style-name="T941">Nel caso dei sistemi allosterici la presenza di inibitore è benvenuta. L’inibitore molte volte è il prodotto perché è il modo in cui la cellula regola l’attività enzimatica.<text:line-break/>Nel caso dell’inibitore generale si parla di qualcosa che modifica attività enzimatica, ogni tanto addirittura la ferma ma NON <text:s/>a scopo regolatorio. È una molecola che casualmente si trova nell’ambiente di reazione che è in grado di andare ad interagire con l’enzima modificandone l’attività <text:s/>enzimatica ma non a scopo regolatorio.<text:line-break/></text:span><text:span text:style-name="T942">T e pH denaturano le proteine, per questo che sono così importanti.<text:line-break/>Due categorie: allosterici e non allosterici, entrambi hanno problemi di funzionamento alle loro cond operative (T e pH), stessa cosa che funziona con tutti i catalizzatori organi</text:span><text:span text:style-name="T943">ci. Hanno </text:span><text:span text:style-name="T944">T e P d’esercizio che sono caratteristiche. <text:line-break/>Entrambe le categorie sono soggette ad avvelenamento, anche gli allosterici hanno degli inibitori che non sono i regolatori, quindi vi sono molecole che possono andare ad interagire in modo specifico sul sito attivo andandone a fermare l’attività catalitica.<text:line-break/>L’enzima regolatore ciò quello allosterico ha degli inibitori e attivatori suoi che però non sono a detrimento dell’attività enzimatica ma sono a regolazione di questa e quindi sono positivi in termini di effetto.<text:line-break/>Il sistema degli enzimi allosterici è un sistema di autoregolazione cioè è la reazione che attiva o disattiva l’enzima per poter rispondere ai bisogni fisiologici cellulari.<text:line-break/></text:span><text:span text:style-name="T945">Ci sono degli inibitori che equivalgono ai veleni es monossido di carbonio per l’emoglobina.<text:line-break/></text:span><text:span text:style-name="T946">Ci sono poi gli enzimi delle cellule che per esempio vivono nelle condizioni marine che riescono ad operare a P elevate.<text:line-break/></text:span><text:span text:style-name="T947">Bisogna conoscere la T caratteristica dell’enzima. </text:span><text:span text:style-name="T942"><text:line-break/></text:span><text:span text:style-name="T948">Fondamentale la velocità di reazione, ricorda quella dei catalizzatori convenzionali, ha un andamento a massimo con </text:span><text:soft-page-break/><text:span text:style-name="T948">asintoto. <text:s/></text:span><text:span text:style-name="T949">A seconda della concentrazione del substrato la velocità di reazione sarà diver</text:span><text:span text:style-name="T950">sa.<text:line-break/></text:span><text:span text:style-name="T649">Giustificare perché il primo step ha un equilibrio e il secondo no. </text:span><text:span text:style-name="T952">(domanda d’orale)</text:span><text:span text:style-name="T950"><text:line-break/>Il primo step è enzima + substrato → </text:span><text:span text:style-name="T951">k+1/k-1 </text:span><text:span text:style-name="T950">complesso attivato → k2 enzima ripristinato e prodotto.<text:line-break/></text:span><text:span text:style-name="T951">Non è detto che dal complesso attivato necessariamente si arrivi al prodotto, </text:span><text:span text:style-name="T952">il complesso attivato a seguito di segnali cellulari può essere disfatto, l’equilibrio lì ha senso. L’equilibrio dipende dal fatto che l’alloggiamento del substrato e l’alloggiamento del coenzima è quello che è quindi i reagenti entrano nel sito attivo, se tutto </text:span><text:span text:style-name="T953">pro</text:span><text:span text:style-name="T952">segue </text:span><text:span text:style-name="T953">come deve proseguire c’è la trasformazione se no possono essere rilasciati perché non sono legami inscindibili, se fossero questi non si potrebbero più rompere e quindi avremmo degli inibitori non dei substrati.<text:line-break/>Quindi in realtà la situazione originaria enzima + reagente può tornare esattamente così come era.</text:span></text:p>
      <text:p text:style-name="P38"><text:span text:style-name="T657">Nella seconda parte della reazione non c’è una doppia freccia perché il prodotto avrà una geometria </text:span><text:span text:style-name="T954">molto</text:span><text:span text:style-name="T657"> diversa dal substrato </text:span><text:span text:style-name="T954">che è stato fatto reagire. Questo è il motivo per cui il prodotto non torna nel sito attivo.<text:line-break/></text:span><text:span text:style-name="T955">Equazione empirica (eq michaelis-menten) cioè <text:s/>equazione che cerca di descrivere il fenomeno (la velocità di reazione enzimatica), è stata derivata dalle osservazioni. <text:line-break/>Nel caso di cose organiche è possibile misurare cose diverse, qui l’unica cosa misurabile è la conc di substrato (non è misurabile il </text:span><text:span text:style-name="T956">complesso attivato, è </text:span><text:span text:style-name="T957">misurabile</text:span><text:span text:style-name="T956"> l’enzima iniziale ma non durante </text:span><text:span text:style-name="T957">la</text:span><text:span text:style-name="T956"> reazione). <text:s/>È un eq in grado di esprimere la velocità in funzione della conc di substrato durante la reazione.<text:line-break/></text:span><text:span text:style-name="T958">La costante Km <text:s/>rende conto della affinità che l’enzima ha per quel substrato cioè quanto l’enzima è in grado di interagire con quel substrato. <text:line-break/></text:span><text:span text:style-name="T959">Curva descritta in modo banale: poco substrato, tanto enzima → velocità sarà grande, man mano che aumenta la conc di substrato la velocità diminuisce, quando avr</text:span><text:span text:style-name="T960">em</text:span><text:span text:style-name="T959">o raggiunto la massima conc di siti attivi avremo raggiunto l’asintoto. </text:span></text:p>
      <text:p text:style-name="P38"><text:span text:style-name="T959">Curva descritta matematicamente invece tramite l’espressione di (v=Vmax*Cs/(Km+Cs)).<text:line-break/></text:span><text:span text:style-name="T1015">Ricorda</text:span><text:span text:style-name="T959"> l’eq di </text:span><text:span text:style-name="T1015">M</text:span><text:span text:style-name="T959">onod</text:span><text:span text:style-name="T958">. </text:span><text:span text:style-name="T960">La velocità di crescita dell’organismo è legata alla velocità delle reazioni biochimiche che avvengono all’interno dell’organismo. Le relazioni da cui dipende la velocità di crescita dell’organismo sono tutte catalizzate per cui deve avere un andamento simile.<text:line-break/></text:span><text:span text:style-name="T961">La presenza di inibitori può portare al disattivazione dell’enzima e quindi ad un abbattimento dell’attività e della velocità di reazione. Ci sono tre tipi di inibizione: </text:span><text:span text:style-name="T962">competitiva (c’è competizione per il sito attivo tra il substrato e l’inibitore), </text:span><text:span text:style-name="T963">non competitiva (la usano gli allosterici, in qualche modo diminuisco attività perché modifico il sito attivo ma questo resta sempre vuoto perché l’inibitore viene legato su un altro sito), </text:span><text:span text:style-name="T964">acompetitva (non c’è alcuna competizione per il sito attivo, l’inibitore non si lega al sito attivo ma al complesso enzima substrato attivato, modifica così di nuovo le geometrie e impedisce che le reazioni avvengano).</text:span><text:span text:style-name="T962"><text:line-break/>In tutti e tre i casi l legame tra l’inibitore e l’enzima non necessariamente è irreversibile, se è irreversibile il danno è fatto e l’enzima non funziona mai più e l’organismo muore, se invece l’inibizione è reversibile allora si ragiona in termini di inibizione e basta e non in termini di distruzione.<text:line-break/></text:span><text:span text:style-name="T963">Nel caso degli allosterici l’inibitore è un regolatore. <text:line-break/><text:line-break/></text:span><text:span text:style-name="T965">03/05/2021<text:line-break/></text:span><text:span text:style-name="T966">La regolazione è uno dei problemi principali del sito enzimatico. </text:span><text:span text:style-name="T967">Sistemi di regolazione fanno sì che gli enzimi funzioni quando c’è bisogno e non funzionino quando non c’è bisogno.<text:line-break/></text:span><text:span text:style-name="T968">Gli enzimi sono regolati attraverso delle cose particolari in più ci sono una serie di reazioni non desiderati (perché enzima può reagire con molecole con cui non dovrebbero reagire ma ogni tanto accade e quindi cambia la loro attività).<text:line-break/>Enzima sistema cinetico → eq micheaelis-mentent, esprime la velocità </text:span><text:span text:style-name="T969">in funzione della conc di substrato.<text:line-break/>Importante capire la velocità enzimatica e se sto considerando un microrganismo capire come funzioneranno tutti gli enzimi all’interno della cellula. <text:line-break/></text:span><text:span text:style-name="T970">Gli enzimi possono essere attivati o disattivati. Nel caso dei processi microbiologici la disattivazione o l’attivazione non richiesta sono entrambi un problema, nel caso dell’attivazione il problema è che dopo aver preparato un reattore, messo dentro un substrato e calcolato dei tempi (sto lavorando batch o al limite fed-batch) su cui ho tarato tutto il processo. Dentro il substrato c’è una molecola che attiva gli enzimi di più e questo è un problema perché la quantità di substrato messa la dentro l’ho calcolata per avere una resa in n certo punto, se enzimi più attivi consumano substrato più rapidamente e quindi se il substrato viene a mancare si entra nella fase di morte dell’organismo o nelle condizioni di starving quinci vi sono delle molecole generate nella fase pre morte che sono molto dannose.<text:line-break/>Non si arriva mai al gomito perché è pericolosissimo, piccole variazioni possono portare a catastrofi.</text:span></text:p>
      <text:p text:style-name="P39"><text:soft-page-break/><text:span text:style-name="T657">Se gli organismi iniziano a morire entrano in atto tutti quei meccanismi e quindi tutti quegli enzimi degradativi, le proteasi. </text:span><text:span text:style-name="T971">Quel che succede è che un po’ di microrganismi rimangono vivi e un po’ muoiono, nel momento in cui muoiono entrano in gioco le proteasi che degraderanno tutte le proteine che trovano sul cammino → inizieranno a degradare anche i microrganismi vivi. <text:line-break/>Situazione auto catalitica e quindi biomassa va a morte → fermentazione da butta</text:span><text:span text:style-name="T972">re.<text:line-break/></text:span><text:span text:style-name="T973">3 tipi di </text:span><text:span text:style-name="T977">inibizione</text:span><text:span text:style-name="T973">: competitiva, non competitiva e acompetitva.<text:line-break/>3 cose diverse, si parla sempre di disattivazione mentre nel caso non competitivo si parla anche di attivazione poiché usiamo gli allosterici. <text:line-break/></text:span><text:span text:style-name="T974">Inibizione non competitiva legata alla presenza di un inibitore che non interagisce con il sito attivo ma interagisce con il sito allosterico cioè il sistema che l’enzima utilizza per regolare attività enzimatica</text:span><text:span text:style-name="T973">; </text:span><text:span text:style-name="T975">una parte dell’enzima non funziona perché siamo in presenza di qualcosa che va a modificare la geometria del sito attivo quindi tutte quelle molecole in cui sono presente gli inibitori avranno il sito attivo modificato.<text:line-break/>Rendo quindi inattivo un certo numero di molecole di enzima. È quel che succede con i regolatori allosterici.<text:line-break/>Utile per regolare le reazioni metaboliche perché è un metodo veloce, l’allosterico può essere o una molecola piccola o addirittura il prodotto che deriva dalla reazione dell’enzima stesso </text:span><text:span text:style-name="T976">e quindi</text:span><text:span text:style-name="T975"> in qualche modo regolo la conc del prodotto oppure è un prodotto che proviene da un’a</text:span><text:span text:style-name="T976">ltra via metabolica ma comunque legata alla reazione.<text:line-break/>Reazione reversibile perché voglio regolare la velocità, è proprio un modo per regolare non per inibire. Quindi non è detto che l’effetto di inibizione sia uguale sempre, l’effetto dipenderà dalle condizioni e in particolare dalla necessità del prodotto in quel momento.<text:line-break/>Es. acido citrico, primo intermedio del ciclo di krebs, </text:span><text:span text:style-name="T977">è l’inibitore <text:s/>del primo enzima della catena glicolitica; è un inibitore reversibile cioè posso modulare la catena glicolitica in modo tale da regolare il ciclo di krebs e quindi la r</text:span><text:span text:style-name="T976">espirazione.<text:line-break/></text:span><text:span text:style-name="T977">Inibizione acompetitva, viene messa in atto dopo che il substrato si è legato al sito attivo, l’inibizione si lega al complesso enzima-substrato e l’inibitore si lega lì. L’enzima legge il substrato così come deve leggerlo, l’inibitore si lega lì e legandosi impedisce che il substrato venga trasformato e quindi la conc di substrato che viene trasformata è più piccola.<text:line-break/></text:span><text:span text:style-name="T978">Enzimi regolatori sono quelli in punti strategici, sono in grado di essere attivati o disattivati da stimoli esterni o anche da stimoli interni cioè in funzione anche dei cicli metabolici. Sono in grado di gestire il funzionamento cellulare. Sono quelli su cui noi puntiamo l’attenzione nel momento in cui vogliamo modulare un processo e a spingere su un prodotto piuttosto che su un altro.</text:span></text:p>
      <text:p text:style-name="P40"><text:span text:style-name="T979">Inibizioni irreversibili </text:span><text:span text:style-name="T980">(in cat non biologica le chiameremmo avvelenamento) ce ne sono, per esempio il sarin è un gas nervino</text:span><text:span text:style-name="T657"> </text:span><text:span text:style-name="T980">che interagisce con gli enzimi che hanno a che fare con interazione neurologica oppure il cianuro che è una molecola piccolina e fortemente inibitoria.<text:line-break/><text:line-break/>Le cellule sono in grado di fare regolazione da feedback, es. acido citrico sulla glicolisi. </text:span><text:span text:style-name="T981">Molto spesso il feedback positivo è messo in atto da una molecola diversa che fa il feedback e quindi l’enzima viene attivato da qualcosa che è diverso. <text:line-break/></text:span><text:span text:style-name="T982">Regolare per rapporti è molto più raffinato ma se regolo per rapporti e ho un intermedio comune ho un sistema di regolazione perfetto es. regolare rapporti aminoacidi, l’intermedio comune lo tengo in magazzino e lo faccio con tre vie di sintesi diverse e poi deciderò, dipenderà dai rapporti di conc di quegli amminoacidi. Nel momento in cui il rapporto è sbilanciato l’amminoacido va a fare da inibitore allosterico all’enzima e quindi blocca quella via verso quell’amminoacido. <text:s/></text:span></text:p>
      <text:p text:style-name="P41"><text:span text:style-name="T657"><text:line-break/></text:span><text:span text:style-name="T983">Perché gli enzimi?</text:span></text:p>
      <text:p text:style-name="P42"><text:span text:style-name="T657">Rispetto all’uso delle cellule è tutto più semplice, sia per il reattore che per la produzione. <text:line-break/>Il grossissimo vantaggio però è legato al downstream (che solitamente rappresenta uno dei costi più importanti) perché abbiamo molecole che hanno dimensioni diverse per cui non possiamo permetterci un sistema unico di purificazione. </text:span><text:span text:style-name="T984">Abbiamo concentrazioni piccolissime di un sacco di prodotti che sono molto simili.<text:line-break/></text:span><text:span text:style-name="T985">Prima separazioni più grossolane poi quelle più raffinate e così via.<text:line-break/>L’enzima invece trasforma il substrato, se anche c’è l’inib</text:span><text:span text:style-name="T986">i</text:span><text:span text:style-name="T985">tore magari lo coordina sul sito attivo </text:span><text:span text:style-name="T986">perché la molecola interagisce ma non lo trasforma. Alla fine quello che io ottengo è il substrato trasformato in prodotto grazie all’enzima. Inoltre l’enzima il sottoprodotto non lo fa perché la reazione è substrato → prodotto.<text:line-break/></text:span><text:soft-page-break/><text:span text:style-name="T987">La via chimica costa meno in termini di progettazione e reagenti, arrivo fino ad un certo punto e l’ultima trasformazione la faccio con l’attività enzimatica. Taglio così i costi del downstream.<text:line-break/></text:span><text:span text:style-name="T988">Sul downstream non lo batte nessuno a T e P ambiente. <text:s text:c="2"/><text:line-break/></text:span><text:span text:style-name="T656">Svantaggi</text:span><text:span text:style-name="T988">: devo cavarlo fuori da qualche parte. </text:span><text:span text:style-name="T989">Crearlo direttamente in prodotto è complicato ma non impossibile ma dal punto di vista economico non conviene, quello che conviene farlo è cavarlo fuori da qualche parte: o da microrganismi o da funghi, piante o anche da animali.<text:line-break/></text:span><text:span text:style-name="T990">L’enzima è una molecola suscettibile perché essendo una proteina è di natura suscettibile a determinate modifiche di T, pH, agitazione ecc. Se però denaturiamo anche parzialmente la proteina poi questa perde la proprietà. <text:line-break/></text:span><text:span text:style-name="T991">Non possiamo quindi permetterci delle estrazioni strong proprio perché altrimenti denaturiamo la proteina e disattiviamo l’enzima quindi, se si può, lo si purifica il meno possibile. </text:span></text:p>
      <text:p text:style-name="P42"><text:span text:style-name="T992">Però ovviamente più purifichiamo e migliore è l’attività dell’enzima. <text:line-break/></text:span><text:span text:style-name="T994">S</text:span><text:span text:style-name="T992">e l’enzima è extracellulare perché se è extracellulare è </text:span><text:span text:style-name="T993">un </text:span><text:span text:style-name="T992">più facile, </text:span><text:span text:style-name="T993">la cellula lo butta fuori, lo ritroviamo nel liquido, separiamo solido-liquido, decidiamo cosa fare del solido (spremerlo, riutilizzarlo ecc) e dal liquido estraiamo l’enzima; abbiamo però il problema della conc di enzima prodotto e difficoltà nel processo di cristallizzazione. Se l’enzima è intracellulare è un problema perché dobbiamo prima tirarlo fuori e quindi rompere la cellula e abbiamo tutti i problemi di separazione e purificazione.<text:line-break/>Ci sono alcuni enzimi così delicati </text:span><text:span text:style-name="T994">e sensibili che si disattiva la cellula ma non si estrae l’enzima e si usa l’enzima all’interno della cellula mantenuta disattivata in maniera tale che l’enzima funzioni mentre il resto della cellula è praticamente morto (ma non degradato).<text:line-break/></text:span><text:span text:style-name="T995">S</text:span><text:span text:style-name="T994">i possono fare </text:span><text:span text:style-name="T995">altrimenti </text:span><text:span text:style-name="T994">un certo n° di step e poi accontentarci di un’enzima.</text:span><text:span text:style-name="T995"><text:line-break/>Altro grosso problema legato all’uso dell’enzima è che è molto uguale alle cose che noi vogliamo trasformare. Il problema è che il substrato che vogliamo trasformare è molto simile all’enzima il quale farà poi il prodotto e alla fine ci troviamo un brodo che contiene il substrato, l’enzima e il prodotto per cui se vogliamo riutilizzare l’enzima dobbiamo separare il brodo per cui ho risolto in parte il problema e ne ho generato uno uguale.<text:line-break/>La soluzione trovata ha questo problema è utilizzare l’enzima NON libero, lo si immobilizza nel momento in cui viene immobilizzato abbiamo ottenuto il catalizzatore eterogeneo biologico e in questo modo l’enzima può essere usato più volte fino alla sua totale disattivazione. Siamo dunque in presenza di un processo continuo.<text:line-break/>Pochi prodotti dovuti al fatto che la trasformazione è diretta.<text:line-break/>Stiamo andando verso l’industria di processo.</text:span></text:p>
      <text:p text:style-name="P43"><text:span text:style-name="T996">L’</text:span><text:span text:style-name="T657">enzima, una volta estratto dalla cellula e immobilizzato, è in grado di operare anche in ambiente di solvente (anche non acquoso). Il tempo di vita di un’enzima usato in un ambiente non acquoso è però minore del tempo di vita dello stesso enzima in un ambiente acquoso.<text:line-break/><text:line-break/></text:span><text:span text:style-name="T997">Bisogna verificare se l’enzima usato poi non abbia effetti indesiderati sul prodotto. Sono stai messi a punto dei protocolli di analisi ed una regolazione. L’enzima stesso può dare effetti collaterali come effetti di allergia e bisogna fare anche una serie di considerazioni su eventuali residui di molecole o di microrganismi che derivano dalla produzione di enzima, proprio legato agli aspetti di purificazione dell’enzima.<text:line-break/>Gli enzimi sono stati classificati in categorie A,B,C,D,E: enzimi che possono essere usati senza grossi problemi, enzimi che possono essere usati senza grossissimi problemi ma che possono dare effetti di allergia e così via.</text:span></text:p>
      <text:p text:style-name="P44"><text:span text:style-name="T657">Se l’enzima è un’enzima che deriva da un microrganismo si va a verificare se c’è pericolosità.<text:line-break/></text:span><text:span text:style-name="T998">Le caratteristiche organolettiche derivano dai sottoprodotti che deriva di nuovo dalla presenza o meno di enzimi.<text:line-break/><text:line-break/></text:span><text:span text:style-name="T999">La produzione dell’enzima parte da uno screening di ciò che serve, si sceglie quindi il microrganismo più adatto, si fa lo studio, poi si fa il pilota. È esattamente lo stesso metodo degli altri catalizzatori.<text:line-break/></text:span><text:span text:style-name="T1000">Possiamo brevettare</text:span><text:span text:style-name="T999"> l’uso d</text:span><text:span text:style-name="T1000">i un</text:span><text:span text:style-name="T999">’enzima per una speciale applicazione. </text:span><text:span text:style-name="T1000">Approccio industrialmente importante. </text:span></text:p>
      <text:p text:style-name="P62">Il fatto di poterlo brevettare ci da una copertura d’uso, soprattutto dopo aver speso tempo e soldi.</text:p>
      <text:p text:style-name="P45"><text:span text:style-name="T1001">Per passare dal pristino (non purificato) e arrivare al n° 5 di step di purificazione si perde molto prodotto, la resa rispetto alla reazione </text:span><text:span text:style-name="T1002">diminuisce e l’attività specifica però tanto più è purificato e tanto più aumenta (è come se andassimo verso un’enzima puro all’interno della cellula).<text:line-break/>I costi per peso aumentano tantissimo </text:span><text:span text:style-name="T1003">così come aumentano anche i costi di attività.</text:span></text:p>
      <text:p text:style-name="P45"><text:span text:style-name="T1003">Ciò che si fa è un bilancio, si gioca sui costi-benefici. Magari non mi fermerò allo stato pristino ma eviterò di arrivare all’ultimo passaggio di purificazione, a seconda ovviamente del microrganismo e dell’uso.<text:line-break/></text:span><text:soft-page-break/><text:span text:style-name="T1003"><text:line-break/></text:span><text:span text:style-name="T1004">I parametri che vanno ad influenzare la purificazione sono diversi: calore, effetti di shear (sul microrganismo da cui vogliamo prendere l’enzima, il fatto che ci siano effetti di shear può risultare <text:s/>in diverse vie metaboliche che portano alla produzione di enzimi diversi), proteasi, pH, chemical e tossicità dei materiali pesanti.<text:line-break/></text:span><text:span text:style-name="T1005">Produzione di bulk: uno dei problemi è produrre sufficiente enzima, come si fa?</text:span></text:p>
      <text:p text:style-name="P63">Si convince il microrganismo a fare questo: si cresce il microrganismo e si fa fermentazione per esempio in eccesso di glucosio costringendo il microrganismo a produrre un’enzima che naturalmente non lo farebbe oppure per esempio si coltiva il microrganismo in presenza di pectina (si gioca con il substrato) quindi il microrganismo per poterlo usare ha bisogno di produrre un’enzima che possa degradare la pectina stessa spingendo così la produzione di enzima.<text:line-break/><text:line-break/>Una delle cose che si fa è quello di usare l’enzima immobilizzato, questo comporta dei costi e dei rischi ma poi posso utilizzarlo per lungo tempo → non c’è confronto con i tempi caratteristici di un processo biologico.<text:line-break/>Vantaggi: enzima immobilizzato non devo separarlo.</text:p>
      <text:p text:style-name="P63">Svantaggi: costi di immobilizzazione, eventuale disattivazione e minore attività.<text:line-break/>I modi per immobilizzare gli enzimi sono molti, sia con metodi fisici che con metodi chimici. </text:p>
      <text:p text:style-name="P46"><text:span text:style-name="T657">L’utilizzo di metodi chimici </text:span><text:span text:style-name="T1006">presenta</text:span><text:span text:style-name="T657"> rischi di modificazioni del sito attivo perché i metodi chimici implicano la formazione di legami forti come legami sigma) </text:span><text:span text:style-name="T1006">e sono costosi </text:span><text:span text:style-name="T657">mentre i metodi fisici come adsorbimento o intrappolamento (genero un network di fibre </text:span><text:span text:style-name="T1006">e intrappolo l’enzima all’interno), la forza di interazione vede che l’adsorbimento è il meno forte di tutti (perché abbiamo interazioni fra cariche), un po’ più forti quelli dell’intrappolamento ma i più forti sono quelli chimici.<text:line-break/></text:span><text:span text:style-name="T1007">Il tempo di vita dell’enzima supportato dall’adsorbimento sarà più corto rispetto a quello in cui ho generato dei legami sigma. Farò anche qui un bilancio per capire quale metodo è il migliore.<text:line-break/></text:span><text:span text:style-name="T1009">Se abbiamo applicazioni molto fini e speciali si può anche scegliere un supporto più raffinato (e più costoso) ma più adatto al sistema.</text:span><text:span text:style-name="T1006"><text:line-break/></text:span><text:span text:style-name="T1008">Anche l’adsorbimento può essere fatto in modi <text:s/>diversi: modi semplici come interazioni elettrostatiche o idrofobiche oppure generazione di legami (avere legami covalenti aiuta nella stabilità).<text:line-break/></text:span><text:span text:style-name="T1012">I s</text:span><text:span text:style-name="T1011">istemi di immobilizzazione </text:span><text:span text:style-name="T1012">possono essere usati anche agli organismi, per</text:span><text:span text:style-name="T1011"> esempio </text:span><text:span text:style-name="T1012">nel </text:span><text:span text:style-name="T1011">trattamento delle acque di scarico; </text:span><text:span text:style-name="T1012">con gli organismi è più facile perché tendono naturalmente ad attaccarsi un po’.</text:span><text:span text:style-name="T1013"><text:line-break/></text:span><text:span text:style-name="T1014">Non è detto che l’immobilizzazione porti sempre ad una diminuzione dell’attività o alla disattivazione, il rischio c’è ma non accade sempre.<text:line-break/><text:line-break/></text:span><text:span text:style-name="T1015">I reattori per i sistemi immobilizzati sono o reattori a membrana o sono i reattori tipici dell’attività catalitica.</text:span><text:span text:style-name="T1013"><text:line-break/></text:span><text:span text:style-name="T1009"><text:line-break/></text:span><text:span text:style-name="T1010">06/05/2021<text:line-break/></text:span><text:span text:style-name="T1075">ACIDO LATTICO</text:span><text:span text:style-name="T1016"><text:line-break/>Si preferisce produrre l’acido lattico per via fermentativa. <text:line-break/></text:span><text:span text:style-name="T1017">Poco ATP vuol dire stesse possibilità di crescere ma più lentamente. <text:line-break/>Intanto che sto crescendo l’organismo faccio produzione ma dato che è lento ne faccio poco. Microrganismi estremamente vari nelle loro manifestazioni perché è vero che questa è una fermentazione anaerobica ma è anche vero che esistono fermentatori lattici che sono aerobio facoltativi (possono fermentare sia in modo anaerobio che aerobio → </text:span><text:span text:style-name="T1018">risultati diversi</text:span><text:span text:style-name="T1017">).</text:span></text:p>
      <text:p text:style-name="P108"><text:span text:style-name="T1017">S</text:span><text:span text:style-name="T657">i gioca su quello che si chiama il collo di bottiglia respiratorio cioè si alimenta più zucchero di quello che potrebbe essere respirato dal microrganismo, questo lo respira e trasforma l’eccesso di zucchero lo in qualcos’altro per via anaerobia. Non si lavora in condizioni di poco zucchero o di poco ossigeno ma si lavora in condizioni di eccesso di substrato.<text:line-break/>Il fatto di lasciar crescere l’organismo aerobio lo aiuta dal punto di vista energetico.</text:span></text:p>
      <text:p text:style-name="P47"><text:span text:style-name="T657">O si lavora fed batch, lo si fa crescere in modo aerobio e poi lo si porta in condizioni anaerobie oppure si può lavorare nello stesso reattore in queste condizioni. <text:line-break/>Se i tempi non sono stringenti allora lasciamo che il microrganismo metabolizzi in modo naturale il substrato. <text:line-break/>Se ho un problema legato alla produttività allora cercher</text:span><text:span text:style-name="T1019">e</text:span><text:span text:style-name="T657">mo di spingere la crescita del microrganismo per andare verso una produzione che possa </text:span><text:span text:style-name="T1019">sostenere il nostro processo.<text:line-break/></text:span><text:span text:style-name="T1020"><text:line-break/></text:span><text:soft-page-break/><text:span text:style-name="T1021">Pasteur si rese conto che l</text:span><text:span text:style-name="T1020">’acido lattico </text:span><text:span text:style-name="T1021">non era un componente del latte ma un prodotto di fermentazione del latte, da qui inizia tutta la sua produzione </text:span><text:span text:style-name="T1022">industriale.<text:line-break/>Queste produzione industriali fino a tempo fa erano state confinate solo all’industria alimentare </text:span><text:span text:style-name="T1023">(formaggio, yo</text:span><text:span text:style-name="T1025">g</text:span><text:span text:style-name="T1023">urt oppure l’uso di acido lattico come preservante e conservante)</text:span><text:span text:style-name="T1022"> ma negli ultimi tempi si sono poi specializzati nella produzione della molecola dell’acido lattico.<text:line-break/></text:span><text:span text:style-name="T1023">Nella </text:span><text:span text:style-name="T1024">sua forma libera l’acido lattico è tossico, lo si usa allora nella sua forma di lattato di calcio.<text:line-break/>39% in acido polilattico che è sempre più richiesto, 13% additivi nel caso di formulati farmaceutici oppure cosmetici, 13% solvente o sostituto di altre molecole (come anticongelante) e 35% food and beverage.<text:line-break/><text:line-break/></text:span><text:span text:style-name="T1025">L’acido lattico può essere prodotto anche da fonti fossili: C, petrolio o gas naturale.<text:line-break/>Ci sono sintesi diverse o</text:span><text:span text:style-name="T1026">ppure che implicano la degradazione degli zuccheri (fatto per via biochimica) per ottenere appunto la molecola; </text:span><text:span text:style-name="T1027">d</text:span><text:span text:style-name="T1026">al punto di vista economico </text:span><text:span text:style-name="T1027">però </text:span><text:span text:style-name="T1026">non sono sostenibil</text:span><text:span text:style-name="T1027">i</text:span><text:span text:style-name="T1026"> quindi in pratica non vengono praticate.<text:line-break/></text:span><text:span text:style-name="T1027">La produzione di acido lattico è fatta quindi sostanzialmente per via fermentativa (rispetto alla via convenzionale è più favorevole). </text:span><text:span text:style-name="T1028">Dobbiamo comunque abbassare i costi, possiamo intervenire sul substrato che rappresenta il margine d’intervento.<text:line-break/></text:span><text:span text:style-name="T651">L</text:span><text:span text:style-name="T652">’acido lattico </text:span><text:span text:style-name="T651">può essere</text:span><text:span text:style-name="T652"> il sottoprodotto di un altro processo</text:span><text:span text:style-name="T1029"> come bonifica delle acque o trattamento degli scarti → vantaggio economico perché comunque sia dovevamo trattare gli scarti.<text:line-break/></text:span><text:span text:style-name="T1030">Fermentazione associata alla crescita. <text:line-break/></text:span><text:span text:style-name="T1031">Con un processo continuo </text:span><text:span text:style-name="T1032">(ho un reattore, continuo ad alimentare e continuo ad estrarre)</text:span><text:span text:style-name="T1031"> si può fare qualcosa legato al food o al settore farmaceutico solo se i microrganismi sono immobilizzati. Siccome i batteri lattici non sono particolarmente sensibili ci sono anche dei processi in grado di recuperarli e riutilizzarli.<text:line-break/></text:span><text:span text:style-name="T1033">Nel caso di un processo continuo il tempo di residenza è medio quindi non so mai cosa sto estraendo e a che punto sono sulla curva di crescita → non posso tracciare. <text:line-break/></text:span><text:span text:style-name="T1034">I microrganismi immobilizzati non crescono e se mutano lo fanno poco. Le mutazioni sono tanto più importanti e tanto più rapidi quanto maggiore è la crescita.<text:line-break/></text:span><text:span text:style-name="T1035">La progettazione del design è fatta in base a considerazioni biologiche ma anche economiche.<text:line-break/></text:span><text:span text:style-name="T1036">Ci sono substrati a basso costo come le biomasse li</text:span><text:span text:style-name="T1037">gno</text:span><text:span text:style-name="T1036">cellulosiche (gli scarti dell’ikea) </text:span><text:span text:style-name="T1037">e c’è un grandissimo fermento scientifico per utilizzarle ma l’obiettivo è applicarle per le più svariate fermentazioni → il problema è che va pretrattato tantissimo, dobbiamo degradarl</text:span><text:span text:style-name="T1038">o</text:span><text:span text:style-name="T1037"> affinché l’organismo sia in grado di fermentarlo e usarlo come substrato.<text:line-break/>I costi della biomassa quindi aumentano nella valutazione dei costi globali.</text:span><text:span text:style-name="T1038"><text:line-break/></text:span><text:span text:style-name="T1039">È una fermentazione inibita dal substrato cioè in presenza di elevate concentrazioni di zucchero i lattobacilli rallentano la loro fermentazione quindi la loro conc di zucchero disponibile deve essere dosata ad hoc. <text:line-break/></text:span><text:span text:style-name="T1040">Il substrato fa da inibitore agli enzimi che portano poi alle reazioni metaboliche, dipende molto dalla fisiologia dei microrganismi.<text:line-break/>Altro problema: valori di pH (naturalmente non abbiamo questo tipo di problema, sorgono solo durante la fase di produzione industriale). </text:span><text:span text:style-name="T1041">Il pH progressivamente decresce, arriviamo a valori di pH molto bassi e i microrganismi si fermano; dal punto di vista industriale questo è un problema perché stiamo accumulando all’interno del reattore acido lattico. Noi vorremo che il nostro microrganismo continuasse a produrre fino al livello di produzione da noi stabilito.<text:line-break/>Allora si controlla il pH, si tende a tamponarlo per esempio con idrossido di calcio per formare ad esempio lattato di calcio. </text:span><text:span text:style-name="T1042">Se vogliamo vendere il lattato di calcio va bene ma se invece vogliamo vendere l’acido lattico in quanto tale quello che va fatto è poi una ritrasformazione in acido lattico.<text:line-break/><text:line-break/></text:span><text:span text:style-name="T1043">Bisogna rompere la cellulosa, separare la lignina perché se presente da problemi durante la fermentazione, bisogna eliminare l’inibizione da feedback e eliminare tutti i problemi legati al metabolismo del microrganismo usato.</text:span></text:p>
      <text:p text:style-name="P48"><text:span text:style-name="T657">Un altro problema è dato dai sottoprodotti, questi sono comunque molecole organiche (spesso simili al prodotto) e quindi rendono la separazione più difficile e più costosa. <text:line-break/></text:span><text:span text:style-name="T1044">I batteri che sono in grado di fare fermentazione lattica sono classificati in due grandi categorie: omofermentatori e eterofermentatori. I primi danno luogo esclusivamente alla fermentazione lattica (glicolisi, acido piruvico che poi dà acido lattico</text:span><text:span text:style-name="T1045">) mentre i secondi danno acido lattico in quantità abbondante ma contemporaneamente danno una serie di altri prodotti come etanolo, acido acetico ecc…<text:line-break/><text:line-break/></text:span><text:span text:style-name="T1046">Uno dei substrati che si utilizza nella fermentazione è il siero che deriva dalle produzioni casearie in cui viene prodotto </text:span><text:soft-page-break/><text:span text:style-name="T1046">l’acido lattico e si utilizzano batteri lattici. Il siero è quella parte acquosa proteica che si genera perché quando facciamo produzione di acido lattico cambia il pH, questo cambia la struttura delle proteine contenute nel latte restringendosi e quindi viene strizzato fuori il siero. </text:span><text:span text:style-name="T1047">Substrato buonissimo perché molto proteico e piuttosto puro quindi non ha bisogno di tanti processi di pretrattamento.<text:line-break/>Il siero di latte è comunque un prodotto da smaltire per cui in linea di principio si sta utilizzando uno scarto per produrre a sua volta acido lattico.<text:line-break/></text:span><text:span text:style-name="T1048">Il siero viene utilizzato anche per produrre le proteine in polvere</text:span><text:span text:style-name="T1046">.<text:line-break/></text:span><text:span text:style-name="T1049">La fermentazione lattica può essere fatta anche dai lieviti, se messi nelle condizioni ottimali.<text:line-break/><text:line-break/>I microrganismi che si usano per fare fermentazione lattica sono davvero tanti e sono in grado di fermentare substrati diversi. </text:span><text:span text:style-name="T1050">Tendenzialmente sono </text:span><text:span text:style-name="T1051">anaerobi ma possono anche fermentare in operazione aerobie.<text:line-break/>La maggior parte sono termofili (soprattutto i batteri lattici) quindi la loro T di esercizio è intorno ai 40-50°C invece dei 30°C tipici di altri batteri. Sono tolleranti ai pH infatti non muoiono a bassi pH.<text:line-break/></text:span><text:span text:style-name="T1052">Bisogna tenere conto delle conc di zucchero, dei valori di pH (misurato e controllato con sonde), </text:span><text:span text:style-name="T1053">batch o fed-batch o continuo dipende dalle condizioni. C’è il vantaggio di asepsi perché buona parte di batteri a quei pH muore.<text:line-break/><text:line-break/></text:span><text:span text:style-name="T1054">Una volta prodotto l’acido lattico il nostro obiettivo è separarlo e purificarlo.<text:line-break/>Dipende se nel processo abbiamo usato omofermentatore o eterofermentatore, in questo caso dovremo separare ciò che non è acido lattico </text:span><text:span text:style-name="T1055">quindi separazione solido-liquido e po</text:span><text:span text:style-name="T1056">i bisogna trattare il liquido.<text:line-break/>In un processo batch ivi compreso questo non si va mai a consumo del substrato allora abbiamo sempre un po’ di substrato non reagito che a fine processo dovremo separare. </text:span></text:p>
      <text:p text:style-name="P48"><text:span text:style-name="T1056">Anche in presenza di omofermentatore dovremo separare acido lattico quindi essendo questo un acido lo facciamo reagire con una base, trattiamo e si forma lattato di calcio e a questo punto abbiamo un prodotto, se dobbiamo recuperare l’acido lattico nella sua forma libera aggiungiamo un acido più forte (acido solforico) perché così </text:span><text:span text:style-name="T650">sposta l’acido più debole dai suoi sali</text:span><text:span text:style-name="T1056"> → reazione di doppio scambio e quindi si ripristina l’acido lattico e si forma solfato di calcio. <text:line-break/></text:span><text:span text:style-name="T1057">Il problema è il solfato di calcio (gesso) è il sottoprodotto più comune che possiamo trovare </text:span><text:span text:style-name="T1063">nelle</text:span><text:span text:style-name="T1057"> produzioni. <text:line-break/>C’è tanto gesso, ha valore 0 e quello che produciamo noi vale ancora meno in quanto è giallo e puzza </text:span><text:span text:style-name="T1063">(quindi non si può usare nemmeno nelle applicazioni building)</text:span><text:span text:style-name="T1057">. </text:span><text:span text:style-name="T1063">Si usa quasi sempre la calce per salificare.</text:span></text:p>
      <text:p text:style-name="P48"><text:span text:style-name="T1057"><text:line-break/></text:span><text:span text:style-name="T1058">10/05/2021<text:line-break/></text:span><text:span text:style-name="T1059">Nel caso di produzione di acidi la separazione è abbastanza semplice, siamo in presenza di un acido quindi lo si può salificare (reazioni acido base facilmente applicabili e con rese anche abbastanza importanti). <text:line-break/></text:span><text:span text:style-name="T1060">Nel momento in cui siamo in presenza di un sale però non è detto che il mercato richieda il sale prodotto perché ogni tanto richiede l’acido nella sua forma libera.<text:line-break/>Se vogliamo ottenere direttamente l’acido lattico nella sua forma libera dobbiamo fare o</text:span><text:span text:style-name="T1068"> estrazione con solvente</text:span><text:span text:style-name="T1060"> <text:s/>quindi separazione usando un liquido estraente oppure una</text:span><text:span text:style-name="T1068"> separazione utilizzando membrana</text:span><text:span text:style-name="T1060">.</text:span></text:p>
      <text:p text:style-name="P49"><text:span text:style-name="T657">La prima pone qualche problema in più perché spesso il solvente è organico e poi entriamo nei problemi degli </text:span><text:span text:style-name="T655">equilibri</text:span><text:span text:style-name="T657"> (le estrazioni dei solventi giocano proprio su questi). Gli equilibri sono sempre un pochino problematici, possiamo avere dei ritorni </text:span><text:span text:style-name="T1061">o ridissoluzioni del prodotto già separato quindi efficienza non sempre grandissima.<text:line-break/>Meglio operare con piccole quantità per un n° di step maggiori.<text:line-break/>Costi elevati a causa dei costi dei chemical e delle apparecchiature usate.<text:line-break/></text:span><text:span text:style-name="T1062">L’acido lattico è sicuramente un prodotto prezioso ma anche un prodotto che tendenzialmente non dovrebbe costare troppo perché ha molte applicazioni (conservante, monomero ecc…).<text:line-break/>Con l’estrazione solvente otteniamo un prodotto puro.</text:span></text:p>
      <text:p text:style-name="P64">I processi di separazione con membrana danno risultati ottimi, ottenuti non tanto con trattamento diretto con un’unica membrana ma operando in serie con membrane differenti perché i tagli che sono trattenuti dalle membrane dipendono dai pesi molecolari quindi separazioni e purificazioni progressive. <text:line-break/>Vantaggi sulla qualità del prodotto ma costi elevati perché si deve operare per step successivi (all’aumentare del n° delle operazioni unitarie aumenterà il costo finale e anche le membrane costano).<text:line-break/><text:span text:style-name="T1093">La separazione con membrane è piuttosto recente, separazione molto efficiente e ha il vantaggio di non produrre sottoprodotti. È un processo apparentemente molto semplice. Non è così comune che le cellule vengano riciclate al </text:span><text:soft-page-break/><text:span text:style-name="T1093">fermentatore, dipende dai lattobacil</text:span><text:span text:style-name="T1095">l</text:span><text:span text:style-name="T1093">i (più robusti di altri microrganismi e quindi magari più trattati oppure immobilizzandoli sulle palline possono essere riutilizzati) e dai microrganismi usati. Il riciclo dipenderà dal costo dei microrganismi e dal prodotto che vogliamo ottenere. Anche senza riciclo cellulare la separazione a membrana consente di avere un prodotto puro e raffinato.<text:line-break/>Nel caso delle membrane il processo di separazione tramite membrane (che è sempre un processo successivo) dipende dalla dimensione e dalla forma delle molecole, </text:span><text:span text:style-name="T1094">man mano la dimensione di separazione di membrana diventa via via più piccola e mirata a ciò che deve essere separato. Passo da ultrafiltrazione a una nanofiltrazione e una filtrazione in grado di separare gli ioni e in questo modo riusciremo ad ottenere l’acido puro. <text:line-break/></text:span><text:span text:style-name="T1096">Le operazioni unitarie pur essendo tutte uguali vanno fatte in sequenza e progressivamente i costi di membrana e di separazione aumentano.</text:span><text:line-break/><text:span text:style-name="T1087">Con il processo di </text:span><text:span text:style-name="T1092">precipitazione</text:span><text:span text:style-name="T1087"> non abbiamo la possibilità di ottenere un acido direttamente.<text:line-break/></text:span><text:span text:style-name="T1088">Prima reazione salificazione con formazione di lattato di calcio e poi recupero con trattamento dell’acido forte. Solfato di calcio rappresenta un problema </text:span><text:span text:style-name="T1089">perché non sappiamo cosa fare, costa soldi perché dobbiamo smaltirlo in discarica ma diventa un rifiuto speciale perché proviene da fermentazione. </text:span><text:span text:style-name="T1090">Otteniamo però un acido lattico abbastanza puro.<text:line-break/>In questo caso si può usare una via alternativa ossia andare ad esterificare l’acido lattico facendone un estere metilico, idrolizzandolo si recupera l’etanolo e si ottiene l’acido lattico piuttosto puro → aggravio dei costi derivanti dall’uso del metanolo (molto tossico) e dalla purificazione.<text:line-break/>Andando a fare due conti la precipitazione con calce è quello più usato industrialmente parlando.</text:span></text:p>
      <text:p text:style-name="P106"><text:span text:style-name="T469">Il processo di purificazione dipenderà però dalla purezza richiesta del mercato e dalle sue applicazioni.<text:line-break/><text:line-break/></text:span><text:span text:style-name="T470">Applicazioni alimentari con addizione di acido lattico oppure con produzione di acido lattico in situ e poi il suo utilizzo come additivo. È uno dei conservanti più utilizzati.<text:line-break/></text:span><text:span text:style-name="T471">L’acido lattico </text:span><text:span text:style-name="T472">prodotto per via fermentativa</text:span><text:span text:style-name="T471"> </text:span><text:span text:style-name="T473">veniva</text:span><text:span text:style-name="T471"> usato per fare l’acido polilattico (</text:span><text:span text:style-name="T492">PLA</text:span><text:span text:style-name="T471">) </text:span><text:span text:style-name="T473">tramite polimerizzazione diretta dell’acido lattico stesso; era però difficile ottenere acido PLA ad alto peso molecolare, problema perché il PLA a basso peso molecolare ha poche applicazioni perché non ha le caratteristiche chimico fisiche giuste. Ora si usa un processo catalitico in grado di fare un PLA ad alto peso molecolare a partire dalla depolimerizzazione del PLA a basso molecolare.<text:line-break/>L’acido polilattico può essere prodott</text:span><text:span text:style-name="T472">o</text:span><text:span text:style-name="T473"> per policondensazione diretta </text:span><text:span text:style-name="T472">a T e P elevate, alla fine il materiale che si poteva ottenere era costoso ma nemmeno molto buono </text:span><text:span text:style-name="T474">(anche se ad alto peso molecolare)</text:span><text:span text:style-name="T472">. <text:s/><text:line-break/>Si pensò allora di produrre l’acido polilattico tramite intermedi con produzione di questo intermedi, polimerizzazione <text:s/></text:span><text:span text:style-name="T474">e trasformazione in polilattico. Ho quindi produzione di oligomero e con trattamento catalitico si genera il lattide, questo viene aperto e polimerizzato per ottenere PLA <text:s/>ad alto peso molecolare con caratteristiche migliorate con caratteristiche simili ai termoplastici e biodegradabili → </text:span><text:span text:style-name="T475">processo green.<text:line-break/>Acido lattico prodotto per via fermentativa (che può essere utilizzata per degradare scarti) e trasformato in un prodotto ad alto valore aggiunto che è un polimero biodegradabile </text:span><text:span text:style-name="T476">da parte di microrganismi presenti in natura </text:span><text:span text:style-name="T477">trasformandolo in CO</text:span><text:span text:style-name="T465">2</text:span><text:span text:style-name="T477"> o metano e acqua.</text:span><text:span text:style-name="T475"><text:line-break/></text:span><text:span text:style-name="T478">L’acido polilattico è in grado di comportarsi come un polimero termoplastico e ha caratteristiche meccaniche simile al polistirene, polietilene e polipropilene (quindi applicazioni simili ai polimeri derivanti da fonti fossili).<text:line-break/>È utilizzato come packaging alimentare perché ha proprietà da barriere. </text:span><text:span text:style-name="T476">Questa applicazione è importante perché un packaging biodegradabile va nella direzione green. <text:line-break/><text:line-break/></text:span><text:span text:style-name="T479">Il PLA ha applicazioni mediche perché viene utilizzato nell’ingegneria </text:span><text:span text:style-name="T480">tissutale</text:span><text:span text:style-name="T479">, </text:span><text:span text:style-name="T480">suture</text:span><text:span text:style-name="T479"> perché riassorbibile e non tossico, </text:span><text:span text:style-name="T480">per i device ortopedici (un tempo fatti di titanio). </text:span><text:span text:style-name="T481">Altra applicazione è quella del rilascio di farmaci, si sta <text:s/>andando verso la produzione di cronofarmaci ossia farmaci che possono essere rilasciati secondo una cinetica stabilita in funzione dell’effetto di medicamento che devono esercitare. La molecola che ha veramente attività biologica e con il principio curativo viene dispensata attraverso l’uso di sistemi biodegradabili nel tempo; abbiamo per esempio il principio attivo in strati diversi e quest’ultimi vengono degradati in tempi diversi controllando così la cinetica di consumazione. </text:span><text:span text:style-name="T482">Si usano di solito dei carrier che sono polimeri, il PLA è tra questi.<text:line-break/></text:span></text:p>
      <text:p text:style-name="P107"><text:span text:style-name="T468">Altra applicazione dell’acido polilattico è il latte fermentato. </text:span><text:span text:style-name="T483">I formaggi e i probiotici sono prodotti con obiettivo preservare le qualità nutritive del contenuto di latte. <text:line-break/></text:span><text:span text:style-name="T484">Si può fermentare qualsiasi tipo di latte animale, il latte della renna ha un contenuto di grassi molto alto, sono tutti latti </text:span><text:soft-page-break/><text:span text:style-name="T484">trasformabili e fermentabili in formaggio. <text:line-break/></text:span><text:span text:style-name="T485">Agglomerazione delle proteine nelle micelle con espulsione di siero. (per queste cose guardare seminario sulla produzione casearia).<text:line-break/>Due problemi: instabilità del microrganismo e infezione da virus, se si sviluppa un virus in grado di attaccare i batteri che fanno fermentazione lattica è un <text:s/>grosso problema.<text:line-break/></text:span><text:span text:style-name="T486">Un’altra cosa che sono in grado di produrre i battero lattici sono le batteriocine o lantibiotic</text:span><text:span text:style-name="T489">i</text:span><text:span text:style-name="T486">, molecole piccole che hanno in parte capacità antibiotica prodotte durante la fase di fermentazione lattica, sono in grado di essere attivi contro gli organismi gran positivi. </text:span><text:span text:style-name="T487">Sono in grado di prevenire e rallenta lo spoilage da parte di una serie di batteri che portano alla degradazione di sostanze minerali.<text:line-break/>Sono in grado di interagire con </text:span><text:span text:style-name="T488">la parete dei microrganismi degradativi e patogeni che si sviluppano nei cibi conservati dando un effetto detergente </text:span><text:span text:style-name="T489">quindi la presenza di batteriocina comporta una migliore conservazione dell’alimento</text:span><text:span text:style-name="T488">. </text:span></text:p>
      <text:p text:style-name="P65">Per prevenire muffe nei <text:span text:style-name="T1098">mais nel silos</text:span> venivano <text:span text:style-name="T1099">inoculati</text:span> dei batteri lattici al loro interno, i batteri fermentano abbassando progressivamente il pH <text:s/>andando a valori di acidità bassi, quindi le <text:span text:style-name="T1099">infezioni</text:span> muffe non si verificano e in parallelo si vide che la formazione delle batteriocine che <text:span text:style-name="T1099">andavano ad aumentare l’effetto di sterilizzazione messo in atto con l’abbassamento del pH e </text:span>a<text:span text:style-name="T1099">vevano </text:span>l’effetto di asepsi e <text:span text:style-name="T1099">aiutavano </text:span>a preservare la produzione alimentare.</text:p>
      <text:p text:style-name="P65"><text:line-break/><text:span text:style-name="T1097">Un altro metodo per conservare i vegetali è proprio dato dalla fermentazione lattica. <text:line-break/></text:span><text:span text:style-name="T1100">Operazione di Pickling, i crauti sono un prodotto fermentato e in particolar modo con una fermentazione lattica. Questa fermentazione è anaerobica (quella lattica è per definizione anaerobica) ed è fatta in concentrazioni saline molto elevate. C’è una categoria di batteri in </text:span><text:span text:style-name="T1101">g</text:span><text:span text:style-name="T1100">rado di dare fermen</text:span><text:span text:style-name="T1101">tazione lattica e in grado di crescere in concentrazioni saline spinte. I vegetali vengono ammollati in acqua e sale </text:span><text:span text:style-name="T1102">e automaticamente si auto sterilizzano e quindi si conservano per molto tempo. </text:span><text:span text:style-name="T1103">Il</text:span><text:span text:style-name="T1102"> sapore sarà un po’ salato e acido.</text:span></text:p>
      <text:p text:style-name="P66">È un modo per conservare verdura per molto tempo, adesso è prodotto anche a scopo organolettico perché questo sapore è gradito ai consumatori.<text:line-break/><text:line-break/><text:span text:style-name="T1104">Lo </text:span><text:span text:style-name="T1107">yogurt</text:span><text:span text:style-name="T1104"> è il tipico probiotico, è un alimento che ha oltre all’obiettivo della conservazione delle caratteristiche del latte ha anche quello di mantenere l’organismo vivo che rimane all’interno del prodotto caseario. Ciò che è benefico sono i microrganismi lì presenti, microrganismi in grado di stimolare tutta una serie di molecole non solo a livello intestinale ma anche a livello cerebrale.</text:span></text:p>
      <text:p text:style-name="P67">I probiotici più noti sono quelli contenuti nello yogurt: bifidobatter<text:span text:style-name="T1105">i</text:span>, lattobacilli, streptococchi.</text:p>
      <text:p text:style-name="P68"><text:span text:style-name="T1113">F</text:span>ermentazione simbiotica cioè <text:span text:style-name="T1113">l</text:span>a produzione dello yogurt richiede almeno <text:span text:style-name="T1113">due microrganismi, normalmente il lattobacillo bulgaric</text:span><text:span text:style-name="T1114">us</text:span><text:span text:style-name="T1113"> e lo streptococco termofilo, hanno condizioni operative diverse (soprattutto la T); vengono inoculati insieme in conc diverse. Viene prodotto soltanto acido lattico; ciò che rende buono lo yogurt è il coagulo e la cagliata genera in situ a seguito della fermentazione lattica. L’acido lattico fa cagliare il latte e fa espellere il siero.<text:line-break/>Ciò che produce un microrganismo è stimolante del metabolismo dell’altro e viceversa, la fermentazione lattica degrada il lattosio e si ottiene glucosio e galattosio. Gli organismi degradano rapidamente il glucosio fino a formare l’acido lattico mentre il galattosio rimane all’interno del prodotto.</text:span></text:p>
      <text:p text:style-name="P69">I due batteri hanno T di esercizio diverse, il bulgaricus è presente all’in<text:span text:style-name="T1115">i</text:span>zio a T più basse mente il thermopilus è presente a T più alte; il rapporto tra i due dipende dalla T. L’inoculo viene fatto più o meno a 42°C. Il bulgaricus produce una serie di amminoacidi che stimolano il metabolismo dello streptococco, questo a sua volta produce acido lattico e CO<text:span text:style-name="T511">2</text:span> che stimolano invece il metabolismo del bulgaricus.</text:p>
      <text:p text:style-name="P69">Il valore di pH che può essere raggiunto a fine fermentazione è diverso a seconda dei due microrganismi. <text:line-break/>La fermentazione va avanti con copresenza dei due microrganismi con il <text:span text:style-name="T1114">bulgaricus che è produce più acido lattico quindi è in grado di abbassare il pH della fermentazione mentre il thermopilus solo fino a 5. Con il tempo questi due microrganismi portano ad un abbassamento del pH che si setta intorno a poco più di 4.5, qui la fermentazione si ferma. </text:span><text:span text:style-name="T1115">Il latte di partenza come nel caso del formaggio deve essere standardizzato in termini di grassi, se troppo grasso non va bene per essere fermentato dai lattobacilli. Quindi si fa operazione di affioramento e scrematura </text:span><text:span text:style-name="T1117">e </text:span><text:span text:style-name="T1115">il latte </text:span><text:span text:style-name="T1117">subisce anche</text:span><text:span text:style-name="T1116"> il riscaldamento (per pastorizzarlo in modo tale che ci siano poche concentrazioni di altri fermentatori).<text:line-break/>La fermentazione può essere fatta in due modi diversi: una in reattore dopodiché il prodotto viene separato per preservare la conc di microrganismi, l’altra fatta direttamente nel pacchetto.<text:line-break/></text:span><text:span text:style-name="T1118">La frutta dentro lo yogurt può essere messa o in pezzi o in forma di puree.<text:line-break/><text:line-break/></text:span><text:soft-page-break/><text:span text:style-name="T1118"><text:line-break/></text:span><text:span text:style-name="T1120">PRODUZIONE DI ACIDI ORGANICI</text:span><text:span text:style-name="T1119"><text:line-break/>Ci interessano gli acidi organici prodotti per via fermentativa, lo stesso acido lattico è prodotto in questo modo ma lo differenziamo in quanto gli acidi organici che analizzeremo fanno parte di cicli metabolici aerobi.<text:line-break/>Gli acidi organici che andremo a considerare sono quelli che stanno al ciclo di </text:span><text:span text:style-name="T1122">K</text:span><text:span text:style-name="T1119">rebs e altri che vengono generati a opera di un ossidazione successiva del glucosio. <text:line-break/>Il capostipite e l’acido più prodotto è </text:span><text:span text:style-name="T1108">l’acido citrico, questo è un acido tricarbossilico </text:span><text:span text:style-name="T1119">quindi ha tre funzioni COO</text:span><text:span text:style-name="T1121">H</text:span><text:span text:style-name="T1119"> e questo andrà ad influire sul processo. </text:span><text:span text:style-name="T1121">Sono bio-acidi perché sono prodotti da microrganismi e macrorganismi durante la respirazione, hanno una serie di applicazioni molto grandi (food, cosmetici, industria tessile, bioplastiche ecc).</text:span></text:p>
      <text:p text:style-name="P70">Possono essere anche estratti <text:span text:style-name="T1122">ma non è conveniente, nel caso dell’acido citrico la fermentazione è quella preferita.<text:line-break/>In tutti questi casi interviene anche il DNA technology perché i microrganismi una volta selezionati sono poi generalizzati per avere grande produttività.<text:line-break/>L’acido citrico è uno dei prodotti più prodotti insieme all’acido acetico. Quest’ultimo può essere prodotto anche da fonti fossili attraverso un processo di catalisi omogenea ma non può essere usato per esempio nell’ambito della cosmesi (deve essere prodotto via fermentazione).<text:line-break/></text:span><text:span text:style-name="T1123">I protagonisti sono: a</text:span><text:span text:style-name="T1122">cido citrico, fumarico, itaconico, gluconico, malico, lattico e acetico.</text:span></text:p>
      <text:p text:style-name="P70"><text:span text:style-name="T1122">Possono essere di due categorie, una legata ai cicli di acidi tricarbossilici e l’altra deriva</text:span><text:span text:style-name="T1123">n</text:span><text:span text:style-name="T1122">ti dall’</text:span><text:span text:style-name="T1123">ossidazione del glucosio.</text:span><text:span text:style-name="T1122"><text:line-break/></text:span><text:span text:style-name="T1123">Essendo acidi che stanno all’interno dei cicli metabolici il problema è legato al fatto che se sono </text:span><text:span text:style-name="T1124">intermedi</text:span><text:span text:style-name="T1123"> vengono consumati rapidamente e al tempo stesso le conc di questi prodotti sono molto bassi, nel caso del lattico problema meno importante perché se l’organismo cresce produce acido lattico essendo il prodotto strettamente legato alla crescita (massima resa con massima crescita e acido lattico </text:span><text:span text:style-name="T1124">prodotto terminale</text:span><text:span text:style-name="T1123"> della fermentazione).<text:line-break/>Dovremo pensare ad un ciclo produttivo che assicuri accumulo dell’intermedio.<text:line-break/></text:span><text:span text:style-name="T1125">Abbiamo diversi produttori tra cui l’aspergillus niger, riesce a produrre anche in grandi quantità l’acido citrico.<text:line-break/>Ogni microrganismo è associato a diversi substrati, produrranno quindi in quantità più elevati quando associati ai substrati giusti.<text:line-break/><text:line-break/></text:span><text:span text:style-name="T1157">ACIDO CITRICO</text:span><text:span text:style-name="T1125"><text:line-break/></text:span><text:span text:style-name="T1126">L’acido citrico è un sale cristallino bianco inodore, è acido al gusto che fonde a 153°C e decompone prima di fondere, è molto solubile in acqua e alcool e ha effetti corrosivi perché ha un pK</text:span><text:span text:style-name="T1127">a</text:span><text:span text:style-name="T1126"> piuttosto basso. Si trova nelle cellule.</text:span></text:p>
      <text:p text:style-name="P71">È il primo intermedio del ciclo di respirazione ed è anche presente nella frutta. <text:span text:style-name="T1127">Originariamente l’acido citrico veniva ottenuto attraverso un processo ad estrazione. Ha usi svariati, può essere utilizzato come conserv</text:span><text:span text:style-name="T1128">a</text:span><text:span text:style-name="T1127">nte, </text:span><text:span text:style-name="T1128">cibo e bibite</text:span><text:span text:style-name="T1127">, detergen</text:span><text:span text:style-name="T1128">ti</text:span><text:span text:style-name="T1127">, </text:span><text:span text:style-name="T1128">depurante di olio per friggere, pannolini come adsorbitore ecc. <text:line-break/>È <text:s/>in grado di dare effervescenza e insieme ad altri aromatizzanti dà il sapore di arancia o limone. <text:line-break/><text:line-break/></text:span><text:span text:style-name="T1129">La fermentazione può essere operata in due modi: come cultura in superficie sia su substrato solido che su substrato liquido oppure su culture sommerse (consentono in piccoli spazi di produrre tanto soprattutto al riparo da problemi climatici o stagionalità). Esistono una serie di substrati per la produzione dell’acido citrico, dipend</text:span><text:span text:style-name="T1130">ono</text:span><text:span text:style-name="T1129"> anche dall’uso dei microrganismi. <text:line-break/></text:span><text:span text:style-name="T1130">La reazione è la conversione del glucosio, questo viene fatto all’interno della cellula. <text:line-break/>È un processo che ha bisogno di ottimizzazione dello zucchero, </text:span><text:span text:style-name="T1131">gli enzimi dei microrganismi produttori sono sensibili alle elevate conc di substrato e sono ancor di più sensibili alle elevate conc di prodotto. <text:line-break/>Abbiamo quindi inibizione sia dal substrato che dal prodotto → problema perché non basta aumentare lo zucchero per avere massima produzione di acido citrico. Per il substrato studiamo l’andamento dell’acido citrico in funzione della conc di zucchero e devo arrivare a conc di prodotto accettabili sia dal punto di vista industriale che dal punto di vista biologico.<text:line-break/>Originariamente i produttori erano i funghi attualmente si usano anche lieviti o batteri. <text:line-break/>Elevate conc di acido citrico possono essere ottenuti in presenza di aspergillus niger (produttore ottimale).<text:line-break/></text:span><text:span text:style-name="T1132">È una fermentazione a microrganismo completo che implica l’uso della catena metabolica della respirazione.<text:line-break/>Altra grande capacità produttiva dell’aspergillus è per produrre gli enzimi.<text:line-break/><text:line-break/>La biosintesi è la classica via glicolitica più acidi carbossilici. <text:line-break/></text:span><text:span text:style-name="T1133">Problema: l’acido citrico è il primo intermedio del ciclo di Krebs e questo assieme alla glicolisi sono cicli fondamentali </text:span><text:soft-page-break/><text:span text:style-name="T1133">per la sopravvivenza del microrganismo e quindi le conc di queste molecole sono </text:span><text:span text:style-name="T1134">stabilite</text:span><text:span text:style-name="T1133"> da enzimi regolatori.<text:line-break/></text:span><text:span text:style-name="T1134">L’acido citrico è un intermedio per produrre ATP quindi il vettore energetico per cui la cellula andrà a regolare l’acido per cercare di regolare i vettori energetici. Il problema è legato al fatto che, essendo l’acido citrico un inibitore dell’enzima, nel momento in cui si accumula l’attività dell’enzima viene terminata.<text:line-break/>Dobbiamo interrompere la sua degradazione e interrompere l’effetto di inibizione sulla fosfofruttochinasi quando la conc di acido citrico aumenta aldilà dei valori previsti da</text:span><text:span text:style-name="T1135">l metabolismo cellulare.<text:line-break/>Bisogna rimuovere l’inibizione del citrato sulla fosfofruttochinasi, se non dovessimo rimuovere questa inibizione nel momento in cui stiamo accumulando questo il processo si ferma per cui non avremmo più reagente da trasformare in acido citrico. </text:span></text:p>
      <text:p text:style-name="P72">Un altro problema è dato dal fatto che l’acido citrico viene degradato all’interno della cellula perché il ciclo va chiuso, se il ciclo non viene chiuso il microrganismo muore; anche qui dovremo agire sugli enzimi degradativi.<text:line-break/><text:span text:style-name="T1136">Dobbiamo fare in modo che il microrganismo possa prendere una via alternativa degradativa e andare a chiudere il ciclo in modo tale che possa sopravvivere. <text:s/><text:line-break/></text:span><text:span text:style-name="T1137">Interveniamo agendo sul substrato, siamo così in grado ad effettuare questi interventi: un mezzo ricco di ammonio e deficiente di manganese è in grado di rimuovere l’inibizione sulla fosfofruttochinasi, un mezzo che venga depauperato degli ioni Fe e venga addizionato degli ioni </text:span><text:span text:style-name="T1138">Cu</text:span><text:span text:style-name="T1137"> è in grado di sostenere la produzione di acido citrico evitando la trasformazione ad isocitrato con possibile scelta da parte del microrganismo di una via laterale.</text:span></text:p>
      <text:p text:style-name="P73">Citrato si accumula perché siamo stati in grado di bloccare l’inibizione e poi abbiamo fatto in modo di non bloccare complementare la trasformazione di isocitrato, lasciamo che un po’ di questo prenderà una via alternativa e andrà verso glicolato e si trasformerà in <text:span text:style-name="T1138">acido malico.<text:line-break/>Quindi andando a modificare il substrato riesco a fare ciò: <text:line-break/>1) Elevate conc di <text:s/>ammonio rimuovono inibizione<text:line-break/>2) La presenza di ioni rame rallenta un po’ tutti i processi e inibisce tutti i cofattori quindi consente l’accumulo </text:span><text:span text:style-name="T1139">di citrato</text:span><text:span text:style-name="T1138"><text:line-break/>3) La rimozione di ioni ferro </text:span><text:span text:style-name="T1139">porta alla trasformazione totale in isocitrato</text:span></text:p>
      <text:p text:style-name="P74">4) l’utilizzo di fonti di glucosio migliori in cui il glucosio è maggiormente disponibile (tipo il melasso) sono in grado di favorire la scelta di via alternativa e quindi di preservare il microrganismo vivo</text:p>
      <text:p text:style-name="P74">5) Rimozione degli ioni manganese magari non totale in modo tale da favorire la permeabilità della cellula, l’acido citrico è un acido che è intracellulare e quindi se noi siamo in grado di modificare tramite l’uso di Mn e ammonio siamo in grado di generare dei buchi nelle parete in modo tale da fa uscire acido citrico e far generare azione di massa → aumento acido citrico.<text:line-break/></text:p>
      <text:p text:style-name="P75">Il processo può essere fatto fed batch ma si tende a fare un processo <text:span text:style-name="T1106">batch a due stadi </text:span>perché le cond di crescita e le cond di produzione sono molto differenti. <text:span text:style-name="T1140">Il microrganismo viene cresciuto in cond sani e vitali e generalmente con fermentazione di superficie in modo tale che non ci sia neanche l’effetto di shear dopodiché viene trasferito nel reattore di produzione in cui le cond operative sono molto diverse.<text:line-break/>La prima parte di produzione può essere fatta sia di superficie che sommersa, quel che si preferisce è far crescere il microrganismo superficialmente (quindi fermentazione di superficie) perché in questo modo gli effetti di shear (bisogna distribuire ossigeno in modo efficiente ed essendo poi un processo aerobio ossidativo quindi aumenta la T e quindi dovremo smaltire il calore agitando) si evitano. <text:line-break/></text:span><text:span text:style-name="T1141">Siccome l’aspergillus è in grado di sporulare le cond operative da applicare sono 3: bisogna far germinare le spore e ottenere l’aspergillus e una volta germinate le cond di produzione.<text:line-break/>Al crescere del tempo cresce l’acido citrico e diminuisce lo zucchero.</text:span></text:p>
      <text:p text:style-name="P75"><text:span text:style-name="T1142">Punti critici della f</text:span><text:span text:style-name="T1141">ermentazione sommersa: formazione delle ife, controllo pH, T e O</text:span><text:span text:style-name="T522">2</text:span><text:span text:style-name="T1141">.</text:span></text:p>
      <text:p text:style-name="P75"><text:span text:style-name="T1141">La formazione delle ife e la distruzione delle ife a causa delle agitazione è uno dei punti critici, se sono rotte il microrganismo non cresce più e non produce più acido citrico.</text:span><text:line-break/><text:span text:style-name="T1142">I microrganismi sono o l’aspergillus niger, altri aspergilli, </text:span><text:span text:style-name="T1143">candide e lieviti.</text:span></text:p>
      <text:p text:style-name="P76">Vogliamo aumentare le rese e possibilmente usando un substrato che costi meno per abbassare i costi → cambio microrganismo, sono state proposte le candide perché queste degradano substrati non ricchi come il melasso.<text:line-break/><text:span text:style-name="T1143">Step per fare fermentazione sommersa ivi compreso il processo di separazione.</text:span></text:p>
      <text:p text:style-name="P77">Il processo di separazione ha grosso modo lo stesso problema di separazione dell’acido lattico quindi viene effettuato ma dipende in base a cosa vogliamo ottenere.<text:line-break/><text:soft-page-break/>La cosa migliore è trasformare l’acido in sale aggiungendo calcio e ottenendo citrato di calcio (molto richiesto) ma anche l’acido citrico nella sua forma libera ha richiesta di mercato → metto in atto la stessa cosa dell’acido lattico.<text:line-break/>Tratto l’acido citrico con idrossido di calcio, ottengo citrato di calcio, ripristino la funzione acida trattando con acido solforico e quindi ottengo acido citrico e solfato di calcio.</text:p>
      <text:p text:style-name="P77">La produzione di solfato di calcio è un problema perché prodotto in grandi quantità. Se considero poi il peso molecolare dell’acido citrico e quello del solfato di calcio in termini massivi si produce più quest’ultimo che il primo. Problema che non ha ancora trovato soluzione. <text:line-break/>In questo caso specifico stiamo salificando un acido tricarbossilico con uno ione <text:span text:style-name="T1146">bivalente → </text:span><text:span text:style-name="T1147">con i conti stechiometrici già in termini molari la quantità di solfato di calcio è molto grande.</text:span></text:p>
      <text:p text:style-name="P77">Si applicano principalmente separazioni con estrazioni di solvente ma abbiamo nuovamente problemi legati agli equilibri e costi legati a come estraiamo.<text:line-break/>L’acido citrico è un <text:s/>prodotto intracellulare quindi dobbiamo rompere il micellium, motivo per cui si cerca di allargare i fori della membrana del microrganismo in modo tale che l’acido citrico venga secreto.</text:p>
      <text:p text:style-name="P78">Operazione di estrazione utile anche per portare l’acido citrico nel brodo di cultura.</text:p>
      <text:p text:style-name="P79">Visione globale del processo produttivo: proposta a due step, crescita e accumulo, pH deve essere intorno a 4 e scende durante la fermentazione (aspergillus cresce meglio in ambiente acido essendo anche un produttore di acido).<text:line-break/><text:span text:style-name="T1144">Fermentazione a superficie o <text:s/>a substrato liquido, i vassoi sono riempiti con il substrato liquido, o a substrato solido, usato di più nei paesi asiatici, è meno produttivo perché servono grandi spazi e superfici.<text:line-break/></text:span><text:span text:style-name="T1145">Scarti delle patate dolci usati come substrato solido in Giappone. </text:span></text:p>
      <text:p text:style-name="P80"><text:s/><text:line-break/><text:span text:style-name="T1148">13/05/2021</text:span></text:p>
      <text:p text:style-name="P81">Acidi bio organici di interesse industriale, sono prodotti intracellulari. <text:span text:style-name="T1149">Tutti gli acidi bio organiciche hanno interesse industriale derivano da processi metabolici, sono molecole associate alla crescita e allo stesso tempo possono essere intermedi. <text:line-break/>Altri acidi organici che vedremo sono o acidi intermedi di cicli metabolici o acidi che sono prodotti terminali di un ciclo metabolico. <text:line-break/></text:span><text:span text:style-name="T1150">Prodotti terminali come acido lattico, acido acetico o gluconico → le cond di accumulo e di sintesi vanno di pari passo.<text:line-break/></text:span><text:span text:style-name="T1151">Nel caso della fermentazione lattica il prodotto finale è l’acido lattico, questo è rigorosamente associato alla crescita e quindi quando facciamo fermentazione lattica cresciamo microrganismo e facciamo acido lattico.<text:line-break/>Diverso è il caso di altri prodotti come acido citrico, acido itaconico, questi prodotti sono </text:span><text:span text:style-name="T1152">comunque</text:span><text:span text:style-name="T1151"> associati alla crescita </text:span><text:span text:style-name="T1153">perché senza l</text:span><text:span text:style-name="T1152">’acido citrico </text:span><text:span text:style-name="T1153">non può </text:span><text:span text:style-name="T1152">crescere. <text:s/></text:span><text:span text:style-name="T1153">È un intermedio e quindi le cond operative vanno gestite in modo da procedere all’accumulo.<text:line-break/></text:span><text:span text:style-name="T1154">L’acido citrico per produzioni piccole può essere fatta anche tramite fermentazione a superficie, viene messa a punto una superficie/substrato su cui poi viene <text:s/>seminato il microrganismo che poi farà la fermentazione.</text:span></text:p>
      <text:p text:style-name="P93">Il substrato è formulato in modo da poter effettuare la crescita e lo sviluppo e la produzione di acido citrico.</text:p>
      <text:p text:style-name="P81"><text:span text:style-name="T1154">Il substrato utilizzato può essere solido (scarti dell’industria agricola come barbabietola o amido) e liquido.<text:line-break/>Processo semplice perché i microrganismi vengono cresciuti sui reattori a vassoi, reazione non particolarmente forzata anzi di solito fatta evolvere in modo naturale. </text:span><text:span text:style-name="T1155">Produzione piccola che non è in grado di sostenere il mercato.</text:span></text:p>
      <text:p text:style-name="P82">Utilizzata quando la produzione di acido citrico vuole essere effettuata come modo per trattare gli scarti.</text:p>
      <text:p text:style-name="P83">Con il substrato liquido la fermentazione è un po’ più efficiente. <text:line-break/><text:span text:style-name="T1156">Per soddisfare la richiesta mondiale si fa fermentazione sommersa.<text:line-break/><text:line-break/></text:span><text:span text:style-name="T1157">ACIDO ACETICO<text:line-break/></text:span><text:span text:style-name="T1158">Mercato non piccole perché ha applicazioni alimentari, farmaceutici e cosmetico.</text:span></text:p>
      <text:p text:style-name="P84">Deve essere usato acido acetico prodotto tramite via biotecnologica.<text:line-break/>All’interno dell’acido acetico vanno anche gli aceti da tavola.<text:line-break/>Nel caso della produzione di aceto la base di fermentazione saranno gli scarti della produzione di vino, nel caso invece della produzione di acido acetico si parte da glucosio che poi viene a sua volta convertito in etanolo e poi successivamente portato fino alle condizioni di acido acetico.</text:p>
      <text:p text:style-name="P84"><text:span text:style-name="T1159">Reazione di ossidazione successiva dell’etanolo con acido acetico come prodotto terminale.<text:line-break/></text:span><text:span text:style-name="T1160">È un prodotto che si può ottenere sia per processo aerobio che anaerobio, dipende dal microrganismo usato.<text:line-break/></text:span><text:span text:style-name="T1161">Clostridium (microrganismo potenzialemente patogeno) usato perché trasforma glucosio in acido acetico con un </text:span><text:soft-page-break/><text:span text:style-name="T1161">singolo step.<text:line-break/>Si usano invece i batteri acetici per produrre acido acetico a scopo alimentare.</text:span></text:p>
      <text:p text:style-name="P85">Il metodo di fermentazione è un metodo di superficie, in particolare si usare il trickle bed reactor.</text:p>
      <text:p text:style-name="P85">Il reattore viene riempito con materiali che presentino porosità o superfici tali per cui il microrganismo possa ancorarsi e possa essere alloggiato, sono supporti non fermentabili da parte del microrganismo. I supporti vengono seminati sulla sup del microrganismo.<text:line-break/><text:span text:style-name="T1162">La maggior parte del microrganismo è esposto al substrato fatto percolare e durante la fase finale il prodotto (etanolo) è fatto fermentato fino ad acido acetico.</text:span></text:p>
      <text:p text:style-name="P86">È possibile ottenere conversioni molto alte di etanolo in acetico.<text:line-break/>Uno dei punti critici è la conc di etanolo, tossico per i microrganismi e può essere tollerato in conc diverse dai microrganismi, nel caso dei batteri acetici la conc ottimale va dallo 0.2 allo 5%. Questa conc di etanolo porta poi a produttività più basse ma la conc di etanolo è legata alla sopravvivenza dell’organismo usato durante la fermentazione.<text:line-break/>Si può operare con il riciclo del substrato oppure sviluppo di organismi che siano in grado di tollerare valori di etanolo in partenza più elevati.<text:line-break/>Esiste poi <text:s/>un processo di produzione di acido acetico fatta per fermentazione sommersa che è in grado di dare produzioni con produttività più importanti, utilizza principalmente come substrato scarti del vino o della frutta.<text:line-break/>Si ottengono rese, anche in processi continui, fino al 98%.<text:line-break/><text:line-break/><text:span text:style-name="T1163">ACIDO ITACONICO<text:line-break/>L’acido itaconico è un intermedio del ciclo di </text:span><text:span text:style-name="T1164">K</text:span><text:span text:style-name="T1163">rebs e uno dei prodotti di degradazione successiva dell’acido citrico.<text:line-break/></text:span><text:span text:style-name="T1164">Si sceglie l’aspergillus itaconicus e aspergillus terreus in grado di accumulare grandi quantità di acido itaconico.<text:line-break/>Può essere prodotto o con trasformazione dell’acido citrico seguendo la via di Krebs convenzionale oppure se messi nelle opportune condizioni di formulazione di substrato i microrganismi sono in grado di prendere una via parallela e diversa che è in grado di arrivare direttamente all’acido itaconico e a fermarsi qui.</text:span><text:line-break/><text:span text:style-name="T1164">Si parte dagli scarti, è una fermentazione aerobia con aerazione continua e T di esercizio tra i 33-37°C, <text:s/>la fermentazione prosegue per circa 2 giorni e l’accumulo dell’acido è massimo se il pH è mantenuto costante fino a 3.8.<text:line-break/>Una volta arrivati al prodotto di fermentazione la biomassa è macinata, viene estratto l’acido itaconico rimasto all’interno della biomassa e viene separato e purificato.<text:line-break/></text:span><text:span text:style-name="T1165">La separazione dell’acido itaconico è fatta esattamente nello stesso modo della separazione dell’acido citrico, si fa interagire il brodo con una base, si separa l’itaconato che così si forma e poi quando necessario si ripristina l’acido itaconico liberandolo dai sali.</text:span></text:p>
      <text:p text:style-name="P87"><text:span text:style-name="T1165">Si usa molto meno l’idrossido di calcio perché l’itaconato di calcio è molto appiccicoso ed è difficile da recuperare, meglio usare idrossido di ammonio formando il sale corrispondente.<text:line-break/><text:line-break/></text:span><text:span text:style-name="T1166">ACIDO GLUCONICO<text:line-break/>L’acido gluconico è un prodotto terminale di ossidazione totale del glucosio, è ottenuto attraverso l’aspergillus niger se messo in condizioni particolari.<text:line-break/>L’acido gluconico è in grado di ciclizzare e dare luogo ad un estere che è un delta lattone che poi successivamente dal microrganismo è aperto e dà acido gluconico.<text:line-break/>Le reazioni sono diverse a seconda del microrganismo usato, in particolare l’aspergillus ossida il glucosio formando il lattone mentre il glucano batter trasforma il glucosio direttamente in acido gluconico.<text:line-break/></text:span><text:span text:style-name="T1167">Reattore aerato, T intorno ai 30°C e stretto controllo del pH, necessario perché durante la fase di fermentazione i prodotti tendono a cristallizzare e anche il substrato di partenza (il glucosio) tende a cristallizzare proprio perché presente in grandi conc → pH va controllato.<text:line-break/>Alla fine della fermenta</text:span><text:span text:style-name="T1168">z</text:span><text:span text:style-name="T1167">ione possiamo otten</text:span><text:span text:style-name="T1168">e</text:span><text:span text:style-name="T1167">re o l’acido gluconico direttamente o</text:span><text:span text:style-name="T1168">ppure possiamo cristalli</text:span><text:span text:style-name="T1169">z</text:span><text:span text:style-name="T1168">zare il delta lattone </text:span><text:span text:style-name="T1169">(controllore di acidità e conservante)</text:span><text:span text:style-name="T1168"> perché entrambi hanno applicazioni industriali.<text:line-break/></text:span><text:span text:style-name="T1169">Il delta lattone è addizionato anche ai mangimi degli animali perché ha effetti benefici oppure viene usato nell’industria casearia per favorire la formazione della cagliata.</text:span></text:p>
      <text:p text:style-name="P88"><text:span text:style-name="T1169">I sali dell’acido gluconico hanno le più svariate applicazione come detergente, per eliminare ruggine, in metallurgia, add</text:span><text:span text:style-name="T1170">itivi di cementi ecc<text:line-break/></text:span><text:span text:style-name="T1171">Uso come agenti chelanti, molecole in grado di intrappolare ioni, utilizzati nei prodotti della detergenza.</text:span></text:p>
      <text:p text:style-name="P89"><text:soft-page-break/><text:span text:style-name="T1172">Prima si usava l’EDTA ma questo è stato sostituto con l’acido gluconico perché questo viene degradato con molta rapidità durante la fase di trattamento dell’acqua → chelant</text:span><text:span text:style-name="T1173">e</text:span><text:span text:style-name="T1172"> più green.<text:line-break/></text:span><text:span text:style-name="T1174"><text:line-break/></text:span><text:span text:style-name="T1175">17/05/2021<text:line-break/></text:span><text:span text:style-name="T1176">Le applicazioni enzimatiche per applicazioni industriali sono le più svariate, buona parte sono relativa all’industria alimentare, farmaceutica e anche un po’ con l’industria cosmetica.<text:line-break/>Aromi e profumi possono essere fatti tramite enzimi, </text:span><text:span text:style-name="T1177">sono usati anche nel campo della detergenza.<text:line-break/>Usati anche nella produzione della biofuel. </text:span><text:span text:style-name="T1178">Applicazioni dirette o indirette.<text:line-break/></text:span><text:span text:style-name="T1179">L’utilizzo di enzima è andato via via crescendo perché sono aumentate le conoscenze ed è stato possibile capire come usarli e poi anche perché si sono potute fare mutazioni tecnologiche con il DNA technology.<text:line-break/>L’enzima è considerato environmental friendly, ha una produzione considerata più green rispetto ad altre.<text:line-break/><text:line-break/>DETERGENZA<text:line-break/></text:span><text:span text:style-name="T1180">Il primo episodio in cui gli enzimi sono stati utilizzati in campo detergenza risale al 1913, si resero conto che i fluidi presi dal pancreas addizionati ai detergenti lavavano e toglievano il grasso meglio.<text:line-break/></text:span><text:span text:style-name="T1181">Negli anni 60 vennero isolate le prime proteasi alcaline. </text:span><text:span text:style-name="T1182">A partire da qui non ci sono stati più detergenti che non avessero avuto al loro interno un’enzima, adesso ce ne sono tantissimi dentro.<text:line-break/>Se uso un’enzima posso anche abbassare la T di lavaggio </text:span><text:span text:style-name="T1183">ottenendo dei risultati di buona qualità.<text:line-break/>Sono tutti enzimi non immobilizzati. Mercato enorme.<text:line-break/></text:span><text:span text:style-name="T1184">La maggior parte sono derivati da organismi geneticamente modificati (per favorire magari la produzione di un certo enzima, non per forza OGM). Non si usano mai gli organismi wild perché non saremmo in grado di soddisfare le richieste.</text:span></text:p>
      <text:p text:style-name="P90"><text:span text:style-name="T1184">Bisogna fare in modo che l’enzima sia escreto nel brodo di fermentazione (quindi magari dovrò fare meno purificazione). Questi sono enzimi non particolarmente sensibili per cui possono essere un po’ trattati.<text:line-break/></text:span><text:span text:style-name="T1180"><text:line-break/></text:span><text:span text:style-name="T1185">I detersivi sono dei prodotti di formulazione raffinata perché devono avere dentro un sacco di componenti di varia natura. Gli enzimi lavorano in ambiente acquoso, i detergenti non sono utilizzati subito perché subiranno </text:span><text:span text:style-name="T1186">un processo</text:span><text:span text:style-name="T1185"> </text:span><text:span text:style-name="T1186">di vendita. Gli enzimi devono essere protetti e devono rimanere inattivi fino al loro momento di utilizzo.</text:span></text:p>
      <text:p text:style-name="P90"><text:span text:style-name="T1186">Per esempio vengono bloccati togliendo gli ioni necessari all’enzima per attivarsi. <text:line-break/>Dopodiché lo ione lo vincoliamo ad un sale e nel momento in cui mettiamo tutto nell’acqua si rompe il legame tra ione e sequestrante (ovviamente legami non forti) e lo ione va <text:s/>nel sito dell’enzima attivandolo.<text:line-break/></text:span><text:span text:style-name="T1187">Lo sporco sono proteine, grassi e molecole che devono essere rimosse a seguito dell’operazione di detergenza.</text:span></text:p>
      <text:p text:style-name="P91">Data la conoscenza delle molecole che costituiscono lo sporco e data la conoscenza degli enzimi in grado di degradarle è stata studiata tutta questa direzione verso la detergenza.<text:line-break/><text:span text:style-name="T1188">Si calcola la capacità di quel detergente di pulire fissate determinate condizioni operative.<text:line-break/>All’aumentare della conc di enzima aumenta la capacità di pulire. Il detersivo liquido è un po’ meno efficace del detersivo in polvere perché è più difficile inattivare l’enzima </text:span><text:span text:style-name="T1189">in quanto è presente molta acqua.</text:span></text:p>
      <text:p text:style-name="P92">Si va a vedere come gli enzimi presenti sono in grado di degradare <text:span text:style-name="T1190">in</text:span> parti più piccole le molecole più grandi dopodiché l’effetto sinergico deriva dal fatto che ci sarà un altro enzima in grado di attaccare proprio le parti più piccole.<text:line-break/><text:line-break/><text:span text:style-name="T1190">FOOD PROCESSING<text:line-break/>Anche qui si usano enzimi ovunque. </text:span><text:span text:style-name="T1191">L’uso della pectinasi ha consentito la produzione di frutti secchi, attacca le pectine durante il recupero del succo di frutta dalla frutta che stiamo trattando.<text:line-break/></text:span><text:span text:style-name="T1192">Gli enzimi sono stati usati per il pane, fermentazione alcolica, pesce, formaggio ecc.</text:span></text:p>
      <text:p text:style-name="P94">Queste categorie di enzimi erano principalmente prodotti per estrazione da cellule o animali.<text:line-break/><text:span text:style-name="T1193">Esiste un pacchetto GRAS (generally recognized as safe) di microrganismi utilizzati per produzione enzimatica.<text:line-break/>Sono microrganismi riconosciuti come safe, </text:span><text:span text:style-name="T1194">quindi </text:span><text:span text:style-name="T1193">nella produzione di enzima questa categoria di microrganismi ci assicura di essere più sicuri </text:span><text:span text:style-name="T1194">e </text:span><text:span text:style-name="T1193">di non avere eventuali tossine.<text:line-break/><text:line-break/></text:span><text:span text:style-name="T1195">2</text:span><text:span text:style-name="T1196">0</text:span><text:span text:style-name="T1195">/05/2021<text:line-break/></text:span><text:span text:style-name="T1197">Enzimi contenuti all’interno degli alimenti che vengono anche estratti affinché possano essere usati per applicazioni.<text:line-break/>Siccome questi enzimi sono mediamente enzimi degradativi, uno dei problemi quando trattiamo con sostanze fresche </text:span><text:soft-page-break/><text:span text:style-name="T1197">e alimentari, uno degli obiettivi è legata alla disattivazione enzimatica in quanto questa è necessaria per mantenere l’alimento il più lungo possibile commerciale.<text:line-break/>La commercialità non è legata soltanto al fatto che faccia bene o male ma è legata alle caratteristiche organolettiche.<text:line-break/></text:span><text:span text:style-name="T1198">I polifenoli hanno come obiettivo quello di </text:span><text:span text:style-name="T1199">rallentare</text:span><text:span text:style-name="T1198"> l’effetto ossidativo </text:span><text:span text:style-name="T1199">dovuto all’ambiente, ciò che è prezioso nel caso della frutta sono i semi → nel caso della banana ciò che deve essere protetto è la polpa che poi contiene i semi.<text:line-break/>La buccia si ossida dunque per prima per preservare ciò che c’è all’interno, questo effetto è legato agli enzimi che catalizzano le redox delle molecole contenute nella buccia.<text:line-break/></text:span><text:span text:style-name="T1201">Ci sono anche e</text:span><text:span text:style-name="T1200">nzimi che degradano una serie di molecole che invece vorremo preservare nel momento in cui andiamo a trattare gli alimenti.<text:line-break/></text:span><text:span text:style-name="T1202">Obiettivo dal punto di vista industriale è se mi servono di estrarre gli enzimi e usarli ma se non serve di disattivarli.<text:line-break/></text:span><text:span text:style-name="T1203">Mediamente gli enzimi preferiscono lavorare immobilizzati che liberi e le rese sono migliori proprio quando sono immobilizzati (perché probabilmente il sito attivo si è stabilizzato).<text:line-break/></text:span><text:span text:style-name="T1204">Per disattivare un’enzima vado a pensare alle sue cond operative, essendo un’enzima proveniente da un microrganismo dovrebbe operare a cond ambienti e controllo anche il pH.<text:line-break/>Per inattivarli si </text:span><text:span text:style-name="T1206">modifica</text:span><text:span text:style-name="T1204"> o la T, </text:span><text:span text:style-name="T1205">si fa blanching ossia si sbollenta a 70-100°C in modo tale da disattivare tutti gli enzimi e poi si surgelano, il problema della T è legato al problema del mantenimento delle proprietà del cibo, </text:span><text:span text:style-name="T1206">oppure il pH che porta ad una stasi degli enzimi perché ogni enzima ha un pH di esercizio e noi cerchiamo di metterli fuori da questo range.<text:line-break/></text:span><text:span text:style-name="T1207">L’enzima immobilizzato mediamente porta a rese e risultati migliori ma ovviamente bisogna tenere i conti.<text:line-break/></text:span><text:span text:style-name="T1209">Le prime a</text:span><text:span text:style-name="T1208">pplicazioni di enzimi immobilizzati in campo alimentare sono </text:span><text:span text:style-name="T1209">stati i</text:span><text:span text:style-name="T1208"> </text:span><text:span text:style-name="T1209">trattamenti di miscele racemiche di amminoacidi per andare a selezionare l’enantiomero corretto che è quello in grado di essere riconosciuto dai nostri enzimi. </text:span><text:span text:style-name="T1212">In questa applicazione s</text:span><text:span text:style-name="T1210">i fa operazione di protezione </text:span><text:span text:style-name="T1211">di</text:span><text:span text:style-name="T1210"> gruppo funzionale, </text:span><text:span text:style-name="T1211">si fa reagire questo in modo tale che il gruppo funzionale diventi un’altra cosa perché il problema è che spesso le reazioni che facciamo possono funzionare su più gruppi funzionali e quindi proteggiamo il gruppo funzionale facendogli una reazione; ciò che poi abbiamo generato deve essere facilmente rimosso per ripristinare la situazion</text:span><text:span text:style-name="T1212">e. Dopodiché si va avanti con il processo fino ad ottenere la mix racemica.</text:span><text:span text:style-name="T1211"><text:line-break/></text:span><text:span text:style-name="T1212">L’ultimo passaggio è fatto con l’enzima immobilizzato che è in grado di separare i due enantiomeri e trasformare quell’oggetto in un enantiomero che ricicleremo in colonna.<text:line-break/><text:line-break/></text:span><text:span text:style-name="T1213">Altra reazione che richiede l’uso di enzimi per ottenere i succhi di frutta per compressione.<text:line-break/>Il problema è industriale, nel momento in cui dobbiamo produrre i succhi l’obiettivo è massimizzare la quantità di succo che vogliamo estrarre dalla frutta. Uno dei modi è la centrifuga ma costa moltissimo perché ciò che vogliamo trattare è tanto, dobbiamo avere la centrifuga giusta ed è batch → costi elevati.<text:line-break/>Allora si fa smashing ossia si cerca di ammollare la frutta per P cercando di spremere il succo dalla frutta.<text:line-break/>Il problema è che quando spremiamo siamo in presenza di tutto (polpa, buccia); nella buccia e soprattutto nella parete cellulare della frutta ci sono un sacco di polisaccaridi </text:span><text:span text:style-name="T1214">pie</text:span><text:span text:style-name="T1215">ni di pectina</text:span><text:span text:style-name="T1213"><text:line-break/>L</text:span><text:span text:style-name="T1214">e </text:span><text:span text:style-name="T1109">pectin</text:span><text:span text:style-name="T1110">e</text:span><text:span text:style-name="T1214"> sono usate per </text:span><text:span text:style-name="T1215">dare consistenza al</text:span><text:span text:style-name="T1214">le marmellate oppure per regolare la scorrevolezza delle paste d</text:span><text:span text:style-name="T1215">ei prodotti da</text:span><text:span text:style-name="T1214"> forno, </text:span><text:span text:style-name="T1215">sono usate in molte applicazioni (non solo alimentari).</text:span></text:p>
      <text:p text:style-name="P95">Possiamo decidere di separare la pectina e poi utilizzarla e venderla oppure di lasciarla all’interno del succo, il problema è che i prodotti sono molto poco solubili e molto spesso si aggregano tra di loro nella fase di spremitura e quello che succede è che si forma un gel e questo trattiene il succo e quindi non si riesce a spremere fuori il secco e ad avere rese alte. Usiamo allora enzimi proteolitici in grado di reagire con le pectine e con i polisaccaridi <text:span text:style-name="T1216">e abbiamo così una spremitura migliore.<text:line-break/>Il fatto di usare enzimi ci aiuta ad avere la giusta reologia del sistema (tanto più una cosa è liquida e tanto è più difficile pressarla), gli enzimi quindi da una parte impediscono che si formi un gel che o trattiene il succo mentre dall'altra fanno in modo che otteniamo una reologia giusta di questa pasta di frutta ottenuta tale per cui l’operazione di spremitura è più efficiente.<text:line-break/></text:span><text:span text:style-name="T1217">La degradazione di un polisaccaride è complessa e va per step successivi.<text:line-break/></text:span><text:span text:style-name="T1218">La rapidasi </text:span><text:span text:style-name="T1219">mi indica</text:span><text:span text:style-name="T1218"> </text:span><text:span text:style-name="T1217">il rapporto tra gli enzimi, </text:span><text:span text:style-name="T1220">la polpa reagisce con la rapidasi e dopodiché abbiamo la compressione.</text:span></text:p>
      <text:p text:style-name="P95"><text:span text:style-name="T1220">L’enzima una volta fatto il suo dovere si inattiva e rimane nel succ</text:span><text:span text:style-name="T1221">o (non fanno male, ovviamente ho fatto i controlli sull’enzima prima della produzione).<text:line-break/>Le rapidasi possono essere enzimi prodotti da microrganismi le cui molecole prodotte sono state dimostrate non da</text:span><text:span text:style-name="T1222">re </text:span><text:soft-page-break/><text:span text:style-name="T1221">luogo a tossicità e allergie. </text:span><text:span text:style-name="T1223">Bastano 25 g/ton di rapidasi.<text:line-break/>Si può fare poi lo stesso succo di frutta separando la pectasi, lo si fa con due rapidasi diverse in due step diversi.</text:span></text:p>
      <text:p text:style-name="P96">Non facciamo sterilizzazione ma pastorizzazione perché degraderei le proteine presenti e le caratteristiche nutritive del succo. La pastorizzazione non garantisce asepsi.<text:line-break/>Lo scarto quindi il solido NON si butta, viene trasformato <text:span text:style-name="T1224">e poi viene usato per addizionarlo ai mangimi degli animali, non è consentito per gli umani perché </text:span><text:span text:style-name="T1225">ci sono regole più stringenti per gli esseri umani.<text:line-break/><text:line-break/>Un’altra produzione enzimatica è la produzione degli sciroppi, è un modo per trattare amidi per ottenere principalmente dolcificanti </text:span><text:span text:style-name="T1226">(qualsiasi cosa che sia in grado di rendere dolci)</text:span><text:span text:style-name="T1225">.<text:line-break/></text:span><text:span text:style-name="T1226">Dolcificanti in forma di sciroppo hanno una grandissima produzione industriali. <text:line-break/>Gli sciroppi hanno tagli di zucchero diversi. Il polisaccaride che è l’amido è proprio tagliato per avere tagli diversi.<text:line-break/>Questi sciroppi sono il risultato di taglio di lunghe catene per cui possiamo avere gradi di dolcezza diverse, abbiamo anche risposte alla cottura diverse coprendo così l’industria di prodotti da forno. Siccome sono polimeri hanno proprietà reologiche quindi allo stesso tempo fanno da dolcificanti e da modulatori di viscosità. </text:span><text:span text:style-name="T1227">Gli sciroppi ad alto contenuto di fruttosio sono prodotti essenzialmente a partire dagli scarti di mais (lo si usa per fare l’olio).<text:line-break/></text:span><text:span text:style-name="T1228">C’è tutta una categoria di sciroppi diversi che dipendono dal taglio dei polisaccaridi.</text:span></text:p>
      <text:p text:style-name="P97">Alcuni degli enzimi usati restano all’interno dello sciroppo mentre altri siccome più costosi sono usati in forma immobilizzata. <text:line-break/>Partiamo dall’amido, ammolliamo con acqua solitamente con acidi in modo da rompere il chicco, dopodiché operazione con vapore, poi liquefazione (man mano che taglio il polisaccaride la viscosità del sistema è sempre più bassa), trasformo quindi qualcosa che era solido in un liquido (mi fermerò al livello del mio interesse).<text:line-break/><text:span text:style-name="T1229">Poi operazione di saccarificazione per ottenere gli zuccheri che o rimangono sotto forma di sciroppo oppure andando avanti è possibile ottenere la separazione di un solido.<text:line-break/></text:span><text:span text:style-name="T1230">Enzimi che portano all’operazione di liquefazione sono di tipo batterico, a volta questa operazione si fa non estraendo l’enzima. A seconda dell’enzima utilizzato ci sarà un taglio diverso. Ciò che richiede il mercato è il dextroso equivalente ossia ciò che dà il potere dolcificante allo sciroppo.<text:line-break/>Per fare l’operazione di liquefazione si può operare </text:span><text:span text:style-name="T1231">in continuo (</text:span><text:span text:style-name="T1230">grande vantaggio</text:span><text:span text:style-name="T1231">), si usa un’alpha-amilasi e ciò che esce dalla liquefazione si va in un impianto da cui otteniamo le destrine e dopo si <text:s/>fa un processo con cui otteniamo i monomeri.<text:line-break/><text:line-break/></text:span><text:span text:style-name="T1234">Produzione di </text:span><text:span text:style-name="T1232">sciroppi i ad alto contenuto di fruttosio </text:span><text:span text:style-name="T1234">e di</text:span><text:span text:style-name="T1232"> </text:span><text:span text:style-name="T1234">a</text:span><text:span text:style-name="T1233">spartame.<text:line-break/></text:span><text:span text:style-name="T1234">Due produzioni, soprattutto aspartame, smart.<text:line-break/>Nascono dalla necessità di sostituire il saccarosio (zucchero) e questa necessita nasce da un problema di tipo dietetico e nasce anche dal problema del diabete.<text:line-break/>La saccarina è un prodotto solo di sintesi, è stato il primo dolcificante utilizzato in modo alternativo allo zucchero. <text:line-break/>La saccarina non dà problemi legati all’insulina, è stata usata per molti anni ma attualmente non si usa molto </text:span><text:span text:style-name="T1235">perché ha un retrogusto ed è termostabile ma non fino alle T di cottura dei prodotti da forno.<text:line-break/>Questo problema è stato risolto con l’aspartame, dimero con di amminoacidi cuciti assieme per via enzimatica, oppure dal sucralosio; quest’ultimo ha il vantaggio di essere dolce ma non è assolutamente metabolizzabile dal nostro organismo quindi entra e va.<text:line-break/></text:span><text:span text:style-name="T1236">L’altro vantaggio è che sono sempre molto più dolci del saccarosio per cui se ne usano di meno. <text:line-break/>Ad esempio il fruttosio di per sé ha calorie ma siccome è tanto più dolce se ne mette molto di meno.<text:line-break/></text:span><text:span text:style-name="T1237">Il grado di dolcezza è stabilito dagli esseri umani. <text:line-break/></text:span><text:span text:style-name="T1238">Gli zuccheri che sono in grado di sostituire il saccarosio vanno verso la direzione di diminuire le calorie.<text:line-break/><text:line-break/></text:span><text:span text:style-name="T1240">Sciroppo ad alto contenuto di fruttosio:</text:span><text:span text:style-name="T1238"><text:line-break/></text:span><text:span text:style-name="T1239">Reazione fondamentale è la reazione di isomerizzazione, questa deve essere fatta di per sé su qualsiasi fonte di glucosio, in realtà il processo è un po’ più complesso perché si parte dagli scarti di mais, scarti che sono polisaccaridi.<text:line-break/>Le cond operative sono 60°C, si opera a T alte (rispetto a quelle convenzionali dell’enzima) e con un pH circa neutro 7.<text:line-break/>Ci dovranno essere dei controllori di T e pH. Il problema è legato proprio alla T, gli zuccheri a T troppo elevate si degradano e quindi dobbiamo preservarli </text:span><text:span text:style-name="T1240">però se lavoriamo a T troppo basse abbiamo rischio di infezione.<text:line-break/>Si cerca di evitare infezioni microbiche, si tiene la T un po’ più alta consapevoli che un po’ di zucchero degraderà e con </text:span><text:soft-page-break/><text:span text:style-name="T1240">tempi di contatto bassi → preserviamo enzima per tempi lunghi ed evitiamo degradazione del prodotto con limiti delle infezioni.<text:line-break/>Partiamo dall’amido, facciamo una sospensione di amido, trattiamo a valori di pH bassi, </text:span><text:span text:style-name="T1241">trattiamo con un iniezione di alpha-amilasi in presenza di vapore e T di 105°C, l’alpha-amilasi si degrada con rapidità esagerata e con tempi 5-7 minuti facciamo l’operazione di maltazione ottenendo il maltosio e al tempo stesso preserviamo le caratteristiche del prodotto che poi manderemo al reattore successivo.</text:span></text:p>
      <text:p text:style-name="P98">L’alpha-amilasi è un’enzima molto comune quindi poco costoso, conviene usarlo in forma libera.<text:line-break/>Al reattore n°2 usiamo un amiloglucosidasi che è in grado di tagliare il maltosio generando singole molecole di glucosio, T e pH più bassi ma tempi di contatto sempre rapidi. Enzima usato anche qui in forma libera e che rimane quindi al prodotto. Il glucosio dopodiché viene mandato in cascata (stiamo lavorando in continuo e in cascata) <text:span text:style-name="T1242">per fare il fruttosio, usiamo questa volta un’enzima immobilizzato.<text:line-break/></text:span><text:span text:style-name="T1243">Vantaggio dato dai recuperi termici, vanno nella direzione dell’abbassamento dei costi perché ad esempio il calore mi serve per fare il vapore. Nel caso dei processi biotec i recuperi termici non sono molto frequenti perché il salto termico è piccolino.<text:line-break/><text:line-break/></text:span><text:span text:style-name="T1244">Primo step fatto con l’alpha-amilasi.</text:span><text:span text:style-name="T1111"> </text:span><text:span text:style-name="T1112">Abbiamo tanti batch in continuo che fanno diventare il processo continuo.</text:span><text:span text:style-name="T1245"><text:line-break/>Non dobbiamo fare sviluppo dell’inoculo e semina.<text:line-break/></text:span><text:span text:style-name="T1246">Step successivo che è quello di saccarificazione, dobbiamo limitare la caramellizzazione. È lo step che taglia il dimero e ci porta agli zuccheri. Il maggior punto di infezione è qui perché il glucosio è la fonte primaria di qualsiasi microrganismo.<text:line-break/>Ultimo step, step di isomerizzazione, viene fatto normalmente dai batteri. I microrganismi sono in grado di trasformare glucosio in fruttosio, l’enzima usato è immobilizzato ed è abbastanza resistente alla denaturazione. È sicuramente l’enzima più delicato rispetto agli altri due. </text:span><text:span text:style-name="T1247">L’isomerasi quindi è delicato, per aumentare la resa della reazione è necessario la presenza di una certa conc di magnesio. Si aggiunge magnesio alla miscela e bisogna eliminare gli ioni calcio che sono disattivanti rispetto all’enzima perché si sostituiscono al sito dell’enzima. </text:span></text:p>
      <text:p text:style-name="P98"><text:span text:style-name="T1247">Per garantire delle rese bisogna mantenere costante conc di Mg e togliere Ca.<text:line-break/><text:line-break/></text:span><text:span text:style-name="T1248">Problema: l’enzima decade nel tempo. Il rischio di denaturazione c’è ma c’è anche un decadimento progressivo nel tempo dell’attività enzimatica. Mediamente l’enzima è in grado di sostenere un processo continuo di circa 200 giorni (produzione totale acido citrico dura 1 settimana, produzione di lievito dura 2-3 giorni, quindi 200 giorni sono un tempo lungo). L’enzima non muta, tuttalpiù si degrada.</text:span><text:span text:style-name="T1246"><text:line-break/></text:span><text:span text:style-name="T1249">Si lascia l’enzima nel reattore finché l’enzima non arriva fino al 12% della sua attività, a quel punto si stoppa perché non è più conveniente e si sostituisce il catalizzatore e si riprende.<text:line-break/>Il nostro obiettivo è una produzione costante ciò conc di prodotto sempre lo stesso.</text:span></text:p>
      <text:p text:style-name="P99">Ci adeguiamo quindi all’attività dell’enzima cambiando i flussi → processo costante. <text:line-break/><text:line-break/><text:span text:style-name="T1250">Processo di arricchimento: riusciamo ad ottenere mix a 42% di fruttosio ma il mercato lo richiede al 55%.<text:line-break/>Si prende quindi parte del prodotto, lo si manda ad una colonna cromatografica e si separa glucosio </text:span><text:span text:style-name="T1251">e fruttosio. La colonna ha affinità diversa per glucosio e fruttosio per cui il prodotto viene ripartito tra la fase stazionaria e quella mobile, </text:span><text:span text:style-name="T1252">la</text:span><text:span text:style-name="T1251"> riparti</text:span><text:span text:style-name="T1252">zione</text:span><text:span text:style-name="T1251"> dipende poi dagli equilibri. La molecola con più affinità con la fase mobile va via mentre l’altra rimane un po’ di più dentro la colonna.</text:span></text:p>
      <text:p text:style-name="P99"><text:s/><text:span text:style-name="T1251">Abbiamo quindi separazione dei due prodotti, una corrente fatta da glucosio mentre l’altra da fruttosio puro.</text:span></text:p>
      <text:p text:style-name="P100">Prendiamo il fruttosio e faremo una miscelazione con lo sciroppo con fruttosio al 42% fino ad ottenere il 55%.<text:line-break/>Con il glucosio invece <text:span text:style-name="T1252">facciamo riciclo, torna al reattore di isomerizzazione e si fa isomerizzare e via così.<text:line-break/><text:line-break/></text:span><text:span text:style-name="T1253">Produzione di aspartame:<text:line-break/>l’aspartame </text:span><text:span text:style-name="T1254">è l’insieme di due amminoacidi cuciti assieme attraverso un processo di produzione enzimatica.</text:span></text:p>
      <text:p text:style-name="P101">L’enzima che fa la cucitura è una proteasi quindi è in realtà un’enzima che in teoria degraderebbe le proteine.<text:line-break/>Le proteasi sono in grado di catalizzare sia la reazione diretta che inversa, tendono a catalizzare di più la reazione degradativa ma riescono a fare anche quella <text:span text:style-name="T1255">di sintesi, q</text:span>uesto perché <text:span text:style-name="T1255">agiscono sul legame peptidico (legame fra NH e COOH). Esistono due molecole di aspartame, il dolce è legato alla conformazione e geometria della molecola. L’altro aspartame è amaro. <text:line-break/></text:span><text:soft-page-break/><text:span text:style-name="T1255">La termolisina è un’enzima che tenderebbe a degradarsi, la sintesi dell’enzima è legata all’equilibrio di formazione e di degradazione. Il catalizzatore catalizza più volentieri la reazione di degradazione → dobbiamo spostare equilibrio.</text:span></text:p>
      <text:p text:style-name="P102"><text:span text:style-name="T1255">Lo faccio sottraendo prodotto man mano che sto facendo la reazione.<text:line-break/>Nella chimica industriale possiamo distillare ma qui avendo molecole biologiche rischiamo di degradare la molecola.<text:line-break/>Si sfrutta allora Le Chatelier all’interno della reazione: abbiamo L-amminoacido in cui abbiamo protetto il gruppo amminico in modo da preservarlo e lo facciamo reagire con il metil estere racemo di fenilalanina (prendiamo sia L che D), vantaggio è che la termolisina fa reagire e cuce assieme </text:span><text:span text:style-name="T1256">i due anelli dopodiché questi fanno un addotto (c’è un interazione tra la molecola dei due amminoacidi che ho cucito assieme e l’isomero D, non è stabile l’addotto) e questo si separa dall’ambiente di reazione → applichiamo le Chatelier in situ.<text:line-break/></text:span><text:span text:style-name="T1257">Trattiamo, rimuoviamo l’isomero D, liberiamo il gruppo protetto e otteniamo l’aspartame.<text:line-break/></text:span><text:span text:style-name="T1258">L’isomero D non viene buttato ma lo trasformo di nuovo in D-l racemizzandolo e lo ricicliamo.<text:line-break/><text:line-break/></text:span><text:span text:style-name="T1259">Altra grossa applicazione degli enzimi sono gli enzimi utilizzati nella produzione da forno. Lo metto per degradare gli amidi contenuti nella farina. Alcune farine contengono già degli enzimi degradativi che predispongono il risultato per la lievitazione. Sono enzimi amilolitici che vanno a degradare una serie di polisaccaridi. La degradazione dei polisaccaridi porterà a prodotti diversi con caratteristiche organolettiche diverse.<text:line-break/></text:span><text:span text:style-name="T1260">Ogni enzima ha il suo substrato caratteristico, a seconda di come voglio tagliare il polimero sceglierò il catalizzatore (o più di 1) ottimale.<text:line-break/>Glucosio ossidasi, enzima in grado di ossidare il glucosio fino ad acido gluconico. Reazione che porta a delle caratteristiche organolettiche che sono richieste dal mercato come la texture, consistenza ecc.<text:line-break/>Effetto di aumento di elasticità e di consistenza può essere ottenuto in diversi modi ma in Europa lo si può ottenere solo tramite questa reazione. Si potrebbe idealmente usare il bromato di potassio ma in Europa è proibito perché è un sospetto cancerogeno.<text:line-break/><text:line-break/></text:span><text:span text:style-name="T1261">Le proteasi sono in grado di degradare il glutine quindi per esempio sono utilizzati per fare prodotti gluten free.<text:line-break/>L’asparagina enzima in grado di reagire con l’acido aspartico, ad alta T si può formare la acrilammide, dalla reazione di glucosio + asparagina, che è potenzialmente tossica e quindi in realtà deve essere evitata nei prodotti da forno per cui per evitarlo si mette dentro un’enzima, l’asparaginasi che è in grado di reagire con l’asparagina trasformandola in acido aspartico.<text:line-break/><text:line-break/></text:span><text:span text:style-name="T1262">Lipasi → enzimi per degradare il grasso, possono essere fungine o batteriche. Trasformano il grasso, obietivo sempre avere caratteristiche organolettiche desiderate.</text:span></text:p>
      <text:p text:style-name="P103"><text:span text:style-name="T1262">Ci sono anche il lisozima, enzima in grado di degradare la parete cellulare, viene addizionata per evitare la formazione di batteri e muffe nei prodotti conservati.</text:span><text:span text:style-name="T1259"><text:line-break/><text:line-break/></text:span><text:span text:style-name="T1263">Produzione di aromi </text:span><text:span text:style-name="T1264">e fragranze:</text:span></text:p>
      <text:p text:style-name="P104">aromi riguarda tutto ciò che percepiamo attraverso il gusto, fragranze invece tramite olfatto.</text:p>
      <text:p text:style-name="P103"><text:span text:style-name="T1264">Sempre una grande produzione enzimatica. C’è un po’ più di limitazione legata al fatto che gli enzimi devono derivare non da microrganismi ma da sostanze naturali.<text:line-break/></text:span><text:span text:style-name="T1265">Aroma di vaniglia non necessariamente estratta ma magari prodotta con un processo di sintesi.<text:line-break/></text:span><text:span text:style-name="T1266">Prodotti ottenuti o per estrazione o per sintesi chimica che partono da sostanze naturali.<text:line-break/>Aromi a bassa intensità come sciroppo ad alto contenuto di fruttosio oppure acido citrico, aromi a intensità media come il metilchetone che ha gusto di gorgonzola e spoi ci sono gli esaltatori di gusto e sapidità come il glutammato di sodio, grande applicazione perché usato molto in Asia come additivo per la salsa di soia. <text:line-break/>Sindrome da ristorante cinese → eccesso glutammato di sodio, alcune persone sono più sensibili rispetto ad altre.<text:line-break/>Processi tradizionali che sono solitamente processi estrattivi.<text:line-break/><text:line-break/></text:span><text:span text:style-name="T1267">Applicazione: </text:span><text:span text:style-name="T1268">biosensori<text:line-break/>Gli enzimi sono utilizzati per i biosensori, si misura il delta H tra l’interazione dell’enzima e la molecola che è enzimata. <text:line-break/>Essendo tutto concentrato riusciamo a calcolare il delta H </text:span><text:span text:style-name="T1269">percepibili date le dimensioni dell’oggetto.<text:line-break/><text:line-break/>Applicazione: bio-fuel cells<text:line-break/></text:span><text:soft-page-break/><text:span text:style-name="T1270">Una fuel cells è un dispos</text:span><text:span text:style-name="T1271">i</text:span><text:span text:style-name="T1270">tivo elettrochimico che è in grado di trasformare ciò che deve essere trasformato in elettricità tramite una reazione elettrochimica.<text:line-break/>Una delle proposte fatte è stata utilizzare enzimi come catalizzatori, su anodo e catodo quindi sono stati immobilizzati degli enzimi.</text:span><text:span text:style-name="T1269"><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sans-serif" svg:font-family="sans-serif"/>
    <style:font-face style:name="Calibri2"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style:contextual-spacing="false" fo:line-height="115%"/>
    </style:style>
    <style:style style:name="Definitio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8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9T20:43:00.528000000</dc:date>
    <meta:editing-duration>PT5H2M41S</meta:editing-duration>
    <meta:editing-cycles>81</meta:editing-cycles>
    <meta:generator>LibreOffice/7.1.3.2$Windows_X86_64 LibreOffice_project/47f78053abe362b9384784d31a6e56f8511eb1c1</meta:generator>
    <meta:document-statistic meta:table-count="0" meta:image-count="0" meta:object-count="0" meta:page-count="85" meta:paragraph-count="152" meta:word-count="59892" meta:character-count="394702" meta:non-whitespace-character-count="334040"/>
  </office:meta>
</office:document-meta>
</file>